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ce style:name="serif" svg:font-family="serif"/>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1aee3cb" officeooo:paragraph-rsid="01aee3cb" style:font-weight-asian="normal" style:font-weight-complex="normal"/>
    </style:style>
    <style:style style:name="P3" style:family="paragraph" style:parent-style-name="Standard">
      <style:text-properties fo:font-weight="normal" officeooo:rsid="01aee3cb" officeooo:paragraph-rsid="01b4901b"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paragraph-rsid="01465b56" style:font-weight-asian="bold" style:font-weight-complex="bold"/>
    </style:style>
    <style:style style:name="P6" style:family="paragraph" style:parent-style-name="Standard">
      <style:text-properties fo:font-weight="bold" officeooo:paragraph-rsid="0149565a" style:font-weight-asian="bold" style:font-weight-complex="bold"/>
    </style:style>
    <style:style style:name="P7" style:family="paragraph" style:parent-style-name="Standard">
      <style:text-properties fo:font-weight="bold" officeooo:paragraph-rsid="0157a40b" style:font-weight-asian="bold" style:font-weight-complex="bold"/>
    </style:style>
    <style:style style:name="P8" style:family="paragraph" style:parent-style-name="Standard">
      <style:text-properties fo:font-weight="bold" officeooo:paragraph-rsid="0164559d" style:font-weight-asian="bold" style:font-weight-complex="bold"/>
    </style:style>
    <style:style style:name="P9" style:family="paragraph" style:parent-style-name="Standard">
      <style:text-properties fo:font-weight="bold" officeooo:paragraph-rsid="016bb559" style:font-weight-asian="bold" style:font-weight-complex="bold"/>
    </style:style>
    <style:style style:name="P10" style:family="paragraph" style:parent-style-name="Standard">
      <style:text-properties fo:font-weight="bold" officeooo:paragraph-rsid="0175a044" style:font-weight-asian="bold" style:font-weight-complex="bold"/>
    </style:style>
    <style:style style:name="P11" style:family="paragraph" style:parent-style-name="Standard">
      <style:text-properties fo:font-weight="bold" officeooo:paragraph-rsid="017c7f61" style:font-weight-asian="bold" style:font-weight-complex="bold"/>
    </style:style>
    <style:style style:name="P12" style:family="paragraph" style:parent-style-name="Standard">
      <style:text-properties fo:font-weight="bold" officeooo:paragraph-rsid="01bd0f67" style:font-weight-asian="bold" style:font-weight-complex="bold"/>
    </style:style>
    <style:style style:name="P13" style:family="paragraph" style:parent-style-name="Standard">
      <style:text-properties fo:font-weight="bold" officeooo:paragraph-rsid="01c1d024" style:font-weight-asian="bold" style:font-weight-complex="bold"/>
    </style:style>
    <style:style style:name="P14" style:family="paragraph" style:parent-style-name="Standard">
      <style:text-properties fo:font-weight="bold" officeooo:paragraph-rsid="01cb91a6" style:font-weight-asian="bold" style:font-weight-complex="bold"/>
    </style:style>
    <style:style style:name="P15" style:family="paragraph" style:parent-style-name="Standard">
      <style:text-properties fo:font-weight="bold" officeooo:paragraph-rsid="01d4e3ac" style:font-weight-asian="bold" style:font-weight-complex="bold"/>
    </style:style>
    <style:style style:name="P16" style:family="paragraph" style:parent-style-name="Standard">
      <style:text-properties fo:font-weight="bold" officeooo:paragraph-rsid="01dcf296" style:font-weight-asian="bold" style:font-weight-complex="bold"/>
    </style:style>
    <style:style style:name="P17" style:family="paragraph" style:parent-style-name="Standard">
      <style:text-properties fo:font-weight="bold" officeooo:paragraph-rsid="01f9159a" style:font-weight-asian="bold" style:font-weight-complex="bold"/>
    </style:style>
    <style:style style:name="P18" style:family="paragraph" style:parent-style-name="Standard">
      <style:text-properties fo:font-weight="bold" officeooo:paragraph-rsid="02a8e881" style:font-weight-asian="bold" style:font-weight-complex="bold"/>
    </style:style>
    <style:style style:name="P19" style:family="paragraph" style:parent-style-name="Standard">
      <style:text-properties fo:font-weight="bold" officeooo:paragraph-rsid="02b835c8" style:font-weight-asian="bold" style:font-weight-complex="bold"/>
    </style:style>
    <style:style style:name="P20" style:family="paragraph" style:parent-style-name="Standard">
      <style:text-properties fo:font-weight="bold" officeooo:paragraph-rsid="02da971e" style:font-weight-asian="bold" style:font-weight-complex="bold"/>
    </style:style>
    <style:style style:name="P21" style:family="paragraph" style:parent-style-name="Standard">
      <style:text-properties fo:font-weight="bold" officeooo:paragraph-rsid="034b4241" style:font-weight-asian="bold" style:font-weight-complex="bold"/>
    </style:style>
    <style:style style:name="P22" style:family="paragraph" style:parent-style-name="Standard">
      <style:text-properties fo:font-weight="bold" officeooo:paragraph-rsid="0375b241" style:font-weight-asian="bold" style:font-weight-complex="bold"/>
    </style:style>
    <style:style style:name="P23" style:family="paragraph" style:parent-style-name="Standard">
      <style:text-properties fo:font-weight="bold" officeooo:paragraph-rsid="038b2388" style:font-weight-asian="bold" style:font-weight-complex="bold"/>
    </style:style>
    <style:style style:name="P24" style:family="paragraph" style:parent-style-name="Standard">
      <style:text-properties fo:font-weight="bold" officeooo:paragraph-rsid="03991574" style:font-weight-asian="bold" style:font-weight-complex="bold"/>
    </style:style>
    <style:style style:name="P25" style:family="paragraph" style:parent-style-name="Standard">
      <style:text-properties fo:font-weight="bold" officeooo:paragraph-rsid="03a0799a" style:font-weight-asian="bold" style:font-weight-complex="bold"/>
    </style:style>
    <style:style style:name="P26" style:family="paragraph" style:parent-style-name="Standard">
      <style:text-properties fo:font-weight="bold" officeooo:paragraph-rsid="03a22041" style:font-weight-asian="bold" style:font-weight-complex="bold"/>
    </style:style>
    <style:style style:name="P27" style:family="paragraph" style:parent-style-name="Standard">
      <style:text-properties fo:font-weight="bold" officeooo:paragraph-rsid="03b926b9" style:font-weight-asian="bold" style:font-weight-complex="bold"/>
    </style:style>
    <style:style style:name="P28" style:family="paragraph" style:parent-style-name="Standard">
      <style:text-properties fo:font-weight="bold" officeooo:paragraph-rsid="03c46ef4" style:font-weight-asian="bold" style:font-weight-complex="bold"/>
    </style:style>
    <style:style style:name="P29" style:family="paragraph" style:parent-style-name="Standard">
      <style:text-properties fo:font-weight="bold" officeooo:paragraph-rsid="03d95e4f" style:font-weight-asian="bold" style:font-weight-complex="bold"/>
    </style:style>
    <style:style style:name="P30" style:family="paragraph" style:parent-style-name="Standard">
      <style:text-properties fo:font-weight="bold" officeooo:paragraph-rsid="041aec18" style:font-weight-asian="bold" style:font-weight-complex="bold"/>
    </style:style>
    <style:style style:name="P31" style:family="paragraph" style:parent-style-name="Standard">
      <style:text-properties fo:font-weight="bold" officeooo:paragraph-rsid="042b91e7" style:font-weight-asian="bold" style:font-weight-complex="bold"/>
    </style:style>
    <style:style style:name="P32" style:family="paragraph" style:parent-style-name="Standard">
      <style:text-properties fo:font-weight="bold" officeooo:paragraph-rsid="04384d2a" style:font-weight-asian="bold" style:font-weight-complex="bold"/>
    </style:style>
    <style:style style:name="P33" style:family="paragraph" style:parent-style-name="Standard">
      <style:text-properties fo:font-weight="bold" officeooo:paragraph-rsid="04958042" style:font-weight-asian="bold" style:font-weight-complex="bold"/>
    </style:style>
    <style:style style:name="P34" style:family="paragraph" style:parent-style-name="Standard">
      <style:text-properties fo:font-weight="bold" officeooo:paragraph-rsid="049cd54a" style:font-weight-asian="bold" style:font-weight-complex="bold"/>
    </style:style>
    <style:style style:name="P35" style:family="paragraph" style:parent-style-name="Standard">
      <style:text-properties fo:font-weight="bold" officeooo:paragraph-rsid="04af001b" style:font-weight-asian="bold" style:font-weight-complex="bold"/>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officeooo:paragraph-rsid="01465b56"/>
    </style:style>
    <style:style style:name="P38" style:family="paragraph" style:parent-style-name="Standard">
      <style:paragraph-properties fo:text-align="center" style:justify-single-word="false"/>
      <style:text-properties officeooo:paragraph-rsid="0149565a"/>
    </style:style>
    <style:style style:name="P39" style:family="paragraph" style:parent-style-name="Standard">
      <style:paragraph-properties fo:text-align="center" style:justify-single-word="false"/>
      <style:text-properties officeooo:paragraph-rsid="0164559d"/>
    </style:style>
    <style:style style:name="P40" style:family="paragraph" style:parent-style-name="Standard">
      <style:paragraph-properties fo:text-align="center" style:justify-single-word="false"/>
      <style:text-properties officeooo:paragraph-rsid="016bb559"/>
    </style:style>
    <style:style style:name="P41" style:family="paragraph" style:parent-style-name="Standard">
      <style:paragraph-properties fo:text-align="center" style:justify-single-word="false"/>
      <style:text-properties officeooo:paragraph-rsid="01bd0f67"/>
    </style:style>
    <style:style style:name="P42" style:family="paragraph" style:parent-style-name="Standard">
      <style:paragraph-properties fo:text-align="center" style:justify-single-word="false"/>
      <style:text-properties officeooo:paragraph-rsid="01c1d024"/>
    </style:style>
    <style:style style:name="P43" style:family="paragraph" style:parent-style-name="Standard">
      <style:paragraph-properties fo:text-align="center" style:justify-single-word="false"/>
      <style:text-properties officeooo:paragraph-rsid="01cb91a6"/>
    </style:style>
    <style:style style:name="P44" style:family="paragraph" style:parent-style-name="Standard">
      <style:paragraph-properties fo:text-align="center" style:justify-single-word="false"/>
      <style:text-properties officeooo:paragraph-rsid="01d4e3ac"/>
    </style:style>
    <style:style style:name="P45" style:family="paragraph" style:parent-style-name="Standard">
      <style:paragraph-properties fo:text-align="center" style:justify-single-word="false"/>
      <style:text-properties officeooo:paragraph-rsid="01dcf296"/>
    </style:style>
    <style:style style:name="P46" style:family="paragraph" style:parent-style-name="Standard">
      <style:paragraph-properties fo:text-align="center" style:justify-single-word="false"/>
      <style:text-properties officeooo:paragraph-rsid="02a8e881"/>
    </style:style>
    <style:style style:name="P47" style:family="paragraph" style:parent-style-name="Standard">
      <style:paragraph-properties fo:text-align="center" style:justify-single-word="false"/>
      <style:text-properties officeooo:paragraph-rsid="02ae637f"/>
    </style:style>
    <style:style style:name="P48" style:family="paragraph" style:parent-style-name="Standard">
      <style:paragraph-properties fo:text-align="center" style:justify-single-word="false"/>
      <style:text-properties officeooo:paragraph-rsid="02b835c8"/>
    </style:style>
    <style:style style:name="P49" style:family="paragraph" style:parent-style-name="Standard">
      <style:paragraph-properties fo:text-align="center" style:justify-single-word="false"/>
      <style:text-properties officeooo:paragraph-rsid="02d19655"/>
    </style:style>
    <style:style style:name="P50" style:family="paragraph" style:parent-style-name="Standard">
      <style:paragraph-properties fo:text-align="center" style:justify-single-word="false"/>
      <style:text-properties officeooo:paragraph-rsid="034b4241"/>
    </style:style>
    <style:style style:name="P51" style:family="paragraph" style:parent-style-name="Standard">
      <style:paragraph-properties fo:text-align="center" style:justify-single-word="false"/>
      <style:text-properties officeooo:paragraph-rsid="0368b3a9"/>
    </style:style>
    <style:style style:name="P52" style:family="paragraph" style:parent-style-name="Standard">
      <style:paragraph-properties fo:text-align="center" style:justify-single-word="false"/>
      <style:text-properties officeooo:paragraph-rsid="03ae1542"/>
    </style:style>
    <style:style style:name="P53" style:family="paragraph" style:parent-style-name="Standard">
      <style:paragraph-properties fo:text-align="center" style:justify-single-word="false"/>
      <style:text-properties officeooo:paragraph-rsid="03b07332"/>
    </style:style>
    <style:style style:name="P54" style:family="paragraph" style:parent-style-name="Standard">
      <style:paragraph-properties fo:text-align="center" style:justify-single-word="false"/>
      <style:text-properties officeooo:paragraph-rsid="0346697a"/>
    </style:style>
    <style:style style:name="P55" style:family="paragraph" style:parent-style-name="Standard">
      <style:paragraph-properties fo:text-align="center" style:justify-single-word="false"/>
      <style:text-properties officeooo:paragraph-rsid="04172718"/>
    </style:style>
    <style:style style:name="P56" style:family="paragraph" style:parent-style-name="Standard">
      <style:paragraph-properties fo:text-align="center" style:justify-single-word="false"/>
      <style:text-properties officeooo:paragraph-rsid="02b7df84"/>
    </style:style>
    <style:style style:name="P57" style:family="paragraph" style:parent-style-name="Standard">
      <style:paragraph-properties fo:text-align="center" style:justify-single-word="false"/>
      <style:text-properties officeooo:paragraph-rsid="0418e30b"/>
    </style:style>
    <style:style style:name="P58" style:family="paragraph" style:parent-style-name="Standard">
      <style:paragraph-properties fo:text-align="center" style:justify-single-word="false"/>
      <style:text-properties officeooo:paragraph-rsid="041aec18"/>
    </style:style>
    <style:style style:name="P59" style:family="paragraph" style:parent-style-name="Standard">
      <style:paragraph-properties fo:text-align="center" style:justify-single-word="false"/>
      <style:text-properties officeooo:paragraph-rsid="042b91e7"/>
    </style:style>
    <style:style style:name="P60" style:family="paragraph" style:parent-style-name="Standard">
      <style:paragraph-properties fo:text-align="center" style:justify-single-word="false"/>
      <style:text-properties fo:font-size="16pt" fo:font-style="normal" style:text-underline-style="none" officeooo:paragraph-rsid="0157a40b" fo:background-color="#ffaa95" style:font-size-asian="16pt" style:font-style-asian="normal" style:font-size-complex="16pt" style:font-style-complex="normal"/>
    </style:style>
    <style:style style:name="P61" style:family="paragraph" style:parent-style-name="Standard">
      <style:paragraph-properties fo:text-align="center" style:justify-single-word="false"/>
      <style:text-properties fo:font-size="16pt" fo:font-style="normal" style:text-underline-style="none" officeooo:paragraph-rsid="0176ca3c" fo:background-color="#ffaa95" style:font-size-asian="16pt" style:font-style-asian="normal" style:font-size-complex="16pt" style:font-style-complex="normal"/>
    </style:style>
    <style:style style:name="P62" style:family="paragraph" style:parent-style-name="Standard">
      <style:paragraph-properties fo:text-align="center" style:justify-single-word="false"/>
      <style:text-properties fo:font-size="16pt" fo:font-style="normal" style:text-underline-style="none" officeooo:paragraph-rsid="017c7f61" fo:background-color="#ffaa95" style:font-size-asian="16pt" style:font-style-asian="normal" style:font-size-complex="16pt" style:font-style-complex="normal"/>
    </style:style>
    <style:style style:name="P63" style:family="paragraph" style:parent-style-name="Standard">
      <style:paragraph-properties fo:text-align="center" style:justify-single-word="false"/>
      <style:text-properties fo:font-size="16pt" fo:font-style="normal" style:text-underline-style="none" officeooo:paragraph-rsid="01f9159a" fo:background-color="#ffaa95" style:font-size-asian="16pt" style:font-style-asian="normal" style:font-size-complex="16pt" style:font-style-complex="normal"/>
    </style:style>
    <style:style style:name="P64" style:family="paragraph" style:parent-style-name="Standard">
      <style:paragraph-properties fo:text-align="center" style:justify-single-word="false"/>
      <style:text-properties fo:font-size="16pt" fo:font-style="normal" style:text-underline-style="none" officeooo:paragraph-rsid="02a8e881" fo:background-color="#ffaa95" style:font-size-asian="16pt" style:font-style-asian="normal" style:font-size-complex="16pt" style:font-style-complex="normal"/>
    </style:style>
    <style:style style:name="P65" style:family="paragraph" style:parent-style-name="Standard">
      <style:paragraph-properties fo:text-align="center" style:justify-single-word="false"/>
      <style:text-properties fo:font-size="16pt" fo:font-weight="normal" officeooo:paragraph-rsid="02da971e" fo:background-color="#ffaa95" style:font-weight-asian="normal" style:font-weight-complex="normal"/>
    </style:style>
    <style:style style:name="P66" style:family="paragraph" style:parent-style-name="Standard">
      <style:paragraph-properties fo:text-align="center" style:justify-single-word="false"/>
      <style:text-properties fo:font-size="50pt" fo:font-weight="bold" style:font-size-asian="50pt" style:font-weight-asian="bold" style:font-size-complex="50pt" style:font-weight-complex="bold"/>
    </style:style>
    <style:style style:name="P6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8" style:family="paragraph" style:parent-style-name="Standard">
      <style:paragraph-properties fo:text-align="end" style:justify-single-word="false"/>
    </style:style>
    <style:style style:name="P69" style:family="paragraph" style:parent-style-name="Standard">
      <style:paragraph-properties fo:text-align="end" style:justify-single-word="false"/>
      <style:text-properties officeooo:paragraph-rsid="01d027d3"/>
    </style:style>
    <style:style style:name="P70" style:family="paragraph" style:parent-style-name="Standard">
      <style:paragraph-properties fo:text-align="end" style:justify-single-word="false"/>
      <style:text-properties officeooo:paragraph-rsid="01d4e3ac"/>
    </style:style>
    <style:style style:name="P71" style:family="paragraph" style:parent-style-name="Standard">
      <style:paragraph-properties fo:text-align="end" style:justify-single-word="false"/>
      <style:text-properties officeooo:paragraph-rsid="01dcf296"/>
    </style:style>
    <style:style style:name="P72" style:family="paragraph" style:parent-style-name="Standard">
      <style:paragraph-properties fo:text-align="end" style:justify-single-word="false"/>
      <style:text-properties officeooo:paragraph-rsid="01465b56"/>
    </style:style>
    <style:style style:name="P73" style:family="paragraph" style:parent-style-name="Standard">
      <style:paragraph-properties fo:text-align="end" style:justify-single-word="false"/>
      <style:text-properties officeooo:paragraph-rsid="0149565a"/>
    </style:style>
    <style:style style:name="P74" style:family="paragraph" style:parent-style-name="Standard">
      <style:paragraph-properties fo:text-align="end" style:justify-single-word="false"/>
      <style:text-properties officeooo:paragraph-rsid="0157a40b"/>
    </style:style>
    <style:style style:name="P75" style:family="paragraph" style:parent-style-name="Standard">
      <style:paragraph-properties fo:text-align="end" style:justify-single-word="false"/>
      <style:text-properties officeooo:paragraph-rsid="0164559d"/>
    </style:style>
    <style:style style:name="P76" style:family="paragraph" style:parent-style-name="Standard">
      <style:paragraph-properties fo:text-align="end" style:justify-single-word="false"/>
      <style:text-properties officeooo:paragraph-rsid="016bb559"/>
    </style:style>
    <style:style style:name="P77" style:family="paragraph" style:parent-style-name="Standard">
      <style:paragraph-properties fo:text-align="end" style:justify-single-word="false"/>
      <style:text-properties officeooo:paragraph-rsid="0175a044"/>
    </style:style>
    <style:style style:name="P78" style:family="paragraph" style:parent-style-name="Standard">
      <style:paragraph-properties fo:text-align="end" style:justify-single-word="false"/>
      <style:text-properties officeooo:paragraph-rsid="017c7f61"/>
    </style:style>
    <style:style style:name="P79" style:family="paragraph" style:parent-style-name="Standard">
      <style:paragraph-properties fo:text-align="end" style:justify-single-word="false"/>
      <style:text-properties officeooo:paragraph-rsid="01f9159a"/>
    </style:style>
    <style:style style:name="P80" style:family="paragraph" style:parent-style-name="Standard">
      <style:paragraph-properties fo:text-align="end" style:justify-single-word="false"/>
      <style:text-properties officeooo:paragraph-rsid="02a8e881"/>
    </style:style>
    <style:style style:name="P81" style:family="paragraph" style:parent-style-name="Standard">
      <style:paragraph-properties fo:text-align="end" style:justify-single-word="false"/>
      <style:text-properties officeooo:paragraph-rsid="02da971e"/>
    </style:style>
    <style:style style:name="P82" style:family="paragraph" style:parent-style-name="Standard">
      <style:paragraph-properties fo:text-align="end" style:justify-single-word="false"/>
      <style:text-properties officeooo:paragraph-rsid="034b4241"/>
    </style:style>
    <style:style style:name="P83" style:family="paragraph" style:parent-style-name="Standard">
      <style:paragraph-properties fo:text-align="end" style:justify-single-word="false"/>
      <style:text-properties officeooo:paragraph-rsid="041aec18"/>
    </style:style>
    <style:style style:name="P84" style:family="paragraph" style:parent-style-name="Standard">
      <style:paragraph-properties fo:text-align="end" style:justify-single-word="false"/>
      <style:text-properties officeooo:paragraph-rsid="042b91e7"/>
    </style:style>
    <style:style style:name="P85" style:family="paragraph" style:parent-style-name="Standard">
      <style:text-properties officeooo:paragraph-rsid="01451aa0"/>
    </style:style>
    <style:style style:name="P86" style:family="paragraph" style:parent-style-name="Standard">
      <style:text-properties officeooo:paragraph-rsid="0145ca26"/>
    </style:style>
    <style:style style:name="P87" style:family="paragraph" style:parent-style-name="Standard">
      <style:text-properties officeooo:paragraph-rsid="01465b56"/>
    </style:style>
    <style:style style:name="P88" style:family="paragraph" style:parent-style-name="Standard">
      <style:text-properties officeooo:paragraph-rsid="0148972c"/>
    </style:style>
    <style:style style:name="P89" style:family="paragraph" style:parent-style-name="Standard">
      <style:text-properties officeooo:paragraph-rsid="0149565a"/>
    </style:style>
    <style:style style:name="P90" style:family="paragraph" style:parent-style-name="Standard">
      <style:text-properties officeooo:paragraph-rsid="0157a40b"/>
    </style:style>
    <style:style style:name="P91" style:family="paragraph" style:parent-style-name="Standard">
      <style:text-properties officeooo:rsid="015a209f" officeooo:paragraph-rsid="0164559d"/>
    </style:style>
    <style:style style:name="P92" style:family="paragraph" style:parent-style-name="Standard">
      <style:text-properties officeooo:rsid="015a209f" officeooo:paragraph-rsid="016bb559"/>
    </style:style>
    <style:style style:name="P93" style:family="paragraph" style:parent-style-name="Standard">
      <style:text-properties officeooo:rsid="015a209f" officeooo:paragraph-rsid="0175a044"/>
    </style:style>
    <style:style style:name="P94" style:family="paragraph" style:parent-style-name="Standard">
      <style:text-properties officeooo:rsid="015a209f" officeooo:paragraph-rsid="017c7f61"/>
    </style:style>
    <style:style style:name="P95" style:family="paragraph" style:parent-style-name="Standard">
      <style:text-properties officeooo:rsid="015a209f" officeooo:paragraph-rsid="01f9159a"/>
    </style:style>
    <style:style style:name="P96" style:family="paragraph" style:parent-style-name="Standard">
      <style:text-properties officeooo:rsid="015a209f" officeooo:paragraph-rsid="02a8e881"/>
    </style:style>
    <style:style style:name="P97" style:family="paragraph" style:parent-style-name="Standard">
      <style:text-properties officeooo:paragraph-rsid="015ff9c9"/>
    </style:style>
    <style:style style:name="P98" style:family="paragraph" style:parent-style-name="Standard">
      <style:text-properties officeooo:paragraph-rsid="0164559d"/>
    </style:style>
    <style:style style:name="P99" style:family="paragraph" style:parent-style-name="Standard">
      <style:text-properties officeooo:paragraph-rsid="016bb559"/>
    </style:style>
    <style:style style:name="P100" style:family="paragraph" style:parent-style-name="Standard">
      <style:text-properties fo:font-style="normal" style:text-underline-style="none" officeooo:rsid="006f728c" style:font-style-asian="normal" style:font-style-complex="normal"/>
    </style:style>
    <style:style style:name="P101" style:family="paragraph" style:parent-style-name="Standard">
      <style:text-properties officeooo:paragraph-rsid="0172b0f7"/>
    </style:style>
    <style:style style:name="P102" style:family="paragraph" style:parent-style-name="Standard">
      <style:text-properties officeooo:paragraph-rsid="01610df2"/>
    </style:style>
    <style:style style:name="P103" style:family="paragraph" style:parent-style-name="Standard">
      <style:text-properties officeooo:paragraph-rsid="0175a044"/>
    </style:style>
    <style:style style:name="P104" style:family="paragraph" style:parent-style-name="Standard">
      <style:text-properties officeooo:paragraph-rsid="01785620"/>
    </style:style>
    <style:style style:name="P105" style:family="paragraph" style:parent-style-name="Standard">
      <style:text-properties officeooo:paragraph-rsid="017c7f61"/>
    </style:style>
    <style:style style:name="P106" style:family="paragraph" style:parent-style-name="Standard">
      <style:text-properties officeooo:paragraph-rsid="01853232"/>
    </style:style>
    <style:style style:name="P107" style:family="paragraph" style:parent-style-name="Standard">
      <style:text-properties officeooo:paragraph-rsid="0188b1cd"/>
    </style:style>
    <style:style style:name="P108" style:family="paragraph" style:parent-style-name="Standard">
      <style:text-properties officeooo:paragraph-rsid="0199cb7e"/>
    </style:style>
    <style:style style:name="P109" style:family="paragraph" style:parent-style-name="Standard">
      <style:text-properties officeooo:paragraph-rsid="019cea50"/>
    </style:style>
    <style:style style:name="P110" style:family="paragraph" style:parent-style-name="Standard">
      <style:text-properties officeooo:paragraph-rsid="01a1e1c5"/>
    </style:style>
    <style:style style:name="P111" style:family="paragraph" style:parent-style-name="Standard">
      <style:text-properties officeooo:paragraph-rsid="01a2819f"/>
    </style:style>
    <style:style style:name="P112" style:family="paragraph" style:parent-style-name="Standard">
      <style:text-properties officeooo:paragraph-rsid="01a44d6e"/>
    </style:style>
    <style:style style:name="P113" style:family="paragraph" style:parent-style-name="Standard">
      <style:text-properties officeooo:paragraph-rsid="01a84616"/>
    </style:style>
    <style:style style:name="P114" style:family="paragraph" style:parent-style-name="Standard">
      <style:text-properties officeooo:paragraph-rsid="01bd0f67"/>
    </style:style>
    <style:style style:name="P115" style:family="paragraph" style:parent-style-name="Standard">
      <style:text-properties officeooo:paragraph-rsid="01c1d024"/>
    </style:style>
    <style:style style:name="P116" style:family="paragraph" style:parent-style-name="Standard">
      <style:text-properties officeooo:paragraph-rsid="01cb91a6"/>
    </style:style>
    <style:style style:name="P117" style:family="paragraph" style:parent-style-name="Standard">
      <style:text-properties officeooo:paragraph-rsid="01d4e3ac"/>
    </style:style>
    <style:style style:name="P118" style:family="paragraph" style:parent-style-name="Standard">
      <style:text-properties officeooo:paragraph-rsid="01dcf296"/>
    </style:style>
    <style:style style:name="P119" style:family="paragraph" style:parent-style-name="Standard">
      <style:text-properties officeooo:paragraph-rsid="01f9159a"/>
    </style:style>
    <style:style style:name="P120" style:family="paragraph" style:parent-style-name="Standard">
      <style:text-properties officeooo:paragraph-rsid="0206ee81"/>
    </style:style>
    <style:style style:name="P121" style:family="paragraph" style:parent-style-name="Standard">
      <style:text-properties officeooo:paragraph-rsid="02174862"/>
    </style:style>
    <style:style style:name="P122" style:family="paragraph" style:parent-style-name="Standard">
      <style:text-properties officeooo:rsid="02174862" officeooo:paragraph-rsid="02174862"/>
    </style:style>
    <style:style style:name="P123" style:family="paragraph" style:parent-style-name="Standard">
      <style:text-properties officeooo:rsid="02174862" officeooo:paragraph-rsid="0263e4cc"/>
    </style:style>
    <style:style style:name="P124" style:family="paragraph" style:parent-style-name="Standard">
      <style:text-properties officeooo:rsid="02174862" officeooo:paragraph-rsid="02d4eb54"/>
    </style:style>
    <style:style style:name="P125" style:family="paragraph" style:parent-style-name="Standard">
      <style:text-properties officeooo:rsid="02174862" officeooo:paragraph-rsid="032a3257"/>
    </style:style>
    <style:style style:name="P126" style:family="paragraph" style:parent-style-name="Standard">
      <style:text-properties officeooo:rsid="02174862" officeooo:paragraph-rsid="032c12c9"/>
    </style:style>
    <style:style style:name="P127" style:family="paragraph" style:parent-style-name="Standard">
      <style:text-properties officeooo:paragraph-rsid="02656083"/>
    </style:style>
    <style:style style:name="P128" style:family="paragraph" style:parent-style-name="Standard">
      <style:text-properties officeooo:paragraph-rsid="02a8e881"/>
    </style:style>
    <style:style style:name="P129" style:family="paragraph" style:parent-style-name="Standard">
      <style:paragraph-properties fo:text-align="justify" style:justify-single-word="false"/>
    </style:style>
    <style:style style:name="P130" style:family="paragraph" style:parent-style-name="Standard">
      <style:paragraph-properties fo:text-align="justify" style:justify-single-word="false"/>
      <style:text-properties officeooo:paragraph-rsid="02a8e881"/>
    </style:style>
    <style:style style:name="P131" style:family="paragraph" style:parent-style-name="Standard">
      <style:paragraph-properties fo:text-align="justify" style:justify-single-word="false"/>
      <style:text-properties officeooo:paragraph-rsid="0319f2f7"/>
    </style:style>
    <style:style style:name="P132" style:family="paragraph" style:parent-style-name="Standard">
      <style:paragraph-properties fo:text-align="justify" style:justify-single-word="false"/>
      <style:text-properties officeooo:paragraph-rsid="0320f68f"/>
    </style:style>
    <style:style style:name="P133" style:family="paragraph" style:parent-style-name="Standard">
      <style:paragraph-properties fo:text-align="justify" style:justify-single-word="false"/>
      <style:text-properties officeooo:paragraph-rsid="033d2130"/>
    </style:style>
    <style:style style:name="P134" style:family="paragraph" style:parent-style-name="Standard">
      <style:paragraph-properties fo:text-align="justify" style:justify-single-word="false"/>
      <style:text-properties officeooo:paragraph-rsid="04099767"/>
    </style:style>
    <style:style style:name="P135" style:family="paragraph" style:parent-style-name="Standard">
      <style:paragraph-properties fo:text-align="justify" style:justify-single-word="false"/>
      <style:text-properties officeooo:paragraph-rsid="040f7971"/>
    </style:style>
    <style:style style:name="P136" style:family="paragraph" style:parent-style-name="Standard">
      <style:paragraph-properties fo:text-align="justify" style:justify-single-word="false"/>
      <style:text-properties officeooo:paragraph-rsid="04b30f18"/>
    </style:style>
    <style:style style:name="P137" style:family="paragraph" style:parent-style-name="Standard">
      <style:paragraph-properties fo:text-align="justify" style:justify-single-word="false"/>
      <style:text-properties officeooo:paragraph-rsid="04b951bc"/>
    </style:style>
    <style:style style:name="P138" style:family="paragraph" style:parent-style-name="Standard">
      <style:text-properties officeooo:paragraph-rsid="02b835c8"/>
    </style:style>
    <style:style style:name="P139" style:family="paragraph" style:parent-style-name="Standard">
      <style:text-properties officeooo:paragraph-rsid="02bd8dac"/>
    </style:style>
    <style:style style:name="P140" style:family="paragraph" style:parent-style-name="Standard">
      <style:text-properties officeooo:paragraph-rsid="02d4eb54"/>
    </style:style>
    <style:style style:name="P141" style:family="paragraph" style:parent-style-name="Standard">
      <style:text-properties officeooo:rsid="02d4eb54" officeooo:paragraph-rsid="02d4eb54"/>
    </style:style>
    <style:style style:name="P142" style:family="paragraph" style:parent-style-name="Standard">
      <style:paragraph-properties fo:text-align="justify" style:justify-single-word="false"/>
      <style:text-properties officeooo:rsid="02d4eb54" officeooo:paragraph-rsid="033630cd"/>
    </style:style>
    <style:style style:name="P143" style:family="paragraph" style:parent-style-name="Standard">
      <style:paragraph-properties fo:text-align="justify" style:justify-single-word="false"/>
      <style:text-properties officeooo:rsid="02d4eb54" officeooo:paragraph-rsid="048964dc"/>
    </style:style>
    <style:style style:name="P144" style:family="paragraph" style:parent-style-name="Standard">
      <style:paragraph-properties fo:text-align="justify" style:justify-single-word="false"/>
      <style:text-properties officeooo:rsid="02d4eb54" officeooo:paragraph-rsid="048a7d82"/>
    </style:style>
    <style:style style:name="P145" style:family="paragraph" style:parent-style-name="Standard">
      <style:paragraph-properties fo:text-align="justify" style:justify-single-word="false"/>
      <style:text-properties officeooo:rsid="02d4eb54" officeooo:paragraph-rsid="048c459f"/>
    </style:style>
    <style:style style:name="P146" style:family="paragraph" style:parent-style-name="Standard">
      <style:text-properties officeooo:paragraph-rsid="0171a4b1"/>
    </style:style>
    <style:style style:name="P147" style:family="paragraph" style:parent-style-name="Standard">
      <style:text-properties officeooo:paragraph-rsid="02da971e"/>
    </style:style>
    <style:style style:name="P148" style:family="paragraph" style:parent-style-name="Standard">
      <style:text-properties officeooo:paragraph-rsid="02de2855"/>
    </style:style>
    <style:style style:name="P149" style:family="paragraph" style:parent-style-name="Standard">
      <style:text-properties officeooo:paragraph-rsid="02df9268"/>
    </style:style>
    <style:style style:name="P150" style:family="paragraph" style:parent-style-name="Standard">
      <style:text-properties officeooo:paragraph-rsid="02e20076"/>
    </style:style>
    <style:style style:name="P151" style:family="paragraph" style:parent-style-name="Standard">
      <style:text-properties officeooo:paragraph-rsid="03116600"/>
    </style:style>
    <style:style style:name="P152" style:family="paragraph" style:parent-style-name="Standard">
      <style:text-properties officeooo:paragraph-rsid="0319f2f7"/>
    </style:style>
    <style:style style:name="P153" style:family="paragraph" style:parent-style-name="Standard">
      <style:text-properties officeooo:paragraph-rsid="031eb083"/>
    </style:style>
    <style:style style:name="P154" style:family="paragraph" style:parent-style-name="Standard">
      <style:text-properties officeooo:paragraph-rsid="0320ed2a"/>
    </style:style>
    <style:style style:name="P155" style:family="paragraph" style:parent-style-name="Standard">
      <style:text-properties officeooo:rsid="0334319f" officeooo:paragraph-rsid="0334319f"/>
    </style:style>
    <style:style style:name="P156" style:family="paragraph" style:parent-style-name="Standard">
      <style:text-properties officeooo:paragraph-rsid="033837e4"/>
    </style:style>
    <style:style style:name="P157" style:family="paragraph" style:parent-style-name="Standard">
      <style:text-properties officeooo:paragraph-rsid="034b4241"/>
    </style:style>
    <style:style style:name="P158" style:family="paragraph" style:parent-style-name="Standard">
      <style:text-properties officeooo:paragraph-rsid="0364409b"/>
    </style:style>
    <style:style style:name="P159" style:family="paragraph" style:parent-style-name="Standard">
      <style:text-properties officeooo:paragraph-rsid="0365bc4b"/>
    </style:style>
    <style:style style:name="P160" style:family="paragraph" style:parent-style-name="Standard">
      <style:text-properties officeooo:paragraph-rsid="025dcb8d"/>
    </style:style>
    <style:style style:name="P161" style:family="paragraph" style:parent-style-name="Standard">
      <style:text-properties officeooo:paragraph-rsid="0368b3a9"/>
    </style:style>
    <style:style style:name="P162" style:family="paragraph" style:parent-style-name="Standard">
      <style:text-properties officeooo:paragraph-rsid="036f9006"/>
    </style:style>
    <style:style style:name="P163" style:family="paragraph" style:parent-style-name="Standard">
      <style:text-properties officeooo:rsid="037a0f7c" officeooo:paragraph-rsid="0375b241"/>
    </style:style>
    <style:style style:name="P164" style:family="paragraph" style:parent-style-name="Standard">
      <style:text-properties officeooo:rsid="037a0f7c" officeooo:paragraph-rsid="038b2388"/>
    </style:style>
    <style:style style:name="P165" style:family="paragraph" style:parent-style-name="Standard">
      <style:text-properties officeooo:rsid="037a0f7c" officeooo:paragraph-rsid="03991574"/>
    </style:style>
    <style:style style:name="P166" style:family="paragraph" style:parent-style-name="Standard">
      <style:text-properties officeooo:rsid="037a0f7c" officeooo:paragraph-rsid="03a0799a"/>
    </style:style>
    <style:style style:name="P167" style:family="paragraph" style:parent-style-name="Standard">
      <style:text-properties officeooo:rsid="037a0f7c" officeooo:paragraph-rsid="03a22041"/>
    </style:style>
    <style:style style:name="P168" style:family="paragraph" style:parent-style-name="Standard">
      <style:text-properties officeooo:paragraph-rsid="037cfc3c"/>
    </style:style>
    <style:style style:name="P169" style:family="paragraph" style:parent-style-name="Standard">
      <style:text-properties officeooo:paragraph-rsid="038b2388"/>
    </style:style>
    <style:style style:name="P170" style:family="paragraph" style:parent-style-name="Standard">
      <style:text-properties officeooo:paragraph-rsid="03991574"/>
    </style:style>
    <style:style style:name="P171" style:family="paragraph" style:parent-style-name="Standard">
      <style:text-properties officeooo:paragraph-rsid="03a0799a"/>
    </style:style>
    <style:style style:name="P172" style:family="paragraph" style:parent-style-name="Standard">
      <style:text-properties officeooo:paragraph-rsid="03a22041"/>
    </style:style>
    <style:style style:name="P173" style:family="paragraph" style:parent-style-name="Standard">
      <style:text-properties officeooo:paragraph-rsid="03ac704e"/>
    </style:style>
    <style:style style:name="P174" style:family="paragraph" style:parent-style-name="Standard">
      <style:paragraph-properties fo:text-align="start" style:justify-single-word="false"/>
      <style:text-properties officeooo:paragraph-rsid="03ae1542"/>
    </style:style>
    <style:style style:name="P175" style:family="paragraph" style:parent-style-name="Standard">
      <style:paragraph-properties fo:text-align="start" style:justify-single-word="false"/>
      <style:text-properties officeooo:paragraph-rsid="03c0b19f"/>
    </style:style>
    <style:style style:name="P176" style:family="paragraph" style:parent-style-name="Standard">
      <style:paragraph-properties fo:text-align="start" style:justify-single-word="false"/>
      <style:text-properties officeooo:paragraph-rsid="03c0e777"/>
    </style:style>
    <style:style style:name="P177" style:family="paragraph" style:parent-style-name="Standard">
      <style:paragraph-properties fo:text-align="start" style:justify-single-word="false"/>
      <style:text-properties officeooo:paragraph-rsid="04759f1c"/>
    </style:style>
    <style:style style:name="P178" style:family="paragraph" style:parent-style-name="Standard">
      <style:paragraph-properties fo:text-align="start" style:justify-single-word="false"/>
      <style:text-properties officeooo:paragraph-rsid="03fdbcac"/>
    </style:style>
    <style:style style:name="P179" style:family="paragraph" style:parent-style-name="Standard">
      <style:paragraph-properties fo:text-align="start" style:justify-single-word="false"/>
      <style:text-properties officeooo:paragraph-rsid="04b7ddea"/>
    </style:style>
    <style:style style:name="P180" style:family="paragraph" style:parent-style-name="Standard">
      <style:text-properties officeooo:rsid="01ac723b" officeooo:paragraph-rsid="01ac723b"/>
    </style:style>
    <style:style style:name="P181" style:family="paragraph" style:parent-style-name="Standard">
      <style:text-properties officeooo:paragraph-rsid="03b1e937"/>
    </style:style>
    <style:style style:name="P182" style:family="paragraph" style:parent-style-name="Standard">
      <style:text-properties officeooo:paragraph-rsid="03b926b9"/>
    </style:style>
    <style:style style:name="P183" style:family="paragraph" style:parent-style-name="Standard">
      <style:text-properties officeooo:paragraph-rsid="03bac138"/>
    </style:style>
    <style:style style:name="P184" style:family="paragraph" style:parent-style-name="Standard">
      <style:text-properties officeooo:paragraph-rsid="03be0fa6"/>
    </style:style>
    <style:style style:name="P185" style:family="paragraph" style:parent-style-name="Standard">
      <style:text-properties officeooo:paragraph-rsid="03c46ef4"/>
    </style:style>
    <style:style style:name="P186" style:family="paragraph" style:parent-style-name="Standard">
      <style:text-properties officeooo:paragraph-rsid="03d95e4f"/>
    </style:style>
    <style:style style:name="P187" style:family="paragraph" style:parent-style-name="Standard">
      <style:text-properties officeooo:paragraph-rsid="03dc913a"/>
    </style:style>
    <style:style style:name="P188" style:family="paragraph" style:parent-style-name="Standard">
      <style:text-properties officeooo:paragraph-rsid="03e005fc"/>
    </style:style>
    <style:style style:name="P189" style:family="paragraph" style:parent-style-name="Standard">
      <style:text-properties officeooo:paragraph-rsid="03ee7baf"/>
    </style:style>
    <style:style style:name="P190" style:family="paragraph" style:parent-style-name="Standard">
      <style:text-properties officeooo:paragraph-rsid="03fdbcac"/>
    </style:style>
    <style:style style:name="P191" style:family="paragraph" style:parent-style-name="Standard">
      <style:text-properties officeooo:paragraph-rsid="04099767"/>
    </style:style>
    <style:style style:name="P192" style:family="paragraph" style:parent-style-name="Standard">
      <style:text-properties officeooo:paragraph-rsid="040f7971"/>
    </style:style>
    <style:style style:name="P193" style:family="paragraph" style:parent-style-name="Standard">
      <style:text-properties officeooo:paragraph-rsid="041102ad"/>
    </style:style>
    <style:style style:name="P194" style:family="paragraph" style:parent-style-name="Standard">
      <style:text-properties officeooo:paragraph-rsid="02fa06d0"/>
    </style:style>
    <style:style style:name="P195" style:family="paragraph" style:parent-style-name="Standard">
      <style:text-properties officeooo:paragraph-rsid="0346697a"/>
    </style:style>
    <style:style style:name="P196" style:family="paragraph" style:parent-style-name="Standard">
      <style:text-properties officeooo:paragraph-rsid="036f9414"/>
    </style:style>
    <style:style style:name="P197" style:family="paragraph" style:parent-style-name="Standard">
      <style:text-properties officeooo:paragraph-rsid="0374cdb5"/>
    </style:style>
    <style:style style:name="P198" style:family="paragraph" style:parent-style-name="Standard">
      <style:text-properties officeooo:paragraph-rsid="02b7df84"/>
    </style:style>
    <style:style style:name="P199" style:family="paragraph" style:parent-style-name="Standard">
      <style:text-properties officeooo:paragraph-rsid="02ba6a6d"/>
    </style:style>
    <style:style style:name="P200" style:family="paragraph" style:parent-style-name="Standard">
      <style:text-properties officeooo:paragraph-rsid="02eb58a6"/>
    </style:style>
    <style:style style:name="P201" style:family="paragraph" style:parent-style-name="Standard">
      <style:text-properties officeooo:paragraph-rsid="041aec18"/>
    </style:style>
    <style:style style:name="P202" style:family="paragraph" style:parent-style-name="Standard">
      <style:text-properties officeooo:paragraph-rsid="0424b693"/>
    </style:style>
    <style:style style:name="P203" style:family="paragraph" style:parent-style-name="Standard">
      <style:text-properties officeooo:paragraph-rsid="042b91e7"/>
    </style:style>
    <style:style style:name="P204" style:family="paragraph" style:parent-style-name="Standard">
      <style:text-properties officeooo:paragraph-rsid="042f246f"/>
    </style:style>
    <style:style style:name="P205" style:family="paragraph" style:parent-style-name="Standard">
      <style:text-properties officeooo:paragraph-rsid="0436a35e"/>
    </style:style>
    <style:style style:name="P206" style:family="paragraph" style:parent-style-name="Standard">
      <style:text-properties officeooo:paragraph-rsid="04384d2a"/>
    </style:style>
    <style:style style:name="P207" style:family="paragraph" style:parent-style-name="Standard">
      <style:text-properties officeooo:rsid="043a41d7" officeooo:paragraph-rsid="043a41d7"/>
    </style:style>
    <style:style style:name="P208" style:family="paragraph" style:parent-style-name="Standard">
      <style:text-properties officeooo:rsid="043a41d7" officeooo:paragraph-rsid="04958042"/>
    </style:style>
    <style:style style:name="P209" style:family="paragraph" style:parent-style-name="Standard">
      <style:text-properties officeooo:rsid="043a41d7" officeooo:paragraph-rsid="04af001b"/>
    </style:style>
    <style:style style:name="P210" style:family="paragraph" style:parent-style-name="Standard">
      <style:text-properties officeooo:paragraph-rsid="048070a6"/>
    </style:style>
    <style:style style:name="P211" style:family="paragraph" style:parent-style-name="Standard">
      <style:text-properties officeooo:paragraph-rsid="02ea827e"/>
    </style:style>
    <style:style style:name="P212" style:family="paragraph" style:parent-style-name="Standard">
      <style:text-properties officeooo:paragraph-rsid="0493f7a0"/>
    </style:style>
    <style:style style:name="P213" style:family="paragraph" style:parent-style-name="Standard">
      <style:text-properties officeooo:paragraph-rsid="04958042"/>
    </style:style>
    <style:style style:name="P214" style:family="paragraph" style:parent-style-name="Standard">
      <style:text-properties officeooo:paragraph-rsid="049cd54a"/>
    </style:style>
    <style:style style:name="P215" style:family="paragraph" style:parent-style-name="Standard">
      <style:text-properties officeooo:paragraph-rsid="04af001b"/>
    </style:style>
    <style:style style:name="P216" style:family="paragraph" style:parent-style-name="Standard">
      <style:text-properties officeooo:paragraph-rsid="0409804c"/>
    </style:style>
    <style:style style:name="P217" style:family="paragraph" style:parent-style-name="Standard">
      <style:text-properties officeooo:paragraph-rsid="04b4ac13"/>
    </style:style>
    <style:style style:name="P218" style:family="paragraph" style:parent-style-name="Standard">
      <style:text-properties style:text-underline-style="solid" style:text-underline-type="double" style:text-underline-width="auto" style:text-underline-color="font-color" officeooo:paragraph-rsid="01bd0f67"/>
    </style:style>
    <style:style style:name="P219" style:family="paragraph" style:parent-style-name="Standard">
      <loext:graphic-properties draw:fill="none"/>
      <style:paragraph-properties fo:margin-left="2cm" fo:margin-right="0cm" fo:line-height="115%" fo:text-indent="0cm" style:auto-text-indent="false" fo:background-color="transparent"/>
    </style:style>
    <style:style style:name="P220" style:family="paragraph" style:parent-style-name="Standard">
      <loext:graphic-properties draw:fill="none"/>
      <style:paragraph-properties fo:margin-left="2cm" fo:margin-right="0cm" fo:line-height="115%" fo:text-indent="0cm" style:auto-text-indent="false" fo:background-color="transparent"/>
      <style:text-properties officeooo:paragraph-rsid="01bd0f67"/>
    </style:style>
    <style:style style:name="P221" style:family="paragraph" style:parent-style-name="Standard">
      <loext:graphic-properties draw:fill="none"/>
      <style:paragraph-properties fo:margin-left="2cm" fo:margin-right="0cm" fo:line-height="115%" fo:text-indent="0cm" style:auto-text-indent="false" fo:background-color="transparent"/>
      <style:text-properties officeooo:paragraph-rsid="01c1d024"/>
    </style:style>
    <style:style style:name="P222" style:family="paragraph" style:parent-style-name="Standard">
      <loext:graphic-properties draw:fill="none"/>
      <style:paragraph-properties fo:margin-left="2cm" fo:margin-right="0cm" fo:line-height="115%" fo:text-indent="0cm" style:auto-text-indent="false" fo:background-color="transparent"/>
      <style:text-properties officeooo:paragraph-rsid="01cb91a6"/>
    </style:style>
    <style:style style:name="P223" style:family="paragraph" style:parent-style-name="Standard">
      <loext:graphic-properties draw:fill="none"/>
      <style:paragraph-properties fo:margin-left="2cm" fo:margin-right="0cm" fo:line-height="115%" fo:text-indent="0cm" style:auto-text-indent="false" fo:background-color="transparent"/>
      <style:text-properties officeooo:paragraph-rsid="01d4e3ac"/>
    </style:style>
    <style:style style:name="P224" style:family="paragraph" style:parent-style-name="Standard">
      <loext:graphic-properties draw:fill="none"/>
      <style:paragraph-properties fo:margin-left="2cm" fo:margin-right="0cm" fo:line-height="115%" fo:text-indent="0cm" style:auto-text-indent="false" fo:background-color="transparent"/>
      <style:text-properties officeooo:paragraph-rsid="01dcf296"/>
    </style:style>
    <style:style style:name="P225" style:family="paragraph" style:parent-style-name="Standard">
      <style:paragraph-properties fo:break-before="page"/>
    </style:style>
    <style:style style:name="P226" style:family="paragraph" style:parent-style-name="Standard">
      <style:paragraph-properties fo:text-align="center" style:justify-single-word="false" fo:break-before="page"/>
    </style:style>
    <style:style style:name="P227" style:family="paragraph" style:parent-style-name="Standard">
      <style:paragraph-properties fo:text-align="center" style:justify-single-word="false" fo:break-before="page"/>
      <style:text-properties officeooo:paragraph-rsid="02d9ef68"/>
    </style:style>
    <style:style style:name="P228" style:family="paragraph" style:parent-style-name="Standard">
      <style:paragraph-properties fo:break-before="page"/>
      <style:text-properties officeooo:paragraph-rsid="01465b56"/>
    </style:style>
    <style:style style:name="P229" style:family="paragraph" style:parent-style-name="Standard">
      <style:paragraph-properties fo:break-before="page"/>
      <style:text-properties officeooo:paragraph-rsid="0149565a"/>
    </style:style>
    <style:style style:name="P230" style:family="paragraph" style:parent-style-name="Standard">
      <style:paragraph-properties fo:break-before="page"/>
      <style:text-properties officeooo:paragraph-rsid="01bd0f67"/>
    </style:style>
    <style:style style:name="P231" style:family="paragraph" style:parent-style-name="Standard">
      <style:paragraph-properties fo:break-before="page"/>
      <style:text-properties officeooo:paragraph-rsid="02b835c8"/>
    </style:style>
    <style:style style:name="P232" style:family="paragraph" style:parent-style-name="Standard">
      <style:paragraph-properties fo:break-before="page"/>
      <style:text-properties officeooo:paragraph-rsid="034b4241"/>
    </style:style>
    <style:style style:name="P233" style:family="paragraph" style:parent-style-name="Standard">
      <style:paragraph-properties fo:break-before="page"/>
      <style:text-properties officeooo:paragraph-rsid="041aec18"/>
    </style:style>
    <style:style style:name="P234" style:family="paragraph" style:parent-style-name="Standard">
      <style:paragraph-properties fo:break-before="page"/>
      <style:text-properties officeooo:paragraph-rsid="042b91e7"/>
    </style:style>
    <style:style style:name="P235" style:family="paragraph" style:parent-style-name="Standard">
      <style:paragraph-properties fo:break-before="page"/>
      <style:text-properties officeooo:paragraph-rsid="04384d2a"/>
    </style:style>
    <style:style style:name="P236" style:family="paragraph" style:parent-style-name="Standard">
      <style:paragraph-properties fo:break-before="page"/>
      <style:text-properties officeooo:paragraph-rsid="0493f7a0"/>
    </style:style>
    <style:style style:name="P237" style:family="paragraph" style:parent-style-name="Standard">
      <style:paragraph-properties fo:break-before="page"/>
      <style:text-properties officeooo:paragraph-rsid="04958042"/>
    </style:style>
    <style:style style:name="P238" style:family="paragraph" style:parent-style-name="Standard">
      <style:paragraph-properties fo:break-before="page"/>
      <style:text-properties officeooo:paragraph-rsid="04af001b"/>
    </style:style>
    <style:style style:name="P239" style:family="paragraph" style:parent-style-name="Standard">
      <style:paragraph-properties style:border-line-width-left="0.026cm 0.026cm 0.002cm" fo:padding="0.25cm" fo:border-left="1.56pt double #000000" fo:border-right="none" fo:border-top="none" fo:border-bottom="none"/>
    </style:style>
    <style:style style:name="P240" style:family="paragraph" style:parent-style-name="Standard">
      <style:paragraph-properties style:border-line-width-left="0.026cm 0.026cm 0.002cm" fo:padding="0.25cm" fo:border-left="1.56pt double #000000" fo:border-right="none" fo:border-top="none" fo:border-bottom="none"/>
      <style:text-properties officeooo:paragraph-rsid="0133eab2"/>
    </style:style>
    <style:style style:name="P241" style:family="paragraph" style:parent-style-name="Standard" style:master-page-name="">
      <loext:graphic-properties draw:fill="none"/>
      <style:paragraph-properties fo:margin-left="1cm" fo:margin-right="0cm" fo:line-height="115%" fo:text-indent="0cm" style:auto-text-indent="false" style:page-number="auto" fo:background-color="transparent"/>
    </style:style>
    <style:style style:name="P24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65b56"/>
    </style:style>
    <style:style style:name="P24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49565a"/>
    </style:style>
    <style:style style:name="P24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57a40b"/>
    </style:style>
    <style:style style:name="P24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4559d"/>
    </style:style>
    <style:style style:name="P24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6bb559"/>
    </style:style>
    <style:style style:name="P24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c7f61"/>
    </style:style>
    <style:style style:name="P24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75a044"/>
    </style:style>
    <style:style style:name="P24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cf296"/>
    </style:style>
    <style:style style:name="P25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f9159a"/>
    </style:style>
    <style:style style:name="P25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bd0f67"/>
    </style:style>
    <style:style style:name="P25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1d024"/>
    </style:style>
    <style:style style:name="P25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3c55b"/>
    </style:style>
    <style:style style:name="P25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91a6"/>
    </style:style>
    <style:style style:name="P25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cbbcc4"/>
    </style:style>
    <style:style style:name="P25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4e3ac"/>
    </style:style>
    <style:style style:name="P25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97a9f"/>
    </style:style>
    <style:style style:name="P25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df5add"/>
    </style:style>
    <style:style style:name="P25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a8e881"/>
    </style:style>
    <style:style style:name="P26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b835c8"/>
    </style:style>
    <style:style style:name="P261"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b835c8"/>
    </style:style>
    <style:style style:name="P262"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2df9268"/>
    </style:style>
    <style:style style:name="P263" style:family="paragraph" style:parent-style-name="Standard" style:master-page-name="">
      <loext:graphic-properties draw:fill="none"/>
      <style:paragraph-properties fo:margin-left="1cm" fo:margin-right="0cm" fo:line-height="115%" fo:text-align="justify" style:justify-single-word="false" fo:text-indent="0cm" style:auto-text-indent="false" style:page-number="auto" fo:background-color="transparent"/>
      <style:text-properties officeooo:paragraph-rsid="034b4241"/>
    </style:style>
    <style:style style:name="P26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a971e"/>
    </style:style>
    <style:style style:name="P26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b57fb"/>
    </style:style>
    <style:style style:name="P26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ec53f"/>
    </style:style>
    <style:style style:name="P26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df9268"/>
    </style:style>
    <style:style style:name="P26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4b4241"/>
    </style:style>
    <style:style style:name="P26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06ee81"/>
    </style:style>
    <style:style style:name="P27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0af7"/>
    </style:style>
    <style:style style:name="P27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dac50"/>
    </style:style>
    <style:style style:name="P27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2fd32"/>
    </style:style>
    <style:style style:name="P27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bd24b"/>
    </style:style>
    <style:style style:name="P27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e4118"/>
    </style:style>
    <style:style style:name="P27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5f1012"/>
    </style:style>
    <style:style style:name="P27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60422a"/>
    </style:style>
    <style:style style:name="P27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5b241"/>
    </style:style>
    <style:style style:name="P27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7cfc3c"/>
    </style:style>
    <style:style style:name="P27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8b2388"/>
    </style:style>
    <style:style style:name="P28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991574"/>
    </style:style>
    <style:style style:name="P28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0799a"/>
    </style:style>
    <style:style style:name="P28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a22041"/>
    </style:style>
    <style:style style:name="P28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926b9"/>
    </style:style>
    <style:style style:name="P28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ac138"/>
    </style:style>
    <style:style style:name="P28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46ef4"/>
    </style:style>
    <style:style style:name="P28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7274a"/>
    </style:style>
    <style:style style:name="P28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95e4f"/>
    </style:style>
    <style:style style:name="P28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a3f93"/>
    </style:style>
    <style:style style:name="P28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c913a"/>
    </style:style>
    <style:style style:name="P29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695ea"/>
    </style:style>
    <style:style style:name="P29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2e396f5"/>
    </style:style>
    <style:style style:name="P29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7c15f"/>
    </style:style>
    <style:style style:name="P29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829d6"/>
    </style:style>
    <style:style style:name="P29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fb385a"/>
    </style:style>
    <style:style style:name="P29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be0fa6"/>
    </style:style>
    <style:style style:name="P29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664ca"/>
    </style:style>
    <style:style style:name="P29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c8e63e"/>
    </style:style>
    <style:style style:name="P29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2a2"/>
    </style:style>
    <style:style style:name="P29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daf5e0"/>
    </style:style>
    <style:style style:name="P30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005fc"/>
    </style:style>
    <style:style style:name="P30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76820"/>
    </style:style>
    <style:style style:name="P30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b2f8f"/>
    </style:style>
    <style:style style:name="P30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32f9"/>
    </style:style>
    <style:style style:name="P30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14c"/>
    </style:style>
    <style:style style:name="P30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d50a4"/>
    </style:style>
    <style:style style:name="P30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efd41"/>
    </style:style>
    <style:style style:name="P30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e62cf"/>
    </style:style>
    <style:style style:name="P30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b91e7"/>
    </style:style>
    <style:style style:name="P30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aec18"/>
    </style:style>
    <style:style style:name="P31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1b0703"/>
    </style:style>
    <style:style style:name="P31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032b1"/>
    </style:style>
    <style:style style:name="P31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4b693"/>
    </style:style>
    <style:style style:name="P31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6d3a1"/>
    </style:style>
    <style:style style:name="P31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2cf093"/>
    </style:style>
    <style:style style:name="P31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84d2a"/>
    </style:style>
    <style:style style:name="P31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199cb7e"/>
    </style:style>
    <style:style style:name="P31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5a0ad"/>
    </style:style>
    <style:style style:name="P31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3de20d"/>
    </style:style>
    <style:style style:name="P3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58042"/>
    </style:style>
    <style:style style:name="P32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a26fd"/>
    </style:style>
    <style:style style:name="P32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208d"/>
    </style:style>
    <style:style style:name="P32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40a9d0"/>
    </style:style>
    <style:style style:name="P32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5823a0"/>
    </style:style>
    <style:style style:name="P32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3ecd99e"/>
    </style:style>
    <style:style style:name="P32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029f2"/>
    </style:style>
    <style:style style:name="P32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78e8a1"/>
    </style:style>
    <style:style style:name="P32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82ea5"/>
    </style:style>
    <style:style style:name="P32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9cd54a"/>
    </style:style>
    <style:style style:name="P32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41bdb"/>
    </style:style>
    <style:style style:name="P33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af001b"/>
    </style:style>
    <style:style style:name="P33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b30f18"/>
    </style:style>
    <style:style style:name="P33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fo:font-weight="normal" style:font-weight-asian="normal" style:font-weight-complex="normal"/>
    </style:style>
    <style:style style:name="P33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35d1c8c"/>
    </style:style>
    <style:style style:name="P33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5e76f8"/>
    </style:style>
    <style:style style:name="P33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1785620" officeooo:paragraph-rsid="04604299"/>
    </style:style>
    <style:style style:name="P33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rsid="03544af9" officeooo:paragraph-rsid="03544af9"/>
    </style:style>
    <style:style style:name="P337" style:family="paragraph" style:parent-style-name="Standard">
      <loext:graphic-properties draw:fill="none"/>
      <style:paragraph-properties fo:margin-left="1cm" fo:margin-right="0cm" fo:line-height="115%" fo:text-indent="0cm" style:auto-text-indent="false" fo:background-color="transparent"/>
    </style:style>
    <style:style style:name="P338" style:family="paragraph" style:parent-style-name="Standard">
      <loext:graphic-properties draw:fill="none"/>
      <style:paragraph-properties fo:margin-left="1cm" fo:margin-right="0cm" fo:line-height="115%" fo:text-indent="0cm" style:auto-text-indent="false" fo:background-color="transparent"/>
      <style:text-properties officeooo:paragraph-rsid="01465b56"/>
    </style:style>
    <style:style style:name="P339" style:family="paragraph" style:parent-style-name="Standard">
      <loext:graphic-properties draw:fill="none"/>
      <style:paragraph-properties fo:margin-left="1cm" fo:margin-right="0cm" fo:line-height="115%" fo:text-indent="0cm" style:auto-text-indent="false" fo:background-color="transparent"/>
      <style:text-properties officeooo:paragraph-rsid="0149565a"/>
    </style:style>
    <style:style style:name="P340" style:family="paragraph" style:parent-style-name="Standard">
      <loext:graphic-properties draw:fill="none"/>
      <style:paragraph-properties fo:margin-left="1cm" fo:margin-right="0cm" fo:line-height="115%" fo:text-indent="0cm" style:auto-text-indent="false" fo:background-color="transparent"/>
      <style:text-properties officeooo:paragraph-rsid="014b46e5"/>
    </style:style>
    <style:style style:name="P341" style:family="paragraph" style:parent-style-name="Standard">
      <loext:graphic-properties draw:fill="none"/>
      <style:paragraph-properties fo:margin-left="1cm" fo:margin-right="0cm" fo:line-height="115%" fo:text-indent="0cm" style:auto-text-indent="false" fo:background-color="transparent"/>
      <style:text-properties officeooo:paragraph-rsid="014e384a"/>
    </style:style>
    <style:style style:name="P342" style:family="paragraph" style:parent-style-name="Standard">
      <loext:graphic-properties draw:fill="none"/>
      <style:paragraph-properties fo:margin-left="1cm" fo:margin-right="0cm" fo:line-height="115%" fo:text-indent="0cm" style:auto-text-indent="false" fo:background-color="transparent"/>
      <style:text-properties officeooo:paragraph-rsid="01541640"/>
    </style:style>
    <style:style style:name="P343" style:family="paragraph" style:parent-style-name="Standard">
      <loext:graphic-properties draw:fill="none"/>
      <style:paragraph-properties fo:margin-left="1cm" fo:margin-right="0cm" fo:line-height="115%" fo:text-indent="0cm" style:auto-text-indent="false" fo:background-color="transparent"/>
      <style:text-properties officeooo:paragraph-rsid="0157a40b"/>
    </style:style>
    <style:style style:name="P344" style:family="paragraph" style:parent-style-name="Standard">
      <loext:graphic-properties draw:fill="none"/>
      <style:paragraph-properties fo:margin-left="1cm" fo:margin-right="0cm" fo:line-height="115%" fo:text-indent="0cm" style:auto-text-indent="false" fo:background-color="transparent"/>
      <style:text-properties officeooo:paragraph-rsid="0164559d"/>
    </style:style>
    <style:style style:name="P345" style:family="paragraph" style:parent-style-name="Standard">
      <loext:graphic-properties draw:fill="none"/>
      <style:paragraph-properties fo:margin-left="1cm" fo:margin-right="0cm" fo:line-height="115%" fo:text-indent="0cm" style:auto-text-indent="false" fo:background-color="transparent"/>
      <style:text-properties officeooo:paragraph-rsid="016ac8e7"/>
    </style:style>
    <style:style style:name="P346" style:family="paragraph" style:parent-style-name="Standard">
      <loext:graphic-properties draw:fill="none"/>
      <style:paragraph-properties fo:margin-left="1cm" fo:margin-right="0cm" fo:line-height="115%" fo:text-indent="0cm" style:auto-text-indent="false" fo:background-color="transparent"/>
      <style:text-properties officeooo:paragraph-rsid="016bb559"/>
    </style:style>
    <style:style style:name="P347" style:family="paragraph" style:parent-style-name="Standard">
      <loext:graphic-properties draw:fill="none"/>
      <style:paragraph-properties fo:margin-left="1cm" fo:margin-right="0cm" fo:line-height="115%" fo:text-indent="0cm" style:auto-text-indent="false" fo:background-color="transparent"/>
      <style:text-properties officeooo:paragraph-rsid="016c63da"/>
    </style:style>
    <style:style style:name="P348" style:family="paragraph" style:parent-style-name="Standard">
      <loext:graphic-properties draw:fill="none"/>
      <style:paragraph-properties fo:margin-left="1cm" fo:margin-right="0cm" fo:line-height="115%" fo:text-indent="0cm" style:auto-text-indent="false" fo:background-color="transparent"/>
      <style:text-properties officeooo:paragraph-rsid="0175a044"/>
    </style:style>
    <style:style style:name="P349" style:family="paragraph" style:parent-style-name="Standard">
      <loext:graphic-properties draw:fill="none"/>
      <style:paragraph-properties fo:margin-left="1cm" fo:margin-right="0cm" fo:line-height="115%" fo:text-indent="0cm" style:auto-text-indent="false" fo:background-color="transparent"/>
      <style:text-properties officeooo:paragraph-rsid="017c7f61"/>
    </style:style>
    <style:style style:name="P350" style:family="paragraph" style:parent-style-name="Standard">
      <loext:graphic-properties draw:fill="none"/>
      <style:paragraph-properties fo:margin-left="1cm" fo:margin-right="0cm" fo:line-height="115%" fo:text-indent="0cm" style:auto-text-indent="false" fo:background-color="transparent"/>
      <style:text-properties officeooo:paragraph-rsid="0199cb7e"/>
    </style:style>
    <style:style style:name="P351" style:family="paragraph" style:parent-style-name="Standard">
      <loext:graphic-properties draw:fill="none"/>
      <style:paragraph-properties fo:margin-left="1cm" fo:margin-right="0cm" fo:line-height="115%" fo:text-indent="0cm" style:auto-text-indent="false" fo:background-color="transparent"/>
      <style:text-properties officeooo:paragraph-rsid="01bd0f67"/>
    </style:style>
    <style:style style:name="P352" style:family="paragraph" style:parent-style-name="Standard">
      <loext:graphic-properties draw:fill="none"/>
      <style:paragraph-properties fo:margin-left="1cm" fo:margin-right="0cm" fo:line-height="115%" fo:text-indent="0cm" style:auto-text-indent="false" fo:background-color="transparent"/>
      <style:text-properties officeooo:paragraph-rsid="01c1d024"/>
    </style:style>
    <style:style style:name="P353" style:family="paragraph" style:parent-style-name="Standard">
      <loext:graphic-properties draw:fill="none"/>
      <style:paragraph-properties fo:margin-left="1cm" fo:margin-right="0cm" fo:line-height="115%" fo:text-indent="0cm" style:auto-text-indent="false" fo:background-color="transparent"/>
      <style:text-properties officeooo:paragraph-rsid="01c3c55b"/>
    </style:style>
    <style:style style:name="P354" style:family="paragraph" style:parent-style-name="Standard">
      <loext:graphic-properties draw:fill="none"/>
      <style:paragraph-properties fo:margin-left="1cm" fo:margin-right="0cm" fo:line-height="115%" fo:text-indent="0cm" style:auto-text-indent="false" fo:background-color="transparent"/>
      <style:text-properties officeooo:paragraph-rsid="01c580a7"/>
    </style:style>
    <style:style style:name="P355" style:family="paragraph" style:parent-style-name="Standard">
      <loext:graphic-properties draw:fill="none"/>
      <style:paragraph-properties fo:margin-left="1cm" fo:margin-right="0cm" fo:line-height="115%" fo:text-indent="0cm" style:auto-text-indent="false" fo:background-color="transparent"/>
      <style:text-properties officeooo:paragraph-rsid="01cb91a6"/>
    </style:style>
    <style:style style:name="P356" style:family="paragraph" style:parent-style-name="Standard">
      <loext:graphic-properties draw:fill="none"/>
      <style:paragraph-properties fo:margin-left="1cm" fo:margin-right="0cm" fo:line-height="115%" fo:text-indent="0cm" style:auto-text-indent="false" fo:background-color="transparent"/>
      <style:text-properties officeooo:paragraph-rsid="01d4e3ac"/>
    </style:style>
    <style:style style:name="P357" style:family="paragraph" style:parent-style-name="Standard">
      <loext:graphic-properties draw:fill="none"/>
      <style:paragraph-properties fo:margin-left="1cm" fo:margin-right="0cm" fo:line-height="115%" fo:text-indent="0cm" style:auto-text-indent="false" fo:background-color="transparent"/>
      <style:text-properties officeooo:paragraph-rsid="01d97a9f"/>
    </style:style>
    <style:style style:name="P358" style:family="paragraph" style:parent-style-name="Standard">
      <loext:graphic-properties draw:fill="none"/>
      <style:paragraph-properties fo:margin-left="1cm" fo:margin-right="0cm" fo:line-height="115%" fo:text-indent="0cm" style:auto-text-indent="false" fo:background-color="transparent"/>
      <style:text-properties officeooo:paragraph-rsid="01dae95f"/>
    </style:style>
    <style:style style:name="P359" style:family="paragraph" style:parent-style-name="Standard">
      <loext:graphic-properties draw:fill="none"/>
      <style:paragraph-properties fo:margin-left="1cm" fo:margin-right="0cm" fo:line-height="115%" fo:text-indent="0cm" style:auto-text-indent="false" fo:background-color="transparent"/>
      <style:text-properties officeooo:paragraph-rsid="01dcf296"/>
    </style:style>
    <style:style style:name="P360" style:family="paragraph" style:parent-style-name="Standard">
      <loext:graphic-properties draw:fill="none"/>
      <style:paragraph-properties fo:margin-left="1cm" fo:margin-right="0cm" fo:line-height="115%" fo:text-indent="0cm" style:auto-text-indent="false" fo:background-color="transparent"/>
      <style:text-properties officeooo:paragraph-rsid="01e2e2b0"/>
    </style:style>
    <style:style style:name="P361" style:family="paragraph" style:parent-style-name="Standard">
      <loext:graphic-properties draw:fill="none"/>
      <style:paragraph-properties fo:margin-left="1cm" fo:margin-right="0cm" fo:line-height="115%" fo:text-indent="0cm" style:auto-text-indent="false" fo:background-color="transparent"/>
      <style:text-properties officeooo:paragraph-rsid="01f9159a"/>
    </style:style>
    <style:style style:name="P362" style:family="paragraph" style:parent-style-name="Standard">
      <loext:graphic-properties draw:fill="none"/>
      <style:paragraph-properties fo:margin-left="1cm" fo:margin-right="0cm" fo:line-height="115%" fo:text-indent="0cm" style:auto-text-indent="false" fo:background-color="transparent"/>
      <style:text-properties officeooo:paragraph-rsid="0206ee81"/>
    </style:style>
    <style:style style:name="P363" style:family="paragraph" style:parent-style-name="Standard">
      <loext:graphic-properties draw:fill="none"/>
      <style:paragraph-properties fo:margin-left="1cm" fo:margin-right="0cm" fo:line-height="115%" fo:text-indent="0cm" style:auto-text-indent="false" fo:background-color="transparent"/>
      <style:text-properties officeooo:paragraph-rsid="02085c57"/>
    </style:style>
    <style:style style:name="P364" style:family="paragraph" style:parent-style-name="Standard">
      <loext:graphic-properties draw:fill="none"/>
      <style:paragraph-properties fo:margin-left="1cm" fo:margin-right="0cm" fo:line-height="115%" fo:text-indent="0cm" style:auto-text-indent="false" fo:background-color="transparent"/>
      <style:text-properties officeooo:paragraph-rsid="020ce33f"/>
    </style:style>
    <style:style style:name="P365" style:family="paragraph" style:parent-style-name="Standard">
      <loext:graphic-properties draw:fill="none"/>
      <style:paragraph-properties fo:margin-left="1cm" fo:margin-right="0cm" fo:line-height="115%" fo:text-indent="0cm" style:auto-text-indent="false" fo:background-color="transparent"/>
      <style:text-properties officeooo:paragraph-rsid="02111036"/>
    </style:style>
    <style:style style:name="P366" style:family="paragraph" style:parent-style-name="Standard">
      <loext:graphic-properties draw:fill="none"/>
      <style:paragraph-properties fo:margin-left="1cm" fo:margin-right="0cm" fo:line-height="115%" fo:text-indent="0cm" style:auto-text-indent="false" fo:background-color="transparent"/>
      <style:text-properties officeooo:paragraph-rsid="0214b6b2"/>
    </style:style>
    <style:style style:name="P367" style:family="paragraph" style:parent-style-name="Standard">
      <loext:graphic-properties draw:fill="none"/>
      <style:paragraph-properties fo:margin-left="1cm" fo:margin-right="0cm" fo:line-height="115%" fo:text-indent="0cm" style:auto-text-indent="false" fo:background-color="transparent"/>
      <style:text-properties officeooo:paragraph-rsid="022dac16"/>
    </style:style>
    <style:style style:name="P368" style:family="paragraph" style:parent-style-name="Standard">
      <loext:graphic-properties draw:fill="none"/>
      <style:paragraph-properties fo:margin-left="1cm" fo:margin-right="0cm" fo:line-height="115%" fo:text-indent="0cm" style:auto-text-indent="false" fo:background-color="transparent"/>
      <style:text-properties officeooo:paragraph-rsid="023179eb"/>
    </style:style>
    <style:style style:name="P369" style:family="paragraph" style:parent-style-name="Standard">
      <loext:graphic-properties draw:fill="none"/>
      <style:paragraph-properties fo:margin-left="1cm" fo:margin-right="0cm" fo:line-height="115%" fo:text-indent="0cm" style:auto-text-indent="false" fo:background-color="transparent"/>
      <style:text-properties officeooo:paragraph-rsid="02352daa"/>
    </style:style>
    <style:style style:name="P370" style:family="paragraph" style:parent-style-name="Standard">
      <loext:graphic-properties draw:fill="none"/>
      <style:paragraph-properties fo:margin-left="1cm" fo:margin-right="0cm" fo:line-height="115%" fo:text-indent="0cm" style:auto-text-indent="false" fo:background-color="transparent"/>
      <style:text-properties officeooo:paragraph-rsid="02365318"/>
    </style:style>
    <style:style style:name="P371" style:family="paragraph" style:parent-style-name="Standard">
      <loext:graphic-properties draw:fill="none"/>
      <style:paragraph-properties fo:margin-left="1cm" fo:margin-right="0cm" fo:line-height="115%" fo:text-indent="0cm" style:auto-text-indent="false" fo:background-color="transparent"/>
      <style:text-properties officeooo:paragraph-rsid="023b4625"/>
    </style:style>
    <style:style style:name="P372" style:family="paragraph" style:parent-style-name="Standard">
      <loext:graphic-properties draw:fill="none"/>
      <style:paragraph-properties fo:margin-left="1cm" fo:margin-right="0cm" fo:line-height="115%" fo:text-indent="0cm" style:auto-text-indent="false" fo:background-color="transparent"/>
      <style:text-properties officeooo:paragraph-rsid="023c6679"/>
    </style:style>
    <style:style style:name="P373" style:family="paragraph" style:parent-style-name="Standard">
      <loext:graphic-properties draw:fill="none"/>
      <style:paragraph-properties fo:margin-left="1cm" fo:margin-right="0cm" fo:line-height="115%" fo:text-indent="0cm" style:auto-text-indent="false" fo:background-color="transparent"/>
      <style:text-properties officeooo:paragraph-rsid="023f4217"/>
    </style:style>
    <style:style style:name="P374" style:family="paragraph" style:parent-style-name="Standard">
      <loext:graphic-properties draw:fill="none"/>
      <style:paragraph-properties fo:margin-left="1cm" fo:margin-right="0cm" fo:line-height="115%" fo:text-indent="0cm" style:auto-text-indent="false" fo:background-color="transparent"/>
      <style:text-properties officeooo:paragraph-rsid="02448428"/>
    </style:style>
    <style:style style:name="P375" style:family="paragraph" style:parent-style-name="Standard">
      <loext:graphic-properties draw:fill="none"/>
      <style:paragraph-properties fo:margin-left="1cm" fo:margin-right="0cm" fo:line-height="115%" fo:text-indent="0cm" style:auto-text-indent="false" fo:background-color="transparent"/>
      <style:text-properties officeooo:paragraph-rsid="024be149"/>
    </style:style>
    <style:style style:name="P376" style:family="paragraph" style:parent-style-name="Standard">
      <loext:graphic-properties draw:fill="none"/>
      <style:paragraph-properties fo:margin-left="1cm" fo:margin-right="0cm" fo:line-height="115%" fo:text-indent="0cm" style:auto-text-indent="false" fo:background-color="transparent"/>
      <style:text-properties officeooo:paragraph-rsid="024d4d90"/>
    </style:style>
    <style:style style:name="P377" style:family="paragraph" style:parent-style-name="Standard">
      <loext:graphic-properties draw:fill="none"/>
      <style:paragraph-properties fo:margin-left="1cm" fo:margin-right="0cm" fo:line-height="115%" fo:text-indent="0cm" style:auto-text-indent="false" fo:background-color="transparent"/>
      <style:text-properties officeooo:paragraph-rsid="027e8e33"/>
    </style:style>
    <style:style style:name="P378" style:family="paragraph" style:parent-style-name="Standard">
      <loext:graphic-properties draw:fill="none"/>
      <style:paragraph-properties fo:margin-left="1cm" fo:margin-right="0cm" fo:line-height="115%" fo:text-indent="0cm" style:auto-text-indent="false" fo:background-color="transparent"/>
      <style:text-properties officeooo:paragraph-rsid="02a8e881"/>
    </style:style>
    <style:style style:name="P379" style:family="paragraph" style:parent-style-name="Standard">
      <loext:graphic-properties draw:fill="none"/>
      <style:paragraph-properties fo:margin-left="1cm" fo:margin-right="0cm" fo:line-height="115%" fo:text-indent="0cm" style:auto-text-indent="false" fo:background-color="transparent"/>
      <style:text-properties officeooo:paragraph-rsid="02b835c8"/>
    </style:style>
    <style:style style:name="P380"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b925b2"/>
    </style:style>
    <style:style style:name="P381"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11bbe"/>
    </style:style>
    <style:style style:name="P382"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2eb58a6"/>
    </style:style>
    <style:style style:name="P383"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34b4241"/>
    </style:style>
    <style:style style:name="P384" style:family="paragraph" style:parent-style-name="Standard">
      <loext:graphic-properties draw:fill="none"/>
      <style:paragraph-properties fo:margin-left="1cm" fo:margin-right="0cm" fo:line-height="115%" fo:text-align="justify" style:justify-single-word="false" fo:text-indent="0cm" style:auto-text-indent="false" fo:background-color="transparent"/>
      <style:text-properties officeooo:paragraph-rsid="049216f9"/>
    </style:style>
    <style:style style:name="P385" style:family="paragraph" style:parent-style-name="Standard">
      <loext:graphic-properties draw:fill="none"/>
      <style:paragraph-properties fo:margin-left="1cm" fo:margin-right="0cm" fo:line-height="115%" fo:text-indent="0cm" style:auto-text-indent="false" fo:background-color="transparent"/>
      <style:text-properties officeooo:paragraph-rsid="02dec53f"/>
    </style:style>
    <style:style style:name="P386" style:family="paragraph" style:parent-style-name="Standard">
      <loext:graphic-properties draw:fill="none"/>
      <style:paragraph-properties fo:margin-left="1cm" fo:margin-right="0cm" fo:line-height="115%" fo:text-indent="0cm" style:auto-text-indent="false" fo:background-color="transparent"/>
      <style:text-properties officeooo:paragraph-rsid="02df9268"/>
    </style:style>
    <style:style style:name="P387" style:family="paragraph" style:parent-style-name="Standard">
      <loext:graphic-properties draw:fill="none"/>
      <style:paragraph-properties fo:margin-left="1cm" fo:margin-right="0cm" fo:line-height="115%" fo:text-indent="0cm" style:auto-text-indent="false" fo:background-color="transparent"/>
      <style:text-properties officeooo:paragraph-rsid="02e20076"/>
    </style:style>
    <style:style style:name="P388" style:family="paragraph" style:parent-style-name="Standard">
      <loext:graphic-properties draw:fill="none"/>
      <style:paragraph-properties fo:margin-left="1cm" fo:margin-right="0cm" fo:line-height="115%" fo:text-indent="0cm" style:auto-text-indent="false" fo:background-color="transparent"/>
      <style:text-properties officeooo:paragraph-rsid="034b4241"/>
    </style:style>
    <style:style style:name="P389" style:family="paragraph" style:parent-style-name="Standard">
      <loext:graphic-properties draw:fill="none"/>
      <style:paragraph-properties fo:margin-left="1cm" fo:margin-right="0cm" fo:line-height="115%" fo:text-indent="0cm" style:auto-text-indent="false" fo:background-color="transparent"/>
      <style:text-properties officeooo:paragraph-rsid="034b9662"/>
    </style:style>
    <style:style style:name="P390" style:family="paragraph" style:parent-style-name="Standard">
      <loext:graphic-properties draw:fill="none"/>
      <style:paragraph-properties fo:margin-left="1cm" fo:margin-right="0cm" fo:line-height="115%" fo:text-indent="0cm" style:auto-text-indent="false" fo:background-color="transparent"/>
      <style:text-properties officeooo:paragraph-rsid="034d4023"/>
    </style:style>
    <style:style style:name="P391" style:family="paragraph" style:parent-style-name="Standard">
      <loext:graphic-properties draw:fill="none"/>
      <style:paragraph-properties fo:margin-left="1cm" fo:margin-right="0cm" fo:line-height="115%" fo:text-indent="0cm" style:auto-text-indent="false" fo:background-color="transparent"/>
      <style:text-properties officeooo:paragraph-rsid="034fc8a8"/>
    </style:style>
    <style:style style:name="P392" style:family="paragraph" style:parent-style-name="Standard">
      <loext:graphic-properties draw:fill="none"/>
      <style:paragraph-properties fo:margin-left="1cm" fo:margin-right="0cm" fo:line-height="115%" fo:text-indent="0cm" style:auto-text-indent="false" fo:background-color="transparent"/>
      <style:text-properties officeooo:paragraph-rsid="0352fd32"/>
    </style:style>
    <style:style style:name="P393" style:family="paragraph" style:parent-style-name="Standard">
      <loext:graphic-properties draw:fill="none"/>
      <style:paragraph-properties fo:margin-left="1cm" fo:margin-right="0cm" fo:line-height="115%" fo:text-indent="0cm" style:auto-text-indent="false" fo:background-color="transparent"/>
      <style:text-properties officeooo:paragraph-rsid="035bd24b"/>
    </style:style>
    <style:style style:name="P394" style:family="paragraph" style:parent-style-name="Standard">
      <loext:graphic-properties draw:fill="none"/>
      <style:paragraph-properties fo:margin-left="1cm" fo:margin-right="0cm" fo:line-height="115%" fo:text-indent="0cm" style:auto-text-indent="false" fo:background-color="transparent"/>
      <style:text-properties officeooo:paragraph-rsid="035e4118"/>
    </style:style>
    <style:style style:name="P395" style:family="paragraph" style:parent-style-name="Standard">
      <loext:graphic-properties draw:fill="none"/>
      <style:paragraph-properties fo:margin-left="1cm" fo:margin-right="0cm" fo:line-height="115%" fo:text-indent="0cm" style:auto-text-indent="false" fo:background-color="transparent"/>
      <style:text-properties officeooo:paragraph-rsid="036a0c7a"/>
    </style:style>
    <style:style style:name="P396" style:family="paragraph" style:parent-style-name="Standard">
      <loext:graphic-properties draw:fill="none"/>
      <style:paragraph-properties fo:margin-left="1cm" fo:margin-right="0cm" fo:line-height="115%" fo:text-indent="0cm" style:auto-text-indent="false" fo:background-color="transparent"/>
      <style:text-properties officeooo:paragraph-rsid="036b5f39"/>
    </style:style>
    <style:style style:name="P397" style:family="paragraph" style:parent-style-name="Standard">
      <loext:graphic-properties draw:fill="none"/>
      <style:paragraph-properties fo:margin-left="1cm" fo:margin-right="0cm" fo:line-height="115%" fo:text-indent="0cm" style:auto-text-indent="false" fo:background-color="transparent"/>
      <style:text-properties officeooo:paragraph-rsid="0375b241"/>
    </style:style>
    <style:style style:name="P398"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75b241"/>
    </style:style>
    <style:style style:name="P399"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991574"/>
    </style:style>
    <style:style style:name="P400"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a22041"/>
    </style:style>
    <style:style style:name="P401"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b926b9"/>
    </style:style>
    <style:style style:name="P402"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c46ef4"/>
    </style:style>
    <style:style style:name="P403"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3d95e4f"/>
    </style:style>
    <style:style style:name="P404"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384d2a"/>
    </style:style>
    <style:style style:name="P405"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958042"/>
    </style:style>
    <style:style style:name="P406"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af001b"/>
    </style:style>
    <style:style style:name="P407"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75b241"/>
    </style:style>
    <style:style style:name="P408"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8b2388"/>
    </style:style>
    <style:style style:name="P409"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991574"/>
    </style:style>
    <style:style style:name="P410"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0799a"/>
    </style:style>
    <style:style style:name="P411"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a22041"/>
    </style:style>
    <style:style style:name="P412"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b926b9"/>
    </style:style>
    <style:style style:name="P413"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c46ef4"/>
    </style:style>
    <style:style style:name="P414"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3d95e4f"/>
    </style:style>
    <style:style style:name="P415"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384d2a"/>
    </style:style>
    <style:style style:name="P416"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958042"/>
    </style:style>
    <style:style style:name="P417"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af001b"/>
    </style:style>
    <style:style style:name="P418" style:family="paragraph" style:parent-style-name="Standard">
      <loext:graphic-properties draw:fill="none"/>
      <style:paragraph-properties fo:margin-left="1cm" fo:margin-right="0cm" fo:line-height="115%" fo:text-indent="0cm" style:auto-text-indent="false" fo:background-color="transparent"/>
      <style:text-properties officeooo:paragraph-rsid="0376cf9a"/>
    </style:style>
    <style:style style:name="P419" style:family="paragraph" style:parent-style-name="Standard">
      <loext:graphic-properties draw:fill="none"/>
      <style:paragraph-properties fo:margin-left="1cm" fo:margin-right="0cm" fo:line-height="115%" fo:text-indent="0cm" style:auto-text-indent="false" fo:background-color="transparent"/>
      <style:text-properties officeooo:paragraph-rsid="0377d77f"/>
    </style:style>
    <style:style style:name="P420" style:family="paragraph" style:parent-style-name="Standard">
      <loext:graphic-properties draw:fill="none"/>
      <style:paragraph-properties fo:margin-left="1cm" fo:margin-right="0cm" fo:line-height="115%" fo:text-indent="0cm" style:auto-text-indent="false" fo:background-color="transparent"/>
      <style:text-properties officeooo:paragraph-rsid="037cfc3c"/>
    </style:style>
    <style:style style:name="P421" style:family="paragraph" style:parent-style-name="Standard">
      <loext:graphic-properties draw:fill="none"/>
      <style:paragraph-properties fo:margin-left="1cm" fo:margin-right="0cm" fo:line-height="115%" fo:text-indent="0cm" style:auto-text-indent="false" fo:background-color="transparent"/>
      <style:text-properties officeooo:paragraph-rsid="03825dbe"/>
    </style:style>
    <style:style style:name="P422" style:family="paragraph" style:parent-style-name="Standard">
      <loext:graphic-properties draw:fill="none"/>
      <style:paragraph-properties fo:margin-left="1cm" fo:margin-right="0cm" fo:line-height="115%" fo:text-indent="0cm" style:auto-text-indent="false" fo:background-color="transparent"/>
      <style:text-properties officeooo:paragraph-rsid="0384da27"/>
    </style:style>
    <style:style style:name="P423" style:family="paragraph" style:parent-style-name="Standard">
      <loext:graphic-properties draw:fill="none"/>
      <style:paragraph-properties fo:margin-left="1cm" fo:margin-right="0cm" fo:line-height="115%" fo:text-indent="0cm" style:auto-text-indent="false" fo:background-color="transparent"/>
      <style:text-properties officeooo:paragraph-rsid="038b2388"/>
    </style:style>
    <style:style style:name="P424" style:family="paragraph" style:parent-style-name="Standard">
      <loext:graphic-properties draw:fill="none"/>
      <style:paragraph-properties fo:margin-left="1cm" fo:margin-right="0cm" fo:line-height="115%" fo:text-indent="0cm" style:auto-text-indent="false" fo:background-color="transparent"/>
      <style:text-properties officeooo:paragraph-rsid="038f3ed0"/>
    </style:style>
    <style:style style:name="P425" style:family="paragraph" style:parent-style-name="Standard">
      <loext:graphic-properties draw:fill="none"/>
      <style:paragraph-properties fo:margin-left="1cm" fo:margin-right="0cm" fo:line-height="115%" fo:text-indent="0cm" style:auto-text-indent="false" fo:background-color="transparent"/>
      <style:text-properties officeooo:paragraph-rsid="039092df"/>
    </style:style>
    <style:style style:name="P426" style:family="paragraph" style:parent-style-name="Standard">
      <loext:graphic-properties draw:fill="none"/>
      <style:paragraph-properties fo:margin-left="1cm" fo:margin-right="0cm" fo:line-height="115%" fo:text-indent="0cm" style:auto-text-indent="false" fo:background-color="transparent"/>
      <style:text-properties officeooo:paragraph-rsid="0391f465"/>
    </style:style>
    <style:style style:name="P427" style:family="paragraph" style:parent-style-name="Standard">
      <loext:graphic-properties draw:fill="none"/>
      <style:paragraph-properties fo:margin-left="1cm" fo:margin-right="0cm" fo:line-height="115%" fo:text-indent="0cm" style:auto-text-indent="false" fo:background-color="transparent"/>
      <style:text-properties officeooo:paragraph-rsid="03991574"/>
    </style:style>
    <style:style style:name="P428" style:family="paragraph" style:parent-style-name="Standard">
      <loext:graphic-properties draw:fill="none"/>
      <style:paragraph-properties fo:margin-left="1cm" fo:margin-right="0cm" fo:line-height="115%" fo:text-indent="0cm" style:auto-text-indent="false" fo:background-color="transparent"/>
      <style:text-properties officeooo:paragraph-rsid="039c4701"/>
    </style:style>
    <style:style style:name="P429" style:family="paragraph" style:parent-style-name="Standard">
      <loext:graphic-properties draw:fill="none"/>
      <style:paragraph-properties fo:margin-left="1cm" fo:margin-right="0cm" fo:line-height="115%" fo:text-indent="0cm" style:auto-text-indent="false" fo:background-color="transparent"/>
      <style:text-properties officeooo:paragraph-rsid="03a0799a"/>
    </style:style>
    <style:style style:name="P430" style:family="paragraph" style:parent-style-name="Standard">
      <loext:graphic-properties draw:fill="none"/>
      <style:paragraph-properties fo:margin-left="1cm" fo:margin-right="0cm" fo:line-height="115%" fo:text-indent="0cm" style:auto-text-indent="false" fo:background-color="transparent"/>
      <style:text-properties officeooo:paragraph-rsid="03a18b6d"/>
    </style:style>
    <style:style style:name="P431" style:family="paragraph" style:parent-style-name="Standard">
      <loext:graphic-properties draw:fill="none"/>
      <style:paragraph-properties fo:margin-left="1cm" fo:margin-right="0cm" fo:line-height="115%" fo:text-indent="0cm" style:auto-text-indent="false" fo:background-color="transparent"/>
      <style:text-properties officeooo:paragraph-rsid="03a22041"/>
    </style:style>
    <style:style style:name="P432" style:family="paragraph" style:parent-style-name="Standard">
      <loext:graphic-properties draw:fill="none"/>
      <style:paragraph-properties fo:margin-left="1cm" fo:margin-right="0cm" fo:line-height="115%" fo:text-indent="0cm" style:auto-text-indent="false" fo:background-color="transparent"/>
      <style:text-properties officeooo:paragraph-rsid="03a417e5"/>
    </style:style>
    <style:style style:name="P433" style:family="paragraph" style:parent-style-name="Standard">
      <loext:graphic-properties draw:fill="none"/>
      <style:paragraph-properties fo:margin-left="1cm" fo:margin-right="0cm" fo:line-height="115%" fo:text-indent="0cm" style:auto-text-indent="false" fo:background-color="transparent"/>
      <style:text-properties officeooo:paragraph-rsid="03b926b9"/>
    </style:style>
    <style:style style:name="P434" style:family="paragraph" style:parent-style-name="Standard">
      <loext:graphic-properties draw:fill="none"/>
      <style:paragraph-properties fo:margin-left="1cm" fo:margin-right="0cm" fo:line-height="115%" fo:text-indent="0cm" style:auto-text-indent="false" fo:background-color="transparent"/>
      <style:text-properties officeooo:paragraph-rsid="03bac138"/>
    </style:style>
    <style:style style:name="P435" style:family="paragraph" style:parent-style-name="Standard">
      <loext:graphic-properties draw:fill="none"/>
      <style:paragraph-properties fo:margin-left="1cm" fo:margin-right="0cm" fo:line-height="115%" fo:text-indent="0cm" style:auto-text-indent="false" fo:background-color="transparent"/>
      <style:text-properties officeooo:paragraph-rsid="03be0fa6"/>
    </style:style>
    <style:style style:name="P436" style:family="paragraph" style:parent-style-name="Standard">
      <loext:graphic-properties draw:fill="none"/>
      <style:paragraph-properties fo:margin-left="1cm" fo:margin-right="0cm" fo:line-height="115%" fo:text-indent="0cm" style:auto-text-indent="false" fo:background-color="transparent"/>
      <style:text-properties officeooo:paragraph-rsid="03be8451"/>
    </style:style>
    <style:style style:name="P437" style:family="paragraph" style:parent-style-name="Standard">
      <loext:graphic-properties draw:fill="none"/>
      <style:paragraph-properties fo:margin-left="1cm" fo:margin-right="0cm" fo:line-height="115%" fo:text-indent="0cm" style:auto-text-indent="false" fo:background-color="transparent"/>
      <style:text-properties officeooo:paragraph-rsid="03c234df"/>
    </style:style>
    <style:style style:name="P438" style:family="paragraph" style:parent-style-name="Standard">
      <loext:graphic-properties draw:fill="none"/>
      <style:paragraph-properties fo:margin-left="1cm" fo:margin-right="0cm" fo:line-height="115%" fo:text-indent="0cm" style:auto-text-indent="false" fo:background-color="transparent"/>
      <style:text-properties officeooo:paragraph-rsid="03c46ef4"/>
    </style:style>
    <style:style style:name="P439" style:family="paragraph" style:parent-style-name="Standard">
      <loext:graphic-properties draw:fill="none"/>
      <style:paragraph-properties fo:margin-left="1cm" fo:margin-right="0cm" fo:line-height="115%" fo:text-indent="0cm" style:auto-text-indent="false" fo:background-color="transparent"/>
      <style:text-properties officeooo:paragraph-rsid="03c4f2ec"/>
    </style:style>
    <style:style style:name="P440" style:family="paragraph" style:parent-style-name="Standard">
      <loext:graphic-properties draw:fill="none"/>
      <style:paragraph-properties fo:margin-left="1cm" fo:margin-right="0cm" fo:line-height="115%" fo:text-indent="0cm" style:auto-text-indent="false" fo:background-color="transparent"/>
      <style:text-properties officeooo:paragraph-rsid="03ce8475"/>
    </style:style>
    <style:style style:name="P441" style:family="paragraph" style:parent-style-name="Standard">
      <loext:graphic-properties draw:fill="none"/>
      <style:paragraph-properties fo:margin-left="1cm" fo:margin-right="0cm" fo:line-height="115%" fo:text-indent="0cm" style:auto-text-indent="false" fo:background-color="transparent"/>
      <style:text-properties officeooo:paragraph-rsid="03cf0f2d"/>
    </style:style>
    <style:style style:name="P442" style:family="paragraph" style:parent-style-name="Standard">
      <loext:graphic-properties draw:fill="none"/>
      <style:paragraph-properties fo:margin-left="1cm" fo:margin-right="0cm" fo:line-height="115%" fo:text-indent="0cm" style:auto-text-indent="false" fo:background-color="transparent"/>
      <style:text-properties officeooo:paragraph-rsid="03d36d1f"/>
    </style:style>
    <style:style style:name="P443" style:family="paragraph" style:parent-style-name="Standard">
      <loext:graphic-properties draw:fill="none"/>
      <style:paragraph-properties fo:margin-left="1cm" fo:margin-right="0cm" fo:line-height="115%" fo:text-indent="0cm" style:auto-text-indent="false" fo:background-color="transparent"/>
      <style:text-properties officeooo:paragraph-rsid="03dc913a"/>
    </style:style>
    <style:style style:name="P444" style:family="paragraph" style:parent-style-name="Standard">
      <loext:graphic-properties draw:fill="none"/>
      <style:paragraph-properties fo:margin-left="1cm" fo:margin-right="0cm" fo:line-height="115%" fo:text-indent="0cm" style:auto-text-indent="false" fo:background-color="transparent"/>
      <style:text-properties officeooo:paragraph-rsid="03dd9bb4"/>
    </style:style>
    <style:style style:name="P445" style:family="paragraph" style:parent-style-name="Standard">
      <loext:graphic-properties draw:fill="none"/>
      <style:paragraph-properties fo:margin-left="1cm" fo:margin-right="0cm" fo:line-height="115%" fo:text-indent="0cm" style:auto-text-indent="false" fo:background-color="transparent"/>
      <style:text-properties officeooo:paragraph-rsid="03e005fc"/>
    </style:style>
    <style:style style:name="P446" style:family="paragraph" style:parent-style-name="Standard">
      <loext:graphic-properties draw:fill="none"/>
      <style:paragraph-properties fo:margin-left="1cm" fo:margin-right="0cm" fo:line-height="115%" fo:text-indent="0cm" style:auto-text-indent="false" fo:background-color="transparent"/>
      <style:text-properties officeooo:paragraph-rsid="03e1debd"/>
    </style:style>
    <style:style style:name="P447" style:family="paragraph" style:parent-style-name="Standard">
      <loext:graphic-properties draw:fill="none"/>
      <style:paragraph-properties fo:margin-left="1cm" fo:margin-right="0cm" fo:line-height="115%" fo:text-indent="0cm" style:auto-text-indent="false" fo:background-color="transparent"/>
      <style:text-properties officeooo:paragraph-rsid="03e5e737"/>
    </style:style>
    <style:style style:name="P448" style:family="paragraph" style:parent-style-name="Standard">
      <loext:graphic-properties draw:fill="none"/>
      <style:paragraph-properties fo:margin-left="1cm" fo:margin-right="0cm" fo:line-height="115%" fo:text-indent="0cm" style:auto-text-indent="false" fo:background-color="transparent"/>
      <style:text-properties officeooo:paragraph-rsid="03e77c5f"/>
    </style:style>
    <style:style style:name="P449" style:family="paragraph" style:parent-style-name="Standard">
      <loext:graphic-properties draw:fill="none"/>
      <style:paragraph-properties fo:margin-left="1cm" fo:margin-right="0cm" fo:line-height="115%" fo:text-indent="0cm" style:auto-text-indent="false" fo:background-color="transparent"/>
      <style:text-properties officeooo:paragraph-rsid="03e97c5a"/>
    </style:style>
    <style:style style:name="P450" style:family="paragraph" style:parent-style-name="Standard">
      <loext:graphic-properties draw:fill="none"/>
      <style:paragraph-properties fo:margin-left="1cm" fo:margin-right="0cm" fo:line-height="115%" fo:text-indent="0cm" style:auto-text-indent="false" fo:background-color="transparent"/>
      <style:text-properties officeooo:paragraph-rsid="03eb2f8f"/>
    </style:style>
    <style:style style:name="P451" style:family="paragraph" style:parent-style-name="Standard">
      <loext:graphic-properties draw:fill="none"/>
      <style:paragraph-properties fo:margin-left="1cm" fo:margin-right="0cm" fo:line-height="115%" fo:text-indent="0cm" style:auto-text-indent="false" fo:background-color="transparent"/>
      <style:text-properties officeooo:paragraph-rsid="03eefd41"/>
    </style:style>
    <style:style style:name="P452" style:family="paragraph" style:parent-style-name="Standard">
      <loext:graphic-properties draw:fill="none"/>
      <style:paragraph-properties fo:margin-left="1cm" fo:margin-right="0cm" fo:line-height="115%" fo:text-indent="0cm" style:auto-text-indent="false" fo:background-color="transparent"/>
      <style:text-properties officeooo:paragraph-rsid="03ef8f48"/>
    </style:style>
    <style:style style:name="P453" style:family="paragraph" style:parent-style-name="Standard">
      <loext:graphic-properties draw:fill="none"/>
      <style:paragraph-properties fo:margin-left="1cm" fo:margin-right="0cm" fo:line-height="115%" fo:text-indent="0cm" style:auto-text-indent="false" fo:background-color="transparent"/>
      <style:text-properties officeooo:paragraph-rsid="03f0b704"/>
    </style:style>
    <style:style style:name="P454" style:family="paragraph" style:parent-style-name="Standard">
      <loext:graphic-properties draw:fill="none"/>
      <style:paragraph-properties fo:margin-left="1cm" fo:margin-right="0cm" fo:line-height="115%" fo:text-indent="0cm" style:auto-text-indent="false" fo:background-color="transparent"/>
      <style:text-properties officeooo:paragraph-rsid="03f2c5d1"/>
    </style:style>
    <style:style style:name="P455" style:family="paragraph" style:parent-style-name="Standard">
      <loext:graphic-properties draw:fill="none"/>
      <style:paragraph-properties fo:margin-left="1cm" fo:margin-right="0cm" fo:line-height="115%" fo:text-indent="0cm" style:auto-text-indent="false" fo:background-color="transparent"/>
      <style:text-properties officeooo:paragraph-rsid="03f2eb1b"/>
    </style:style>
    <style:style style:name="P456" style:family="paragraph" style:parent-style-name="Standard">
      <loext:graphic-properties draw:fill="none"/>
      <style:paragraph-properties fo:margin-left="1cm" fo:margin-right="0cm" fo:line-height="115%" fo:text-indent="0cm" style:auto-text-indent="false" fo:background-color="transparent"/>
      <style:text-properties officeooo:paragraph-rsid="03f3c651"/>
    </style:style>
    <style:style style:name="P457" style:family="paragraph" style:parent-style-name="Standard">
      <loext:graphic-properties draw:fill="none"/>
      <style:paragraph-properties fo:margin-left="1cm" fo:margin-right="0cm" fo:line-height="115%" fo:text-indent="0cm" style:auto-text-indent="false" fo:background-color="transparent"/>
      <style:text-properties officeooo:paragraph-rsid="03f4f4f9"/>
    </style:style>
    <style:style style:name="P458" style:family="paragraph" style:parent-style-name="Standard">
      <loext:graphic-properties draw:fill="none"/>
      <style:paragraph-properties fo:margin-left="1cm" fo:margin-right="0cm" fo:line-height="115%" fo:text-indent="0cm" style:auto-text-indent="false" fo:background-color="transparent"/>
      <style:text-properties officeooo:paragraph-rsid="041aec18"/>
    </style:style>
    <style:style style:name="P459"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aec18"/>
    </style:style>
    <style:style style:name="P460"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b0703"/>
    </style:style>
    <style:style style:name="P461"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1e62cf"/>
    </style:style>
    <style:style style:name="P462"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4b693"/>
    </style:style>
    <style:style style:name="P463" style:family="paragraph" style:parent-style-name="Standard">
      <loext:graphic-properties draw:fill="none"/>
      <style:paragraph-properties fo:margin-left="1cm" fo:margin-right="0cm" fo:line-height="115%" fo:text-align="start" style:justify-single-word="false" fo:text-indent="0cm" style:auto-text-indent="false" fo:background-color="transparent"/>
      <style:text-properties officeooo:paragraph-rsid="042b91e7"/>
    </style:style>
    <style:style style:name="P464" style:family="paragraph" style:parent-style-name="Standard">
      <loext:graphic-properties draw:fill="none"/>
      <style:paragraph-properties fo:margin-left="1cm" fo:margin-right="0cm" fo:line-height="115%" fo:text-indent="0cm" style:auto-text-indent="false" fo:background-color="transparent"/>
      <style:text-properties officeooo:paragraph-rsid="041e62cf"/>
    </style:style>
    <style:style style:name="P465" style:family="paragraph" style:parent-style-name="Standard">
      <loext:graphic-properties draw:fill="none"/>
      <style:paragraph-properties fo:margin-left="1cm" fo:margin-right="0cm" fo:line-height="115%" fo:text-indent="0cm" style:auto-text-indent="false" fo:background-color="transparent"/>
      <style:text-properties officeooo:paragraph-rsid="0424b693"/>
    </style:style>
    <style:style style:name="P466" style:family="paragraph" style:parent-style-name="Standard">
      <loext:graphic-properties draw:fill="none"/>
      <style:paragraph-properties fo:margin-left="1cm" fo:margin-right="0cm" fo:line-height="115%" fo:text-indent="0cm" style:auto-text-indent="false" fo:background-color="transparent"/>
      <style:text-properties officeooo:paragraph-rsid="042b91e7"/>
    </style:style>
    <style:style style:name="P467" style:family="paragraph" style:parent-style-name="Standard">
      <loext:graphic-properties draw:fill="none"/>
      <style:paragraph-properties fo:margin-left="1cm" fo:margin-right="0cm" fo:line-height="115%" fo:text-indent="0cm" style:auto-text-indent="false" fo:background-color="transparent"/>
      <style:text-properties officeooo:paragraph-rsid="042f246f"/>
    </style:style>
    <style:style style:name="P468" style:family="paragraph" style:parent-style-name="Standard">
      <loext:graphic-properties draw:fill="none"/>
      <style:paragraph-properties fo:margin-left="1cm" fo:margin-right="0cm" fo:line-height="115%" fo:text-indent="0cm" style:auto-text-indent="false" fo:background-color="transparent"/>
      <style:text-properties officeooo:paragraph-rsid="04384d2a"/>
    </style:style>
    <style:style style:name="P469" style:family="paragraph" style:parent-style-name="Standard">
      <loext:graphic-properties draw:fill="none"/>
      <style:paragraph-properties fo:margin-left="1cm" fo:margin-right="0cm" fo:line-height="115%" fo:text-indent="0cm" style:auto-text-indent="false" fo:background-color="transparent"/>
      <style:text-properties officeooo:paragraph-rsid="0445a0ad"/>
    </style:style>
    <style:style style:name="P470" style:family="paragraph" style:parent-style-name="Standard">
      <loext:graphic-properties draw:fill="none"/>
      <style:paragraph-properties fo:margin-left="1cm" fo:margin-right="0cm" fo:line-height="115%" fo:text-indent="0cm" style:auto-text-indent="false" fo:background-color="transparent"/>
      <style:text-properties officeooo:paragraph-rsid="0447f61f"/>
    </style:style>
    <style:style style:name="P471" style:family="paragraph" style:parent-style-name="Standard">
      <loext:graphic-properties draw:fill="none"/>
      <style:paragraph-properties fo:margin-left="1cm" fo:margin-right="0cm" fo:line-height="115%" fo:text-indent="0cm" style:auto-text-indent="false" fo:background-color="transparent"/>
      <style:text-properties officeooo:paragraph-rsid="04511e6f"/>
    </style:style>
    <style:style style:name="P472" style:family="paragraph" style:parent-style-name="Standard">
      <loext:graphic-properties draw:fill="none"/>
      <style:paragraph-properties fo:margin-left="1cm" fo:margin-right="0cm" fo:line-height="115%" fo:text-indent="0cm" style:auto-text-indent="false" fo:background-color="transparent"/>
      <style:text-properties officeooo:paragraph-rsid="04527d77"/>
    </style:style>
    <style:style style:name="P473" style:family="paragraph" style:parent-style-name="Standard">
      <loext:graphic-properties draw:fill="none"/>
      <style:paragraph-properties fo:margin-left="1cm" fo:margin-right="0cm" fo:line-height="115%" fo:text-indent="0cm" style:auto-text-indent="false" fo:background-color="transparent"/>
      <style:text-properties officeooo:paragraph-rsid="045823a0"/>
    </style:style>
    <style:style style:name="P474" style:family="paragraph" style:parent-style-name="Standard">
      <loext:graphic-properties draw:fill="none"/>
      <style:paragraph-properties fo:margin-left="1cm" fo:margin-right="0cm" fo:line-height="115%" fo:text-indent="0cm" style:auto-text-indent="false" fo:background-color="transparent"/>
      <style:text-properties officeooo:paragraph-rsid="0458e43a"/>
    </style:style>
    <style:style style:name="P475" style:family="paragraph" style:parent-style-name="Standard">
      <loext:graphic-properties draw:fill="none"/>
      <style:paragraph-properties fo:margin-left="1cm" fo:margin-right="0cm" fo:line-height="115%" fo:text-indent="0cm" style:auto-text-indent="false" fo:background-color="transparent"/>
      <style:text-properties officeooo:paragraph-rsid="047a9634"/>
    </style:style>
    <style:style style:name="P476" style:family="paragraph" style:parent-style-name="Standard">
      <loext:graphic-properties draw:fill="none"/>
      <style:paragraph-properties fo:margin-left="1cm" fo:margin-right="0cm" fo:line-height="115%" fo:text-indent="0cm" style:auto-text-indent="false" fo:background-color="transparent"/>
      <style:text-properties officeooo:paragraph-rsid="047c2929"/>
    </style:style>
    <style:style style:name="P477" style:family="paragraph" style:parent-style-name="Standard">
      <loext:graphic-properties draw:fill="none"/>
      <style:paragraph-properties fo:margin-left="1cm" fo:margin-right="0cm" fo:line-height="115%" fo:text-indent="0cm" style:auto-text-indent="false" fo:background-color="transparent"/>
      <style:text-properties officeooo:paragraph-rsid="048070a6"/>
    </style:style>
    <style:style style:name="P478" style:family="paragraph" style:parent-style-name="Standard">
      <loext:graphic-properties draw:fill="none"/>
      <style:paragraph-properties fo:margin-left="1cm" fo:margin-right="0cm" fo:line-height="115%" fo:text-indent="0cm" style:auto-text-indent="false" fo:background-color="transparent"/>
      <style:text-properties officeooo:paragraph-rsid="04958042"/>
    </style:style>
    <style:style style:name="P479" style:family="paragraph" style:parent-style-name="Standard">
      <loext:graphic-properties draw:fill="none"/>
      <style:paragraph-properties fo:margin-left="1cm" fo:margin-right="0cm" fo:line-height="115%" fo:text-indent="0cm" style:auto-text-indent="false" fo:background-color="transparent"/>
      <style:text-properties officeooo:paragraph-rsid="049c208d"/>
    </style:style>
    <style:style style:name="P480" style:family="paragraph" style:parent-style-name="Standard">
      <loext:graphic-properties draw:fill="none"/>
      <style:paragraph-properties fo:margin-left="1cm" fo:margin-right="0cm" fo:line-height="115%" fo:text-indent="0cm" style:auto-text-indent="false" fo:background-color="transparent"/>
      <style:text-properties officeooo:paragraph-rsid="049cd54a"/>
    </style:style>
    <style:style style:name="P481" style:family="paragraph" style:parent-style-name="Standard">
      <loext:graphic-properties draw:fill="none"/>
      <style:paragraph-properties fo:margin-left="1cm" fo:margin-right="0cm" fo:line-height="115%" fo:text-indent="0cm" style:auto-text-indent="false" fo:background-color="transparent"/>
      <style:text-properties officeooo:paragraph-rsid="049fecf4"/>
    </style:style>
    <style:style style:name="P482" style:family="paragraph" style:parent-style-name="Standard">
      <loext:graphic-properties draw:fill="none"/>
      <style:paragraph-properties fo:margin-left="1cm" fo:margin-right="0cm" fo:line-height="115%" fo:text-indent="0cm" style:auto-text-indent="false" fo:background-color="transparent"/>
      <style:text-properties officeooo:paragraph-rsid="04af001b"/>
    </style:style>
    <style:style style:name="P483" style:family="paragraph" style:parent-style-name="Standard">
      <loext:graphic-properties draw:fill="none"/>
      <style:paragraph-properties fo:margin-left="1cm" fo:margin-right="0cm" fo:line-height="115%" fo:text-indent="0cm" style:auto-text-indent="false" fo:background-color="transparent"/>
      <style:text-properties officeooo:paragraph-rsid="04b23ba0"/>
    </style:style>
    <style:style style:name="P484"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3e97c5a"/>
    </style:style>
    <style:style style:name="P485"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5536b4"/>
    </style:style>
    <style:style style:name="P486" style:family="paragraph" style:parent-style-name="Standard">
      <loext:graphic-properties draw:fill="none"/>
      <style:paragraph-properties fo:margin-left="1cm" fo:margin-right="0cm" fo:line-height="115%" fo:text-indent="0cm" style:auto-text-indent="false" fo:background-color="transparent"/>
      <style:text-properties officeooo:rsid="0352fd32" officeooo:paragraph-rsid="049ed01a"/>
    </style:style>
    <style:style style:name="P487"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825dbe" style:font-weight-asian="normal" style:font-weight-complex="normal"/>
    </style:style>
    <style:style style:name="P488" style:family="paragraph" style:parent-style-name="Standard">
      <loext:graphic-properties draw:fill="none"/>
      <style:paragraph-properties fo:margin-left="1cm" fo:margin-right="0cm" fo:line-height="115%" fo:text-indent="0cm" style:auto-text-indent="false" fo:background-color="transparent"/>
      <style:text-properties fo:font-weight="normal" officeooo:paragraph-rsid="039092df" style:font-weight-asian="normal" style:font-weight-complex="normal"/>
    </style:style>
    <style:style style:name="P489"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8b2388" fo:background-color="#ffaa95"/>
    </style:style>
    <style:style style:name="P490"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fo:font-size="16pt" officeooo:paragraph-rsid="03a0799a" fo:background-color="#ffaa95"/>
    </style:style>
    <style:style style:name="P491" style:family="paragraph" style:parent-style-name="Standard">
      <loext:graphic-properties draw:fill="none"/>
      <style:paragraph-properties fo:margin-left="1cm" fo:margin-right="0cm" fo:line-height="115%" fo:text-indent="0cm" style:auto-text-indent="false" fo:background-color="transparent"/>
      <style:text-properties officeooo:rsid="03544af9" officeooo:paragraph-rsid="045823a0"/>
    </style:style>
    <style:style style:name="P492" style:family="paragraph" style:parent-style-name="Standard">
      <loext:graphic-properties draw:fill="none"/>
      <style:paragraph-properties fo:margin-left="1cm" fo:margin-right="0cm" fo:line-height="115%" fo:text-indent="0cm" style:auto-text-indent="false" fo:background-color="transparent"/>
      <style:text-properties officeooo:rsid="01785620" officeooo:paragraph-rsid="04604299"/>
    </style:style>
    <style:style style:name="P493" style:family="paragraph" style:parent-style-name="Standard" style:master-page-name="">
      <style:paragraph-properties style:page-number="auto" fo:break-before="page"/>
      <style:text-properties officeooo:paragraph-rsid="0157a40b"/>
    </style:style>
    <style:style style:name="P494" style:family="paragraph" style:parent-style-name="Standard" style:master-page-name="">
      <style:paragraph-properties style:page-number="auto" fo:break-before="page"/>
      <style:text-properties officeooo:paragraph-rsid="0164559d"/>
    </style:style>
    <style:style style:name="P495" style:family="paragraph" style:parent-style-name="Standard" style:master-page-name="">
      <style:paragraph-properties style:page-number="auto" fo:break-before="page"/>
      <style:text-properties officeooo:paragraph-rsid="016bb559"/>
    </style:style>
    <style:style style:name="P496" style:family="paragraph" style:parent-style-name="Standard" style:master-page-name="">
      <style:paragraph-properties style:page-number="auto" fo:break-before="page"/>
      <style:text-properties officeooo:paragraph-rsid="0175a044"/>
    </style:style>
    <style:style style:name="P497" style:family="paragraph" style:parent-style-name="Standard" style:master-page-name="">
      <style:paragraph-properties style:page-number="auto" fo:break-before="page"/>
      <style:text-properties officeooo:paragraph-rsid="017c7f61"/>
    </style:style>
    <style:style style:name="P498" style:family="paragraph" style:parent-style-name="Standard" style:master-page-name="">
      <style:paragraph-properties style:page-number="auto" fo:break-before="page"/>
      <style:text-properties officeooo:paragraph-rsid="01f9159a"/>
    </style:style>
    <style:style style:name="P499" style:family="paragraph" style:parent-style-name="Standard" style:master-page-name="">
      <style:paragraph-properties style:page-number="auto" fo:break-before="page"/>
      <style:text-properties officeooo:paragraph-rsid="01c1d024"/>
    </style:style>
    <style:style style:name="P500" style:family="paragraph" style:parent-style-name="Standard" style:master-page-name="">
      <style:paragraph-properties style:page-number="auto" fo:break-before="page"/>
      <style:text-properties officeooo:paragraph-rsid="01cb91a6"/>
    </style:style>
    <style:style style:name="P501" style:family="paragraph" style:parent-style-name="Standard" style:master-page-name="">
      <style:paragraph-properties style:page-number="auto" fo:break-before="page"/>
      <style:text-properties officeooo:paragraph-rsid="01d4e3ac"/>
    </style:style>
    <style:style style:name="P502" style:family="paragraph" style:parent-style-name="Standard" style:master-page-name="">
      <style:paragraph-properties style:page-number="auto" fo:break-before="page"/>
      <style:text-properties officeooo:paragraph-rsid="01dcf296"/>
    </style:style>
    <style:style style:name="P503" style:family="paragraph" style:parent-style-name="Standard" style:master-page-name="">
      <style:paragraph-properties style:page-number="auto" fo:break-before="page"/>
      <style:text-properties officeooo:paragraph-rsid="02a8e881"/>
    </style:style>
    <style:style style:name="P504" style:family="paragraph" style:parent-style-name="Standard" style:master-page-name="">
      <style:paragraph-properties style:page-number="auto" fo:break-before="page"/>
      <style:text-properties officeooo:paragraph-rsid="0375b241"/>
    </style:style>
    <style:style style:name="P505" style:family="paragraph" style:parent-style-name="Standard" style:master-page-name="">
      <style:paragraph-properties style:page-number="auto" fo:break-before="page"/>
      <style:text-properties officeooo:paragraph-rsid="038b2388"/>
    </style:style>
    <style:style style:name="P506" style:family="paragraph" style:parent-style-name="Standard" style:master-page-name="">
      <style:paragraph-properties style:page-number="auto" fo:break-before="page"/>
      <style:text-properties officeooo:paragraph-rsid="03991574"/>
    </style:style>
    <style:style style:name="P507" style:family="paragraph" style:parent-style-name="Standard" style:master-page-name="">
      <style:paragraph-properties style:page-number="auto" fo:break-before="page"/>
      <style:text-properties officeooo:paragraph-rsid="03a0799a"/>
    </style:style>
    <style:style style:name="P508" style:family="paragraph" style:parent-style-name="Standard" style:master-page-name="">
      <style:paragraph-properties style:page-number="auto" fo:break-before="page"/>
      <style:text-properties officeooo:paragraph-rsid="03a22041"/>
    </style:style>
    <style:style style:name="P509" style:family="paragraph" style:parent-style-name="Standard" style:master-page-name="">
      <style:paragraph-properties style:page-number="auto" fo:break-before="page"/>
      <style:text-properties officeooo:paragraph-rsid="03b926b9"/>
    </style:style>
    <style:style style:name="P510" style:family="paragraph" style:parent-style-name="Standard" style:master-page-name="">
      <style:paragraph-properties style:page-number="auto" fo:break-before="page"/>
      <style:text-properties officeooo:paragraph-rsid="03d95e4f"/>
    </style:style>
    <style:style style:name="P511" style:family="paragraph" style:parent-style-name="Standard" style:master-page-name="">
      <style:paragraph-properties style:page-number="auto"/>
      <style:text-properties officeooo:paragraph-rsid="0214b6b2"/>
    </style:style>
    <style:style style:name="P512" style:family="paragraph" style:parent-style-name="Standard" style:master-page-name="">
      <style:paragraph-properties style:page-number="auto"/>
      <style:text-properties officeooo:paragraph-rsid="02085c57"/>
    </style:style>
    <style:style style:name="P513" style:family="paragraph" style:parent-style-name="Standard" style:master-page-name="">
      <style:paragraph-properties style:page-number="auto"/>
      <style:text-properties officeooo:paragraph-rsid="020ce33f"/>
    </style:style>
    <style:style style:name="P514" style:family="paragraph" style:parent-style-name="Standard" style:master-page-name="">
      <style:paragraph-properties style:page-number="auto"/>
      <style:text-properties officeooo:paragraph-rsid="02111036"/>
    </style:style>
    <style:style style:name="P515" style:family="paragraph" style:parent-style-name="Standard" style:master-page-name="">
      <style:paragraph-properties style:page-number="auto"/>
      <style:text-properties officeooo:paragraph-rsid="022dac16"/>
    </style:style>
    <style:style style:name="P516" style:family="paragraph" style:parent-style-name="Standard" style:master-page-name="">
      <style:paragraph-properties style:page-number="auto"/>
      <style:text-properties officeooo:paragraph-rsid="023179eb"/>
    </style:style>
    <style:style style:name="P517" style:family="paragraph" style:parent-style-name="Standard" style:master-page-name="">
      <style:paragraph-properties style:page-number="auto"/>
      <style:text-properties officeooo:paragraph-rsid="02352daa"/>
    </style:style>
    <style:style style:name="P518" style:family="paragraph" style:parent-style-name="Standard" style:master-page-name="">
      <style:paragraph-properties style:page-number="auto"/>
      <style:text-properties officeooo:paragraph-rsid="02365318"/>
    </style:style>
    <style:style style:name="P519" style:family="paragraph" style:parent-style-name="Standard" style:master-page-name="">
      <style:paragraph-properties style:page-number="auto"/>
      <style:text-properties officeooo:paragraph-rsid="023b4625"/>
    </style:style>
    <style:style style:name="P520" style:family="paragraph" style:parent-style-name="Standard" style:master-page-name="">
      <style:paragraph-properties style:page-number="auto"/>
      <style:text-properties officeooo:paragraph-rsid="023c6679"/>
    </style:style>
    <style:style style:name="P521" style:family="paragraph" style:parent-style-name="Standard" style:master-page-name="">
      <style:paragraph-properties style:page-number="auto"/>
      <style:text-properties officeooo:paragraph-rsid="02448428"/>
    </style:style>
    <style:style style:name="P522" style:family="paragraph" style:parent-style-name="Standard" style:master-page-name="">
      <style:paragraph-properties style:page-number="auto"/>
      <style:text-properties officeooo:paragraph-rsid="024a5fe1"/>
    </style:style>
    <style:style style:name="P523" style:family="paragraph" style:parent-style-name="Standard" style:master-page-name="">
      <style:paragraph-properties style:page-number="auto"/>
      <style:text-properties officeooo:paragraph-rsid="024be149"/>
    </style:style>
    <style:style style:name="P524" style:family="paragraph" style:parent-style-name="Standard" style:master-page-name="">
      <style:paragraph-properties style:page-number="auto"/>
      <style:text-properties officeooo:paragraph-rsid="024d4d90"/>
    </style:style>
    <style:style style:name="P525" style:family="paragraph" style:parent-style-name="Standard" style:master-page-name="">
      <style:paragraph-properties style:page-number="auto"/>
      <style:text-properties officeooo:paragraph-rsid="027e8e33"/>
    </style:style>
    <style:style style:name="P526" style:family="paragraph" style:parent-style-name="Standard" style:master-page-name="">
      <style:paragraph-properties style:page-number="auto"/>
      <style:text-properties officeooo:paragraph-rsid="02a8e881"/>
    </style:style>
    <style:style style:name="P527" style:family="paragraph" style:parent-style-name="Standard" style:master-page-name="">
      <style:paragraph-properties style:page-number="auto"/>
      <style:text-properties officeooo:paragraph-rsid="02b835c8"/>
    </style:style>
    <style:style style:name="P528" style:family="paragraph" style:parent-style-name="Standard" style:master-page-name="">
      <style:paragraph-properties style:page-number="auto"/>
      <style:text-properties officeooo:paragraph-rsid="02df9268"/>
    </style:style>
    <style:style style:name="P529" style:family="paragraph" style:parent-style-name="Standard" style:master-page-name="">
      <style:paragraph-properties style:page-number="auto"/>
      <style:text-properties officeooo:paragraph-rsid="034b4241"/>
    </style:style>
    <style:style style:name="P530" style:family="paragraph" style:parent-style-name="Standard" style:master-page-name="">
      <style:paragraph-properties style:page-number="auto"/>
      <style:text-properties officeooo:paragraph-rsid="0375b241"/>
    </style:style>
    <style:style style:name="P531" style:family="paragraph" style:parent-style-name="Standard" style:master-page-name="">
      <style:paragraph-properties style:page-number="auto"/>
      <style:text-properties officeooo:paragraph-rsid="038b2388"/>
    </style:style>
    <style:style style:name="P532" style:family="paragraph" style:parent-style-name="Standard" style:master-page-name="">
      <style:paragraph-properties style:page-number="auto"/>
      <style:text-properties officeooo:paragraph-rsid="03991574"/>
    </style:style>
    <style:style style:name="P533" style:family="paragraph" style:parent-style-name="Standard" style:master-page-name="">
      <style:paragraph-properties style:page-number="auto"/>
      <style:text-properties officeooo:paragraph-rsid="03a0799a"/>
    </style:style>
    <style:style style:name="P534" style:family="paragraph" style:parent-style-name="Standard" style:master-page-name="">
      <style:paragraph-properties style:page-number="auto"/>
      <style:text-properties officeooo:paragraph-rsid="03a22041"/>
    </style:style>
    <style:style style:name="P535" style:family="paragraph" style:parent-style-name="Standard" style:master-page-name="">
      <style:paragraph-properties style:page-number="auto"/>
      <style:text-properties officeooo:paragraph-rsid="03dc913a"/>
    </style:style>
    <style:style style:name="P536" style:family="paragraph" style:parent-style-name="Standard" style:master-page-name="">
      <style:paragraph-properties style:page-number="auto"/>
      <style:text-properties officeooo:paragraph-rsid="03b926b9"/>
    </style:style>
    <style:style style:name="P537" style:family="paragraph" style:parent-style-name="Standard" style:master-page-name="">
      <style:paragraph-properties style:page-number="auto"/>
      <style:text-properties officeooo:paragraph-rsid="03c46ef4"/>
    </style:style>
    <style:style style:name="P538" style:family="paragraph" style:parent-style-name="Standard" style:master-page-name="">
      <style:paragraph-properties style:page-number="auto"/>
      <style:text-properties officeooo:paragraph-rsid="041b0703"/>
    </style:style>
    <style:style style:name="P539" style:family="paragraph" style:parent-style-name="Standard" style:master-page-name="">
      <style:paragraph-properties style:page-number="auto"/>
      <style:text-properties officeooo:paragraph-rsid="041e62cf"/>
    </style:style>
    <style:style style:name="P540" style:family="paragraph" style:parent-style-name="Standard" style:master-page-name="">
      <style:paragraph-properties style:page-number="auto"/>
      <style:text-properties officeooo:paragraph-rsid="042b91e7"/>
    </style:style>
    <style:style style:name="P541" style:family="paragraph" style:parent-style-name="Standard" style:master-page-name="">
      <style:paragraph-properties style:page-number="auto"/>
      <style:text-properties officeooo:paragraph-rsid="02223d51"/>
    </style:style>
    <style:style style:name="P542" style:family="paragraph" style:parent-style-name="Standard" style:master-page-name="">
      <style:paragraph-properties style:page-number="auto"/>
      <style:text-properties officeooo:paragraph-rsid="04384d2a"/>
    </style:style>
    <style:style style:name="P543" style:family="paragraph" style:parent-style-name="Standard" style:master-page-name="">
      <style:paragraph-properties style:page-number="auto"/>
      <style:text-properties officeooo:paragraph-rsid="04958042"/>
    </style:style>
    <style:style style:name="P544" style:family="paragraph" style:parent-style-name="Standard" style:master-page-name="">
      <style:paragraph-properties style:page-number="auto"/>
      <style:text-properties officeooo:paragraph-rsid="04af001b"/>
    </style:style>
    <style:style style:name="P545"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85620"/>
    </style:style>
    <style:style style:name="P546"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7c7f61"/>
    </style:style>
    <style:style style:name="P547"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1f9159a"/>
    </style:style>
    <style:style style:name="P548"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2a8e881"/>
    </style:style>
    <style:style style:name="P549"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35d1c8c"/>
    </style:style>
    <style:style style:name="P550" style:family="paragraph" style:parent-style-name="Standard">
      <loext:graphic-properties draw:fill="none"/>
      <style:paragraph-properties fo:margin-left="0cm" fo:margin-right="0cm" fo:line-height="115%" fo:text-indent="0cm" style:auto-text-indent="false" fo:background-color="transparent"/>
      <style:text-properties officeooo:rsid="01785620" officeooo:paragraph-rsid="045e76f8"/>
    </style:style>
    <style:style style:name="P551"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2da971e"/>
    </style:style>
    <style:style style:name="P552"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1aec18"/>
    </style:style>
    <style:style style:name="P553" style:family="paragraph" style:parent-style-name="Standard">
      <loext:graphic-properties draw:fill="none"/>
      <style:paragraph-properties fo:margin-left="0cm" fo:margin-right="0cm" fo:line-height="115%" fo:text-align="end" style:justify-single-word="false" fo:text-indent="0cm" style:auto-text-indent="false" fo:background-color="transparent"/>
      <style:text-properties officeooo:paragraph-rsid="042b91e7"/>
    </style:style>
    <style:style style:name="P554"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a827e"/>
    </style:style>
    <style:style style:name="P555"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fbbe88"/>
    </style:style>
    <style:style style:name="P556"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08931"/>
    </style:style>
    <style:style style:name="P55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013450"/>
    </style:style>
    <style:style style:name="P55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32f0167"/>
    </style:style>
    <style:style style:name="P55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officeooo:paragraph-rsid="02e20076"/>
    </style:style>
    <style:style style:name="P560" style:family="paragraph" style:parent-style-name="Standard">
      <loext:graphic-properties draw:fill="none"/>
      <style:paragraph-properties fo:margin-left="0cm" fo:margin-right="0cm" fo:line-height="115%" fo:text-indent="0cm" style:auto-text-indent="false" fo:background-color="transparent"/>
      <style:text-properties officeooo:paragraph-rsid="02df9268"/>
    </style:style>
    <style:style style:name="P561" style:family="paragraph" style:parent-style-name="Standard">
      <loext:graphic-properties draw:fill="none"/>
      <style:paragraph-properties fo:margin-left="0cm" fo:margin-right="0cm" fo:line-height="115%" fo:text-indent="0cm" style:auto-text-indent="false" fo:background-color="transparent"/>
      <style:text-properties officeooo:paragraph-rsid="0352fd32"/>
    </style:style>
    <style:style style:name="P562" style:family="paragraph" style:parent-style-name="Standard">
      <loext:graphic-properties draw:fill="none"/>
      <style:paragraph-properties fo:margin-left="0cm" fo:margin-right="0cm" fo:line-height="115%" fo:text-indent="0cm" style:auto-text-indent="false" fo:background-color="transparent"/>
      <style:text-properties officeooo:paragraph-rsid="03559ab5"/>
    </style:style>
    <style:style style:name="P563" style:family="paragraph" style:parent-style-name="Standard">
      <loext:graphic-properties draw:fill="none"/>
      <style:paragraph-properties fo:margin-left="0cm" fo:margin-right="0cm" fo:line-height="115%" fo:text-indent="0cm" style:auto-text-indent="false" fo:background-color="transparent"/>
      <style:text-properties officeooo:paragraph-rsid="0356050b"/>
    </style:style>
    <style:style style:name="P564" style:family="paragraph" style:parent-style-name="Standard">
      <loext:graphic-properties draw:fill="none"/>
      <style:paragraph-properties fo:margin-left="0cm" fo:margin-right="0cm" fo:line-height="115%" fo:text-indent="0cm" style:auto-text-indent="false" fo:background-color="transparent"/>
      <style:text-properties officeooo:paragraph-rsid="0357e204"/>
    </style:style>
    <style:style style:name="P565" style:family="paragraph" style:parent-style-name="Standard">
      <loext:graphic-properties draw:fill="none"/>
      <style:paragraph-properties fo:margin-left="0cm" fo:margin-right="0cm" fo:line-height="115%" fo:text-indent="0cm" style:auto-text-indent="false" fo:background-color="transparent"/>
      <style:text-properties officeooo:paragraph-rsid="03583849"/>
    </style:style>
    <style:style style:name="P566" style:family="paragraph" style:parent-style-name="Standard">
      <loext:graphic-properties draw:fill="none"/>
      <style:paragraph-properties fo:margin-left="0cm" fo:margin-right="0cm" fo:line-height="115%" fo:text-indent="0cm" style:auto-text-indent="false" fo:background-color="transparent"/>
      <style:text-properties officeooo:paragraph-rsid="035a2373"/>
    </style:style>
    <style:style style:name="P567" style:family="paragraph" style:parent-style-name="Standard">
      <loext:graphic-properties draw:fill="none"/>
      <style:paragraph-properties fo:margin-left="0cm" fo:margin-right="0cm" fo:line-height="115%" fo:text-indent="0cm" style:auto-text-indent="false" fo:background-color="transparent"/>
      <style:text-properties officeooo:paragraph-rsid="035d0af7"/>
    </style:style>
    <style:style style:name="P568" style:family="paragraph" style:parent-style-name="Standard">
      <loext:graphic-properties draw:fill="none"/>
      <style:paragraph-properties fo:margin-left="0cm" fo:margin-right="0cm" fo:line-height="115%" fo:text-indent="0cm" style:auto-text-indent="false" fo:background-color="transparent"/>
      <style:text-properties officeooo:paragraph-rsid="035dac50"/>
    </style:style>
    <style:style style:name="P569" style:family="paragraph" style:parent-style-name="Standard">
      <loext:graphic-properties draw:fill="none"/>
      <style:paragraph-properties fo:margin-left="0cm" fo:margin-right="0cm" fo:line-height="115%" fo:text-indent="0cm" style:auto-text-indent="false" fo:background-color="transparent"/>
      <style:text-properties officeooo:paragraph-rsid="037683ff"/>
    </style:style>
    <style:style style:name="P570" style:family="paragraph" style:parent-style-name="Standard">
      <loext:graphic-properties draw:fill="none"/>
      <style:paragraph-properties fo:margin-left="0cm" fo:margin-right="0cm" fo:line-height="115%" fo:text-indent="0cm" style:auto-text-indent="false" fo:background-color="transparent"/>
      <style:text-properties officeooo:paragraph-rsid="0376cf9a"/>
    </style:style>
    <style:style style:name="P571" style:family="paragraph" style:parent-style-name="Standard">
      <loext:graphic-properties draw:fill="none"/>
      <style:paragraph-properties fo:margin-left="0cm" fo:margin-right="0cm" fo:line-height="115%" fo:text-indent="0cm" style:auto-text-indent="false" fo:background-color="transparent"/>
      <style:text-properties officeooo:paragraph-rsid="0384da27"/>
    </style:style>
    <style:style style:name="P572" style:family="paragraph" style:parent-style-name="Standard">
      <loext:graphic-properties draw:fill="none"/>
      <style:paragraph-properties fo:margin-left="0cm" fo:margin-right="0cm" fo:line-height="115%" fo:text-indent="0cm" style:auto-text-indent="false" fo:background-color="transparent"/>
      <style:text-properties officeooo:paragraph-rsid="038b2388"/>
    </style:style>
    <style:style style:name="P573" style:family="paragraph" style:parent-style-name="Standard">
      <loext:graphic-properties draw:fill="none"/>
      <style:paragraph-properties fo:margin-left="0cm" fo:margin-right="0cm" fo:line-height="115%" fo:text-indent="0cm" style:auto-text-indent="false" fo:background-color="transparent"/>
      <style:text-properties officeooo:paragraph-rsid="038f3ed0"/>
    </style:style>
    <style:style style:name="P574" style:family="paragraph" style:parent-style-name="Standard">
      <loext:graphic-properties draw:fill="none"/>
      <style:paragraph-properties fo:margin-left="0cm" fo:margin-right="0cm" fo:line-height="115%" fo:text-indent="0cm" style:auto-text-indent="false" fo:background-color="transparent"/>
      <style:text-properties officeooo:paragraph-rsid="039092df"/>
    </style:style>
    <style:style style:name="P575" style:family="paragraph" style:parent-style-name="Standard">
      <loext:graphic-properties draw:fill="none"/>
      <style:paragraph-properties fo:margin-left="0cm" fo:margin-right="0cm" fo:line-height="115%" fo:text-indent="0cm" style:auto-text-indent="false" fo:background-color="transparent"/>
      <style:text-properties officeooo:paragraph-rsid="03991574"/>
    </style:style>
    <style:style style:name="P576" style:family="paragraph" style:parent-style-name="Standard">
      <loext:graphic-properties draw:fill="none"/>
      <style:paragraph-properties fo:margin-left="0cm" fo:margin-right="0cm" fo:line-height="115%" fo:text-indent="0cm" style:auto-text-indent="false" fo:background-color="transparent"/>
      <style:text-properties officeooo:paragraph-rsid="03a0799a"/>
    </style:style>
    <style:style style:name="P577" style:family="paragraph" style:parent-style-name="Standard">
      <loext:graphic-properties draw:fill="none"/>
      <style:paragraph-properties fo:margin-left="0cm" fo:margin-right="0cm" fo:line-height="115%" fo:text-indent="0cm" style:auto-text-indent="false" fo:background-color="transparent"/>
      <style:text-properties officeooo:paragraph-rsid="03a22041"/>
    </style:style>
    <style:style style:name="P578" style:family="paragraph" style:parent-style-name="Standard">
      <loext:graphic-properties draw:fill="none"/>
      <style:paragraph-properties fo:margin-left="0cm" fo:margin-right="0cm" fo:line-height="115%" fo:text-indent="0cm" style:auto-text-indent="false" fo:background-color="transparent"/>
      <style:text-properties officeooo:paragraph-rsid="03b926b9"/>
    </style:style>
    <style:style style:name="P579" style:family="paragraph" style:parent-style-name="Standard">
      <loext:graphic-properties draw:fill="none"/>
      <style:paragraph-properties fo:margin-left="0cm" fo:margin-right="0cm" fo:line-height="115%" fo:text-indent="0cm" style:auto-text-indent="false" fo:background-color="transparent"/>
      <style:text-properties officeooo:paragraph-rsid="03c46ef4"/>
    </style:style>
    <style:style style:name="P580" style:family="paragraph" style:parent-style-name="Standard">
      <loext:graphic-properties draw:fill="none"/>
      <style:paragraph-properties fo:margin-left="0cm" fo:margin-right="0cm" fo:line-height="115%" fo:text-indent="0cm" style:auto-text-indent="false" fo:background-color="transparent"/>
      <style:text-properties officeooo:paragraph-rsid="03dc913a"/>
    </style:style>
    <style:style style:name="P581" style:family="paragraph" style:parent-style-name="Standard">
      <loext:graphic-properties draw:fill="none"/>
      <style:paragraph-properties fo:margin-left="0cm" fo:margin-right="0cm" fo:line-height="115%" fo:text-indent="0cm" style:auto-text-indent="false" fo:background-color="transparent"/>
      <style:text-properties officeooo:paragraph-rsid="03be0fa6"/>
    </style:style>
    <style:style style:name="P582" style:family="paragraph" style:parent-style-name="Standard">
      <loext:graphic-properties draw:fill="none"/>
      <style:paragraph-properties fo:margin-left="0cm" fo:margin-right="0cm" fo:line-height="115%" fo:text-indent="0cm" style:auto-text-indent="false" fo:background-color="transparent"/>
      <style:text-properties officeooo:paragraph-rsid="03e005fc"/>
    </style:style>
    <style:style style:name="P583" style:family="paragraph" style:parent-style-name="Standard">
      <loext:graphic-properties draw:fill="none"/>
      <style:paragraph-properties fo:margin-left="0cm" fo:margin-right="0cm" fo:line-height="115%" fo:text-indent="0cm" style:auto-text-indent="false" fo:background-color="transparent"/>
      <style:text-properties officeooo:paragraph-rsid="034b4241"/>
    </style:style>
    <style:style style:name="P584" style:family="paragraph" style:parent-style-name="Standard">
      <loext:graphic-properties draw:fill="none"/>
      <style:paragraph-properties fo:margin-left="0cm" fo:margin-right="0cm" fo:line-height="115%" fo:text-indent="0cm" style:auto-text-indent="false" fo:background-color="transparent"/>
      <style:text-properties officeooo:paragraph-rsid="042f246f"/>
    </style:style>
    <style:style style:name="P585" style:family="paragraph" style:parent-style-name="Standard">
      <loext:graphic-properties draw:fill="none"/>
      <style:paragraph-properties fo:margin-left="0cm" fo:margin-right="0cm" fo:line-height="115%" fo:text-indent="0cm" style:auto-text-indent="false" fo:background-color="transparent"/>
      <style:text-properties officeooo:paragraph-rsid="04af001b"/>
    </style:style>
    <style:style style:name="P586" style:family="paragraph" style:parent-style-name="Standard">
      <loext:graphic-properties draw:fill="none"/>
      <style:paragraph-properties fo:margin-left="0cm" fo:margin-right="0cm" fo:line-height="115%" fo:text-indent="0cm" style:auto-text-indent="false" fo:background-color="transparent"/>
      <style:text-properties officeooo:paragraph-rsid="04384d2a"/>
    </style:style>
    <style:style style:name="P587" style:family="paragraph" style:parent-style-name="Standard">
      <loext:graphic-properties draw:fill="none"/>
      <style:paragraph-properties fo:margin-left="0cm" fo:margin-right="0cm" fo:line-height="115%" fo:text-indent="0cm" style:auto-text-indent="false" fo:background-color="transparent"/>
      <style:text-properties officeooo:paragraph-rsid="02bd8dac"/>
    </style:style>
    <style:style style:name="P588" style:family="paragraph" style:parent-style-name="Standard">
      <loext:graphic-properties draw:fill="none"/>
      <style:paragraph-properties fo:margin-left="0cm" fo:margin-right="0cm" fo:line-height="115%" fo:text-indent="0cm" style:auto-text-indent="false" fo:background-color="transparent"/>
      <style:text-properties officeooo:paragraph-rsid="048070a6"/>
    </style:style>
    <style:style style:name="P589" style:family="paragraph" style:parent-style-name="Standard">
      <loext:graphic-properties draw:fill="none"/>
      <style:paragraph-properties fo:margin-left="0cm" fo:margin-right="0cm" fo:line-height="115%" fo:text-indent="0cm" style:auto-text-indent="false" fo:background-color="transparent"/>
      <style:text-properties officeooo:paragraph-rsid="04958042"/>
    </style:style>
    <style:style style:name="P590" style:family="paragraph" style:parent-style-name="Standard">
      <loext:graphic-properties draw:fill="none"/>
      <style:paragraph-properties fo:margin-left="0cm" fo:margin-right="0cm" fo:line-height="115%" fo:text-indent="0cm" style:auto-text-indent="false" fo:background-color="transparent"/>
      <style:text-properties officeooo:rsid="03544af9" officeooo:paragraph-rsid="03544af9"/>
    </style:style>
    <style:style style:name="P591" style:family="paragraph" style:parent-style-name="Standard">
      <loext:graphic-properties draw:fill="none"/>
      <style:paragraph-properties fo:margin-left="0cm" fo:margin-right="0cm" fo:line-height="115%" fo:text-indent="0cm" style:auto-text-indent="false" fo:background-color="transparent"/>
      <style:text-properties officeooo:rsid="0352fd32" officeooo:paragraph-rsid="045536b4"/>
    </style:style>
    <style:style style:name="P592"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d95e4f"/>
    </style:style>
    <style:style style:name="P593"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357e204"/>
    </style:style>
    <style:style style:name="P594"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958042"/>
    </style:style>
    <style:style style:name="P595"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384d2a"/>
    </style:style>
    <style:style style:name="P596"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af001b"/>
    </style:style>
    <style:style style:name="P597" style:family="paragraph" style:parent-style-name="Footnote">
      <style:text-properties officeooo:rsid="0304062d" officeooo:paragraph-rsid="0304062d"/>
    </style:style>
    <style:style style:name="P598" style:family="paragraph" style:parent-style-name="Footer">
      <style:paragraph-properties fo:text-align="end" style:justify-single-word="false"/>
      <style:text-properties fo:font-size="8pt" officeooo:rsid="00c9930a" officeooo:paragraph-rsid="00c9930a" style:font-size-asian="8pt" style:font-size-complex="8pt"/>
    </style:style>
    <style:style style:name="P599" style:family="paragraph" style:parent-style-name="Standard">
      <style:text-properties officeooo:paragraph-rsid="03bee130"/>
    </style:style>
    <style:style style:name="P600" style:family="paragraph" style:parent-style-name="Standard">
      <style:text-properties officeooo:rsid="043a41d7" officeooo:paragraph-rsid="04c0d531"/>
    </style:style>
    <style:style style:name="P601" style:family="paragraph" style:parent-style-name="Standard">
      <style:text-properties fo:font-weight="bold" officeooo:paragraph-rsid="04c0d531" style:font-weight-asian="bold" style:font-weight-complex="bold"/>
    </style:style>
    <style:style style:name="P602" style:family="paragraph" style:parent-style-name="Standard">
      <style:paragraph-properties fo:text-align="justify" style:justify-single-word="false"/>
      <style:text-properties officeooo:paragraph-rsid="04c0d531"/>
    </style:style>
    <style:style style:name="P603" style:family="paragraph" style:parent-style-name="Standard">
      <style:paragraph-properties fo:text-align="justify" style:justify-single-word="false"/>
      <style:text-properties officeooo:paragraph-rsid="04ca8a9c"/>
    </style:style>
    <style:style style:name="P604" style:family="paragraph" style:parent-style-name="Standard">
      <style:paragraph-properties fo:text-align="justify" style:justify-single-word="false"/>
      <style:text-properties officeooo:paragraph-rsid="04d1f800"/>
    </style:style>
    <style:style style:name="P605" style:family="paragraph" style:parent-style-name="Standard">
      <style:text-properties officeooo:paragraph-rsid="04c0d531"/>
    </style:style>
    <style:style style:name="P606" style:family="paragraph" style:parent-style-name="Standard">
      <style:text-properties officeooo:paragraph-rsid="044ae9ae"/>
    </style:style>
    <style:style style:name="P607" style:family="paragraph" style:parent-style-name="Standard">
      <style:text-properties officeooo:paragraph-rsid="03c46ef4"/>
    </style:style>
    <style:style style:name="P608" style:family="paragraph" style:parent-style-name="Standard">
      <style:text-properties officeooo:paragraph-rsid="02da971e"/>
    </style:style>
    <style:style style:name="P609" style:family="paragraph" style:parent-style-name="Standard">
      <style:text-properties officeooo:paragraph-rsid="04e2aad1"/>
    </style:style>
    <style:style style:name="P610" style:family="paragraph" style:parent-style-name="Standard">
      <loext:graphic-properties draw:fill="none"/>
      <style:paragraph-properties fo:margin-left="1cm" fo:margin-right="0cm" fo:line-height="115%" fo:text-indent="0cm" style:auto-text-indent="false" fo:background-color="transparent"/>
      <style:text-properties officeooo:paragraph-rsid="04af001b"/>
    </style:style>
    <style:style style:name="P611" style:family="paragraph" style:parent-style-name="Standard">
      <loext:graphic-properties draw:fill="none"/>
      <style:paragraph-properties fo:margin-left="1cm" fo:margin-right="0cm" fo:line-height="115%" fo:text-align="end" style:justify-single-word="false" fo:text-indent="0cm" style:auto-text-indent="false" fo:background-color="transparent"/>
      <style:text-properties officeooo:paragraph-rsid="04c0d531"/>
    </style:style>
    <style:style style:name="P612" style:family="paragraph" style:parent-style-name="Standard">
      <loext:graphic-properties draw:fill="none"/>
      <style:paragraph-properties fo:margin-left="1cm" fo:margin-right="0cm" fo:line-height="115%" fo:text-align="center" style:justify-single-word="false" fo:text-indent="0cm" style:auto-text-indent="false" fo:background-color="transparent"/>
      <style:text-properties officeooo:paragraph-rsid="04c0d531"/>
    </style:style>
    <style:style style:name="P613" style:family="paragraph" style:parent-style-name="Standard">
      <loext:graphic-properties draw:fill="none"/>
      <style:paragraph-properties fo:margin-left="1cm" fo:margin-right="0cm" fo:line-height="115%" fo:text-indent="0cm" style:auto-text-indent="false" fo:background-color="transparent"/>
      <style:text-properties officeooo:paragraph-rsid="04c0d531"/>
    </style:style>
    <style:style style:name="P614" style:family="paragraph" style:parent-style-name="Standard">
      <loext:graphic-properties draw:fill="none"/>
      <style:paragraph-properties fo:margin-left="1cm" fo:margin-right="0cm" fo:line-height="115%" fo:text-indent="0cm" style:auto-text-indent="false" fo:background-color="transparent"/>
      <style:text-properties officeooo:paragraph-rsid="04c3cc17"/>
    </style:style>
    <style:style style:name="P615" style:family="paragraph" style:parent-style-name="Standard">
      <loext:graphic-properties draw:fill="none"/>
      <style:paragraph-properties fo:margin-left="1cm" fo:margin-right="0cm" fo:line-height="115%" fo:text-indent="0cm" style:auto-text-indent="false" fo:background-color="transparent"/>
      <style:text-properties officeooo:paragraph-rsid="03ce8475"/>
    </style:style>
    <style:style style:name="P616" style:family="paragraph" style:parent-style-name="Standard">
      <loext:graphic-properties draw:fill="none"/>
      <style:paragraph-properties fo:margin-left="1cm" fo:margin-right="0cm" fo:line-height="115%" fo:text-indent="0cm" style:auto-text-indent="false" fo:background-color="transparent"/>
      <style:text-properties officeooo:paragraph-rsid="04e4026f"/>
    </style:style>
    <style:style style:name="P61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61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1c80c"/>
    </style:style>
    <style:style style:name="P619"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3cc17"/>
    </style:style>
    <style:style style:name="P620"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621"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622"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623"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624"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625"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626"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0d531"/>
    </style:style>
    <style:style style:name="P627"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1c80c"/>
    </style:style>
    <style:style style:name="P628" style:family="paragraph" style:parent-style-name="Standard" style:master-page-name="">
      <loext:graphic-properties draw:fill="none"/>
      <style:paragraph-properties fo:margin-left="1cm" fo:margin-right="0cm" fo:line-height="115%" fo:text-indent="0cm" style:auto-text-indent="false" style:page-number="auto" fo:background-color="transparent"/>
      <style:text-properties officeooo:paragraph-rsid="04cb4578"/>
    </style:style>
    <style:style style:name="P629" style:family="paragraph" style:parent-style-name="Standard">
      <loext:graphic-properties draw:fill="none"/>
      <style:paragraph-properties fo:margin-left="0cm" fo:margin-right="0cm" fo:line-height="115%" fo:text-indent="0cm" style:auto-text-indent="false" fo:background-color="transparent"/>
      <style:text-properties officeooo:paragraph-rsid="04c0d531"/>
    </style:style>
    <style:style style:name="P630" style:family="paragraph" style:parent-style-name="Standard">
      <style:paragraph-properties fo:break-before="page"/>
    </style:style>
    <style:style style:name="P631" style:family="paragraph" style:parent-style-name="Standard">
      <style:paragraph-properties fo:break-before="page"/>
      <style:text-properties officeooo:paragraph-rsid="04c0d531"/>
    </style:style>
    <style:style style:name="P632" style:family="paragraph" style:parent-style-name="Standard">
      <style:paragraph-properties fo:break-before="page"/>
      <style:text-properties officeooo:paragraph-rsid="03c46ef4"/>
    </style:style>
    <style:style style:name="P633" style:family="paragraph" style:parent-style-name="Standard">
      <style:paragraph-properties fo:break-before="page"/>
      <style:text-properties officeooo:paragraph-rsid="02da971e"/>
    </style:style>
    <style:style style:name="P634"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paragraph-rsid="04c0d531"/>
    </style:style>
    <style:style style:name="P635" style:family="paragraph" style:parent-style-name="Standard" style:master-page-name="">
      <style:paragraph-properties style:page-number="auto"/>
      <style:text-properties officeooo:paragraph-rsid="04c0d531"/>
    </style:style>
    <style:style style:name="P636" style:family="paragraph" style:parent-style-name="Standard">
      <style:paragraph-properties fo:text-align="end" style:justify-single-word="false" style:writing-mode="lr-tb"/>
      <style:text-properties officeooo:rsid="015a209f" officeooo:paragraph-rsid="015a209f"/>
    </style:style>
    <style:style style:name="P637" style:family="paragraph" style:parent-style-name="texte_20_par_20_défaut_3a_citation_20_de_20_la_20_TG">
      <style:text-properties officeooo:paragraph-rsid="04d05653"/>
    </style:style>
    <style:style style:name="P638" style:family="paragraph" style:parent-style-name="texte_20_par_20_défaut_3a_citation_20_de_20_la_20_TG">
      <style:text-properties officeooo:paragraph-rsid="04d1f800"/>
    </style:style>
    <style:style style:name="P639" style:family="paragraph" style:parent-style-name="texte_20_par_20_défaut_3a_citation_20_de_20_la_20_TG">
      <style:paragraph-properties style:writing-mode="lr-tb"/>
    </style:style>
    <style:style style:name="T1" style:family="text">
      <style:text-properties officeooo:rsid="01829f61"/>
    </style:style>
    <style:style style:name="T2" style:family="text">
      <style:text-properties fo:font-style="italic" style:font-style-asian="italic" style:font-style-complex="italic"/>
    </style:style>
    <style:style style:name="T3" style:family="text">
      <style:text-properties fo:font-style="italic" officeooo:rsid="00963f2a" style:font-style-asian="italic" style:font-style-complex="italic"/>
    </style:style>
    <style:style style:name="T4" style:family="text">
      <style:text-properties fo:font-style="italic" officeooo:rsid="017f7ad9" style:font-style-asian="italic" style:font-style-complex="italic"/>
    </style:style>
    <style:style style:name="T5" style:family="text">
      <style:text-properties fo:font-style="italic" officeooo:rsid="03116600" style:font-style-asian="italic" style:font-style-complex="italic"/>
    </style:style>
    <style:style style:name="T6" style:family="text">
      <style:text-properties fo:font-style="italic" officeooo:rsid="0314781c" style:font-style-asian="italic" style:font-style-complex="italic"/>
    </style:style>
    <style:style style:name="T7" style:family="text">
      <style:text-properties fo:font-style="italic" officeooo:rsid="03182752" style:font-style-asian="italic" style:font-style-complex="italic"/>
    </style:style>
    <style:style style:name="T8" style:family="text">
      <style:text-properties fo:font-style="italic" officeooo:rsid="0319f2f7" style:font-style-asian="italic" style:font-style-complex="italic"/>
    </style:style>
    <style:style style:name="T9" style:family="text">
      <style:text-properties fo:font-style="italic" officeooo:rsid="033837e4" style:font-style-asian="italic" style:font-style-complex="italic"/>
    </style:style>
    <style:style style:name="T10" style:family="text">
      <style:text-properties fo:font-style="italic" officeooo:rsid="0339428c" style:font-style-asian="italic" style:font-style-complex="italic"/>
    </style:style>
    <style:style style:name="T11" style:family="text">
      <style:text-properties fo:font-style="italic" officeooo:rsid="03b29083" style:font-style-asian="italic" style:font-style-complex="italic"/>
    </style:style>
    <style:style style:name="T12" style:family="text">
      <style:text-properties fo:font-style="italic" officeooo:rsid="03fdbcac" style:font-style-asian="italic" style:font-style-complex="italic"/>
    </style:style>
    <style:style style:name="T13" style:family="text">
      <style:text-properties fo:font-style="italic" officeooo:rsid="040f7971" style:font-style-asian="italic" style:font-style-complex="italic"/>
    </style:style>
    <style:style style:name="T14" style:family="text">
      <style:text-properties fo:font-style="italic" officeooo:rsid="040d8f45" style:font-style-asian="italic" style:font-style-complex="italic"/>
    </style:style>
    <style:style style:name="T15" style:family="text">
      <style:text-properties fo:font-style="italic" officeooo:rsid="0411e8d7" style:font-style-asian="italic" style:font-style-complex="italic"/>
    </style:style>
    <style:style style:name="T16" style:family="text">
      <style:text-properties fo:font-style="italic" officeooo:rsid="04b30f18" style:font-style-asian="italic" style:font-style-complex="italic"/>
    </style:style>
    <style:style style:name="T17" style:family="text">
      <style:text-properties fo:font-style="italic" officeooo:rsid="044ae9ae" style:font-style-asian="italic" style:font-style-complex="italic"/>
    </style:style>
    <style:style style:name="T18" style:family="text">
      <style:text-properties fo:font-style="italic" officeooo:rsid="03c0e777" style:font-style-asian="italic" style:font-weight-asian="bold" style:font-style-complex="italic" style:font-weight-complex="bold"/>
    </style:style>
    <style:style style:name="T19" style:family="text">
      <style:text-properties fo:font-style="italic" officeooo:rsid="04759f1c" style:font-style-asian="italic" style:font-weight-asian="bold" style:font-style-complex="italic" style:font-weight-complex="bold"/>
    </style:style>
    <style:style style:name="T20" style:family="text">
      <style:text-properties fo:font-style="italic" style:text-underline-style="none" style:font-style-asian="italic" style:font-style-complex="italic"/>
    </style:style>
    <style:style style:name="T21" style:family="text">
      <style:text-properties fo:font-style="italic" style:text-underline-style="none" officeooo:rsid="00315a9b" style:font-style-asian="italic" style:font-style-complex="italic"/>
    </style:style>
    <style:style style:name="T22" style:family="text">
      <style:text-properties fo:font-style="italic" style:text-underline-style="none" officeooo:rsid="00d17671" style:font-style-asian="normal" style:font-style-complex="normal"/>
    </style:style>
    <style:style style:name="T23" style:family="text">
      <style:text-properties fo:font-style="italic" style:text-underline-style="none" fo:font-weight="bold" officeooo:rsid="019ab60f" style:font-style-asian="italic" style:font-weight-asian="bold" style:font-style-complex="italic" style:font-weight-complex="bold"/>
    </style:style>
    <style:style style:name="T24" style:family="text">
      <style:text-properties fo:font-style="italic" style:text-underline-style="none" fo:font-weight="bold" officeooo:rsid="019b5e2e" style:font-style-asian="italic" style:font-weight-asian="bold" style:font-style-complex="italic" style:font-weight-complex="bold"/>
    </style:style>
    <style:style style:name="T25" style:family="text">
      <style:text-properties fo:font-style="italic" style:text-underline-style="none" officeooo:rsid="02193c69" style:font-size-asian="10pt" style:font-style-asian="italic" style:font-size-complex="10pt" style:font-style-complex="italic"/>
    </style:style>
    <style:style style:name="T26" style:family="text">
      <style:text-properties fo:font-style="italic" style:text-underline-style="none" officeooo:rsid="025c2070" style:font-size-asian="10pt" style:font-style-asian="italic" style:font-size-complex="10pt" style:font-style-complex="italic"/>
    </style:style>
    <style:style style:name="T27" style:family="text">
      <style:text-properties fo:font-style="italic" style:text-underline-style="none" officeooo:rsid="031eb083" style:font-size-asian="10pt" style:font-style-asian="italic" style:font-size-complex="10pt" style:font-style-complex="italic"/>
    </style:style>
    <style:style style:name="T28" style:family="text">
      <style:text-properties fo:font-style="italic" style:text-underline-style="none" fo:font-weight="normal" officeooo:rsid="02bf3812" style:font-size-asian="10pt" style:font-style-asian="italic" style:font-weight-asian="normal" style:font-size-complex="10pt" style:font-style-complex="italic" style:font-weight-complex="normal"/>
    </style:style>
    <style:style style:name="T29" style:family="text">
      <style:text-properties fo:font-style="italic" style:text-underline-style="none" fo:font-weight="normal" officeooo:rsid="04b30f18" style:font-size-asian="10pt" style:font-style-asian="italic" style:font-weight-asian="bold" style:font-size-complex="10pt" style:font-style-complex="italic" style:font-weight-complex="bold"/>
    </style:style>
    <style:style style:name="T30" style:family="text">
      <style:text-properties fo:font-style="italic" style:text-underline-style="none" fo:font-weight="normal" officeooo:rsid="04b951bc" style:font-size-asian="10pt" style:font-style-asian="italic" style:font-weight-asian="bold" style:font-size-complex="10pt" style:font-style-complex="italic" style:font-weight-complex="bold"/>
    </style:style>
    <style:style style:name="T31" style:family="text">
      <style:text-properties fo:font-style="italic" fo:font-weight="normal" officeooo:rsid="00b41121" style:font-size-asian="10pt" style:font-style-asian="italic" style:font-weight-asian="normal" style:font-size-complex="10pt" style:font-style-complex="italic" style:font-weight-complex="normal"/>
    </style:style>
    <style:style style:name="T32" style:family="text">
      <style:text-properties fo:font-style="italic" fo:font-weight="normal" officeooo:rsid="00b7666c" style:font-size-asian="10pt" style:font-style-asian="italic" style:font-weight-asian="normal" style:font-size-complex="10pt" style:font-style-complex="italic" style:font-weight-complex="normal"/>
    </style:style>
    <style:style style:name="T33" style:family="text">
      <style:text-properties fo:font-style="italic" fo:font-weight="normal" officeooo:rsid="02515af5" style:font-size-asian="10pt" style:font-style-asian="italic" style:font-weight-asian="normal" style:font-size-complex="10pt" style:font-style-complex="italic" style:font-weight-complex="normal"/>
    </style:style>
    <style:style style:name="T34" style:family="text">
      <style:text-properties fo:font-style="italic" fo:font-weight="normal" officeooo:rsid="0251b209" style:font-size-asian="10pt" style:font-style-asian="italic" style:font-weight-asian="normal" style:font-size-complex="10pt"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style:font-size-asian="10pt" style:font-style-asian="italic" style:font-size-complex="10pt"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38cb749" style:font-weight-asian="bold" style:font-weight-complex="bold"/>
    </style:style>
    <style:style style:name="T39" style:family="text">
      <style:text-properties fo:font-style="italic" fo:font-weight="bold" officeooo:rsid="00d17671" style:font-weight-asian="bold" style:font-weight-complex="bold"/>
    </style:style>
    <style:style style:name="T40" style:family="text">
      <style:text-properties fo:font-style="italic" fo:font-weight="bold" officeooo:rsid="0399ef91" style:font-weight-asian="bold" style:font-weight-complex="bold"/>
    </style:style>
    <style:style style:name="T41" style:family="text">
      <style:text-properties fo:font-style="italic" fo:font-weight="bold" officeooo:rsid="03a0799a" style:font-weight-asian="bold" style:font-weight-complex="bold"/>
    </style:style>
    <style:style style:name="T42" style:family="text">
      <style:text-properties fo:font-style="italic" officeooo:rsid="01bf2aed"/>
    </style:style>
    <style:style style:name="T43" style:family="text">
      <style:text-properties fo:font-style="italic" officeooo:rsid="01cdc30e"/>
    </style:style>
    <style:style style:name="T44" style:family="text">
      <style:text-properties fo:font-style="italic" officeooo:rsid="00d17671"/>
    </style:style>
    <style:style style:name="T45" style:family="text">
      <style:text-properties fo:font-style="italic" officeooo:rsid="01de6d40"/>
    </style:style>
    <style:style style:name="T46" style:family="text">
      <style:text-properties fo:font-style="normal" style:font-style-asian="normal" style:font-style-complex="normal"/>
    </style:style>
    <style:style style:name="T47" style:family="text">
      <style:text-properties fo:font-style="normal" officeooo:rsid="0084b174" style:font-style-asian="normal" style:font-style-complex="normal"/>
    </style:style>
    <style:style style:name="T48" style:family="text">
      <style:text-properties fo:font-style="normal" officeooo:rsid="01cdc30e" style:font-style-asian="normal" style:font-style-complex="normal"/>
    </style:style>
    <style:style style:name="T49" style:family="text">
      <style:text-properties fo:font-style="normal" officeooo:rsid="03116600" style:font-style-asian="normal" style:font-style-complex="normal"/>
    </style:style>
    <style:style style:name="T50" style:family="text">
      <style:text-properties fo:font-style="normal" officeooo:rsid="0319f2f7" style:font-style-asian="normal" style:font-style-complex="normal"/>
    </style:style>
    <style:style style:name="T51" style:family="text">
      <style:text-properties fo:font-style="normal" officeooo:rsid="031b9b10" style:font-style-asian="normal" style:font-style-complex="normal"/>
    </style:style>
    <style:style style:name="T52" style:family="text">
      <style:text-properties fo:font-style="normal" officeooo:rsid="031d4932" style:font-style-asian="normal" style:font-style-complex="normal"/>
    </style:style>
    <style:style style:name="T53" style:family="text">
      <style:text-properties fo:font-style="normal" officeooo:rsid="033837e4" style:font-style-asian="normal" style:font-style-complex="normal"/>
    </style:style>
    <style:style style:name="T54" style:family="text">
      <style:text-properties fo:font-style="normal" officeooo:rsid="0339428c" style:font-style-asian="normal" style:font-style-complex="normal"/>
    </style:style>
    <style:style style:name="T55" style:family="text">
      <style:text-properties fo:font-style="normal" officeooo:rsid="033d6498" style:font-style-asian="normal" style:font-style-complex="normal"/>
    </style:style>
    <style:style style:name="T56" style:family="text">
      <style:text-properties fo:font-style="normal" officeooo:rsid="00d17671" style:font-style-asian="normal" style:font-style-complex="normal"/>
    </style:style>
    <style:style style:name="T57" style:family="text">
      <style:text-properties fo:font-style="normal" officeooo:rsid="03b29083" style:font-style-asian="normal" style:font-style-complex="normal"/>
    </style:style>
    <style:style style:name="T58" style:family="text">
      <style:text-properties fo:font-style="normal" officeooo:rsid="03c0b19f" style:font-style-asian="normal" style:font-style-complex="normal"/>
    </style:style>
    <style:style style:name="T59" style:family="text">
      <style:text-properties fo:font-style="normal" officeooo:rsid="01c580a7" style:font-style-asian="normal" style:font-style-complex="normal"/>
    </style:style>
    <style:style style:name="T60" style:family="text">
      <style:text-properties fo:font-style="normal" officeooo:rsid="03e5e737" style:font-style-asian="normal" style:font-style-complex="normal"/>
    </style:style>
    <style:style style:name="T61" style:family="text">
      <style:text-properties fo:font-style="normal" officeooo:rsid="03e77c5f" style:font-style-asian="normal" style:font-style-complex="normal"/>
    </style:style>
    <style:style style:name="T62" style:family="text">
      <style:text-properties fo:font-style="normal" officeooo:rsid="03bee130" style:font-style-asian="normal" style:font-style-complex="normal"/>
    </style:style>
    <style:style style:name="T63" style:family="text">
      <style:text-properties fo:font-style="normal" officeooo:rsid="040d8f45" style:font-style-asian="normal" style:font-style-complex="normal"/>
    </style:style>
    <style:style style:name="T64" style:family="text">
      <style:text-properties fo:font-style="normal" officeooo:rsid="040f7971" style:font-style-asian="normal" style:font-style-complex="normal"/>
    </style:style>
    <style:style style:name="T65" style:family="text">
      <style:text-properties fo:font-style="normal" officeooo:rsid="041102ad" style:font-style-asian="normal" style:font-style-complex="normal"/>
    </style:style>
    <style:style style:name="T66" style:family="text">
      <style:text-properties fo:font-style="normal" officeooo:rsid="0411e8d7" style:font-style-asian="normal" style:font-style-complex="normal"/>
    </style:style>
    <style:style style:name="T67" style:family="text">
      <style:text-properties fo:font-style="normal" officeooo:rsid="041242e9" style:font-style-asian="normal" style:font-style-complex="normal"/>
    </style:style>
    <style:style style:name="T68" style:family="text">
      <style:text-properties fo:font-style="normal" officeooo:rsid="03b29083" style:font-style-asian="normal" style:font-weight-asian="bold" style:font-style-complex="normal" style:font-weight-complex="bold"/>
    </style:style>
    <style:style style:name="T69" style:family="text">
      <style:text-properties fo:font-style="normal" officeooo:rsid="03bee130" style:font-style-asian="normal" style:font-weight-asian="bold" style:font-style-complex="normal" style:font-weight-complex="bold"/>
    </style:style>
    <style:style style:name="T70" style:family="text">
      <style:text-properties fo:font-style="normal" officeooo:rsid="03c0e777" style:font-style-asian="normal" style:font-weight-asian="bold" style:font-style-complex="normal" style:font-weight-complex="bold"/>
    </style:style>
    <style:style style:name="T71" style:family="text">
      <style:text-properties fo:font-style="normal" officeooo:rsid="04759f1c" style:font-style-asian="normal" style:font-weight-asian="bold" style:font-style-complex="normal" style:font-weight-complex="bold"/>
    </style:style>
    <style:style style:name="T72" style:family="text">
      <style:text-properties fo:font-style="normal" officeooo:rsid="04774ad3" style:font-style-asian="normal" style:font-weight-asian="bold" style:font-style-complex="normal" style:font-weight-complex="bold"/>
    </style:style>
    <style:style style:name="T73" style:family="text">
      <style:text-properties fo:font-style="normal" officeooo:rsid="04789365" style:font-style-asian="normal" style:font-weight-asian="bold" style:font-style-complex="normal" style:font-weight-complex="bold"/>
    </style:style>
    <style:style style:name="T74" style:family="text">
      <style:text-properties fo:font-style="normal" officeooo:rsid="04b4ac13" style:font-style-asian="normal" style:font-weight-asian="bold" style:font-style-complex="normal" style:font-weight-complex="bold"/>
    </style:style>
    <style:style style:name="T75" style:family="text">
      <style:text-properties fo:font-style="normal" style:text-underline-style="none" style:font-style-asian="normal" style:font-style-complex="normal"/>
    </style:style>
    <style:style style:name="T76" style:family="text">
      <style:text-properties fo:font-style="normal" style:text-underline-style="none" officeooo:rsid="002c318e" style:font-style-asian="normal" style:font-style-complex="normal"/>
    </style:style>
    <style:style style:name="T77" style:family="text">
      <style:text-properties fo:font-style="normal" style:text-underline-style="none" officeooo:rsid="002d35b4" style:font-style-asian="normal" style:font-style-complex="normal"/>
    </style:style>
    <style:style style:name="T78" style:family="text">
      <style:text-properties fo:font-style="normal" style:text-underline-style="none" officeooo:rsid="00315a9b" style:font-style-asian="normal" style:font-style-complex="normal"/>
    </style:style>
    <style:style style:name="T79" style:family="text">
      <style:text-properties fo:font-style="normal" style:text-underline-style="none" officeooo:rsid="00633e66" style:font-style-asian="normal" style:font-style-complex="normal"/>
    </style:style>
    <style:style style:name="T80" style:family="text">
      <style:text-properties fo:font-style="normal" style:text-underline-style="none" officeooo:rsid="006f728c" style:font-style-asian="normal" style:font-style-complex="normal"/>
    </style:style>
    <style:style style:name="T81" style:family="text">
      <style:text-properties fo:font-style="normal" style:text-underline-style="none" officeooo:rsid="00cfe32a" style:font-style-asian="normal" style:font-style-complex="normal"/>
    </style:style>
    <style:style style:name="T82" style:family="text">
      <style:text-properties fo:font-style="normal" style:text-underline-style="none" officeooo:rsid="00e9172d" style:font-style-asian="normal" style:font-style-complex="normal"/>
    </style:style>
    <style:style style:name="T83" style:family="text">
      <style:text-properties fo:font-style="normal" style:text-underline-style="none" officeooo:rsid="00ebe9ed" style:font-style-asian="normal" style:font-style-complex="normal"/>
    </style:style>
    <style:style style:name="T84" style:family="text">
      <style:text-properties fo:font-style="normal" style:text-underline-style="none" officeooo:rsid="00d17671" style:font-style-asian="normal" style:font-style-complex="normal"/>
    </style:style>
    <style:style style:name="T85" style:family="text">
      <style:text-properties fo:font-style="normal" style:text-underline-style="none" officeooo:rsid="00ed5b01" style:font-style-asian="normal" style:font-style-complex="normal"/>
    </style:style>
    <style:style style:name="T86" style:family="text">
      <style:text-properties fo:font-style="normal" style:text-underline-style="none" officeooo:rsid="00d20a1b" style:font-style-asian="normal" style:font-style-complex="normal"/>
    </style:style>
    <style:style style:name="T87" style:family="text">
      <style:text-properties fo:font-style="normal" style:text-underline-style="none" officeooo:rsid="00eda7a8" style:font-style-asian="normal" style:font-style-complex="normal"/>
    </style:style>
    <style:style style:name="T88" style:family="text">
      <style:text-properties fo:font-style="normal" style:text-underline-style="none" officeooo:rsid="00d3b6e5" style:font-style-asian="normal" style:font-style-complex="normal"/>
    </style:style>
    <style:style style:name="T89" style:family="text">
      <style:text-properties fo:font-style="normal" style:text-underline-style="none" officeooo:rsid="00d5b58b" style:font-style-asian="normal" style:font-style-complex="normal"/>
    </style:style>
    <style:style style:name="T90" style:family="text">
      <style:text-properties fo:font-style="normal" style:text-underline-style="none" officeooo:rsid="00eec105" style:font-style-asian="normal" style:font-style-complex="normal"/>
    </style:style>
    <style:style style:name="T91" style:family="text">
      <style:text-properties fo:font-style="normal" style:text-underline-style="none" officeooo:rsid="00f958e4" style:font-style-asian="normal" style:font-style-complex="normal"/>
    </style:style>
    <style:style style:name="T92" style:family="text">
      <style:text-properties fo:font-style="normal" style:text-underline-style="none" officeooo:rsid="0103769a" style:font-style-asian="normal" style:font-style-complex="normal"/>
    </style:style>
    <style:style style:name="T93" style:family="text">
      <style:text-properties fo:font-style="normal" style:text-underline-style="none" officeooo:rsid="010b52be" style:font-style-asian="normal" style:font-style-complex="normal"/>
    </style:style>
    <style:style style:name="T94" style:family="text">
      <style:text-properties fo:font-style="normal" style:text-underline-style="none" officeooo:rsid="010c9a97" style:font-style-asian="normal" style:font-style-complex="normal"/>
    </style:style>
    <style:style style:name="T95" style:family="text">
      <style:text-properties fo:font-style="normal" style:text-underline-style="none" officeooo:rsid="01105376" style:font-style-asian="normal" style:font-style-complex="normal"/>
    </style:style>
    <style:style style:name="T96" style:family="text">
      <style:text-properties fo:font-style="normal" style:text-underline-style="none" officeooo:rsid="01148304" style:font-style-asian="normal" style:font-style-complex="normal"/>
    </style:style>
    <style:style style:name="T97" style:family="text">
      <style:text-properties fo:font-style="normal" style:text-underline-style="none" officeooo:rsid="011ce3e5" style:font-style-asian="normal" style:font-style-complex="normal"/>
    </style:style>
    <style:style style:name="T98" style:family="text">
      <style:text-properties fo:font-style="normal" style:text-underline-style="none" officeooo:rsid="011dd8eb" style:font-style-asian="normal" style:font-style-complex="normal"/>
    </style:style>
    <style:style style:name="T99" style:family="text">
      <style:text-properties fo:font-style="normal" style:text-underline-style="none" officeooo:rsid="014b46e5" style:font-style-asian="normal" style:font-style-complex="normal"/>
    </style:style>
    <style:style style:name="T100" style:family="text">
      <style:text-properties fo:font-style="normal" style:text-underline-style="none" officeooo:rsid="01541640" style:font-style-asian="normal" style:font-style-complex="normal"/>
    </style:style>
    <style:style style:name="T101" style:family="text">
      <style:text-properties fo:font-style="normal" style:text-underline-style="none" officeooo:rsid="0155b3a7" style:font-style-asian="normal" style:font-style-complex="normal"/>
    </style:style>
    <style:style style:name="T102" style:family="text">
      <style:text-properties fo:font-style="normal" style:text-underline-style="none" officeooo:rsid="0174bd2c" style:font-style-asian="normal" style:font-style-complex="normal"/>
    </style:style>
    <style:style style:name="T103" style:family="text">
      <style:text-properties fo:font-style="normal" style:text-underline-style="none" officeooo:rsid="0176ca3c" style:font-style-asian="normal" style:font-style-complex="normal"/>
    </style:style>
    <style:style style:name="T104" style:family="text">
      <style:text-properties fo:font-style="normal" style:text-underline-style="none" officeooo:rsid="019cea50" style:font-style-asian="normal" style:font-style-complex="normal"/>
    </style:style>
    <style:style style:name="T105" style:family="text">
      <style:text-properties fo:font-style="normal" style:text-underline-style="none" officeooo:rsid="028785fc" style:font-style-asian="normal" style:font-style-complex="normal"/>
    </style:style>
    <style:style style:name="T106" style:family="text">
      <style:text-properties fo:font-style="normal" style:text-underline-style="none" officeooo:rsid="02c0f8e2" style:font-style-asian="normal" style:font-style-complex="normal"/>
    </style:style>
    <style:style style:name="T107" style:family="text">
      <style:text-properties fo:font-style="normal" style:text-underline-style="none" officeooo:rsid="02db57fb" style:font-style-asian="normal" style:font-style-complex="normal"/>
    </style:style>
    <style:style style:name="T108" style:family="text">
      <style:text-properties fo:font-style="normal" style:text-underline-style="none" officeooo:rsid="02e396f5" style:font-style-asian="normal" style:font-style-complex="normal"/>
    </style:style>
    <style:style style:name="T109" style:family="text">
      <style:text-properties fo:font-style="normal" style:text-underline-style="none" officeooo:rsid="034d4023" style:font-style-asian="normal" style:font-style-complex="normal"/>
    </style:style>
    <style:style style:name="T110" style:family="text">
      <style:text-properties fo:font-style="normal" style:text-underline-style="none" officeooo:rsid="0375b241" style:font-style-asian="normal" style:font-style-complex="normal"/>
    </style:style>
    <style:style style:name="T111" style:family="text">
      <style:text-properties fo:font-style="normal" style:text-underline-style="none" officeooo:rsid="038b2388" style:font-style-asian="normal" style:font-style-complex="normal"/>
    </style:style>
    <style:style style:name="T112" style:family="text">
      <style:text-properties fo:font-style="normal" style:text-underline-style="none" officeooo:rsid="03a22041" style:font-style-asian="normal" style:font-style-complex="normal"/>
    </style:style>
    <style:style style:name="T113" style:family="text">
      <style:text-properties fo:font-style="normal" style:text-underline-style="none" officeooo:rsid="03bac138" style:font-style-asian="normal" style:font-style-complex="normal"/>
    </style:style>
    <style:style style:name="T114" style:family="text">
      <style:text-properties fo:font-style="normal" style:text-underline-style="none" officeooo:rsid="03c46ef4" style:font-style-asian="normal" style:font-style-complex="normal"/>
    </style:style>
    <style:style style:name="T115" style:family="text">
      <style:text-properties fo:font-style="normal" style:text-underline-style="none" officeooo:rsid="03c7274a" style:font-style-asian="normal" style:font-style-complex="normal"/>
    </style:style>
    <style:style style:name="T116" style:family="text">
      <style:text-properties fo:font-style="normal" style:text-underline-style="none" officeooo:rsid="03e97c5a" style:font-style-asian="normal" style:font-style-complex="normal"/>
    </style:style>
    <style:style style:name="T117" style:family="text">
      <style:text-properties fo:font-style="normal" style:text-underline-style="none" officeooo:rsid="03ecd14c" style:font-style-asian="normal" style:font-style-complex="normal"/>
    </style:style>
    <style:style style:name="T118" style:family="text">
      <style:text-properties fo:font-style="normal" style:text-underline-style="none" officeooo:rsid="042032b1" style:font-style-asian="normal" style:font-style-complex="normal"/>
    </style:style>
    <style:style style:name="T119" style:family="text">
      <style:text-properties fo:font-style="normal" style:text-underline-style="none" officeooo:rsid="0426d3a1" style:font-style-asian="normal" style:font-style-complex="normal"/>
    </style:style>
    <style:style style:name="T120" style:family="text">
      <style:text-properties fo:font-style="normal" style:text-underline-style="none" officeooo:rsid="042c36ad" style:font-style-asian="normal" style:font-style-complex="normal"/>
    </style:style>
    <style:style style:name="T121" style:family="text">
      <style:text-properties fo:font-style="normal" style:text-underline-style="none" officeooo:rsid="047029f2" style:font-style-asian="normal" style:font-style-complex="normal"/>
    </style:style>
    <style:style style:name="T122" style:family="text">
      <style:text-properties fo:font-style="normal" style:text-underline-style="none" officeooo:rsid="04958042" style:font-style-asian="normal" style:font-style-complex="normal"/>
    </style:style>
    <style:style style:name="T123" style:family="text">
      <style:text-properties fo:font-style="normal" style:text-underline-style="none" officeooo:rsid="04c1c80c" style:font-style-asian="normal" style:font-style-complex="normal"/>
    </style:style>
    <style:style style:name="T124" style:family="text">
      <style:text-properties fo:font-style="normal" style:text-underline-style="none" fo:font-weight="normal" style:font-style-asian="normal" style:font-weight-asian="normal" style:font-style-complex="normal" style:font-weight-complex="normal"/>
    </style:style>
    <style:style style:name="T125" style:family="text">
      <style:text-properties fo:font-style="normal" style:text-underline-style="none" fo:font-weight="normal" officeooo:rsid="002c88eb" style:font-style-asian="normal" style:font-weight-asian="normal" style:font-style-complex="normal" style:font-weight-complex="normal"/>
    </style:style>
    <style:style style:name="T126" style:family="text">
      <style:text-properties fo:font-style="normal" style:text-underline-style="none" fo:font-weight="normal" officeooo:rsid="002c318e" style:font-style-asian="normal" style:font-weight-asian="normal" style:font-style-complex="normal" style:font-weight-complex="normal"/>
    </style:style>
    <style:style style:name="T127" style:family="text">
      <style:text-properties fo:font-style="normal" style:text-underline-style="none" fo:font-weight="normal" officeooo:rsid="00d5b58b" style:font-style-asian="normal" style:font-weight-asian="normal" style:font-style-complex="normal" style:font-weight-complex="normal"/>
    </style:style>
    <style:style style:name="T128" style:family="text">
      <style:text-properties fo:font-style="normal" style:text-underline-style="none" fo:font-weight="normal" officeooo:rsid="00d17671" style:font-style-asian="normal" style:font-weight-asian="normal" style:font-style-complex="normal" style:font-weight-complex="normal"/>
    </style:style>
    <style:style style:name="T129" style:family="text">
      <style:text-properties fo:font-style="normal" style:text-underline-style="none" fo:font-weight="normal" officeooo:rsid="01aee3cb" style:font-style-asian="normal" style:font-weight-asian="normal" style:font-style-complex="normal" style:font-weight-complex="normal"/>
    </style:style>
    <style:style style:name="T130" style:family="text">
      <style:text-properties fo:font-style="normal" style:text-underline-style="none" fo:font-weight="normal" officeooo:rsid="03b6b98c" style:font-style-asian="normal" style:font-weight-asian="normal" style:font-style-complex="normal" style:font-weight-complex="normal"/>
    </style:style>
    <style:style style:name="T131" style:family="text">
      <style:text-properties fo:font-style="normal" style:text-underline-style="none" fo:font-weight="normal" officeooo:rsid="03c46ef4" style:font-style-asian="normal" style:font-weight-asian="normal" style:font-style-complex="normal" style:font-weight-complex="normal"/>
    </style:style>
    <style:style style:name="T132" style:family="text">
      <style:text-properties fo:font-style="normal" style:text-underline-style="none" fo:font-weight="normal" officeooo:rsid="03c7274a" style:font-style-asian="normal" style:font-weight-asian="normal" style:font-style-complex="normal" style:font-weight-complex="normal"/>
    </style:style>
    <style:style style:name="T133" style:family="text">
      <style:text-properties fo:font-style="normal" style:text-underline-style="none" fo:font-weight="normal" officeooo:rsid="0478e8a1" style:font-style-asian="normal" style:font-weight-asian="normal" style:font-style-complex="normal" style:font-weight-complex="normal"/>
    </style:style>
    <style:style style:name="T134" style:family="text">
      <style:text-properties fo:font-style="normal" style:text-underline-style="none" fo:font-weight="normal" style:font-size-asian="10pt" style:font-style-asian="normal" style:font-weight-asian="normal" style:font-size-complex="10pt" style:font-style-complex="normal" style:font-weight-complex="normal"/>
    </style:style>
    <style:style style:name="T135" style:family="text">
      <style:text-properties fo:font-style="normal" style:text-underline-style="none" fo:font-weight="normal" officeooo:rsid="000f7979" style:font-size-asian="10pt" style:font-style-asian="normal" style:font-weight-asian="normal" style:font-size-complex="10pt" style:font-style-complex="normal" style:font-weight-complex="normal"/>
    </style:style>
    <style:style style:name="T136" style:family="text">
      <style:text-properties fo:font-style="normal" style:text-underline-style="none" fo:font-weight="normal" officeooo:rsid="00a8c04b" style:font-size-asian="10pt" style:font-style-asian="normal" style:font-weight-asian="normal" style:font-size-complex="10pt" style:font-style-complex="normal" style:font-weight-complex="normal"/>
    </style:style>
    <style:style style:name="T137" style:family="text">
      <style:text-properties fo:font-style="normal" style:text-underline-style="none" fo:font-weight="normal" officeooo:rsid="019e8666" style:font-size-asian="10pt" style:font-style-asian="normal" style:font-weight-asian="normal" style:font-size-complex="10pt" style:font-style-complex="normal" style:font-weight-complex="normal"/>
    </style:style>
    <style:style style:name="T138" style:family="text">
      <style:text-properties fo:font-style="normal" style:text-underline-style="none" fo:font-weight="normal" officeooo:rsid="01aee3cb" style:font-size-asian="10pt" style:font-style-asian="normal" style:font-weight-asian="normal" style:font-size-complex="10pt" style:font-style-complex="normal" style:font-weight-complex="normal"/>
    </style:style>
    <style:style style:name="T139" style:family="text">
      <style:text-properties fo:font-style="normal" style:text-underline-style="none" fo:font-weight="normal" officeooo:rsid="0016e0aa" style:font-size-asian="10pt" style:font-style-asian="normal" style:font-weight-asian="normal" style:font-size-complex="10pt" style:font-style-complex="normal" style:font-weight-complex="normal"/>
    </style:style>
    <style:style style:name="T140" style:family="text">
      <style:text-properties fo:font-style="normal" style:text-underline-style="none" fo:font-weight="normal" officeooo:rsid="02568b1a" style:font-size-asian="10pt" style:font-style-asian="normal" style:font-weight-asian="normal" style:font-size-complex="10pt" style:font-style-complex="normal" style:font-weight-complex="normal"/>
    </style:style>
    <style:style style:name="T141" style:family="text">
      <style:text-properties fo:font-style="normal" style:text-underline-style="none" fo:font-weight="normal" officeooo:rsid="02ba6a6d" style:font-size-asian="10pt" style:font-style-asian="normal" style:font-weight-asian="normal" style:font-size-complex="10pt" style:font-style-complex="normal" style:font-weight-complex="normal"/>
    </style:style>
    <style:style style:name="T142" style:family="text">
      <style:text-properties fo:font-style="normal" style:text-underline-style="none" fo:font-weight="normal" officeooo:rsid="02bcc20e" style:font-size-asian="10pt" style:font-style-asian="normal" style:font-weight-asian="normal" style:font-size-complex="10pt" style:font-style-complex="normal" style:font-weight-complex="normal"/>
    </style:style>
    <style:style style:name="T143" style:family="text">
      <style:text-properties fo:font-style="normal" style:text-underline-style="none" fo:font-weight="normal" officeooo:rsid="025dcb8d" style:font-size-asian="10pt" style:font-style-asian="normal" style:font-weight-asian="normal" style:font-size-complex="10pt" style:font-style-complex="normal" style:font-weight-complex="normal"/>
    </style:style>
    <style:style style:name="T144" style:family="text">
      <style:text-properties fo:font-style="normal" style:text-underline-style="none" fo:font-weight="normal" officeooo:rsid="02d6fad2" style:font-size-asian="10pt" style:font-style-asian="normal" style:font-weight-asian="normal" style:font-size-complex="10pt" style:font-style-complex="normal" style:font-weight-complex="normal"/>
    </style:style>
    <style:style style:name="T145" style:family="text">
      <style:text-properties fo:font-style="normal" style:text-underline-style="none" fo:font-weight="normal" officeooo:rsid="02b7df84" style:font-size-asian="10pt" style:font-style-asian="normal" style:font-weight-asian="normal" style:font-size-complex="10pt" style:font-style-complex="normal" style:font-weight-complex="normal"/>
    </style:style>
    <style:style style:name="T146" style:family="text">
      <style:text-properties fo:font-style="normal" style:text-underline-style="none" fo:font-weight="normal" officeooo:rsid="02da971e" style:font-size-asian="10pt" style:font-style-asian="normal" style:font-weight-asian="normal" style:font-size-complex="10pt" style:font-style-complex="normal" style:font-weight-complex="normal"/>
    </style:style>
    <style:style style:name="T147" style:family="text">
      <style:text-properties fo:font-style="normal" style:text-underline-style="none" fo:font-weight="normal" officeooo:rsid="02d4eb54" style:font-size-asian="10pt" style:font-style-asian="normal" style:font-weight-asian="normal" style:font-size-complex="10pt" style:font-style-complex="normal" style:font-weight-complex="normal"/>
    </style:style>
    <style:style style:name="T148" style:family="text">
      <style:text-properties fo:font-style="normal" style:text-underline-style="none" fo:font-weight="normal" officeooo:rsid="010c9a97" style:font-size-asian="10pt" style:font-style-asian="normal" style:font-weight-asian="normal" style:font-size-complex="10pt" style:font-style-complex="normal" style:font-weight-complex="normal"/>
    </style:style>
    <style:style style:name="T149" style:family="text">
      <style:text-properties fo:font-style="normal" style:text-underline-style="none" fo:font-weight="normal" officeooo:rsid="032a3257" style:font-size-asian="10pt" style:font-style-asian="normal" style:font-weight-asian="normal" style:font-size-complex="10pt" style:font-style-complex="normal" style:font-weight-complex="normal"/>
    </style:style>
    <style:style style:name="T150" style:family="text">
      <style:text-properties fo:font-style="normal" style:text-underline-style="none" fo:font-weight="normal" officeooo:rsid="0346697a" style:font-size-asian="10pt" style:font-style-asian="normal" style:font-weight-asian="normal" style:font-size-complex="10pt" style:font-style-complex="normal" style:font-weight-complex="normal"/>
    </style:style>
    <style:style style:name="T151" style:family="text">
      <style:text-properties fo:font-style="normal" style:text-underline-style="none" fo:font-weight="normal" officeooo:rsid="0347278c" style:font-size-asian="10pt" style:font-style-asian="normal" style:font-weight-asian="normal" style:font-size-complex="10pt" style:font-style-complex="normal" style:font-weight-complex="normal"/>
    </style:style>
    <style:style style:name="T152" style:family="text">
      <style:text-properties fo:font-style="normal" style:text-underline-style="none" fo:font-weight="normal" officeooo:rsid="034b4241" style:font-size-asian="10pt" style:font-style-asian="normal" style:font-weight-asian="normal" style:font-size-complex="10pt" style:font-style-complex="normal" style:font-weight-complex="normal"/>
    </style:style>
    <style:style style:name="T153" style:family="text">
      <style:text-properties fo:font-style="normal" style:text-underline-style="none" fo:font-weight="normal" officeooo:rsid="0368b3a9" style:font-size-asian="10pt" style:font-style-asian="normal" style:font-weight-asian="normal" style:font-size-complex="10pt" style:font-style-complex="normal" style:font-weight-complex="normal"/>
    </style:style>
    <style:style style:name="T154" style:family="text">
      <style:text-properties fo:font-style="normal" style:text-underline-style="none" fo:font-weight="normal" officeooo:rsid="036f9006" style:font-size-asian="10pt" style:font-style-asian="normal" style:font-weight-asian="normal" style:font-size-complex="10pt" style:font-style-complex="normal" style:font-weight-complex="normal"/>
    </style:style>
    <style:style style:name="T155" style:family="text">
      <style:text-properties fo:font-style="normal" style:text-underline-style="none" fo:font-weight="normal" officeooo:rsid="036f9414" style:font-size-asian="10pt" style:font-style-asian="normal" style:font-weight-asian="normal" style:font-size-complex="10pt" style:font-style-complex="normal" style:font-weight-complex="normal"/>
    </style:style>
    <style:style style:name="T156" style:family="text">
      <style:text-properties fo:font-style="normal" style:text-underline-style="none" fo:font-weight="normal" officeooo:rsid="03727039" style:font-size-asian="10pt" style:font-style-asian="normal" style:font-weight-asian="normal" style:font-size-complex="10pt" style:font-style-complex="normal" style:font-weight-complex="normal"/>
    </style:style>
    <style:style style:name="T157" style:family="text">
      <style:text-properties fo:font-style="normal" style:text-underline-style="none" fo:font-weight="normal" officeooo:rsid="03a0799a" style:font-size-asian="10pt" style:font-style-asian="normal" style:font-weight-asian="normal" style:font-size-complex="10pt" style:font-style-complex="normal" style:font-weight-complex="normal"/>
    </style:style>
    <style:style style:name="T158" style:family="text">
      <style:text-properties fo:font-style="normal" style:text-underline-style="none" fo:font-weight="normal" officeooo:rsid="03a18b6d" style:font-size-asian="10pt" style:font-style-asian="normal" style:font-weight-asian="normal" style:font-size-complex="10pt" style:font-style-complex="normal" style:font-weight-complex="normal"/>
    </style:style>
    <style:style style:name="T159" style:family="text">
      <style:text-properties fo:font-style="normal" style:text-underline-style="none" fo:font-weight="normal" officeooo:rsid="03a22041" style:font-size-asian="10pt" style:font-style-asian="normal" style:font-weight-asian="normal" style:font-size-complex="10pt" style:font-style-complex="normal" style:font-weight-complex="normal"/>
    </style:style>
    <style:style style:name="T160" style:family="text">
      <style:text-properties fo:font-style="normal" style:text-underline-style="none" fo:font-weight="normal" officeooo:rsid="03b1e937" style:font-size-asian="10pt" style:font-style-asian="normal" style:font-weight-asian="normal" style:font-size-complex="10pt" style:font-style-complex="normal" style:font-weight-complex="normal"/>
    </style:style>
    <style:style style:name="T161" style:family="text">
      <style:text-properties fo:font-style="normal" style:text-underline-style="none" fo:font-weight="normal" officeooo:rsid="03b240dd" style:font-size-asian="10pt" style:font-style-asian="normal" style:font-weight-asian="normal" style:font-size-complex="10pt" style:font-style-complex="normal" style:font-weight-complex="normal"/>
    </style:style>
    <style:style style:name="T162" style:family="text">
      <style:text-properties fo:font-style="normal" style:text-underline-style="none" fo:font-weight="normal" officeooo:rsid="03b6b98c" style:font-size-asian="10pt" style:font-style-asian="normal" style:font-weight-asian="normal" style:font-size-complex="10pt" style:font-style-complex="normal" style:font-weight-complex="normal"/>
    </style:style>
    <style:style style:name="T163" style:family="text">
      <style:text-properties fo:font-style="normal" style:text-underline-style="none" fo:font-weight="normal" officeooo:rsid="03b8c2de" style:font-size-asian="10pt" style:font-style-asian="normal" style:font-weight-asian="normal" style:font-size-complex="10pt" style:font-style-complex="normal" style:font-weight-complex="normal"/>
    </style:style>
    <style:style style:name="T164" style:family="text">
      <style:text-properties fo:font-style="normal" style:text-underline-style="none" fo:font-weight="normal" officeooo:rsid="03be8451" style:font-size-asian="10pt" style:font-style-asian="normal" style:font-weight-asian="normal" style:font-size-complex="10pt" style:font-style-complex="normal" style:font-weight-complex="normal"/>
    </style:style>
    <style:style style:name="T165" style:family="text">
      <style:text-properties fo:font-style="normal" style:text-underline-style="none" fo:font-weight="normal" officeooo:rsid="03c664ca" style:font-size-asian="10pt" style:font-style-asian="normal" style:font-weight-asian="normal" style:font-size-complex="10pt" style:font-style-complex="normal" style:font-weight-complex="normal"/>
    </style:style>
    <style:style style:name="T166" style:family="text">
      <style:text-properties fo:font-style="normal" style:text-underline-style="none" fo:font-weight="normal" officeooo:rsid="04099767" style:font-size-asian="10pt" style:font-style-asian="normal" style:font-weight-asian="normal" style:font-size-complex="10pt" style:font-style-complex="normal" style:font-weight-complex="normal"/>
    </style:style>
    <style:style style:name="T167" style:family="text">
      <style:text-properties fo:font-style="normal" style:text-underline-style="none" fo:font-weight="normal" officeooo:rsid="040d8f45" style:font-size-asian="10pt" style:font-style-asian="normal" style:font-weight-asian="normal" style:font-size-complex="10pt" style:font-style-complex="normal" style:font-weight-complex="normal"/>
    </style:style>
    <style:style style:name="T168" style:family="text">
      <style:text-properties fo:font-style="normal" style:text-underline-style="none" fo:font-weight="normal" officeooo:rsid="0411e8d7" style:font-size-asian="10pt" style:font-style-asian="normal" style:font-weight-asian="normal" style:font-size-complex="10pt" style:font-style-complex="normal" style:font-weight-complex="normal"/>
    </style:style>
    <style:style style:name="T169" style:family="text">
      <style:text-properties fo:font-style="normal" style:text-underline-style="none" fo:font-weight="normal" officeooo:rsid="0433da15" style:font-size-asian="10pt" style:font-style-asian="normal" style:font-weight-asian="normal" style:font-size-complex="10pt" style:font-style-complex="normal" style:font-weight-complex="normal"/>
    </style:style>
    <style:style style:name="T170" style:family="text">
      <style:text-properties fo:font-style="normal" style:text-underline-style="none" fo:font-weight="normal" officeooo:rsid="04b7ddea" style:font-size-asian="10pt" style:font-style-asian="normal" style:font-weight-asian="bold" style:font-size-complex="10pt" style:font-style-complex="normal" style:font-weight-complex="bold"/>
    </style:style>
    <style:style style:name="T171" style:family="text">
      <style:text-properties fo:font-style="normal" style:text-underline-style="none" fo:font-weight="normal" officeooo:rsid="04b30f18" style:font-size-asian="10pt" style:font-style-asian="normal" style:font-weight-asian="bold" style:font-size-complex="10pt" style:font-style-complex="normal" style:font-weight-complex="bold"/>
    </style:style>
    <style:style style:name="T172" style:family="text">
      <style:text-properties fo:font-style="normal" style:text-underline-style="none" fo:font-weight="normal" officeooo:rsid="04b951bc" style:font-size-asian="10pt" style:font-style-asian="normal" style:font-weight-asian="bold" style:font-size-complex="10pt" style:font-style-complex="normal" style:font-weight-complex="bold"/>
    </style:style>
    <style:style style:name="T173" style:family="text">
      <style:text-properties fo:font-style="normal" style:text-underline-style="none" style:font-size-asian="10pt" style:font-style-asian="normal" style:font-size-complex="10pt" style:font-style-complex="normal"/>
    </style:style>
    <style:style style:name="T174" style:family="text">
      <style:text-properties fo:font-style="normal" style:text-underline-style="none" officeooo:rsid="000f7979" style:font-size-asian="10pt" style:font-style-asian="normal" style:font-size-complex="10pt" style:font-style-complex="normal"/>
    </style:style>
    <style:style style:name="T175" style:family="text">
      <style:text-properties fo:font-style="normal" style:text-underline-style="none" officeooo:rsid="007b25e6" style:font-size-asian="10pt" style:font-style-asian="normal" style:font-size-complex="10pt" style:font-style-complex="normal"/>
    </style:style>
    <style:style style:name="T176" style:family="text">
      <style:text-properties fo:font-style="normal" style:text-underline-style="none" officeooo:rsid="00316052" style:font-size-asian="10pt" style:font-style-asian="normal" style:font-size-complex="10pt" style:font-style-complex="normal"/>
    </style:style>
    <style:style style:name="T177" style:family="text">
      <style:text-properties fo:font-style="normal" style:text-underline-style="none" officeooo:rsid="0016e0aa" style:font-size-asian="10pt" style:font-style-asian="normal" style:font-size-complex="10pt" style:font-style-complex="normal"/>
    </style:style>
    <style:style style:name="T178" style:family="text">
      <style:text-properties fo:font-style="normal" style:text-underline-style="none" officeooo:rsid="007dc7ea" style:font-size-asian="10pt" style:font-style-asian="normal" style:font-size-complex="10pt" style:font-style-complex="normal"/>
    </style:style>
    <style:style style:name="T179" style:family="text">
      <style:text-properties fo:font-style="normal" style:text-underline-style="none" officeooo:rsid="007c9e84" style:font-size-asian="10pt" style:font-style-asian="normal" style:font-size-complex="10pt" style:font-style-complex="normal"/>
    </style:style>
    <style:style style:name="T180" style:family="text">
      <style:text-properties fo:font-style="normal" style:text-underline-style="none" officeooo:rsid="0017fe57" style:font-size-asian="10pt" style:font-style-asian="normal" style:font-size-complex="10pt" style:font-style-complex="normal"/>
    </style:style>
    <style:style style:name="T181" style:family="text">
      <style:text-properties fo:font-style="normal" style:text-underline-style="none" officeooo:rsid="00633e66" style:font-size-asian="10pt" style:font-style-asian="normal" style:font-size-complex="10pt" style:font-style-complex="normal"/>
    </style:style>
    <style:style style:name="T182" style:family="text">
      <style:text-properties fo:font-style="normal" style:text-underline-style="none" officeooo:rsid="00624cfe" style:font-size-asian="10pt" style:font-style-asian="normal" style:font-size-complex="10pt" style:font-style-complex="normal"/>
    </style:style>
    <style:style style:name="T183" style:family="text">
      <style:text-properties fo:font-style="normal" style:text-underline-style="none" officeooo:rsid="00878548" style:font-size-asian="10pt" style:font-style-asian="normal" style:font-size-complex="10pt" style:font-style-complex="normal"/>
    </style:style>
    <style:style style:name="T184" style:family="text">
      <style:text-properties fo:font-style="normal" style:text-underline-style="none" officeooo:rsid="00a8c04b" style:font-size-asian="10pt" style:font-style-asian="normal" style:font-size-complex="10pt" style:font-style-complex="normal"/>
    </style:style>
    <style:style style:name="T185" style:family="text">
      <style:text-properties fo:font-style="normal" style:text-underline-style="none" officeooo:rsid="00abc698" style:font-size-asian="10pt" style:font-style-asian="normal" style:font-size-complex="10pt" style:font-style-complex="normal"/>
    </style:style>
    <style:style style:name="T186" style:family="text">
      <style:text-properties fo:font-style="normal" style:text-underline-style="none" officeooo:rsid="019e8666" style:font-size-asian="10pt" style:font-style-asian="normal" style:font-size-complex="10pt" style:font-style-complex="normal"/>
    </style:style>
    <style:style style:name="T187" style:family="text">
      <style:text-properties fo:font-style="normal" style:text-underline-style="none" officeooo:rsid="019cea50" style:font-size-asian="10pt" style:font-style-asian="normal" style:font-size-complex="10pt" style:font-style-complex="normal"/>
    </style:style>
    <style:style style:name="T188" style:family="text">
      <style:text-properties fo:font-style="normal" style:text-underline-style="none" officeooo:rsid="02193c69" style:font-size-asian="10pt" style:font-style-asian="normal" style:font-size-complex="10pt" style:font-style-complex="normal"/>
    </style:style>
    <style:style style:name="T189" style:family="text">
      <style:text-properties fo:font-style="normal" style:text-underline-style="none" officeooo:rsid="024ffabc" style:font-size-asian="10pt" style:font-style-asian="normal" style:font-size-complex="10pt" style:font-style-complex="normal"/>
    </style:style>
    <style:style style:name="T190" style:family="text">
      <style:text-properties fo:font-style="normal" style:text-underline-style="none" officeooo:rsid="02544efc" style:font-size-asian="10pt" style:font-style-asian="normal" style:font-size-complex="10pt" style:font-style-complex="normal"/>
    </style:style>
    <style:style style:name="T191" style:family="text">
      <style:text-properties fo:font-style="normal" style:text-underline-style="none" officeooo:rsid="02568b1a" style:font-size-asian="10pt" style:font-style-asian="normal" style:font-size-complex="10pt" style:font-style-complex="normal"/>
    </style:style>
    <style:style style:name="T192" style:family="text">
      <style:text-properties fo:font-style="normal" style:text-underline-style="none" officeooo:rsid="025c2070" style:font-size-asian="10pt" style:font-style-asian="normal" style:font-size-complex="10pt" style:font-style-complex="normal"/>
    </style:style>
    <style:style style:name="T193" style:family="text">
      <style:text-properties fo:font-style="normal" style:text-underline-style="none" officeooo:rsid="025dcb8d" style:font-size-asian="10pt" style:font-style-asian="normal" style:font-size-complex="10pt" style:font-style-complex="normal"/>
    </style:style>
    <style:style style:name="T194" style:family="text">
      <style:text-properties fo:font-style="normal" style:text-underline-style="none" officeooo:rsid="02612585" style:font-size-asian="10pt" style:font-style-asian="normal" style:font-size-complex="10pt" style:font-style-complex="normal"/>
    </style:style>
    <style:style style:name="T195" style:family="text">
      <style:text-properties fo:font-style="normal" style:text-underline-style="none" officeooo:rsid="02d4eb54" style:font-size-asian="10pt" style:font-style-asian="normal" style:font-size-complex="10pt" style:font-style-complex="normal"/>
    </style:style>
    <style:style style:name="T196" style:family="text">
      <style:text-properties fo:font-style="normal" style:text-underline-style="none" officeooo:rsid="009fb0b9" style:font-size-asian="10pt" style:font-style-asian="normal" style:font-size-complex="10pt" style:font-style-complex="normal"/>
    </style:style>
    <style:style style:name="T197" style:family="text">
      <style:text-properties fo:font-style="normal" style:text-underline-style="none" officeooo:rsid="02ea827e" style:font-size-asian="10pt" style:font-style-asian="normal" style:font-size-complex="10pt" style:font-style-complex="normal"/>
    </style:style>
    <style:style style:name="T198" style:family="text">
      <style:text-properties fo:font-style="normal" style:text-underline-style="none" officeooo:rsid="02f88f45" style:font-size-asian="10pt" style:font-style-asian="normal" style:font-size-complex="10pt" style:font-style-complex="normal"/>
    </style:style>
    <style:style style:name="T199" style:family="text">
      <style:text-properties fo:font-style="normal" style:text-underline-style="none" officeooo:rsid="02fa06d0" style:font-size-asian="10pt" style:font-style-asian="normal" style:font-size-complex="10pt" style:font-style-complex="normal"/>
    </style:style>
    <style:style style:name="T200" style:family="text">
      <style:text-properties fo:font-style="normal" style:text-underline-style="none" officeooo:rsid="031eb083" style:font-size-asian="10pt" style:font-style-asian="normal" style:font-size-complex="10pt" style:font-style-complex="normal"/>
    </style:style>
    <style:style style:name="T201" style:family="text">
      <style:text-properties fo:font-style="normal" style:text-underline-style="none" officeooo:rsid="0320ed2a" style:font-size-asian="10pt" style:font-style-asian="normal" style:font-size-complex="10pt" style:font-style-complex="normal"/>
    </style:style>
    <style:style style:name="T202" style:family="text">
      <style:text-properties fo:font-style="normal" style:text-underline-style="none" officeooo:rsid="034fca55" style:font-size-asian="10pt" style:font-style-asian="normal" style:font-size-complex="10pt" style:font-style-complex="normal"/>
    </style:style>
    <style:style style:name="T203" style:family="text">
      <style:text-properties fo:font-style="normal" style:text-underline-style="none" officeooo:rsid="0364409b" style:font-size-asian="10pt" style:font-style-asian="normal" style:font-size-complex="10pt" style:font-style-complex="normal"/>
    </style:style>
    <style:style style:name="T204" style:family="text">
      <style:text-properties fo:font-style="normal" style:text-underline-style="none" officeooo:rsid="0365bc4b" style:font-size-asian="10pt" style:font-style-asian="normal" style:font-size-complex="10pt" style:font-style-complex="normal"/>
    </style:style>
    <style:style style:name="T205" style:family="text">
      <style:text-properties fo:font-style="normal" style:text-underline-style="none" officeooo:rsid="0368b3a9" style:font-size-asian="10pt" style:font-style-asian="normal" style:font-size-complex="10pt" style:font-style-complex="normal"/>
    </style:style>
    <style:style style:name="T206" style:family="text">
      <style:text-properties fo:font-style="normal" style:text-underline-style="none" officeooo:rsid="0384da27" style:font-size-asian="10pt" style:font-style-asian="normal" style:font-size-complex="10pt" style:font-style-complex="normal"/>
    </style:style>
    <style:style style:name="T207" style:family="text">
      <style:text-properties fo:font-style="normal" style:text-underline-style="none" officeooo:rsid="044ae9ae" style:font-size-asian="10pt" style:font-style-asian="normal" style:font-size-complex="10pt" style:font-style-complex="normal"/>
    </style:style>
    <style:style style:name="T208" style:family="text">
      <style:text-properties fo:font-style="normal" style:text-underline-style="none" officeooo:rsid="04d25991" style:font-size-asian="10pt" style:font-style-asian="normal" style:font-size-complex="10pt" style:font-style-complex="normal"/>
    </style:style>
    <style:style style:name="T209" style:family="text">
      <style:text-properties fo:font-style="normal" style:text-underline-style="none" officeooo:rsid="04de9687" style:font-size-asian="10pt" style:font-style-asian="normal" style:font-size-complex="10pt" style:font-style-complex="normal"/>
    </style:style>
    <style:style style:name="T210" style:family="text">
      <style:text-properties fo:font-style="normal" style:text-underline-style="none" officeooo:rsid="01148304" style:font-size-asian="16pt" style:font-style-asian="normal" style:font-size-complex="16pt" style:font-style-complex="normal"/>
    </style:style>
    <style:style style:name="T211" style:family="text">
      <style:text-properties fo:font-style="normal" style:text-underline-style="none" officeooo:rsid="0157a40b" style:font-size-asian="16pt" style:font-style-asian="normal" style:font-size-complex="16pt" style:font-style-complex="normal"/>
    </style:style>
    <style:style style:name="T212" style:family="text">
      <style:text-properties fo:font-style="normal" style:text-underline-style="none" fo:font-weight="bold" officeooo:rsid="0133eab2" style:font-style-asian="normal" style:font-weight-asian="bold" style:font-style-complex="normal" style:font-weight-complex="bold"/>
    </style:style>
    <style:style style:name="T213" style:family="text">
      <style:text-properties fo:font-style="normal" style:text-underline-style="none" fo:font-weight="bold" officeooo:rsid="00d5b58b" style:font-style-asian="normal" style:font-weight-asian="bold" style:font-style-complex="normal" style:font-weight-complex="bold"/>
    </style:style>
    <style:style style:name="T214" style:family="text">
      <style:text-properties fo:font-style="normal" style:text-underline-style="none" fo:font-weight="bold" officeooo:rsid="019b5e2e" style:font-style-asian="normal" style:font-weight-asian="bold" style:font-style-complex="normal" style:font-weight-complex="bold"/>
    </style:style>
    <style:style style:name="T215" style:family="text">
      <style:text-properties fo:font-style="normal" style:text-underline-style="none" fo:font-weight="bold" officeooo:rsid="01ac723b" style:font-style-asian="normal" style:font-weight-asian="bold" style:font-style-complex="normal" style:font-weight-complex="bold"/>
    </style:style>
    <style:style style:name="T216" style:family="text">
      <style:text-properties fo:font-style="normal" style:text-underline-style="none" fo:font-weight="bold" officeooo:rsid="02b7df84" style:font-size-asian="10pt" style:font-style-asian="normal" style:font-weight-asian="bold" style:font-size-complex="10pt" style:font-style-complex="normal" style:font-weight-complex="bold"/>
    </style:style>
    <style:style style:name="T217" style:family="text">
      <style:text-properties fo:font-style="normal" style:text-underline-style="none" fo:font-weight="bold" officeooo:rsid="01ac723b" style:font-size-asian="10pt" style:font-style-asian="normal" style:font-weight-asian="bold" style:font-size-complex="10pt" style:font-style-complex="normal" style:font-weight-complex="bold"/>
    </style:style>
    <style:style style:name="T218" style:family="text">
      <style:text-properties fo:font-style="normal" fo:font-weight="bold" officeooo:rsid="03b29083" style:font-style-asian="normal" style:font-weight-asian="bold" style:font-style-complex="normal" style:font-weight-complex="bold"/>
    </style:style>
    <style:style style:name="T219" style:family="text">
      <style:text-properties style:text-underline-style="none" style:font-style-asian="normal" style:font-style-complex="normal"/>
    </style:style>
    <style:style style:name="T220" style:family="text">
      <style:text-properties style:text-underline-style="none" officeooo:rsid="002d35b4" style:font-style-asian="normal" style:font-style-complex="normal"/>
    </style:style>
    <style:style style:name="T221" style:family="text">
      <style:text-properties style:text-underline-style="none" officeooo:rsid="002c318e" style:font-style-asian="normal" style:font-style-complex="normal"/>
    </style:style>
    <style:style style:name="T222" style:family="text">
      <style:text-properties style:text-underline-style="none" officeooo:rsid="00cc18fe" style:font-style-asian="normal" style:font-style-complex="normal"/>
    </style:style>
    <style:style style:name="T223" style:family="text">
      <style:text-properties style:text-underline-style="none" officeooo:rsid="00eec105" style:font-style-asian="normal" style:font-style-complex="normal"/>
    </style:style>
    <style:style style:name="T224" style:family="text">
      <style:text-properties style:text-underline-style="none" officeooo:rsid="00d5b58b" style:font-style-asian="normal" style:font-style-complex="normal"/>
    </style:style>
    <style:style style:name="T225" style:family="text">
      <style:text-properties style:text-underline-style="none" officeooo:rsid="0103769a" style:font-style-asian="normal" style:font-style-complex="normal"/>
    </style:style>
    <style:style style:name="T226" style:family="text">
      <style:text-properties style:text-underline-style="none" officeooo:rsid="0085fd01" style:font-style-asian="normal" style:font-style-complex="normal"/>
    </style:style>
    <style:style style:name="T227" style:family="text">
      <style:text-properties style:text-underline-style="none" officeooo:rsid="011150ba" style:font-style-asian="normal" style:font-style-complex="normal"/>
    </style:style>
    <style:style style:name="T228" style:family="text">
      <style:text-properties style:text-underline-style="none" officeooo:rsid="011ce3e5" style:font-style-asian="normal" style:font-style-complex="normal"/>
    </style:style>
    <style:style style:name="T229" style:family="text">
      <style:text-properties style:text-underline-style="none" officeooo:rsid="01430567" style:font-style-asian="normal" style:font-style-complex="normal"/>
    </style:style>
    <style:style style:name="T230" style:family="text">
      <style:text-properties style:text-underline-style="none" officeooo:rsid="01434dce" style:font-style-asian="normal" style:font-style-complex="normal"/>
    </style:style>
    <style:style style:name="T231" style:family="text">
      <style:text-properties style:text-underline-style="none" officeooo:rsid="014b46e5" style:font-style-asian="normal" style:font-style-complex="normal"/>
    </style:style>
    <style:style style:name="T232" style:family="text">
      <style:text-properties style:text-underline-style="none" officeooo:rsid="0155b3a7" style:font-style-asian="normal" style:font-style-complex="normal"/>
    </style:style>
    <style:style style:name="T233" style:family="text">
      <style:text-properties style:text-underline-style="none" officeooo:rsid="01e9f32c" style:font-style-asian="normal" style:font-style-complex="normal"/>
    </style:style>
    <style:style style:name="T234" style:family="text">
      <style:text-properties style:text-underline-style="none" officeooo:rsid="02e396f5" style:font-style-asian="normal" style:font-style-complex="normal"/>
    </style:style>
    <style:style style:name="T235" style:family="text">
      <style:text-properties style:text-underline-style="none" officeooo:rsid="02e4637c" style:font-style-asian="normal" style:font-style-complex="normal"/>
    </style:style>
    <style:style style:name="T236" style:family="text">
      <style:text-properties style:text-underline-style="none" officeooo:rsid="034d4023" style:font-style-asian="normal" style:font-style-complex="normal"/>
    </style:style>
    <style:style style:name="T237" style:family="text">
      <style:text-properties style:text-underline-style="none" officeooo:rsid="03bac138" style:font-style-asian="normal" style:font-style-complex="normal"/>
    </style:style>
    <style:style style:name="T238" style:family="text">
      <style:text-properties style:text-underline-style="none" officeooo:rsid="03bc1798" style:font-style-asian="normal" style:font-style-complex="normal"/>
    </style:style>
    <style:style style:name="T239" style:family="text">
      <style:text-properties style:text-underline-style="none" officeooo:rsid="03be8451" style:font-style-asian="normal" style:font-style-complex="normal"/>
    </style:style>
    <style:style style:name="T240" style:family="text">
      <style:text-properties style:text-underline-style="none" officeooo:rsid="03c664ca" style:font-style-asian="normal" style:font-style-complex="normal"/>
    </style:style>
    <style:style style:name="T241" style:family="text">
      <style:text-properties style:text-underline-style="none" officeooo:rsid="03ce8475" style:font-style-asian="normal" style:font-style-complex="normal"/>
    </style:style>
    <style:style style:name="T242" style:family="text">
      <style:text-properties style:text-underline-style="none" officeooo:rsid="03dd9bb4" style:font-style-asian="normal" style:font-style-complex="normal"/>
    </style:style>
    <style:style style:name="T243" style:family="text">
      <style:text-properties style:text-underline-style="none" officeooo:rsid="03e97c5a" style:font-style-asian="normal" style:font-style-complex="normal"/>
    </style:style>
    <style:style style:name="T244" style:family="text">
      <style:text-properties style:text-underline-style="none" officeooo:rsid="03ea3f93" style:font-style-asian="normal" style:font-style-complex="normal"/>
    </style:style>
    <style:style style:name="T245" style:family="text">
      <style:text-properties style:text-underline-style="none" officeooo:rsid="03eb2f8f" style:font-style-asian="normal" style:font-style-complex="normal"/>
    </style:style>
    <style:style style:name="T246" style:family="text">
      <style:text-properties style:text-underline-style="none" officeooo:rsid="03ec32f9" style:font-style-asian="normal" style:font-style-complex="normal"/>
    </style:style>
    <style:style style:name="T247" style:family="text">
      <style:text-properties style:text-underline-style="none" officeooo:rsid="03ecd14c" style:font-style-asian="normal" style:font-style-complex="normal"/>
    </style:style>
    <style:style style:name="T248" style:family="text">
      <style:text-properties style:text-underline-style="none" officeooo:rsid="03ecd99e" style:font-style-asian="normal" style:font-style-complex="normal"/>
    </style:style>
    <style:style style:name="T249" style:family="text">
      <style:text-properties style:text-underline-style="none" officeooo:rsid="03ed50a4" style:font-style-asian="normal" style:font-style-complex="normal"/>
    </style:style>
    <style:style style:name="T250" style:family="text">
      <style:text-properties style:text-underline-style="none" officeooo:rsid="03eefd41" style:font-style-asian="normal" style:font-style-complex="normal"/>
    </style:style>
    <style:style style:name="T251" style:family="text">
      <style:text-properties style:text-underline-style="none" officeooo:rsid="02c761f3" style:font-style-asian="normal" style:font-style-complex="normal"/>
    </style:style>
    <style:style style:name="T252" style:family="text">
      <style:text-properties style:text-underline-style="none" officeooo:rsid="03f695ea" style:font-style-asian="normal" style:font-style-complex="normal"/>
    </style:style>
    <style:style style:name="T253" style:family="text">
      <style:text-properties style:text-underline-style="none" officeooo:rsid="03fb385a" style:font-style-asian="normal" style:font-style-complex="normal"/>
    </style:style>
    <style:style style:name="T254" style:family="text">
      <style:text-properties style:text-underline-style="none" officeooo:rsid="042c68f2" style:font-style-asian="normal" style:font-style-complex="normal"/>
    </style:style>
    <style:style style:name="T255" style:family="text">
      <style:text-properties style:text-underline-style="none" officeooo:rsid="042cf093" style:font-style-asian="normal" style:font-style-complex="normal"/>
    </style:style>
    <style:style style:name="T256" style:family="text">
      <style:text-properties style:text-underline-style="none" officeooo:rsid="043b0324" style:font-style-asian="normal" style:font-style-complex="normal"/>
    </style:style>
    <style:style style:name="T257" style:family="text">
      <style:text-properties style:text-underline-style="none" officeooo:rsid="043de20d" style:font-style-asian="normal" style:font-style-complex="normal"/>
    </style:style>
    <style:style style:name="T258" style:family="text">
      <style:text-properties style:text-underline-style="none" officeooo:rsid="049c208d" style:font-style-asian="normal" style:font-style-complex="normal"/>
    </style:style>
    <style:style style:name="T259" style:family="text">
      <style:text-properties style:text-underline-style="none" officeooo:rsid="049cd54a" style:font-style-asian="normal" style:font-style-complex="normal"/>
    </style:style>
    <style:style style:name="T260" style:family="text">
      <style:text-properties style:text-underline-style="none" officeooo:rsid="04e2aad1" style:font-style-asian="normal" style:font-style-complex="normal"/>
    </style:style>
    <style:style style:name="T261" style:family="text">
      <style:text-properties style:text-underline-style="none" officeooo:rsid="04e4026f" style:font-style-asian="normal" style:font-style-complex="normal"/>
    </style:style>
    <style:style style:name="T262" style:family="text">
      <style:text-properties style:text-underline-style="none" fo:font-weight="bold" officeooo:rsid="019ab60f" style:font-style-asian="normal" style:font-weight-asian="bold" style:font-style-complex="normal" style:font-weight-complex="bold"/>
    </style:style>
    <style:style style:name="T263" style:family="text">
      <style:text-properties style:text-underline-style="none" fo:font-weight="bold" officeooo:rsid="02ae637f" style:font-style-asian="normal" style:font-weight-asian="bold" style:font-style-complex="normal" style:font-weight-complex="bold"/>
    </style:style>
    <style:style style:name="T264" style:family="text">
      <style:text-properties style:text-underline-style="none" fo:font-weight="bold" officeooo:rsid="03be8451" style:font-style-asian="normal" style:font-weight-asian="bold" style:font-style-complex="normal" style:font-weight-complex="bold"/>
    </style:style>
    <style:style style:name="T265" style:family="text">
      <style:text-properties style:text-underline-style="none" fo:font-weight="bold" officeooo:rsid="00d17671" style:font-style-asian="normal" style:font-weight-asian="bold" style:font-style-complex="normal" style:font-weight-complex="bold"/>
    </style:style>
    <style:style style:name="T266" style:family="text">
      <style:text-properties style:text-underline-style="none" fo:font-weight="normal" officeooo:rsid="02bd8dac" style:font-size-asian="10pt" style:font-style-asian="normal" style:font-weight-asian="normal" style:font-size-complex="10pt" style:font-style-complex="normal" style:font-weight-complex="normal"/>
    </style:style>
    <style:style style:name="T267" style:family="text">
      <style:text-properties style:text-underline-style="none" fo:font-weight="normal" officeooo:rsid="00be4500" style:font-size-asian="10pt" style:font-style-asian="normal" style:font-weight-asian="normal" style:font-size-complex="10pt" style:font-style-complex="normal" style:font-weight-complex="normal"/>
    </style:style>
    <style:style style:name="T268" style:family="text">
      <style:text-properties style:text-underline-style="none" fo:font-weight="normal" officeooo:rsid="04b7ddea" style:font-size-asian="10pt" style:font-style-asian="normal" style:font-weight-asian="bold" style:font-size-complex="10pt" style:font-style-complex="normal" style:font-weight-complex="bold"/>
    </style:style>
    <style:style style:name="T269" style:family="text">
      <style:text-properties style:text-underline-style="none" officeooo:rsid="000f7979" style:font-size-asian="10pt" style:font-style-asian="normal" style:font-size-complex="10pt" style:font-style-complex="normal"/>
    </style:style>
    <style:style style:name="T270" style:family="text">
      <style:text-properties style:text-underline-style="none" officeooo:rsid="00a3692c" style:font-size-asian="10pt" style:font-style-asian="normal" style:font-size-complex="10pt" style:font-style-complex="normal"/>
    </style:style>
    <style:style style:name="T271" style:family="text">
      <style:text-properties style:text-underline-style="none" officeooo:rsid="007b25e6" style:font-size-asian="10pt" style:font-style-asian="normal" style:font-size-complex="10pt" style:font-style-complex="normal"/>
    </style:style>
    <style:style style:name="T272" style:family="text">
      <style:text-properties style:text-underline-style="none" officeooo:rsid="0016e0aa" style:font-size-asian="10pt" style:font-style-asian="normal" style:font-size-complex="10pt" style:font-style-complex="normal"/>
    </style:style>
    <style:style style:name="T273" style:family="text">
      <style:text-properties officeooo:rsid="001178ae"/>
    </style:style>
    <style:style style:name="T274" style:family="text">
      <style:text-properties officeooo:rsid="0015290e"/>
    </style:style>
    <style:style style:name="T275" style:family="text">
      <style:text-properties officeooo:rsid="001b2b27"/>
    </style:style>
    <style:style style:name="T276" style:family="text">
      <style:text-properties officeooo:rsid="0034832a"/>
    </style:style>
    <style:style style:name="T277" style:family="text">
      <style:text-properties style:font-size-asian="10pt" style:font-size-complex="10pt"/>
    </style:style>
    <style:style style:name="T278" style:family="text">
      <style:text-properties officeooo:rsid="000f7979" style:font-size-asian="10pt" style:font-size-complex="10pt"/>
    </style:style>
    <style:style style:name="T279" style:family="text">
      <style:text-properties officeooo:rsid="0015ad56" style:font-size-asian="10pt" style:font-size-complex="10pt"/>
    </style:style>
    <style:style style:name="T280" style:family="text">
      <style:text-properties officeooo:rsid="0016e0aa" style:font-size-asian="10pt" style:font-size-complex="10pt"/>
    </style:style>
    <style:style style:name="T281" style:family="text">
      <style:text-properties officeooo:rsid="0017fe57" style:font-size-asian="10pt" style:font-size-complex="10pt"/>
    </style:style>
    <style:style style:name="T282" style:family="text">
      <style:text-properties officeooo:rsid="007b25e6" style:font-size-asian="10pt" style:font-size-complex="10pt"/>
    </style:style>
    <style:style style:name="T283" style:family="text">
      <style:text-properties officeooo:rsid="00a3692c" style:font-size-asian="10pt" style:font-size-complex="10pt"/>
    </style:style>
    <style:style style:name="T284" style:family="text">
      <style:text-properties officeooo:rsid="02544efc" style:font-size-asian="10pt" style:font-size-complex="10pt"/>
    </style:style>
    <style:style style:name="T285" style:family="text">
      <style:text-properties officeooo:rsid="04e09610" style:font-size-asian="10pt" style:font-size-complex="10pt"/>
    </style:style>
    <style:style style:name="T286" style:family="text">
      <style:text-properties officeooo:rsid="00848c87"/>
    </style:style>
    <style:style style:name="T287" style:family="text">
      <style:text-properties officeooo:rsid="0084b174"/>
    </style:style>
    <style:style style:name="T288" style:family="text">
      <style:text-properties officeooo:rsid="0085fd01"/>
    </style:style>
    <style:style style:name="T289" style:family="text">
      <style:text-properties officeooo:rsid="00963f2a"/>
    </style:style>
    <style:style style:name="T290" style:family="text">
      <style:text-properties officeooo:rsid="00989675"/>
    </style:style>
    <style:style style:name="T291" style:family="text">
      <style:text-properties fo:font-weight="normal" style:font-weight-asian="normal" style:font-weight-complex="normal"/>
    </style:style>
    <style:style style:name="T292" style:family="text">
      <style:text-properties fo:font-weight="normal" officeooo:rsid="00989675" style:font-weight-asian="normal" style:font-weight-complex="normal"/>
    </style:style>
    <style:style style:name="T293" style:family="text">
      <style:text-properties fo:font-weight="normal" officeooo:rsid="01aee3cb" style:font-weight-asian="normal" style:font-weight-complex="normal"/>
    </style:style>
    <style:style style:name="T294" style:family="text">
      <style:text-properties fo:font-weight="normal" officeooo:rsid="02b7df84" style:font-weight-asian="normal" style:font-weight-complex="normal"/>
    </style:style>
    <style:style style:name="T295" style:family="text">
      <style:text-properties fo:font-weight="normal" officeooo:rsid="02d6fad2" style:font-weight-asian="normal" style:font-weight-complex="normal"/>
    </style:style>
    <style:style style:name="T296" style:family="text">
      <style:text-properties fo:font-weight="normal" officeooo:rsid="0376cf9a" style:font-weight-asian="normal" style:font-weight-complex="normal"/>
    </style:style>
    <style:style style:name="T297" style:family="text">
      <style:text-properties fo:font-weight="normal" officeooo:rsid="037683ff" style:font-weight-asian="normal" style:font-weight-complex="normal"/>
    </style:style>
    <style:style style:name="T298" style:family="text">
      <style:text-properties fo:font-weight="normal" officeooo:rsid="00d17671" style:font-weight-asian="normal" style:font-weight-complex="normal"/>
    </style:style>
    <style:style style:name="T299" style:family="text">
      <style:text-properties fo:font-weight="normal" officeooo:rsid="00f06cbd" style:font-weight-asian="normal" style:font-weight-complex="normal"/>
    </style:style>
    <style:style style:name="T300" style:family="text">
      <style:text-properties fo:font-weight="normal" officeooo:rsid="037f4d09" style:font-weight-asian="normal" style:font-weight-complex="normal"/>
    </style:style>
    <style:style style:name="T301" style:family="text">
      <style:text-properties fo:font-weight="normal" officeooo:rsid="0390a5db" style:font-weight-asian="normal" style:font-weight-complex="normal"/>
    </style:style>
    <style:style style:name="T302" style:family="text">
      <style:text-properties fo:font-weight="normal" officeooo:rsid="0394a79f" style:font-weight-asian="normal" style:font-weight-complex="normal"/>
    </style:style>
    <style:style style:name="T303" style:family="text">
      <style:text-properties fo:font-weight="normal" officeooo:rsid="039582b6" style:font-weight-asian="normal" style:font-weight-complex="normal"/>
    </style:style>
    <style:style style:name="T304" style:family="text">
      <style:text-properties fo:font-weight="normal" officeooo:rsid="0399ef91" style:font-weight-asian="normal" style:font-weight-complex="normal"/>
    </style:style>
    <style:style style:name="T305" style:family="text">
      <style:text-properties fo:font-weight="normal" officeooo:rsid="03a22041" style:font-weight-asian="normal" style:font-weight-complex="normal"/>
    </style:style>
    <style:style style:name="T306" style:family="text">
      <style:text-properties fo:font-weight="normal" officeooo:rsid="03a417e5" style:font-weight-asian="normal" style:font-weight-complex="normal"/>
    </style:style>
    <style:style style:name="T307" style:family="text">
      <style:text-properties fo:font-weight="normal" officeooo:rsid="0377d77f" style:font-weight-asian="normal" style:font-weight-complex="normal"/>
    </style:style>
    <style:style style:name="T308" style:family="text">
      <style:text-properties fo:font-weight="normal" officeooo:rsid="03f2c5d1" style:font-weight-asian="normal" style:font-weight-complex="normal"/>
    </style:style>
    <style:style style:name="T309" style:family="text">
      <style:text-properties fo:font-weight="normal" officeooo:rsid="03f4f4f9" style:font-weight-asian="normal" style:font-weight-complex="normal"/>
    </style:style>
    <style:style style:name="T310" style:family="text">
      <style:text-properties fo:font-weight="normal" officeooo:rsid="03d36d1f" style:font-weight-asian="normal" style:font-weight-complex="normal"/>
    </style:style>
    <style:style style:name="T311" style:family="text">
      <style:text-properties fo:font-weight="normal" officeooo:rsid="03c4f2ec" style:font-weight-asian="normal" style:font-weight-complex="normal"/>
    </style:style>
    <style:style style:name="T312" style:family="text">
      <style:text-properties fo:font-weight="normal" officeooo:rsid="0483e7b0" style:font-weight-asian="normal" style:font-weight-complex="normal"/>
    </style:style>
    <style:style style:name="T313" style:family="text">
      <style:text-properties fo:font-weight="normal" officeooo:rsid="048964dc" style:font-weight-asian="normal" style:font-weight-complex="normal"/>
    </style:style>
    <style:style style:name="T314" style:family="text">
      <style:text-properties fo:font-weight="normal" officeooo:rsid="000f7979" style:font-size-asian="10pt" style:font-weight-asian="normal" style:font-size-complex="10pt" style:font-weight-complex="normal"/>
    </style:style>
    <style:style style:name="T315" style:family="text">
      <style:text-properties fo:font-weight="normal" officeooo:rsid="00b41121" style:font-size-asian="10pt" style:font-weight-asian="normal" style:font-size-complex="10pt" style:font-weight-complex="normal"/>
    </style:style>
    <style:style style:name="T316" style:family="text">
      <style:text-properties fo:font-weight="normal" officeooo:rsid="00b4d2c1" style:font-size-asian="10pt" style:font-weight-asian="normal" style:font-size-complex="10pt" style:font-weight-complex="normal"/>
    </style:style>
    <style:style style:name="T317" style:family="text">
      <style:text-properties fo:font-weight="normal" officeooo:rsid="00b7666c" style:font-size-asian="10pt" style:font-weight-asian="normal" style:font-size-complex="10pt" style:font-weight-complex="normal"/>
    </style:style>
    <style:style style:name="T318" style:family="text">
      <style:text-properties fo:font-weight="normal" officeooo:rsid="02515af5" style:font-size-asian="10pt" style:font-weight-asian="normal" style:font-size-complex="10pt" style:font-weight-complex="normal"/>
    </style:style>
    <style:style style:name="T319" style:family="text">
      <style:text-properties officeooo:rsid="0099f758"/>
    </style:style>
    <style:style style:name="T320" style:family="text">
      <style:text-properties officeooo:rsid="009fb0b9"/>
    </style:style>
    <style:style style:name="T321" style:family="text">
      <style:text-properties officeooo:rsid="00a68766"/>
    </style:style>
    <style:style style:name="T322" style:family="text">
      <style:text-properties officeooo:rsid="00a7197b"/>
    </style:style>
    <style:style style:name="T323" style:family="text">
      <style:text-properties fo:font-size="9pt" fo:font-weight="normal" officeooo:rsid="00b7666c" style:font-size-asian="10pt" style:font-weight-asian="normal" style:font-size-complex="10pt" style:font-weight-complex="normal"/>
    </style:style>
    <style:style style:name="T324" style:family="text">
      <style:text-properties fo:font-size="9pt" fo:font-style="normal" style:text-underline-style="none" officeooo:rsid="025dcb8d" fo:background-color="#ffd7d7" loext:char-shading-value="0" style:font-size-asian="10pt" style:font-style-asian="normal" style:font-size-complex="10pt" style:font-style-complex="normal"/>
    </style:style>
    <style:style style:name="T325" style:family="text">
      <style:text-properties fo:font-size="9pt" fo:font-style="normal" style:text-underline-style="none" officeooo:rsid="02d4eb54" fo:background-color="#ffd7d7" loext:char-shading-value="0" style:font-size-asian="10pt" style:font-style-asian="normal" style:font-size-complex="10pt" style:font-style-complex="normal"/>
    </style:style>
    <style:style style:name="T326" style:family="text">
      <style:text-properties fo:font-size="9pt" fo:font-style="normal" style:text-underline-style="none" fo:font-weight="normal" fo:background-color="#ffd7d7" loext:char-shading-value="0" style:font-size-asian="10pt" style:font-style-asian="normal" style:font-weight-asian="normal" style:font-size-complex="10pt" style:font-style-complex="normal" style:font-weight-complex="normal"/>
    </style:style>
    <style:style style:name="T327" style:family="text">
      <style:text-properties fo:font-size="9pt" fo:font-style="normal" style:text-underline-style="none" fo:font-weight="normal" officeooo:rsid="02d4eb54" fo:background-color="#ffd7d7" loext:char-shading-value="0" style:font-size-asian="10pt" style:font-style-asian="normal" style:font-weight-asian="normal" style:font-size-complex="10pt" style:font-style-complex="normal" style:font-weight-complex="normal"/>
    </style:style>
    <style:style style:name="T328" style:family="text">
      <style:text-properties fo:font-size="9pt" fo:font-style="normal" style:text-underline-style="none" fo:font-weight="normal" officeooo:rsid="04099767" fo:background-color="#ffd7d7" loext:char-shading-value="0" style:font-size-asian="10pt" style:font-style-asian="normal" style:font-weight-asian="normal" style:font-size-complex="10pt" style:font-style-complex="normal" style:font-weight-complex="normal"/>
    </style:style>
    <style:style style:name="T329" style:family="text">
      <style:text-properties fo:font-size="9pt" fo:font-style="normal" style:text-underline-style="none" fo:font-weight="normal" officeooo:rsid="040d8f45" fo:background-color="#ffd7d7" loext:char-shading-value="0" style:font-size-asian="10pt" style:font-style-asian="normal" style:font-weight-asian="normal" style:font-size-complex="10pt" style:font-style-complex="normal" style:font-weight-complex="normal"/>
    </style:style>
    <style:style style:name="T330" style:family="text">
      <style:text-properties officeooo:rsid="00be4500"/>
    </style:style>
    <style:style style:name="T331" style:family="text">
      <style:text-properties style:font-name="Liberation Serif1" officeooo:rsid="00c4fcfb" style:font-name-asian="Liberation Serif1" style:font-name-complex="Liberation Serif1"/>
    </style:style>
    <style:style style:name="T332" style:family="text">
      <style:text-properties style:font-name="Liberation Serif1" officeooo:rsid="00dec184" style:font-name-asian="Liberation Serif1" style:font-name-complex="Liberation Serif1"/>
    </style:style>
    <style:style style:name="T333" style:family="text">
      <style:text-properties style:font-name="Liberation Serif1" fo:font-style="normal" style:text-underline-style="none" officeooo:rsid="00dec184" style:font-name-asian="Liberation Serif1" style:font-style-asian="normal" style:font-name-complex="Liberation Serif1" style:font-style-complex="normal"/>
    </style:style>
    <style:style style:name="T334" style:family="text">
      <style:text-properties style:font-name="Liberation Serif1" fo:font-style="normal" style:text-underline-style="none" officeooo:rsid="00d5b58b" style:font-name-asian="Liberation Serif1" style:font-style-asian="normal" style:font-name-complex="Liberation Serif1" style:font-style-complex="normal"/>
    </style:style>
    <style:style style:name="T335" style:family="text">
      <style:text-properties style:font-name="Liberation Serif1" fo:font-style="normal" style:text-underline-style="none" fo:font-weight="bold" officeooo:rsid="00dec184" style:font-name-asian="Liberation Serif1" style:font-style-asian="normal" style:font-weight-asian="bold" style:font-name-complex="Liberation Serif1" style:font-style-complex="normal" style:font-weight-complex="bold"/>
    </style:style>
    <style:style style:name="T336" style:family="text">
      <style:text-properties style:font-name="Liberation Serif1" fo:font-style="normal" style:text-underline-style="none" fo:font-weight="bold" officeooo:rsid="02ae637f" style:font-name-asian="Liberation Serif1" style:font-style-asian="normal" style:font-weight-asian="bold" style:font-name-complex="Liberation Serif1" style:font-style-complex="normal" style:font-weight-complex="bold"/>
    </style:style>
    <style:style style:name="T337" style:family="text">
      <style:text-properties style:font-name="Liberation Serif1" fo:font-style="normal" style:text-underline-style="none" fo:font-weight="bold" officeooo:rsid="03b07332" style:font-name-asian="Liberation Serif1" style:font-style-asian="normal" style:font-weight-asian="bold" style:font-name-complex="Liberation Serif1" style:font-style-complex="normal" style:font-weight-complex="bold"/>
    </style:style>
    <style:style style:name="T338" style:family="text">
      <style:text-properties style:font-name="Liberation Serif1" fo:font-style="normal" style:text-underline-style="none" fo:font-weight="bold" officeooo:rsid="03b1e937" style:font-name-asian="Liberation Serif1" style:font-style-asian="normal" style:font-weight-asian="bold" style:font-name-complex="Liberation Serif1" style:font-style-complex="normal" style:font-weight-complex="bold"/>
    </style:style>
    <style:style style:name="T339" style:family="text">
      <style:text-properties style:font-name="Liberation Serif1" fo:font-style="normal" style:text-underline-style="none" fo:font-weight="bold" officeooo:rsid="00d17671" style:font-name-asian="Liberation Serif1" style:font-style-asian="normal" style:font-weight-asian="bold" style:font-name-complex="Liberation Serif1" style:font-style-complex="normal" style:font-weight-complex="bold"/>
    </style:style>
    <style:style style:name="T340" style:family="text">
      <style:text-properties style:font-name="Liberation Serif1" fo:font-style="normal" style:text-underline-style="none" fo:font-weight="bold" officeooo:rsid="02ae637f" style:font-name-asian="Liberation Serif1" style:font-size-asian="10pt" style:font-style-asian="normal" style:font-weight-asian="bold" style:font-name-complex="Liberation Serif1" style:font-size-complex="10pt" style:font-style-complex="normal" style:font-weight-complex="bold"/>
    </style:style>
    <style:style style:name="T341" style:family="text">
      <style:text-properties style:font-name="Liberation Serif1" fo:font-style="normal"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342" style:family="text">
      <style:text-properties style:font-name="Liberation Serif1" fo:font-style="normal" style:text-underline-style="none" fo:font-weight="normal" officeooo:rsid="02b925b2" style:font-name-asian="Liberation Serif1" style:font-size-asian="10pt" style:font-style-asian="normal" style:font-weight-asian="normal" style:font-name-complex="Liberation Serif1" style:font-size-complex="10pt" style:font-style-complex="normal" style:font-weight-complex="normal"/>
    </style:style>
    <style:style style:name="T343" style:family="text">
      <style:text-properties style:font-name="Liberation Serif1" fo:font-style="normal" style:text-underline-style="none" fo:font-weight="normal" officeooo:rsid="00be4500" style:font-name-asian="Liberation Serif1" style:font-size-asian="10pt" style:font-style-asian="normal" style:font-weight-asian="normal" style:font-name-complex="Liberation Serif1" style:font-size-complex="10pt" style:font-style-complex="normal" style:font-weight-complex="normal"/>
    </style:style>
    <style:style style:name="T344" style:family="text">
      <style:text-properties style:font-name="Liberation Serif1" fo:font-style="normal" style:text-underline-style="none" fo:font-weight="normal" officeooo:rsid="00dec184" style:font-name-asian="Liberation Serif1" style:font-size-asian="10pt" style:font-style-asian="normal" style:font-weight-asian="normal" style:font-name-complex="Liberation Serif1" style:font-size-complex="10pt" style:font-style-complex="normal" style:font-weight-complex="normal"/>
    </style:style>
    <style:style style:name="T345" style:family="text">
      <style:text-properties style:font-name="Liberation Serif1" fo:font-style="normal" style:text-underline-style="none" fo:font-weight="normal" officeooo:rsid="00d5b58b" style:font-name-asian="Liberation Serif1" style:font-size-asian="10pt" style:font-style-asian="normal" style:font-weight-asian="normal" style:font-name-complex="Liberation Serif1" style:font-size-complex="10pt" style:font-style-complex="normal" style:font-weight-complex="normal"/>
    </style:style>
    <style:style style:name="T346" style:family="text">
      <style:text-properties style:font-name="Liberation Serif1" fo:font-style="normal" style:text-underline-style="none" fo:font-weight="normal" officeooo:rsid="0103769a" style:font-name-asian="Liberation Serif1" style:font-size-asian="10pt" style:font-style-asian="normal" style:font-weight-asian="normal" style:font-name-complex="Liberation Serif1" style:font-size-complex="10pt" style:font-style-complex="normal" style:font-weight-complex="normal"/>
    </style:style>
    <style:style style:name="T347" style:family="text">
      <style:text-properties style:font-name="Liberation Serif1" fo:font-style="normal" style:text-underline-style="none" fo:font-weight="normal" officeooo:rsid="01aee3cb" style:font-name-asian="Liberation Serif1" style:font-size-asian="10pt" style:font-style-asian="normal" style:font-weight-asian="normal" style:font-name-complex="Liberation Serif1" style:font-size-complex="10pt" style:font-style-complex="normal" style:font-weight-complex="normal"/>
    </style:style>
    <style:style style:name="T348" style:family="text">
      <style:text-properties style:font-name="Liberation Serif1" fo:font-style="normal" style:text-underline-style="none" fo:font-weight="normal" officeooo:rsid="000f7979" style:font-name-asian="Liberation Serif1" style:font-size-asian="10pt" style:font-style-asian="normal" style:font-weight-asian="normal" style:font-name-complex="Liberation Serif1" style:font-size-complex="10pt" style:font-style-complex="normal" style:font-weight-complex="normal"/>
    </style:style>
    <style:style style:name="T349" style:family="text">
      <style:text-properties style:font-name="Liberation Serif1" fo:font-style="normal" style:text-underline-style="none" fo:font-weight="normal" officeooo:rsid="0347278c" style:font-name-asian="Liberation Serif1" style:font-size-asian="10pt" style:font-style-asian="normal" style:font-weight-asian="normal" style:font-name-complex="Liberation Serif1" style:font-size-complex="10pt" style:font-style-complex="normal" style:font-weight-complex="normal"/>
    </style:style>
    <style:style style:name="T350" style:family="text">
      <style:text-properties style:font-name="Liberation Serif1" fo:font-style="normal" style:text-underline-style="none" fo:font-weight="normal" officeooo:rsid="00a8c04b" style:font-name-asian="Liberation Serif1" style:font-size-asian="10pt" style:font-style-asian="normal" style:font-weight-asian="normal" style:font-name-complex="Liberation Serif1" style:font-size-complex="10pt" style:font-style-complex="normal" style:font-weight-complex="normal"/>
    </style:style>
    <style:style style:name="T351" style:family="text">
      <style:text-properties style:font-name="Liberation Serif1" fo:font-style="normal" style:text-underline-style="none" fo:font-weight="normal" officeooo:rsid="034b4241" style:font-name-asian="Liberation Serif1" style:font-size-asian="10pt" style:font-style-asian="normal" style:font-weight-asian="normal" style:font-name-complex="Liberation Serif1" style:font-size-complex="10pt" style:font-style-complex="normal" style:font-weight-complex="normal"/>
    </style:style>
    <style:style style:name="T352" style:family="text">
      <style:text-properties style:font-name="Liberation Serif1" fo:font-style="normal" style:text-underline-style="none" fo:font-weight="normal" officeooo:rsid="04172718" style:font-name-asian="Liberation Serif1" style:font-size-asian="10pt" style:font-style-asian="normal" style:font-weight-asian="normal" style:font-name-complex="Liberation Serif1" style:font-size-complex="10pt" style:font-style-complex="normal" style:font-weight-complex="normal"/>
    </style:style>
    <style:style style:name="T353" style:family="text">
      <style:text-properties style:font-name="Liberation Serif1" fo:font-style="normal" style:text-underline-style="none" fo:font-weight="normal" officeooo:rsid="00d17671" style:font-name-asian="Liberation Serif1" style:font-size-asian="10pt" style:font-style-asian="normal" style:font-weight-asian="normal" style:font-name-complex="Liberation Serif1" style:font-size-complex="10pt" style:font-style-complex="normal" style:font-weight-complex="normal"/>
    </style:style>
    <style:style style:name="T354" style:family="text">
      <style:text-properties style:font-name="Liberation Serif1" fo:font-style="normal"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355" style:family="text">
      <style:text-properties style:font-name="Liberation Serif1" fo:font-style="normal" style:text-underline-style="none" fo:font-weight="normal" officeooo:rsid="04256b69" style:font-name-asian="Liberation Serif1" style:font-size-asian="10pt" style:font-style-asian="normal" style:font-weight-asian="normal" style:font-name-complex="Liberation Serif1" style:font-size-complex="10pt" style:font-style-complex="normal" style:font-weight-complex="normal"/>
    </style:style>
    <style:style style:name="T356" style:family="text">
      <style:text-properties style:font-name="Liberation Serif1" fo:font-style="normal" style:text-underline-style="none" fo:font-weight="normal" officeooo:rsid="03a417e5" style:font-name-asian="Liberation Serif1" style:font-size-asian="10pt" style:font-style-asian="normal" style:font-weight-asian="normal" style:font-name-complex="Liberation Serif1" style:font-size-complex="10pt" style:font-style-complex="normal" style:font-weight-complex="normal"/>
    </style:style>
    <style:style style:name="T357" style:family="text">
      <style:text-properties style:font-name="Liberation Serif1" fo:font-style="normal" style:text-underline-style="none" fo:font-weight="normal" officeooo:rsid="00dec184" style:font-name-asian="Liberation Serif1" style:font-style-asian="normal" style:font-weight-asian="normal" style:font-name-complex="Liberation Serif1" style:font-style-complex="normal" style:font-weight-complex="normal"/>
    </style:style>
    <style:style style:name="T358" style:family="text">
      <style:text-properties style:font-name="Liberation Serif1" fo:font-style="normal" style:text-underline-style="none" fo:font-weight="normal" officeooo:rsid="037f4d09" style:font-name-asian="Liberation Serif1" style:font-style-asian="normal" style:font-weight-asian="normal" style:font-name-complex="Liberation Serif1" style:font-style-complex="normal" style:font-weight-complex="normal"/>
    </style:style>
    <style:style style:name="T359" style:family="text">
      <style:text-properties style:font-name="Liberation Serif1" fo:font-style="normal" style:text-underline-style="none" fo:font-weight="normal" officeooo:rsid="03c4f2ec" style:font-name-asian="Liberation Serif1" style:font-style-asian="normal" style:font-weight-asian="normal" style:font-name-complex="Liberation Serif1" style:font-style-complex="normal" style:font-weight-complex="normal"/>
    </style:style>
    <style:style style:name="T360" style:family="text">
      <style:text-properties style:font-name="Liberation Serif1" fo:font-style="normal"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361" style:family="text">
      <style:text-properties style:font-name="Liberation Serif1" style:text-underline-style="none" officeooo:rsid="00dec184" style:font-name-asian="Liberation Serif1" style:font-style-asian="normal" style:font-name-complex="Liberation Serif1" style:font-style-complex="normal"/>
    </style:style>
    <style:style style:name="T362" style:family="text">
      <style:text-properties style:font-name="Liberation Serif1" style:text-underline-style="none" officeooo:rsid="00eec105" style:font-name-asian="Liberation Serif1" style:font-style-asian="normal" style:font-name-complex="Liberation Serif1" style:font-style-complex="normal"/>
    </style:style>
    <style:style style:name="T363" style:family="text">
      <style:text-properties style:font-name="Liberation Serif1" style:text-underline-style="none" officeooo:rsid="0103769a" style:font-name-asian="Liberation Serif1" style:font-style-asian="normal" style:font-name-complex="Liberation Serif1" style:font-style-complex="normal"/>
    </style:style>
    <style:style style:name="T364" style:family="text">
      <style:text-properties style:font-name="Liberation Serif1" style:text-underline-style="none" officeooo:rsid="01e9f32c" style:font-name-asian="Liberation Serif1" style:font-style-asian="normal" style:font-name-complex="Liberation Serif1" style:font-style-complex="normal"/>
    </style:style>
    <style:style style:name="T365" style:family="text">
      <style:text-properties style:font-name="Liberation Serif1" style:text-underline-style="none" officeooo:rsid="028e19e6" style:font-name-asian="Liberation Serif1" style:font-style-asian="normal" style:font-name-complex="Liberation Serif1" style:font-style-complex="normal"/>
    </style:style>
    <style:style style:name="T366" style:family="text">
      <style:text-properties style:font-name="Liberation Serif1" style:text-underline-style="none" officeooo:rsid="0294b607" style:font-name-asian="Liberation Serif1" style:font-style-asian="normal" style:font-name-complex="Liberation Serif1" style:font-style-complex="normal"/>
    </style:style>
    <style:style style:name="T367" style:family="text">
      <style:text-properties style:font-name="Liberation Serif1" style:text-underline-style="none" officeooo:rsid="029bb1bf" style:font-name-asian="Liberation Serif1" style:font-style-asian="normal" style:font-name-complex="Liberation Serif1" style:font-style-complex="normal"/>
    </style:style>
    <style:style style:name="T368" style:family="text">
      <style:text-properties style:font-name="Liberation Serif1" style:text-underline-style="none" officeooo:rsid="02a1604a" style:font-name-asian="Liberation Serif1" style:font-style-asian="normal" style:font-name-complex="Liberation Serif1" style:font-style-complex="normal"/>
    </style:style>
    <style:style style:name="T369" style:family="text">
      <style:text-properties style:font-name="Liberation Serif1" style:text-underline-style="none" officeooo:rsid="02a50f90" style:font-name-asian="Liberation Serif1" style:font-style-asian="normal" style:font-name-complex="Liberation Serif1" style:font-style-complex="normal"/>
    </style:style>
    <style:style style:name="T370" style:family="text">
      <style:text-properties style:font-name="Liberation Serif1" style:text-underline-style="none" officeooo:rsid="02c761f3" style:font-name-asian="Liberation Serif1" style:font-style-asian="normal" style:font-name-complex="Liberation Serif1" style:font-style-complex="normal"/>
    </style:style>
    <style:style style:name="T371" style:family="text">
      <style:text-properties style:font-name="Liberation Serif1" style:text-underline-style="none" officeooo:rsid="02df9268" style:font-name-asian="Liberation Serif1" style:font-style-asian="normal" style:font-name-complex="Liberation Serif1" style:font-style-complex="normal"/>
    </style:style>
    <style:style style:name="T372" style:family="text">
      <style:text-properties style:font-name="Liberation Serif1" style:text-underline-style="none" officeooo:rsid="034d4023" style:font-name-asian="Liberation Serif1" style:font-style-asian="normal" style:font-name-complex="Liberation Serif1" style:font-style-complex="normal"/>
    </style:style>
    <style:style style:name="T373" style:family="text">
      <style:text-properties style:font-name="Liberation Serif1" style:text-underline-style="none" officeooo:rsid="03c46ef4" style:font-name-asian="Liberation Serif1" style:font-style-asian="normal" style:font-name-complex="Liberation Serif1" style:font-style-complex="normal"/>
    </style:style>
    <style:style style:name="T374" style:family="text">
      <style:text-properties style:font-name="Liberation Serif1" style:text-underline-style="none" officeooo:rsid="03c664ca" style:font-name-asian="Liberation Serif1" style:font-style-asian="normal" style:font-name-complex="Liberation Serif1" style:font-style-complex="normal"/>
    </style:style>
    <style:style style:name="T375" style:family="text">
      <style:text-properties style:font-name="Liberation Serif1" style:text-underline-style="none" officeooo:rsid="03cae4a2" style:font-name-asian="Liberation Serif1" style:font-style-asian="normal" style:font-name-complex="Liberation Serif1" style:font-style-complex="normal"/>
    </style:style>
    <style:style style:name="T376" style:family="text">
      <style:text-properties style:font-name="Liberation Serif1" style:text-underline-style="none" officeooo:rsid="03cd20f2" style:font-name-asian="Liberation Serif1" style:font-style-asian="normal" style:font-name-complex="Liberation Serif1" style:font-style-complex="normal"/>
    </style:style>
    <style:style style:name="T377" style:family="text">
      <style:text-properties style:font-name="Liberation Serif1" style:text-underline-style="none" officeooo:rsid="03eb2f8f" style:font-name-asian="Liberation Serif1" style:font-style-asian="normal" style:font-name-complex="Liberation Serif1" style:font-style-complex="normal"/>
    </style:style>
    <style:style style:name="T378" style:family="text">
      <style:text-properties style:font-name="Liberation Serif1" style:text-underline-style="none" officeooo:rsid="03ecd14c" style:font-name-asian="Liberation Serif1" style:font-style-asian="normal" style:font-name-complex="Liberation Serif1" style:font-style-complex="normal"/>
    </style:style>
    <style:style style:name="T379" style:family="text">
      <style:text-properties style:font-name="Liberation Serif1" style:text-underline-style="none" officeooo:rsid="03ecd99e" style:font-name-asian="Liberation Serif1" style:font-style-asian="normal" style:font-name-complex="Liberation Serif1" style:font-style-complex="normal"/>
    </style:style>
    <style:style style:name="T380" style:family="text">
      <style:text-properties style:font-name="Liberation Serif1" style:text-underline-style="none" officeooo:rsid="03f695ea" style:font-name-asian="Liberation Serif1" style:font-style-asian="normal" style:font-name-complex="Liberation Serif1" style:font-style-complex="normal"/>
    </style:style>
    <style:style style:name="T381" style:family="text">
      <style:text-properties style:font-name="Liberation Serif1" style:text-underline-style="none" officeooo:rsid="03f7c15f" style:font-name-asian="Liberation Serif1" style:font-style-asian="normal" style:font-name-complex="Liberation Serif1" style:font-style-complex="normal"/>
    </style:style>
    <style:style style:name="T382" style:family="text">
      <style:text-properties style:font-name="Liberation Serif1" style:text-underline-style="none" officeooo:rsid="042cf093" style:font-name-asian="Liberation Serif1" style:font-style-asian="normal" style:font-name-complex="Liberation Serif1" style:font-style-complex="normal"/>
    </style:style>
    <style:style style:name="T383" style:family="text">
      <style:text-properties style:font-name="Liberation Serif1" style:text-underline-style="none" officeooo:rsid="045823a0" style:font-name-asian="Liberation Serif1" style:font-style-asian="normal" style:font-name-complex="Liberation Serif1" style:font-style-complex="normal"/>
    </style:style>
    <style:style style:name="T384" style:family="text">
      <style:text-properties style:font-name="Liberation Serif1" style:text-underline-style="none" fo:font-weight="bold" officeooo:rsid="00dec184" style:font-name-asian="Liberation Serif1" style:font-style-asian="normal" style:font-weight-asian="bold" style:font-name-complex="Liberation Serif1" style:font-style-complex="normal" style:font-weight-complex="bold"/>
    </style:style>
    <style:style style:name="T385" style:family="text">
      <style:text-properties style:font-name="Liberation Serif1" style:text-underline-style="none" fo:font-weight="bold" officeooo:rsid="02ae637f" style:font-name-asian="Liberation Serif1" style:font-style-asian="normal" style:font-weight-asian="bold" style:font-name-complex="Liberation Serif1" style:font-style-complex="normal" style:font-weight-complex="bold"/>
    </style:style>
    <style:style style:name="T386" style:family="text">
      <style:text-properties style:font-name="Liberation Serif1" style:text-underline-style="none" fo:font-weight="bold" officeooo:rsid="02ea827e" style:font-name-asian="Liberation Serif1" style:font-size-asian="10pt" style:font-style-asian="normal" style:font-weight-asian="bold" style:font-name-complex="Liberation Serif1" style:font-size-complex="10pt" style:font-style-complex="normal" style:font-weight-complex="bold"/>
    </style:style>
    <style:style style:name="T387" style:family="text">
      <style:text-properties style:font-name="Liberation Serif1" style:text-underline-style="none" fo:font-weight="bold" officeooo:rsid="00dec184" style:font-name-asian="Liberation Serif1" style:font-size-asian="10pt" style:font-style-asian="normal" style:font-weight-asian="bold" style:font-name-complex="Liberation Serif1" style:font-size-complex="10pt" style:font-style-complex="normal" style:font-weight-complex="bold"/>
    </style:style>
    <style:style style:name="T388" style:family="text">
      <style:text-properties style:font-name="Liberation Serif1" style:text-underline-style="none" fo:font-weight="bold" officeooo:rsid="00d17671" style:font-name-asian="Liberation Serif1" style:font-size-asian="10pt" style:font-style-asian="normal" style:font-weight-asian="bold" style:font-name-complex="Liberation Serif1" style:font-size-complex="10pt" style:font-style-complex="normal" style:font-weight-complex="bold"/>
    </style:style>
    <style:style style:name="T389" style:family="text">
      <style:text-properties style:font-name="Liberation Serif1"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390" style:family="text">
      <style:text-properties style:font-name="Liberation Serif1" style:text-underline-style="none" fo:font-weight="normal" officeooo:rsid="02b925b2" style:font-name-asian="Liberation Serif1" style:font-size-asian="10pt" style:font-style-asian="normal" style:font-weight-asian="normal" style:font-name-complex="Liberation Serif1" style:font-size-complex="10pt" style:font-style-complex="normal" style:font-weight-complex="normal"/>
    </style:style>
    <style:style style:name="T391" style:family="text">
      <style:text-properties style:font-name="Liberation Serif1" style:text-underline-style="none" fo:font-weight="normal" officeooo:rsid="02bb0727" style:font-name-asian="Liberation Serif1" style:font-size-asian="10pt" style:font-style-asian="normal" style:font-weight-asian="normal" style:font-name-complex="Liberation Serif1" style:font-size-complex="10pt" style:font-style-complex="normal" style:font-weight-complex="normal"/>
    </style:style>
    <style:style style:name="T392" style:family="text">
      <style:text-properties style:font-name="Liberation Serif1" style:text-underline-style="none" fo:font-weight="normal" officeooo:rsid="02e09f74" style:font-name-asian="Liberation Serif1" style:font-size-asian="10pt" style:font-style-asian="normal" style:font-weight-asian="normal" style:font-name-complex="Liberation Serif1" style:font-size-complex="10pt" style:font-style-complex="normal" style:font-weight-complex="normal"/>
    </style:style>
    <style:style style:name="T393" style:family="text">
      <style:text-properties style:font-name="Liberation Serif1" style:text-underline-style="none" fo:font-weight="normal" officeooo:rsid="00be4500" style:font-name-asian="Liberation Serif1" style:font-size-asian="10pt" style:font-style-asian="normal" style:font-weight-asian="normal" style:font-name-complex="Liberation Serif1" style:font-size-complex="10pt" style:font-style-complex="normal" style:font-weight-complex="normal"/>
    </style:style>
    <style:style style:name="T394" style:family="text">
      <style:text-properties style:font-name="Liberation Serif1" style:text-underline-style="none" fo:font-weight="normal" officeooo:rsid="02bd8dac" style:font-name-asian="Liberation Serif1" style:font-size-asian="10pt" style:font-style-asian="normal" style:font-weight-asian="normal" style:font-name-complex="Liberation Serif1" style:font-size-complex="10pt" style:font-style-complex="normal" style:font-weight-complex="normal"/>
    </style:style>
    <style:style style:name="T395" style:family="text">
      <style:text-properties style:font-name="Liberation Serif1" style:text-underline-style="none"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396" style:family="text">
      <style:text-properties style:font-name="Liberation Serif1" style:text-underline-style="none" fo:font-weight="normal" officeooo:rsid="02ffc8e4" style:font-name-asian="Liberation Serif1" style:font-size-asian="10pt" style:font-style-asian="normal" style:font-weight-asian="normal" style:font-name-complex="Liberation Serif1" style:font-size-complex="10pt" style:font-style-complex="normal" style:font-weight-complex="normal"/>
    </style:style>
    <style:style style:name="T397" style:family="text">
      <style:text-properties style:font-name="Liberation Serif1" style:text-underline-style="none" fo:font-weight="normal" officeooo:rsid="03008931" style:font-name-asian="Liberation Serif1" style:font-size-asian="10pt" style:font-style-asian="normal" style:font-weight-asian="normal" style:font-name-complex="Liberation Serif1" style:font-size-complex="10pt" style:font-style-complex="normal" style:font-weight-complex="normal"/>
    </style:style>
    <style:style style:name="T398" style:family="text">
      <style:text-properties style:font-name="Liberation Serif1" style:text-underline-style="none" fo:font-weight="normal" officeooo:rsid="00dec184" style:font-name-asian="Liberation Serif1" style:font-size-asian="10pt" style:font-style-asian="normal" style:font-weight-asian="normal" style:font-name-complex="Liberation Serif1" style:font-size-complex="10pt" style:font-style-complex="normal" style:font-weight-complex="normal"/>
    </style:style>
    <style:style style:name="T399" style:family="text">
      <style:text-properties style:font-name="Liberation Serif1"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400" style:family="text">
      <style:text-properties style:font-name="Liberation Serif1" style:text-underline-style="none" fo:font-weight="normal" officeooo:rsid="037f4d09" style:font-name-asian="Liberation Serif1" style:font-size-asian="10pt" style:font-style-asian="normal" style:font-weight-asian="normal" style:font-name-complex="Liberation Serif1" style:font-size-complex="10pt" style:font-style-complex="normal" style:font-weight-complex="normal"/>
    </style:style>
    <style:style style:name="T401" style:family="text">
      <style:text-properties style:font-name="Liberation Serif1" style:text-underline-style="none" fo:font-weight="normal" officeooo:rsid="03e1debd" style:font-name-asian="Liberation Serif1" style:font-size-asian="10pt" style:font-style-asian="normal" style:font-weight-asian="normal" style:font-name-complex="Liberation Serif1" style:font-size-complex="10pt" style:font-style-complex="normal" style:font-weight-complex="normal"/>
    </style:style>
    <style:style style:name="T402" style:family="text">
      <style:text-properties style:font-name="Liberation Serif1" style:text-underline-style="none" fo:font-weight="normal" officeooo:rsid="03f7c15f" style:font-name-asian="Liberation Serif1" style:font-size-asian="10pt" style:font-style-asian="normal" style:font-weight-asian="normal" style:font-name-complex="Liberation Serif1" style:font-size-complex="10pt" style:font-style-complex="normal" style:font-weight-complex="normal"/>
    </style:style>
    <style:style style:name="T403" style:family="text">
      <style:text-properties style:font-name="Liberation Serif1" style:text-underline-style="none" fo:font-weight="normal" officeooo:rsid="03a417e5" style:font-name-asian="Liberation Serif1" style:font-size-asian="10pt" style:font-style-asian="normal" style:font-weight-asian="normal" style:font-name-complex="Liberation Serif1" style:font-size-complex="10pt" style:font-style-complex="normal" style:font-weight-complex="normal"/>
    </style:style>
    <style:style style:name="T404" style:family="text">
      <style:text-properties style:font-name="Liberation Serif1" style:text-underline-style="none" fo:font-weight="normal" officeooo:rsid="043be7e0" style:font-name-asian="Liberation Serif1" style:font-size-asian="10pt" style:font-style-asian="normal" style:font-weight-asian="normal" style:font-name-complex="Liberation Serif1" style:font-size-complex="10pt" style:font-style-complex="normal" style:font-weight-complex="normal"/>
    </style:style>
    <style:style style:name="T405" style:family="text">
      <style:text-properties style:font-name="Liberation Serif1" style:text-underline-style="none" fo:font-weight="normal" officeooo:rsid="03c4f2ec" style:font-name-asian="Liberation Serif1" style:font-size-asian="10pt" style:font-style-asian="normal" style:font-weight-asian="normal" style:font-name-complex="Liberation Serif1" style:font-size-complex="10pt" style:font-style-complex="normal" style:font-weight-complex="normal"/>
    </style:style>
    <style:style style:name="T406" style:family="text">
      <style:text-properties style:font-name="Liberation Serif1" style:text-underline-style="none" fo:font-weight="normal" officeooo:rsid="047a9634" style:font-name-asian="Liberation Serif1" style:font-size-asian="10pt" style:font-style-asian="normal" style:font-weight-asian="normal" style:font-name-complex="Liberation Serif1" style:font-size-complex="10pt" style:font-style-complex="normal" style:font-weight-complex="normal"/>
    </style:style>
    <style:style style:name="T407" style:family="text">
      <style:text-properties style:font-name="Liberation Serif1" style:text-underline-style="none" fo:font-weight="normal" officeooo:rsid="048101c4" style:font-name-asian="Liberation Serif1" style:font-size-asian="10pt" style:font-style-asian="normal" style:font-weight-asian="normal" style:font-name-complex="Liberation Serif1" style:font-size-complex="10pt" style:font-style-complex="normal" style:font-weight-complex="normal"/>
    </style:style>
    <style:style style:name="T408" style:family="text">
      <style:text-properties style:font-name="Liberation Serif1" style:text-underline-style="none" fo:font-weight="normal" officeooo:rsid="00dec184" style:font-name-asian="Liberation Serif1" style:font-style-asian="normal" style:font-weight-asian="normal" style:font-name-complex="Liberation Serif1" style:font-style-complex="normal" style:font-weight-complex="normal"/>
    </style:style>
    <style:style style:name="T409" style:family="text">
      <style:text-properties style:font-name="Liberation Serif1" style:text-underline-style="none" fo:font-weight="normal" officeooo:rsid="04977ae6" style:font-name-asian="Liberation Serif1" style:font-style-asian="normal" style:font-weight-asian="normal" style:font-name-complex="Liberation Serif1" style:font-style-complex="normal" style:font-weight-complex="normal"/>
    </style:style>
    <style:style style:name="T410" style:family="text">
      <style:text-properties style:font-name="Liberation Serif1" style:text-underline-style="none" fo:font-weight="normal" officeooo:rsid="049a26fd" style:font-name-asian="Liberation Serif1" style:font-style-asian="normal" style:font-weight-asian="normal" style:font-name-complex="Liberation Serif1" style:font-style-complex="normal" style:font-weight-complex="normal"/>
    </style:style>
    <style:style style:name="T411" style:family="text">
      <style:text-properties style:font-name="Liberation Serif1"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412" style:family="text">
      <style:text-properties style:font-name="Liberation Serif1" style:text-underline-style="none" fo:font-weight="normal" officeooo:rsid="04c87b24" style:font-name-asian="Liberation Serif1" style:font-style-asian="normal" style:font-weight-asian="normal" style:font-name-complex="Liberation Serif1" style:font-style-complex="normal" style:font-weight-complex="normal"/>
    </style:style>
    <style:style style:name="T413" style:family="text">
      <style:text-properties style:font-name="Liberation Serif1" fo:font-style="italic" officeooo:rsid="00dec184" style:font-name-asian="Liberation Serif1" style:font-name-complex="Liberation Serif1"/>
    </style:style>
    <style:style style:name="T414" style:family="text">
      <style:text-properties style:font-name="Liberation Serif1" fo:font-style="italic" style:text-underline-style="none" officeooo:rsid="00dec184" style:font-name-asian="Liberation Serif1" style:font-style-asian="normal" style:font-name-complex="Liberation Serif1" style:font-style-complex="normal"/>
    </style:style>
    <style:style style:name="T415" style:family="text">
      <style:text-properties style:font-name="Liberation Serif1" fo:font-style="italic"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416" style:family="text">
      <style:text-properties style:font-name="Liberation Serif1" fo:font-style="italic" style:text-underline-style="none" fo:font-weight="normal" officeooo:rsid="02bf3812" style:font-name-asian="Liberation Serif1" style:font-size-asian="10pt" style:font-style-asian="italic" style:font-weight-asian="normal" style:font-name-complex="Liberation Serif1" style:font-size-complex="10pt" style:font-style-complex="italic" style:font-weight-complex="normal"/>
    </style:style>
    <style:style style:name="T417" style:family="text">
      <style:text-properties style:font-name="Liberation Serif1" fo:font-style="italic" fo:font-weight="bold" officeooo:rsid="00dec184" style:font-name-asian="Liberation Serif1" style:font-weight-asian="bold" style:font-name-complex="Liberation Serif1" style:font-weight-complex="bold"/>
    </style:style>
    <style:style style:name="T418" style:family="text">
      <style:text-properties style:font-name="Liberation Serif1" fo:font-weight="bold" officeooo:rsid="00dec184" style:font-name-asian="Liberation Serif1" style:font-weight-asian="bold" style:font-name-complex="Liberation Serif1" style:font-weight-complex="bold"/>
    </style:style>
    <style:style style:name="T419" style:family="text">
      <style:text-properties style:font-name="Liberation Serif1" style:text-underline-style="solid" style:text-underline-width="auto" style:text-underline-color="font-color"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420" style:family="text">
      <style:text-properties style:font-name="Liberation Serif1" fo:font-weight="normal" officeooo:rsid="00dec184" style:font-name-asian="Liberation Serif1" style:font-weight-asian="normal" style:font-name-complex="Liberation Serif1" style:font-weight-complex="normal"/>
    </style:style>
    <style:style style:name="T421" style:family="text">
      <style:text-properties officeooo:rsid="00d17671"/>
    </style:style>
    <style:style style:name="T422" style:family="text">
      <style:text-properties officeooo:rsid="00d20a1b"/>
    </style:style>
    <style:style style:name="T423" style:family="text">
      <style:text-properties officeooo:rsid="00d30059"/>
    </style:style>
    <style:style style:name="T424" style:family="text">
      <style:text-properties officeooo:rsid="00d3b6e5"/>
    </style:style>
    <style:style style:name="T425" style:family="text">
      <style:text-properties officeooo:rsid="00d4e75b"/>
    </style:style>
    <style:style style:name="T426" style:family="text">
      <style:text-properties officeooo:rsid="00b13985" style:font-weight-asian="bold" style:font-weight-complex="bold"/>
    </style:style>
    <style:style style:name="T427" style:family="text">
      <style:text-properties officeooo:rsid="009d9841" style:font-weight-asian="bold" style:font-weight-complex="bold"/>
    </style:style>
    <style:style style:name="T428" style:family="text">
      <style:text-properties officeooo:rsid="000f7979" style:font-weight-asian="bold" style:font-weight-complex="bold"/>
    </style:style>
    <style:style style:name="T429" style:family="text">
      <style:text-properties officeooo:rsid="009f4c9b" style:font-weight-asian="bold" style:font-weight-complex="bold"/>
    </style:style>
    <style:style style:name="T430" style:family="text">
      <style:text-properties officeooo:rsid="03b1e14f" style:font-weight-asian="bold" style:font-weight-complex="bold"/>
    </style:style>
    <style:style style:name="T431" style:family="text">
      <style:text-properties officeooo:rsid="03b29083" style:font-weight-asian="bold" style:font-weight-complex="bold"/>
    </style:style>
    <style:style style:name="T432" style:family="text">
      <style:text-properties officeooo:rsid="00ebb47d"/>
    </style:style>
    <style:style style:name="T433" style:family="text">
      <style:text-properties officeooo:rsid="00ed5b01"/>
    </style:style>
    <style:style style:name="T434" style:family="text">
      <style:text-properties fo:color="#784b04" fo:font-style="italic" style:text-underline-style="none" officeooo:rsid="00ed5b01" style:font-style-asian="normal" style:font-style-complex="normal"/>
    </style:style>
    <style:style style:name="T435" style:family="text">
      <style:text-properties fo:color="#784b04" fo:font-style="italic" style:text-underline-style="none" officeooo:rsid="00eda7a8" style:font-style-asian="normal" style:font-style-complex="normal"/>
    </style:style>
    <style:style style:name="T436" style:family="text">
      <style:text-properties fo:color="#784b04" fo:font-style="italic" style:text-underline-style="none" officeooo:rsid="00eec105" style:font-style-asian="normal" style:font-style-complex="normal"/>
    </style:style>
    <style:style style:name="T437" style:family="text">
      <style:text-properties fo:color="#784b04" fo:font-style="italic" style:text-underline-style="none" officeooo:rsid="0100a3d6" style:font-style-asian="normal" style:font-style-complex="normal"/>
    </style:style>
    <style:style style:name="T438" style:family="text">
      <style:text-properties fo:color="#784b04" fo:font-style="italic" style:text-underline-style="none" officeooo:rsid="01148304" style:font-style-asian="normal" style:font-style-complex="normal"/>
    </style:style>
    <style:style style:name="T439" style:family="text">
      <style:text-properties fo:color="#784b04" fo:font-style="italic" style:text-underline-style="none" officeooo:rsid="011dd8eb" style:font-style-asian="normal" style:font-style-complex="normal"/>
    </style:style>
    <style:style style:name="T440" style:family="text">
      <style:text-properties fo:color="#784b04" fo:font-style="italic" style:text-underline-style="none" officeooo:rsid="0123f608" style:font-style-asian="normal" style:font-style-complex="normal"/>
    </style:style>
    <style:style style:name="T441" style:family="text">
      <style:text-properties fo:color="#784b04" fo:font-style="italic" style:text-underline-style="none" officeooo:rsid="01465b56" style:font-style-asian="normal" style:font-style-complex="normal"/>
    </style:style>
    <style:style style:name="T442" style:family="text">
      <style:text-properties fo:color="#784b04" fo:font-style="italic" style:text-underline-style="none" officeooo:rsid="014b46e5" style:font-style-asian="normal" style:font-style-complex="normal"/>
    </style:style>
    <style:style style:name="T443" style:family="text">
      <style:text-properties fo:color="#784b04" fo:font-style="italic" style:text-underline-style="none" officeooo:rsid="01585f1f" style:font-style-asian="normal" style:font-style-complex="normal"/>
    </style:style>
    <style:style style:name="T444" style:family="text">
      <style:text-properties fo:color="#784b04" fo:font-style="italic" style:text-underline-style="none" officeooo:rsid="015a7278" style:font-style-asian="normal" style:font-style-complex="normal"/>
    </style:style>
    <style:style style:name="T445" style:family="text">
      <style:text-properties fo:color="#784b04" fo:font-style="italic" style:text-underline-style="none" officeooo:rsid="0164559d" style:font-style-asian="normal" style:font-style-complex="normal"/>
    </style:style>
    <style:style style:name="T446" style:family="text">
      <style:text-properties fo:color="#784b04" fo:font-style="italic" style:text-underline-style="none" officeooo:rsid="0167a8cc" style:font-style-asian="normal" style:font-style-complex="normal"/>
    </style:style>
    <style:style style:name="T447" style:family="text">
      <style:text-properties fo:color="#784b04" fo:font-style="italic" style:text-underline-style="none" officeooo:rsid="01696599" style:font-style-asian="normal" style:font-style-complex="normal"/>
    </style:style>
    <style:style style:name="T448" style:family="text">
      <style:text-properties fo:color="#784b04" fo:font-style="italic" style:text-underline-style="none" officeooo:rsid="016c63da" style:font-style-asian="normal" style:font-style-complex="normal"/>
    </style:style>
    <style:style style:name="T449" style:family="text">
      <style:text-properties fo:color="#784b04" fo:font-style="italic" style:text-underline-style="none" officeooo:rsid="016e4551" style:font-style-asian="normal" style:font-style-complex="normal"/>
    </style:style>
    <style:style style:name="T450" style:family="text">
      <style:text-properties fo:color="#784b04" fo:font-style="italic" style:text-underline-style="none" officeooo:rsid="0176ca3c" style:font-style-asian="normal" style:font-style-complex="normal"/>
    </style:style>
    <style:style style:name="T451" style:family="text">
      <style:text-properties fo:color="#784b04" fo:font-style="italic" style:text-underline-style="none" officeooo:rsid="017c7f61" style:font-style-asian="normal" style:font-style-complex="normal"/>
    </style:style>
    <style:style style:name="T452" style:family="text">
      <style:text-properties fo:color="#784b04" fo:font-style="italic" style:text-underline-style="none" officeooo:rsid="017e7557" style:font-style-asian="normal" style:font-style-complex="normal"/>
    </style:style>
    <style:style style:name="T453" style:family="text">
      <style:text-properties fo:color="#784b04" fo:font-style="italic" style:text-underline-style="none" officeooo:rsid="0188b1cd" style:font-style-asian="normal" style:font-style-complex="normal"/>
    </style:style>
    <style:style style:name="T454" style:family="text">
      <style:text-properties fo:color="#784b04" fo:font-style="italic" style:text-underline-style="none" officeooo:rsid="01e72cd1" style:font-style-asian="normal" style:font-style-complex="normal"/>
    </style:style>
    <style:style style:name="T455" style:family="text">
      <style:text-properties fo:color="#784b04" fo:font-style="italic" style:text-underline-style="none" officeooo:rsid="01f9159a" style:font-style-asian="normal" style:font-style-complex="normal"/>
    </style:style>
    <style:style style:name="T456" style:family="text">
      <style:text-properties fo:color="#784b04" fo:font-style="italic" style:text-underline-style="none" officeooo:rsid="01f93752" style:font-style-asian="normal" style:font-style-complex="normal"/>
    </style:style>
    <style:style style:name="T457" style:family="text">
      <style:text-properties fo:color="#784b04" fo:font-style="italic" style:text-underline-style="none" officeooo:rsid="02287e20" style:font-style-asian="normal" style:font-style-complex="normal"/>
    </style:style>
    <style:style style:name="T458" style:family="text">
      <style:text-properties fo:color="#784b04" fo:font-style="italic" style:text-underline-style="none" officeooo:rsid="023179eb" style:font-style-asian="normal" style:font-style-complex="normal"/>
    </style:style>
    <style:style style:name="T459" style:family="text">
      <style:text-properties fo:color="#784b04" fo:font-style="italic" style:text-underline-style="none" officeooo:rsid="02352daa" style:font-style-asian="normal" style:font-style-complex="normal"/>
    </style:style>
    <style:style style:name="T460" style:family="text">
      <style:text-properties fo:color="#784b04" fo:font-style="italic" style:text-underline-style="none" officeooo:rsid="02365318" style:font-style-asian="normal" style:font-style-complex="normal"/>
    </style:style>
    <style:style style:name="T461" style:family="text">
      <style:text-properties fo:color="#784b04" fo:font-style="italic" style:text-underline-style="none" officeooo:rsid="023b4625" style:font-style-asian="normal" style:font-style-complex="normal"/>
    </style:style>
    <style:style style:name="T462" style:family="text">
      <style:text-properties fo:color="#784b04" fo:font-style="italic" style:text-underline-style="none" officeooo:rsid="023dc202" style:font-style-asian="normal" style:font-style-complex="normal"/>
    </style:style>
    <style:style style:name="T463" style:family="text">
      <style:text-properties fo:color="#784b04" fo:font-style="italic" style:text-underline-style="none" officeooo:rsid="02448428" style:font-style-asian="normal" style:font-style-complex="normal"/>
    </style:style>
    <style:style style:name="T464" style:family="text">
      <style:text-properties fo:color="#784b04" fo:font-style="italic" style:text-underline-style="none" officeooo:rsid="024be18d" style:font-style-asian="normal" style:font-style-complex="normal"/>
    </style:style>
    <style:style style:name="T465" style:family="text">
      <style:text-properties fo:color="#784b04" fo:font-style="italic" style:text-underline-style="none" officeooo:rsid="02c0f8e2" style:font-style-asian="normal" style:font-style-complex="normal"/>
    </style:style>
    <style:style style:name="T466" style:family="text">
      <style:text-properties fo:color="#784b04" fo:font-style="italic" style:text-underline-style="none" officeooo:rsid="02c4a04e" style:font-style-asian="normal" style:font-style-complex="normal"/>
    </style:style>
    <style:style style:name="T467" style:family="text">
      <style:text-properties fo:color="#784b04" fo:font-style="italic" style:text-underline-style="none" officeooo:rsid="02c761f3" style:font-style-asian="normal" style:font-style-complex="normal"/>
    </style:style>
    <style:style style:name="T468" style:family="text">
      <style:text-properties fo:color="#784b04" fo:font-style="italic" style:text-underline-style="none" officeooo:rsid="02db57fb" style:font-style-asian="normal" style:font-style-complex="normal"/>
    </style:style>
    <style:style style:name="T469" style:family="text">
      <style:text-properties fo:color="#784b04" fo:font-style="italic" style:text-underline-style="none" officeooo:rsid="02dec53f" style:font-style-asian="normal" style:font-style-complex="normal"/>
    </style:style>
    <style:style style:name="T470" style:family="text">
      <style:text-properties fo:color="#784b04" fo:font-style="italic" style:text-underline-style="none" officeooo:rsid="02e396f5" style:font-style-asian="normal" style:font-style-complex="normal"/>
    </style:style>
    <style:style style:name="T471" style:family="text">
      <style:text-properties fo:color="#784b04" fo:font-style="italic" style:text-underline-style="none" officeooo:rsid="034b9662" style:font-style-asian="normal" style:font-style-complex="normal"/>
    </style:style>
    <style:style style:name="T472" style:family="text">
      <style:text-properties fo:color="#784b04" fo:font-style="italic" style:text-underline-style="none" officeooo:rsid="034d4023" style:font-style-asian="normal" style:font-style-complex="normal"/>
    </style:style>
    <style:style style:name="T473" style:family="text">
      <style:text-properties fo:color="#784b04" fo:font-style="italic" style:text-underline-style="none" officeooo:rsid="034fc8a8" style:font-style-asian="normal" style:font-style-complex="normal"/>
    </style:style>
    <style:style style:name="T474" style:family="text">
      <style:text-properties fo:color="#784b04" fo:font-style="italic" style:text-underline-style="none" officeooo:rsid="036b5f39" style:font-style-asian="normal" style:font-style-complex="normal"/>
    </style:style>
    <style:style style:name="T475" style:family="text">
      <style:text-properties fo:color="#784b04" fo:font-style="italic" style:text-underline-style="none" officeooo:rsid="0375b241" style:font-style-asian="normal" style:font-style-complex="normal"/>
    </style:style>
    <style:style style:name="T476" style:family="text">
      <style:text-properties fo:color="#784b04" fo:font-style="italic" style:text-underline-style="none" officeooo:rsid="038b2388" style:font-style-asian="normal" style:font-style-complex="normal"/>
    </style:style>
    <style:style style:name="T477" style:family="text">
      <style:text-properties fo:color="#784b04" fo:font-style="italic" style:text-underline-style="none" officeooo:rsid="0399ef91" style:font-style-asian="normal" style:font-style-complex="normal"/>
    </style:style>
    <style:style style:name="T478" style:family="text">
      <style:text-properties fo:color="#784b04" fo:font-style="italic" style:text-underline-style="none" officeooo:rsid="03a0799a" style:font-style-asian="normal" style:font-style-complex="normal"/>
    </style:style>
    <style:style style:name="T479" style:family="text">
      <style:text-properties fo:color="#784b04" fo:font-style="italic" style:text-underline-style="none" officeooo:rsid="03a22041" style:font-style-asian="normal" style:font-style-complex="normal"/>
    </style:style>
    <style:style style:name="T480" style:family="text">
      <style:text-properties fo:color="#784b04" fo:font-style="italic" style:text-underline-style="none" officeooo:rsid="03a417e5" style:font-style-asian="normal" style:font-style-complex="normal"/>
    </style:style>
    <style:style style:name="T481" style:family="text">
      <style:text-properties fo:color="#784b04" fo:font-style="italic" style:text-underline-style="none" officeooo:rsid="03b926b9" style:font-style-asian="normal" style:font-style-complex="normal"/>
    </style:style>
    <style:style style:name="T482" style:family="text">
      <style:text-properties fo:color="#784b04" fo:font-style="italic" style:text-underline-style="none" officeooo:rsid="03c46ef4" style:font-style-asian="normal" style:font-style-complex="normal"/>
    </style:style>
    <style:style style:name="T483" style:family="text">
      <style:text-properties fo:color="#784b04" fo:font-style="italic" style:text-underline-style="none" officeooo:rsid="03c7274a" style:font-style-asian="normal" style:font-style-complex="normal"/>
    </style:style>
    <style:style style:name="T484" style:family="text">
      <style:text-properties fo:color="#784b04" fo:font-style="italic" style:text-underline-style="none" officeooo:rsid="03c8e63e" style:font-style-asian="normal" style:font-style-complex="normal"/>
    </style:style>
    <style:style style:name="T485" style:family="text">
      <style:text-properties fo:color="#784b04" fo:font-style="italic" style:text-underline-style="none" officeooo:rsid="03c4f2ec" style:font-style-asian="normal" style:font-style-complex="normal"/>
    </style:style>
    <style:style style:name="T486" style:family="text">
      <style:text-properties fo:color="#784b04" fo:font-style="italic" style:text-underline-style="none" officeooo:rsid="03d95e4f" style:font-style-asian="normal" style:font-style-complex="normal"/>
    </style:style>
    <style:style style:name="T487" style:family="text">
      <style:text-properties fo:color="#784b04" fo:font-style="italic" style:text-underline-style="none" officeooo:rsid="03daf2a2" style:font-style-asian="normal" style:font-style-complex="normal"/>
    </style:style>
    <style:style style:name="T488" style:family="text">
      <style:text-properties fo:color="#784b04" fo:font-style="italic" style:text-underline-style="none" officeooo:rsid="03daf5e0" style:font-style-asian="normal" style:font-style-complex="normal"/>
    </style:style>
    <style:style style:name="T489" style:family="text">
      <style:text-properties fo:color="#784b04" fo:font-style="italic" style:text-underline-style="none" officeooo:rsid="03cae4a2" style:font-style-asian="normal" style:font-style-complex="normal"/>
    </style:style>
    <style:style style:name="T490" style:family="text">
      <style:text-properties fo:color="#784b04" fo:font-style="italic" style:text-underline-style="none" officeooo:rsid="03c9f13a" style:font-style-asian="normal" style:font-style-complex="normal"/>
    </style:style>
    <style:style style:name="T491" style:family="text">
      <style:text-properties fo:color="#784b04" fo:font-style="italic" style:text-underline-style="none" officeooo:rsid="041aec18" style:font-style-asian="normal" style:font-style-complex="normal"/>
    </style:style>
    <style:style style:name="T492" style:family="text">
      <style:text-properties fo:color="#784b04" fo:font-style="italic" style:text-underline-style="none" officeooo:rsid="041e62cf" style:font-style-asian="normal" style:font-style-complex="normal"/>
    </style:style>
    <style:style style:name="T493" style:family="text">
      <style:text-properties fo:color="#784b04" fo:font-style="italic" style:text-underline-style="none" officeooo:rsid="042032b1" style:font-style-asian="normal" style:font-style-complex="normal"/>
    </style:style>
    <style:style style:name="T494" style:family="text">
      <style:text-properties fo:color="#784b04" fo:font-style="italic" style:text-underline-style="none" officeooo:rsid="0426d3a1" style:font-style-asian="normal" style:font-style-complex="normal"/>
    </style:style>
    <style:style style:name="T495" style:family="text">
      <style:text-properties fo:color="#784b04" fo:font-style="italic" style:text-underline-style="none" officeooo:rsid="042b91e7" style:font-style-asian="normal" style:font-style-complex="normal"/>
    </style:style>
    <style:style style:name="T496" style:family="text">
      <style:text-properties fo:color="#784b04" fo:font-style="italic" style:text-underline-style="none" officeooo:rsid="042c36ad" style:font-style-asian="normal" style:font-style-complex="normal"/>
    </style:style>
    <style:style style:name="T497" style:family="text">
      <style:text-properties fo:color="#784b04" fo:font-style="italic" style:text-underline-style="none" officeooo:rsid="042c68f2" style:font-style-asian="normal" style:font-style-complex="normal"/>
    </style:style>
    <style:style style:name="T498" style:family="text">
      <style:text-properties fo:color="#784b04" fo:font-style="italic" style:text-underline-style="none" officeooo:rsid="04384d2a" style:font-style-asian="normal" style:font-style-complex="normal"/>
    </style:style>
    <style:style style:name="T499" style:family="text">
      <style:text-properties fo:color="#784b04" fo:font-style="italic" style:text-underline-style="none" officeooo:rsid="0440a9d0" style:font-style-asian="normal" style:font-style-complex="normal"/>
    </style:style>
    <style:style style:name="T500" style:family="text">
      <style:text-properties fo:color="#784b04" fo:font-style="italic" style:text-underline-style="none" officeooo:rsid="02223d51" style:font-style-asian="normal" style:font-style-complex="normal"/>
    </style:style>
    <style:style style:name="T501" style:family="text">
      <style:text-properties fo:color="#784b04" fo:font-style="italic" style:text-underline-style="none" officeooo:rsid="045823a0" style:font-style-asian="normal" style:font-style-complex="normal"/>
    </style:style>
    <style:style style:name="T502" style:family="text">
      <style:text-properties fo:color="#784b04" fo:font-style="italic" style:text-underline-style="none" officeooo:rsid="022dac16" style:font-style-asian="normal" style:font-style-complex="normal"/>
    </style:style>
    <style:style style:name="T503" style:family="text">
      <style:text-properties fo:color="#784b04" fo:font-style="italic" style:text-underline-style="none" officeooo:rsid="047029f2" style:font-style-asian="normal" style:font-style-complex="normal"/>
    </style:style>
    <style:style style:name="T504" style:family="text">
      <style:text-properties fo:color="#784b04" fo:font-style="italic" style:text-underline-style="none" officeooo:rsid="04958042" style:font-style-asian="normal" style:font-style-complex="normal"/>
    </style:style>
    <style:style style:name="T505" style:family="text">
      <style:text-properties fo:color="#784b04" fo:font-style="italic" style:text-underline-style="none" officeooo:rsid="049c208d" style:font-style-asian="normal" style:font-style-complex="normal"/>
    </style:style>
    <style:style style:name="T506" style:family="text">
      <style:text-properties fo:color="#784b04" fo:font-style="italic" style:text-underline-style="none" officeooo:rsid="04af001b" style:font-style-asian="normal" style:font-style-complex="normal"/>
    </style:style>
    <style:style style:name="T507" style:family="text">
      <style:text-properties fo:color="#784b04" fo:font-style="italic" style:text-underline-style="none" officeooo:rsid="04c1c80c" style:font-style-asian="normal" style:font-style-complex="normal"/>
    </style:style>
    <style:style style:name="T508" style:family="text">
      <style:text-properties fo:color="#784b04" fo:font-style="italic" style:text-underline-style="none" officeooo:rsid="04c59f09" style:font-style-asian="normal" style:font-style-complex="normal"/>
    </style:style>
    <style:style style:name="T509" style:family="text">
      <style:text-properties fo:color="#784b04" fo:font-style="italic" style:text-underline-style="none" fo:font-weight="bold" officeooo:rsid="0176ca3c" style:font-style-asian="normal" style:font-weight-asian="bold" style:font-style-complex="normal" style:font-weight-complex="bold"/>
    </style:style>
    <style:style style:name="T510" style:family="text">
      <style:text-properties fo:color="#784b04" fo:font-style="italic" officeooo:rsid="01853232"/>
    </style:style>
    <style:style style:name="T511" style:family="text">
      <style:text-properties fo:color="#784b04" fo:font-style="italic" officeooo:rsid="01be3fd8"/>
    </style:style>
    <style:style style:name="T512" style:family="text">
      <style:text-properties fo:color="#784b04" fo:font-style="italic" officeooo:rsid="01bf2aed"/>
    </style:style>
    <style:style style:name="T513" style:family="text">
      <style:text-properties fo:color="#784b04" fo:font-style="italic" officeooo:rsid="01c1d024"/>
    </style:style>
    <style:style style:name="T514" style:family="text">
      <style:text-properties fo:color="#784b04" fo:font-style="italic" officeooo:rsid="01c3c55b"/>
    </style:style>
    <style:style style:name="T515" style:family="text">
      <style:text-properties fo:color="#784b04" fo:font-style="italic" officeooo:rsid="01c580a7"/>
    </style:style>
    <style:style style:name="T516" style:family="text">
      <style:text-properties fo:color="#784b04" fo:font-style="italic" officeooo:rsid="01cb91a6"/>
    </style:style>
    <style:style style:name="T517" style:family="text">
      <style:text-properties fo:color="#784b04" fo:font-style="italic" officeooo:rsid="01cdc30e"/>
    </style:style>
    <style:style style:name="T518" style:family="text">
      <style:text-properties fo:color="#784b04" fo:font-style="italic" officeooo:rsid="01d7aff7"/>
    </style:style>
    <style:style style:name="T519" style:family="text">
      <style:text-properties fo:color="#784b04" fo:font-style="italic" officeooo:rsid="01d8e967"/>
    </style:style>
    <style:style style:name="T520" style:family="text">
      <style:text-properties fo:color="#784b04" fo:font-style="italic" officeooo:rsid="01d97a9f"/>
    </style:style>
    <style:style style:name="T521" style:family="text">
      <style:text-properties fo:color="#784b04" fo:font-style="italic" officeooo:rsid="01dae95f"/>
    </style:style>
    <style:style style:name="T522" style:family="text">
      <style:text-properties fo:color="#784b04" fo:font-style="italic" officeooo:rsid="01de6d40"/>
    </style:style>
    <style:style style:name="T523" style:family="text">
      <style:text-properties fo:color="#784b04" fo:font-style="italic" officeooo:rsid="01df5add"/>
    </style:style>
    <style:style style:name="T524" style:family="text">
      <style:text-properties fo:color="#784b04" fo:font-style="italic" officeooo:rsid="01e0f466"/>
    </style:style>
    <style:style style:name="T525" style:family="text">
      <style:text-properties fo:color="#784b04" fo:font-style="italic" officeooo:rsid="01e9f32c"/>
    </style:style>
    <style:style style:name="T526" style:family="text">
      <style:text-properties fo:color="#784b04" fo:font-style="italic" officeooo:rsid="01f93752"/>
    </style:style>
    <style:style style:name="T527" style:family="text">
      <style:text-properties fo:color="#784b04" fo:font-style="italic" officeooo:rsid="02085c57"/>
    </style:style>
    <style:style style:name="T528" style:family="text">
      <style:text-properties fo:color="#784b04" fo:font-style="italic" officeooo:rsid="020eaa53"/>
    </style:style>
    <style:style style:name="T529" style:family="text">
      <style:text-properties fo:color="#784b04" fo:font-style="italic" officeooo:rsid="02111036"/>
    </style:style>
    <style:style style:name="T530" style:family="text">
      <style:text-properties fo:color="#784b04" fo:font-style="italic" officeooo:rsid="0213cb51"/>
    </style:style>
    <style:style style:name="T531" style:family="text">
      <style:text-properties fo:color="#784b04" fo:font-style="italic" officeooo:rsid="0214b6b2"/>
    </style:style>
    <style:style style:name="T532" style:family="text">
      <style:text-properties fo:color="#784b04" fo:font-style="italic" officeooo:rsid="02287e20"/>
    </style:style>
    <style:style style:name="T533" style:family="text">
      <style:text-properties fo:color="#784b04" fo:font-style="italic" officeooo:rsid="023179eb"/>
    </style:style>
    <style:style style:name="T534" style:family="text">
      <style:text-properties fo:color="#784b04" fo:font-style="italic" officeooo:rsid="023b4625"/>
    </style:style>
    <style:style style:name="T535" style:family="text">
      <style:text-properties fo:color="#784b04" fo:font-style="italic" officeooo:rsid="023c6679"/>
    </style:style>
    <style:style style:name="T536" style:family="text">
      <style:text-properties fo:color="#784b04" fo:font-style="italic" officeooo:rsid="024be149"/>
    </style:style>
    <style:style style:name="T537" style:family="text">
      <style:text-properties fo:color="#784b04" fo:font-style="italic" officeooo:rsid="024be18d"/>
    </style:style>
    <style:style style:name="T538" style:family="text">
      <style:text-properties fo:color="#784b04" fo:font-style="italic" officeooo:rsid="024d4d90"/>
    </style:style>
    <style:style style:name="T539" style:family="text">
      <style:text-properties fo:color="#784b04" fo:font-style="italic" officeooo:rsid="00d17671"/>
    </style:style>
    <style:style style:name="T540" style:family="text">
      <style:text-properties fo:color="#784b04" fo:font-style="italic" officeooo:rsid="0272fdab"/>
    </style:style>
    <style:style style:name="T541" style:family="text">
      <style:text-properties fo:color="#784b04" fo:font-style="italic" officeooo:rsid="0276c68c"/>
    </style:style>
    <style:style style:name="T542" style:family="text">
      <style:text-properties fo:color="#784b04" fo:font-style="italic" officeooo:rsid="0278ec4e"/>
    </style:style>
    <style:style style:name="T543" style:family="text">
      <style:text-properties fo:color="#784b04" fo:font-style="italic" officeooo:rsid="027b85fa"/>
    </style:style>
    <style:style style:name="T544" style:family="text">
      <style:text-properties fo:color="#784b04" fo:font-style="italic" officeooo:rsid="02c4a04e"/>
    </style:style>
    <style:style style:name="T545" style:family="text">
      <style:text-properties fo:color="#784b04" fo:font-style="italic" officeooo:rsid="02c761f3"/>
    </style:style>
    <style:style style:name="T546" style:family="text">
      <style:text-properties fo:color="#784b04" fo:font-style="italic" officeooo:rsid="036a0c7a"/>
    </style:style>
    <style:style style:name="T547" style:family="text">
      <style:text-properties fo:color="#784b04" fo:font-style="italic" fo:font-weight="normal" officeooo:rsid="03874114" style:font-weight-asian="normal" style:font-weight-complex="normal"/>
    </style:style>
    <style:style style:name="T548" style:family="text">
      <style:text-properties fo:color="#784b04" fo:font-style="italic" fo:font-weight="normal" officeooo:rsid="038cb749" style:font-weight-asian="normal" style:font-weight-complex="normal"/>
    </style:style>
    <style:style style:name="T549" style:family="text">
      <style:text-properties fo:color="#784b04" fo:font-style="italic" fo:font-weight="normal" officeooo:rsid="038e8106" style:font-weight-asian="normal" style:font-weight-complex="normal"/>
    </style:style>
    <style:style style:name="T550" style:family="text">
      <style:text-properties fo:color="#784b04" fo:font-style="italic" fo:font-weight="normal" officeooo:rsid="0391f465" style:font-weight-asian="normal" style:font-weight-complex="normal"/>
    </style:style>
    <style:style style:name="T551" style:family="text">
      <style:text-properties fo:color="#784b04" fo:font-style="italic" fo:font-weight="normal" officeooo:rsid="0399ef91" style:font-weight-asian="normal" style:font-weight-complex="normal"/>
    </style:style>
    <style:style style:name="T552" style:family="text">
      <style:text-properties fo:color="#784b04" fo:font-style="italic" fo:font-weight="normal" officeooo:rsid="039c4701" style:font-weight-asian="normal" style:font-weight-complex="normal"/>
    </style:style>
    <style:style style:name="T553" style:family="text">
      <style:text-properties fo:color="#784b04" fo:font-style="italic" fo:font-weight="normal" officeooo:rsid="03a0799a" style:font-weight-asian="normal" style:font-weight-complex="normal"/>
    </style:style>
    <style:style style:name="T554" style:family="text">
      <style:text-properties fo:color="#784b04" fo:font-style="italic" fo:font-weight="normal" officeooo:rsid="03a18b6d" style:font-weight-asian="normal" style:font-weight-complex="normal"/>
    </style:style>
    <style:style style:name="T555" style:family="text">
      <style:text-properties fo:color="#784b04" fo:font-style="italic" fo:font-weight="normal" officeooo:rsid="03a22041" style:font-weight-asian="normal" style:font-weight-complex="normal"/>
    </style:style>
    <style:style style:name="T556" style:family="text">
      <style:text-properties fo:color="#784b04" fo:font-style="italic" fo:font-weight="normal" officeooo:rsid="03a417e5" style:font-weight-asian="normal" style:font-weight-complex="normal"/>
    </style:style>
    <style:style style:name="T557" style:family="text">
      <style:text-properties fo:color="#784b04" fo:font-style="italic" fo:font-weight="normal" officeooo:rsid="03be0fa6" style:font-weight-asian="normal" style:font-weight-complex="normal"/>
    </style:style>
    <style:style style:name="T558" style:family="text">
      <style:text-properties fo:color="#784b04" fo:font-style="italic" fo:font-weight="normal" officeooo:rsid="03dc913a" style:font-weight-asian="normal" style:font-weight-complex="normal"/>
    </style:style>
    <style:style style:name="T559" style:family="text">
      <style:text-properties fo:color="#784b04" fo:font-style="italic" fo:font-weight="normal" officeooo:rsid="03e005fc" style:font-weight-asian="normal" style:font-weight-complex="normal"/>
    </style:style>
    <style:style style:name="T560" style:family="text">
      <style:text-properties fo:color="#784b04" fo:font-style="italic" fo:font-weight="normal" officeooo:rsid="03e1debd" style:font-weight-asian="normal" style:font-weight-complex="normal"/>
    </style:style>
    <style:style style:name="T561" style:family="text">
      <style:text-properties fo:color="#784b04" fo:font-style="italic" fo:font-weight="normal" officeooo:rsid="042f246f" style:font-weight-asian="normal" style:font-weight-complex="normal"/>
    </style:style>
    <style:style style:name="T562" style:family="text">
      <style:text-properties fo:color="#784b04" fo:font-style="italic" fo:font-weight="normal" officeooo:rsid="04718cad" style:font-weight-asian="normal" style:font-weight-complex="normal"/>
    </style:style>
    <style:style style:name="T563" style:family="text">
      <style:text-properties fo:color="#784b04" fo:font-style="italic" fo:font-weight="bold" officeooo:rsid="037f4d09" style:font-weight-asian="bold" style:font-weight-complex="bold"/>
    </style:style>
    <style:style style:name="T564" style:family="text">
      <style:text-properties fo:color="#784b04" fo:font-style="italic" fo:font-weight="bold" officeooo:rsid="03c4f2ec" style:font-weight-asian="bold" style:font-weight-complex="bold"/>
    </style:style>
    <style:style style:name="T565" style:family="text">
      <style:text-properties fo:color="#784b04" fo:font-style="italic" officeooo:rsid="038cb749"/>
    </style:style>
    <style:style style:name="T566" style:family="text">
      <style:text-properties fo:color="#784b04" fo:font-style="italic" officeooo:rsid="03a417e5"/>
    </style:style>
    <style:style style:name="T567" style:family="text">
      <style:text-properties fo:color="#784b04" fo:font-style="italic" officeooo:rsid="03b926b9"/>
    </style:style>
    <style:style style:name="T568" style:family="text">
      <style:text-properties fo:color="#784b04" fo:font-style="italic" officeooo:rsid="03c4f2ec"/>
    </style:style>
    <style:style style:name="T569" style:family="text">
      <style:text-properties fo:color="#784b04" fo:font-style="italic" officeooo:rsid="03c9f13a"/>
    </style:style>
    <style:style style:name="T570" style:family="text">
      <style:text-properties fo:color="#784b04" fo:font-style="italic" officeooo:rsid="03cae4a2"/>
    </style:style>
    <style:style style:name="T571" style:family="text">
      <style:text-properties fo:color="#784b04" fo:font-style="italic" officeooo:rsid="03e5e737"/>
    </style:style>
    <style:style style:name="T572" style:family="text">
      <style:text-properties fo:color="#784b04" style:font-name="Liberation Serif1" fo:font-style="italic" style:text-underline-style="none" officeooo:rsid="0103769a" style:font-name-asian="Liberation Serif1" style:font-style-asian="normal" style:font-name-complex="Liberation Serif1" style:font-style-complex="normal"/>
    </style:style>
    <style:style style:name="T573" style:family="text">
      <style:text-properties fo:color="#784b04" style:font-name="Liberation Serif1" fo:font-style="italic" style:text-underline-style="none" officeooo:rsid="01148304" style:font-name-asian="Liberation Serif1" style:font-style-asian="normal" style:font-name-complex="Liberation Serif1" style:font-style-complex="normal"/>
    </style:style>
    <style:style style:name="T574" style:family="text">
      <style:text-properties fo:color="#784b04" style:font-name="Liberation Serif1" fo:font-style="italic" style:text-underline-style="none" officeooo:rsid="011dd8eb" style:font-name-asian="Liberation Serif1" style:font-style-asian="normal" style:font-name-complex="Liberation Serif1" style:font-style-complex="normal"/>
    </style:style>
    <style:style style:name="T575" style:family="text">
      <style:text-properties fo:color="#784b04" style:font-name="Liberation Serif1" fo:font-style="italic" style:text-underline-style="none" officeooo:rsid="01465b56" style:font-name-asian="Liberation Serif1" style:font-style-asian="normal" style:font-name-complex="Liberation Serif1" style:font-style-complex="normal"/>
    </style:style>
    <style:style style:name="T576" style:family="text">
      <style:text-properties fo:color="#784b04" style:font-name="Liberation Serif1" fo:font-style="italic" style:text-underline-style="none" officeooo:rsid="014e384a" style:font-name-asian="Liberation Serif1" style:font-style-asian="normal" style:font-name-complex="Liberation Serif1" style:font-style-complex="normal"/>
    </style:style>
    <style:style style:name="T577" style:family="text">
      <style:text-properties fo:color="#784b04" style:font-name="Liberation Serif1" fo:font-style="italic" style:text-underline-style="none" officeooo:rsid="015a7278" style:font-name-asian="Liberation Serif1" style:font-style-asian="normal" style:font-name-complex="Liberation Serif1" style:font-style-complex="normal"/>
    </style:style>
    <style:style style:name="T578" style:family="text">
      <style:text-properties fo:color="#784b04" style:font-name="Liberation Serif1" fo:font-style="italic" style:text-underline-style="none" officeooo:rsid="01696599" style:font-name-asian="Liberation Serif1" style:font-style-asian="normal" style:font-name-complex="Liberation Serif1" style:font-style-complex="normal"/>
    </style:style>
    <style:style style:name="T579" style:family="text">
      <style:text-properties fo:color="#784b04" style:font-name="Liberation Serif1" fo:font-style="italic" style:text-underline-style="none" officeooo:rsid="016ac8e7" style:font-name-asian="Liberation Serif1" style:font-style-asian="normal" style:font-name-complex="Liberation Serif1" style:font-style-complex="normal"/>
    </style:style>
    <style:style style:name="T580" style:family="text">
      <style:text-properties fo:color="#784b04" style:font-name="Liberation Serif1" fo:font-style="italic" style:text-underline-style="none" officeooo:rsid="016ff09a" style:font-name-asian="Liberation Serif1" style:font-style-asian="normal" style:font-name-complex="Liberation Serif1" style:font-style-complex="normal"/>
    </style:style>
    <style:style style:name="T581" style:family="text">
      <style:text-properties fo:color="#784b04" style:font-name="Liberation Serif1" fo:font-style="italic" style:text-underline-style="none" officeooo:rsid="0176ca3c" style:font-name-asian="Liberation Serif1" style:font-style-asian="normal" style:font-name-complex="Liberation Serif1" style:font-style-complex="normal"/>
    </style:style>
    <style:style style:name="T582" style:family="text">
      <style:text-properties fo:color="#784b04" style:font-name="Liberation Serif1" fo:font-style="italic" style:text-underline-style="none" officeooo:rsid="01e9f32c" style:font-name-asian="Liberation Serif1" style:font-style-asian="normal" style:font-name-complex="Liberation Serif1" style:font-style-complex="normal"/>
    </style:style>
    <style:style style:name="T583" style:family="text">
      <style:text-properties fo:color="#784b04" style:font-name="Liberation Serif1" fo:font-style="italic" style:text-underline-style="none" officeooo:rsid="01f93752" style:font-name-asian="Liberation Serif1" style:font-style-asian="normal" style:font-name-complex="Liberation Serif1" style:font-style-complex="normal"/>
    </style:style>
    <style:style style:name="T584" style:family="text">
      <style:text-properties fo:color="#784b04" style:font-name="Liberation Serif1" fo:font-style="italic" style:text-underline-style="none" officeooo:rsid="028f06d7" style:font-name-asian="Liberation Serif1" style:font-style-asian="normal" style:font-name-complex="Liberation Serif1" style:font-style-complex="normal"/>
    </style:style>
    <style:style style:name="T585" style:family="text">
      <style:text-properties fo:color="#784b04" style:font-name="Liberation Serif1" fo:font-style="italic" style:text-underline-style="none" officeooo:rsid="028ff2c7" style:font-name-asian="Liberation Serif1" style:font-style-asian="normal" style:font-name-complex="Liberation Serif1" style:font-style-complex="normal"/>
    </style:style>
    <style:style style:name="T586" style:family="text">
      <style:text-properties fo:color="#784b04" style:font-name="Liberation Serif1" fo:font-style="italic" style:text-underline-style="none" officeooo:rsid="02907f04" style:font-name-asian="Liberation Serif1" style:font-style-asian="normal" style:font-name-complex="Liberation Serif1" style:font-style-complex="normal"/>
    </style:style>
    <style:style style:name="T587" style:family="text">
      <style:text-properties fo:color="#784b04" style:font-name="Liberation Serif1" fo:font-style="italic" style:text-underline-style="none" officeooo:rsid="029834b1" style:font-name-asian="Liberation Serif1" style:font-style-asian="normal" style:font-name-complex="Liberation Serif1" style:font-style-complex="normal"/>
    </style:style>
    <style:style style:name="T588" style:family="text">
      <style:text-properties fo:color="#784b04" style:font-name="Liberation Serif1" fo:font-style="italic" style:text-underline-style="none" officeooo:rsid="0299ab97" style:font-name-asian="Liberation Serif1" style:font-style-asian="normal" style:font-name-complex="Liberation Serif1" style:font-style-complex="normal"/>
    </style:style>
    <style:style style:name="T589" style:family="text">
      <style:text-properties fo:color="#784b04" style:font-name="Liberation Serif1" fo:font-style="italic" style:text-underline-style="none" officeooo:rsid="029bb1bf" style:font-name-asian="Liberation Serif1" style:font-style-asian="normal" style:font-name-complex="Liberation Serif1" style:font-style-complex="normal"/>
    </style:style>
    <style:style style:name="T590" style:family="text">
      <style:text-properties fo:color="#784b04" style:font-name="Liberation Serif1" fo:font-style="italic" style:text-underline-style="none" officeooo:rsid="02a50f90" style:font-name-asian="Liberation Serif1" style:font-style-asian="normal" style:font-name-complex="Liberation Serif1" style:font-style-complex="normal"/>
    </style:style>
    <style:style style:name="T591" style:family="text">
      <style:text-properties fo:color="#784b04" style:font-name="Liberation Serif1" fo:font-style="italic" style:text-underline-style="none" officeooo:rsid="02c66d03" style:font-name-asian="Liberation Serif1" style:font-style-asian="normal" style:font-name-complex="Liberation Serif1" style:font-style-complex="normal"/>
    </style:style>
    <style:style style:name="T592" style:family="text">
      <style:text-properties fo:color="#784b04" style:font-name="Liberation Serif1" fo:font-style="italic" style:text-underline-style="none" officeooo:rsid="02df9268" style:font-name-asian="Liberation Serif1" style:font-style-asian="normal" style:font-name-complex="Liberation Serif1" style:font-style-complex="normal"/>
    </style:style>
    <style:style style:name="T593" style:family="text">
      <style:text-properties fo:color="#784b04" style:font-name="Liberation Serif1" fo:font-style="italic" style:text-underline-style="none" officeooo:rsid="034d4023" style:font-name-asian="Liberation Serif1" style:font-style-asian="normal" style:font-name-complex="Liberation Serif1" style:font-style-complex="normal"/>
    </style:style>
    <style:style style:name="T594" style:family="text">
      <style:text-properties fo:color="#784b04" style:font-name="Liberation Serif1" fo:font-style="italic" style:text-underline-style="none" officeooo:rsid="034fc8a8" style:font-name-asian="Liberation Serif1" style:font-style-asian="normal" style:font-name-complex="Liberation Serif1" style:font-style-complex="normal"/>
    </style:style>
    <style:style style:name="T595" style:family="text">
      <style:text-properties fo:color="#784b04" style:font-name="Liberation Serif1" fo:font-style="italic" style:text-underline-style="none" officeooo:rsid="03bac138" style:font-name-asian="Liberation Serif1" style:font-style-asian="normal" style:font-name-complex="Liberation Serif1" style:font-style-complex="normal"/>
    </style:style>
    <style:style style:name="T596" style:family="text">
      <style:text-properties fo:color="#784b04" style:font-name="Liberation Serif1" fo:font-style="italic" style:text-underline-style="none" officeooo:rsid="03bc1798" style:font-name-asian="Liberation Serif1" style:font-style-asian="normal" style:font-name-complex="Liberation Serif1" style:font-style-complex="normal"/>
    </style:style>
    <style:style style:name="T597" style:family="text">
      <style:text-properties fo:color="#784b04" style:font-name="Liberation Serif1" fo:font-style="italic" style:text-underline-style="none" officeooo:rsid="03c664ca" style:font-name-asian="Liberation Serif1" style:font-style-asian="normal" style:font-name-complex="Liberation Serif1" style:font-style-complex="normal"/>
    </style:style>
    <style:style style:name="T598" style:family="text">
      <style:text-properties fo:color="#784b04" style:font-name="Liberation Serif1" fo:font-style="italic" style:text-underline-style="none" officeooo:rsid="03c4f2ec" style:font-name-asian="Liberation Serif1" style:font-style-asian="normal" style:font-name-complex="Liberation Serif1" style:font-style-complex="normal"/>
    </style:style>
    <style:style style:name="T599" style:family="text">
      <style:text-properties fo:color="#784b04" style:font-name="Liberation Serif1" fo:font-style="italic" style:text-underline-style="none" officeooo:rsid="03cae4a2" style:font-name-asian="Liberation Serif1" style:font-style-asian="normal" style:font-name-complex="Liberation Serif1" style:font-style-complex="normal"/>
    </style:style>
    <style:style style:name="T600" style:family="text">
      <style:text-properties fo:color="#784b04" style:font-name="Liberation Serif1" fo:font-style="italic" style:text-underline-style="none" officeooo:rsid="03dd9bb4" style:font-name-asian="Liberation Serif1" style:font-style-asian="normal" style:font-name-complex="Liberation Serif1" style:font-style-complex="normal"/>
    </style:style>
    <style:style style:name="T601" style:family="text">
      <style:text-properties fo:color="#784b04" style:font-name="Liberation Serif1" fo:font-style="italic" style:text-underline-style="none" officeooo:rsid="03ecd14c" style:font-name-asian="Liberation Serif1" style:font-style-asian="normal" style:font-name-complex="Liberation Serif1" style:font-style-complex="normal"/>
    </style:style>
    <style:style style:name="T602" style:family="text">
      <style:text-properties fo:color="#784b04" style:font-name="Liberation Serif1" fo:font-style="italic" style:text-underline-style="none" officeooo:rsid="03ecd99e" style:font-name-asian="Liberation Serif1" style:font-style-asian="normal" style:font-name-complex="Liberation Serif1" style:font-style-complex="normal"/>
    </style:style>
    <style:style style:name="T603" style:family="text">
      <style:text-properties fo:color="#784b04" style:font-name="Liberation Serif1" fo:font-style="italic" style:text-underline-style="none" officeooo:rsid="03f695ea" style:font-name-asian="Liberation Serif1" style:font-style-asian="normal" style:font-name-complex="Liberation Serif1" style:font-style-complex="normal"/>
    </style:style>
    <style:style style:name="T604" style:family="text">
      <style:text-properties fo:color="#784b04" style:font-name="Liberation Serif1" fo:font-style="italic" style:text-underline-style="none" officeooo:rsid="03f7c15f" style:font-name-asian="Liberation Serif1" style:font-style-asian="normal" style:font-name-complex="Liberation Serif1" style:font-style-complex="normal"/>
    </style:style>
    <style:style style:name="T605" style:family="text">
      <style:text-properties fo:color="#784b04" style:font-name="Liberation Serif1" fo:font-style="italic" style:text-underline-style="none" officeooo:rsid="03f829d6" style:font-name-asian="Liberation Serif1" style:font-style-asian="normal" style:font-name-complex="Liberation Serif1" style:font-style-complex="normal"/>
    </style:style>
    <style:style style:name="T606" style:family="text">
      <style:text-properties fo:color="#784b04" style:font-name="Liberation Serif1" fo:font-style="italic" style:text-underline-style="none" officeooo:rsid="03fb385a" style:font-name-asian="Liberation Serif1" style:font-style-asian="normal" style:font-name-complex="Liberation Serif1" style:font-style-complex="normal"/>
    </style:style>
    <style:style style:name="T607" style:family="text">
      <style:text-properties fo:color="#784b04" style:font-name="Liberation Serif1" fo:font-style="italic" style:text-underline-style="none" officeooo:rsid="03fc015e" style:font-name-asian="Liberation Serif1" style:font-style-asian="normal" style:font-name-complex="Liberation Serif1" style:font-style-complex="normal"/>
    </style:style>
    <style:style style:name="T608" style:family="text">
      <style:text-properties fo:color="#784b04" style:font-name="Liberation Serif1" fo:font-style="italic" style:text-underline-style="none" officeooo:rsid="041b0703" style:font-name-asian="Liberation Serif1" style:font-style-asian="normal" style:font-name-complex="Liberation Serif1" style:font-style-complex="normal"/>
    </style:style>
    <style:style style:name="T609" style:family="text">
      <style:text-properties fo:color="#784b04" style:font-name="Liberation Serif1" fo:font-style="italic" style:text-underline-style="none" officeooo:rsid="041e62cf" style:font-name-asian="Liberation Serif1" style:font-style-asian="normal" style:font-name-complex="Liberation Serif1" style:font-style-complex="normal"/>
    </style:style>
    <style:style style:name="T610" style:family="text">
      <style:text-properties fo:color="#784b04" style:font-name="Liberation Serif1" fo:font-style="italic" style:text-underline-style="none" officeooo:rsid="042032b1" style:font-name-asian="Liberation Serif1" style:font-style-asian="normal" style:font-name-complex="Liberation Serif1" style:font-style-complex="normal"/>
    </style:style>
    <style:style style:name="T611" style:family="text">
      <style:text-properties fo:color="#784b04" style:font-name="Liberation Serif1" fo:font-style="italic" style:text-underline-style="none" officeooo:rsid="042c68f2" style:font-name-asian="Liberation Serif1" style:font-style-asian="normal" style:font-name-complex="Liberation Serif1" style:font-style-complex="normal"/>
    </style:style>
    <style:style style:name="T612" style:family="text">
      <style:text-properties fo:color="#784b04" style:font-name="Liberation Serif1" fo:font-style="italic" style:text-underline-style="none" officeooo:rsid="043b0324" style:font-name-asian="Liberation Serif1" style:font-style-asian="normal" style:font-name-complex="Liberation Serif1" style:font-style-complex="normal"/>
    </style:style>
    <style:style style:name="T613" style:family="text">
      <style:text-properties fo:color="#784b04" style:font-name="Liberation Serif1" fo:font-style="italic" style:text-underline-style="none" officeooo:rsid="045823a0" style:font-name-asian="Liberation Serif1" style:font-style-asian="normal" style:font-name-complex="Liberation Serif1" style:font-style-complex="normal"/>
    </style:style>
    <style:style style:name="T614" style:family="text">
      <style:text-properties fo:color="#784b04" style:font-name="Liberation Serif1" fo:font-style="italic" style:text-underline-style="none" officeooo:rsid="0458e43a" style:font-name-asian="Liberation Serif1" style:font-style-asian="normal" style:font-name-complex="Liberation Serif1" style:font-style-complex="normal"/>
    </style:style>
    <style:style style:name="T615" style:family="text">
      <style:text-properties fo:color="#784b04" style:font-name="Liberation Serif1" fo:font-style="italic" style:text-underline-style="none" officeooo:rsid="049c208d" style:font-name-asian="Liberation Serif1" style:font-style-asian="normal" style:font-name-complex="Liberation Serif1" style:font-style-complex="normal"/>
    </style:style>
    <style:style style:name="T616" style:family="text">
      <style:text-properties fo:color="#784b04" style:font-name="Liberation Serif1" fo:font-style="italic" style:text-underline-style="none" fo:font-weight="bold" officeooo:rsid="01148304" style:font-name-asian="Liberation Serif1" style:font-style-asian="normal" style:font-weight-asian="bold" style:font-name-complex="Liberation Serif1" style:font-style-complex="normal" style:font-weight-complex="bold"/>
    </style:style>
    <style:style style:name="T617" style:family="text">
      <style:text-properties fo:color="#784b04" style:font-name="Liberation Serif1" fo:font-style="italic"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618" style:family="text">
      <style:text-properties fo:color="#784b04" style:font-name="Liberation Serif1" fo:font-style="italic" style:text-underline-style="none" fo:font-weight="normal" officeooo:rsid="03008931" style:font-name-asian="Liberation Serif1" style:font-size-asian="10pt" style:font-style-asian="normal" style:font-weight-asian="normal" style:font-name-complex="Liberation Serif1" style:font-size-complex="10pt" style:font-style-complex="normal" style:font-weight-complex="normal"/>
    </style:style>
    <style:style style:name="T619" style:family="text">
      <style:text-properties fo:color="#784b04" style:font-name="Liberation Serif1" fo:font-style="italic"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620" style:family="text">
      <style:text-properties fo:color="#784b04" style:font-name="Liberation Serif1" fo:font-style="italic" style:text-underline-style="none" fo:font-weight="normal" officeooo:rsid="03e005fc" style:font-name-asian="Liberation Serif1" style:font-size-asian="10pt" style:font-style-asian="normal" style:font-weight-asian="normal" style:font-name-complex="Liberation Serif1" style:font-size-complex="10pt" style:font-style-complex="normal" style:font-weight-complex="normal"/>
    </style:style>
    <style:style style:name="T621" style:family="text">
      <style:text-properties fo:color="#784b04" style:font-name="Liberation Serif1" fo:font-style="italic" style:text-underline-style="none" fo:font-weight="normal" officeooo:rsid="03f7c15f" style:font-name-asian="Liberation Serif1" style:font-size-asian="10pt" style:font-style-asian="normal" style:font-weight-asian="normal" style:font-name-complex="Liberation Serif1" style:font-size-complex="10pt" style:font-style-complex="normal" style:font-weight-complex="normal"/>
    </style:style>
    <style:style style:name="T622" style:family="text">
      <style:text-properties fo:color="#784b04" style:font-name="Liberation Serif1" fo:font-style="italic"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623" style:family="text">
      <style:text-properties fo:color="#784b04" style:font-name="Liberation Serif1" fo:font-style="italic" style:text-underline-style="none" fo:font-weight="normal" officeooo:rsid="00ed5b01" style:font-name-asian="Liberation Serif1" style:font-size-asian="10pt" style:font-style-asian="normal" style:font-weight-asian="normal" style:font-name-complex="Liberation Serif1" style:font-size-complex="10pt" style:font-style-complex="normal" style:font-weight-complex="normal"/>
    </style:style>
    <style:style style:name="T624" style:family="text">
      <style:text-properties fo:color="#784b04" style:font-name="Liberation Serif1" fo:font-style="italic" style:text-underline-style="none" fo:font-weight="normal" officeooo:rsid="042c36ad" style:font-name-asian="Liberation Serif1" style:font-size-asian="10pt" style:font-style-asian="normal" style:font-weight-asian="normal" style:font-name-complex="Liberation Serif1" style:font-size-complex="10pt" style:font-style-complex="normal" style:font-weight-complex="normal"/>
    </style:style>
    <style:style style:name="T625" style:family="text">
      <style:text-properties fo:color="#784b04" style:font-name="Liberation Serif1" fo:font-style="italic" style:text-underline-style="none" fo:font-weight="normal" officeooo:rsid="042f246f" style:font-name-asian="Liberation Serif1" style:font-size-asian="10pt" style:font-style-asian="normal" style:font-weight-asian="normal" style:font-name-complex="Liberation Serif1" style:font-size-complex="10pt" style:font-style-complex="normal" style:font-weight-complex="normal"/>
    </style:style>
    <style:style style:name="T626" style:family="text">
      <style:text-properties fo:color="#784b04" style:font-name="Liberation Serif1" fo:font-style="italic" style:text-underline-style="none" fo:font-weight="normal" officeooo:rsid="0443c611" style:font-name-asian="Liberation Serif1" style:font-size-asian="10pt" style:font-style-asian="normal" style:font-weight-asian="normal" style:font-name-complex="Liberation Serif1" style:font-size-complex="10pt" style:font-style-complex="normal" style:font-weight-complex="normal"/>
    </style:style>
    <style:style style:name="T627" style:family="text">
      <style:text-properties fo:color="#784b04" style:font-name="Liberation Serif1" fo:font-style="italic" style:text-underline-style="none" fo:font-weight="normal" officeooo:rsid="03dc913a" style:font-name-asian="Liberation Serif1" style:font-size-asian="10pt" style:font-style-asian="normal" style:font-weight-asian="normal" style:font-name-complex="Liberation Serif1" style:font-size-complex="10pt" style:font-style-complex="normal" style:font-weight-complex="normal"/>
    </style:style>
    <style:style style:name="T628" style:family="text">
      <style:text-properties fo:color="#784b04" style:font-name="Liberation Serif1" fo:font-style="italic" style:text-underline-style="none" fo:font-weight="normal" officeooo:rsid="043b0324" style:font-name-asian="Liberation Serif1" style:font-size-asian="10pt" style:font-style-asian="normal" style:font-weight-asian="normal" style:font-name-complex="Liberation Serif1" style:font-size-complex="10pt" style:font-style-complex="normal" style:font-weight-complex="normal"/>
    </style:style>
    <style:style style:name="T629" style:family="text">
      <style:text-properties fo:color="#784b04" style:font-name="Liberation Serif1" fo:font-style="italic" style:text-underline-style="none" fo:font-weight="normal" officeooo:rsid="047c2929" style:font-name-asian="Liberation Serif1" style:font-size-asian="10pt" style:font-style-asian="normal" style:font-weight-asian="normal" style:font-name-complex="Liberation Serif1" style:font-size-complex="10pt" style:font-style-complex="normal" style:font-weight-complex="normal"/>
    </style:style>
    <style:style style:name="T630" style:family="text">
      <style:text-properties fo:color="#784b04" style:font-name="Liberation Serif1" fo:font-style="italic" style:text-underline-style="none" fo:font-weight="normal" officeooo:rsid="048101c4" style:font-name-asian="Liberation Serif1" style:font-size-asian="10pt" style:font-style-asian="normal" style:font-weight-asian="normal" style:font-name-complex="Liberation Serif1" style:font-size-complex="10pt" style:font-style-complex="normal" style:font-weight-complex="normal"/>
    </style:style>
    <style:style style:name="T631" style:family="text">
      <style:text-properties fo:color="#784b04" style:font-name="Liberation Serif1" fo:font-style="italic" style:text-underline-style="none" fo:font-weight="normal" officeooo:rsid="03be0fa6" style:font-name-asian="Liberation Serif1" style:font-style-asian="normal" style:font-weight-asian="normal" style:font-name-complex="Liberation Serif1" style:font-style-complex="normal" style:font-weight-complex="normal"/>
    </style:style>
    <style:style style:name="T632" style:family="text">
      <style:text-properties fo:color="#784b04" style:font-name="Liberation Serif1" fo:font-style="italic" style:text-underline-style="none" fo:font-weight="normal" officeooo:rsid="03dc913a" style:font-name-asian="Liberation Serif1" style:font-style-asian="normal" style:font-weight-asian="normal" style:font-name-complex="Liberation Serif1" style:font-style-complex="normal" style:font-weight-complex="normal"/>
    </style:style>
    <style:style style:name="T633" style:family="text">
      <style:text-properties fo:color="#784b04" style:font-name="Liberation Serif1" fo:font-style="italic" style:text-underline-style="none" fo:font-weight="normal" officeooo:rsid="043b0324" style:font-name-asian="Liberation Serif1" style:font-style-asian="normal" style:font-weight-asian="normal" style:font-name-complex="Liberation Serif1" style:font-style-complex="normal" style:font-weight-complex="normal"/>
    </style:style>
    <style:style style:name="T634" style:family="text">
      <style:text-properties fo:color="#784b04" style:font-name="Liberation Serif1" fo:font-style="italic" style:text-underline-style="none" fo:font-weight="normal" officeooo:rsid="03c664ca" style:font-name-asian="Liberation Serif1" style:font-style-asian="normal" style:font-weight-asian="normal" style:font-name-complex="Liberation Serif1" style:font-style-complex="normal" style:font-weight-complex="normal"/>
    </style:style>
    <style:style style:name="T635" style:family="text">
      <style:text-properties fo:color="#784b04" style:font-name="Liberation Serif1" fo:font-style="italic" style:text-underline-style="none" fo:font-weight="normal" officeooo:rsid="049616d2" style:font-name-asian="Liberation Serif1" style:font-style-asian="normal" style:font-weight-asian="normal" style:font-name-complex="Liberation Serif1" style:font-style-complex="normal" style:font-weight-complex="normal"/>
    </style:style>
    <style:style style:name="T636" style:family="text">
      <style:text-properties fo:color="#784b04" style:font-name="Liberation Serif1" fo:font-style="italic" style:text-underline-style="none" fo:font-weight="normal" officeooo:rsid="04982ea5" style:font-name-asian="Liberation Serif1" style:font-style-asian="normal" style:font-weight-asian="normal" style:font-name-complex="Liberation Serif1" style:font-style-complex="normal" style:font-weight-complex="normal"/>
    </style:style>
    <style:style style:name="T637" style:family="text">
      <style:text-properties fo:color="#784b04" style:font-name="Liberation Serif1" fo:font-style="italic" style:text-underline-style="none" fo:font-weight="normal" officeooo:rsid="049c208d" style:font-name-asian="Liberation Serif1" style:font-style-asian="normal" style:font-weight-asian="normal" style:font-name-complex="Liberation Serif1" style:font-style-complex="normal" style:font-weight-complex="normal"/>
    </style:style>
    <style:style style:name="T638" style:family="text">
      <style:text-properties fo:color="#784b04" style:font-name="Liberation Serif1" fo:font-style="italic" style:text-underline-style="none" fo:font-weight="normal" officeooo:rsid="04af001b" style:font-name-asian="Liberation Serif1" style:font-style-asian="normal" style:font-weight-asian="normal" style:font-name-complex="Liberation Serif1" style:font-style-complex="normal" style:font-weight-complex="normal"/>
    </style:style>
    <style:style style:name="T639" style:family="text">
      <style:text-properties fo:color="#784b04" style:font-name="Liberation Serif1" fo:font-style="italic" style:text-underline-style="none" fo:font-weight="normal" officeooo:rsid="04c1c80c" style:font-name-asian="Liberation Serif1" style:font-style-asian="normal" style:font-weight-asian="normal" style:font-name-complex="Liberation Serif1" style:font-style-complex="normal" style:font-weight-complex="normal"/>
    </style:style>
    <style:style style:name="T640" style:family="text">
      <style:text-properties fo:color="#784b04" style:font-name="Liberation Serif1" fo:font-style="italic" style:text-underline-style="none" fo:font-weight="normal" officeooo:rsid="04c2e7c2" style:font-name-asian="Liberation Serif1" style:font-style-asian="normal" style:font-weight-asian="normal" style:font-name-complex="Liberation Serif1" style:font-style-complex="normal" style:font-weight-complex="normal"/>
    </style:style>
    <style:style style:name="T641" style:family="text">
      <style:text-properties fo:color="#784b04" style:font-name="Liberation Serif1" fo:font-style="italic"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642" style:family="text">
      <style:text-properties fo:color="#784b04" style:font-name="Liberation Serif1" fo:font-style="italic" style:text-underline-style="none" fo:font-weight="normal" officeooo:rsid="04c70352" style:font-name-asian="Liberation Serif1" style:font-style-asian="normal" style:font-weight-asian="normal" style:font-name-complex="Liberation Serif1" style:font-style-complex="normal" style:font-weight-complex="normal"/>
    </style:style>
    <style:style style:name="T643" style:family="text">
      <style:text-properties fo:color="#784b04" style:font-name="Liberation Serif1" fo:font-style="italic" style:text-underline-style="none" fo:font-weight="normal" officeooo:rsid="04c87b24" style:font-name-asian="Liberation Serif1" style:font-style-asian="normal" style:font-weight-asian="normal" style:font-name-complex="Liberation Serif1" style:font-style-complex="normal" style:font-weight-complex="normal"/>
    </style:style>
    <style:style style:name="T644" style:family="text">
      <style:text-properties fo:color="#784b04" style:font-name="Liberation Serif1" fo:font-style="italic" fo:font-weight="normal" officeooo:rsid="03dc913a" style:font-name-asian="Liberation Serif1" style:font-weight-asian="normal" style:font-name-complex="Liberation Serif1" style:font-weight-complex="normal"/>
    </style:style>
    <style:style style:name="T645" style:family="text">
      <style:text-properties fo:color="#784b04" style:font-name="Liberation Serif1" fo:font-style="italic" fo:font-weight="normal" officeooo:rsid="0443c611" style:font-name-asian="Liberation Serif1" style:font-weight-asian="normal" style:font-name-complex="Liberation Serif1" style:font-weight-complex="normal"/>
    </style:style>
    <style:style style:name="T646" style:family="text">
      <style:text-properties fo:color="#784b04" style:font-name="Liberation Serif1" fo:font-style="italic" fo:font-weight="normal" officeooo:rsid="0445a0ad" style:font-name-asian="Liberation Serif1" style:font-weight-asian="normal" style:font-name-complex="Liberation Serif1" style:font-weight-complex="normal"/>
    </style:style>
    <style:style style:name="T647" style:family="text">
      <style:text-properties fo:color="#784b04" style:font-name="Liberation Serif1" fo:font-style="italic" fo:font-weight="normal" officeooo:rsid="049616d2" style:font-name-asian="Liberation Serif1" style:font-weight-asian="normal" style:font-name-complex="Liberation Serif1" style:font-weight-complex="normal"/>
    </style:style>
    <style:style style:name="T648" style:family="text">
      <style:text-properties fo:color="#784b04" style:font-name="Liberation Serif1" fo:font-style="italic" fo:font-weight="normal" officeooo:rsid="04a0c7d2" style:font-name-asian="Liberation Serif1" style:font-weight-asian="normal" style:font-name-complex="Liberation Serif1" style:font-weight-complex="normal"/>
    </style:style>
    <style:style style:name="T649" style:family="text">
      <style:text-properties fo:color="#784b04" fo:font-style="normal" style:text-underline-style="none" officeooo:rsid="00d5b58b" style:font-style-asian="normal" style:font-style-complex="normal"/>
    </style:style>
    <style:style style:name="T650" style:family="text">
      <style:text-properties officeooo:rsid="00f06cbd"/>
    </style:style>
    <style:style style:name="T651" style:family="text">
      <style:text-properties officeooo:rsid="00f24be5"/>
    </style:style>
    <style:style style:name="T652" style:family="text">
      <style:text-properties officeooo:rsid="011150ba"/>
    </style:style>
    <style:style style:name="T653" style:family="text">
      <style:text-properties officeooo:rsid="01148304"/>
    </style:style>
    <style:style style:name="T654" style:family="text">
      <style:text-properties fo:font-size="16pt" fo:font-style="normal" style:text-underline-style="none" officeooo:rsid="011dd8eb" fo:background-color="#ffaa95" loext:char-shading-value="0" style:font-size-asian="16pt" style:font-style-asian="normal" style:font-size-complex="16pt" style:font-style-complex="normal"/>
    </style:style>
    <style:style style:name="T655" style:family="text">
      <style:text-properties fo:font-size="16pt" fo:font-style="normal" style:text-underline-style="none" officeooo:rsid="01465b56" fo:background-color="#ffaa95" loext:char-shading-value="0" style:font-size-asian="16pt" style:font-style-asian="normal" style:font-size-complex="16pt" style:font-style-complex="normal"/>
    </style:style>
    <style:style style:name="T656" style:family="text">
      <style:text-properties fo:font-size="16pt" fo:font-style="normal" style:text-underline-style="none" officeooo:rsid="0149565a" fo:background-color="#ffaa95" loext:char-shading-value="0" style:font-size-asian="16pt" style:font-style-asian="normal" style:font-size-complex="16pt" style:font-style-complex="normal"/>
    </style:style>
    <style:style style:name="T657" style:family="text">
      <style:text-properties fo:font-size="16pt" fo:font-style="normal" style:text-underline-style="none" officeooo:rsid="0164559d" fo:background-color="#ffaa95" loext:char-shading-value="0" style:font-size-asian="16pt" style:font-style-asian="normal" style:font-size-complex="16pt" style:font-style-complex="normal"/>
    </style:style>
    <style:style style:name="T658" style:family="text">
      <style:text-properties fo:font-size="16pt" fo:font-style="normal" style:text-underline-style="none" officeooo:rsid="016bb559" fo:background-color="#ffaa95" loext:char-shading-value="0" style:font-size-asian="16pt" style:font-style-asian="normal" style:font-size-complex="16pt" style:font-style-complex="normal"/>
    </style:style>
    <style:style style:name="T659" style:family="text">
      <style:text-properties fo:font-size="16pt" officeooo:rsid="01bd0f67" fo:background-color="#ffaa95" loext:char-shading-value="0"/>
    </style:style>
    <style:style style:name="T660" style:family="text">
      <style:text-properties fo:font-size="16pt" officeooo:rsid="01c1d024" fo:background-color="#ffaa95" loext:char-shading-value="0"/>
    </style:style>
    <style:style style:name="T661" style:family="text">
      <style:text-properties fo:font-size="16pt" officeooo:rsid="01cb91a6" fo:background-color="#ffaa95" loext:char-shading-value="0"/>
    </style:style>
    <style:style style:name="T662" style:family="text">
      <style:text-properties fo:font-size="16pt" officeooo:rsid="01d4e3ac" fo:background-color="#ffaa95" loext:char-shading-value="0"/>
    </style:style>
    <style:style style:name="T663" style:family="text">
      <style:text-properties fo:font-size="16pt" officeooo:rsid="01dcf296" fo:background-color="#ffaa95" loext:char-shading-value="0"/>
    </style:style>
    <style:style style:name="T664" style:family="text">
      <style:text-properties fo:font-size="16pt" officeooo:rsid="03991574" fo:background-color="#ffaa95" loext:char-shading-value="0"/>
    </style:style>
    <style:style style:name="T665" style:family="text">
      <style:text-properties fo:font-size="16pt" officeooo:rsid="03a22041" fo:background-color="#ffaa95" loext:char-shading-value="0"/>
    </style:style>
    <style:style style:name="T666" style:family="text">
      <style:text-properties fo:font-size="16pt" officeooo:rsid="03a417e5" fo:background-color="#ffaa95" loext:char-shading-value="0"/>
    </style:style>
    <style:style style:name="T667" style:family="text">
      <style:text-properties fo:font-size="16pt" fo:font-weight="normal" officeooo:rsid="034b4241" fo:background-color="#ffaa95" loext:char-shading-value="0" style:font-weight-asian="normal" style:font-weight-complex="normal"/>
    </style:style>
    <style:style style:name="T668" style:family="text">
      <style:text-properties officeooo:rsid="011dd8eb"/>
    </style:style>
    <style:style style:name="T669" style:family="text">
      <style:text-properties fo:font-weight="bold" style:font-weight-asian="bold" style:font-weight-complex="bold"/>
    </style:style>
    <style:style style:name="T670" style:family="text">
      <style:text-properties fo:font-weight="bold" officeooo:rsid="008ff5f8" style:font-weight-asian="bold" style:font-weight-complex="bold"/>
    </style:style>
    <style:style style:name="T671" style:family="text">
      <style:text-properties fo:font-weight="bold" officeooo:rsid="012c9dc2" style:font-weight-asian="bold" style:font-weight-complex="bold"/>
    </style:style>
    <style:style style:name="T672" style:family="text">
      <style:text-properties fo:font-weight="bold" officeooo:rsid="012e0cec" style:font-weight-asian="bold" style:font-weight-complex="bold"/>
    </style:style>
    <style:style style:name="T673" style:family="text">
      <style:text-properties fo:font-weight="bold" officeooo:rsid="013181a4" style:font-weight-asian="bold" style:font-weight-complex="bold"/>
    </style:style>
    <style:style style:name="T674" style:family="text">
      <style:text-properties fo:font-weight="bold" officeooo:rsid="0133eab2" style:font-weight-asian="bold" style:font-weight-complex="bold"/>
    </style:style>
    <style:style style:name="T675" style:family="text">
      <style:text-properties fo:font-weight="bold" officeooo:rsid="00d4e75b" style:font-weight-asian="bold" style:font-weight-complex="bold"/>
    </style:style>
    <style:style style:name="T676" style:family="text">
      <style:text-properties fo:font-weight="bold" officeooo:rsid="01853232" style:font-weight-asian="bold" style:font-weight-complex="bold"/>
    </style:style>
    <style:style style:name="T677" style:family="text">
      <style:text-properties fo:font-weight="bold" officeooo:rsid="0206ee81" style:font-weight-asian="bold" style:font-weight-complex="bold"/>
    </style:style>
    <style:style style:name="T678" style:family="text">
      <style:text-properties fo:font-weight="bold" officeooo:rsid="00d17671" style:font-weight-asian="bold" style:font-weight-complex="bold"/>
    </style:style>
    <style:style style:name="T679" style:family="text">
      <style:text-properties fo:font-weight="bold" officeooo:rsid="01ac723b" style:font-weight-asian="bold" style:font-weight-complex="bold"/>
    </style:style>
    <style:style style:name="T680" style:family="text">
      <style:text-properties fo:font-weight="bold" officeooo:rsid="02b7df84" style:font-weight-asian="bold" style:font-weight-complex="bold"/>
    </style:style>
    <style:style style:name="T681" style:family="text">
      <style:text-properties fo:font-weight="bold" officeooo:rsid="037683ff" style:font-weight-asian="bold" style:font-weight-complex="bold"/>
    </style:style>
    <style:style style:name="T682" style:family="text">
      <style:text-properties fo:font-weight="bold" officeooo:rsid="037f4d09" style:font-weight-asian="bold" style:font-weight-complex="bold"/>
    </style:style>
    <style:style style:name="T683" style:family="text">
      <style:text-properties fo:font-weight="bold" officeooo:rsid="0384da27" style:font-weight-asian="bold" style:font-weight-complex="bold"/>
    </style:style>
    <style:style style:name="T684" style:family="text">
      <style:text-properties fo:font-weight="bold" officeooo:rsid="038f3ed0" style:font-weight-asian="bold" style:font-weight-complex="bold"/>
    </style:style>
    <style:style style:name="T685" style:family="text">
      <style:text-properties fo:font-weight="bold" officeooo:rsid="03a22041" style:font-weight-asian="bold" style:font-weight-complex="bold"/>
    </style:style>
    <style:style style:name="T686" style:family="text">
      <style:text-properties fo:font-weight="bold" officeooo:rsid="0394a79f" style:font-weight-asian="bold" style:font-weight-complex="bold"/>
    </style:style>
    <style:style style:name="T687" style:family="text">
      <style:text-properties fo:font-weight="bold" officeooo:rsid="03e1debd" style:font-weight-asian="bold" style:font-weight-complex="bold"/>
    </style:style>
    <style:style style:name="T688" style:family="text">
      <style:text-properties fo:color="#f10d0c" fo:font-style="normal" style:text-underline-style="none" officeooo:rsid="01541640" style:font-style-asian="normal" style:font-style-complex="normal"/>
    </style:style>
    <style:style style:name="T689" style:family="text">
      <style:text-properties fo:color="#f10d0c" fo:font-style="normal" style:text-underline-style="none" officeooo:rsid="015ff9c9" style:font-style-asian="normal" style:font-style-complex="normal"/>
    </style:style>
    <style:style style:name="T690" style:family="text">
      <style:text-properties fo:color="#f10d0c" fo:font-style="normal" style:text-underline-style="none" officeooo:rsid="00cfe32a" style:font-style-asian="normal" style:font-style-complex="normal"/>
    </style:style>
    <style:style style:name="T691" style:family="text">
      <style:text-properties fo:color="#f10d0c" fo:font-style="normal" style:text-underline-style="none" officeooo:rsid="0174bd2c" style:font-style-asian="normal" style:font-style-complex="normal"/>
    </style:style>
    <style:style style:name="T692" style:family="text">
      <style:text-properties fo:color="#f10d0c" officeooo:rsid="017915bb"/>
    </style:style>
    <style:style style:name="T693" style:family="text">
      <style:text-properties fo:color="#f10d0c" style:font-name="Liberation Serif1" fo:font-style="normal" style:text-underline-style="none" fo:font-weight="normal" officeooo:rsid="017915bb" style:font-name-asian="Liberation Serif1" style:font-size-asian="10pt" style:font-style-asian="normal" style:font-weight-asian="normal" style:font-name-complex="Liberation Serif1" style:font-size-complex="10pt" style:font-style-complex="normal" style:font-weight-complex="normal"/>
    </style:style>
    <style:style style:name="T694" style:family="text">
      <style:text-properties officeooo:rsid="01465b56"/>
    </style:style>
    <style:style style:name="T695" style:family="text">
      <style:text-properties officeooo:rsid="01541640"/>
    </style:style>
    <style:style style:name="T696" style:family="text">
      <style:text-properties officeooo:rsid="0157a40b"/>
    </style:style>
    <style:style style:name="T697" style:family="text">
      <style:text-properties style:use-window-font-color="true" fo:font-size="14pt" fo:font-weight="bold" officeooo:rsid="02174862" loext:padding="0.049cm" loext:border="0.06pt solid #000000"/>
    </style:style>
    <style:style style:name="T698" style:family="text">
      <style:text-properties style:use-window-font-color="true" fo:font-size="14pt" fo:font-style="italic" fo:font-weight="bold" officeooo:rsid="02174862" style:font-style-asian="italic" style:font-style-complex="italic" loext:padding="0.049cm" loext:border="0.06pt solid #000000"/>
    </style:style>
    <style:style style:name="T699" style:family="text">
      <style:text-properties style:use-window-font-color="true" fo:font-size="14pt" fo:font-style="italic" fo:font-weight="bold" officeooo:rsid="025b3968" style:font-style-asian="italic" style:font-style-complex="italic" loext:padding="0.049cm" loext:border="0.06pt solid #000000"/>
    </style:style>
    <style:style style:name="T700" style:family="text">
      <style:text-properties style:use-window-font-color="true" fo:font-size="14pt" fo:font-style="normal" fo:font-weight="bold" officeooo:rsid="02174862" style:font-style-asian="normal" style:font-style-complex="normal" loext:padding="0.049cm" loext:border="0.06pt solid #000000"/>
    </style:style>
    <style:style style:name="T701" style:family="text">
      <style:text-properties style:use-window-font-color="true" fo:font-size="14pt" fo:font-style="normal" fo:font-weight="bold" officeooo:rsid="025b3968" style:font-style-asian="normal" style:font-style-complex="normal" loext:padding="0.049cm" loext:border="0.06pt solid #000000"/>
    </style:style>
    <style:style style:name="T702" style:family="text">
      <style:text-properties style:use-window-font-color="true" fo:font-size="14pt" fo:font-style="normal" fo:font-weight="bold" officeooo:rsid="02d4eb54" style:font-style-asian="normal" style:font-style-complex="normal" loext:padding="0.049cm" loext:border="0.06pt solid #000000"/>
    </style:style>
    <style:style style:name="T703" style:family="text">
      <style:text-properties style:use-window-font-color="true" fo:font-size="14pt" fo:font-style="normal" fo:font-weight="bold" officeooo:rsid="02d504a7" style:font-style-asian="normal" style:font-style-complex="normal" loext:padding="0.049cm" loext:border="0.06pt solid #000000"/>
    </style:style>
    <style:style style:name="T704" style:family="text">
      <style:text-properties style:use-window-font-color="true" fo:font-size="14pt" fo:font-style="normal" style:text-underline-style="none" fo:font-weight="bold" officeooo:rsid="02ea827e" style:font-size-asian="10pt" style:font-style-asian="normal" style:font-size-complex="10pt" style:font-style-complex="normal" loext:padding="0.049cm" loext:border="0.06pt solid #000000"/>
    </style:style>
    <style:style style:name="T705" style:family="text">
      <style:text-properties style:use-window-font-color="true" fo:font-size="14pt" fo:font-style="normal" style:text-underline-style="none" fo:font-weight="bold" officeooo:rsid="02fa4549" style:font-size-asian="10pt" style:font-style-asian="normal" style:font-size-complex="10pt" style:font-style-complex="normal" loext:padding="0.049cm" loext:border="0.06pt solid #000000"/>
    </style:style>
    <style:style style:name="T706" style:family="text">
      <style:text-properties style:use-window-font-color="true" fo:font-size="14pt" fo:font-style="normal" style:text-underline-style="none" fo:font-weight="bold" officeooo:rsid="0306af89" style:font-size-asian="10pt" style:font-style-asian="normal" style:font-size-complex="10pt" style:font-style-complex="normal" loext:padding="0.049cm" loext:border="0.06pt solid #000000"/>
    </style:style>
    <style:style style:name="T707" style:family="text">
      <style:text-properties style:use-window-font-color="true" style:text-outline="true" fo:font-style="normal" style:text-underline-style="none" fo:font-weight="bold" officeooo:rsid="0199cb7e" fo:background-color="#bf0041" loext:char-shading-value="0" style:font-style-asian="normal" style:font-style-complex="normal"/>
    </style:style>
    <style:style style:name="T708" style:family="text">
      <style:text-properties style:use-window-font-color="true" style:text-outline="true" fo:font-style="normal" style:text-underline-style="none" fo:font-weight="bold" officeooo:rsid="01e2e2b0" fo:background-color="#bf0041" loext:char-shading-value="0" style:font-style-asian="normal" style:font-style-complex="normal"/>
    </style:style>
    <style:style style:name="T709" style:family="text">
      <style:text-properties style:use-window-font-color="true" style:text-outline="true" fo:font-style="normal" style:text-underline-style="none" fo:font-weight="bold" officeooo:rsid="0199cb7e" fo:background-color="#bf0041" loext:char-shading-value="0" style:font-style-asian="normal" style:font-weight-asian="bold" style:font-style-complex="normal" style:font-weight-complex="bold"/>
    </style:style>
    <style:style style:name="T710" style:family="text">
      <style:text-properties style:use-window-font-color="true" style:text-outline="true" fo:font-style="normal" style:text-underline-style="none" fo:font-weight="bold" officeooo:rsid="0199cb7e" fo:background-color="#bf0041" loext:char-shading-value="0" style:font-size-asian="10pt" style:font-style-asian="normal" style:font-weight-asian="normal" style:font-size-complex="10pt" style:font-style-complex="normal" style:font-weight-complex="normal"/>
    </style:style>
    <style:style style:name="T711" style:family="text">
      <style:text-properties style:use-window-font-color="true" style:text-outline="true" style:font-name="Liberation Serif1" fo:font-style="normal" style:text-underline-style="none" fo:font-weight="bold" officeooo:rsid="0199cb7e" fo:background-color="#bf0041"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712" style:family="text">
      <style:text-properties style:use-window-font-color="true" fo:font-style="normal" style:text-underline-style="none" officeooo:rsid="01a1e1c5" style:font-style-asian="normal" style:font-style-complex="normal"/>
    </style:style>
    <style:style style:name="T713" style:family="text">
      <style:text-properties style:use-window-font-color="true" fo:font-style="normal" style:text-underline-style="none" officeooo:rsid="01e9f32c" style:font-style-asian="normal" style:font-style-complex="normal"/>
    </style:style>
    <style:style style:name="T714" style:family="text">
      <style:text-properties style:use-window-font-color="true" fo:font-style="normal" style:text-underline-style="none" officeooo:rsid="00cfe32a" style:font-style-asian="normal" style:font-style-complex="normal"/>
    </style:style>
    <style:style style:name="T715" style:family="text">
      <style:text-properties style:use-window-font-color="true" fo:font-style="normal" style:text-underline-style="none" officeooo:rsid="01f9159a" style:font-style-asian="normal" style:font-style-complex="normal"/>
    </style:style>
    <style:style style:name="T716" style:family="text">
      <style:text-properties style:use-window-font-color="true" fo:font-style="normal" style:text-underline-style="none" officeooo:rsid="01f93752" style:font-style-asian="normal" style:font-style-complex="normal"/>
    </style:style>
    <style:style style:name="T717" style:family="text">
      <style:text-properties style:use-window-font-color="true" fo:font-style="normal" style:text-underline-style="none" officeooo:rsid="0206ee81" style:font-style-asian="normal" style:font-style-complex="normal"/>
    </style:style>
    <style:style style:name="T718" style:family="text">
      <style:text-properties style:use-window-font-color="true" fo:font-style="normal" style:text-underline-style="none" officeooo:rsid="00d17671" style:font-style-asian="normal" style:font-style-complex="normal"/>
    </style:style>
    <style:style style:name="T719" style:family="text">
      <style:text-properties style:use-window-font-color="true" fo:font-style="normal" style:text-underline-style="none" officeooo:rsid="02352daa" style:font-style-asian="normal" style:font-style-complex="normal"/>
    </style:style>
    <style:style style:name="T720" style:family="text">
      <style:text-properties style:use-window-font-color="true" fo:font-style="normal" style:text-underline-style="none" officeooo:rsid="028c28c5" style:font-style-asian="normal" style:font-style-complex="normal"/>
    </style:style>
    <style:style style:name="T721" style:family="text">
      <style:text-properties style:use-window-font-color="true" fo:font-style="normal" style:text-underline-style="none" officeooo:rsid="028e19e6" style:font-style-asian="normal" style:font-style-complex="normal"/>
    </style:style>
    <style:style style:name="T722" style:family="text">
      <style:text-properties style:use-window-font-color="true" fo:font-style="normal" style:text-underline-style="none" officeooo:rsid="0299ab97" style:font-style-asian="normal" style:font-style-complex="normal"/>
    </style:style>
    <style:style style:name="T723" style:family="text">
      <style:text-properties style:use-window-font-color="true" fo:font-style="normal" style:text-underline-style="none" officeooo:rsid="029a4f97" style:font-style-asian="normal" style:font-style-complex="normal"/>
    </style:style>
    <style:style style:name="T724" style:family="text">
      <style:text-properties style:use-window-font-color="true" fo:font-style="normal" style:text-underline-style="none" officeooo:rsid="029bb1bf" style:font-style-asian="normal" style:font-style-complex="normal"/>
    </style:style>
    <style:style style:name="T725" style:family="text">
      <style:text-properties style:use-window-font-color="true" fo:font-style="normal" style:text-underline-style="none" officeooo:rsid="02a1604a" style:font-style-asian="normal" style:font-style-complex="normal"/>
    </style:style>
    <style:style style:name="T726" style:family="text">
      <style:text-properties style:use-window-font-color="true" fo:font-style="normal" style:text-underline-style="none" officeooo:rsid="02c0f8e2" style:font-style-asian="normal" style:font-style-complex="normal"/>
    </style:style>
    <style:style style:name="T727" style:family="text">
      <style:text-properties style:use-window-font-color="true" fo:font-style="normal" style:text-underline-style="none" officeooo:rsid="02db57fb" style:font-style-asian="normal" style:font-style-complex="normal"/>
    </style:style>
    <style:style style:name="T728" style:family="text">
      <style:text-properties style:use-window-font-color="true" fo:font-style="normal" style:text-underline-style="none" officeooo:rsid="02dec53f" style:font-style-asian="normal" style:font-style-complex="normal"/>
    </style:style>
    <style:style style:name="T729" style:family="text">
      <style:text-properties style:use-window-font-color="true" fo:font-style="normal" style:text-underline-style="none" officeooo:rsid="02e396f5" style:font-style-asian="normal" style:font-style-complex="normal"/>
    </style:style>
    <style:style style:name="T730" style:family="text">
      <style:text-properties style:use-window-font-color="true" fo:font-style="normal" style:text-underline-style="none" officeooo:rsid="02e4637c" style:font-style-asian="normal" style:font-style-complex="normal"/>
    </style:style>
    <style:style style:name="T731" style:family="text">
      <style:text-properties style:use-window-font-color="true" fo:font-style="normal" style:text-underline-style="none" officeooo:rsid="02e5ec2d" style:font-style-asian="normal" style:font-style-complex="normal"/>
    </style:style>
    <style:style style:name="T732" style:family="text">
      <style:text-properties style:use-window-font-color="true" fo:font-style="normal" style:text-underline-style="none" officeooo:rsid="034b9662" style:font-style-asian="normal" style:font-style-complex="normal"/>
    </style:style>
    <style:style style:name="T733" style:family="text">
      <style:text-properties style:use-window-font-color="true" fo:font-style="normal" style:text-underline-style="none" officeooo:rsid="034d4023" style:font-style-asian="normal" style:font-style-complex="normal"/>
    </style:style>
    <style:style style:name="T734" style:family="text">
      <style:text-properties style:use-window-font-color="true" fo:font-style="normal" style:text-underline-style="none" officeooo:rsid="0375b241" style:font-style-asian="normal" style:font-style-complex="normal"/>
    </style:style>
    <style:style style:name="T735" style:family="text">
      <style:text-properties style:use-window-font-color="true" fo:font-style="normal" style:text-underline-style="none" officeooo:rsid="038b2388" style:font-style-asian="normal" style:font-style-complex="normal"/>
    </style:style>
    <style:style style:name="T736" style:family="text">
      <style:text-properties style:use-window-font-color="true" fo:font-style="normal" style:text-underline-style="none" officeooo:rsid="0399ef91" style:font-style-asian="normal" style:font-style-complex="normal"/>
    </style:style>
    <style:style style:name="T737" style:family="text">
      <style:text-properties style:use-window-font-color="true" fo:font-style="normal" style:text-underline-style="none" officeooo:rsid="03a0799a" style:font-style-asian="normal" style:font-style-complex="normal"/>
    </style:style>
    <style:style style:name="T738" style:family="text">
      <style:text-properties style:use-window-font-color="true" fo:font-style="normal" style:text-underline-style="none" officeooo:rsid="03b926b9" style:font-style-asian="normal" style:font-style-complex="normal"/>
    </style:style>
    <style:style style:name="T739" style:family="text">
      <style:text-properties style:use-window-font-color="true" fo:font-style="normal" style:text-underline-style="none" officeooo:rsid="03bc1798" style:font-style-asian="normal" style:font-style-complex="normal"/>
    </style:style>
    <style:style style:name="T740" style:family="text">
      <style:text-properties style:use-window-font-color="true" fo:font-style="normal" style:text-underline-style="none" officeooo:rsid="03c46ef4" style:font-style-asian="normal" style:font-style-complex="normal"/>
    </style:style>
    <style:style style:name="T741" style:family="text">
      <style:text-properties style:use-window-font-color="true" fo:font-style="normal" style:text-underline-style="none" officeooo:rsid="03c664ca" style:font-style-asian="normal" style:font-style-complex="normal"/>
    </style:style>
    <style:style style:name="T742" style:family="text">
      <style:text-properties style:use-window-font-color="true" fo:font-style="normal" style:text-underline-style="none" officeooo:rsid="03c7274a" style:font-style-asian="normal" style:font-style-complex="normal"/>
    </style:style>
    <style:style style:name="T743" style:family="text">
      <style:text-properties style:use-window-font-color="true" fo:font-style="normal" style:text-underline-style="none" officeooo:rsid="03c8e63e" style:font-style-asian="normal" style:font-style-complex="normal"/>
    </style:style>
    <style:style style:name="T744" style:family="text">
      <style:text-properties style:use-window-font-color="true" fo:font-style="normal" style:text-underline-style="none" officeooo:rsid="03ce8475" style:font-style-asian="normal" style:font-style-complex="normal"/>
    </style:style>
    <style:style style:name="T745" style:family="text">
      <style:text-properties style:use-window-font-color="true" fo:font-style="normal" style:text-underline-style="none" officeooo:rsid="03d1709c" style:font-style-asian="normal" style:font-style-complex="normal"/>
    </style:style>
    <style:style style:name="T746" style:family="text">
      <style:text-properties style:use-window-font-color="true" fo:font-style="normal" style:text-underline-style="none" officeooo:rsid="03d95e4f" style:font-style-asian="normal" style:font-style-complex="normal"/>
    </style:style>
    <style:style style:name="T747" style:family="text">
      <style:text-properties style:use-window-font-color="true" fo:font-style="normal" style:text-underline-style="none" officeooo:rsid="03daf5e0" style:font-style-asian="normal" style:font-style-complex="normal"/>
    </style:style>
    <style:style style:name="T748" style:family="text">
      <style:text-properties style:use-window-font-color="true" fo:font-style="normal" style:text-underline-style="none" officeooo:rsid="03dbb098" style:font-style-asian="normal" style:font-style-complex="normal"/>
    </style:style>
    <style:style style:name="T749" style:family="text">
      <style:text-properties style:use-window-font-color="true" fo:font-style="normal" style:text-underline-style="none" officeooo:rsid="03ea3f93" style:font-style-asian="normal" style:font-style-complex="normal"/>
    </style:style>
    <style:style style:name="T750" style:family="text">
      <style:text-properties style:use-window-font-color="true" fo:font-style="normal" style:text-underline-style="none" officeooo:rsid="03eb2f8f" style:font-style-asian="normal" style:font-style-complex="normal"/>
    </style:style>
    <style:style style:name="T751" style:family="text">
      <style:text-properties style:use-window-font-color="true" fo:font-style="normal" style:text-underline-style="none" officeooo:rsid="03ec32f9" style:font-style-asian="normal" style:font-style-complex="normal"/>
    </style:style>
    <style:style style:name="T752" style:family="text">
      <style:text-properties style:use-window-font-color="true" fo:font-style="normal" style:text-underline-style="none" officeooo:rsid="03ecd99e" style:font-style-asian="normal" style:font-style-complex="normal"/>
    </style:style>
    <style:style style:name="T753" style:family="text">
      <style:text-properties style:use-window-font-color="true" fo:font-style="normal" style:text-underline-style="none" officeooo:rsid="03ed50a4" style:font-style-asian="normal" style:font-style-complex="normal"/>
    </style:style>
    <style:style style:name="T754" style:family="text">
      <style:text-properties style:use-window-font-color="true" fo:font-style="normal" style:text-underline-style="none" officeooo:rsid="03eefd41" style:font-style-asian="normal" style:font-style-complex="normal"/>
    </style:style>
    <style:style style:name="T755" style:family="text">
      <style:text-properties style:use-window-font-color="true" fo:font-style="normal" style:text-underline-style="none" officeooo:rsid="03f695ea" style:font-style-asian="normal" style:font-style-complex="normal"/>
    </style:style>
    <style:style style:name="T756" style:family="text">
      <style:text-properties style:use-window-font-color="true" fo:font-style="normal" style:text-underline-style="none" officeooo:rsid="03fb385a" style:font-style-asian="normal" style:font-style-complex="normal"/>
    </style:style>
    <style:style style:name="T757" style:family="text">
      <style:text-properties style:use-window-font-color="true" fo:font-style="normal" style:text-underline-style="none" officeooo:rsid="041aec18" style:font-style-asian="normal" style:font-style-complex="normal"/>
    </style:style>
    <style:style style:name="T758" style:family="text">
      <style:text-properties style:use-window-font-color="true" fo:font-style="normal" style:text-underline-style="none" officeooo:rsid="041b0703" style:font-style-asian="normal" style:font-style-complex="normal"/>
    </style:style>
    <style:style style:name="T759" style:family="text">
      <style:text-properties style:use-window-font-color="true" fo:font-style="normal" style:text-underline-style="none" officeooo:rsid="041e62cf" style:font-style-asian="normal" style:font-style-complex="normal"/>
    </style:style>
    <style:style style:name="T760" style:family="text">
      <style:text-properties style:use-window-font-color="true" fo:font-style="normal" style:text-underline-style="none" officeooo:rsid="042c36ad" style:font-style-asian="normal" style:font-style-complex="normal"/>
    </style:style>
    <style:style style:name="T761" style:family="text">
      <style:text-properties style:use-window-font-color="true" fo:font-style="normal" style:text-underline-style="none" officeooo:rsid="042c68f2" style:font-style-asian="normal" style:font-style-complex="normal"/>
    </style:style>
    <style:style style:name="T762" style:family="text">
      <style:text-properties style:use-window-font-color="true" fo:font-style="normal" style:text-underline-style="none" officeooo:rsid="042cf093" style:font-style-asian="normal" style:font-style-complex="normal"/>
    </style:style>
    <style:style style:name="T763" style:family="text">
      <style:text-properties style:use-window-font-color="true" fo:font-style="normal" style:text-underline-style="none" officeooo:rsid="04384d2a" style:font-style-asian="normal" style:font-style-complex="normal"/>
    </style:style>
    <style:style style:name="T764" style:family="text">
      <style:text-properties style:use-window-font-color="true" fo:font-style="normal" style:text-underline-style="none" officeooo:rsid="043de20d" style:font-style-asian="normal" style:font-style-complex="normal"/>
    </style:style>
    <style:style style:name="T765" style:family="text">
      <style:text-properties style:use-window-font-color="true" fo:font-style="normal" style:text-underline-style="none" officeooo:rsid="0440a9d0" style:font-style-asian="normal" style:font-style-complex="normal"/>
    </style:style>
    <style:style style:name="T766" style:family="text">
      <style:text-properties style:use-window-font-color="true" fo:font-style="normal" style:text-underline-style="none" officeooo:rsid="04425869" style:font-style-asian="normal" style:font-style-complex="normal"/>
    </style:style>
    <style:style style:name="T767" style:family="text">
      <style:text-properties style:use-window-font-color="true" fo:font-style="normal" style:text-underline-style="none" officeooo:rsid="047029f2" style:font-style-asian="normal" style:font-style-complex="normal"/>
    </style:style>
    <style:style style:name="T768" style:family="text">
      <style:text-properties style:use-window-font-color="true" fo:font-style="normal" style:text-underline-style="none" officeooo:rsid="04958042" style:font-style-asian="normal" style:font-style-complex="normal"/>
    </style:style>
    <style:style style:name="T769" style:family="text">
      <style:text-properties style:use-window-font-color="true" fo:font-style="normal" style:text-underline-style="none" officeooo:rsid="049ed01a" style:font-style-asian="normal" style:font-style-complex="normal"/>
    </style:style>
    <style:style style:name="T770" style:family="text">
      <style:text-properties style:use-window-font-color="true" fo:font-style="normal" style:text-underline-style="none" officeooo:rsid="049f3701" style:font-style-asian="normal" style:font-style-complex="normal"/>
    </style:style>
    <style:style style:name="T771" style:family="text">
      <style:text-properties style:use-window-font-color="true" fo:font-style="normal" style:text-underline-style="none" officeooo:rsid="04a41bdb" style:font-style-asian="normal" style:font-style-complex="normal"/>
    </style:style>
    <style:style style:name="T772" style:family="text">
      <style:text-properties style:use-window-font-color="true" fo:font-style="normal" style:text-underline-style="none" officeooo:rsid="04a4b602" style:font-style-asian="normal" style:font-style-complex="normal"/>
    </style:style>
    <style:style style:name="T773" style:family="text">
      <style:text-properties style:use-window-font-color="true" fo:font-style="normal" style:text-underline-style="none" officeooo:rsid="04c1c80c" style:font-style-asian="normal" style:font-style-complex="normal"/>
    </style:style>
    <style:style style:name="T774" style:family="text">
      <style:text-properties style:use-window-font-color="true" fo:font-style="normal" style:text-underline-style="none" officeooo:rsid="01a2819f" style:font-size-asian="10pt" style:font-style-asian="normal" style:font-size-complex="10pt" style:font-style-complex="normal"/>
    </style:style>
    <style:style style:name="T775" style:family="text">
      <style:text-properties style:use-window-font-color="true" fo:font-style="normal" style:text-underline-style="none" officeooo:rsid="01a44d6e" style:font-size-asian="10pt" style:font-style-asian="normal" style:font-size-complex="10pt" style:font-style-complex="normal"/>
    </style:style>
    <style:style style:name="T776" style:family="text">
      <style:text-properties style:use-window-font-color="true" fo:font-style="normal" style:text-underline-style="none" officeooo:rsid="01a84616" style:font-size-asian="10pt" style:font-style-asian="normal" style:font-size-complex="10pt" style:font-style-complex="normal"/>
    </style:style>
    <style:style style:name="T777" style:family="text">
      <style:text-properties style:use-window-font-color="true" fo:font-style="normal" style:text-underline-style="none" officeooo:rsid="04de9687" style:font-size-asian="10pt" style:font-style-asian="normal" style:font-size-complex="10pt" style:font-style-complex="normal"/>
    </style:style>
    <style:style style:name="T778" style:family="text">
      <style:text-properties style:use-window-font-color="true" fo:font-style="normal" style:text-underline-style="none" fo:font-weight="normal" officeooo:rsid="02da971e" style:font-size-asian="10pt" style:font-style-asian="normal" style:font-weight-asian="normal" style:font-size-complex="10pt" style:font-style-complex="normal" style:font-weight-complex="normal"/>
    </style:style>
    <style:style style:name="T779" style:family="text">
      <style:text-properties style:use-window-font-color="true" fo:font-style="normal" style:text-underline-style="none" fo:font-weight="normal" officeooo:rsid="036f9006" style:font-size-asian="10pt" style:font-style-asian="normal" style:font-weight-asian="normal" style:font-size-complex="10pt" style:font-style-complex="normal" style:font-weight-complex="normal"/>
    </style:style>
    <style:style style:name="T780" style:family="text">
      <style:text-properties style:use-window-font-color="true" fo:font-style="normal" style:text-underline-style="none" fo:font-weight="normal" officeooo:rsid="036f9414" style:font-size-asian="10pt" style:font-style-asian="normal" style:font-weight-asian="normal" style:font-size-complex="10pt" style:font-style-complex="normal" style:font-weight-complex="normal"/>
    </style:style>
    <style:style style:name="T781" style:family="text">
      <style:text-properties style:use-window-font-color="true" fo:font-style="normal" style:text-underline-style="none" fo:font-weight="normal" officeooo:rsid="03712340" style:font-size-asian="10pt" style:font-style-asian="normal" style:font-weight-asian="normal" style:font-size-complex="10pt" style:font-style-complex="normal" style:font-weight-complex="normal"/>
    </style:style>
    <style:style style:name="T782" style:family="text">
      <style:text-properties style:use-window-font-color="true" fo:font-style="normal" style:text-underline-style="none" fo:font-weight="normal" officeooo:rsid="03b1e937" style:font-size-asian="10pt" style:font-style-asian="normal" style:font-weight-asian="normal" style:font-size-complex="10pt" style:font-style-complex="normal" style:font-weight-complex="normal"/>
    </style:style>
    <style:style style:name="T783" style:family="text">
      <style:text-properties style:use-window-font-color="true" fo:font-style="normal" style:text-underline-style="none" fo:font-weight="normal" officeooo:rsid="03b240dd" style:font-size-asian="10pt" style:font-style-asian="normal" style:font-weight-asian="normal" style:font-size-complex="10pt" style:font-style-complex="normal" style:font-weight-complex="normal"/>
    </style:style>
    <style:style style:name="T784" style:family="text">
      <style:text-properties style:use-window-font-color="true" fo:font-style="normal" style:text-underline-style="none" fo:font-weight="normal" officeooo:rsid="03b8c2de" style:font-size-asian="10pt" style:font-style-asian="normal" style:font-weight-asian="normal" style:font-size-complex="10pt" style:font-style-complex="normal" style:font-weight-complex="normal"/>
    </style:style>
    <style:style style:name="T785" style:family="text">
      <style:text-properties style:use-window-font-color="true" fo:font-style="normal" style:text-underline-style="none" fo:font-weight="normal" officeooo:rsid="000f7979" style:font-size-asian="10pt" style:font-style-asian="normal" style:font-weight-asian="normal" style:font-size-complex="10pt" style:font-style-complex="normal" style:font-weight-complex="normal"/>
    </style:style>
    <style:style style:name="T786" style:family="text">
      <style:text-properties style:use-window-font-color="true" fo:font-style="normal" style:text-underline-style="none" fo:font-weight="normal" officeooo:rsid="02568b1a" style:font-size-asian="10pt" style:font-style-asian="normal" style:font-weight-asian="normal" style:font-size-complex="10pt" style:font-style-complex="normal" style:font-weight-complex="normal"/>
    </style:style>
    <style:style style:name="T787" style:family="text">
      <style:text-properties style:use-window-font-color="true" fo:font-style="normal" style:text-underline-style="none" fo:font-weight="normal" officeooo:rsid="00a8c04b" style:font-size-asian="10pt" style:font-style-asian="normal" style:font-weight-asian="normal" style:font-size-complex="10pt" style:font-style-complex="normal" style:font-weight-complex="normal"/>
    </style:style>
    <style:style style:name="T788" style:family="text">
      <style:text-properties style:use-window-font-color="true" fo:font-style="normal" style:text-underline-style="none" fo:font-weight="normal" officeooo:rsid="019e8666" style:font-size-asian="10pt" style:font-style-asian="normal" style:font-weight-asian="normal" style:font-size-complex="10pt" style:font-style-complex="normal" style:font-weight-complex="normal"/>
    </style:style>
    <style:style style:name="T789" style:family="text">
      <style:text-properties style:use-window-font-color="true" fo:font-style="normal" style:text-underline-style="none" fo:font-weight="normal" officeooo:rsid="01aee3cb" style:font-size-asian="10pt" style:font-style-asian="normal" style:font-weight-asian="normal" style:font-size-complex="10pt" style:font-style-complex="normal" style:font-weight-complex="normal"/>
    </style:style>
    <style:style style:name="T790" style:family="text">
      <style:text-properties style:use-window-font-color="true" fo:font-style="normal" style:text-underline-style="none" fo:font-weight="normal" officeooo:rsid="0016e0aa" style:font-size-asian="10pt" style:font-style-asian="normal" style:font-weight-asian="normal" style:font-size-complex="10pt" style:font-style-complex="normal" style:font-weight-complex="normal"/>
    </style:style>
    <style:style style:name="T791" style:family="text">
      <style:text-properties style:use-window-font-color="true" fo:font-style="normal" style:text-underline-style="none" fo:font-weight="normal" officeooo:rsid="03c664ca" style:font-size-asian="10pt" style:font-style-asian="normal" style:font-weight-asian="normal" style:font-size-complex="10pt" style:font-style-complex="normal" style:font-weight-complex="normal"/>
    </style:style>
    <style:style style:name="T792" style:family="text">
      <style:text-properties style:use-window-font-color="true" fo:font-style="normal" style:text-underline-style="none" fo:font-weight="normal" officeooo:rsid="03ced2c7" style:font-size-asian="10pt" style:font-style-asian="normal" style:font-weight-asian="normal" style:font-size-complex="10pt" style:font-style-complex="normal" style:font-weight-complex="normal"/>
    </style:style>
    <style:style style:name="T793" style:family="text">
      <style:text-properties style:use-window-font-color="true" fo:font-style="normal" style:text-underline-style="none" fo:font-weight="normal" officeooo:rsid="04958042" style:font-size-asian="10pt" style:font-style-asian="normal" style:font-weight-asian="normal" style:font-size-complex="10pt" style:font-style-complex="normal" style:font-weight-complex="normal"/>
    </style:style>
    <style:style style:name="T794" style:family="text">
      <style:text-properties style:use-window-font-color="true" fo:font-style="normal" style:text-underline-style="none" fo:font-weight="normal" officeooo:rsid="04b30f18" style:font-size-asian="10pt" style:font-style-asian="normal" style:font-weight-asian="normal" style:font-size-complex="10pt" style:font-style-complex="normal" style:font-weight-complex="normal"/>
    </style:style>
    <style:style style:name="T795" style:family="text">
      <style:text-properties style:use-window-font-color="true" fo:font-style="normal" style:text-underline-style="none" fo:font-weight="normal" officeooo:rsid="04b951bc" style:font-size-asian="10pt" style:font-style-asian="normal" style:font-weight-asian="normal" style:font-size-complex="10pt" style:font-style-complex="normal" style:font-weight-complex="normal"/>
    </style:style>
    <style:style style:name="T796" style:family="text">
      <style:text-properties style:use-window-font-color="true" fo:font-style="normal" style:text-underline-style="none" fo:font-weight="normal" officeooo:rsid="04be582f" style:font-size-asian="10pt" style:font-style-asian="normal" style:font-weight-asian="normal" style:font-size-complex="10pt" style:font-style-complex="normal" style:font-weight-complex="normal"/>
    </style:style>
    <style:style style:name="T797" style:family="text">
      <style:text-properties style:use-window-font-color="true" fo:font-style="normal" style:text-underline-style="none" fo:font-weight="normal" officeooo:rsid="04c59f09" style:font-size-asian="10pt" style:font-style-asian="normal" style:font-weight-asian="normal" style:font-size-complex="10pt" style:font-style-complex="normal" style:font-weight-complex="normal"/>
    </style:style>
    <style:style style:name="T798" style:family="text">
      <style:text-properties style:use-window-font-color="true" fo:font-style="normal" style:text-underline-style="none" fo:font-weight="normal" officeooo:rsid="03b1e937" style:font-style-asian="normal" style:font-weight-asian="normal" style:font-style-complex="normal" style:font-weight-complex="normal"/>
    </style:style>
    <style:style style:name="T799" style:family="text">
      <style:text-properties style:use-window-font-color="true" fo:font-style="normal" style:text-underline-style="none" fo:font-weight="normal" officeooo:rsid="03d95e4f" style:font-style-asian="normal" style:font-weight-asian="normal" style:font-style-complex="normal" style:font-weight-complex="normal"/>
    </style:style>
    <style:style style:name="T800" style:family="text">
      <style:text-properties style:use-window-font-color="true" fo:font-style="normal" style:text-underline-style="none" fo:font-weight="normal" officeooo:rsid="04384d2a" style:font-style-asian="normal" style:font-weight-asian="normal" style:font-style-complex="normal" style:font-weight-complex="normal"/>
    </style:style>
    <style:style style:name="T801" style:family="text">
      <style:text-properties style:use-window-font-color="true" fo:font-style="normal" style:text-underline-style="none" fo:font-weight="normal" officeooo:rsid="04958042" style:font-style-asian="normal" style:font-weight-asian="normal" style:font-style-complex="normal" style:font-weight-complex="normal"/>
    </style:style>
    <style:style style:name="T802" style:family="text">
      <style:text-properties style:use-window-font-color="true" fo:font-style="normal" style:text-underline-style="none" fo:font-weight="normal" officeooo:rsid="04c0d531" style:font-style-asian="normal" style:font-weight-asian="normal" style:font-style-complex="normal" style:font-weight-complex="normal"/>
    </style:style>
    <style:style style:name="T803" style:family="text">
      <style:text-properties style:use-window-font-color="true" fo:font-style="normal" style:text-underline-style="none" fo:font-weight="normal" officeooo:rsid="04c59f09" style:font-style-asian="normal" style:font-weight-asian="normal" style:font-style-complex="normal" style:font-weight-complex="normal"/>
    </style:style>
    <style:style style:name="T804" style:family="text">
      <style:text-properties style:use-window-font-color="true" fo:font-style="normal" style:text-underline-style="none" fo:font-weight="bold" officeooo:rsid="0346697a" style:font-size-asian="10pt" style:font-style-asian="normal" style:font-weight-asian="bold" style:font-size-complex="10pt" style:font-style-complex="normal" style:font-weight-complex="bold"/>
    </style:style>
    <style:style style:name="T805" style:family="text">
      <style:text-properties style:use-window-font-color="true" fo:font-style="normal" style:text-underline-style="none" fo:font-weight="bold" officeooo:rsid="04172718" style:font-size-asian="10pt" style:font-style-asian="normal" style:font-weight-asian="bold" style:font-size-complex="10pt" style:font-style-complex="normal" style:font-weight-complex="bold"/>
    </style:style>
    <style:style style:name="T806" style:family="text">
      <style:text-properties style:use-window-font-color="true" fo:font-style="normal" style:text-underline-style="none" fo:font-weight="bold" officeooo:rsid="0368b3a9" style:font-style-asian="normal" style:font-weight-asian="bold" style:font-style-complex="normal" style:font-weight-complex="bold"/>
    </style:style>
    <style:style style:name="T807" style:family="text">
      <style:text-properties style:use-window-font-color="true" fo:font-style="normal" officeooo:rsid="03e76820" style:font-style-asian="normal" style:font-style-complex="normal"/>
    </style:style>
    <style:style style:name="T808" style:family="text">
      <style:text-properties style:use-window-font-color="true" fo:font-style="normal" officeooo:rsid="0409804c" style:font-style-asian="normal" style:font-style-complex="normal"/>
    </style:style>
    <style:style style:name="T809" style:family="text">
      <style:text-properties style:use-window-font-color="true" fo:font-style="normal" officeooo:rsid="040f7971" style:font-style-asian="normal" style:font-style-complex="normal"/>
    </style:style>
    <style:style style:name="T810" style:family="text">
      <style:text-properties style:use-window-font-color="true" fo:font-style="normal" officeooo:rsid="041102ad" style:font-style-asian="normal" style:font-style-complex="normal"/>
    </style:style>
    <style:style style:name="T811" style:family="text">
      <style:text-properties style:use-window-font-color="true" fo:font-style="normal" officeooo:rsid="041242e9" style:font-style-asian="normal" style:font-style-complex="normal"/>
    </style:style>
    <style:style style:name="T812" style:family="text">
      <style:text-properties style:use-window-font-color="true" officeooo:rsid="01be3fd8"/>
    </style:style>
    <style:style style:name="T813" style:family="text">
      <style:text-properties style:use-window-font-color="true" officeooo:rsid="01c2a93c"/>
    </style:style>
    <style:style style:name="T814" style:family="text">
      <style:text-properties style:use-window-font-color="true" officeooo:rsid="01cb91a6"/>
    </style:style>
    <style:style style:name="T815" style:family="text">
      <style:text-properties style:use-window-font-color="true" officeooo:rsid="01cbbcc4"/>
    </style:style>
    <style:style style:name="T816" style:family="text">
      <style:text-properties style:use-window-font-color="true" officeooo:rsid="01d7ffe2"/>
    </style:style>
    <style:style style:name="T817" style:family="text">
      <style:text-properties style:use-window-font-color="true" officeooo:rsid="01de6d40"/>
    </style:style>
    <style:style style:name="T818" style:family="text">
      <style:text-properties style:use-window-font-color="true" officeooo:rsid="01df5add"/>
    </style:style>
    <style:style style:name="T819" style:family="text">
      <style:text-properties style:use-window-font-color="true" officeooo:rsid="00d17671"/>
    </style:style>
    <style:style style:name="T820" style:family="text">
      <style:text-properties style:use-window-font-color="true" officeooo:rsid="01e72cd1"/>
    </style:style>
    <style:style style:name="T821" style:family="text">
      <style:text-properties style:use-window-font-color="true" officeooo:rsid="01e8367b"/>
    </style:style>
    <style:style style:name="T822" style:family="text">
      <style:text-properties style:use-window-font-color="true" officeooo:rsid="01f9159a"/>
    </style:style>
    <style:style style:name="T823" style:family="text">
      <style:text-properties style:use-window-font-color="true" officeooo:rsid="0206ee81"/>
    </style:style>
    <style:style style:name="T824" style:family="text">
      <style:text-properties style:use-window-font-color="true" officeooo:rsid="020ce33f"/>
    </style:style>
    <style:style style:name="T825" style:family="text">
      <style:text-properties style:use-window-font-color="true" fo:font-style="italic" officeooo:rsid="0206ee81"/>
    </style:style>
    <style:style style:name="T826" style:family="text">
      <style:text-properties style:use-window-font-color="true" fo:font-style="italic" officeooo:rsid="00d17671"/>
    </style:style>
    <style:style style:name="T827" style:family="text">
      <style:text-properties style:use-window-font-color="true" fo:font-style="italic" style:text-underline-style="none" officeooo:rsid="0206ee81" style:font-style-asian="normal" style:font-style-complex="normal"/>
    </style:style>
    <style:style style:name="T828" style:family="text">
      <style:text-properties style:use-window-font-color="true" fo:font-style="italic" style:text-underline-style="none" officeooo:rsid="00d17671" style:font-style-asian="normal" style:font-style-complex="normal"/>
    </style:style>
    <style:style style:name="T829" style:family="text">
      <style:text-properties style:use-window-font-color="true" fo:font-style="italic" style:text-underline-style="none" officeooo:rsid="04de9687" style:font-size-asian="10pt" style:font-style-asian="italic" style:font-size-complex="10pt" style:font-style-complex="italic"/>
    </style:style>
    <style:style style:name="T830" style:family="text">
      <style:text-properties style:use-window-font-color="true" officeooo:rsid="02111036"/>
    </style:style>
    <style:style style:name="T831" style:family="text">
      <style:text-properties style:use-window-font-color="true" officeooo:rsid="0272fdab"/>
    </style:style>
    <style:style style:name="T832" style:family="text">
      <style:text-properties style:use-window-font-color="true" style:font-name="Liberation Serif1" fo:font-style="normal" style:text-underline-style="none" officeooo:rsid="028e19e6" style:font-name-asian="Liberation Serif1" style:font-style-asian="normal" style:font-name-complex="Liberation Serif1" style:font-style-complex="normal"/>
    </style:style>
    <style:style style:name="T833" style:family="text">
      <style:text-properties style:use-window-font-color="true" style:font-name="Liberation Serif1" fo:font-style="normal" style:text-underline-style="none" officeooo:rsid="029834b1" style:font-name-asian="Liberation Serif1" style:font-style-asian="normal" style:font-name-complex="Liberation Serif1" style:font-style-complex="normal"/>
    </style:style>
    <style:style style:name="T834" style:family="text">
      <style:text-properties style:use-window-font-color="true" style:font-name="Liberation Serif1" fo:font-style="normal" style:text-underline-style="none" officeooo:rsid="03c46ef4" style:font-name-asian="Liberation Serif1" style:font-style-asian="normal" style:font-name-complex="Liberation Serif1" style:font-style-complex="normal"/>
    </style:style>
    <style:style style:name="T835" style:family="text">
      <style:text-properties style:use-window-font-color="true" style:font-name="Liberation Serif1" fo:font-style="normal" style:text-underline-style="none" officeooo:rsid="03eb2f8f" style:font-name-asian="Liberation Serif1" style:font-style-asian="normal" style:font-name-complex="Liberation Serif1" style:font-style-complex="normal"/>
    </style:style>
    <style:style style:name="T836" style:family="text">
      <style:text-properties style:use-window-font-color="true" style:font-name="Liberation Serif1" fo:font-style="normal"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837" style:family="text">
      <style:text-properties style:use-window-font-color="true" style:font-name="Liberation Serif1" fo:font-style="normal" style:text-underline-style="none" fo:font-weight="normal" officeooo:rsid="02e09f74" style:font-name-asian="Liberation Serif1" style:font-size-asian="10pt" style:font-style-asian="normal" style:font-weight-asian="normal" style:font-name-complex="Liberation Serif1" style:font-size-complex="10pt" style:font-style-complex="normal" style:font-weight-complex="normal"/>
    </style:style>
    <style:style style:name="T838" style:family="text">
      <style:text-properties style:use-window-font-color="true" style:font-name="Liberation Serif1" fo:font-style="normal" style:text-underline-style="none" fo:font-weight="normal" officeooo:rsid="000f7979" style:font-name-asian="Liberation Serif1" style:font-size-asian="10pt" style:font-style-asian="normal" style:font-weight-asian="normal" style:font-name-complex="Liberation Serif1" style:font-size-complex="10pt" style:font-style-complex="normal" style:font-weight-complex="normal"/>
    </style:style>
    <style:style style:name="T839" style:family="text">
      <style:text-properties style:use-window-font-color="true" style:font-name="Liberation Serif1" fo:font-style="normal" style:text-underline-style="none" fo:font-weight="normal" officeooo:rsid="00a8c04b" style:font-name-asian="Liberation Serif1" style:font-size-asian="10pt" style:font-style-asian="normal" style:font-weight-asian="normal" style:font-name-complex="Liberation Serif1" style:font-size-complex="10pt" style:font-style-complex="normal" style:font-weight-complex="normal"/>
    </style:style>
    <style:style style:name="T840" style:family="text">
      <style:text-properties style:use-window-font-color="true" style:font-name="Liberation Serif1" fo:font-style="normal" style:text-underline-style="none" fo:font-weight="normal" officeooo:rsid="02d4eb54" style:font-name-asian="Liberation Serif1" style:font-size-asian="10pt" style:font-style-asian="normal" style:font-weight-asian="normal" style:font-name-complex="Liberation Serif1" style:font-size-complex="10pt" style:font-style-complex="normal" style:font-weight-complex="normal"/>
    </style:style>
    <style:style style:name="T841" style:family="text">
      <style:text-properties style:use-window-font-color="true" style:font-name="Liberation Serif1" fo:font-style="normal" style:text-underline-style="none" fo:font-weight="normal" officeooo:rsid="0016e0aa" style:font-name-asian="Liberation Serif1" style:font-size-asian="10pt" style:font-style-asian="normal" style:font-weight-asian="normal" style:font-name-complex="Liberation Serif1" style:font-size-complex="10pt" style:font-style-complex="normal" style:font-weight-complex="normal"/>
    </style:style>
    <style:style style:name="T842" style:family="text">
      <style:text-properties style:use-window-font-color="true" style:font-name="Liberation Serif1" fo:font-style="normal" style:text-underline-style="none" fo:font-weight="normal" officeooo:rsid="02e11bbe" style:font-name-asian="Liberation Serif1" style:font-size-asian="10pt" style:font-style-asian="normal" style:font-weight-asian="normal" style:font-name-complex="Liberation Serif1" style:font-size-complex="10pt" style:font-style-complex="normal" style:font-weight-complex="normal"/>
    </style:style>
    <style:style style:name="T843" style:family="text">
      <style:text-properties style:use-window-font-color="true" style:font-name="Liberation Serif1" fo:font-style="normal" style:text-underline-style="none" fo:font-weight="normal" officeooo:rsid="02e71bfa" style:font-name-asian="Liberation Serif1" style:font-size-asian="10pt" style:font-style-asian="normal" style:font-weight-asian="normal" style:font-name-complex="Liberation Serif1" style:font-size-complex="10pt" style:font-style-complex="normal" style:font-weight-complex="normal"/>
    </style:style>
    <style:style style:name="T844" style:family="text">
      <style:text-properties style:use-window-font-color="true" style:font-name="Liberation Serif1" fo:font-style="normal" style:text-underline-style="none" fo:font-weight="normal" officeooo:rsid="02ea827e" style:font-name-asian="Liberation Serif1" style:font-size-asian="10pt" style:font-style-asian="normal" style:font-weight-asian="normal" style:font-name-complex="Liberation Serif1" style:font-size-complex="10pt" style:font-style-complex="normal" style:font-weight-complex="normal"/>
    </style:style>
    <style:style style:name="T845" style:family="text">
      <style:text-properties style:use-window-font-color="true" style:font-name="Liberation Serif1" fo:font-style="normal" style:text-underline-style="none" fo:font-weight="normal" officeooo:rsid="0320f68f" style:font-name-asian="Liberation Serif1" style:font-size-asian="10pt" style:font-style-asian="normal" style:font-weight-asian="normal" style:font-name-complex="Liberation Serif1" style:font-size-complex="10pt" style:font-style-complex="normal" style:font-weight-complex="normal"/>
    </style:style>
    <style:style style:name="T846" style:family="text">
      <style:text-properties style:use-window-font-color="true" style:font-name="Liberation Serif1" fo:font-style="normal" style:text-underline-style="none" fo:font-weight="normal" officeooo:rsid="03b37e7d" style:font-name-asian="Liberation Serif1" style:font-size-asian="10pt" style:font-style-asian="normal" style:font-weight-asian="normal" style:font-name-complex="Liberation Serif1" style:font-size-complex="10pt" style:font-style-complex="normal" style:font-weight-complex="normal"/>
    </style:style>
    <style:style style:name="T847" style:family="text">
      <style:text-properties style:use-window-font-color="true" style:font-name="Liberation Serif1" fo:font-style="normal" style:text-underline-style="none" fo:font-weight="normal" officeooo:rsid="03c0e777" style:font-name-asian="Liberation Serif1" style:font-size-asian="10pt" style:font-style-asian="normal" style:font-weight-asian="normal" style:font-name-complex="Liberation Serif1" style:font-size-complex="10pt" style:font-style-complex="normal" style:font-weight-complex="normal"/>
    </style:style>
    <style:style style:name="T848" style:family="text">
      <style:text-properties style:use-window-font-color="true" style:font-name="Liberation Serif1" fo:font-style="normal" style:text-underline-style="none" fo:font-weight="normal" officeooo:rsid="02568b1a" style:font-name-asian="Liberation Serif1" style:font-size-asian="10pt" style:font-style-asian="normal" style:font-weight-asian="normal" style:font-name-complex="Liberation Serif1" style:font-size-complex="10pt" style:font-style-complex="normal" style:font-weight-complex="normal"/>
    </style:style>
    <style:style style:name="T849" style:family="text">
      <style:text-properties style:use-window-font-color="true" style:font-name="Liberation Serif1" fo:font-style="normal" style:text-underline-style="none" fo:font-weight="normal" officeooo:rsid="03b1e937" style:font-name-asian="Liberation Serif1" style:font-size-asian="10pt" style:font-style-asian="normal" style:font-weight-asian="normal" style:font-name-complex="Liberation Serif1" style:font-size-complex="10pt" style:font-style-complex="normal" style:font-weight-complex="normal"/>
    </style:style>
    <style:style style:name="T850" style:family="text">
      <style:text-properties style:use-window-font-color="true" style:font-name="Liberation Serif1" fo:font-style="normal" style:text-underline-style="none" fo:font-weight="normal" officeooo:rsid="019e8666" style:font-name-asian="Liberation Serif1" style:font-size-asian="10pt" style:font-style-asian="normal" style:font-weight-asian="normal" style:font-name-complex="Liberation Serif1" style:font-size-complex="10pt" style:font-style-complex="normal" style:font-weight-complex="normal"/>
    </style:style>
    <style:style style:name="T851" style:family="text">
      <style:text-properties style:use-window-font-color="true" style:font-name="Liberation Serif1" fo:font-style="normal" style:text-underline-style="none" fo:font-weight="normal" officeooo:rsid="01aee3cb" style:font-name-asian="Liberation Serif1" style:font-size-asian="10pt" style:font-style-asian="normal" style:font-weight-asian="normal" style:font-name-complex="Liberation Serif1" style:font-size-complex="10pt" style:font-style-complex="normal" style:font-weight-complex="normal"/>
    </style:style>
    <style:style style:name="T852" style:family="text">
      <style:text-properties style:use-window-font-color="true" style:font-name="Liberation Serif1" fo:font-style="normal" style:text-underline-style="none" fo:font-weight="normal" officeooo:rsid="03b926b9" style:font-name-asian="Liberation Serif1" style:font-size-asian="10pt" style:font-style-asian="normal" style:font-weight-asian="normal" style:font-name-complex="Liberation Serif1" style:font-size-complex="10pt" style:font-style-complex="normal" style:font-weight-complex="normal"/>
    </style:style>
    <style:style style:name="T853" style:family="text">
      <style:text-properties style:use-window-font-color="true" style:font-name="Liberation Serif1" fo:font-style="normal" style:text-underline-style="none" fo:font-weight="normal" officeooo:rsid="03dd9bb4" style:font-name-asian="Liberation Serif1" style:font-size-asian="10pt" style:font-style-asian="normal" style:font-weight-asian="normal" style:font-name-complex="Liberation Serif1" style:font-size-complex="10pt" style:font-style-complex="normal" style:font-weight-complex="normal"/>
    </style:style>
    <style:style style:name="T854" style:family="text">
      <style:text-properties style:use-window-font-color="true" style:font-name="Liberation Serif1" fo:font-style="normal" style:text-underline-style="none" fo:font-weight="normal" officeooo:rsid="03e1debd" style:font-name-asian="Liberation Serif1" style:font-size-asian="10pt" style:font-style-asian="normal" style:font-weight-asian="normal" style:font-name-complex="Liberation Serif1" style:font-size-complex="10pt" style:font-style-complex="normal" style:font-weight-complex="normal"/>
    </style:style>
    <style:style style:name="T855" style:family="text">
      <style:text-properties style:use-window-font-color="true" style:font-name="Liberation Serif1" fo:font-style="normal" style:text-underline-style="none" fo:font-weight="normal" officeooo:rsid="04172718" style:font-name-asian="Liberation Serif1" style:font-size-asian="10pt" style:font-style-asian="normal" style:font-weight-asian="normal" style:font-name-complex="Liberation Serif1" style:font-size-complex="10pt" style:font-style-complex="normal" style:font-weight-complex="normal"/>
    </style:style>
    <style:style style:name="T856" style:family="text">
      <style:text-properties style:use-window-font-color="true" style:font-name="Liberation Serif1" fo:font-style="normal" style:text-underline-style="none" fo:font-weight="normal" officeooo:rsid="0418e30b" style:font-name-asian="Liberation Serif1" style:font-size-asian="10pt" style:font-style-asian="normal" style:font-weight-asian="normal" style:font-name-complex="Liberation Serif1" style:font-size-complex="10pt" style:font-style-complex="normal" style:font-weight-complex="normal"/>
    </style:style>
    <style:style style:name="T857" style:family="text">
      <style:text-properties style:use-window-font-color="true" style:font-name="Liberation Serif1" fo:font-style="normal" style:text-underline-style="none" fo:font-weight="normal" officeooo:rsid="00cfe32a" style:font-name-asian="Liberation Serif1" style:font-size-asian="10pt" style:font-style-asian="normal" style:font-weight-asian="normal" style:font-name-complex="Liberation Serif1" style:font-size-complex="10pt" style:font-style-complex="normal" style:font-weight-complex="normal"/>
    </style:style>
    <style:style style:name="T858" style:family="text">
      <style:text-properties style:use-window-font-color="true" style:font-name="Liberation Serif1" fo:font-style="normal" style:text-underline-style="none" fo:font-weight="normal" officeooo:rsid="041aec18" style:font-name-asian="Liberation Serif1" style:font-size-asian="10pt" style:font-style-asian="normal" style:font-weight-asian="normal" style:font-name-complex="Liberation Serif1" style:font-size-complex="10pt" style:font-style-complex="normal" style:font-weight-complex="normal"/>
    </style:style>
    <style:style style:name="T859" style:family="text">
      <style:text-properties style:use-window-font-color="true" style:font-name="Liberation Serif1" fo:font-style="normal" style:text-underline-style="none" fo:font-weight="normal" officeooo:rsid="042b91e7" style:font-name-asian="Liberation Serif1" style:font-size-asian="10pt" style:font-style-asian="normal" style:font-weight-asian="normal" style:font-name-complex="Liberation Serif1" style:font-size-complex="10pt" style:font-style-complex="normal" style:font-weight-complex="normal"/>
    </style:style>
    <style:style style:name="T860" style:family="text">
      <style:text-properties style:use-window-font-color="true" style:font-name="Liberation Serif1" fo:font-style="normal" style:text-underline-style="none" fo:font-weight="normal" officeooo:rsid="042c36ad" style:font-name-asian="Liberation Serif1" style:font-size-asian="10pt" style:font-style-asian="normal" style:font-weight-asian="normal" style:font-name-complex="Liberation Serif1" style:font-size-complex="10pt" style:font-style-complex="normal" style:font-weight-complex="normal"/>
    </style:style>
    <style:style style:name="T861" style:family="text">
      <style:text-properties style:use-window-font-color="true" style:font-name="Liberation Serif1" fo:font-style="normal" style:text-underline-style="none" fo:font-weight="normal" officeooo:rsid="043be7e0" style:font-name-asian="Liberation Serif1" style:font-size-asian="10pt" style:font-style-asian="normal" style:font-weight-asian="normal" style:font-name-complex="Liberation Serif1" style:font-size-complex="10pt" style:font-style-complex="normal" style:font-weight-complex="normal"/>
    </style:style>
    <style:style style:name="T862" style:family="text">
      <style:text-properties style:use-window-font-color="true" style:font-name="Liberation Serif1" fo:font-style="normal" style:text-underline-style="none" fo:font-weight="normal" officeooo:rsid="049a26fd" style:font-name-asian="Liberation Serif1" style:font-style-asian="normal" style:font-weight-asian="normal" style:font-name-complex="Liberation Serif1" style:font-style-complex="normal" style:font-weight-complex="normal"/>
    </style:style>
    <style:style style:name="T863" style:family="text">
      <style:text-properties style:use-window-font-color="true" style:font-name="Liberation Serif1" fo:font-style="normal" style:text-underline-style="none" fo:font-weight="normal" officeooo:rsid="04c1c80c" style:font-name-asian="Liberation Serif1" style:font-style-asian="normal" style:font-weight-asian="normal" style:font-name-complex="Liberation Serif1" style:font-style-complex="normal" style:font-weight-complex="normal"/>
    </style:style>
    <style:style style:name="T864" style:family="text">
      <style:text-properties style:use-window-font-color="true" style:font-name="Liberation Serif1" fo:font-style="normal" style:text-underline-style="none" fo:font-weight="normal" officeooo:rsid="04c2e7c2" style:font-name-asian="Liberation Serif1" style:font-style-asian="normal" style:font-weight-asian="normal" style:font-name-complex="Liberation Serif1" style:font-style-complex="normal" style:font-weight-complex="normal"/>
    </style:style>
    <style:style style:name="T865" style:family="text">
      <style:text-properties style:use-window-font-color="true" style:font-name="Liberation Serif1" fo:font-style="normal" style:text-underline-style="none" fo:font-weight="normal" officeooo:rsid="04c3cc17" style:font-name-asian="Liberation Serif1" style:font-style-asian="normal" style:font-weight-asian="normal" style:font-name-complex="Liberation Serif1" style:font-style-complex="normal" style:font-weight-complex="normal"/>
    </style:style>
    <style:style style:name="T866" style:family="text">
      <style:text-properties style:use-window-font-color="true" style:font-name="Liberation Serif1" fo:font-style="normal" style:text-underline-style="none" fo:font-weight="bold" officeooo:rsid="02e09f74" style:font-name-asian="Liberation Serif1" style:font-size-asian="10pt" style:font-style-asian="normal" style:font-weight-asian="bold" style:font-name-complex="Liberation Serif1" style:font-size-complex="10pt" style:font-style-complex="normal" style:font-weight-complex="bold"/>
    </style:style>
    <style:style style:name="T867" style:family="text">
      <style:text-properties style:use-window-font-color="true" style:font-name="Liberation Serif1" fo:font-style="normal" style:text-underline-style="none" fo:font-weight="bold" officeooo:rsid="03b07332" style:font-name-asian="Liberation Serif1" style:font-style-asian="normal" style:font-weight-asian="bold" style:font-name-complex="Liberation Serif1" style:font-style-complex="normal" style:font-weight-complex="bold"/>
    </style:style>
    <style:style style:name="T868" style:family="text">
      <style:text-properties style:use-window-font-color="true" style:font-name="Liberation Serif1" fo:font-style="normal" style:text-underline-style="none" fo:font-weight="bold" officeooo:rsid="03c46ef4" style:font-name-asian="Liberation Serif1" style:font-style-asian="normal" style:font-weight-asian="bold" style:font-name-complex="Liberation Serif1" style:font-style-complex="normal" style:font-weight-complex="bold"/>
    </style:style>
    <style:style style:name="T869" style:family="text">
      <style:text-properties style:use-window-font-color="true" style:font-name="Liberation Serif1" style:text-underline-style="none" fo:font-weight="normal" officeooo:rsid="02df9268" style:font-name-asian="Liberation Serif1" style:font-size-asian="10pt" style:font-style-asian="normal" style:font-weight-asian="normal" style:font-name-complex="Liberation Serif1" style:font-size-complex="10pt" style:font-style-complex="normal" style:font-weight-complex="normal"/>
    </style:style>
    <style:style style:name="T870" style:family="text">
      <style:text-properties style:use-window-font-color="true" style:font-name="Liberation Serif1" style:text-underline-style="none" fo:font-weight="normal" officeooo:rsid="047a9634" style:font-name-asian="Liberation Serif1" style:font-size-asian="10pt" style:font-style-asian="normal" style:font-weight-asian="normal" style:font-name-complex="Liberation Serif1" style:font-size-complex="10pt" style:font-style-complex="normal" style:font-weight-complex="normal"/>
    </style:style>
    <style:style style:name="T871" style:family="text">
      <style:text-properties style:use-window-font-color="true" style:font-name="Liberation Serif1" style:text-underline-style="none" fo:font-weight="bold" officeooo:rsid="03008931" style:font-name-asian="Liberation Serif1" style:font-size-asian="10pt" style:font-style-asian="normal" style:font-weight-asian="bold" style:font-name-complex="Liberation Serif1" style:font-size-complex="10pt" style:font-style-complex="normal" style:font-weight-complex="bold"/>
    </style:style>
    <style:style style:name="T872" style:family="text">
      <style:text-properties style:use-window-font-color="true" style:font-name="Liberation Serif1" style:text-underline-style="none" fo:font-weight="bold" officeooo:rsid="03013450" style:font-name-asian="Liberation Serif1" style:font-size-asian="10pt" style:font-style-asian="normal" style:font-weight-asian="bold" style:font-name-complex="Liberation Serif1" style:font-size-complex="10pt" style:font-style-complex="normal" style:font-weight-complex="bold"/>
    </style:style>
    <style:style style:name="T873" style:family="text">
      <style:text-properties style:use-window-font-color="true" style:font-name="Liberation Serif1" fo:font-style="italic" style:text-underline-style="none" fo:font-weight="normal" officeooo:rsid="02df9268" style:font-name-asian="Liberation Serif1" style:font-size-asian="10pt" style:font-style-asian="italic" style:font-weight-asian="normal" style:font-name-complex="Liberation Serif1" style:font-size-complex="10pt" style:font-style-complex="italic" style:font-weight-complex="normal"/>
    </style:style>
    <style:style style:name="T874" style:family="text">
      <style:text-properties style:use-window-font-color="true" style:font-name="Liberation Serif1" fo:font-style="italic" style:text-underline-style="none" fo:font-weight="normal" officeooo:rsid="0320f68f" style:font-name-asian="Liberation Serif1" style:font-size-asian="10pt" style:font-style-asian="italic" style:font-weight-asian="normal" style:font-name-complex="Liberation Serif1" style:font-size-complex="10pt" style:font-style-complex="italic" style:font-weight-complex="normal"/>
    </style:style>
    <style:style style:name="T875" style:family="text">
      <style:text-properties style:use-window-font-color="true" style:font-name="Liberation Serif1" fo:font-style="italic" style:text-underline-style="none" fo:font-weight="normal" officeooo:rsid="04b23ba0" style:font-name-asian="Liberation Serif1" style:font-style-asian="normal" style:font-weight-asian="normal" style:font-name-complex="Liberation Serif1" style:font-style-complex="normal" style:font-weight-complex="normal"/>
    </style:style>
    <style:style style:name="T876" style:family="text">
      <style:text-properties style:use-window-font-color="true" style:font-name="Liberation Serif1" fo:font-size="9pt" fo:font-style="normal" style:text-underline-style="none" fo:font-weight="normal" officeooo:rsid="02d4eb54" fo:background-color="#ffd7d7"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877" style:family="text">
      <style:text-properties style:use-window-font-color="true" officeooo:rsid="02b835c8"/>
    </style:style>
    <style:style style:name="T878" style:family="text">
      <style:text-properties style:use-window-font-color="true" officeooo:rsid="02c0f8e2"/>
    </style:style>
    <style:style style:name="T879" style:family="text">
      <style:text-properties style:use-window-font-color="true" officeooo:rsid="02fdb9f7"/>
    </style:style>
    <style:style style:name="T880" style:family="text">
      <style:text-properties style:use-window-font-color="true" officeooo:rsid="036a0c7a"/>
    </style:style>
    <style:style style:name="T881" style:family="text">
      <style:text-properties style:use-window-font-color="true" style:text-underline-style="none" officeooo:rsid="036b5f39" style:font-style-asian="normal" style:font-style-complex="normal"/>
    </style:style>
    <style:style style:name="T882" style:family="text">
      <style:text-properties style:use-window-font-color="true" style:text-underline-style="none" officeooo:rsid="03f0b704" style:font-style-asian="normal" style:font-style-complex="normal"/>
    </style:style>
    <style:style style:name="T883" style:family="text">
      <style:text-properties style:use-window-font-color="true" fo:font-weight="normal" officeooo:rsid="0376cf9a" style:font-weight-asian="normal" style:font-weight-complex="normal"/>
    </style:style>
    <style:style style:name="T884" style:family="text">
      <style:text-properties style:use-window-font-color="true" fo:font-weight="normal" officeooo:rsid="0377d77f" style:font-weight-asian="normal" style:font-weight-complex="normal"/>
    </style:style>
    <style:style style:name="T885" style:family="text">
      <style:text-properties style:use-window-font-color="true" fo:font-weight="normal" officeooo:rsid="03874114" style:font-weight-asian="normal" style:font-weight-complex="normal"/>
    </style:style>
    <style:style style:name="T886" style:family="text">
      <style:text-properties style:use-window-font-color="true" fo:font-weight="normal" officeooo:rsid="0390a5db" style:font-weight-asian="normal" style:font-weight-complex="normal"/>
    </style:style>
    <style:style style:name="T887" style:family="text">
      <style:text-properties style:use-window-font-color="true" fo:font-weight="normal" officeooo:rsid="039c4701" style:font-weight-asian="normal" style:font-weight-complex="normal"/>
    </style:style>
    <style:style style:name="T888" style:family="text">
      <style:text-properties style:use-window-font-color="true" fo:font-weight="normal" officeooo:rsid="03d36d1f" style:font-weight-asian="normal" style:font-weight-complex="normal"/>
    </style:style>
    <style:style style:name="T889" style:family="text">
      <style:text-properties style:use-window-font-color="true" fo:font-weight="normal" officeooo:rsid="03f2c5d1" style:font-weight-asian="normal" style:font-weight-complex="normal"/>
    </style:style>
    <style:style style:name="T890" style:family="text">
      <style:text-properties style:use-window-font-color="true" fo:font-weight="normal" officeooo:rsid="03f4f4f9" style:font-weight-asian="normal" style:font-weight-complex="normal"/>
    </style:style>
    <style:style style:name="T891" style:family="text">
      <style:text-properties style:use-window-font-color="true" fo:font-weight="normal" officeooo:rsid="049616d2" style:font-weight-asian="normal" style:font-weight-complex="normal"/>
    </style:style>
    <style:style style:name="T892" style:family="text">
      <style:text-properties style:use-window-font-color="true" fo:font-weight="normal" officeooo:rsid="049fecf4" style:font-weight-asian="normal" style:font-weight-complex="normal"/>
    </style:style>
    <style:style style:name="T893" style:family="text">
      <style:text-properties style:use-window-font-color="true" fo:font-weight="normal" officeooo:rsid="04a0c7d2" style:font-weight-asian="normal" style:font-weight-complex="normal"/>
    </style:style>
    <style:style style:name="T894" style:family="text">
      <style:text-properties style:use-window-font-color="true" officeooo:rsid="037cfc3c"/>
    </style:style>
    <style:style style:name="T895" style:family="text">
      <style:text-properties style:use-window-font-color="true" fo:font-weight="bold" officeooo:rsid="03874114" style:font-weight-asian="bold" style:font-weight-complex="bold"/>
    </style:style>
    <style:style style:name="T896" style:family="text">
      <style:text-properties style:use-window-font-color="true" fo:font-weight="bold" officeooo:rsid="0390a5db" style:font-weight-asian="bold" style:font-weight-complex="bold"/>
    </style:style>
    <style:style style:name="T897" style:family="text">
      <style:text-properties style:use-window-font-color="true" fo:font-weight="bold" officeooo:rsid="03a22041" style:font-weight-asian="bold" style:font-weight-complex="bold"/>
    </style:style>
    <style:style style:name="T898" style:family="text">
      <style:text-properties style:use-window-font-color="true" officeooo:rsid="03b29083"/>
    </style:style>
    <style:style style:name="T899" style:family="text">
      <style:text-properties style:use-window-font-color="true" officeooo:rsid="03b926b9"/>
    </style:style>
    <style:style style:name="T900" style:family="text">
      <style:text-properties style:use-window-font-color="true" officeooo:rsid="03d36d1f"/>
    </style:style>
    <style:style style:name="T901" style:family="text">
      <style:text-properties style:use-window-font-color="true" officeooo:rsid="03e1debd"/>
    </style:style>
    <style:style style:name="T902" style:family="text">
      <style:text-properties style:use-window-font-color="true" officeooo:rsid="03e46b65"/>
    </style:style>
    <style:style style:name="T903" style:family="text">
      <style:text-properties style:use-window-font-color="true" officeooo:rsid="03e97c5a"/>
    </style:style>
    <style:style style:name="T904" style:family="text">
      <style:text-properties style:use-window-font-color="true" officeooo:rsid="0409804c"/>
    </style:style>
    <style:style style:name="T905" style:family="text">
      <style:text-properties style:use-window-font-color="true" officeooo:rsid="041102ad"/>
    </style:style>
    <style:style style:name="T906" style:family="text">
      <style:text-properties style:use-window-font-color="true" officeooo:rsid="047d8dc1"/>
    </style:style>
    <style:style style:name="T907" style:family="text">
      <style:text-properties style:use-window-font-color="true" fo:font-size="16pt" fo:font-style="normal" style:text-underline-style="none" fo:font-weight="normal" officeooo:rsid="04af001b" fo:background-color="#ffaa95" loext:char-shading-value="0" style:font-style-asian="normal" style:font-weight-asian="normal" style:font-style-complex="normal" style:font-weight-complex="normal"/>
    </style:style>
    <style:style style:name="T908" style:family="text">
      <style:text-properties style:use-window-font-color="true" officeooo:rsid="04c3cc17"/>
    </style:style>
    <style:style style:name="T909" style:family="text">
      <style:text-properties officeooo:rsid="015a209f"/>
    </style:style>
    <style:style style:name="T910" style:family="text">
      <style:text-properties officeooo:rsid="015a7278"/>
    </style:style>
    <style:style style:name="T911" style:family="text">
      <style:text-properties officeooo:rsid="016e4551"/>
    </style:style>
    <style:style style:name="T912" style:family="text">
      <style:text-properties officeooo:rsid="0176ca3c"/>
    </style:style>
    <style:style style:name="T913" style:family="text">
      <style:text-properties officeooo:rsid="01785620"/>
    </style:style>
    <style:style style:name="T914" style:family="text">
      <style:text-properties officeooo:rsid="017c7f61"/>
    </style:style>
    <style:style style:name="T915" style:family="text">
      <style:text-properties officeooo:rsid="017e7557"/>
    </style:style>
    <style:style style:name="T916" style:family="text">
      <style:text-properties officeooo:rsid="017f7ad9"/>
    </style:style>
    <style:style style:name="T917" style:family="text">
      <style:text-properties officeooo:rsid="018a641a"/>
    </style:style>
    <style:style style:name="T918" style:family="text">
      <style:text-properties officeooo:rsid="018c8cf2"/>
    </style:style>
    <style:style style:name="T919" style:family="text">
      <style:text-properties officeooo:rsid="01b31985"/>
    </style:style>
    <style:style style:name="T920" style:family="text">
      <style:text-properties officeooo:rsid="01c3c55b"/>
    </style:style>
    <style:style style:name="T921" style:family="text">
      <style:text-properties officeooo:rsid="01cb91a6"/>
    </style:style>
    <style:style style:name="T922" style:family="text">
      <style:text-properties officeooo:rsid="01cbbcc4"/>
    </style:style>
    <style:style style:name="T923" style:family="text">
      <style:text-properties officeooo:rsid="01cdc30e"/>
    </style:style>
    <style:style style:name="T924" style:family="text">
      <style:text-properties officeooo:rsid="01d97a9f"/>
    </style:style>
    <style:style style:name="T925" style:family="text">
      <style:text-properties officeooo:rsid="01de6d40"/>
    </style:style>
    <style:style style:name="T926" style:family="text">
      <style:text-properties officeooo:rsid="01df5add"/>
    </style:style>
    <style:style style:name="T927" style:family="text">
      <style:text-properties officeooo:rsid="01e62dc7"/>
    </style:style>
    <style:style style:name="T928" style:family="text">
      <style:text-properties officeooo:rsid="01f9159a"/>
    </style:style>
    <style:style style:name="T929" style:family="text">
      <style:text-properties officeooo:rsid="0206ee81"/>
    </style:style>
    <style:style style:name="T930" style:family="text">
      <style:text-properties officeooo:rsid="02085c57"/>
    </style:style>
    <style:style style:name="T931" style:family="text">
      <style:text-properties officeooo:rsid="020ce33f"/>
    </style:style>
    <style:style style:name="T932" style:family="text">
      <style:text-properties officeooo:rsid="0214b6b2"/>
    </style:style>
    <style:style style:name="T933" style:family="text">
      <style:text-properties officeooo:rsid="02174862"/>
    </style:style>
    <style:style style:name="T934" style:family="text">
      <style:text-properties officeooo:rsid="02187502"/>
    </style:style>
    <style:style style:name="T935" style:family="text">
      <style:text-properties officeooo:rsid="023f4217"/>
    </style:style>
    <style:style style:name="T936" style:family="text">
      <style:text-properties officeooo:rsid="02544efc"/>
    </style:style>
    <style:style style:name="T937" style:family="text">
      <style:text-properties officeooo:rsid="02a8e881"/>
    </style:style>
    <style:style style:name="T938" style:family="text">
      <style:text-properties officeooo:rsid="02a9f81c"/>
    </style:style>
    <style:style style:name="T939" style:family="text">
      <style:text-properties fo:font-size="6pt" style:font-size-asian="6pt" style:font-size-complex="6pt"/>
    </style:style>
    <style:style style:name="T940" style:family="text">
      <style:text-properties fo:font-size="6pt" style:text-underline-style="none" officeooo:rsid="0155b3a7" style:font-size-asian="6pt" style:font-style-asian="normal" style:font-size-complex="6pt" style:font-style-complex="normal"/>
    </style:style>
    <style:style style:name="T941" style:family="text">
      <style:text-properties fo:font-size="6pt" style:text-underline-style="none" officeooo:rsid="0085fd01" style:font-size-asian="6pt" style:font-style-asian="normal" style:font-size-complex="6pt" style:font-style-complex="normal"/>
    </style:style>
    <style:style style:name="T942" style:family="text">
      <style:text-properties officeooo:rsid="02b835c8"/>
    </style:style>
    <style:style style:name="T943" style:family="text">
      <style:text-properties officeooo:rsid="02b925b2"/>
    </style:style>
    <style:style style:name="T944" style:family="text">
      <style:text-properties officeooo:rsid="02ba6a6d"/>
    </style:style>
    <style:style style:name="T945" style:family="text">
      <style:text-properties officeooo:rsid="02bb0727"/>
    </style:style>
    <style:style style:name="T946" style:family="text">
      <style:text-properties officeooo:rsid="02bd8dac"/>
    </style:style>
    <style:style style:name="T947" style:family="text">
      <style:text-properties fo:color="#000000" fo:font-style="normal" style:text-underline-style="none" fo:font-weight="normal" officeooo:rsid="02bf3812" fo:background-color="#ffd428" loext:char-shading-value="0" style:font-size-asian="10pt" style:font-style-asian="normal" style:font-weight-asian="normal" style:font-size-complex="10pt" style:font-style-complex="normal" style:font-weight-complex="normal"/>
    </style:style>
    <style:style style:name="T948" style:family="text">
      <style:text-properties fo:color="#000000" fo:font-style="normal" officeooo:rsid="03116600" fo:background-color="#ffd428" loext:char-shading-value="0"/>
    </style:style>
    <style:style style:name="T949" style:family="text">
      <style:text-properties fo:color="#000000" fo:font-style="normal" officeooo:rsid="0319f2f7" fo:background-color="#ffd428" loext:char-shading-value="0" style:font-style-asian="italic" style:font-style-complex="italic"/>
    </style:style>
    <style:style style:name="T950" style:family="text">
      <style:text-properties fo:color="#000000" fo:font-style="normal" officeooo:rsid="033837e4" fo:background-color="#ffd428" loext:char-shading-value="0" style:font-style-asian="italic" style:font-style-complex="italic"/>
    </style:style>
    <style:style style:name="T951" style:family="text">
      <style:text-properties fo:color="#000000" fo:font-style="normal" officeooo:rsid="033c6f4a" fo:background-color="#ffd428" loext:char-shading-value="0" style:font-style-asian="normal" style:font-style-complex="normal"/>
    </style:style>
    <style:style style:name="T952" style:family="text">
      <style:text-properties fo:color="#000000" fo:font-style="normal" officeooo:rsid="033d2130" fo:background-color="#ffd428" loext:char-shading-value="0" style:font-style-asian="normal" style:font-style-complex="normal"/>
    </style:style>
    <style:style style:name="T953" style:family="text">
      <style:text-properties fo:color="#000000" style:font-name="Liberation Serif1" fo:font-style="normal" style:text-underline-style="none" fo:font-weight="normal" officeooo:rsid="02bf3812" fo:background-color="#ffd428" loext:char-shading-value="0" style:font-name-asian="Liberation Serif1" style:font-size-asian="10pt" style:font-style-asian="normal" style:font-weight-asian="normal" style:font-name-complex="Liberation Serif1" style:font-size-complex="10pt" style:font-style-complex="normal" style:font-weight-complex="normal"/>
    </style:style>
    <style:style style:name="T954" style:family="text">
      <style:text-properties officeooo:rsid="02d4eb54"/>
    </style:style>
    <style:style style:name="T955" style:family="text">
      <style:text-properties officeooo:rsid="0171a4b1"/>
    </style:style>
    <style:style style:name="T956" style:family="text">
      <style:text-properties officeooo:rsid="02da971e"/>
    </style:style>
    <style:style style:name="T957" style:family="text">
      <style:text-properties officeooo:rsid="02dced96"/>
    </style:style>
    <style:style style:name="T958" style:family="text">
      <style:text-properties officeooo:rsid="02de2855"/>
    </style:style>
    <style:style style:name="T959" style:family="text">
      <style:text-properties officeooo:rsid="02df9268"/>
    </style:style>
    <style:style style:name="T960" style:family="text">
      <style:text-properties officeooo:rsid="02fbbe88"/>
    </style:style>
    <style:style style:name="T961" style:family="text">
      <style:text-properties officeooo:rsid="02fdb9f7"/>
    </style:style>
    <style:style style:name="T962" style:family="text">
      <style:text-properties officeooo:rsid="02fdd20f"/>
    </style:style>
    <style:style style:name="T963" style:family="text">
      <style:text-properties officeooo:rsid="0304062d"/>
    </style:style>
    <style:style style:name="T964" style:family="text">
      <style:text-properties officeooo:rsid="0307d217"/>
    </style:style>
    <style:style style:name="T965" style:family="text">
      <style:text-properties officeooo:rsid="0309f074"/>
    </style:style>
    <style:style style:name="T966" style:family="text">
      <style:text-properties officeooo:rsid="03116600"/>
    </style:style>
    <style:style style:name="T967" style:family="text">
      <style:text-properties officeooo:rsid="0314781c"/>
    </style:style>
    <style:style style:name="T968" style:family="text">
      <style:text-properties officeooo:rsid="03155b5e"/>
    </style:style>
    <style:style style:name="T969" style:family="text">
      <style:text-properties officeooo:rsid="033c6f4a" style:font-style-asian="normal" style:font-style-complex="normal"/>
    </style:style>
    <style:style style:name="T970" style:family="text">
      <style:text-properties officeooo:rsid="033d6498" style:font-style-asian="normal" style:font-style-complex="normal"/>
    </style:style>
    <style:style style:name="T971" style:family="text">
      <style:text-properties officeooo:rsid="03e76820" style:font-style-asian="normal" style:font-style-complex="normal"/>
    </style:style>
    <style:style style:name="T972" style:family="text">
      <style:text-properties officeooo:rsid="03e77c5f" style:font-style-asian="normal" style:font-style-complex="normal"/>
    </style:style>
    <style:style style:name="T973" style:family="text">
      <style:text-properties officeooo:rsid="03e97c5a" style:font-style-asian="normal" style:font-style-complex="normal"/>
    </style:style>
    <style:style style:name="T974" style:family="text">
      <style:text-properties officeooo:rsid="03c0e777" style:font-style-asian="normal" style:font-weight-asian="bold" style:font-style-complex="normal" style:font-weight-complex="bold"/>
    </style:style>
    <style:style style:name="T975" style:family="text">
      <style:text-properties officeooo:rsid="0319f2f7" style:font-style-asian="italic" style:font-style-complex="italic"/>
    </style:style>
    <style:style style:name="T976" style:family="text">
      <style:text-properties officeooo:rsid="00be4500" style:font-style-asian="italic" style:font-style-complex="italic"/>
    </style:style>
    <style:style style:name="T977" style:family="text">
      <style:text-properties officeooo:rsid="033837e4" style:font-style-asian="italic" style:font-style-complex="italic"/>
    </style:style>
    <style:style style:name="T978" style:family="text">
      <style:text-properties officeooo:rsid="033b0838" style:font-style-asian="italic" style:font-style-complex="italic"/>
    </style:style>
    <style:style style:name="T979" style:family="text">
      <style:text-properties officeooo:rsid="033d2130" style:font-style-asian="italic" style:font-style-complex="italic"/>
    </style:style>
    <style:style style:name="T980" style:family="text">
      <style:text-properties officeooo:rsid="0334319f"/>
    </style:style>
    <style:style style:name="T981" style:family="text">
      <style:text-properties officeooo:rsid="034b4241"/>
    </style:style>
    <style:style style:name="T982" style:family="text">
      <style:text-properties officeooo:rsid="034e4625"/>
    </style:style>
    <style:style style:name="T983" style:family="text">
      <style:text-properties officeooo:rsid="034fca55"/>
    </style:style>
    <style:style style:name="T984" style:family="text">
      <style:text-properties officeooo:rsid="0365bc4b"/>
    </style:style>
    <style:style style:name="T985" style:family="text">
      <style:text-properties officeooo:rsid="0368b3a9"/>
    </style:style>
    <style:style style:name="T986" style:family="text">
      <style:text-properties officeooo:rsid="036a0c7a"/>
    </style:style>
    <style:style style:name="T987" style:family="text">
      <style:text-properties officeooo:rsid="037683ff"/>
    </style:style>
    <style:style style:name="T988" style:family="text">
      <style:text-properties officeooo:rsid="0377d77f"/>
    </style:style>
    <style:style style:name="T989" style:family="text">
      <style:text-properties officeooo:rsid="037f4d09"/>
    </style:style>
    <style:style style:name="T990" style:family="text">
      <style:text-properties officeooo:rsid="038b2388"/>
    </style:style>
    <style:style style:name="T991" style:family="text">
      <style:text-properties officeooo:rsid="038f3ed0"/>
    </style:style>
    <style:style style:name="T992" style:family="text">
      <style:text-properties officeooo:rsid="039092df"/>
    </style:style>
    <style:style style:name="T993" style:family="text">
      <style:text-properties officeooo:rsid="0391f465"/>
    </style:style>
    <style:style style:name="T994" style:family="text">
      <style:text-properties officeooo:rsid="03a0799a"/>
    </style:style>
    <style:style style:name="T995" style:family="text">
      <style:text-properties officeooo:rsid="03a22041"/>
    </style:style>
    <style:style style:name="T996" style:family="text">
      <style:text-properties officeooo:rsid="03a417e5"/>
    </style:style>
    <style:style style:name="T997" style:family="text">
      <style:text-properties officeooo:rsid="03b1e14f"/>
    </style:style>
    <style:style style:name="T998" style:family="text">
      <style:text-properties officeooo:rsid="03b29083"/>
    </style:style>
    <style:style style:name="T999" style:family="text">
      <style:text-properties officeooo:rsid="03b01a48"/>
    </style:style>
    <style:style style:name="T1000" style:family="text">
      <style:text-properties officeooo:rsid="03b926b9"/>
    </style:style>
    <style:style style:name="T1001" style:family="text">
      <style:text-properties officeooo:rsid="03bee130"/>
    </style:style>
    <style:style style:name="T1002" style:family="text">
      <style:text-properties officeooo:rsid="03c234df"/>
    </style:style>
    <style:style style:name="T1003" style:family="text">
      <style:text-properties officeooo:rsid="03c46ef4"/>
    </style:style>
    <style:style style:name="T1004" style:family="text">
      <style:text-properties officeooo:rsid="03c4f2ec"/>
    </style:style>
    <style:style style:name="T1005" style:family="text">
      <style:text-properties officeooo:rsid="03d95e4f"/>
    </style:style>
    <style:style style:name="T1006" style:family="text">
      <style:text-properties officeooo:rsid="03e1debd"/>
    </style:style>
    <style:style style:name="T1007" style:family="text">
      <style:text-properties officeooo:rsid="03e5e737"/>
    </style:style>
    <style:style style:name="T1008" style:family="text">
      <style:text-properties officeooo:rsid="0352fd32"/>
    </style:style>
    <style:style style:name="T1009" style:family="text">
      <style:text-properties officeooo:rsid="03ee7baf"/>
    </style:style>
    <style:style style:name="T1010" style:family="text">
      <style:text-properties officeooo:rsid="03ef8f48"/>
    </style:style>
    <style:style style:name="T1011" style:family="text">
      <style:text-properties officeooo:rsid="03f2c5d1"/>
    </style:style>
    <style:style style:name="T1012" style:family="text">
      <style:text-properties officeooo:rsid="03f2eb1b"/>
    </style:style>
    <style:style style:name="T1013" style:family="text">
      <style:text-properties officeooo:rsid="03f3c651"/>
    </style:style>
    <style:style style:name="T1014" style:family="text">
      <style:text-properties officeooo:rsid="03fdbcac"/>
    </style:style>
    <style:style style:name="T1015" style:family="text">
      <style:text-properties officeooo:rsid="0409804c"/>
    </style:style>
    <style:style style:name="T1016" style:family="text">
      <style:text-properties officeooo:rsid="04099767"/>
    </style:style>
    <style:style style:name="T1017" style:family="text">
      <style:text-properties officeooo:rsid="040d8f45"/>
    </style:style>
    <style:style style:name="T1018" style:family="text">
      <style:text-properties officeooo:rsid="040f7971"/>
    </style:style>
    <style:style style:name="T1019" style:family="text">
      <style:text-properties officeooo:rsid="041102ad"/>
    </style:style>
    <style:style style:name="T1020" style:family="text">
      <style:text-properties officeooo:rsid="042f246f"/>
    </style:style>
    <style:style style:name="T1021" style:family="text">
      <style:text-properties officeooo:rsid="0433da15"/>
    </style:style>
    <style:style style:name="T1022" style:family="text">
      <style:text-properties officeooo:rsid="04384d2a"/>
    </style:style>
    <style:style style:name="T1023" style:family="text">
      <style:text-properties officeooo:rsid="044ae9ae"/>
    </style:style>
    <style:style style:name="T1024" style:family="text">
      <style:text-properties officeooo:rsid="047d8dc1"/>
    </style:style>
    <style:style style:name="T1025" style:family="text">
      <style:text-properties officeooo:rsid="048101c4"/>
    </style:style>
    <style:style style:name="T1026" style:family="text">
      <style:text-properties officeooo:rsid="0481ebb8"/>
    </style:style>
    <style:style style:name="T1027" style:family="text">
      <style:text-properties officeooo:rsid="049216f9"/>
    </style:style>
    <style:style style:name="T1028" style:family="text">
      <style:text-properties officeooo:rsid="0493f7a0"/>
    </style:style>
    <style:style style:name="T1029" style:family="text">
      <style:text-properties officeooo:rsid="04958042"/>
    </style:style>
    <style:style style:name="T1030" style:family="text">
      <style:text-properties officeooo:rsid="049a26fd"/>
    </style:style>
    <style:style style:name="T1031" style:family="text">
      <style:text-properties officeooo:rsid="049ed01a"/>
    </style:style>
    <style:style style:name="T1032" style:family="text">
      <style:text-properties officeooo:rsid="04af001b"/>
    </style:style>
    <style:style style:name="T1033" style:family="text">
      <style:text-properties officeooo:rsid="04b30f18"/>
    </style:style>
    <style:style style:name="T1034" style:family="text">
      <style:text-properties officeooo:rsid="04b4ac13"/>
    </style:style>
    <style:style style:name="T1035" style:family="text">
      <style:text-properties officeooo:rsid="04b951bc"/>
    </style:style>
    <style:style style:name="T1036" style:family="text">
      <style:text-properties officeooo:rsid="04c0d531"/>
    </style:style>
    <style:style style:name="T1037" style:family="text">
      <style:text-properties officeooo:rsid="04ca8a9c"/>
    </style:style>
    <style:style style:name="T1038" style:family="text">
      <style:text-properties officeooo:rsid="04d998c4"/>
    </style:style>
    <style:style style:name="T1039" style:family="text">
      <style:text-properties officeooo:rsid="04db162c"/>
    </style:style>
    <style:style style:name="T1040" style:family="text">
      <style:text-properties officeooo:rsid="04de9687"/>
    </style:style>
    <style:style style:name="T1041" style:family="text">
      <style:text-properties officeooo:rsid="04e2aad1"/>
    </styl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Liste Xerxès</text:p>
      <text:p text:style-name="P4"/>
      <text:p text:style-name="P67">liste de points de grammaire et de phrases analysées</text:p>
      <text:p text:style-name="Standard"/>
      <text:p text:style-name="Standard"/>
      <text:p text:style-name="Standard"/>
      <text:p text:style-name="Standard"/>
      <text:p text:style-name="Standard"/>
      <text:p text:style-name="Standard"/>
      <text:p text:style-name="P36"><text:span text:style-name="texte_20_par_20_défaut"><text:span text:style-name="T289">d’après la </text:span></text:span><text:span text:style-name="texte_20_par_20_défaut"><text:span text:style-name="T3">Terminologie Grammaticale</text:span></text:span><text:span text:style-name="texte_20_par_20_défaut"><text:span text:style-name="T289"> </text:span></text:span><text:span text:style-name="texte_20_par_20_défaut"><text:span text:style-name="T319">(édition de </text:span></text:span><text:span text:style-name="texte_20_par_20_défaut"><text:span text:style-name="T290">juin</text:span></text:span><text:span text:style-name="texte_20_par_20_défaut"><text:span text:style-name="T289"> 202</text:span></text:span><text:span text:style-name="texte_20_par_20_défaut"><text:span text:style-name="T290">1</text:span></text:span><text:span text:style-name="texte_20_par_20_défaut"><text:span text:style-name="T319">)</text:span></text:span></text:p>
      <text:p text:style-name="P36"><text:span text:style-name="T292">( </text:span><text:a xlink:type="simple" xlink:href="https://eduscol.education.fr/document/1872/download" text:style-name="Internet_20_link" text:visited-style-name="Visited_20_Internet_20_Link"><text:span text:style-name="T292">https://eduscol.education.fr/document/1872/download</text:span></text:a><text:span text:style-name="T292"> </text:span><text:span text:style-name="T291">)</text:span></text:p>
      <text:p text:style-name="P36"/>
      <text:p text:style-name="P36"><text:span text:style-name="référence"><text:span text:style-name="T315">e</text:span></text:span><text:span text:style-name="référence"><text:span text:style-name="T316">x : </text:span></text:span><text:span text:style-name="référence"><text:span text:style-name="T314">TG(</text:span></text:span><text:span text:style-name="référence"><text:span text:style-name="T318">I.</text:span></text:span><text:span text:style-name="référence"><text:span text:style-name="T314">3.2.2, pp. 36-) </text:span></text:span><text:span text:style-name="référence"><text:span text:style-name="T315">renvoie aux pages 36 et suivantes de la </text:span></text:span><text:span text:style-name="référence"><text:span text:style-name="T31">Terminologie Grammaticale, </text:span></text:span><text:span text:style-name="référence"><text:span text:style-name="T33">niveau I, section 3.</text:span></text:span><text:span text:style-name="référence"><text:span text:style-name="T34">2.2</text:span></text:span></text:p>
      <text:p text:style-name="Standard"/>
      <text:p text:style-name="Standard"/>
      <text:p text:style-name="Standard"/>
      <text:p text:style-name="Standard"/>
      <text:p text:style-name="Standard"/>
      <text:p text:style-name="Standard"/>
      <text:p text:style-name="P36"><text:span text:style-name="texte_20_par_20_défaut"><text:span text:style-name="T291">avec des analyses de</text:span></text:span><text:span text:style-name="texte_20_par_20_défaut"><text:span text:style-name="T35"> La Grande Grammaire du Français</text:span></text:span><text:span text:style-name="texte_20_par_20_défaut"><text:span text:style-name="T291"> (première édition)</text:span></text:span></text:p>
      <text:p text:style-name="P36"><text:span text:style-name="T291">( </text:span><text:span text:style-name="Internet_20_link"><text:span text:style-name="T291">https://www.grandegrammairedufrançais.com</text:span></text:span><text:span text:style-name="T291"> )</text:span></text:p>
      <text:p text:style-name="P36"/>
      <text:p text:style-name="P36"><text:span text:style-name="référence"><text:span text:style-name="T315">e</text:span></text:span><text:span text:style-name="référence"><text:span text:style-name="T316">x : </text:span></text:span><text:span text:style-name="référence"><text:span text:style-name="T323">GGF.1.133</text:span></text:span><text:span text:style-name="référence"><text:span text:style-name="T314"> </text:span></text:span><text:span text:style-name="référence"><text:span text:style-name="T315">renvoie </text:span></text:span><text:span text:style-name="référence"><text:span text:style-name="T317">au premier tome, page 133 de </text:span></text:span><text:span text:style-name="référence"><text:span text:style-name="T32">La Grande Grammaire du Français</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6"><text:span text:style-name="T955">&gt; Contribuez à ce document : écrivez à </text:span><text:a xlink:type="simple" xlink:href="mailto:xavier.faure@ac.reims.fr" text:style-name="Internet_20_link" text:visited-style-name="Visited_20_Internet_20_Link"><text:span text:style-name="T955">xavier.faure</text:span></text:a><text:a xlink:type="simple" xlink:href="mailto:xavier.faure@ac.reims.fr" text:style-name="Internet_20_link" text:visited-style-name="Visited_20_Internet_20_Link"><text:span text:style-name="T1">@</text:span></text:a><text:a xlink:type="simple" xlink:href="mailto:xavier.faure@ac.reims.fr" text:style-name="Internet_20_link" text:visited-style-name="Visited_20_Internet_20_Link"><text:span text:style-name="T955">ac.reims.fr</text:span></text:a><text:span text:style-name="T955"> </text:span></text:p>
      <text:p text:style-name="Standard"/>
      <text:p text:style-name="P68">version <text:span text:style-name="T999">2</text:span><text:span text:style-name="T1039">7</text:span> / <text:date style:data-style-name="N37" text:date-value="2022-11-24T07:59:19.649604884">24/11/22</text:date><text:s/><text:time style:data-style-name="N41" text:time-value="2022-11-24T07:59:19.649760788">07:54:35</text:time></text:p>
      <text:p text:style-name="P227"><text:span text:style-name="titre_20_principal"><text:span text:style-name="T427">[A] </text:span></text:span><text:span text:style-name="titre_20_principal"><text:span text:style-name="T428">Points de </text:span></text:span><text:span text:style-name="titre_20_principal"><text:span text:style-name="T427">grammaire</text:span></text:span><text:span text:style-name="titre_20_principal"><text:span text:style-name="T428"> </text:span></text:span><text:span text:style-name="titre_20_principal"><text:span text:style-name="T427">à </text:span></text:span><text:span text:style-name="titre_20_principal"><text:span text:style-name="T429">préciser</text:span></text:span></text:p>
      <text:p text:style-name="Standard"/>
      <text:p text:style-name="Standard"><text:span text:style-name="texte_20_par_20_défaut">A.01<text:tab/>le conditionnel présent(/passé) est un temps de l’indicatif</text:span></text:p>
      <text:p text:style-name="Standard"><text:span text:style-name="texte_20_par_20_défaut">A.02 <text:tab/>les natures de mots<text:tab/><text:tab/><text:tab/></text:span></text:p>
      <text:p text:style-name="Standard"><text:span text:style-name="texte_20_par_20_défaut">A.03 <text:tab/>reconnaître un COD(/COI)</text:span></text:p>
      <text:p text:style-name="Standard"><text:span text:style-name="texte_20_par_20_défaut">A.04 <text:tab/>Pour identifier le sujet d’un verbe, ne pas poser la question « qui fait l’action ? »</text:span></text:p>
      <text:p text:style-name="Standard"><text:span text:style-name="texte_20_par_20_défaut"><text:span text:style-name="T965">A</text:span></text:span><text:span text:style-name="texte_20_par_20_défaut">.05 <text:tab/>le prédicat est une notion qui peut être enseignée</text:span></text:p>
      <text:p text:style-name="Standard"><text:span text:style-name="texte_20_par_20_défaut">A.06 <text:tab/>« donc » est un adverbe</text:span></text:p>
      <text:p text:style-name="Standard"><text:span text:style-name="texte_20_par_20_défaut">A.07 <text:tab/>participe passé ou adjectif ?</text:span></text:p>
      <text:p text:style-name="Standard"><text:span text:style-name="texte_20_par_20_défaut">A.08 <text:tab/>les types de phrases et les formes de phrase</text:span></text:p>
      <text:p text:style-name="Standard"><text:span text:style-name="texte_20_par_20_défaut">A.09 <text:tab/>« Alice » est un groupe nominal, « il » n’en est pas un, « grand » n’en est pas un</text:span></text:p>
      <text:p text:style-name="Standard"><text:span text:style-name="texte_20_par_20_défaut">A.10 <text:tab/>PSR, proposition principale et proposition indépendante</text:span></text:p>
      <text:p text:style-name="Standard"><text:span text:style-name="texte_20_par_20_défaut">A.11 <text:tab/>proposition infinitive ou groupe infinitif de fonction COD</text:span></text:p>
      <text:p text:style-name="Standard"><text:span text:style-name="texte_20_par_20_défaut">A.12 <text:tab/>une phrase simple n’est pas composée de plusieurs propositions coordonnées ou juxtaposées</text:span></text:p>
      <text:p text:style-name="P173"><text:span text:style-name="texte_20_par_20_défaut">A.1</text:span><text:span text:style-name="texte_20_par_20_défaut"><text:span text:style-name="T997">3</text:span></text:span><text:span text:style-name="texte_20_par_20_défaut"> <text:tab/></text:span><text:span text:style-name="texte_20_par_20_défaut"><text:span text:style-name="T997">préférer </text:span></text:span><text:span text:style-name="texte_20_par_20_défaut"><text:span text:style-name="T898">le terme d’</text:span></text:span><text:span text:style-name="texte_20_par_20_défaut"><text:span text:style-name="T997">« adjectif » à cel</text:span></text:span><text:span text:style-name="texte_20_par_20_défaut"><text:span text:style-name="T998">ui</text:span></text:span><text:span text:style-name="texte_20_par_20_défaut"><text:span text:style-name="T997"> d’« adjectif qualificatif »</text:span></text:span></text:p>
      <text:p text:style-name="P599"><text:span text:style-name="texte_20_par_20_défaut">A.1</text:span><text:span text:style-name="texte_20_par_20_défaut"><text:span text:style-name="T1001">4<text:tab/>« La pharmacienne de mon quartier » est un groupe nominal</text:span></text:span></text:p>
      <text:p text:style-name="P189"><text:span text:style-name="texte_20_par_20_défaut"><text:span text:style-name="T1009">A.15<text:tab/>Le complément du verbe « être » peut être un COI</text:span></text:span></text:p>
      <text:p text:style-name="P216"><text:span text:style-name="texte_20_par_20_défaut"><text:span text:style-name="T1009">A.1</text:span></text:span><text:span text:style-name="texte_20_par_20_défaut"><text:span text:style-name="T1015">6</text:span></text:span><text:span text:style-name="texte_20_par_20_défaut"><text:span text:style-name="T1009"><text:tab/></text:span></text:span><text:span text:style-name="texte_20_par_20_défaut"><text:span text:style-name="T1001">« </text:span></text:span><text:span text:style-name="texte_20_par_20_défaut"><text:span text:style-name="T904">se</text:span></text:span><text:span text:style-name="texte_20_par_20_défaut"><text:span text:style-name="T1001"> » </text:span></text:span><text:span text:style-name="texte_20_par_20_défaut"><text:span text:style-name="T1015">est un pronom personnel réfléchi, non un pronom réfléchi</text:span></text:span></text:p>
      <text:p text:style-name="P217"><text:span text:style-name="texte_20_par_20_défaut"><text:span text:style-name="T1034">A.17<text:tab/>« de Strasbourg » est un complément du nom dans « La ville de Strasbourg »</text:span></text:span></text:p>
      <text:p text:style-name="P189"><text:span text:style-name="référence"><text:span text:style-name="T139"/></text:span></text:p>
      <text:p text:style-name="Standard"/>
      <text:p text:style-name="P225"><text:span text:style-name="titre_20_avec_20_numéro">(</text:span><text:span text:style-name="titre_20_avec_20_numéro"><text:span text:style-name="T320">A.</text:span></text:span><text:span text:style-name="titre_20_avec_20_numéro">01) le conditionnel présent(/passé) est un temps de l’indicatif</text:span></text:p>
      <text:p text:style-name="Standard"><text:span text:style-name="texte_20_par_20_défaut">&gt; liste des modes : infinitif, participe, indicatif, subjonctif, impératif</text:span><text:span text:style-name="T273"><text:tab/><text:tab/> <text:s text:c="5"/></text:span><text:span text:style-name="référence"><text:span text:style-name="T278">TG(I.3.2.2, pp. 36-)</text:span></text:span></text:p>
      <text:p text:style-name="Standard"/>
      <text:p text:style-name="P85"><text:span text:style-name="GGF"><text:span text:style-name="T330">[ </text:span></text:span><text:span text:style-name="GGF">GGF.1.133 ; GGF.1.1228 </text:span><text:span text:style-name="GGF"><text:span text:style-name="T330">]</text:span></text:span><text:span text:style-name="GGF"> </text:span></text:p>
      <text:p text:style-name="P85"><text:span text:style-name="GGF"><text:span text:style-name="T330"><text:tab/>La</text:span></text:span><text:span text:style-name="GGF"> liste des modes est : infinitif, participe présent, indicatif, subjonctif, impératif.</text:span></text:p>
      <text:p text:style-name="Standard"/>
      <text:p text:style-name="Standard"><text:span text:style-name="titre_20_avec_20_numéro">(</text:span><text:span text:style-name="titre_20_avec_20_numéro"><text:span text:style-name="T320">A.</text:span></text:span><text:span text:style-name="titre_20_avec_20_numéro">02) les natures de mots</text:span><text:span text:style-name="T274"><text:tab/><text:tab/><text:tab/><text:tab/><text:tab/><text:tab/><text:tab/> <text:s text:c="7"/></text:span><text:span text:style-name="référence"><text:span text:style-name="T278">TG(I.3.</text:span></text:span><text:span text:style-name="référence"><text:span text:style-name="T279">1</text:span></text:span><text:span text:style-name="référence"><text:span text:style-name="T278">, pp. </text:span></text:span><text:span text:style-name="référence"><text:span text:style-name="T279">28-)</text:span></text:span><text:span text:style-name="référence"><text:span text:style-name="T278"> </text:span></text:span></text:p>
      <text:p text:style-name="Standard"><text:span text:style-name="texte_20_par_20_défaut">nom</text:span><text:span text:style-name="T274"><text:tab/><text:tab/><text:tab/><text:tab/><text:tab/><text:tab/><text:tab/><text:tab/><text:tab/><text:tab/><text:tab/> <text:s text:c="8"/></text:span><text:span text:style-name="référence"><text:span text:style-name="T278">TG(I</text:span></text:span><text:span text:style-name="référence"><text:span text:style-name="T284">I</text:span></text:span><text:span text:style-name="référence"><text:span text:style-name="T278">.3.</text:span></text:span><text:span text:style-name="référence"><text:span text:style-name="T279">1</text:span></text:span><text:span text:style-name="référence"><text:span text:style-name="T278">, p. </text:span></text:span><text:span text:style-name="référence"><text:span text:style-name="T280">102)</text:span></text:span></text:p>
      <text:p text:style-name="Standard"><text:span text:style-name="T274"><text:tab/></text:span><text:span text:style-name="texte_20_par_20_défaut">›nom propre</text:span></text:p>
      <text:p text:style-name="Standard"><text:tab/><text:tab/><text:span text:style-name="exemple">…, Langres, France, Sandwich, …</text:span></text:p>
      <text:p text:style-name="Standard"><text:span text:style-name="T274"><text:tab/></text:span><text:span text:style-name="texte_20_par_20_défaut">›nom commun</text:span></text:p>
      <text:p text:style-name="Standard"><text:tab/><text:tab/><text:span text:style-name="exemple">…, chien, savoir, qu'en-dira-t-on, … </text:span></text:p>
      <text:p text:style-name="Standard"><text:span text:style-name="texte_20_par_20_défaut">›verbe</text:span></text:p>
      <text:p text:style-name="Standard"><text:tab/><text:tab/><text:span text:style-name="exemple">…, manger, prendre, savoir, être, …</text:span></text:p>
      <text:p text:style-name="Standard"><text:span text:style-name="texte_20_par_20_défaut">›adjectif</text:span><text:span text:style-name="T274"><text:tab/><text:tab/><text:tab/><text:tab/><text:tab/><text:tab/><text:tab/><text:tab/><text:tab/><text:tab/> <text:s text:c="5"/></text:span><text:span text:style-name="référence"><text:span text:style-name="T278">TG(I</text:span></text:span><text:span text:style-name="référence"><text:span text:style-name="T284">I</text:span></text:span><text:span text:style-name="référence"><text:span text:style-name="T278">.3.</text:span></text:span><text:span text:style-name="référence"><text:span text:style-name="T281">2</text:span></text:span><text:span text:style-name="référence"><text:span text:style-name="T278">, pp. </text:span></text:span><text:span text:style-name="référence"><text:span text:style-name="T280">10</text:span></text:span><text:span text:style-name="référence"><text:span text:style-name="T281">4-</text:span></text:span><text:span text:style-name="référence"><text:span text:style-name="T280">)</text:span></text:span></text:p>
      <text:p text:style-name="Standard"><text:tab/><text:tab/><text:span text:style-name="exemple">…, rapide, lent, immobile, …</text:span></text:p>
      <text:p text:style-name="Standard"><text:span text:style-name="texte_20_par_20_défaut">déterminant<text:tab/><text:tab/><text:tab/><text:tab/><text:tab/><text:tab/><text:tab/><text:tab/><text:tab/><text:tab/> <text:s text:c="5"/></text:span><text:span text:style-name="référence">TG(</text:span><text:span text:style-name="référence"><text:span text:style-name="T936">I</text:span></text:span><text:span text:style-name="référence">I.3.3, pp. 106-)</text:span></text:p>
      <text:p text:style-name="Standard"><text:span text:style-name="texte_20_par_20_défaut"><text:tab/>›article défini</text:span></text:p>
      <text:p text:style-name="Standard"><text:span text:style-name="exemple"><text:tab/><text:tab/>le, la, les</text:span></text:p>
      <text:p text:style-name="Standard"><text:span text:style-name="texte_20_par_20_défaut"><text:tab/>›forme contractée de l’article défini</text:span></text:p>
      <text:p text:style-name="Standard"><text:span text:style-name="exemple"><text:tab/><text:tab/>du, des, au, aux</text:span></text:p>
      <text:p text:style-name="Standard"><text:span text:style-name="texte_20_par_20_défaut"><text:tab/></text:span><text:span text:style-name="texte_20_par_20_défaut"><text:span text:style-name="T331">›</text:span></text:span><text:span text:style-name="texte_20_par_20_défaut"><text:span text:style-name="T275">forme agglutinée </text:span></text:span><text:span text:style-name="texte_20_par_20_défaut"><text:span text:style-name="T276">de l’article défini </text:span></text:span></text:p>
      <text:p text:style-name="Standard"><text:span text:style-name="exemple"><text:tab/><text:tab/>ledit, ladite, lesdites, audit, audite, auxdits, auxdites</text:span></text:p>
      <text:p text:style-name="Standard"><text:tab/><text:span text:style-name="texte_20_par_20_défaut">›article indéfini</text:span></text:p>
      <text:p text:style-name="Standard"><text:span text:style-name="exemple"><text:tab/><text:tab/>un, une, des</text:span></text:p>
      <text:p text:style-name="Standard"><text:tab/><text:span text:style-name="texte_20_par_20_défaut">›article partitif</text:span></text:p>
      <text:p text:style-name="Standard"><text:span text:style-name="exemple"><text:tab/><text:tab/>du, de la, des</text:span></text:p>
      <text:p text:style-name="Standard"><text:span text:style-name="texte_20_par_20_défaut"><text:tab/>›déterminant possessif</text:span></text:p>
      <text:p text:style-name="Standard"><text:span text:style-name="exemple"><text:tab/><text:tab/>mon, ma, mes, notre, nos, ton, ta, tes, votre, vos, son, sa, ses, leur, leurs</text:span></text:p>
      <text:p text:style-name="Standard"><text:span text:style-name="texte_20_par_20_défaut"><text:tab/>›déterminant démonstratif</text:span></text:p>
      <text:p text:style-name="Standard"><text:span text:style-name="exemple"><text:tab/><text:tab/>ce, cet, cette, ces</text:span></text:p>
      <text:p text:style-name="Standard"><text:span text:style-name="texte_20_par_20_défaut"><text:tab/>›déterminant interrogatif</text:span></text:p>
      <text:p text:style-name="Standard"><text:span text:style-name="exemple"><text:tab/><text:tab/>quel(l)(e)(s), combien de</text:span></text:p>
      <text:p text:style-name="Standard"><text:span text:style-name="texte_20_par_20_défaut"><text:tab/>›déterminant indéfini</text:span></text:p>
      <text:p text:style-name="Standard"><text:span text:style-name="exemple"><text:tab/><text:tab/>…, aucun(e), certain(e)(s), plusieurs, chaque, tous/tout(e)(s), …</text:span></text:p>
      <text:p text:style-name="Standard"><text:span text:style-name="texte_20_par_20_défaut"><text:tab/>›déterminant exclamatif</text:span></text:p>
      <text:p text:style-name="Standard"><text:span text:style-name="exemple"><text:tab/><text:tab/>quel(l)(e)(s), combien de, que de</text:span></text:p>
      <text:p text:style-name="Standard"><text:span text:style-name="texte_20_par_20_défaut"><text:tab/>›déterminant numéral cardinal</text:span></text:p>
      <text:p text:style-name="Standard"><text:span text:style-name="exemple"><text:tab/><text:tab/>un, deux, trois, …</text:span></text:p>
      <text:p text:style-name="Standard"><text:span text:style-name="texte_20_par_20_défaut"><text:tab/>›déterminant numéral ordinal</text:span></text:p>
      <text:p text:style-name="Standard"><text:span text:style-name="exemple"><text:tab/><text:tab/>premier, deuxième, troisième, …</text:span></text:p>
      <text:p text:style-name="Standard"><text:span text:style-name="texte_20_par_20_défaut"/></text:p>
      <text:p text:style-name="Standard"><text:span text:style-name="texte_20_par_20_défaut"/></text:p>
      <text:p text:style-name="Standard"><text:soft-page-break/><text:span text:style-name="texte_20_par_20_défaut"><text:tab/>›déterminant relatif </text:span></text:p>
      <text:p text:style-name="Standard"><text:span text:style-name="exemple"><text:tab/><text:tab/>lequel/auquel</text:span></text:p>
      <text:p text:style-name="Standard"><text:span text:style-name="texte_20_par_20_défaut">pronom</text:span></text:p>
      <text:p text:style-name="Standard"><text:span text:style-name="texte_20_par_20_défaut"><text:tab/>›pronom personnel</text:span></text:p>
      <text:p text:style-name="Standard"><text:span text:style-name="exemple"><text:tab/><text:tab/>je, tu, il(s), elle(s), on, nous, vous, moi, toi, lui, eux, me, te, le, la, les, leur</text:span></text:p>
      <text:p text:style-name="Standard"><text:span text:style-name="texte_20_par_20_défaut"><text:tab/>›pronom possessif</text:span></text:p>
      <text:p text:style-name="Standard"><text:tab/><text:tab/><text:span text:style-name="exemple">le mien, la mienne, les miens, les miennes, le nôtre, les nôtres, le tien, …, le sien, …,</text:span></text:p>
      <text:p text:style-name="Standard"><text:span text:style-name="exemple"><text:tab/><text:tab/>le leur, la leur, les leurs</text:span></text:p>
      <text:p text:style-name="Standard"><text:span text:style-name="texte_20_par_20_défaut"><text:tab/>›pronom démonstratif</text:span></text:p>
      <text:p text:style-name="Standard"><text:span text:style-name="exemple"><text:tab/><text:tab/>celui, celui-ci, celui-là, celle, …, ceux, …, ce (c’), cela, ça</text:span></text:p>
      <text:p text:style-name="Standard"><text:span text:style-name="texte_20_par_20_défaut"><text:tab/>›pronom indéfini</text:span></text:p>
      <text:p text:style-name="Standard"><text:span text:style-name="exemple"><text:tab/><text:tab/>…, personne, certains, quelques-uns, tout, chacun, … </text:span></text:p>
      <text:p text:style-name="Standard"><text:span text:style-name="texte_20_par_20_défaut"><text:tab/>›pronom interrogatif</text:span></text:p>
      <text:p text:style-name="Standard"><text:span text:style-name="exemple"><text:tab/><text:tab/>qui, que, quoi, lequel (lesquels, laquelle, lesquels...), qui est-ce qui, qu’est-ce que ?</text:span></text:p>
      <text:p text:style-name="Standard"><text:span text:style-name="texte_20_par_20_défaut"><text:tab/>›pronom relatif</text:span></text:p>
      <text:p text:style-name="Standard"><text:span text:style-name="exemple"><text:tab/><text:tab/>qui, que, quoi, dont, où, lequel, auquel, duquel</text:span></text:p>
      <text:p text:style-name="Standard"><text:span text:style-name="texte_20_par_20_défaut"><text:tab/>›pronom adverbial</text:span></text:p>
      <text:p text:style-name="Standard"><text:span text:style-name="exemple"><text:tab/><text:tab/>en, y</text:span></text:p>
      <text:p text:style-name="Standard"><text:span text:style-name="texte_20_par_20_défaut">›adverbe</text:span></text:p>
      <text:p text:style-name="Standard"><text:span text:style-name="exemple"><text:tab/><text:tab/>…, hier, vite, rapidement, donc, pourquoi, quand, ne/pas, aussi, moins, plus …</text:span></text:p>
      <text:p text:style-name="Standard"><text:span text:style-name="texte_20_par_20_défaut">›préposition</text:span></text:p>
      <text:p text:style-name="Standard"><text:span text:style-name="exemple"><text:tab/><text:tab/>…, à, pour, par, avec, chez, de, …, près de, à cause de, …</text:span></text:p>
      <text:p text:style-name="Standard"><text:span text:style-name="texte_20_par_20_défaut">conjonction</text:span></text:p>
      <text:p text:style-name="Standard"><text:span text:style-name="texte_20_par_20_défaut"><text:tab/>›conjonction de coordination</text:span></text:p>
      <text:p text:style-name="Standard"><text:span text:style-name="exemple"><text:tab/><text:tab/>mais, ou, et, or, ni, car</text:span></text:p>
      <text:p text:style-name="Standard"><text:span text:style-name="texte_20_par_20_défaut"><text:tab/>›conjonction de subordination</text:span></text:p>
      <text:p text:style-name="Standard"><text:span text:style-name="exemple"><text:tab/><text:tab/>que, si, quand, après que, pour que, afin que, au cas où, …</text:span></text:p>
      <text:p text:style-name="Standard"><text:span text:style-name="texte_20_par_20_défaut">›interjections et onomatopées</text:span></text:p>
      <text:p text:style-name="Standard"><text:span text:style-name="exemple"><text:tab/><text:tab/>…, oh, aïe, ciel, ah bon, …</text:span></text:p>
      <text:p text:style-name="Standard"/>
      <text:p text:style-name="Standard"><text:span text:style-name="titre_20_avec_20_numéro">(</text:span><text:span text:style-name="titre_20_avec_20_numéro"><text:span text:style-name="T320">A.</text:span></text:span><text:span text:style-name="titre_20_avec_20_numéro">03) reconnaître un COD(/COI)</text:span></text:p>
      <text:p text:style-name="Standard"/>
      <text:p text:style-name="Standard"><text:span text:style-name="texte_20_par_20_défaut"><text:span text:style-name="T671">(a) </text:span></text:span><text:span text:style-name="texte_20_par_20_défaut"><text:span text:style-name="T669">Ne pas utiliser la question </text:span></text:span><text:span text:style-name="texte_20_par_20_défaut"><text:span text:style-name="T676">(à/de) </text:span></text:span><text:span text:style-name="texte_20_par_20_défaut"><text:span text:style-name="T669">qui / quoi pour identifier un COD/COI</text:span></text:span></text:p>
      <text:p text:style-name="Standard"><text:span text:style-name="texte_20_par_20_défaut">Pourquoi est-ce que ça ne marche pas ?</text:span></text:p>
      <text:p text:style-name="Standard"><text:span text:style-name="T126"><text:tab/></text:span><text:span text:style-name="texte_20_par_20_défaut"><text:span text:style-name="T125">(✓)</text:span></text:span><text:span text:style-name="T125"> </text:span><text:span text:style-name="exemple">Il donne du pain à son frère.</text:span></text:p>
      <text:p text:style-name="Standard"><text:span text:style-name="T125"><text:tab/></text:span><text:span text:style-name="texte_20_par_20_défaut"><text:span text:style-name="T125">(!)</text:span></text:span><text:span text:style-name="T125"> </text:span><text:span text:style-name="exemple">Il est beau.</text:span></text:p>
      <text:p text:style-name="P106"><text:span text:style-name="exemple"><text:span text:style-name="T125"><text:tab/></text:span></text:span><text:span text:style-name="texte_20_par_20_défaut"><text:span text:style-name="T125">(!)</text:span></text:span><text:span text:style-name="exemple"><text:span text:style-name="T125"> </text:span></text:span><text:span text:style-name="exemple">Il </text:span><text:span text:style-name="exemple"><text:span text:style-name="T510">va chez sa mère.</text:span></text:span></text:p>
      <text:p text:style-name="Standard"/>
      <text:p text:style-name="Standard"><text:span text:style-name="texte_20_par_20_défaut"><text:span text:style-name="T671">(b) </text:span></text:span><text:span text:style-name="texte_20_par_20_défaut"><text:span text:style-name="T669">Ne pas dire qu’on reconnaît un COI à la présence d’une préposition au début du COI</text:span></text:span></text:p>
      <text:p text:style-name="Standard"><text:span text:style-name="texte_20_par_20_défaut">Pourquoi est-ce que ça ne marche pas ?</text:span></text:p>
      <text:p text:style-name="Standard"><text:span text:style-name="T75"><text:tab/></text:span><text:span text:style-name="texte_20_par_20_défaut"><text:span text:style-name="T77">(✓)</text:span></text:span><text:span text:style-name="T77"> </text:span><text:span text:style-name="exemple"><text:span text:style-name="T220">Il donne l’eau à son frère.</text:span></text:span></text:p>
      <text:p text:style-name="Standard"><text:span text:style-name="T77"><text:tab/></text:span><text:span text:style-name="texte_20_par_20_défaut"><text:span text:style-name="T77">(✓)</text:span></text:span><text:span text:style-name="T77"> </text:span><text:span text:style-name="exemple"><text:span text:style-name="T220">Je me souviens de mes parents.</text:span></text:span></text:p>
      <text:p text:style-name="Standard"><text:span text:style-name="T77"><text:tab/></text:span><text:span text:style-name="texte_20_par_20_défaut"><text:span text:style-name="T77">(!)</text:span></text:span><text:span text:style-name="T77"> </text:span><text:span text:style-name="exemple"><text:span text:style-name="T220">Il de donne de l’eau à son frère.</text:span></text:span></text:p>
      <text:p text:style-name="Standard"><text:span text:style-name="T77"><text:tab/></text:span><text:span text:style-name="texte_20_par_20_défaut"><text:span text:style-name="T77">(!)</text:span></text:span><text:span text:style-name="T77"> </text:span><text:span text:style-name="exemple"><text:span text:style-name="T220">Il lui a donné près de quarante euros.</text:span></text:span></text:p>
      <text:p text:style-name="Standard"><text:soft-page-break/><text:span text:style-name="texte_20_par_20_défaut"><text:span text:style-name="T671">(c) </text:span></text:span><text:span text:style-name="texte_20_par_20_défaut"><text:span text:style-name="T670">L</text:span></text:span><text:span text:style-name="texte_20_par_20_défaut"><text:span text:style-name="T669">e COS n’est pas une notion à enseigner</text:span></text:span></text:p>
      <text:p text:style-name="Standard"><text:span text:style-name="texte_20_par_20_défaut">Elle n’apparaît pas dans la </text:span><text:span text:style-name="texte_20_par_20_défaut"><text:span text:style-name="T2">Terminologie Grammaticale</text:span></text:span><text:span text:style-name="texte_20_par_20_défaut">.</text:span></text:p>
      <text:p text:style-name="Standard"><text:span text:style-name="texte_20_par_20_défaut">&gt; Ne parler que de COI aux élèves.</text:span></text:p>
      <text:p text:style-name="Standard"/>
      <text:p text:style-name="Standard"><text:span text:style-name="texte_20_par_20_défaut"><text:span text:style-name="T672">(d) </text:span></text:span><text:span text:style-name="texte_20_par_20_défaut"><text:span text:style-name="T37">Je vais à Paris</text:span></text:span><text:span text:style-name="texte_20_par_20_défaut"><text:span text:style-name="T669"> : comment analyser « à Paris » ?</text:span></text:span></text:p>
      <text:p text:style-name="Standard"><text:span text:style-name="texte_20_par_20_défaut">Dans </text:span><text:span text:style-name="exemple">Je vais à Paris</text:span><text:span text:style-name="texte_20_par_20_défaut">, « à Paris » est à analyser comme un COI, et non comme</text:span><text:tab/> <text:s text:c="10"/><text:span text:style-name="référence"><text:span text:style-name="T278">TG(I.</text:span></text:span><text:span text:style-name="référence"><text:span text:style-name="T283">1</text:span></text:span><text:span text:style-name="référence"><text:span text:style-name="T282">.</text:span></text:span><text:span text:style-name="référence"><text:span text:style-name="T283">3</text:span></text:span><text:span text:style-name="référence"><text:span text:style-name="T278">, p. </text:span></text:span><text:span text:style-name="référence"><text:span text:style-name="T283">15</text:span></text:span><text:span text:style-name="référence"><text:span text:style-name="T280">)</text:span></text:span></text:p>
      <text:p text:style-name="Standard"><text:span text:style-name="texte_20_par_20_défaut">un CC de lieu.</text:span></text:p>
      <text:p text:style-name="Standard"/>
      <text:p text:style-name="P239"><text:bookmark text:name="char-node"/><text:span text:style-name="texte_20_par_20_défaut"><text:span text:style-name="T673">➱ </text:span></text:span><text:span text:style-name="texte_20_par_20_défaut"><text:span text:style-name="T669">Comment distinguer CC / attribut du sujet / COD / COI ?</text:span></text:span><text:tab/><text:tab/><text:tab/> <text:s text:c="5"/><text:span text:style-name="référence"><text:span text:style-name="T174">TG(</text:span></text:span><text:span text:style-name="référence"><text:span text:style-name="T190">I</text:span></text:span><text:span text:style-name="référence"><text:span text:style-name="T174">I.</text:span></text:span><text:span text:style-name="référence"><text:span text:style-name="T175">2</text:span></text:span><text:span text:style-name="référence"><text:span text:style-name="T176">.</text:span></text:span><text:span text:style-name="référence"><text:span text:style-name="T175">3</text:span></text:span><text:span text:style-name="référence"><text:span text:style-name="T176">.1</text:span></text:span><text:span text:style-name="référence"><text:span text:style-name="T174">, p. </text:span></text:span><text:span text:style-name="référence"><text:span text:style-name="T175">84</text:span></text:span><text:span text:style-name="référence"><text:span text:style-name="T177">)</text:span></text:span></text:p>
      <text:p text:style-name="P239"/>
      <text:p text:style-name="P239"><text:span text:style-name="texte_20_par_20_défaut"><text:tab/>(1) est-ce un CC ?</text:span><text:tab/><text:tab/><text:tab/><text:tab/><text:tab/><text:tab/><text:tab/><text:tab/> <text:s/><text:span text:style-name="référence"><text:span text:style-name="T174">TG(</text:span></text:span><text:span text:style-name="référence"><text:span text:style-name="T190">I</text:span></text:span><text:span text:style-name="référence"><text:span text:style-name="T174">I.</text:span></text:span><text:span text:style-name="référence"><text:span text:style-name="T178">2.4</text:span></text:span><text:span text:style-name="référence"><text:span text:style-name="T174">, p</text:span></text:span><text:span text:style-name="référence"><text:span text:style-name="T179">p</text:span></text:span><text:span text:style-name="référence"><text:span text:style-name="T174">. </text:span></text:span><text:span text:style-name="référence"><text:span text:style-name="T179">92-93</text:span></text:span><text:span text:style-name="référence"><text:span text:style-name="T177">)</text:span></text:span></text:p>
      <text:p text:style-name="P239"><text:span text:style-name="texte_20_par_20_défaut"><text:tab/>(2) est-ce un attribut du sujet ?</text:span></text:p>
      <text:p text:style-name="P239"><text:span text:style-name="texte_20_par_20_défaut"><text:tab/>(3) peut-on pronominaliser par </text:span><text:span text:style-name="texte_20_par_20_défaut"><text:span text:style-name="T2">le</text:span></text:span><text:span text:style-name="texte_20_par_20_défaut"><text:span text:style-name="T46">, </text:span></text:span><text:span text:style-name="texte_20_par_20_défaut"><text:span text:style-name="T2">la</text:span></text:span><text:span text:style-name="texte_20_par_20_défaut"><text:span text:style-name="T46">,</text:span></text:span><text:span text:style-name="texte_20_par_20_défaut"><text:span text:style-name="T2"> les</text:span></text:span><text:span text:style-name="texte_20_par_20_défaut"><text:span text:style-name="T46"> ? → COD</text:span></text:span></text:p>
      <text:p text:style-name="P239"><text:span text:style-name="texte_20_par_20_défaut"><text:span text:style-name="T46"><text:tab/>(4) peut-on pronominaliser par </text:span></text:span><text:span text:style-name="texte_20_par_20_défaut"><text:span text:style-name="T2">lui, leur </text:span></text:span><text:span text:style-name="texte_20_par_20_défaut"><text:span text:style-name="T46">?→ COI</text:span></text:span></text:p>
      <text:p text:style-name="P239"><text:span text:style-name="texte_20_par_20_défaut"><text:span text:style-name="T46"><text:tab/>(5) peut-on pronominaliser par </text:span></text:span><text:span text:style-name="texte_20_par_20_défaut"><text:span text:style-name="T2">y</text:span></text:span><text:span text:style-name="texte_20_par_20_défaut"><text:span text:style-name="T46"> </text:span></text:span><text:span text:style-name="texte_20_par_20_défaut"><text:span text:style-name="T75">? → COI</text:span></text:span></text:p>
      <text:p text:style-name="P239"><text:span text:style-name="texte_20_par_20_défaut"><text:span text:style-name="T75"><text:tab/>(6) peut-on pronominaliser par </text:span></text:span><text:span text:style-name="texte_20_par_20_défaut"><text:span text:style-name="T20">en</text:span></text:span><text:span text:style-name="texte_20_par_20_défaut"><text:span text:style-name="T75"> ? → COD ou COI</text:span></text:span></text:p>
      <text:p text:style-name="Standard"/>
      <text:p text:style-name="P129"><text:span text:style-name="titre_20_avec_20_numéro">(</text:span><text:span text:style-name="titre_20_avec_20_numéro"><text:span text:style-name="T320">A.</text:span></text:span><text:span text:style-name="titre_20_avec_20_numéro">04) Pour identifier le sujet d’un verbe, ne pas poser la question « qui fait l’action ? »</text:span></text:p>
      <text:p text:style-name="Standard"/>
      <text:p text:style-name="Standard"><text:span text:style-name="texte_20_par_20_défaut">Pourquoi est-ce que ça ne marche pas ?</text:span></text:p>
      <text:p text:style-name="Standard"><text:span text:style-name="T76"><text:tab/></text:span><text:span text:style-name="texte_20_par_20_défaut"><text:span text:style-name="T76">(</text:span></text:span><text:span text:style-name="texte_20_par_20_défaut"><text:span text:style-name="T124">✓</text:span></text:span><text:span text:style-name="texte_20_par_20_défaut"><text:span text:style-name="T76">)</text:span></text:span><text:span text:style-name="T76"> </text:span><text:span text:style-name="exemple"><text:span text:style-name="T221">Jean coupe du bois.</text:span></text:span></text:p>
      <text:p text:style-name="P107"><text:span text:style-name="exemple"><text:span text:style-name="T76"><text:tab/></text:span></text:span><text:span text:style-name="texte_20_par_20_défaut"><text:span text:style-name="T76">(!)</text:span></text:span><text:span text:style-name="exemple"><text:span text:style-name="T76"> </text:span></text:span><text:span text:style-name="exemple"><text:span text:style-name="T453">Viens </text:span></text:span><text:span text:style-name="exemple"><text:span text:style-name="T221">!</text:span></text:span></text:p>
      <text:p text:style-name="Standard"><text:span text:style-name="T75"><text:tab/></text:span><text:span text:style-name="texte_20_par_20_défaut"><text:span text:style-name="T75">(!)</text:span></text:span><text:span text:style-name="T75"> </text:span><text:span text:style-name="exemple"><text:span text:style-name="T219">Il pleut.</text:span></text:span></text:p>
      <text:p text:style-name="Standard"><text:span text:style-name="T75"><text:tab/></text:span><text:span text:style-name="texte_20_par_20_défaut"><text:span text:style-name="T75">(!)</text:span></text:span><text:span text:style-name="T75"> </text:span><text:span text:style-name="exemple"><text:span text:style-name="T219">Le bois est coupé par Jean.</text:span></text:span></text:p>
      <text:p text:style-name="Standard"/>
      <text:p text:style-name="P240"><text:bookmark text:name="char-node1"/><text:span text:style-name="texte_20_par_20_défaut"><text:span text:style-name="T673">➱ </text:span></text:span><text:span text:style-name="texte_20_par_20_défaut"><text:span text:style-name="T669">Comment </text:span></text:span><text:span text:style-name="texte_20_par_20_défaut"><text:span text:style-name="T674">identifier le sujet d’un verbe ?</text:span></text:span></text:p>
      <text:p text:style-name="P240"><text:span text:style-name="texte_20_par_20_défaut"><text:span text:style-name="T212"><text:tab/></text:span></text:span><text:span text:style-name="texte_20_par_20_défaut"><text:span text:style-name="T77">- </text:span></text:span><text:span text:style-name="texte_20_par_20_défaut"><text:span text:style-name="T80">l’accord de la personne grammaticale (1S, 2S, 3S, 1P, 2P, 3P) entre le verbe et son sujet</text:span></text:span></text:p>
      <text:p text:style-name="P240"><text:span text:style-name="texte_20_par_20_défaut"><text:span text:style-name="T77"><text:tab/>- </text:span></text:span><text:span text:style-name="texte_20_par_20_défaut"><text:span text:style-name="T80">la pince « c’est... qui... »</text:span></text:span></text:p>
      <text:p text:style-name="P100"/>
      <text:p text:style-name="Standard"><text:span text:style-name="titre_20_avec_20_numéro"/></text:p>
      <text:p text:style-name="P225"><text:span text:style-name="titre_20_avec_20_numéro">(</text:span><text:span text:style-name="titre_20_avec_20_numéro"><text:span text:style-name="T320">A.</text:span></text:span><text:span text:style-name="titre_20_avec_20_numéro">05) le prédicat est une notion qui peut être enseignée</text:span></text:p>
      <text:p text:style-name="Standard"><text:span text:style-name="texte_20_par_20_défaut"><text:span text:style-name="T75">Cette notion </text:span></text:span><text:span text:style-name="texte_20_par_20_défaut"><text:span text:style-name="T78">apparaît dans la </text:span></text:span><text:span text:style-name="texte_20_par_20_défaut"><text:span text:style-name="T21">Terminologie Grammaticale</text:span></text:span><text:span text:style-name="texte_20_par_20_défaut"><text:span text:style-name="T78">.</text:span></text:span><text:span text:style-name="T78"><text:tab/><text:tab/><text:tab/><text:tab/> <text:s text:c="4"/></text:span><text:span text:style-name="référence"><text:span text:style-name="T174">TG(</text:span></text:span><text:span text:style-name="référence"><text:span text:style-name="T190">I</text:span></text:span><text:span text:style-name="référence"><text:span text:style-name="T174">I.</text:span></text:span><text:span text:style-name="référence"><text:span text:style-name="T173">1.9.1</text:span></text:span><text:span text:style-name="référence"><text:span text:style-name="T174">, pp. </text:span></text:span><text:span text:style-name="référence"><text:span text:style-name="T173">80</text:span></text:span><text:span text:style-name="référence"><text:span text:style-name="T180">-</text:span></text:span><text:span text:style-name="référence"><text:span text:style-name="T177">)</text:span></text:span></text:p>
      <text:p text:style-name="Standard"/>
      <text:p text:style-name="P158"><text:span text:style-name="texte_20_par_20_défaut">Le pr</text:span><text:span text:style-name="texte_20_par_20_défaut"><text:span text:style-name="T983">édicat ne se confond pas avec le groupe verbal ; le prédicat est une fonction, <text:s text:c="6"/></text:span></text:span><text:span text:style-name="référence"><text:span text:style-name="T174">TG(</text:span></text:span><text:span text:style-name="référence"><text:span text:style-name="T190">I</text:span></text:span><text:span text:style-name="référence"><text:span text:style-name="T174">I.</text:span></text:span><text:span text:style-name="référence"><text:span text:style-name="T202">1.</text:span></text:span><text:span text:style-name="référence"><text:span text:style-name="T203">1</text:span></text:span><text:span text:style-name="référence"><text:span text:style-name="T174">, pp. </text:span></text:span><text:span text:style-name="référence"><text:span text:style-name="T203">12-</text:span></text:span><text:span text:style-name="référence"><text:span text:style-name="T177">)</text:span></text:span></text:p>
      <text:p text:style-name="P158"><text:span text:style-name="texte_20_par_20_défaut"><text:span text:style-name="T983">le groupe verbal est l’un des éléments de la phrase avec le groupe sujet et le groupe circonstanciel.</text:span></text:span></text:p>
      <text:p text:style-name="P159"><text:span text:style-name="texte_20_par_20_défaut"><text:span text:style-name="T984">Dans la phrase </text:span></text:span><text:span text:style-name="exemple"><text:span text:style-name="T984">Excellent ce rôti</text:span></text:span><text:span text:style-name="texte_20_par_20_défaut"><text:span text:style-name="T984">, le prédicat est </text:span></text:span><text:span text:style-name="exemple"><text:span text:style-name="T984">Excellent</text:span></text:span><text:span text:style-name="texte_20_par_20_défaut"><text:span text:style-name="T984"> et le sujet </text:span></text:span><text:span text:style-name="exemple"><text:span text:style-name="T984">ce rôti</text:span></text:span><text:span text:style-name="texte_20_par_20_défaut"><text:span text:style-name="T984"> mais <text:s/><text:tab/> <text:s text:c="4"/></text:span></text:span><text:span text:style-name="référence"><text:span text:style-name="T174">TG(</text:span></text:span><text:span text:style-name="référence"><text:span text:style-name="T190">I</text:span></text:span><text:span text:style-name="référence"><text:span text:style-name="T174">I.</text:span></text:span><text:span text:style-name="référence"><text:span text:style-name="T204">1.9.1</text:span></text:span><text:span text:style-name="référence"><text:span text:style-name="T174">, pp. </text:span></text:span><text:span text:style-name="référence"><text:span text:style-name="T204">80</text:span></text:span><text:span text:style-name="référence"><text:span text:style-name="T180">-</text:span></text:span><text:span text:style-name="référence"><text:span text:style-name="T177">)</text:span></text:span></text:p>
      <text:p text:style-name="P159"><text:span text:style-name="texte_20_par_20_défaut"><text:span text:style-name="T984">il n’y a pas ici de groupe verbal.</text:span></text:span></text:p>
      <text:p text:style-name="P159"><text:span text:style-name="texte_20_par_20_défaut"/></text:p>
      <text:p text:style-name="P606"><text:span text:style-name="texte_20_par_20_défaut"><text:span text:style-name="T1023">La </text:span></text:span><text:span text:style-name="texte_20_par_20_défaut"><text:span text:style-name="T17">Terminologie Grammaticale</text:span></text:span><text:span text:style-name="texte_20_par_20_défaut"><text:span text:style-name="T1023"> note cependant que</text:span></text:span></text:p>
      <text:p text:style-name="P637"><text:span text:style-name="texte_20_par_20_défaut">L’intérêt d’introduire un terme nouveau qui corresponde à la fonction du groupe verbal (par exemple « prédicat ») est très limité car le groupe verbal a toujours la même fonction (tandis que les autres groupes de mots ont des fonctions variables).</text:span></text:p>
      <text:p text:style-name="P637"><text:span text:style-name="texte_20_par_20_défaut"><text:span text:style-name="T174"><text:tab/><text:tab/><text:tab/><text:tab/><text:tab/><text:tab/><text:tab/><text:tab/><text:tab/><text:tab/> <text:s text:c="10"/></text:span></text:span><text:span text:style-name="référence"><text:span text:style-name="T174">TG(</text:span></text:span><text:span text:style-name="référence"><text:span text:style-name="T190">I</text:span></text:span><text:span text:style-name="référence"><text:span text:style-name="T174">.</text:span></text:span><text:span text:style-name="référence"><text:span text:style-name="T204">1.</text:span></text:span><text:span text:style-name="référence"><text:span text:style-name="T207">6</text:span></text:span><text:span text:style-name="référence"><text:span text:style-name="T174">, p. </text:span></text:span><text:span text:style-name="référence"><text:span text:style-name="T207">20, note 6</text:span></text:span><text:span text:style-name="référence"><text:span text:style-name="T177">)</text:span></text:span></text:p>
      <text:p text:style-name="P159"><text:span text:style-name="texte_20_par_20_défaut"/></text:p>
      <text:p text:style-name="Standard"><text:span text:style-name="titre_20_avec_20_numéro">(</text:span><text:span text:style-name="titre_20_avec_20_numéro"><text:span text:style-name="T320">A.</text:span></text:span><text:span text:style-name="titre_20_avec_20_numéro">06) « </text:span><text:span text:style-name="titre_20_avec_20_numéro"><text:span text:style-name="T46">donc</text:span></text:span><text:span text:style-name="titre_20_avec_20_numéro"><text:span text:style-name="T2"> »</text:span></text:span><text:span text:style-name="titre_20_avec_20_numéro"> est un adverbe</text:span></text:p>
      <text:p text:style-name="P151"><text:span text:style-name="texte_20_par_20_défaut"><text:span text:style-name="T79"/></text:span></text:p>
      <text:p text:style-name="P151"><text:span text:style-name="texte_20_par_20_défaut"><text:span text:style-name="T79">Le mot </text:span></text:span><text:span text:style-name="exemple"><text:span text:style-name="T222">donc</text:span></text:span><text:span text:style-name="texte_20_par_20_défaut"><text:span text:style-name="T79"> ne fait pas partie des conjonctions de coordination.</text:span></text:span><text:span text:style-name="T79"><text:tab/></text:span><text:span text:style-name="T78"><text:tab/><text:tab/> <text:s text:c="5"/></text:span><text:span text:style-name="référence"><text:span text:style-name="T174">TG(</text:span></text:span><text:span text:style-name="référence"><text:span text:style-name="T190">I</text:span></text:span><text:span text:style-name="référence"><text:span text:style-name="T174">I.</text:span></text:span><text:span text:style-name="référence"><text:span text:style-name="T181">3</text:span></text:span><text:span text:style-name="référence"><text:span text:style-name="T173">.</text:span></text:span><text:span text:style-name="référence"><text:span text:style-name="T181">7</text:span></text:span><text:span text:style-name="référence"><text:span text:style-name="T173">.1</text:span></text:span><text:span text:style-name="référence"><text:span text:style-name="T174">, p. </text:span></text:span><text:span text:style-name="référence"><text:span text:style-name="T182">131</text:span></text:span><text:span text:style-name="référence"><text:span text:style-name="T177">)</text:span></text:span></text:p>
      <text:p text:style-name="P153"><text:span text:style-name="texte_20_par_20_défaut"><text:span text:style-name="T200">La </text:span></text:span><text:span text:style-name="texte_20_par_20_défaut"><text:span text:style-name="T829">Terminologie Grammaticale</text:span></text:span><text:span text:style-name="texte_20_par_20_défaut"><text:span text:style-name="T200"> cite les conjonctions de coordination suivantes : </text:span></text:span><text:span text:style-name="texte_20_par_20_défaut"><text:span text:style-name="T27">mais, ou, et, or, ni, car</text:span></text:span><text:span text:style-name="texte_20_par_20_défaut"><text:span text:style-name="T200">. La liste semble exhaustive.</text:span></text:span></text:p>
      <text:p text:style-name="P151"><text:span text:style-name="GGF"/></text:p>
      <text:p text:style-name="P151"><text:span text:style-name="GGF"><text:span text:style-name="T330">[ </text:span></text:span><text:span text:style-name="GGF">GGF.1.</text:span><text:span text:style-name="GGF"><text:span text:style-name="T966">869-</text:span></text:span><text:span text:style-name="GGF"><text:span text:style-name="T948">870</text:span></text:span><text:span text:style-name="GGF"> </text:span><text:span text:style-name="GGF"><text:span text:style-name="T330">]</text:span></text:span></text:p>
      <text:p text:style-name="P151"><text:span text:style-name="GGF"><text:tab/></text:span><text:span text:style-name="GGF"><text:span text:style-name="T967">Même classification dans </text:span></text:span><text:span text:style-name="GGF"><text:span text:style-name="T6">La Grande Grammaire du Français :</text:span></text:span></text:p>
      <text:p text:style-name="P151"><text:span text:style-name="GGF"><text:span text:style-name="T330"><text:tab/>« </text:span></text:span><text:span text:style-name="GGF"><text:span text:style-name="T966">[l’</text:span></text:span><text:span text:style-name="GGF"><text:span text:style-name="T968">adverbe </text:span></text:span><text:span text:style-name="GGF"><text:span text:style-name="T5">donc</text:span></text:span><text:span text:style-name="GGF"><text:span text:style-name="T966">]</text:span></text:span><text:span text:style-name="GGF"><text:span text:style-name="T330"> </text:span></text:span><text:span text:style-name="GGF"><text:span text:style-name="T966">a la même mobilité que d’autres adverbes connecteurs comme </text:span></text:span><text:span text:style-name="GGF"><text:span text:style-name="T5">pourtant </text:span></text:span><text:span text:style-name="GGF"><text:span text:style-name="T49">»</text:span></text:span></text:p>
      <text:p text:style-name="P151"><text:span text:style-name="GGF"><text:span text:style-name="T5"><text:tab/></text:span></text:span><text:span text:style-name="GGF"><text:span text:style-name="T7"><text:tab/>Paul est content, donc il ira voir Marie.</text:span></text:span></text:p>
      <text:p text:style-name="P151"><text:span text:style-name="GGF"><text:span text:style-name="T7"><text:tab/><text:tab/>Il ira donc voir Marie.</text:span></text:span></text:p>
      <text:p text:style-name="P151"><text:span text:style-name="GGF"><text:span text:style-name="T7"><text:tab/><text:tab/>Il ira voir Marie, donc.</text:span></text:span></text:p>
      <text:p text:style-name="P151"><text:span text:style-name="GGF"><text:span text:style-name="T7"/></text:span></text:p>
      <text:p text:style-name="P152"><text:span text:style-name="GGF"><text:span text:style-name="T976">[ </text:span></text:span><text:span text:style-name="GGF"><text:span text:style-name="T975">GGF.2.</text:span></text:span><text:span text:style-name="GGF"><text:span text:style-name="T949">1985</text:span></text:span><text:span text:style-name="GGF"><text:span text:style-name="T975"> </text:span></text:span><text:span text:style-name="GGF"><text:span text:style-name="T976">]</text:span></text:span></text:p>
      <text:p text:style-name="P131"><text:span text:style-name="GGF"><text:span text:style-name="T976"><text:tab/></text:span></text:span><text:span text:style-name="GGF"><text:span text:style-name="T975">La liste des conjonctions de coordination reconnues par le GGF est bien plus étendue que celle donnée dans la TG : </text:span></text:span><text:span text:style-name="GGF"><text:span text:style-name="T8">car, et, mais, ni, ou, or, puis, soit… soit…</text:span></text:span><text:span text:style-name="GGF"><text:span text:style-name="T975"> (formes simples) et comme </text:span></text:span><text:span text:style-name="GGF"><text:span text:style-name="T8">c’est-à-dire, et puis, ou bien</text:span></text:span><text:span text:style-name="GGF"><text:span text:style-name="T50"> (formes complexes). </text:span></text:span><text:span text:style-name="GGF"><text:span text:style-name="T51">Ces listes semblent exhaustives </text:span></text:span><text:span text:style-name="GGF"><text:span text:style-name="T52">(pas de « etc. » à fin de ces deux listes).</text:span></text:span></text:p>
      <text:p text:style-name="P151"><text:span text:style-name="référence"><text:span text:style-name="T198"/></text:span></text:p>
      <text:p text:style-name="Standard"><text:span text:style-name="titre_20_avec_20_numéro">(</text:span><text:span text:style-name="titre_20_avec_20_numéro"><text:span text:style-name="T320">A.</text:span></text:span><text:span text:style-name="titre_20_avec_20_numéro">0</text:span><text:span text:style-name="titre_20_avec_20_numéro"><text:span text:style-name="T286">7</text:span></text:span><text:span text:style-name="titre_20_avec_20_numéro">) </text:span><text:span text:style-name="titre_20_avec_20_numéro"><text:span text:style-name="T287">p</text:span></text:span><text:span text:style-name="titre_20_avec_20_numéro"><text:span text:style-name="T47">articipe passé ou adjectif ?</text:span></text:span></text:p>
      <text:p text:style-name="P154"><text:span text:style-name="texte_20_par_20_défaut"><text:span text:style-name="T201">La </text:span></text:span><text:span text:style-name="texte_20_par_20_défaut"><text:span text:style-name="T25">Terminologie Grammaticale</text:span></text:span><text:span text:style-name="texte_20_par_20_défaut"><text:span text:style-name="T288"> ne donne quasiment aucune information mais analyse</text:span></text:span><text:span text:style-name="T288"> </text:span><text:span text:style-name="exemple"><text:span text:style-name="T288">étonnée</text:span></text:span><text:span text:style-name="T288"> </text:span><text:span text:style-name="texte_20_par_20_défaut"><text:span text:style-name="T288">dans</text:span></text:span></text:p>
      <text:p text:style-name="Standard"><text:tab/><text:span text:style-name="exemple"><text:span text:style-name="T288">Elle est étonnée par cette réaction.</text:span></text:span><text:span text:style-name="T288"><text:tab/><text:tab/><text:tab/><text:tab/><text:tab/><text:tab/> <text:s text:c="3"/></text:span><text:span text:style-name="référence"><text:span text:style-name="T174">TG(</text:span></text:span><text:span text:style-name="référence"><text:span text:style-name="T190">I</text:span></text:span><text:span text:style-name="référence"><text:span text:style-name="T174">I.</text:span></text:span><text:span text:style-name="référence"><text:span text:style-name="T181">3</text:span></text:span><text:span text:style-name="référence"><text:span text:style-name="T176">.</text:span></text:span><text:span text:style-name="référence"><text:span text:style-name="T183">9</text:span></text:span><text:span text:style-name="référence"><text:span text:style-name="T181">.</text:span></text:span><text:span text:style-name="référence"><text:span text:style-name="T183">5.2</text:span></text:span><text:span text:style-name="référence"><text:span text:style-name="T174">, p. </text:span></text:span><text:span text:style-name="référence"><text:span text:style-name="T182">1</text:span></text:span><text:span text:style-name="référence"><text:span text:style-name="T183">57</text:span></text:span><text:span text:style-name="référence"><text:span text:style-name="T177">)</text:span></text:span></text:p>
      <text:p text:style-name="Standard"><text:span text:style-name="texte_20_par_20_défaut">comme un participe passé utilisé pour former un « passif ».</text:span></text:p>
      <text:p text:style-name="Standard"/>
      <text:p text:style-name="P148"><text:span text:style-name="GGF">GGF.1.1</text:span><text:span text:style-name="GGF"><text:span text:style-name="T957">29 ; GGF.1.212 ; </text:span></text:span><text:span text:style-name="GGF"><text:span text:style-name="T958">GGF.1.649 </text:span></text:span><text:span text:style-name="GGF"><text:span text:style-name="T957">: </text:span></text:span><text:span text:style-name="GGF"><text:span text:style-name="T917">distinction entre participe passé et participe passif.</text:span></text:span></text:p>
      <text:p text:style-name="Standard"><text:span text:style-name="GGF"/></text:p>
      <text:p text:style-name="Standard"><text:span text:style-name="titre_20_avec_20_numéro"/></text:p>
      <text:p text:style-name="P225"><text:span text:style-name="titre_20_avec_20_numéro">(</text:span><text:span text:style-name="titre_20_avec_20_numéro"><text:span text:style-name="T320">A.</text:span></text:span><text:span text:style-name="titre_20_avec_20_numéro">0</text:span><text:span text:style-name="titre_20_avec_20_numéro"><text:span text:style-name="T321">8</text:span></text:span><text:span text:style-name="titre_20_avec_20_numéro">) </text:span><text:span text:style-name="titre_20_avec_20_numéro"><text:span text:style-name="T321">les types de phrase</text:span></text:span><text:span text:style-name="titre_20_avec_20_numéro"><text:span text:style-name="T918">s</text:span></text:span><text:span text:style-name="titre_20_avec_20_numéro"><text:span text:style-name="T321"> </text:span></text:span><text:span text:style-name="titre_20_avec_20_numéro"><text:span text:style-name="T918">et les formes de phrase</text:span></text:span></text:p>
      <text:p text:style-name="Standard"><text:span text:style-name="texte_20_par_20_défaut"><text:span text:style-name="T321">Une phrase est de type déclaratif, interrogatif ou impératif</text:span></text:span><text:span text:style-name="T321"><text:tab/><text:tab/><text:tab/><text:tab/> <text:s text:c="5"/></text:span><text:span text:style-name="référence"><text:span text:style-name="T174">TG(I.</text:span></text:span><text:span text:style-name="référence"><text:span text:style-name="T184">2.4</text:span></text:span><text:span text:style-name="référence"><text:span text:style-name="T174">, p</text:span></text:span><text:span text:style-name="référence"><text:span text:style-name="T184">p. 25-26</text:span></text:span><text:span text:style-name="référence"><text:span text:style-name="T177">)</text:span></text:span><text:span text:style-name="T321"> </text:span></text:p>
      <text:p text:style-name="Standard"><text:span text:style-name="texte_20_par_20_défaut"><text:span text:style-name="T321">(un seul type de phrase pour une phrase donnée). Une phrase peut n’avoir pas</text:span></text:span><text:span text:style-name="T321"><text:tab/> <text:s text:c="5"/></text:span><text:span text:style-name="référence"><text:span text:style-name="T174">TG(I.</text:span></text:span><text:span text:style-name="référence"><text:span text:style-name="T184">2.5</text:span></text:span><text:span text:style-name="référence"><text:span text:style-name="T174">, p</text:span></text:span><text:span text:style-name="référence"><text:span text:style-name="T184">p. 2</text:span></text:span><text:span text:style-name="référence"><text:span text:style-name="T185">6</text:span></text:span><text:span text:style-name="référence"><text:span text:style-name="T184">-2</text:span></text:span><text:span text:style-name="référence"><text:span text:style-name="T185">7</text:span></text:span><text:span text:style-name="référence"><text:span text:style-name="T177">)</text:span></text:span></text:p>
      <text:p text:style-name="Standard"><text:span text:style-name="texte_20_par_20_défaut"><text:span text:style-name="T321">de forme particulière ou être de forme </text:span></text:span><text:span text:style-name="texte_20_par_20_défaut"><text:span text:style-name="T651">négative, </text:span></text:span><text:span text:style-name="texte_20_par_20_défaut"><text:span text:style-name="T321">passive, exclamative,</text:span></text:span><text:span text:style-name="T321"> </text:span><text:span text:style-name="texte_20_par_20_défaut"><text:span text:style-name="T321">emphatique ou impersonnelle (=une phrase peut posséder </text:span></text:span><text:span text:style-name="texte_20_par_20_défaut"><text:span text:style-name="T322">0, 1 ou plusieurs</text:span></text:span><text:span text:style-name="texte_20_par_20_défaut"><text:span text:style-name="T321"> formes).</text:span></text:span></text:p>
      <text:p text:style-name="Standard"/>
      <text:p text:style-name="P121"><text:span text:style-name="titre_20_avec_20_numéro">(</text:span><text:span text:style-name="titre_20_avec_20_numéro"><text:span text:style-name="T320">A.</text:span></text:span><text:span text:style-name="titre_20_avec_20_numéro">0</text:span><text:span text:style-name="titre_20_avec_20_numéro"><text:span text:style-name="T933">9</text:span></text:span><text:span text:style-name="titre_20_avec_20_numéro">) « </text:span><text:span text:style-name="titre_20_avec_20_numéro"><text:span text:style-name="T698">Alice »</text:span></text:span><text:span text:style-name="titre_20_avec_20_numéro"><text:span text:style-name="T697"> est un groupe nominal, « </text:span></text:span><text:span text:style-name="titre_20_avec_20_numéro"><text:span text:style-name="T698">il »</text:span></text:span><text:span text:style-name="titre_20_avec_20_numéro"><text:span text:style-name="T700"> n’en est pas un, « </text:span></text:span><text:span text:style-name="titre_20_avec_20_numéro"><text:span text:style-name="T699">grand »</text:span></text:span><text:span text:style-name="titre_20_avec_20_numéro"><text:span text:style-name="T701"> n’en est pas un</text:span></text:span></text:p>
      <text:p text:style-name="P122"><text:span text:style-name="T934">Un groupe nominal peut être réduit à un nom propre ou à un nom commun.</text:span><text:tab/> <text:s text:c="4"/><text:span text:style-name="référence"><text:span text:style-name="T174">TG(</text:span></text:span><text:span text:style-name="référence"><text:span text:style-name="T173">Annexes</text:span></text:span><text:span text:style-name="référence"><text:span text:style-name="T174">, p.</text:span></text:span><text:span text:style-name="référence"><text:span text:style-name="T184"> </text:span></text:span><text:span text:style-name="référence"><text:span text:style-name="T173">185</text:span></text:span><text:span text:style-name="référence"><text:span text:style-name="T177">)</text:span></text:span></text:p>
      <text:p text:style-name="P123"><text:span text:style-name="texte_20_par_20_défaut"><text:span text:style-name="T188">D’après la page 185 de la </text:span></text:span><text:span text:style-name="texte_20_par_20_défaut"><text:span text:style-name="T25">Terminologie Grammaticale</text:span></text:span><text:span text:style-name="texte_20_par_20_défaut"><text:span text:style-name="T188">, un sujet peut être ou un groupe nominal ou un pronom, ou un infinitif ou une proposition <text:s/>subordonnée. Par conséquent un groupe nominal ne peut être un pronom. </text:span></text:span></text:p>
      <text:p text:style-name="P123"><text:span text:style-name="texte_20_par_20_défaut"><text:span text:style-name="T189">Même analyse p</text:span></text:span><text:span text:style-name="texte_20_par_20_défaut"><text:span text:style-name="T208">age</text:span></text:span><text:span text:style-name="texte_20_par_20_défaut"><text:span text:style-name="T189"> 14. (1.2).<text:tab/><text:tab/><text:tab/><text:tab/><text:tab/><text:tab/><text:tab/> <text:s text:c="10"/></text:span></text:span><text:span text:style-name="référence"><text:span text:style-name="T174">TG(I.</text:span></text:span><text:span text:style-name="référence"><text:span text:style-name="T194">1</text:span></text:span><text:span text:style-name="référence"><text:span text:style-name="T184">.</text:span></text:span><text:span text:style-name="référence"><text:span text:style-name="T194">2</text:span></text:span><text:span text:style-name="référence"><text:span text:style-name="T174">, p.</text:span></text:span><text:span text:style-name="référence"><text:span text:style-name="T184"> </text:span></text:span><text:span text:style-name="référence"><text:span text:style-name="T194">14</text:span></text:span><text:span text:style-name="référence"><text:span text:style-name="T177">)</text:span></text:span></text:p>
      <text:p text:style-name="P160"><text:span text:style-name="texte_20_par_20_défaut"><text:span text:style-name="T192">La page 16 de la </text:span></text:span><text:span text:style-name="texte_20_par_20_défaut"><text:span text:style-name="T26">Terminologie Grammaticale</text:span></text:span><text:span text:style-name="texte_20_par_20_défaut"><text:span text:style-name="T192"> contient un passage qui exclut <text:tab/> <text:s text:c="10"/></text:span></text:span><text:span text:style-name="référence"><text:span text:style-name="T174">TG(I.</text:span></text:span><text:span text:style-name="référence"><text:span text:style-name="T193">1</text:span></text:span><text:span text:style-name="référence"><text:span text:style-name="T184">.</text:span></text:span><text:span text:style-name="référence"><text:span text:style-name="T193">3</text:span></text:span><text:span text:style-name="référence"><text:span text:style-name="T174">, p</text:span></text:span><text:span text:style-name="référence"><text:span text:style-name="T184">. </text:span></text:span><text:span text:style-name="référence"><text:span text:style-name="T324">16</text:span></text:span><text:span text:style-name="référence"><text:span text:style-name="T177">)</text:span></text:span></text:p>
      <text:p text:style-name="P127"><text:span text:style-name="texte_20_par_20_défaut"><text:span text:style-name="T192">qu’un adjectif puisse à lui seul être un groupe nominal : ainsi </text:span></text:span><text:span text:style-name="exemple">grand</text:span><text:span text:style-name="texte_20_par_20_défaut"><text:span text:style-name="T192"> ne peut être considéré comme un groupe nominal.</text:span></text:span></text:p>
      <text:p text:style-name="P127"/>
      <text:p text:style-name="P140"><text:span text:style-name="titre_20_avec_20_numéro">(</text:span><text:span text:style-name="titre_20_avec_20_numéro"><text:span text:style-name="T320">A.</text:span></text:span><text:span text:style-name="titre_20_avec_20_numéro"><text:span text:style-name="T954">10</text:span></text:span><text:span text:style-name="titre_20_avec_20_numéro">) </text:span><text:span text:style-name="titre_20_avec_20_numéro"><text:span text:style-name="T702">PSR, proposition principale </text:span></text:span><text:span text:style-name="titre_20_avec_20_numéro"><text:span text:style-name="T703">et proposition indépendante</text:span></text:span></text:p>
      <text:p text:style-name="P140"><text:span text:style-name="T954">Dans une phrase complexe comme<text:tab/><text:tab/><text:tab/><text:tab/><text:tab/><text:tab/><text:tab/> </text:span><text:span text:style-name="référence"><text:span text:style-name="T174">TG(I.</text:span></text:span><text:span text:style-name="référence"><text:span text:style-name="T193">1</text:span></text:span><text:span text:style-name="référence"><text:span text:style-name="T184">.</text:span></text:span><text:span text:style-name="référence"><text:span text:style-name="T195">1 note 14</text:span></text:span><text:span text:style-name="référence"><text:span text:style-name="T174">, p</text:span></text:span><text:span text:style-name="référence"><text:span text:style-name="T184">. </text:span></text:span><text:span text:style-name="référence"><text:span text:style-name="T195">5</text:span></text:span><text:span text:style-name="référence"><text:span text:style-name="T325">2</text:span></text:span><text:span text:style-name="référence"><text:span text:style-name="T177">)</text:span></text:span></text:p>
      <text:p text:style-name="P141"><text:tab/><text:span text:style-name="exemple">Un sportif qui est fatigué doit se reposer.</text:span></text:p>
      <text:p text:style-name="P143">la PSR <text:span text:style-name="exemple">qui est fatigué</text:span> <text:span text:style-name="T46">dépend</text:span> de la proposition <text:span text:style-name="T669">principale </text:span><text:span text:style-name="exemple"><text:span text:style-name="T291">Un sportif doit se reposer.</text:span></text:span><text:span text:style-name="texte_20_par_20_défaut"><text:span text:style-name="T291"> </text:span></text:span><text:span text:style-name="texte_20_par_20_défaut"><text:span text:style-name="T312">Ici, l’expression « dépend de » a le sens particulier de « [dans le sens où] elle tient lieu d’un constituant de la principale » </text:span></text:span><text:span text:style-name="texte_20_par_20_défaut"><text:span text:style-name="T313">comme l’indique </text:span></text:span><text:span text:style-name="référence"><text:span text:style-name="T135">TG(I.</text:span></text:span><text:span text:style-name="référence"><text:span text:style-name="T143">1</text:span></text:span><text:span text:style-name="référence"><text:span text:style-name="T136">.</text:span></text:span><text:span text:style-name="référence"><text:span text:style-name="T134">1 note 14</text:span></text:span><text:span text:style-name="référence"><text:span text:style-name="T135">, p</text:span></text:span><text:span text:style-name="référence"><text:span text:style-name="T136">. </text:span></text:span><text:span text:style-name="référence"><text:span text:style-name="T134">5</text:span></text:span><text:span text:style-name="référence"><text:span text:style-name="T326">2</text:span></text:span><text:span text:style-name="référence"><text:span text:style-name="T139">)</text:span></text:span><text:span text:style-name="texte_20_par_20_défaut"><text:span text:style-name="T291">.</text:span></text:span></text:p>
      <text:p text:style-name="P143"><text:span text:style-name="texte_20_par_20_défaut"><text:span text:style-name="T291"/></text:span></text:p>
      <text:p text:style-name="P142"><text:span text:style-name="texte_20_par_20_défaut"><text:span text:style-name="T295">Cette phrase ne peut être analysée comme une proposition indépendante. En effet, <text:s text:c="9"/></text:span></text:span><text:span text:style-name="référence"><text:span text:style-name="T135">TG(I.</text:span></text:span><text:span text:style-name="référence"><text:span text:style-name="T144">2</text:span></text:span><text:span text:style-name="référence"><text:span text:style-name="T136">.</text:span></text:span><text:span text:style-name="référence"><text:span text:style-name="T144">3</text:span></text:span><text:span text:style-name="référence"><text:span text:style-name="T135">, p</text:span></text:span><text:span text:style-name="référence"><text:span text:style-name="T136">. </text:span></text:span><text:span text:style-name="référence"><text:span text:style-name="T144">24</text:span></text:span><text:span text:style-name="référence"><text:span text:style-name="T139">)</text:span></text:span></text:p>
      <text:p text:style-name="P142"><text:span text:style-name="texte_20_par_20_défaut"><text:span text:style-name="T295">il ne peut y avoir de proposition indépendante par subordination : la notion de proposition indépendante n’existe que pour des propositions reliées par coordination et par juxtaposition.</text:span></text:span></text:p>
      <text:p text:style-name="P124"><text:span text:style-name="référence"><text:span text:style-name="T139"/></text:span></text:p>
      <text:p text:style-name="P155">D’après la <text:span text:style-name="T2">Terminologie Grammaticale</text:span><text:span text:style-name="T46">, dans la tradition grammaticale française,<text:tab/> <text:s text:c="10"/></text:span><text:span text:style-name="référence"><text:span text:style-name="T135">TG(I.</text:span></text:span><text:span text:style-name="référence"><text:span text:style-name="T144">2</text:span></text:span><text:span text:style-name="référence"><text:span text:style-name="T136">.</text:span></text:span><text:span text:style-name="référence"><text:span text:style-name="T149">2</text:span></text:span><text:span text:style-name="référence"><text:span text:style-name="T135">, p</text:span></text:span><text:span text:style-name="référence"><text:span text:style-name="T136">. </text:span></text:span><text:span text:style-name="référence"><text:span text:style-name="T144">2</text:span></text:span><text:span text:style-name="référence"><text:span text:style-name="T149">3</text:span></text:span><text:span text:style-name="référence"><text:span text:style-name="T139">)</text:span></text:span></text:p>
      <text:p text:style-name="P125">l’expression « proposit<text:span text:style-name="T980">ion </text:span>subordonnée » est utilisée pour désigner une proposition incluse dans une </text:p>
      <text:p text:style-name="P126">« proposition principale ». Par exemple, <text:span text:style-name="exemple">quand le jour se lève</text:span> (dans <text:span text:style-name="exemple">Le facteur distribue le courrier quand le jour se lève</text:span>) est une proposition subordonnée incluse dans la proposition principale <text:span text:style-name="exemple">Le facteur distribue le courrier.</text:span></text:p>
      <text:p text:style-name="P126"><text:span text:style-name="exemple"/></text:p>
      <text:p text:style-name="P156"><text:span text:style-name="GGF"><text:span text:style-name="T976">[ </text:span></text:span><text:span text:style-name="GGF"><text:span text:style-name="T975">GGF.</text:span></text:span><text:span text:style-name="GGF"><text:span text:style-name="T950">1</text:span></text:span><text:span text:style-name="GGF"><text:span text:style-name="T975">.</text:span></text:span><text:span text:style-name="GGF"><text:span text:style-name="T950">46</text:span></text:span><text:span text:style-name="GGF"><text:span text:style-name="T975"> </text:span></text:span><text:span text:style-name="GGF"><text:span text:style-name="T976">]</text:span></text:span></text:p>
      <text:p text:style-name="P133"><text:span text:style-name="GGF"><text:span text:style-name="T976"><text:tab/></text:span></text:span><text:span text:style-name="GGF"><text:span text:style-name="T979">NB : D</text:span></text:span><text:span text:style-name="GGF"><text:span text:style-name="T977">ans la </text:span></text:span><text:span text:style-name="GGF"><text:span text:style-name="T9">Grande Grammaire du Français</text:span></text:span><text:span text:style-name="GGF"><text:span text:style-name="T54"> </text:span></text:span><text:span text:style-name="GGF"><text:span text:style-name="T951">le mot « proposition » est remplacé par </text:span></text:span><text:span text:style-name="GGF"><text:span text:style-name="T952">le <text:s/>mot</text:span></text:span><text:span text:style-name="GGF"><text:span text:style-name="T951"> « phrase », </text:span></text:span><text:span text:style-name="GGF"><text:span text:style-name="T952">mot que nous citons entre guillemets dans ce qui suit quand il désigne une « proposition ».</text:span></text:span></text:p>
      <text:p text:style-name="P133"><text:span text:style-name="GGF"><text:tab/></text:span><text:span text:style-name="GGF"><text:span text:style-name="T977">L</text:span></text:span><text:span text:style-name="GGF"><text:span text:style-name="T975">’</text:span></text:span><text:span text:style-name="GGF"><text:span text:style-name="T969">analyse </text:span></text:span><text:span text:style-name="GGF"><text:span text:style-name="T977">des propositions subordonnée</text:span></text:span><text:span text:style-name="GGF"><text:span text:style-name="T970">s </text:span></text:span><text:span text:style-name="GGF"><text:span text:style-name="T977">est tout</text:span></text:span><text:span text:style-name="GGF"><text:span text:style-name="T978">e</text:span></text:span><text:span text:style-name="GGF"><text:span text:style-name="T977"> autre dans la </text:span></text:span><text:span text:style-name="GGF"><text:span text:style-name="T9">Grande Grammaire du Français. </text:span></text:span><text:span text:style-name="GGF"><text:span text:style-name="T53">La phrase </text:span></text:span><text:span text:style-name="GGF"><text:span text:style-name="T9">Paul sait que Marie viendra</text:span></text:span><text:span text:style-name="GGF"><text:span text:style-name="T53"> est </text:span></text:span><text:span text:style-name="GGF"><text:span text:style-name="T55">ainsi </text:span></text:span><text:span text:style-name="GGF"><text:span text:style-name="T53">analysée comme une phrase indépendante </text:span></text:span><text:span text:style-name="GGF"><text:span text:style-name="T54">(car non « liée ») </text:span></text:span><text:span text:style-name="GGF"><text:span text:style-name="T53">f</text:span></text:span><text:span text:style-name="GGF"><text:span text:style-name="T54">ormée de la « phrase » subordonnée (=une proposition ayant une fonction) – </text:span></text:span><text:span text:style-name="GGF"><text:span text:style-name="T10">Marie viendra</text:span></text:span><text:span text:style-name="GGF"><text:span text:style-name="T54"> – liée à un verbe « de tête » ; </text:span></text:span><text:span text:style-name="GGF"><text:span text:style-name="T10">Paul sait</text:span></text:span><text:span text:style-name="GGF"><text:span text:style-name="T54"> n’est pas une « phrase principale » puisque que ces deux mots ne peuvent former une phrase complète.</text:span></text:span></text:p>
      <text:p text:style-name="P211"><text:soft-page-break/><text:span text:style-name="titre_20_avec_20_numéro"><text:span text:style-name="T188"/></text:span></text:p>
      <text:p text:style-name="P211"><text:span text:style-name="titre_20_avec_20_numéro"><text:span text:style-name="T188">(</text:span></text:span><text:span text:style-name="titre_20_avec_20_numéro"><text:span text:style-name="T196">A.</text:span></text:span><text:span text:style-name="titre_20_avec_20_numéro"><text:span text:style-name="T195">1</text:span></text:span><text:span text:style-name="titre_20_avec_20_numéro"><text:span text:style-name="T197">1</text:span></text:span><text:span text:style-name="titre_20_avec_20_numéro"><text:span text:style-name="T188">) </text:span></text:span><text:span text:style-name="titre_20_avec_20_numéro"><text:span text:style-name="T704">proposition infinitive ou groupe infinitif de fonction COD</text:span></text:span></text:p>
      <text:p text:style-name="P554"><text:span text:style-name="texte_20_par_20_défaut"><text:span text:style-name="T844">Une proposition infinitive doit avoir un sujet différent de celui de sa principale.<text:tab/> <text:s text:c="10"/></text:span></text:span><text:span text:style-name="référence"><text:span text:style-name="T838">TG(I.</text:span></text:span><text:span text:style-name="référence"><text:span text:style-name="T842">5</text:span></text:span><text:span text:style-name="référence"><text:span text:style-name="T839">.</text:span></text:span><text:span text:style-name="référence"><text:span text:style-name="T840">1</text:span></text:span><text:span text:style-name="référence"><text:span text:style-name="T838">, p</text:span></text:span><text:span text:style-name="référence"><text:span text:style-name="T839">. </text:span></text:span><text:span text:style-name="référence"><text:span text:style-name="T842">6</text:span></text:span><text:span text:style-name="référence"><text:span text:style-name="T876">2</text:span></text:span><text:span text:style-name="référence"><text:span text:style-name="T841">)</text:span></text:span></text:p>
      <text:p text:style-name="P554"><text:span text:style-name="texte_20_par_20_défaut"><text:span text:style-name="T844"/></text:span></text:p>
      <text:p text:style-name="P554"><text:span text:style-name="texte_20_par_20_défaut"><text:span text:style-name="T844">C’est le cas dans :</text:span></text:span></text:p>
      <text:p text:style-name="P554"><text:span text:style-name="texte_20_par_20_défaut"><text:span text:style-name="T844"><text:tab/></text:span></text:span><text:span text:style-name="exemple"><text:span text:style-name="T395">J’entends </text:span></text:span><text:span text:style-name="exemple"><text:span text:style-name="T419">l’oiseau chanter</text:span></text:span><text:span text:style-name="exemple"><text:span text:style-name="T395">.<text:tab/><text:tab/></text:span></text:span><text:span text:style-name="texte_20_par_20_défaut"><text:span text:style-name="T386">proposition infinitive</text:span></text:span></text:p>
      <text:p text:style-name="P554"><text:span text:style-name="texte_20_par_20_défaut"><text:span text:style-name="T386"/></text:span></text:p>
      <text:p text:style-name="P554"><text:span text:style-name="texte_20_par_20_défaut"><text:span text:style-name="T844">Ce n’est pas le cas dans :</text:span></text:span></text:p>
      <text:p text:style-name="P554"><text:span text:style-name="texte_20_par_20_défaut"><text:span text:style-name="T844"><text:tab/></text:span></text:span><text:span text:style-name="exemple"><text:span text:style-name="T395">J’aimerais </text:span></text:span><text:span text:style-name="exemple"><text:span text:style-name="T419">partir en vacances</text:span></text:span><text:span text:style-name="exemple"><text:span text:style-name="T395">.<text:tab/> </text:span></text:span><text:span text:style-name="texte_20_par_20_défaut"><text:span text:style-name="T866">groupe infinitif de fonction COD</text:span></text:span></text:p>
      <text:p text:style-name="P554"><text:span text:style-name="texte_20_par_20_défaut"><text:span text:style-name="T866"/></text:span></text:p>
      <text:p text:style-name="P194"><text:span text:style-name="titre_20_avec_20_numéro"><text:span text:style-name="T188">(</text:span></text:span><text:span text:style-name="titre_20_avec_20_numéro"><text:span text:style-name="T196">A.</text:span></text:span><text:span text:style-name="titre_20_avec_20_numéro"><text:span text:style-name="T195">1</text:span></text:span><text:span text:style-name="titre_20_avec_20_numéro"><text:span text:style-name="T199">2</text:span></text:span><text:span text:style-name="titre_20_avec_20_numéro"><text:span text:style-name="T188">) </text:span></text:span><text:span text:style-name="titre_20_avec_20_numéro"><text:span text:style-name="T705">une phrase simple n</text:span></text:span><text:span text:style-name="titre_20_avec_20_numéro"><text:span text:style-name="T706">’est pas </text:span></text:span><text:span text:style-name="titre_20_avec_20_numéro"><text:span text:style-name="T705">composée de plusieurs propositions coordonnées ou juxtaposées</text:span></text:span></text:p>
      <text:p text:style-name="P555"/>
      <text:p text:style-name="P129"><text:span text:style-name="texte_20_par_20_défaut"><text:tab/>Cont</text:span><text:span text:style-name="texte_20_par_20_défaut"><text:span text:style-name="T960">rairement à ce qui </text:span></text:span><text:span text:style-name="texte_20_par_20_défaut"><text:span text:style-name="T963">a pu être </text:span></text:span><text:span text:style-name="texte_20_par_20_défaut"><text:span text:style-name="T960">enseigné – </text:span></text:span><text:span text:style-name="texte_20_par_20_défaut"><text:span text:style-name="T963">ou à ce que certains ont pu retenir de leurs cours</text:span></text:span><text:span text:style-name="texte_20_par_20_défaut"><text:span text:style-name="T963"><text:note text:id="ftn1" text:note-class="footnote"><text:note-citation>1</text:note-citation><text:note-body><text:p text:style-name="P597"><text:span text:style-name="T2">Confer</text:span> par exemple <text:a xlink:type="simple" xlink:href="https://www.neoprofs.org/t138621-distinction-phrases-simples-phrases-complexes" text:style-name="Internet_20_link" text:visited-style-name="Visited_20_Internet_20_Link">https://www.neoprofs.org/t138621-distinction-phrases-simples-phrases-complexes</text:a></text:p></text:note-body></text:note></text:span></text:span><text:span text:style-name="texte_20_par_20_défaut"><text:span text:style-name="T963"> -</text:span></text:span><text:span text:style-name="texte_20_par_20_défaut"><text:span text:style-name="T960"> </text:span></text:span><text:span text:style-name="texte_20_par_20_défaut"><text:span text:style-name="T961">une phrase simple ne peut contenir qu’une proposition. Le </text:span></text:span><text:span text:style-name="texte_20_par_20_défaut"><text:span text:style-name="T879">fait qu’une</text:span></text:span><text:span text:style-name="texte_20_par_20_défaut"><text:span text:style-name="T961"> phrase contienne plusieurs propositions sans aucune subordination ne change rien à l’affaire : cette phrase sera considérée comme </text:span></text:span><text:span text:style-name="texte_20_par_20_défaut"><text:span text:style-name="T962">complexe.</text:span></text:span></text:p>
      <text:p text:style-name="P132"><text:span text:style-name="texte_20_par_20_défaut"><text:tab/><text:tab/><text:tab/><text:tab/><text:tab/><text:tab/><text:tab/><text:tab/><text:tab/></text:span></text:p>
      <text:p text:style-name="P558"><text:span text:style-name="texte_20_par_20_défaut"><text:span text:style-name="T844"><text:tab/></text:span></text:span><text:span text:style-name="exemple"><text:span text:style-name="T396">Il m’entend.</text:span></text:span><text:span text:style-name="exemple"><text:span text:style-name="T395"><text:tab/><text:tab/><text:tab/></text:span></text:span><text:span text:style-name="exemple"><text:span text:style-name="T397"><text:tab/><text:tab/></text:span></text:span><text:span text:style-name="texte_20_par_20_défaut"><text:span text:style-name="T871">phrase simple <text:s text:c="8"/></text:span></text:span><text:span text:style-name="référence"><text:span text:style-name="T845">d’autres exemples </text:span></text:span><text:span text:style-name="référence"><text:span text:style-name="T874">in </text:span></text:span><text:span text:style-name="référence"><text:span text:style-name="T845">T</text:span></text:span><text:span text:style-name="référence"><text:span text:style-name="T838">G(I.</text:span></text:span><text:span text:style-name="référence"><text:span text:style-name="T845">2</text:span></text:span><text:span text:style-name="référence"><text:span text:style-name="T839">.</text:span></text:span><text:span text:style-name="référence"><text:span text:style-name="T840">1</text:span></text:span><text:span text:style-name="référence"><text:span text:style-name="T838">, p</text:span></text:span><text:span text:style-name="référence"><text:span text:style-name="T839">. </text:span></text:span><text:span text:style-name="référence"><text:span text:style-name="T845">23</text:span></text:span><text:span text:style-name="référence"><text:span text:style-name="T841">)</text:span></text:span></text:p>
      <text:p text:style-name="P556"><text:span text:style-name="texte_20_par_20_défaut"><text:span text:style-name="T844"><text:tab/></text:span></text:span><text:span text:style-name="exemple"><text:span text:style-name="T396">Il m’entend </text:span></text:span><text:span text:style-name="exemple"><text:span text:style-name="T397">mais je ne l’entends pas.</text:span></text:span><text:span text:style-name="exemple"><text:span text:style-name="T395"><text:tab/><text:tab/></text:span></text:span><text:span text:style-name="texte_20_par_20_défaut"><text:span text:style-name="T871">phrase complexe </text:span></text:span><text:span text:style-name="texte_20_par_20_défaut"><text:span text:style-name="T872">par coordination</text:span></text:span></text:p>
      <text:p text:style-name="P557"><text:span text:style-name="texte_20_par_20_défaut"><text:span text:style-name="T844"><text:tab/></text:span></text:span><text:span text:style-name="exemple"><text:span text:style-name="T396">Il m’entend ;</text:span></text:span><text:span text:style-name="exemple"><text:span text:style-name="T397"> je ne l’entends pas.</text:span></text:span><text:span text:style-name="exemple"><text:span text:style-name="T395"><text:tab/><text:tab/></text:span></text:span><text:span text:style-name="texte_20_par_20_défaut"><text:span text:style-name="T871">phrase complexe </text:span></text:span><text:span text:style-name="texte_20_par_20_défaut"><text:span text:style-name="T872">par juxtaposition</text:span></text:span></text:p>
      <text:p text:style-name="P556"><text:span text:style-name="texte_20_par_20_défaut"><text:span text:style-name="T844"><text:tab/></text:span></text:span><text:span text:style-name="exemple"><text:span text:style-name="T396">Il m’entend </text:span></text:span><text:span text:style-name="exemple"><text:span text:style-name="T618">parce que je crie</text:span></text:span><text:span text:style-name="exemple"><text:span text:style-name="T397">.<text:tab/></text:span></text:span><text:span text:style-name="exemple"><text:span text:style-name="T395"><text:tab/><text:tab/></text:span></text:span><text:span text:style-name="texte_20_par_20_défaut"><text:span text:style-name="T871">phrase complexe </text:span></text:span><text:span text:style-name="texte_20_par_20_défaut"><text:span text:style-name="T872">par subordination</text:span></text:span></text:p>
      <text:p text:style-name="P36"><text:span text:style-name="texte_20_par_20_défaut"><text:span text:style-name="T427"/></text:span></text:p>
      <text:p text:style-name="P174"><text:span text:style-name="titre_20_avec_20_numéro"><text:span text:style-name="T427">A.1</text:span></text:span><text:span text:style-name="titre_20_avec_20_numéro"><text:span text:style-name="T430">3</text:span></text:span><text:span text:style-name="titre_20_avec_20_numéro"><text:span text:style-name="T427"> <text:tab/></text:span></text:span><text:span text:style-name="titre_20_avec_20_numéro"><text:span text:style-name="T430">préférer </text:span></text:span><text:span text:style-name="titre_20_avec_20_numéro"><text:span text:style-name="T431">le terme d’</text:span></text:span><text:span text:style-name="titre_20_avec_20_numéro"><text:span text:style-name="T430">« adjectif » à cel</text:span></text:span><text:span text:style-name="titre_20_avec_20_numéro"><text:span text:style-name="T431">ui</text:span></text:span><text:span text:style-name="titre_20_avec_20_numéro"><text:span text:style-name="T430"> d’« adjectif qualificatif » </text:span></text:span></text:p>
      <text:p text:style-name="P52"/>
      <text:p text:style-name="P174"><text:span text:style-name="T998"><text:tab/>La </text:span><text:span text:style-name="T11">Terminologie Grammaticale</text:span><text:span text:style-name="T57"> demande explicit</text:span><text:span text:style-name="T58">e</text:span><text:span text:style-name="T57">ment d’utiliser <text:tab/><text:tab/> <text:s text:c="8"/></text:span><text:span text:style-name="référence"><text:span text:style-name="T845">T</text:span></text:span><text:span text:style-name="référence"><text:span text:style-name="T838">G(</text:span></text:span><text:span text:style-name="référence"><text:span text:style-name="T846">II</text:span></text:span><text:span text:style-name="référence"><text:span text:style-name="T838">.</text:span></text:span><text:span text:style-name="référence"><text:span text:style-name="T846">3</text:span></text:span><text:span text:style-name="référence"><text:span text:style-name="T839">.</text:span></text:span><text:span text:style-name="référence"><text:span text:style-name="T846">2</text:span></text:span><text:span text:style-name="référence"><text:span text:style-name="T838">, p</text:span></text:span><text:span text:style-name="référence"><text:span text:style-name="T839">. </text:span></text:span><text:span text:style-name="référence"><text:span text:style-name="T846">104</text:span></text:span><text:span text:style-name="référence"><text:span text:style-name="T841">)</text:span></text:span></text:p>
      <text:p text:style-name="P174"><text:span text:style-name="texte_20_par_20_défaut"><text:span text:style-name="T218">par défaut </text:span></text:span><text:span text:style-name="texte_20_par_20_défaut"><text:span text:style-name="T68">le terme d’« adjectif » en lieu et place d’« adjectif qualificatif », ce dernier ne servant qu’à opposer les adjectifs qualificatifs aux adjectifs relationnels.</text:span></text:span></text:p>
      <text:p text:style-name="P174"><text:span text:style-name="texte_20_par_20_défaut"><text:span text:style-name="T68"/></text:span></text:p>
      <text:p text:style-name="P175"><text:span text:style-name="titre_20_avec_20_numéro"><text:span text:style-name="T68">A.1</text:span></text:span><text:span text:style-name="titre_20_avec_20_numéro"><text:span text:style-name="T69">4<text:tab/>« La pharmacienne de mon quartier » est un groupe nominal</text:span></text:span></text:p>
      <text:p text:style-name="P175"><text:span text:style-name="texte_20_par_20_défaut"><text:span text:style-name="T69"/></text:span></text:p>
      <text:p text:style-name="P176"><text:span text:style-name="texte_20_par_20_défaut"><text:span text:style-name="T69"><text:tab/></text:span></text:span><text:span text:style-name="texte_20_par_20_défaut"><text:span text:style-name="T70">L’exemple est donné dans la </text:span></text:span><text:span text:style-name="texte_20_par_20_défaut"><text:span text:style-name="T18">Terminologie Grammaticale</text:span></text:span><text:span text:style-name="texte_20_par_20_défaut"><text:span text:style-name="T70"> qui analyse <text:tab/> <text:s text:c="10"/></text:span></text:span><text:span text:style-name="référence"><text:span text:style-name="T845">T</text:span></text:span><text:span text:style-name="référence"><text:span text:style-name="T838">G(</text:span></text:span><text:span text:style-name="référence"><text:span text:style-name="T846">I</text:span></text:span><text:span text:style-name="référence"><text:span text:style-name="T838">.</text:span></text:span><text:span text:style-name="référence"><text:span text:style-name="T847">1</text:span></text:span><text:span text:style-name="référence"><text:span text:style-name="T839">.</text:span></text:span><text:span text:style-name="référence"><text:span text:style-name="T847">5</text:span></text:span><text:span text:style-name="référence"><text:span text:style-name="T838">, p</text:span></text:span><text:span text:style-name="référence"><text:span text:style-name="T839">. </text:span></text:span><text:span text:style-name="référence"><text:span text:style-name="T846">1</text:span></text:span><text:span text:style-name="référence"><text:span text:style-name="T847">9</text:span></text:span><text:span text:style-name="référence"><text:span text:style-name="T841">)</text:span></text:span></text:p>
      <text:p text:style-name="P176"><text:span text:style-name="texte_20_par_20_défaut"><text:span text:style-name="T70">ce groupe nominal comme composé du noyeau </text:span></text:span><text:span text:style-name="exemple"><text:span text:style-name="T974">pharmacienne</text:span></text:span><text:span text:style-name="texte_20_par_20_défaut"><text:span text:style-name="T70"> précédé du déterminant </text:span></text:span><text:span text:style-name="exemple"><text:span text:style-name="T974">La</text:span></text:span><text:span text:style-name="texte_20_par_20_défaut"><text:span text:style-name="T70"> et</text:span></text:span></text:p>
      <text:p text:style-name="P176"><text:span text:style-name="texte_20_par_20_défaut"><text:span text:style-name="T70">suivi du groupe nominal prépositionnel </text:span></text:span><text:span text:style-name="exemple"><text:span text:style-name="T974">de mon quartier</text:span></text:span><text:span text:style-name="texte_20_par_20_défaut"><text:span text:style-name="T70">, de fonction complément du nom.</text:span></text:span></text:p>
      <text:p text:style-name="P177"><text:span text:style-name="texte_20_par_20_défaut"><text:span text:style-name="T70"><text:tab/></text:span></text:span><text:span text:style-name="texte_20_par_20_défaut"><text:span text:style-name="T71">La </text:span></text:span><text:span text:style-name="texte_20_par_20_défaut"><text:span text:style-name="T19">Terminologie Grammaticale</text:span></text:span><text:span text:style-name="texte_20_par_20_défaut"><text:span text:style-name="T71"> donne la formule suivante pour décrire<text:tab/> <text:s text:c="10"/></text:span></text:span><text:span text:style-name="référence"><text:span text:style-name="T845">T</text:span></text:span><text:span text:style-name="référence"><text:span text:style-name="T838">G(</text:span></text:span><text:span text:style-name="référence"><text:span text:style-name="T846">I</text:span></text:span><text:span text:style-name="référence"><text:span text:style-name="T838">.</text:span></text:span><text:span text:style-name="référence"><text:span text:style-name="T847">1</text:span></text:span><text:span text:style-name="référence"><text:span text:style-name="T839">.</text:span></text:span><text:span text:style-name="référence"><text:span text:style-name="T847">5</text:span></text:span><text:span text:style-name="référence"><text:span text:style-name="T838">, p</text:span></text:span><text:span text:style-name="référence"><text:span text:style-name="T839">. </text:span></text:span><text:span text:style-name="référence"><text:span text:style-name="T846">1</text:span></text:span><text:span text:style-name="référence"><text:span text:style-name="T847">9</text:span></text:span><text:span text:style-name="référence"><text:span text:style-name="T841">)</text:span></text:span></text:p>
      <text:p text:style-name="P177"><text:span text:style-name="texte_20_par_20_défaut"><text:span text:style-name="T71">tout groupe nominal : GN = Dét + N (+Exp). Parmi les expansions figurent aussi bien les compléments du nom que les épithètes </text:span></text:span><text:span text:style-name="texte_20_par_20_défaut"><text:span text:style-name="T72">(voir sur ce </text:span></text:span><text:span text:style-name="texte_20_par_20_défaut"><text:span text:style-name="T73">dernier </text:span></text:span><text:span text:style-name="texte_20_par_20_défaut"><text:span text:style-name="T72">point </text:span></text:span><text:span text:style-name="référence"><text:span text:style-name="T72">TG(II.2.5. p. 94)</text:span></text:span><text:span text:style-name="texte_20_par_20_défaut"><text:span text:style-name="T72">).</text:span></text:span></text:p>
      <text:p text:style-name="P190"><text:span text:style-name="titre_20_avec_20_numéro"><text:span text:style-name="T1009">A.15<text:tab/>Le complément du verbe « être » peut être un COI</text:span></text:span></text:p>
      <text:p text:style-name="P190"><text:span text:style-name="texte_20_par_20_défaut"/></text:p>
      <text:p text:style-name="P190"><text:span text:style-name="texte_20_par_20_défaut"><text:tab/></text:span><text:span text:style-name="texte_20_par_20_défaut"><text:span text:style-name="T1014">Dans une phrase comme </text:span></text:span><text:span text:style-name="exemple"><text:span text:style-name="T1014">Ce tableau est à Alice</text:span></text:span><text:span text:style-name="texte_20_par_20_défaut"><text:span text:style-name="T1014"> la </text:span></text:span><text:span text:style-name="texte_20_par_20_défaut"><text:span text:style-name="T12">Terminologie</text:span></text:span><text:span text:style-name="texte_20_par_20_défaut"><text:span text:style-name="T1014"> <text:tab/><text:tab/> <text:s text:c="5"/></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37">3.</text:span></text:span><text:span text:style-name="référence"><text:span text:style-name="T138">2.1</text:span></text:span><text:span text:style-name="référence"><text:span text:style-name="T135">, p.</text:span></text:span><text:span text:style-name="référence"><text:span text:style-name="T136"> </text:span></text:span><text:span text:style-name="référence"><text:span text:style-name="T138">87</text:span></text:span><text:span text:style-name="référence"><text:span text:style-name="T139">)</text:span></text:span></text:p>
      <text:p text:style-name="P190"><text:soft-page-break/><text:span text:style-name="texte_20_par_20_défaut"><text:span text:style-name="T12">Grammaticale</text:span></text:span><text:span text:style-name="texte_20_par_20_défaut"><text:span text:style-name="T1014"> propose d’analyser </text:span></text:span><text:span text:style-name="exemple"><text:span text:style-name="T1014">à Alice</text:span></text:span><text:span text:style-name="texte_20_par_20_défaut"><text:span text:style-name="T1014"> non comme un attribut du sujet mais comme un groupe</text:span></text:span></text:p>
      <text:p text:style-name="P190"><text:span text:style-name="texte_20_par_20_défaut"><text:span text:style-name="T1014">prépositionnel de fonction COI.</text:span></text:span></text:p>
      <text:p text:style-name="P191"><text:span text:style-name="titre_20_avec_20_numéro"/></text:p>
      <text:p text:style-name="P191"><text:span text:style-name="titre_20_avec_20_numéro"><text:span text:style-name="T1009">A.1</text:span></text:span><text:span text:style-name="titre_20_avec_20_numéro"><text:span text:style-name="T1016">6</text:span></text:span><text:span text:style-name="titre_20_avec_20_numéro"><text:span text:style-name="T1009"><text:tab/>« </text:span></text:span><text:span text:style-name="titre_20_avec_20_numéro"><text:span text:style-name="T1016">se</text:span></text:span><text:span text:style-name="titre_20_avec_20_numéro"><text:span text:style-name="T1009"> » </text:span></text:span><text:span text:style-name="titre_20_avec_20_numéro"><text:span text:style-name="T1016">est un pronom personnel réfléchi, non un pronom réfléchi</text:span></text:span></text:p>
      <text:p text:style-name="P191"><text:span text:style-name="texte_20_par_20_défaut"/></text:p>
      <text:p text:style-name="P135"><text:span text:style-name="texte_20_par_20_défaut"><text:tab/></text:span><text:span text:style-name="texte_20_par_20_défaut"><text:span text:style-name="T1018">Remarque : dans la </text:span></text:span><text:span text:style-name="texte_20_par_20_défaut"><text:span text:style-name="T13">Terminologie Grammaticale</text:span></text:span><text:span text:style-name="texte_20_par_20_défaut"><text:span text:style-name="T1018"> n’existe pas la nature grammaticale <text:s/></text:span></text:span><text:span text:style-name="texte_20_par_20_défaut"><text:span text:style-name="T62">« </text:span></text:span><text:span text:style-name="texte_20_par_20_défaut"><text:span text:style-name="T809">pronom réfléchi</text:span></text:span><text:span text:style-name="texte_20_par_20_défaut"><text:span text:style-name="T62"> » ; </text:span></text:span><text:span text:style-name="texte_20_par_20_défaut"><text:span text:style-name="T64">seul</text:span></text:span><text:span text:style-name="texte_20_par_20_défaut"><text:span text:style-name="T67">s</text:span></text:span><text:span text:style-name="texte_20_par_20_défaut"><text:span text:style-name="T64"> existent des pronoms personnels réfléchis.</text:span></text:span></text:p>
      <text:p text:style-name="P134"><text:span text:style-name="texte_20_par_20_défaut"><text:tab/></text:span><text:span text:style-name="texte_20_par_20_défaut"><text:span text:style-name="T1018">Une certaine confusion règne dans la </text:span></text:span><text:span text:style-name="texte_20_par_20_défaut"><text:span text:style-name="T13">Terminologie Grammaticale</text:span></text:span><text:span text:style-name="texte_20_par_20_défaut"><text:span text:style-name="T1018"> puisque le tableau de la page 119 semble contredire les exemples donnés en page 120. Page 119 seuls </text:span></text:span><text:span text:style-name="texte_20_par_20_défaut"><text:span text:style-name="T62">« </text:span></text:span><text:span text:style-name="texte_20_par_20_défaut"><text:span text:style-name="T808">se, </text:span></text:span><text:span text:style-name="texte_20_par_20_défaut"><text:span text:style-name="T809">soi</text:span></text:span><text:span text:style-name="texte_20_par_20_défaut"><text:span text:style-name="T62"> » </text:span></text:span><text:span text:style-name="texte_20_par_20_défaut"><text:span text:style-name="T65">s</text:span></text:span><text:span text:style-name="texte_20_par_20_défaut"><text:span text:style-name="T810">ont donnés comme </text:span></text:span><text:span text:style-name="texte_20_par_20_défaut"><text:span text:style-name="T64">pronoms personnels réfléchis alors qu’</text:span></text:span><text:span text:style-name="texte_20_par_20_défaut"><text:span text:style-name="T67">à la</text:span></text:span><text:span text:style-name="texte_20_par_20_défaut"><text:span text:style-name="T64"> page 120 </text:span></text:span><text:span text:style-name="texte_20_par_20_défaut"><text:span text:style-name="T62">« </text:span></text:span><text:span text:style-name="texte_20_par_20_défaut"><text:span text:style-name="T64">m</text:span></text:span><text:span text:style-name="texte_20_par_20_défaut"><text:span text:style-name="T808">e, </text:span></text:span><text:span text:style-name="texte_20_par_20_défaut"><text:span text:style-name="T809">te, se</text:span></text:span><text:span text:style-name="texte_20_par_20_défaut"><text:span text:style-name="T62"> » </text:span></text:span><text:span text:style-name="texte_20_par_20_défaut"><text:span text:style-name="T64">sont <text:s/></text:span></text:span><text:span text:style-name="texte_20_par_20_défaut"><text:span text:style-name="T65">explicitement donnés </text:span></text:span><text:span text:style-name="texte_20_par_20_défaut"><text:span text:style-name="T64">comme </text:span></text:span><text:span text:style-name="texte_20_par_20_défaut"><text:span text:style-name="T65">tels.</text:span></text:span></text:p>
      <text:p text:style-name="P192"><text:span text:style-name="texte_20_par_20_défaut"><text:span text:style-name="T65"><text:tab/>Il semble logique de s’en tenir à l’analyse de la page 120 :</text:span></text:span></text:p>
      <text:p text:style-name="P193"><text:span text:style-name="texte_20_par_20_défaut"><text:tab/></text:span><text:span text:style-name="texte_20_par_20_défaut"><text:span text:style-name="T905">Selon la</text:span></text:span><text:span text:style-name="texte_20_par_20_défaut"><text:span text:style-name="T1017"> </text:span></text:span><text:span text:style-name="texte_20_par_20_défaut"><text:span text:style-name="T14">Terminologie Grammaticale</text:span></text:span><text:span text:style-name="texte_20_par_20_défaut"><text:span text:style-name="T1017"> </text:span></text:span><text:span text:style-name="texte_20_par_20_défaut"><text:span text:style-name="T1019">il semble bien que <text:tab/><text:tab/><text:tab/></text:span></text:span><text:span text:style-name="référence"><text:span text:style-name="T135">TG(</text:span></text:span><text:span text:style-name="référence"><text:span text:style-name="T140">I</text:span></text:span><text:span text:style-name="référence"><text:span text:style-name="T167">I</text:span></text:span><text:span text:style-name="référence"><text:span text:style-name="T135">.</text:span></text:span><text:span text:style-name="référence"><text:span text:style-name="T166">3</text:span></text:span><text:span text:style-name="référence"><text:span text:style-name="T136">.</text:span></text:span><text:span text:style-name="référence"><text:span text:style-name="T167">4</text:span></text:span><text:span text:style-name="référence"><text:span text:style-name="T328">.</text:span></text:span><text:span text:style-name="référence"><text:span text:style-name="T329">1</text:span></text:span><text:span text:style-name="référence"><text:span text:style-name="T135">, p</text:span></text:span><text:span text:style-name="référence"><text:span text:style-name="T168">p</text:span></text:span><text:span text:style-name="référence"><text:span text:style-name="T135">.</text:span></text:span><text:span text:style-name="référence"><text:span text:style-name="T136"> </text:span></text:span><text:span text:style-name="référence"><text:span text:style-name="T167">119-</text:span></text:span><text:span text:style-name="référence"><text:span text:style-name="T139">)</text:span></text:span></text:p>
      <text:p text:style-name="P193"><text:span text:style-name="texte_20_par_20_défaut"><text:span text:style-name="T62">« </text:span></text:span><text:span text:style-name="texte_20_par_20_défaut"><text:span text:style-name="T65">m</text:span></text:span><text:span text:style-name="texte_20_par_20_défaut"><text:span text:style-name="T808">e, </text:span></text:span><text:span text:style-name="texte_20_par_20_défaut"><text:span text:style-name="T810">te, se, nous, vous</text:span></text:span><text:span text:style-name="texte_20_par_20_défaut"><text:span text:style-name="T62"> » </text:span></text:span><text:span text:style-name="texte_20_par_20_défaut"><text:span text:style-name="T811">soient</text:span></text:span><text:span text:style-name="texte_20_par_20_défaut"><text:span text:style-name="T65"> des pronoms </text:span></text:span><text:span text:style-name="texte_20_par_20_défaut"><text:span text:style-name="T63">personnel</text:span></text:span><text:span text:style-name="texte_20_par_20_défaut"><text:span text:style-name="T64">s</text:span></text:span><text:span text:style-name="texte_20_par_20_défaut"><text:span text:style-name="T63"> réfléchi</text:span></text:span><text:span text:style-name="texte_20_par_20_défaut"><text:span text:style-name="T64">s.</text:span></text:span></text:p>
      <text:p text:style-name="P193"><text:span text:style-name="texte_20_par_20_défaut"><text:span text:style-name="T64"/></text:span></text:p>
      <text:p text:style-name="P193"><text:span text:style-name="texte_20_par_20_défaut"><text:span text:style-name="T64"><text:tab/></text:span></text:span><text:span text:style-name="texte_20_par_20_défaut"><text:span text:style-name="T66">Sur les verbes pronominaux, </text:span></text:span><text:span text:style-name="texte_20_par_20_défaut"><text:span text:style-name="T15">confer</text:span></text:span><text:span text:style-name="texte_20_par_20_défaut"><text:span text:style-name="T66"> la </text:span></text:span><text:span text:style-name="texte_20_par_20_défaut"><text:span text:style-name="T15">Terminologie Grammaticale</text:span></text:span><text:span text:style-name="texte_20_par_20_défaut"><text:span text:style-name="T66">, II.3.9.4, pp.141- .</text:span></text:span></text:p>
      <text:p text:style-name="P178"><text:span text:style-name="texte_20_par_20_défaut"><text:span text:style-name="T70"/></text:span></text:p>
      <text:p text:style-name="P179"><text:span text:style-name="titre_20_avec_20_numéro"><text:span text:style-name="T74">A.17<text:tab/>« de Strasbourg » est un complément du nom dans « La ville de Strasbourg »</text:span></text:span></text:p>
      <text:p text:style-name="P179"><text:span text:style-name="texte_20_par_20_défaut"><text:span text:style-name="T74"/></text:span></text:p>
      <text:p text:style-name="P137"><text:span text:style-name="texte_20_par_20_défaut"><text:tab/>A pro</text:span><text:span text:style-name="texte_20_par_20_défaut"><text:span text:style-name="T1033">pos de l’analyse de </text:span></text:span><text:span text:style-name="exemple"><text:span text:style-name="T1033">de Strasbourg</text:span></text:span><text:span text:style-name="texte_20_par_20_défaut"><text:span text:style-name="T1033"> comme complément du nom,</text:span></text:span></text:p>
      <text:p text:style-name="P604"><text:span text:style-name="texte_20_par_20_défaut"><text:span text:style-name="T170">la </text:span></text:span><text:span text:style-name="texte_20_par_20_défaut"><text:span text:style-name="T29">Terminologie Grammaticale</text:span></text:span><text:span text:style-name="texte_20_par_20_défaut"><text:span text:style-name="T171"> note que l’analyse de ce groupe nominal prépositionnel </text:span></text:span><text:span text:style-name="texte_20_par_20_défaut"><text:span text:style-name="T172">comme </text:span></text:span></text:p>
      <text:p text:style-name="P638"><text:span text:style-name="texte_20_par_20_défaut"><text:span text:style-name="T170">apposé à </text:span></text:span><text:span text:style-name="exemple"><text:span text:style-name="T268">ville</text:span></text:span><text:span text:style-name="texte_20_par_20_défaut"><text:span text:style-name="T170">, </text:span></text:span><text:span text:style-name="texte_20_par_20_défaut"><text:span text:style-name="T172">[analyse] </text:span></text:span><text:span text:style-name="texte_20_par_20_défaut"><text:span text:style-name="T170">longtemps pratiquée, sera donc abandonnée parce qu’elle ne correspond pas à la définition de l’apposition adoptée dans cette terminologie (cf. II.2.6).</text:span></text:span></text:p>
      <text:p text:style-name="P638"><text:span text:style-name="texte_20_par_20_défaut"><text:tab/><text:tab/><text:tab/><text:tab/><text:tab/><text:tab/><text:tab/><text:tab/><text:tab/><text:tab/> <text:s text:c="5"/></text:span><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text:span></text:span><text:span text:style-name="référence"><text:span text:style-name="T793">5, </text:span></text:span><text:span text:style-name="référence"><text:span text:style-name="T794">note 29</text:span></text:span><text:span text:style-name="référence"><text:span text:style-name="T790">)</text:span></text:span></text:p>
      <text:p text:style-name="P137"><text:span text:style-name="texte_20_par_20_défaut"><text:span text:style-name="T170"/></text:span></text:p>
      <text:p text:style-name="P137"><text:span text:style-name="texte_20_par_20_défaut"><text:span text:style-name="T170"><text:tab/></text:span></text:span><text:span text:style-name="texte_20_par_20_défaut"><text:span text:style-name="T172">Voici la définition de l’apposition telle que la donne la </text:span></text:span><text:span text:style-name="texte_20_par_20_défaut"><text:span text:style-name="T30">Terminologie Grammaticale </text:span></text:span><text:span text:style-name="texte_20_par_20_défaut"><text:span text:style-name="T172">:</text:span></text:span></text:p>
      <text:p text:style-name="texte_20_par_20_défaut_3a_citation_20_de_20_la_20_TG"><text:span text:style-name="texte_20_par_20_défaut">Un constituant de fonction apposition (ou apposé) n’est pas une expansion interne au groupe nominal (GN), mais un apport d’information externe au support que constitue le GN. En d’autres termes, l’apposition n’est pas une expansion du GN mais une expansion au GN : par exemple, dans la phrase </text:span><text:span text:style-name="exemple">Cette avocate remarquable, exaspérée, quitta le tribunal</text:span><text:span text:style-name="texte_20_par_20_défaut">, le participe </text:span><text:span text:style-name="exemple">exaspérée</text:span><text:span text:style-name="texte_20_par_20_défaut"> est apposé au GN </text:span><text:span text:style-name="exemple">cette avocate remarquable</text:span><text:span text:style-name="texte_20_par_20_défaut">. […] L’apposition se caractérise en outre par le fait qu’elle est détachée de son support par des virgules.</text:span></text:p>
      <text:p text:style-name="texte_20_par_20_défaut_3a_citation_20_de_20_la_20_TG"><text:span text:style-name="texte_20_par_20_défaut"><text:tab/><text:tab/><text:tab/><text:tab/><text:tab/><text:tab/><text:tab/><text:tab/><text:tab/><text:tab/><text:tab/> <text:s text:c="6"/></text:span><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95">6</text:span></text:span><text:span text:style-name="référence"><text:span text:style-name="T785">, p.</text:span></text:span><text:span text:style-name="référence"><text:span text:style-name="T787"> </text:span></text:span><text:span text:style-name="référence"><text:span text:style-name="T782">9</text:span></text:span><text:span text:style-name="référence"><text:span text:style-name="T795">7</text:span></text:span><text:span text:style-name="référence"><text:span text:style-name="T790">)</text:span></text:span></text:p>
      <text:p text:style-name="P226"><text:span text:style-name="titre_20_principal"><text:span text:style-name="T427">[</text:span></text:span><text:span text:style-name="titre_20_principal"><text:span text:style-name="T426">B</text:span></text:span><text:span text:style-name="titre_20_principal"><text:span text:style-name="T427">] </text:span></text:span><text:span text:style-name="titre_20_principal"><text:span text:style-name="T426">Liste de phrases analysées</text:span></text:span></text:p>
      <text:p text:style-name="Standard"/>
      <text:p text:style-name="P130"><text:span text:style-name="T937">Le symbole </text:span><text:span text:style-name="danger"><text:span text:style-name="T709">(!)</text:span></text:span><text:span text:style-name="texte_20_par_20_défaut"> </text:span><text:span text:style-name="texte_20_par_20_défaut"><text:span text:style-name="T964">signale </text:span></text:span><text:span text:style-name="T937">une difficulté pouvant poser problème </text:span><text:span text:style-name="T1041">aux élèves et à leurs enseignants.</text:span></text:p>
      <text:p text:style-name="P130"><text:span text:style-name="texte_20_par_20_défaut"><text:span text:style-name="T939"/></text:span></text:p>
      <text:p text:style-name="P47"><text:span text:style-name="texte_20_par_20_défaut"><text:span text:style-name="T385">■</text:span></text:span><text:span text:style-name="texte_20_par_20_défaut"><text:span text:style-name="T263"> </text:span></text:span><text:span text:style-name="texte_20_par_20_défaut"><text:span text:style-name="T262">COD/COI </text:span></text:span><text:span text:style-name="texte_20_par_20_défaut"><text:span text:style-name="T23">v</text:span></text:span><text:span text:style-name="texte_20_par_20_défaut"><text:span text:style-name="T24">s </text:span></text:span><text:span text:style-name="texte_20_par_20_défaut"><text:span text:style-name="T214">CC </text:span></text:span><text:span text:style-name="texte_20_par_20_défaut"><text:span text:style-name="T336">■</text:span></text:span></text:p>
      <text:p text:style-name="P109"><text:span text:style-name="texte_20_par_20_défaut"><text:span text:style-name="T104">B.001<text:tab/><text:tab/>Le facteur travaille.<text:tab/><text:tab/><text:tab/><text:tab/><text:tab/><text:tab/><text:tab/> <text:s text:c="7"/></text:span></text:span><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P110"><text:span text:style-name="texte_20_par_20_défaut"><text:span text:style-name="T104">B.002<text:tab/><text:tab/>Le facteur </text:span></text:span><text:span text:style-name="texte_20_par_20_défaut"><text:span text:style-name="T712">distribue le courrier</text:span></text:span><text:span text:style-name="texte_20_par_20_défaut"><text:span text:style-name="T104">.<text:tab/><text:tab/><text:tab/><text:tab/><text:tab/> <text:s text:c="7"/></text:span></text:span><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P111"><text:span text:style-name="texte_20_par_20_défaut"><text:span text:style-name="T187">B.003<text:tab/><text:tab/>Le facteur </text:span></text:span><text:span text:style-name="texte_20_par_20_défaut"><text:span text:style-name="T774">parle à sa collègue</text:span></text:span><text:span text:style-name="texte_20_par_20_défaut"><text:span text:style-name="T187">.<text:tab/><text:tab/><text:tab/><text:tab/><text:tab/> <text:s text:c="7"/></text:span></text:span><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P112"><text:span text:style-name="texte_20_par_20_défaut"><text:span text:style-name="T187">B.004<text:tab/><text:tab/>Le facteur </text:span></text:span><text:span text:style-name="texte_20_par_20_défaut"><text:span text:style-name="T775">donne une lettre </text:span></text:span><text:span text:style-name="texte_20_par_20_défaut"><text:span text:style-name="T774">à sa </text:span></text:span><text:span text:style-name="texte_20_par_20_défaut"><text:span text:style-name="T775">voisine</text:span></text:span><text:span text:style-name="texte_20_par_20_défaut"><text:span text:style-name="T187">.<text:tab/><text:tab/><text:tab/><text:tab/> <text:s text:c="7"/></text:span></text:span><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P113"><text:span text:style-name="texte_20_par_20_défaut"><text:span text:style-name="T187">B.005<text:tab/><text:tab/>Le facteur </text:span></text:span><text:span text:style-name="texte_20_par_20_défaut"><text:span text:style-name="T776">parle de ses vacances à sa collègue</text:span></text:span><text:span text:style-name="texte_20_par_20_défaut"><text:span text:style-name="T187">.<text:tab/><text:tab/><text:tab/> <text:s text:c="7"/></text:span></text:span><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Standard"><text:span text:style-name="texte_20_par_20_défaut">B.006<text:tab/><text:tab/>Le lundi, il propose un nouveau jeu à ses camarades.</text:span></text:p>
      <text:p text:style-name="Standard"><text:span text:style-name="texte_20_par_20_défaut"><text:span text:style-name="T82">B.007<text:tab/><text:tab/></text:span></text:span><text:span text:style-name="texte_20_par_20_défaut"><text:span text:style-name="T83">Malheureusement i</text:span></text:span><text:span text:style-name="texte_20_par_20_défaut"><text:span text:style-name="T82">l ne leur propose plus le lundi.</text:span></text:span></text:p>
      <text:p text:style-name="P101"><text:span text:style-name="texte_20_par_20_défaut"><text:span text:style-name="T82">B.008</text:span></text:span><text:span text:style-name="texte_20_par_20_défaut"><text:span text:style-name="T95"> </text:span></text:span><text:span text:style-name="danger"><text:span text:style-name="T707">(!)</text:span></text:span><text:span text:style-name="texte_20_par_20_défaut"><text:span text:style-name="T82"><text:tab/></text:span></text:span><text:span text:style-name="texte_20_par_20_défaut"><text:span text:style-name="T95">Jean attend la nuit.</text:span></text:span><text:span text:style-name="T95"><text:tab/><text:tab/><text:tab/><text:tab/><text:tab/><text:tab/><text:tab/><text:tab/> <text:s text:c="4"/></text:span><text:span text:style-name="référence"><text:span text:style-name="T226">GGF.1.1</text:span></text:span><text:span text:style-name="référence"><text:span text:style-name="T227">51</text:span></text:span></text:p>
      <text:p text:style-name="Standard"><text:span text:style-name="texte_20_par_20_défaut"><text:span text:style-name="T82">B.009<text:tab/><text:tab/></text:span></text:span><text:span text:style-name="texte_20_par_20_défaut"><text:span text:style-name="T97">Paul tient un bâton</text:span></text:span><text:span text:style-name="texte_20_par_20_défaut"><text:span text:style-name="T95">.</text:span></text:span><text:span text:style-name="T95"><text:tab/><text:tab/><text:tab/><text:tab/><text:tab/><text:tab/><text:tab/><text:tab/> <text:s text:c="4"/></text:span><text:span text:style-name="référence"><text:span text:style-name="T226">GGF.1.1</text:span></text:span><text:span text:style-name="référence"><text:span text:style-name="T228">48</text:span></text:span></text:p>
      <text:p text:style-name="P86"><text:span text:style-name="texte_20_par_20_défaut"><text:span text:style-name="T82">B.010<text:tab/><text:tab/></text:span></text:span><text:span text:style-name="texte_20_par_20_défaut">Paul tient à ce projet</text:span><text:span text:style-name="texte_20_par_20_défaut"><text:span text:style-name="T95">.<text:tab/><text:tab/><text:tab/><text:tab/><text:tab/><text:tab/><text:tab/><text:tab/> <text:s text:c="4"/></text:span></text:span><text:span text:style-name="référence"><text:span text:style-name="T226">GGF.1.1</text:span></text:span><text:span text:style-name="référence"><text:span text:style-name="T228">48</text:span></text:span></text:p>
      <text:p text:style-name="P88"><text:span text:style-name="texte_20_par_20_défaut"><text:span text:style-name="T82">B.011<text:tab/><text:tab/></text:span></text:span><text:span text:style-name="texte_20_par_20_défaut">Paul tient cette information de son frère.<text:tab/></text:span><text:span text:style-name="texte_20_par_20_défaut"><text:span text:style-name="T95"><text:tab/><text:tab/><text:tab/><text:tab/> <text:s text:c="4"/></text:span></text:span><text:span text:style-name="référence"><text:span text:style-name="T226">GGF.1.1</text:span></text:span><text:span text:style-name="référence"><text:span text:style-name="T228">48</text:span></text:span></text:p>
      <text:p text:style-name="P609"><text:span text:style-name="texte_20_par_20_défaut"><text:span text:style-name="T82">B.012</text:span></text:span><text:span text:style-name="texte_20_par_20_défaut"><text:span text:style-name="T101"> </text:span></text:span><text:span text:style-name="danger"><text:span text:style-name="T707">(!)</text:span></text:span><text:span text:style-name="texte_20_par_20_défaut"><text:span text:style-name="T82"><text:tab/></text:span></text:span><text:span text:style-name="texte_20_par_20_défaut">Jean va à Paris.</text:span><text:span text:style-name="texte_20_par_20_défaut"><text:span text:style-name="T95"><text:tab/><text:tab/><text:tab/><text:tab/><text:tab/> <text:tab/> <text:s text:c="6"/></text:span></text:span><text:span text:style-name="référence"><text:span text:style-name="T226">GGF.1.1</text:span></text:span><text:span text:style-name="référence"><text:span text:style-name="T232">51 ;</text:span></text:span><text:span text:style-name="référence"><text:span text:style-name="T260"> </text:span></text:span><text:span text:style-name="référence"><text:span text:style-name="T269">TG(I.</text:span></text:span><text:span text:style-name="référence"><text:span text:style-name="T270">1</text:span></text:span><text:span text:style-name="référence"><text:span text:style-name="T271">.</text:span></text:span><text:span text:style-name="référence"><text:span text:style-name="T270">3</text:span></text:span><text:span text:style-name="référence"><text:span text:style-name="T269">, p. </text:span></text:span><text:span text:style-name="référence"><text:span text:style-name="T270">15</text:span></text:span><text:span text:style-name="référence"><text:span text:style-name="T272">)</text:span></text:span></text:p>
      <text:p text:style-name="P97"><text:span text:style-name="texte_20_par_20_défaut"><text:span text:style-name="T82">B.013<text:tab/><text:tab/></text:span></text:span><text:span text:style-name="texte_20_par_20_défaut">Jean parle à Marie de son anniversaire.</text:span><text:span text:style-name="texte_20_par_20_défaut"><text:span text:style-name="T689"><text:tab/></text:span></text:span><text:span text:style-name="texte_20_par_20_défaut"><text:span text:style-name="T95"><text:tab/><text:tab/><text:tab/><text:tab/> <text:s text:c="4"/></text:span></text:span><text:span text:style-name="référence"><text:span text:style-name="T226">GGF.1.1</text:span></text:span><text:span text:style-name="référence"><text:span text:style-name="T232">51</text:span></text:span></text:p>
      <text:p text:style-name="P102"><text:span text:style-name="texte_20_par_20_défaut"><text:span text:style-name="T82">B.014<text:tab/><text:tab/></text:span></text:span><text:span text:style-name="texte_20_par_20_défaut">Jean salue Marie de son balcon.</text:span><text:span text:style-name="texte_20_par_20_défaut"><text:span text:style-name="T689"><text:tab/><text:tab/></text:span></text:span><text:span text:style-name="texte_20_par_20_défaut"><text:span text:style-name="T95"><text:tab/><text:tab/><text:tab/><text:tab/> <text:s text:c="4"/></text:span></text:span><text:span text:style-name="référence"><text:span text:style-name="T226">GGF.1.1</text:span></text:span><text:span text:style-name="référence"><text:span text:style-name="T232">51</text:span></text:span></text:p>
      <text:p text:style-name="P102"><text:span text:style-name="référence"><text:span text:style-name="T940"/></text:span></text:p>
      <text:p text:style-name="P47"><text:span text:style-name="texte_20_par_20_défaut"><text:span text:style-name="T385">■ </text:span></text:span><text:span text:style-name="texte_20_par_20_défaut"><text:span text:style-name="T262">sujet </text:span></text:span><text:span text:style-name="texte_20_par_20_défaut"><text:span text:style-name="T385">■</text:span></text:span></text:p>
      <text:p text:style-name="P108"><text:span text:style-name="texte_20_par_20_défaut"><text:span text:style-name="T82">B.015</text:span></text:span><text:span text:style-name="texte_20_par_20_défaut"><text:span text:style-name="T102"> </text:span></text:span><text:span text:style-name="danger"><text:span text:style-name="T707">(!)</text:span></text:span><text:span text:style-name="texte_20_par_20_défaut"><text:span text:style-name="T82"><text:tab/></text:span></text:span><text:span text:style-name="texte_20_par_20_défaut">Viendra-t-il ?</text:span><text:span text:style-name="texte_20_par_20_défaut"><text:span text:style-name="T691"><text:tab/><text:tab/><text:tab/></text:span></text:span><text:span text:style-name="texte_20_par_20_défaut"><text:span text:style-name="T689"><text:tab/><text:tab/></text:span></text:span><text:span text:style-name="texte_20_par_20_défaut"><text:span text:style-name="T95"><text:tab/><text:tab/><text:tab/><text:tab/> <text:s text:c="3"/></text:span></text:span><text:span text:style-name="référence"><text:span text:style-name="T226">GGF.1.1017</text:span></text:span></text:p>
      <text:p text:style-name="P108"><text:span text:style-name="texte_20_par_20_défaut"><text:span text:style-name="T82">B.016</text:span></text:span><text:span text:style-name="texte_20_par_20_défaut"><text:span text:style-name="T102"> </text:span></text:span><text:span text:style-name="danger"><text:span text:style-name="T707">(!)</text:span></text:span><text:span text:style-name="texte_20_par_20_défaut"><text:span text:style-name="T82"><text:tab/></text:span></text:span><text:span text:style-name="texte_20_par_20_défaut">Paul viendra-t-il ?</text:span><text:span text:style-name="texte_20_par_20_défaut"><text:span text:style-name="T691"><text:tab/><text:tab/></text:span></text:span><text:span text:style-name="texte_20_par_20_défaut"><text:span text:style-name="T689"><text:tab/><text:tab/></text:span></text:span><text:span text:style-name="texte_20_par_20_défaut"><text:span text:style-name="T95"><text:tab/><text:tab/><text:tab/><text:tab/> <text:s text:c="3"/></text:span></text:span><text:span text:style-name="référence"><text:span text:style-name="T226">GGF.1.1017</text:span></text:span></text:p>
      <text:p text:style-name="P108"><text:span text:style-name="référence"><text:span text:style-name="T941"/></text:span></text:p>
      <text:p text:style-name="P47"><text:span text:style-name="texte_20_par_20_défaut"><text:span text:style-name="T385">■ </text:span></text:span><text:span text:style-name="T679">attribut du sujet </text:span><text:span text:style-name="texte_20_par_20_défaut"><text:span text:style-name="T385">■</text:span></text:span></text:p>
      <text:p text:style-name="P2">B.017<text:tab/><text:tab/>Alice est grande.<text:tab/><text:tab/><text:tab/><text:tab/><text:tab/><text:tab/><text:tab/> <text:s text:c="5"/><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text:span></text:span><text:span text:style-name="référence"><text:span text:style-name="T173">2.1</text:span></text:span><text:span text:style-name="référence"><text:span text:style-name="T174">, p.</text:span></text:span><text:span text:style-name="référence"><text:span text:style-name="T184"> </text:span></text:span><text:span text:style-name="référence"><text:span text:style-name="T173">87</text:span></text:span><text:span text:style-name="référence"><text:span text:style-name="T177">)</text:span></text:span></text:p>
      <text:p text:style-name="P3">B.018 <text:span text:style-name="danger"><text:span text:style-name="T707">(!)</text:span></text:span><text:tab/><text:span text:style-name="T919">Ce tableau est à </text:span>Alice.<text:tab/><text:tab/><text:tab/><text:tab/><text:tab/><text:tab/> <text:s text:c="5"/><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text:span></text:span><text:span text:style-name="référence"><text:span text:style-name="T173">2.1</text:span></text:span><text:span text:style-name="référence"><text:span text:style-name="T174">, p.</text:span></text:span><text:span text:style-name="référence"><text:span text:style-name="T184"> </text:span></text:span><text:span text:style-name="référence"><text:span text:style-name="T173">87</text:span></text:span><text:span text:style-name="référence"><text:span text:style-name="T177">)</text:span></text:span></text:p>
      <text:p text:style-name="P180"><text:span text:style-name="texte_20_par_20_défaut"><text:span text:style-name="T82">B.019<text:tab/><text:tab/></text:span></text:span><text:span text:style-name="texte_20_par_20_défaut"><text:span text:style-name="T91">Le lundi me semble le pire jour de la semaine.</text:span></text:span></text:p>
      <text:p text:style-name="P180"><text:span text:style-name="texte_20_par_20_défaut"><text:span text:style-name="T91"/></text:span></text:p>
      <text:p text:style-name="P53"><text:span text:style-name="texte_20_par_20_défaut"><text:span text:style-name="T336">■ </text:span></text:span><text:span text:style-name="texte_20_par_20_défaut"><text:span text:style-name="T338">l’</text:span></text:span><text:span text:style-name="texte_20_par_20_défaut"><text:span text:style-name="T337">e</text:span></text:span><text:span text:style-name="texte_20_par_20_défaut"><text:span text:style-name="T867">xpansion du nom </text:span></text:span><text:span text:style-name="texte_20_par_20_défaut"><text:span text:style-name="T336">■</text:span></text:span></text:p>
      <text:p text:style-name="P181"><text:span text:style-name="texte_20_par_20_défaut"><text:span text:style-name="T129">B.</text:span></text:span><text:span text:style-name="texte_20_par_20_défaut"><text:span text:style-name="T130">020</text:span></text:span><text:span text:style-name="texte_20_par_20_défaut"><text:span text:style-name="T129"><text:tab/><text:tab/></text:span></text:span><text:span text:style-name="texte_20_par_20_défaut"><text:span text:style-name="T798">Le château de ma mère n’est pas loin</text:span></text:span><text:span text:style-name="texte_20_par_20_défaut"><text:span text:style-name="T129">.<text:tab/><text:tab/><text:tab/><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60">5</text:span></text:span><text:span text:style-name="référence"><text:span text:style-name="T137">.</text:span></text:span><text:span text:style-name="référence"><text:span text:style-name="T138">1</text:span></text:span><text:span text:style-name="référence"><text:span text:style-name="T135">, p.</text:span></text:span><text:span text:style-name="référence"><text:span text:style-name="T136"> </text:span></text:span><text:span text:style-name="référence"><text:span text:style-name="T160">94</text:span></text:span><text:span text:style-name="référence"><text:span text:style-name="T139">)</text:span></text:span></text:p>
      <text:p text:style-name="P181"><text:span text:style-name="texte_20_par_20_défaut"><text:span text:style-name="T138">B.</text:span></text:span><text:span text:style-name="texte_20_par_20_défaut"><text:span text:style-name="T162">021</text:span></text:span><text:span text:style-name="texte_20_par_20_défaut"><text:span text:style-name="T138"><text:tab/><text:tab/></text:span></text:span><text:span text:style-name="texte_20_par_20_défaut"><text:span text:style-name="T160">C’</text:span></text:span><text:span text:style-name="texte_20_par_20_défaut"><text:span text:style-name="T165">est un</text:span></text:span><text:span text:style-name="texte_20_par_20_défaut"><text:span text:style-name="T782"> livre </text:span></text:span><text:span text:style-name="texte_20_par_20_défaut"><text:span text:style-name="T791">à ne</text:span></text:span><text:span text:style-name="texte_20_par_20_défaut"><text:span text:style-name="T782"> </text:span></text:span><text:span text:style-name="texte_20_par_20_défaut"><text:span text:style-name="T791">pas </text:span></text:span><text:span text:style-name="texte_20_par_20_défaut"><text:span text:style-name="T782">mettre entre toutes les mains</text:span></text:span><text:span text:style-name="texte_20_par_20_défaut"><text:span text:style-name="T138">.<text:tab/> <text:s text:c="19"/></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60">5</text:span></text:span><text:span text:style-name="référence"><text:span text:style-name="T137">.</text:span></text:span><text:span text:style-name="référence"><text:span text:style-name="T138">1</text:span></text:span><text:span text:style-name="référence"><text:span text:style-name="T135">, p.</text:span></text:span><text:span text:style-name="référence"><text:span text:style-name="T136"> </text:span></text:span><text:span text:style-name="référence"><text:span text:style-name="T160">94</text:span></text:span><text:span text:style-name="référence"><text:span text:style-name="T139">)</text:span></text:span></text:p>
      <text:p text:style-name="P181"><text:span text:style-name="texte_20_par_20_défaut"><text:span text:style-name="T138">B.</text:span></text:span><text:span text:style-name="texte_20_par_20_défaut"><text:span text:style-name="T162">022</text:span></text:span><text:span text:style-name="texte_20_par_20_défaut"><text:span text:style-name="T138"><text:tab/><text:tab/></text:span></text:span><text:span text:style-name="texte_20_par_20_défaut"><text:span text:style-name="T782">Le film d’hier ne m’a pas plu</text:span></text:span><text:span text:style-name="texte_20_par_20_défaut"><text:span text:style-name="T138">.<text:tab/><text:tab/><text:tab/><text:tab/><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60">5</text:span></text:span><text:span text:style-name="référence"><text:span text:style-name="T137">.</text:span></text:span><text:span text:style-name="référence"><text:span text:style-name="T138">1</text:span></text:span><text:span text:style-name="référence"><text:span text:style-name="T135">, p.</text:span></text:span><text:span text:style-name="référence"><text:span text:style-name="T136"> </text:span></text:span><text:span text:style-name="référence"><text:span text:style-name="T160">94</text:span></text:span><text:span text:style-name="référence"><text:span text:style-name="T139">)</text:span></text:span></text:p>
      <text:p text:style-name="P181"><text:span text:style-name="texte_20_par_20_défaut"><text:span text:style-name="T138">B.</text:span></text:span><text:span text:style-name="texte_20_par_20_défaut"><text:span text:style-name="T162">023<text:tab/></text:span></text:span><text:span text:style-name="texte_20_par_20_défaut"><text:span text:style-name="T138"><text:tab/></text:span></text:span><text:span text:style-name="texte_20_par_20_défaut"><text:span text:style-name="T782">La crainte qu’elle parte m’envahit</text:span></text:span><text:span text:style-name="texte_20_par_20_défaut"><text:span text:style-name="T138">.<text:tab/><text:tab/><text:tab/><text:tab/><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60">5</text:span></text:span><text:span text:style-name="référence"><text:span text:style-name="T137">.</text:span></text:span><text:span text:style-name="référence"><text:span text:style-name="T138">1</text:span></text:span><text:span text:style-name="référence"><text:span text:style-name="T135">, p.</text:span></text:span><text:span text:style-name="référence"><text:span text:style-name="T136"> </text:span></text:span><text:span text:style-name="référence"><text:span text:style-name="T160">94</text:span></text:span><text:span text:style-name="référence"><text:span text:style-name="T139">)</text:span></text:span></text:p>
      <text:p text:style-name="P205"><text:span text:style-name="texte_20_par_20_défaut"><text:span text:style-name="T138">B.</text:span></text:span><text:span text:style-name="texte_20_par_20_défaut"><text:span text:style-name="T162">024<text:tab/></text:span></text:span><text:span text:style-name="texte_20_par_20_défaut"><text:span text:style-name="T138"><text:tab/></text:span></text:span><text:span text:style-name="texte_20_par_20_défaut"><text:span text:style-name="T783">Je connais la gare de Strasbourg.</text:span></text:span><text:span text:style-name="texte_20_par_20_défaut"><text:span text:style-name="T138"><text:tab/><text:tab/><text:tab/><text:tab/><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60">5</text:span></text:span><text:span text:style-name="référence"><text:span text:style-name="T137">.</text:span></text:span><text:span text:style-name="référence"><text:span text:style-name="T138">1</text:span></text:span><text:span text:style-name="référence"><text:span text:style-name="T135">, p.</text:span></text:span><text:span text:style-name="référence"><text:span text:style-name="T136"> </text:span></text:span><text:span text:style-name="référence"><text:span text:style-name="T160">9</text:span></text:span><text:span text:style-name="référence"><text:span text:style-name="T161">5</text:span></text:span><text:span text:style-name="référence"><text:span text:style-name="T139">)</text:span></text:span></text:p>
      <text:p text:style-name="P205"><text:span text:style-name="texte_20_par_20_défaut"><text:span text:style-name="T138">B.</text:span></text:span><text:span text:style-name="texte_20_par_20_défaut"><text:span text:style-name="T162">025</text:span></text:span><text:span text:style-name="texte_20_par_20_défaut"><text:span text:style-name="T161"> </text:span></text:span><text:span text:style-name="danger"><text:span text:style-name="T710">(!)</text:span></text:span><text:span text:style-name="texte_20_par_20_défaut"><text:span text:style-name="T138"><text:tab/></text:span></text:span><text:span text:style-name="texte_20_par_20_défaut"><text:span text:style-name="T783">Je connais la ville de Strasbourg.</text:span></text:span><text:span text:style-name="texte_20_par_20_défaut"><text:span text:style-name="T138"><text:tab/><text:tab/><text:tab/><text:tab/><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60">5</text:span></text:span><text:span text:style-name="référence"><text:span text:style-name="T137">.</text:span></text:span><text:span text:style-name="référence"><text:span text:style-name="T138">1</text:span></text:span><text:span text:style-name="référence"><text:span text:style-name="T135">, p.</text:span></text:span><text:span text:style-name="référence"><text:span text:style-name="T136"> </text:span></text:span><text:span text:style-name="référence"><text:span text:style-name="T160">9</text:span></text:span><text:span text:style-name="référence"><text:span text:style-name="T161">5</text:span></text:span><text:span text:style-name="référence"><text:span text:style-name="T139">)</text:span></text:span></text:p>
      <text:p text:style-name="P205"><text:span text:style-name="texte_20_par_20_défaut"><text:span text:style-name="T138">B.</text:span></text:span><text:span text:style-name="texte_20_par_20_défaut"><text:span text:style-name="T162">02</text:span></text:span><text:span text:style-name="texte_20_par_20_défaut"><text:span text:style-name="T163">6</text:span></text:span><text:span text:style-name="texte_20_par_20_défaut"><text:span text:style-name="T161"> </text:span></text:span><text:span text:style-name="danger"><text:span text:style-name="T710">(!)</text:span></text:span><text:span text:style-name="texte_20_par_20_défaut"><text:span text:style-name="T138"><text:tab/></text:span></text:span><text:span text:style-name="texte_20_par_20_défaut"><text:span text:style-name="T784">L’amour de ses parents </text:span></text:span><text:span text:style-name="texte_20_par_20_défaut"><text:span text:style-name="T796">l</text:span></text:span><text:span text:style-name="texte_20_par_20_défaut"><text:span text:style-name="T797">a</text:span></text:span><text:span text:style-name="texte_20_par_20_défaut"><text:span text:style-name="T796"> </text:span></text:span><text:span text:style-name="texte_20_par_20_défaut"><text:span text:style-name="T784">rend fort</text:span></text:span><text:span text:style-name="texte_20_par_20_défaut"><text:span text:style-name="T797">e</text:span></text:span><text:span text:style-name="texte_20_par_20_défaut"><text:span text:style-name="T783">.<text:tab/></text:span></text:span><text:span text:style-name="texte_20_par_20_défaut"><text:span text:style-name="T138"><text:tab/><text:tab/><text:tab/><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60">5</text:span></text:span><text:span text:style-name="référence"><text:span text:style-name="T137">.</text:span></text:span><text:span text:style-name="référence"><text:span text:style-name="T138">1</text:span></text:span><text:span text:style-name="référence"><text:span text:style-name="T135">, p.</text:span></text:span><text:span text:style-name="référence"><text:span text:style-name="T136"> </text:span></text:span><text:span text:style-name="référence"><text:span text:style-name="T160">9</text:span></text:span><text:span text:style-name="référence"><text:span text:style-name="T161">5</text:span></text:span><text:span text:style-name="référence"><text:span text:style-name="T139">)</text:span></text:span></text:p>
      <text:p text:style-name="P181"><text:span text:style-name="référence"><text:span text:style-name="T139"/></text:span></text:p>
      <text:p text:style-name="P51"><text:span text:style-name="texte_20_par_20_défaut"><text:span text:style-name="T336">■ </text:span></text:span><text:span text:style-name="texte_20_par_20_défaut"><text:span text:style-name="T806">la forme négative de la phrase</text:span></text:span><text:span text:style-name="texte_20_par_20_défaut"><text:span text:style-name="T215"> </text:span></text:span><text:span text:style-name="texte_20_par_20_défaut"><text:span text:style-name="T336">■</text:span></text:span></text:p>
      <text:p text:style-name="P161"><text:span text:style-name="texte_20_par_20_défaut">B.027</text:span><text:span text:style-name="texte_20_par_20_défaut"><text:span text:style-name="T985"><text:tab/><text:tab/>Elle n’aime pas le cinéma français.<text:tab/><text:tab/><text:tab/><text:tab/> <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162"><text:span text:style-name="texte_20_par_20_défaut"><text:span text:style-name="T154">B.028</text:span></text:span><text:span text:style-name="texte_20_par_20_défaut"><text:span text:style-name="T153"><text:tab/><text:tab/></text:span></text:span><text:span text:style-name="texte_20_par_20_défaut"><text:span text:style-name="T779">Personne ne l’a écoutée.<text:tab/></text:span></text:span><text:span text:style-name="texte_20_par_20_défaut"><text:span text:style-name="T153"><text:tab/><text:tab/><text:tab/><text:tab/> <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162"><text:span text:style-name="texte_20_par_20_défaut"><text:span text:style-name="T154">B.029</text:span></text:span><text:span text:style-name="texte_20_par_20_défaut"><text:span text:style-name="T153"><text:tab/><text:tab/></text:span></text:span><text:span text:style-name="texte_20_par_20_défaut"><text:span text:style-name="T779">Aucun détail ne lui échappe.<text:tab/></text:span></text:span><text:span text:style-name="texte_20_par_20_défaut"><text:span text:style-name="T153"><text:tab/><text:tab/><text:tab/><text:tab/> <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196"><text:span text:style-name="texte_20_par_20_défaut"><text:span text:style-name="T154">B.030</text:span></text:span><text:span text:style-name="texte_20_par_20_défaut"><text:span text:style-name="T153"><text:tab/><text:tab/></text:span></text:span><text:span text:style-name="texte_20_par_20_défaut"><text:span text:style-name="T780">Elle ne travaille jamais</text:span></text:span><text:span text:style-name="texte_20_par_20_défaut"><text:span text:style-name="T779">.<text:tab/></text:span></text:span><text:span text:style-name="texte_20_par_20_défaut"><text:span text:style-name="T153"><text:tab/><text:tab/><text:tab/><text:tab/> <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text:span></text:span><text:span text:style-name="référence"><text:span text:style-name="T156">4</text:span></text:span><text:span text:style-name="référence"><text:span text:style-name="T139">)</text:span></text:span></text:p>
      <text:p text:style-name="P197"><text:span text:style-name="texte_20_par_20_défaut"><text:span text:style-name="T154">B.031</text:span></text:span><text:span text:style-name="texte_20_par_20_défaut"><text:span text:style-name="T155"> </text:span></text:span><text:span text:style-name="danger"><text:span text:style-name="T710">(!)</text:span></text:span><text:span text:style-name="texte_20_par_20_défaut"><text:span text:style-name="T153"><text:tab/></text:span></text:span><text:span text:style-name="texte_20_par_20_défaut"><text:span text:style-name="T781">Je n’aime que les films français</text:span></text:span><text:span text:style-name="texte_20_par_20_défaut"><text:span text:style-name="T779">.</text:span></text:span><text:span text:style-name="texte_20_par_20_défaut"><text:span text:style-name="T153"><text:tab/><text:tab/><text:tab/><text:tab/> <text:tab/>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text:span></text:span><text:span text:style-name="référence"><text:span text:style-name="T156">4</text:span></text:span><text:span text:style-name="référence"><text:span text:style-name="T139">)</text:span></text:span></text:p>
      <text:p text:style-name="P198"><text:span text:style-name="référence"><text:span text:style-name="T941"/></text:span></text:p>
      <text:p text:style-name="P56"><text:soft-page-break/><text:span text:style-name="texte_20_par_20_défaut"><text:span text:style-name="T385">■ </text:span></text:span><text:span text:style-name="T680">phrase complexe par subordination</text:span><text:span text:style-name="T679"> </text:span><text:span text:style-name="texte_20_par_20_défaut"><text:span text:style-name="T385">■</text:span></text:span></text:p>
      <text:p text:style-name="P199"><text:span text:style-name="texte_20_par_20_défaut"><text:span text:style-name="T293">B.032<text:tab/><text:tab/></text:span></text:span><text:span text:style-name="texte_20_par_20_défaut"><text:span text:style-name="T294">Le facteur distribue le courrier quand le jour se lève.</text:span></text:span><text:span text:style-name="texte_20_par_20_défaut"><text:span text:style-name="T293"><text:tab/><text:tab/> <text:s text:c="5"/></text:span></text:span><text:span text:style-name="référence"><text:span text:style-name="T139">TG(I.2.1, p</text:span></text:span><text:span text:style-name="référence"><text:span text:style-name="T141">p</text:span></text:span><text:span text:style-name="référence"><text:span text:style-name="T139">. 22-</text:span></text:span><text:span text:style-name="référence"><text:span text:style-name="T141">23</text:span></text:span><text:span text:style-name="référence"><text:span text:style-name="T139">)</text:span></text:span></text:p>
      <text:p text:style-name="P200"><text:span text:style-name="texte_20_par_20_défaut"><text:span text:style-name="T138">B.033</text:span></text:span><text:span text:style-name="texte_20_par_20_défaut"><text:span text:style-name="T145"> </text:span></text:span><text:span text:style-name="danger"><text:span text:style-name="T710">(!)</text:span></text:span><text:span text:style-name="texte_20_par_20_défaut"><text:span text:style-name="T138"><text:tab/></text:span></text:span><text:span text:style-name="texte_20_par_20_défaut"><text:span text:style-name="T778">Un sportif qui est fatigué doit se reposer.<text:tab/><text:tab/></text:span></text:span><text:span text:style-name="texte_20_par_20_défaut"><text:span text:style-name="T138"><text:tab/><text:tab/> </text:span></text:span><text:span text:style-name="référence"><text:span text:style-name="T135">TG(I.</text:span></text:span><text:span text:style-name="référence"><text:span text:style-name="T143">1</text:span></text:span><text:span text:style-name="référence"><text:span text:style-name="T136">.</text:span></text:span><text:span text:style-name="référence"><text:span text:style-name="T147">1 note 14</text:span></text:span><text:span text:style-name="référence"><text:span text:style-name="T135">, p</text:span></text:span><text:span text:style-name="référence"><text:span text:style-name="T136">. </text:span></text:span><text:span text:style-name="référence"><text:span text:style-name="T147">5</text:span></text:span><text:span text:style-name="référence"><text:span text:style-name="T327">2</text:span></text:span><text:span text:style-name="référence"><text:span text:style-name="T139">)</text:span></text:span></text:p>
      <text:p text:style-name="Standard"><text:span text:style-name="texte_20_par_20_défaut"><text:span text:style-name="T138"/></text:span></text:p>
      <text:p text:style-name="P54"><text:span text:style-name="texte_20_par_20_défaut"><text:span text:style-name="T340">■ </text:span></text:span><text:span text:style-name="texte_20_par_20_défaut"><text:span text:style-name="T216">phrase complexe par </text:span></text:span><text:span text:style-name="texte_20_par_20_défaut"><text:span text:style-name="T804">coordination</text:span></text:span><text:span text:style-name="texte_20_par_20_défaut"><text:span text:style-name="T217"> </text:span></text:span><text:span text:style-name="texte_20_par_20_défaut"><text:span text:style-name="T340">■</text:span></text:span></text:p>
      <text:p text:style-name="P195"><text:span text:style-name="texte_20_par_20_défaut"><text:span text:style-name="T138">B.0</text:span></text:span><text:span text:style-name="texte_20_par_20_défaut"><text:span text:style-name="T169">34</text:span></text:span><text:span text:style-name="texte_20_par_20_défaut"><text:span text:style-name="T146"> </text:span></text:span><text:span text:style-name="texte_20_par_20_défaut"><text:span text:style-name="T138"><text:tab/><text:tab/></text:span></text:span><text:span text:style-name="texte_20_par_20_défaut"><text:span text:style-name="T150">Le facteur distribue le courrier et il aime son travail.</text:span></text:span><text:span text:style-name="texte_20_par_20_défaut"><text:span text:style-name="T138"><text:tab/> <text:s text:c="3"/><text:tab/> <text:s text:c="5"/></text:span></text:span><text:span text:style-name="référence"><text:span text:style-name="T135">TG(I.</text:span></text:span><text:span text:style-name="référence"><text:span text:style-name="T151">2</text:span></text:span><text:span text:style-name="référence"><text:span text:style-name="T136">.</text:span></text:span><text:span text:style-name="référence"><text:span text:style-name="T151">3</text:span></text:span><text:span text:style-name="référence"><text:span text:style-name="T135">, p</text:span></text:span><text:span text:style-name="référence"><text:span text:style-name="T152">p</text:span></text:span><text:span text:style-name="référence"><text:span text:style-name="T136">. </text:span></text:span><text:span text:style-name="référence"><text:span text:style-name="T150">24-</text:span></text:span><text:span text:style-name="référence"><text:span text:style-name="T152">25</text:span></text:span><text:span text:style-name="référence"><text:span text:style-name="T139">)</text:span></text:span></text:p>
      <text:p text:style-name="P55"><text:span text:style-name="texte_20_par_20_défaut"><text:span text:style-name="T340"/></text:span></text:p>
      <text:p text:style-name="P55"><text:span text:style-name="texte_20_par_20_défaut"><text:span text:style-name="T340">■ </text:span></text:span><text:span text:style-name="texte_20_par_20_défaut"><text:span text:style-name="T805">nature de mots : les pronoms personnels disjoints</text:span></text:span><text:span text:style-name="texte_20_par_20_défaut"><text:span text:style-name="T217"> </text:span></text:span><text:span text:style-name="texte_20_par_20_défaut"><text:span text:style-name="T340">■</text:span></text:span></text:p>
      <text:p text:style-name="P55"><text:span text:style-name="texte_20_par_20_défaut"><text:span text:style-name="T347">B.035<text:tab/><text:tab/></text:span></text:span><text:span text:style-name="texte_20_par_20_défaut"><text:span text:style-name="T855">Toi, chère amie, quand donc m’écriras-tu ?<text:tab/><text:tab/></text:span></text:span><text:span text:style-name="texte_20_par_20_défaut"><text:span text:style-name="T347"><text:tab/> <text:s text:c="3"/><text:tab/> <text:s text:c="5"/></text:span></text:span><text:span text:style-name="référence"><text:span text:style-name="T348">TG(I</text:span></text:span><text:span text:style-name="référence"><text:span text:style-name="T352">I</text:span></text:span><text:span text:style-name="référence"><text:span text:style-name="T348">.</text:span></text:span><text:span text:style-name="référence"><text:span text:style-name="T352">3</text:span></text:span><text:span text:style-name="référence"><text:span text:style-name="T350">.</text:span></text:span><text:span text:style-name="référence"><text:span text:style-name="T352">4</text:span></text:span><text:span text:style-name="référence"><text:span text:style-name="T349">.</text:span></text:span><text:span text:style-name="référence"><text:span text:style-name="T352">1</text:span></text:span><text:span text:style-name="référence"><text:span text:style-name="T348">, </text:span></text:span><text:span text:style-name="référence"><text:span text:style-name="T351">p</text:span></text:span><text:span text:style-name="référence"><text:span text:style-name="T350">. </text:span></text:span><text:span text:style-name="référence"><text:span text:style-name="T352">120)</text:span></text:span></text:p>
      <text:p text:style-name="P57"><text:span text:style-name="texte_20_par_20_défaut"><text:span text:style-name="T347">B.036<text:tab/><text:tab/></text:span></text:span><text:span text:style-name="texte_20_par_20_défaut"><text:span text:style-name="T856">Je ne pense en effet qu’à toi.<text:tab/><text:tab/></text:span></text:span><text:span text:style-name="texte_20_par_20_défaut"><text:span text:style-name="T855"><text:tab/><text:tab/></text:span></text:span><text:span text:style-name="texte_20_par_20_défaut"><text:span text:style-name="T347"><text:tab/> <text:s text:c="3"/><text:tab/> <text:s text:c="5"/></text:span></text:span><text:span text:style-name="référence"><text:span text:style-name="T348">TG(I</text:span></text:span><text:span text:style-name="référence"><text:span text:style-name="T352">I</text:span></text:span><text:span text:style-name="référence"><text:span text:style-name="T348">.</text:span></text:span><text:span text:style-name="référence"><text:span text:style-name="T352">3</text:span></text:span><text:span text:style-name="référence"><text:span text:style-name="T350">.</text:span></text:span><text:span text:style-name="référence"><text:span text:style-name="T352">4</text:span></text:span><text:span text:style-name="référence"><text:span text:style-name="T349">.</text:span></text:span><text:span text:style-name="référence"><text:span text:style-name="T352">1</text:span></text:span><text:span text:style-name="référence"><text:span text:style-name="T348">, </text:span></text:span><text:span text:style-name="référence"><text:span text:style-name="T351">p</text:span></text:span><text:span text:style-name="référence"><text:span text:style-name="T350">. </text:span></text:span><text:span text:style-name="référence"><text:span text:style-name="T352">120)</text:span></text:span></text:p>
      <text:p text:style-name="P230"><text:span text:style-name="titre_20_avec_20_numéro"><text:s/>B.001 </text:span></text:p>
      <text:p text:style-name="P69"><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P114"/>
      <text:p text:style-name="P41"><text:span text:style-name="phrase_20_analysée_20__28_gros_20_caractère_29_">Le </text:span><text:span text:style-name="phrase_20_analysée_20__28_gros_20_caractère_29_"><text:span text:style-name="T659">facteur travaille.</text:span></text:span></text:p>
      <text:p text:style-name="P114"/>
      <text:p text:style-name="P114"/>
      <text:p text:style-name="P114"><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251"><text:span text:style-name="texte_20_par_20_défaut"><text:span text:style-name="T332">•</text:span></text:span> <text:span text:style-name="exemple"><text:span text:style-name="T421">Le</text:span></text:span><text:span text:style-name="T421"> <text:tab/><text:tab/><text:tab/><text:tab/><text:tab/></text:span><text:span text:style-name="texte_20_par_20_défaut"><text:span text:style-name="T421">:<text:tab/>article défini</text:span></text:span></text:p>
      <text:p text:style-name="P351"><text:span text:style-name="texte_20_par_20_défaut"><text:span text:style-name="T332">•</text:span></text:span> <text:span text:style-name="exemple"><text:span text:style-name="T511">facteur</text:span></text:span><text:span text:style-name="T421"><text:tab/><text:tab/><text:tab/><text:tab/></text:span><text:span text:style-name="texte_20_par_20_défaut"><text:span text:style-name="T421">:<text:tab/>nom commun</text:span></text:span></text:p>
      <text:p text:style-name="P351"><text:span text:style-name="texte_20_par_20_défaut"><text:span text:style-name="T332">•</text:span></text:span> <text:span text:style-name="exemple"><text:span text:style-name="T511">travaille</text:span></text:span><text:span text:style-name="T422"><text:tab/><text:tab/><text:tab/><text:tab/></text:span><text:span text:style-name="texte_20_par_20_défaut"><text:span text:style-name="T422">:<text:tab/>verbe </text:span></text:span><text:span text:style-name="texte_20_par_20_défaut"><text:span text:style-name="T695">(</text:span></text:span><text:span text:style-name="texte_20_par_20_défaut"><text:span text:style-name="T812">travailler </text:span></text:span><text:span text:style-name="texte_20_par_20_défaut"><text:span text:style-name="T695">: indicatif.présent.3S)</text:span></text:span></text:p>
      <text:p text:style-name="P218"/>
      <text:p text:style-name="P120"><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269"><text:span text:style-name="texte_20_par_20_défaut"><text:span text:style-name="T332">•</text:span></text:span> <text:span text:style-name="exemple"><text:span text:style-name="T421">Le </text:span></text:span><text:span text:style-name="exemple"><text:span text:style-name="T929">facteur</text:span></text:span><text:span text:style-name="T421"><text:tab/><text:tab/><text:tab/><text:tab/></text:span><text:span text:style-name="texte_20_par_20_défaut"><text:span text:style-name="T421">:<text:tab/></text:span></text:span><text:span text:style-name="texte_20_par_20_défaut"><text:span text:style-name="T823">groupe nominal</text:span></text:span></text:p>
      <text:p text:style-name="P272"><text:span text:style-name="texte_20_par_20_défaut"><text:span text:style-name="T413">•</text:span></text:span><text:span text:style-name="exemple"><text:span text:style-name="T512"> </text:span></text:span><text:span text:style-name="exemple"><text:span text:style-name="T540">travaille</text:span></text:span><text:span text:style-name="exemple"><text:span text:style-name="T539"><text:tab/><text:tab/><text:tab/><text:tab/></text:span></text:span><text:span text:style-name="texte_20_par_20_défaut"><text:span text:style-name="T44">:<text:tab/></text:span></text:span><text:span text:style-name="texte_20_par_20_défaut"><text:span text:style-name="T831">groupe verbal</text:span></text:span></text:p>
      <text:p text:style-name="P362"><text:span text:style-name="texte_20_par_20_défaut"/></text:p>
      <text:p text:style-name="P114"><text:span text:style-name="texte_20_par_20_défaut"><text:span text:style-name="T669">Analyse des fonctions</text:span></text:span></text:p>
      <text:p text:style-name="P351"><text:span text:style-name="texte_20_par_20_défaut"><text:span text:style-name="T332">•</text:span></text:span> <text:span text:style-name="exemple"><text:span text:style-name="T512">Le facteur</text:span></text:span><text:tab/><text:tab/><text:tab/><text:tab/><text:span text:style-name="texte_20_par_20_défaut">:<text:tab/>sujet de </text:span><text:span text:style-name="exemple"><text:span text:style-name="T512">travaille</text:span></text:span></text:p>
      <text:p text:style-name="P447"><text:span text:style-name="texte_20_par_20_défaut"><text:span text:style-name="T413">•</text:span></text:span><text:span text:style-name="exemple"><text:span text:style-name="T512"> </text:span></text:span><text:span text:style-name="exemple"><text:span text:style-name="T571">travaille</text:span></text:span><text:span text:style-name="exemple"><text:span text:style-name="T512"><text:tab/><text:tab/><text:tab/><text:tab/></text:span></text:span><text:span text:style-name="texte_20_par_20_défaut"><text:span text:style-name="T42">:<text:tab/></text:span></text:span><text:span text:style-name="texte_20_par_20_défaut">prédicat </text:span><text:span text:style-name="texte_20_par_20_défaut"><text:span text:style-name="T1007">du sujet </text:span></text:span><text:span text:style-name="exemple"><text:span text:style-name="T1007">Le facteur</text:span></text:span></text:p>
      <text:p text:style-name="P220"/>
      <text:p text:style-name="P12"><text:span text:style-name="texte_20_par_20_défaut">Analyse des propositions</text:span></text:p>
      <text:p text:style-name="P251"><text:span text:style-name="texte_20_par_20_défaut">La phrase contient une seule proposition : il s’agit par conséquent d’une phrase simple.</text:span></text:p>
      <text:p text:style-name="P424"><text:span text:style-name="texte_20_par_20_défaut"><text:span text:style-name="T991">L’unique proposition est une proposition indépendante.</text:span></text:span></text:p>
      <text:p text:style-name="P114"/>
      <text:p text:style-name="P114"><text:span text:style-name="texte_20_par_20_défaut"><text:span text:style-name="T669">Analyse du type et de la forme de la phrase</text:span></text:span></text:p>
      <text:p text:style-name="P251"><text:span text:style-name="texte_20_par_20_défaut">La phrase est de type déclaratif et n’a pas de forme particulière.</text:span></text:p>
      <text:p text:style-name="P114"><text:span text:style-name="titre_20_avec_20_numéro"/></text:p>
      <text:p text:style-name="P499"><text:span text:style-name="titre_20_avec_20_numéro"><text:s/>B.002 </text:span></text:p>
      <text:p text:style-name="P69"><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P115"/>
      <text:p text:style-name="P42"><text:span text:style-name="phrase_20_analysée_20__28_gros_20_caractère_29_">Le </text:span><text:span text:style-name="phrase_20_analysée_20__28_gros_20_caractère_29_"><text:span text:style-name="T659">facteur </text:span></text:span><text:span text:style-name="phrase_20_analysée_20__28_gros_20_caractère_29_"><text:span text:style-name="T660">distribue le courrier</text:span></text:span><text:span text:style-name="phrase_20_analysée_20__28_gros_20_caractère_29_"><text:span text:style-name="T659">.</text:span></text:span></text:p>
      <text:p text:style-name="P115"/>
      <text:p text:style-name="P115"/>
      <text:p text:style-name="P115"><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252"><text:span text:style-name="texte_20_par_20_défaut"><text:span text:style-name="T332">•</text:span></text:span> <text:span text:style-name="exemple"><text:span text:style-name="T421">Le</text:span></text:span><text:span text:style-name="T421"> <text:tab/><text:tab/><text:tab/><text:tab/><text:tab/></text:span><text:span text:style-name="texte_20_par_20_défaut"><text:span text:style-name="T421">:<text:tab/>article défini</text:span></text:span></text:p>
      <text:p text:style-name="P352"><text:span text:style-name="texte_20_par_20_défaut"><text:span text:style-name="T332">•</text:span></text:span> <text:span text:style-name="exemple"><text:span text:style-name="T511">facteur</text:span></text:span><text:span text:style-name="T421"><text:tab/><text:tab/><text:tab/><text:tab/></text:span><text:span text:style-name="texte_20_par_20_défaut"><text:span text:style-name="T421">:<text:tab/>nom commun</text:span></text:span></text:p>
      <text:p text:style-name="P352"><text:span text:style-name="texte_20_par_20_défaut"><text:span text:style-name="T332">•</text:span></text:span> <text:span text:style-name="exemple"><text:span text:style-name="T513">distribue</text:span></text:span><text:span text:style-name="T422"><text:tab/><text:tab/><text:tab/><text:tab/></text:span><text:span text:style-name="texte_20_par_20_défaut"><text:span text:style-name="T422">:<text:tab/>verbe </text:span></text:span><text:span text:style-name="texte_20_par_20_défaut"><text:span text:style-name="T695">(</text:span></text:span><text:span text:style-name="texte_20_par_20_défaut"><text:span text:style-name="T813">distribuer</text:span></text:span><text:span text:style-name="texte_20_par_20_défaut"><text:span text:style-name="T812"> </text:span></text:span><text:span text:style-name="texte_20_par_20_défaut"><text:span text:style-name="T695">: indicatif.présent.3S)</text:span></text:span></text:p>
      <text:p text:style-name="P253"><text:span text:style-name="texte_20_par_20_défaut"><text:span text:style-name="T332">•</text:span></text:span> <text:span text:style-name="exemple"><text:span text:style-name="T920">le</text:span></text:span><text:span text:style-name="T421"> <text:tab/><text:tab/><text:tab/><text:tab/><text:tab/></text:span><text:span text:style-name="texte_20_par_20_défaut"><text:span text:style-name="T421">:<text:tab/>article défini</text:span></text:span></text:p>
      <text:p text:style-name="P353"><text:span text:style-name="texte_20_par_20_défaut"><text:span text:style-name="T332">•</text:span></text:span><text:span text:style-name="texte_20_par_20_défaut"> </text:span><text:span text:style-name="exemple"><text:span text:style-name="T514">courrier</text:span></text:span><text:span text:style-name="texte_20_par_20_défaut"><text:span text:style-name="T421"><text:tab/><text:tab/><text:tab/><text:tab/>:<text:tab/>nom commun</text:span></text:span></text:p>
      <text:p text:style-name="P115"/>
      <text:p text:style-name="P512"><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63"><text:span text:style-name="texte_20_par_20_défaut"><text:span text:style-name="T332">•</text:span></text:span> <text:span text:style-name="exemple"><text:span text:style-name="T421">Le </text:span></text:span><text:span text:style-name="exemple"><text:span text:style-name="T929">facteur</text:span></text:span><text:span text:style-name="T421"><text:tab/><text:tab/><text:tab/><text:tab/></text:span><text:span text:style-name="texte_20_par_20_défaut"><text:span text:style-name="T421">:<text:tab/></text:span></text:span><text:span text:style-name="texte_20_par_20_défaut"><text:span text:style-name="T823">groupe nominal</text:span></text:span></text:p>
      <text:p text:style-name="P272"><text:span text:style-name="texte_20_par_20_défaut"><text:span text:style-name="T413">•</text:span></text:span><text:span text:style-name="exemple"><text:span text:style-name="T512"> </text:span></text:span><text:span text:style-name="exemple"><text:span text:style-name="T541">distribue le courrier</text:span></text:span><text:span text:style-name="exemple"><text:span text:style-name="T539"><text:tab/><text:tab/><text:tab/></text:span></text:span><text:span text:style-name="texte_20_par_20_défaut"><text:span text:style-name="T929">:<text:tab/>groupe verbal</text:span></text:span></text:p>
      <text:p text:style-name="P470"><text:span text:style-name="texte_20_par_20_défaut"><text:span text:style-name="T332"><text:tab/>•</text:span></text:span><text:span text:style-name="texte_20_par_20_défaut"><text:span text:style-name="T823"> </text:span></text:span><text:span text:style-name="exemple"><text:span text:style-name="T930">le</text:span></text:span><text:span text:style-name="exemple"><text:span text:style-name="T421"> </text:span></text:span><text:span text:style-name="exemple"><text:span text:style-name="T527">courrier</text:span></text:span><text:span text:style-name="texte_20_par_20_défaut"><text:span text:style-name="T819"><text:tab/><text:tab/><text:tab/></text:span></text:span><text:span text:style-name="texte_20_par_20_défaut"><text:span text:style-name="T421">:<text:tab/></text:span></text:span><text:span text:style-name="texte_20_par_20_défaut"><text:span text:style-name="T823">groupe nominal</text:span></text:span></text:p>
      <text:p text:style-name="P363"><text:span text:style-name="texte_20_par_20_défaut"><text:span text:style-name="T823"/></text:span></text:p>
      <text:p text:style-name="P115"><text:span text:style-name="texte_20_par_20_défaut"><text:span text:style-name="T669">Analyse des fonctions</text:span></text:span></text:p>
      <text:p text:style-name="P352"><text:span text:style-name="texte_20_par_20_défaut"><text:span text:style-name="T332">•</text:span></text:span> <text:span text:style-name="exemple"><text:span text:style-name="T512">Le facteur</text:span></text:span><text:tab/><text:tab/><text:tab/><text:tab/><text:span text:style-name="texte_20_par_20_défaut">:<text:tab/>sujet de </text:span><text:span text:style-name="exemple"><text:span text:style-name="T515">distribue</text:span></text:span></text:p>
      <text:p text:style-name="P447"><text:span text:style-name="texte_20_par_20_défaut"><text:span text:style-name="T413">•</text:span></text:span><text:span text:style-name="exemple"><text:span text:style-name="T512"> </text:span></text:span><text:span text:style-name="exemple"><text:span text:style-name="T571">distribue </text:span></text:span><text:span text:style-name="exemple"><text:span text:style-name="T515">le courrier</text:span></text:span><text:span text:style-name="exemple"><text:span text:style-name="T512"><text:tab/><text:tab/><text:tab/></text:span></text:span><text:span text:style-name="texte_20_par_20_défaut"><text:span text:style-name="T42">:<text:tab/></text:span></text:span><text:span text:style-name="texte_20_par_20_défaut"><text:span text:style-name="T59">prédicat </text:span></text:span><text:span text:style-name="texte_20_par_20_défaut"><text:span text:style-name="T60">du sujet </text:span></text:span><text:span text:style-name="exemple"><text:span text:style-name="T1007">Le facteur</text:span></text:span></text:p>
      <text:p text:style-name="P354"><text:span text:style-name="texte_20_par_20_défaut"><text:span text:style-name="T413"><text:tab/>•</text:span></text:span><text:span text:style-name="exemple"><text:span text:style-name="T512"> </text:span></text:span><text:span text:style-name="exemple"><text:span text:style-name="T515">le courrier</text:span></text:span><text:span text:style-name="exemple"><text:span text:style-name="T512"><text:tab/><text:tab/><text:tab/></text:span></text:span><text:span text:style-name="texte_20_par_20_défaut">:</text:span><text:span text:style-name="texte_20_par_20_défaut"><text:span text:style-name="T42"><text:tab/></text:span></text:span><text:span text:style-name="texte_20_par_20_défaut">COD de </text:span><text:span text:style-name="exemple"><text:span text:style-name="T515">distribue</text:span></text:span></text:p>
      <text:p text:style-name="P221"/>
      <text:p text:style-name="P13"><text:span text:style-name="texte_20_par_20_défaut">Analyse des propositions</text:span></text:p>
      <text:p text:style-name="P252"><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15"><text:span text:style-name="texte_20_par_20_défaut"><text:span text:style-name="T669">Analyse du type et de la forme de la phrase</text:span></text:span></text:p>
      <text:p text:style-name="P352"><text:span text:style-name="texte_20_par_20_défaut">La phrase est de type déclaratif et n’a pas de forme particulière.</text:span></text:p>
      <text:p text:style-name="P500"><text:span text:style-name="titre_20_avec_20_numéro"><text:s/>B.003 </text:span></text:p>
      <text:p text:style-name="P69"><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P116"/>
      <text:p text:style-name="P43"><text:span text:style-name="phrase_20_analysée_20__28_gros_20_caractère_29_">Le </text:span><text:span text:style-name="phrase_20_analysée_20__28_gros_20_caractère_29_"><text:span text:style-name="T659">facteur </text:span></text:span><text:span text:style-name="phrase_20_analysée_20__28_gros_20_caractère_29_"><text:span text:style-name="T661">parle à sa collègue.</text:span></text:span></text:p>
      <text:p text:style-name="P116"/>
      <text:p text:style-name="P116"/>
      <text:p text:style-name="P116"><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254"><text:span text:style-name="texte_20_par_20_défaut"><text:span text:style-name="T332">•</text:span></text:span> <text:span text:style-name="exemple"><text:span text:style-name="T421">Le</text:span></text:span><text:span text:style-name="T421"> <text:tab/><text:tab/><text:tab/><text:tab/><text:tab/></text:span><text:span text:style-name="texte_20_par_20_défaut"><text:span text:style-name="T421">:<text:tab/>article défini</text:span></text:span></text:p>
      <text:p text:style-name="P355"><text:span text:style-name="texte_20_par_20_défaut"><text:span text:style-name="T332">•</text:span></text:span> <text:span text:style-name="exemple"><text:span text:style-name="T511">facteur</text:span></text:span><text:span text:style-name="T421"><text:tab/><text:tab/><text:tab/><text:tab/></text:span><text:span text:style-name="texte_20_par_20_défaut"><text:span text:style-name="T421">:<text:tab/>nom commun</text:span></text:span></text:p>
      <text:p text:style-name="P355"><text:span text:style-name="texte_20_par_20_défaut"><text:span text:style-name="T332">•</text:span></text:span> <text:span text:style-name="exemple"><text:span text:style-name="T516">parle</text:span></text:span><text:span text:style-name="T422"><text:tab/><text:tab/><text:tab/><text:tab/><text:tab/></text:span><text:span text:style-name="texte_20_par_20_défaut"><text:span text:style-name="T422">:<text:tab/>verbe </text:span></text:span><text:span text:style-name="texte_20_par_20_défaut"><text:span text:style-name="T695">(</text:span></text:span><text:span text:style-name="texte_20_par_20_défaut"><text:span text:style-name="T814">parler</text:span></text:span><text:span text:style-name="texte_20_par_20_défaut"><text:span text:style-name="T812"> </text:span></text:span><text:span text:style-name="texte_20_par_20_défaut"><text:span text:style-name="T695">: indicatif.présent.3S)</text:span></text:span></text:p>
      <text:p text:style-name="P255"><text:span text:style-name="texte_20_par_20_défaut"><text:span text:style-name="T332">•</text:span></text:span><text:span text:style-name="texte_20_par_20_défaut"> </text:span><text:span text:style-name="exemple"><text:span text:style-name="T922">à</text:span></text:span><text:span text:style-name="texte_20_par_20_défaut"><text:span text:style-name="T421"> <text:tab/><text:tab/><text:tab/><text:tab/><text:tab/>:<text:tab/></text:span></text:span><text:span text:style-name="texte_20_par_20_défaut"><text:span text:style-name="T922">p</text:span></text:span><text:span text:style-name="texte_20_par_20_défaut"><text:span text:style-name="T815">réposition</text:span></text:span></text:p>
      <text:p text:style-name="P254"><text:span text:style-name="texte_20_par_20_défaut"><text:span text:style-name="T332">•</text:span></text:span> <text:span text:style-name="exemple"><text:span text:style-name="T921">sa</text:span></text:span><text:span text:style-name="T421"> <text:tab/><text:tab/><text:tab/><text:tab/><text:tab/></text:span><text:span text:style-name="texte_20_par_20_défaut"><text:span text:style-name="T421">:<text:tab/></text:span></text:span><text:span text:style-name="texte_20_par_20_défaut"><text:span text:style-name="T921">d</text:span></text:span><text:span text:style-name="texte_20_par_20_défaut"><text:span text:style-name="T814">éterminant possessif</text:span></text:span></text:p>
      <text:p text:style-name="P355"><text:span text:style-name="texte_20_par_20_défaut"><text:span text:style-name="T332">•</text:span></text:span><text:span text:style-name="texte_20_par_20_défaut"> </text:span><text:span text:style-name="exemple"><text:span text:style-name="T516">collègue</text:span></text:span><text:span text:style-name="texte_20_par_20_défaut"><text:span text:style-name="T421"><text:tab/><text:tab/><text:tab/><text:tab/>:<text:tab/>nom commun</text:span></text:span></text:p>
      <text:p text:style-name="P355"><text:span text:style-name="texte_20_par_20_défaut"/></text:p>
      <text:p text:style-name="P513"><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64"><text:span text:style-name="texte_20_par_20_défaut"><text:span text:style-name="T332">•</text:span></text:span> <text:span text:style-name="exemple"><text:span text:style-name="T421">Le </text:span></text:span><text:span text:style-name="exemple"><text:span text:style-name="T929">facteur</text:span></text:span><text:span text:style-name="T421"><text:tab/><text:tab/><text:tab/><text:tab/></text:span><text:span text:style-name="texte_20_par_20_défaut"><text:span text:style-name="T421">:<text:tab/></text:span></text:span><text:span text:style-name="texte_20_par_20_défaut"><text:span text:style-name="T823">groupe nominal</text:span></text:span></text:p>
      <text:p text:style-name="P301"><text:span text:style-name="texte_20_par_20_défaut"><text:span text:style-name="T413">•</text:span></text:span><text:span text:style-name="exemple"><text:span text:style-name="T512"> </text:span></text:span><text:span text:style-name="exemple"><text:span text:style-name="T542">parle à sa collègue</text:span></text:span><text:span text:style-name="exemple"><text:span text:style-name="T539"><text:tab/><text:tab/><text:tab/></text:span></text:span><text:span text:style-name="texte_20_par_20_défaut"><text:span text:style-name="T48">:</text:span></text:span><text:span text:style-name="texte_20_par_20_défaut"><text:span text:style-name="T43"><text:tab/></text:span></text:span><text:span text:style-name="texte_20_par_20_défaut"><text:span text:style-name="T48">groupe verbal</text:span></text:span></text:p>
      <text:p text:style-name="P364"><text:span text:style-name="texte_20_par_20_défaut"><text:span text:style-name="T332"><text:tab/>•</text:span></text:span><text:span text:style-name="texte_20_par_20_défaut"><text:span text:style-name="T823"> </text:span></text:span><text:span text:style-name="exemple"><text:span text:style-name="T931">à sa collègue</text:span></text:span><text:span text:style-name="texte_20_par_20_défaut"><text:span text:style-name="T819"><text:tab/><text:tab/><text:tab/></text:span></text:span><text:span text:style-name="texte_20_par_20_défaut"><text:span text:style-name="T421">:<text:tab/></text:span></text:span><text:span text:style-name="texte_20_par_20_défaut"><text:span text:style-name="T823">groupe nominal </text:span></text:span><text:span text:style-name="texte_20_par_20_défaut"><text:span text:style-name="T824">prépositionnel</text:span></text:span></text:p>
      <text:p text:style-name="P116"/>
      <text:p text:style-name="P116"><text:span text:style-name="texte_20_par_20_défaut"><text:span text:style-name="T669">Analyse des fonctions</text:span></text:span></text:p>
      <text:p text:style-name="P355"><text:span text:style-name="texte_20_par_20_défaut"><text:span text:style-name="T332">•</text:span></text:span> <text:span text:style-name="exemple"><text:span text:style-name="T512">Le facteur</text:span></text:span><text:tab/><text:tab/><text:tab/><text:tab/><text:span text:style-name="texte_20_par_20_défaut">:<text:tab/>sujet de </text:span><text:span text:style-name="exemple"><text:span text:style-name="T517">parle</text:span></text:span></text:p>
      <text:p text:style-name="P447"><text:span text:style-name="texte_20_par_20_défaut"><text:span text:style-name="T413">•</text:span></text:span><text:span text:style-name="exemple"><text:span text:style-name="T512"> </text:span></text:span><text:span text:style-name="exemple"><text:span text:style-name="T571">parle </text:span></text:span><text:span text:style-name="exemple"><text:span text:style-name="T517">à sa collègue</text:span></text:span><text:span text:style-name="exemple"><text:span text:style-name="T512"><text:tab/><text:tab/><text:tab/></text:span></text:span><text:span text:style-name="texte_20_par_20_défaut">:</text:span><text:span text:style-name="texte_20_par_20_défaut"><text:span text:style-name="T42"><text:tab/></text:span></text:span><text:span text:style-name="texte_20_par_20_défaut"><text:span text:style-name="T59">prédicat </text:span></text:span><text:span text:style-name="texte_20_par_20_défaut"><text:span text:style-name="T60">du sujet </text:span></text:span><text:span text:style-name="exemple"><text:span text:style-name="T1007">Le facteur</text:span></text:span></text:p>
      <text:p text:style-name="P222"/>
      <text:p text:style-name="P14"><text:span text:style-name="texte_20_par_20_défaut">Analyse des propositions</text:span></text:p>
      <text:p text:style-name="P254"><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16"><text:span text:style-name="texte_20_par_20_défaut"><text:span text:style-name="T669">Analyse du type et de la forme de la phrase</text:span></text:span></text:p>
      <text:p text:style-name="P355"><text:span text:style-name="texte_20_par_20_défaut">La phrase est de type déclaratif et n’a pas de forme particulière.</text:span></text:p>
      <text:p text:style-name="P501"><text:span text:style-name="titre_20_avec_20_numéro"><text:s/>B.004 </text:span></text:p>
      <text:p text:style-name="P70"><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P117"/>
      <text:p text:style-name="P44"><text:span text:style-name="phrase_20_analysée_20__28_gros_20_caractère_29_">Le </text:span><text:span text:style-name="phrase_20_analysée_20__28_gros_20_caractère_29_"><text:span text:style-name="T659">facteur </text:span></text:span><text:span text:style-name="phrase_20_analysée_20__28_gros_20_caractère_29_"><text:span text:style-name="T662">donne une lettre à sa voisine.</text:span></text:span></text:p>
      <text:p text:style-name="P117"/>
      <text:p text:style-name="P117"/>
      <text:p text:style-name="P117"><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256"><text:span text:style-name="texte_20_par_20_défaut"><text:span text:style-name="T332">•</text:span></text:span> <text:span text:style-name="exemple"><text:span text:style-name="T421">Le</text:span></text:span><text:span text:style-name="T421"> <text:tab/><text:tab/><text:tab/><text:tab/><text:tab/></text:span><text:span text:style-name="texte_20_par_20_défaut"><text:span text:style-name="T421">:<text:tab/>article défini</text:span></text:span></text:p>
      <text:p text:style-name="P356"><text:span text:style-name="texte_20_par_20_défaut"><text:span text:style-name="T332">•</text:span></text:span> <text:span text:style-name="exemple"><text:span text:style-name="T511">facteur</text:span></text:span><text:span text:style-name="T421"><text:tab/><text:tab/><text:tab/><text:tab/></text:span><text:span text:style-name="texte_20_par_20_défaut"><text:span text:style-name="T421">:<text:tab/>nom commun</text:span></text:span></text:p>
      <text:p text:style-name="P356"><text:span text:style-name="texte_20_par_20_défaut"><text:span text:style-name="T332">•</text:span></text:span> <text:span text:style-name="exemple"><text:span text:style-name="T518">donne</text:span></text:span><text:span text:style-name="T422"><text:tab/><text:tab/><text:tab/><text:tab/></text:span><text:span text:style-name="texte_20_par_20_défaut"><text:span text:style-name="T422">:<text:tab/>verbe </text:span></text:span><text:span text:style-name="texte_20_par_20_défaut"><text:span text:style-name="T695">(</text:span></text:span><text:span text:style-name="texte_20_par_20_défaut"><text:span text:style-name="T816">donner</text:span></text:span><text:span text:style-name="texte_20_par_20_défaut"><text:span text:style-name="T812"> </text:span></text:span><text:span text:style-name="texte_20_par_20_défaut"><text:span text:style-name="T695">: indicatif.présent.3S)</text:span></text:span></text:p>
      <text:p text:style-name="P257"><text:span text:style-name="texte_20_par_20_défaut"><text:span text:style-name="T332">•</text:span></text:span> <text:span text:style-name="exemple"><text:span text:style-name="T924">une</text:span></text:span><text:span text:style-name="T421"> <text:tab/><text:tab/><text:tab/><text:tab/><text:tab/></text:span><text:span text:style-name="texte_20_par_20_défaut"><text:span text:style-name="T421">:<text:tab/>article </text:span></text:span><text:span text:style-name="texte_20_par_20_défaut"><text:span text:style-name="T924">in</text:span></text:span><text:span text:style-name="texte_20_par_20_défaut"><text:span text:style-name="T421">défini</text:span></text:span></text:p>
      <text:p text:style-name="P357"><text:span text:style-name="texte_20_par_20_défaut"><text:span text:style-name="T332">•</text:span></text:span><text:span text:style-name="texte_20_par_20_défaut"> </text:span><text:span text:style-name="exemple"><text:span text:style-name="T520">lettre<text:tab/></text:span></text:span><text:span text:style-name="texte_20_par_20_défaut"><text:span text:style-name="T421"><text:tab/><text:tab/><text:tab/><text:tab/>:<text:tab/>nom commun</text:span></text:span></text:p>
      <text:p text:style-name="P256"><text:span text:style-name="texte_20_par_20_défaut"><text:span text:style-name="T332">•</text:span></text:span><text:span text:style-name="texte_20_par_20_défaut"> </text:span><text:span text:style-name="exemple"><text:span text:style-name="T922">à</text:span></text:span><text:span text:style-name="texte_20_par_20_défaut"><text:span text:style-name="T421"> <text:tab/><text:tab/><text:tab/><text:tab/><text:tab/>:<text:tab/></text:span></text:span><text:span text:style-name="texte_20_par_20_défaut"><text:span text:style-name="T922">p</text:span></text:span><text:span text:style-name="texte_20_par_20_défaut"><text:span text:style-name="T815">réposition</text:span></text:span></text:p>
      <text:p text:style-name="P256"><text:span text:style-name="texte_20_par_20_défaut"><text:span text:style-name="T332">•</text:span></text:span> <text:span text:style-name="exemple"><text:span text:style-name="T921">sa</text:span></text:span><text:span text:style-name="T421"> <text:tab/><text:tab/><text:tab/><text:tab/><text:tab/></text:span><text:span text:style-name="texte_20_par_20_défaut"><text:span text:style-name="T421">:<text:tab/></text:span></text:span><text:span text:style-name="texte_20_par_20_défaut"><text:span text:style-name="T921">d</text:span></text:span><text:span text:style-name="texte_20_par_20_défaut"><text:span text:style-name="T814">éterminant possessif</text:span></text:span></text:p>
      <text:p text:style-name="P356"><text:span text:style-name="texte_20_par_20_défaut"><text:span text:style-name="T332">•</text:span></text:span><text:span text:style-name="texte_20_par_20_défaut"> </text:span><text:span text:style-name="exemple"><text:span text:style-name="T519">voisine</text:span></text:span><text:span text:style-name="texte_20_par_20_défaut"><text:span text:style-name="T421"><text:tab/><text:tab/><text:tab/><text:tab/>:<text:tab/>nom commun</text:span></text:span></text:p>
      <text:p text:style-name="P356"><text:span text:style-name="texte_20_par_20_défaut"/></text:p>
      <text:p text:style-name="P525"><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7"><text:span text:style-name="texte_20_par_20_défaut"><text:span text:style-name="T332">•</text:span></text:span> <text:span text:style-name="exemple"><text:span text:style-name="T421">Le </text:span></text:span><text:span text:style-name="exemple"><text:span text:style-name="T929">facteur</text:span></text:span><text:span text:style-name="T421"><text:tab/><text:tab/><text:tab/><text:tab/></text:span><text:span text:style-name="texte_20_par_20_défaut"><text:span text:style-name="T421">:<text:tab/></text:span></text:span><text:span text:style-name="texte_20_par_20_défaut"><text:span text:style-name="T823">groupe nominal</text:span></text:span></text:p>
      <text:p text:style-name="P301"><text:span text:style-name="texte_20_par_20_défaut"><text:span text:style-name="T413">•</text:span></text:span><text:span text:style-name="exemple"><text:span text:style-name="T512"> </text:span></text:span><text:span text:style-name="exemple"><text:span text:style-name="T543">donne une lettre à sa voisine</text:span></text:span><text:span text:style-name="exemple"><text:span text:style-name="T539"><text:tab/></text:span></text:span><text:span text:style-name="texte_20_par_20_défaut"><text:span text:style-name="T48">:</text:span></text:span><text:span text:style-name="texte_20_par_20_défaut"><text:span text:style-name="T43"><text:tab/></text:span></text:span><text:span text:style-name="texte_20_par_20_défaut"><text:span text:style-name="T48">groupe verbal</text:span></text:span></text:p>
      <text:p text:style-name="P377"><text:span text:style-name="texte_20_par_20_défaut"><text:span text:style-name="T332"><text:tab/>•</text:span></text:span><text:span text:style-name="texte_20_par_20_défaut"><text:span text:style-name="T823"> </text:span></text:span><text:span text:style-name="exemple"><text:span text:style-name="T528">une lettre</text:span></text:span><text:span text:style-name="texte_20_par_20_défaut"><text:span text:style-name="T819"><text:tab/><text:tab/><text:tab/></text:span></text:span><text:span text:style-name="texte_20_par_20_défaut"><text:span text:style-name="T421">:<text:tab/></text:span></text:span><text:span text:style-name="texte_20_par_20_défaut"><text:span text:style-name="T823">groupe nominal</text:span></text:span></text:p>
      <text:p text:style-name="P377"><text:span text:style-name="texte_20_par_20_défaut"><text:span text:style-name="T413"><text:tab/>•</text:span></text:span><text:span text:style-name="texte_20_par_20_défaut"><text:span text:style-name="T825"> </text:span></text:span><text:span text:style-name="exemple"><text:span text:style-name="T931">à sa </text:span></text:span><text:span text:style-name="exemple"><text:span text:style-name="T528">voisine<text:tab/></text:span></text:span><text:span text:style-name="texte_20_par_20_défaut"><text:span text:style-name="T826"><text:tab/><text:tab/></text:span></text:span><text:span text:style-name="texte_20_par_20_défaut">:</text:span><text:span text:style-name="texte_20_par_20_défaut"><text:span text:style-name="T44"><text:tab/></text:span></text:span><text:span text:style-name="texte_20_par_20_défaut">groupe nominal prépositionnel</text:span></text:p>
      <text:p text:style-name="P117"/>
      <text:p text:style-name="P117"><text:span text:style-name="texte_20_par_20_défaut"><text:span text:style-name="T669">Analyse des fonctions</text:span></text:span></text:p>
      <text:p text:style-name="P356"><text:span text:style-name="texte_20_par_20_défaut"><text:span text:style-name="T332">•</text:span></text:span> <text:span text:style-name="exemple"><text:span text:style-name="T512">Le facteur</text:span></text:span><text:tab/><text:tab/><text:tab/><text:tab/><text:span text:style-name="texte_20_par_20_défaut">:<text:tab/>sujet de </text:span><text:span text:style-name="exemple"><text:span text:style-name="T519">donne</text:span></text:span></text:p>
      <text:p text:style-name="P301"><text:span text:style-name="texte_20_par_20_défaut"><text:span text:style-name="T413">•</text:span></text:span><text:span text:style-name="exemple"><text:span text:style-name="T512"> </text:span></text:span><text:span text:style-name="exemple"><text:span text:style-name="T543">donne une lettre à sa voisine</text:span></text:span><text:span text:style-name="exemple"><text:span text:style-name="T539"><text:tab/></text:span></text:span><text:span text:style-name="texte_20_par_20_défaut"><text:span text:style-name="T48">:</text:span></text:span><text:span text:style-name="texte_20_par_20_défaut"><text:span text:style-name="T43"><text:tab/></text:span></text:span><text:span text:style-name="texte_20_par_20_défaut"><text:span text:style-name="T807">prédicat ayant pour sujet </text:span></text:span><text:span text:style-name="exemple"><text:span text:style-name="T971">Le facteur</text:span></text:span></text:p>
      <text:p text:style-name="P358"><text:span text:style-name="texte_20_par_20_défaut"><text:span text:style-name="T413"><text:tab/>•</text:span></text:span><text:span text:style-name="exemple"><text:span text:style-name="T512"> </text:span></text:span><text:span text:style-name="exemple"><text:span text:style-name="T521">une lettre</text:span></text:span><text:span text:style-name="exemple"><text:span text:style-name="T512"><text:tab/><text:tab/><text:tab/></text:span></text:span><text:span text:style-name="texte_20_par_20_défaut">:</text:span><text:span text:style-name="texte_20_par_20_défaut"><text:span text:style-name="T42"><text:tab/></text:span></text:span><text:span text:style-name="texte_20_par_20_défaut">COD de </text:span><text:span text:style-name="exemple"><text:span text:style-name="T519">donne</text:span></text:span></text:p>
      <text:p text:style-name="P356"><text:span text:style-name="texte_20_par_20_défaut"><text:span text:style-name="T413"><text:tab/>•</text:span></text:span><text:span text:style-name="exemple"><text:span text:style-name="T512"> </text:span></text:span><text:span text:style-name="exemple"><text:span text:style-name="T517">à sa </text:span></text:span><text:span text:style-name="exemple"><text:span text:style-name="T519">voisine</text:span></text:span><text:span text:style-name="exemple"><text:span text:style-name="T512"><text:tab/><text:tab/><text:tab/></text:span></text:span><text:span text:style-name="texte_20_par_20_défaut">:</text:span><text:span text:style-name="texte_20_par_20_défaut"><text:span text:style-name="T42"><text:tab/></text:span></text:span><text:span text:style-name="texte_20_par_20_défaut">CO</text:span><text:span text:style-name="texte_20_par_20_défaut"><text:span text:style-name="T923">I</text:span></text:span><text:span text:style-name="texte_20_par_20_défaut"> de </text:span><text:span text:style-name="exemple"><text:span text:style-name="T519">donne</text:span></text:span></text:p>
      <text:p text:style-name="P223"/>
      <text:p text:style-name="P15"><text:span text:style-name="texte_20_par_20_défaut">Analyse des propositions</text:span></text:p>
      <text:p text:style-name="P256"><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17"><text:span text:style-name="texte_20_par_20_défaut"><text:span text:style-name="T669">Analyse du type et de la forme de la phrase</text:span></text:span></text:p>
      <text:p text:style-name="P356"><text:span text:style-name="texte_20_par_20_défaut">La phrase est de type déclaratif et n’a pas de forme particulière.</text:span></text:p>
      <text:p text:style-name="P502"><text:span text:style-name="titre_20_avec_20_numéro"><text:s/>B.005 </text:span></text:p>
      <text:p text:style-name="P71"><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184">2.</text:span></text:span><text:span text:style-name="référence"><text:span text:style-name="T186">3.1</text:span></text:span><text:span text:style-name="référence"><text:span text:style-name="T174">, p.</text:span></text:span><text:span text:style-name="référence"><text:span text:style-name="T184"> </text:span></text:span><text:span text:style-name="référence"><text:span text:style-name="T186">85</text:span></text:span><text:span text:style-name="référence"><text:span text:style-name="T177">)</text:span></text:span></text:p>
      <text:p text:style-name="P118"/>
      <text:p text:style-name="P45"><text:span text:style-name="phrase_20_analysée_20__28_gros_20_caractère_29_">Le </text:span><text:span text:style-name="phrase_20_analysée_20__28_gros_20_caractère_29_"><text:span text:style-name="T659">facteur </text:span></text:span><text:span text:style-name="phrase_20_analysée_20__28_gros_20_caractère_29_"><text:span text:style-name="T663">parle de ses vacances à sa collègue.</text:span></text:span></text:p>
      <text:p text:style-name="P118"/>
      <text:p text:style-name="P118"/>
      <text:p text:style-name="P118"><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249"><text:span text:style-name="texte_20_par_20_défaut"><text:span text:style-name="T332">•</text:span></text:span> <text:span text:style-name="exemple"><text:span text:style-name="T421">Le</text:span></text:span><text:span text:style-name="T421"> <text:tab/><text:tab/><text:tab/><text:tab/><text:tab/></text:span><text:span text:style-name="texte_20_par_20_défaut"><text:span text:style-name="T421">:<text:tab/>article défini</text:span></text:span></text:p>
      <text:p text:style-name="P359"><text:span text:style-name="texte_20_par_20_défaut"><text:span text:style-name="T332">•</text:span></text:span> <text:span text:style-name="exemple"><text:span text:style-name="T511">facteur</text:span></text:span><text:span text:style-name="T421"><text:tab/><text:tab/><text:tab/><text:tab/></text:span><text:span text:style-name="texte_20_par_20_défaut"><text:span text:style-name="T421">:<text:tab/>nom commun</text:span></text:span></text:p>
      <text:p text:style-name="P359"><text:span text:style-name="texte_20_par_20_défaut"><text:span text:style-name="T332">•</text:span></text:span> <text:span text:style-name="exemple"><text:span text:style-name="T522">parle<text:tab/></text:span></text:span><text:span text:style-name="T422"><text:tab/><text:tab/><text:tab/><text:tab/></text:span><text:span text:style-name="texte_20_par_20_défaut"><text:span text:style-name="T422">:<text:tab/>verbe </text:span></text:span><text:span text:style-name="texte_20_par_20_défaut"><text:span text:style-name="T695">(</text:span></text:span><text:span text:style-name="texte_20_par_20_défaut"><text:span text:style-name="T817">parler</text:span></text:span><text:span text:style-name="texte_20_par_20_défaut"><text:span text:style-name="T812"> </text:span></text:span><text:span text:style-name="texte_20_par_20_défaut"><text:span text:style-name="T695">: indicatif.présent.3S)</text:span></text:span></text:p>
      <text:p text:style-name="P249"><text:span text:style-name="texte_20_par_20_défaut"><text:span text:style-name="T332">•</text:span></text:span> <text:span text:style-name="exemple"><text:span text:style-name="T523">de</text:span></text:span><text:span text:style-name="T421"> <text:tab/><text:tab/><text:tab/><text:tab/><text:tab/></text:span><text:span text:style-name="texte_20_par_20_défaut"><text:span text:style-name="T421">:<text:tab/></text:span></text:span><text:span text:style-name="texte_20_par_20_défaut"><text:span text:style-name="T818">préposition</text:span></text:span></text:p>
      <text:p text:style-name="P258"><text:span text:style-name="texte_20_par_20_défaut"><text:span text:style-name="T332">•</text:span></text:span><text:span text:style-name="texte_20_par_20_défaut"><text:span text:style-name="T818"> </text:span></text:span><text:span text:style-name="exemple"><text:span text:style-name="T523">ses</text:span></text:span><text:span text:style-name="texte_20_par_20_défaut"><text:span text:style-name="T819"> <text:tab/><text:tab/><text:tab/><text:tab/><text:tab/></text:span></text:span><text:span text:style-name="texte_20_par_20_défaut"><text:span text:style-name="T421">:<text:tab/></text:span></text:span><text:span text:style-name="texte_20_par_20_défaut"><text:span text:style-name="T926">d</text:span></text:span><text:span text:style-name="texte_20_par_20_défaut"><text:span text:style-name="T818">éterminant possessif</text:span></text:span></text:p>
      <text:p text:style-name="P359"><text:span text:style-name="texte_20_par_20_défaut"><text:span text:style-name="T332">•</text:span></text:span><text:span text:style-name="texte_20_par_20_défaut"> </text:span><text:span text:style-name="exemple"><text:span text:style-name="T523">vacances</text:span></text:span><text:span text:style-name="texte_20_par_20_défaut"><text:span text:style-name="T421"><text:tab/><text:tab/><text:tab/><text:tab/>:<text:tab/>nom commun</text:span></text:span></text:p>
      <text:p text:style-name="P249"><text:span text:style-name="texte_20_par_20_défaut"><text:span text:style-name="T332">•</text:span></text:span><text:span text:style-name="texte_20_par_20_défaut"> </text:span><text:span text:style-name="exemple"><text:span text:style-name="T922">à</text:span></text:span><text:span text:style-name="texte_20_par_20_défaut"><text:span text:style-name="T421"> <text:tab/><text:tab/><text:tab/><text:tab/><text:tab/>:<text:tab/></text:span></text:span><text:span text:style-name="texte_20_par_20_défaut"><text:span text:style-name="T922">p</text:span></text:span><text:span text:style-name="texte_20_par_20_défaut"><text:span text:style-name="T815">réposition</text:span></text:span></text:p>
      <text:p text:style-name="P249"><text:span text:style-name="texte_20_par_20_défaut"><text:span text:style-name="T332">•</text:span></text:span> <text:span text:style-name="exemple"><text:span text:style-name="T921">sa</text:span></text:span><text:span text:style-name="T421"> <text:tab/><text:tab/><text:tab/><text:tab/><text:tab/></text:span><text:span text:style-name="texte_20_par_20_défaut"><text:span text:style-name="T421">:<text:tab/></text:span></text:span><text:span text:style-name="texte_20_par_20_défaut"><text:span text:style-name="T921">d</text:span></text:span><text:span text:style-name="texte_20_par_20_défaut"><text:span text:style-name="T814">éterminant possessif</text:span></text:span></text:p>
      <text:p text:style-name="P359"><text:span text:style-name="texte_20_par_20_défaut"><text:span text:style-name="T332">•</text:span></text:span><text:span text:style-name="texte_20_par_20_défaut"> </text:span><text:span text:style-name="exemple"><text:span text:style-name="T522">collègue</text:span></text:span><text:span text:style-name="texte_20_par_20_défaut"><text:span text:style-name="T421"><text:tab/><text:tab/><text:tab/><text:tab/>:<text:tab/>nom commun</text:span></text:span></text:p>
      <text:p text:style-name="P365"><text:span text:style-name="exemple"><text:span text:style-name="T519"/></text:span></text:p>
      <text:p text:style-name="P514"><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65"><text:span text:style-name="texte_20_par_20_défaut"><text:span text:style-name="T332">•</text:span></text:span> <text:span text:style-name="exemple"><text:span text:style-name="T421">Le </text:span></text:span><text:span text:style-name="exemple"><text:span text:style-name="T929">facteur</text:span></text:span><text:span text:style-name="T421"><text:tab/><text:tab/><text:tab/><text:tab/></text:span><text:span text:style-name="texte_20_par_20_défaut"><text:span text:style-name="T421">:<text:tab/></text:span></text:span><text:span text:style-name="texte_20_par_20_défaut"><text:span text:style-name="T823">groupe nominal</text:span></text:span></text:p>
      <text:p text:style-name="P471"><text:span text:style-name="texte_20_par_20_défaut"><text:span text:style-name="T413">•</text:span></text:span><text:span text:style-name="exemple"><text:span text:style-name="T522"> </text:span></text:span><text:span text:style-name="exemple"><text:span text:style-name="T929">parle de ses vacances à sa collègue</text:span></text:span><text:span text:style-name="texte_20_par_20_défaut"><text:span text:style-name="T929">:</text:span></text:span><text:span text:style-name="texte_20_par_20_défaut"><text:span text:style-name="T45"><text:tab/></text:span></text:span><text:span text:style-name="texte_20_par_20_défaut"><text:span text:style-name="T929">groupe verbal</text:span></text:span></text:p>
      <text:p text:style-name="P365"><text:span text:style-name="texte_20_par_20_défaut"><text:span text:style-name="T332"><text:tab/>•</text:span></text:span><text:span text:style-name="texte_20_par_20_défaut"><text:span text:style-name="T823"> </text:span></text:span><text:span text:style-name="exemple"><text:span text:style-name="T529">de ses vacances</text:span></text:span><text:span text:style-name="texte_20_par_20_défaut"><text:span text:style-name="T819"><text:tab/><text:tab/></text:span></text:span><text:span text:style-name="texte_20_par_20_défaut"><text:span text:style-name="T421">:<text:tab/></text:span></text:span><text:span text:style-name="texte_20_par_20_défaut"><text:span text:style-name="T823">groupe nominal </text:span></text:span><text:span text:style-name="texte_20_par_20_défaut"><text:span text:style-name="T830">prépositionnel</text:span></text:span></text:p>
      <text:p text:style-name="P365"><text:span text:style-name="texte_20_par_20_défaut"><text:span text:style-name="T413"><text:tab/>•</text:span></text:span><text:span text:style-name="texte_20_par_20_défaut"><text:span text:style-name="T825"> </text:span></text:span><text:span text:style-name="exemple"><text:span text:style-name="T931">à sa </text:span></text:span><text:span text:style-name="exemple"><text:span text:style-name="T530">collègue</text:span></text:span><text:span text:style-name="exemple"><text:span text:style-name="T528"><text:tab/></text:span></text:span><text:span text:style-name="texte_20_par_20_défaut"><text:span text:style-name="T826"><text:tab/><text:tab/></text:span></text:span><text:span text:style-name="texte_20_par_20_défaut"><text:span text:style-name="T56">:</text:span></text:span><text:span text:style-name="texte_20_par_20_défaut"><text:span text:style-name="T44"><text:tab/></text:span></text:span><text:span text:style-name="texte_20_par_20_défaut">groupe nominal prépositionnel</text:span></text:p>
      <text:p text:style-name="P392"><text:span text:style-name="texte_20_par_20_défaut"/></text:p>
      <text:p text:style-name="P118"><text:span text:style-name="texte_20_par_20_défaut"><text:span text:style-name="T669">Analyse des fonctions</text:span></text:span></text:p>
      <text:p text:style-name="P359"><text:span text:style-name="texte_20_par_20_défaut"><text:span text:style-name="T332">•</text:span></text:span> <text:span text:style-name="exemple"><text:span text:style-name="T512">Le facteur</text:span></text:span><text:tab/><text:tab/><text:tab/><text:tab/><text:span text:style-name="texte_20_par_20_défaut">:<text:tab/>sujet de </text:span><text:span text:style-name="exemple"><text:span text:style-name="T522">parle</text:span></text:span></text:p>
      <text:p text:style-name="P448"><text:span text:style-name="texte_20_par_20_défaut"><text:span text:style-name="T413">•</text:span></text:span><text:span text:style-name="exemple"><text:span text:style-name="T522"> </text:span></text:span><text:span text:style-name="exemple"><text:span text:style-name="T925">parle de ses vacances à sa collègue</text:span></text:span><text:span text:style-name="texte_20_par_20_défaut">:</text:span><text:span text:style-name="texte_20_par_20_défaut"><text:span text:style-name="T45"><text:tab/></text:span></text:span><text:span text:style-name="texte_20_par_20_défaut"><text:span text:style-name="T61">prédicat du sujet </text:span></text:span><text:span text:style-name="exemple"><text:span text:style-name="T972">Le facteur</text:span></text:span></text:p>
      <text:p text:style-name="P360"><text:span text:style-name="texte_20_par_20_défaut"><text:span text:style-name="T413"><text:tab/>•</text:span></text:span><text:span text:style-name="exemple"><text:span text:style-name="T512"> </text:span></text:span><text:span text:style-name="exemple"><text:span text:style-name="T522">de ses vacances</text:span></text:span><text:span text:style-name="exemple"><text:span text:style-name="T512"><text:tab/><text:tab/></text:span></text:span><text:span text:style-name="texte_20_par_20_défaut">:</text:span><text:span text:style-name="texte_20_par_20_défaut"><text:span text:style-name="T42"><text:tab/></text:span></text:span><text:span text:style-name="texte_20_par_20_défaut">CO</text:span><text:span text:style-name="texte_20_par_20_défaut"><text:span text:style-name="T925">I</text:span></text:span><text:span text:style-name="texte_20_par_20_défaut"> de </text:span><text:span text:style-name="exemple"><text:span text:style-name="T522">parle <text:s text:c="2"/></text:span></text:span><text:span text:style-name="exemple"><text:span text:style-name="T524"><text:tab/><text:tab/><text:tab/> <text:s text:c="4"/><text:tab/> <text:s text:c="4"/></text:span></text:span><text:span text:style-name="danger"><text:span text:style-name="T708">(!</text:span></text:span><text:span text:style-name="danger"><text:span text:style-name="T707">)</text:span></text:span></text:p>
      <text:p text:style-name="P359"><text:span text:style-name="texte_20_par_20_défaut"><text:span text:style-name="T413"><text:tab/>•</text:span></text:span><text:span text:style-name="exemple"><text:span text:style-name="T512"> </text:span></text:span><text:span text:style-name="exemple"><text:span text:style-name="T517">à sa </text:span></text:span><text:span text:style-name="exemple"><text:span text:style-name="T522">collègue</text:span></text:span><text:span text:style-name="exemple"><text:span text:style-name="T512"><text:tab/><text:tab/><text:tab/></text:span></text:span><text:span text:style-name="texte_20_par_20_défaut">:</text:span><text:span text:style-name="texte_20_par_20_défaut"><text:span text:style-name="T42"><text:tab/></text:span></text:span><text:span text:style-name="texte_20_par_20_défaut">CO</text:span><text:span text:style-name="texte_20_par_20_défaut"><text:span text:style-name="T923">I</text:span></text:span><text:span text:style-name="texte_20_par_20_défaut"> de </text:span><text:span text:style-name="exemple"><text:span text:style-name="T522">parle</text:span></text:span></text:p>
      <text:p text:style-name="P224"/>
      <text:p text:style-name="P16"><text:span text:style-name="texte_20_par_20_défaut">Analyse des propositions</text:span></text:p>
      <text:p text:style-name="P249"><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18"><text:span text:style-name="texte_20_par_20_défaut"><text:span text:style-name="T669">Analyse du type et de la forme de la phrase</text:span></text:span></text:p>
      <text:p text:style-name="P359"><text:span text:style-name="texte_20_par_20_défaut">La phrase est de type déclaratif et n’a pas de forme particulière.</text:span></text:p>
      <text:p text:style-name="P225"><text:span text:style-name="titre_20_avec_20_numéro"><text:s/>B.006 </text:span></text:p>
      <text:p text:style-name="Standard"/>
      <text:p text:style-name="Standard"/>
      <text:p text:style-name="P36"><text:span text:style-name="phrase_20_analysée_20__28_gros_20_caractère_29_">Le lundi, il propose un </text:span><text:span text:style-name="phrase_20_analysée_20__28_gros_20_caractère_29_"><text:span text:style-name="T423">nouveau</text:span></text:span><text:span text:style-name="phrase_20_analysée_20__28_gros_20_caractère_29_"> jeu à ses camarades.</text:span></text:p>
      <text:p text:style-name="Standard"/>
      <text:p text:style-name="Standard"/>
      <text:p text:style-name="Standard"><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241"><text:span text:style-name="texte_20_par_20_défaut"><text:span text:style-name="T332">•</text:span></text:span> <text:span text:style-name="exemple"><text:span text:style-name="T421">Le</text:span></text:span><text:span text:style-name="T421"> <text:tab/><text:tab/><text:tab/><text:tab/><text:tab/></text:span><text:span text:style-name="texte_20_par_20_défaut"><text:span text:style-name="T421">:<text:tab/>article défini</text:span></text:span></text:p>
      <text:p text:style-name="P337"><text:span text:style-name="texte_20_par_20_défaut"><text:span text:style-name="T332">•</text:span></text:span> <text:span text:style-name="exemple"><text:span text:style-name="T421">lundi</text:span></text:span><text:span text:style-name="T421"><text:tab/><text:tab/><text:tab/><text:tab/><text:tab/></text:span><text:span text:style-name="texte_20_par_20_défaut"><text:span text:style-name="T421">:<text:tab/>nom commun</text:span></text:span></text:p>
      <text:p text:style-name="P337"><text:span text:style-name="texte_20_par_20_défaut"><text:span text:style-name="T332">•</text:span></text:span> <text:span text:style-name="exemple"><text:span text:style-name="T422">il</text:span></text:span><text:span text:style-name="T422"><text:tab/><text:tab/><text:tab/><text:tab/><text:tab/></text:span><text:span text:style-name="texte_20_par_20_défaut"><text:span text:style-name="T422">:<text:tab/>pronom personnel</text:span></text:span></text:p>
      <text:p text:style-name="P337"><text:span text:style-name="texte_20_par_20_défaut"><text:span text:style-name="T332">•</text:span></text:span> <text:span text:style-name="exemple"><text:span text:style-name="T422">propose</text:span></text:span><text:span text:style-name="T422"><text:tab/><text:tab/><text:tab/><text:tab/></text:span><text:span text:style-name="texte_20_par_20_défaut"><text:span text:style-name="T422">:<text:tab/>verbe </text:span></text:span><text:span text:style-name="texte_20_par_20_défaut"><text:span text:style-name="T695">(proposer : indicatif.présent.3S)</text:span></text:span></text:p>
      <text:p text:style-name="P337"><text:span text:style-name="texte_20_par_20_défaut"><text:span text:style-name="T332">•</text:span></text:span> <text:span text:style-name="exemple"><text:span text:style-name="T422">un</text:span></text:span><text:span text:style-name="T422"><text:tab/><text:tab/><text:tab/><text:tab/><text:tab/></text:span><text:span text:style-name="texte_20_par_20_défaut"><text:span text:style-name="T422">:<text:tab/>article indéfini</text:span></text:span></text:p>
      <text:p text:style-name="P337"><text:span text:style-name="texte_20_par_20_défaut"><text:span text:style-name="T332">•</text:span></text:span> <text:span text:style-name="exemple"><text:span text:style-name="T423">nouveau</text:span></text:span><text:span text:style-name="T423"><text:tab/><text:tab/><text:tab/><text:tab/></text:span><text:span text:style-name="texte_20_par_20_défaut"><text:span text:style-name="T423">:<text:tab/>adjectif</text:span></text:span></text:p>
      <text:p text:style-name="P337"><text:span text:style-name="texte_20_par_20_défaut"><text:span text:style-name="T332">•</text:span></text:span> <text:span text:style-name="exemple"><text:span text:style-name="T422">jeu</text:span></text:span><text:span text:style-name="T422"><text:tab/><text:tab/><text:tab/><text:tab/><text:tab/></text:span><text:span text:style-name="texte_20_par_20_défaut"><text:span text:style-name="T422">:<text:tab/>nom commun</text:span></text:span></text:p>
      <text:p text:style-name="P337"><text:span text:style-name="texte_20_par_20_défaut"><text:span text:style-name="T332">•</text:span></text:span> <text:span text:style-name="exemple"><text:span text:style-name="T424">à</text:span></text:span><text:span text:style-name="T424"><text:tab/><text:tab/><text:tab/><text:tab/><text:tab/></text:span><text:span text:style-name="texte_20_par_20_défaut"><text:span text:style-name="T424">:<text:tab/>préposition</text:span></text:span></text:p>
      <text:p text:style-name="P337"><text:span text:style-name="texte_20_par_20_défaut"><text:span text:style-name="T332">•</text:span></text:span> <text:span text:style-name="exemple"><text:span text:style-name="T424">ses</text:span></text:span><text:span text:style-name="T424"><text:tab/><text:tab/><text:tab/><text:tab/><text:tab/></text:span><text:span text:style-name="texte_20_par_20_défaut"><text:span text:style-name="T424">:<text:tab/>déterminant possessif</text:span></text:span></text:p>
      <text:p text:style-name="P337"><text:span text:style-name="texte_20_par_20_défaut"><text:span text:style-name="T332">•</text:span></text:span> <text:span text:style-name="exemple">camarades</text:span><text:tab/><text:tab/><text:tab/><text:tab/><text:span text:style-name="texte_20_par_20_défaut">:<text:tab/>nom commun</text:span></text:p>
      <text:p text:style-name="P337"><text:span text:style-name="texte_20_par_20_défaut"/></text:p>
      <text:p text:style-name="P511"><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66"><text:span text:style-name="texte_20_par_20_défaut"><text:span text:style-name="T418">•</text:span></text:span><text:span text:style-name="texte_20_par_20_défaut"><text:span text:style-name="T669"> </text:span></text:span><text:span text:style-name="exemple">Le lundi</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472"><text:span text:style-name="texte_20_par_20_défaut"><text:span text:style-name="T413">•</text:span></text:span><text:span text:style-name="exemple"><text:span text:style-name="T522"> </text:span></text:span><text:span text:style-name="exemple">propose un nouveau jeu à <text:tab/><text:tab/></text:span><text:span text:style-name="texte_20_par_20_défaut">:<text:tab/>groupe verbal</text:span></text:p>
      <text:p text:style-name="P472"><text:span text:style-name="exemple"><text:s text:c="3"/>ses camarades <text:tab/><text:tab/><text:tab/></text:span></text:p>
      <text:p text:style-name="P366"><text:span text:style-name="texte_20_par_20_défaut"><text:span text:style-name="T332"><text:tab/>•</text:span></text:span><text:span text:style-name="texte_20_par_20_défaut"><text:span text:style-name="T823"> </text:span></text:span><text:span text:style-name="exemple"><text:span text:style-name="T531">un nouveau jeu</text:span></text:span><text:span text:style-name="texte_20_par_20_défaut"><text:span text:style-name="T819"><text:tab/><text:tab/></text:span></text:span><text:span text:style-name="texte_20_par_20_défaut"><text:span text:style-name="T421">:<text:tab/></text:span></text:span><text:span text:style-name="texte_20_par_20_défaut"><text:span text:style-name="T823">groupe nominal</text:span></text:span></text:p>
      <text:p text:style-name="P366"><text:span text:style-name="texte_20_par_20_défaut"><text:span text:style-name="T413"><text:tab/>•</text:span></text:span><text:span text:style-name="texte_20_par_20_défaut"><text:span text:style-name="T825"> </text:span></text:span><text:span text:style-name="exemple"><text:span text:style-name="T931">à s</text:span></text:span><text:span text:style-name="exemple"><text:span text:style-name="T932">es</text:span></text:span><text:span text:style-name="exemple"><text:span text:style-name="T931"> </text:span></text:span><text:span text:style-name="exemple"><text:span text:style-name="T531">camarades</text:span></text:span><text:span text:style-name="texte_20_par_20_défaut"><text:span text:style-name="T826"><text:tab/><text:tab/></text:span></text:span><text:span text:style-name="texte_20_par_20_défaut">:</text:span><text:span text:style-name="texte_20_par_20_défaut"><text:span text:style-name="T44"><text:tab/></text:span></text:span><text:span text:style-name="texte_20_par_20_défaut">groupe nominal prépositionnel</text:span></text:p>
      <text:p text:style-name="P561"><text:span text:style-name="exemple"/></text:p>
      <text:p text:style-name="Standard"><text:span text:style-name="texte_20_par_20_défaut"><text:span text:style-name="T669">Analyse des fonctions</text:span></text:span></text:p>
      <text:p text:style-name="P241"><text:span text:style-name="texte_20_par_20_défaut"><text:span text:style-name="T332">•</text:span></text:span> <text:span text:style-name="exemple">Le lundi</text:span><text:tab/><text:tab/><text:tab/><text:tab/><text:span text:style-name="texte_20_par_20_défaut">:<text:tab/>CC de temps</text:span></text:p>
      <text:p text:style-name="P337"><text:span text:style-name="texte_20_par_20_défaut"><text:span text:style-name="T332">•</text:span></text:span> <text:span text:style-name="exemple">il</text:span><text:tab/><text:tab/><text:tab/><text:tab/><text:tab/><text:span text:style-name="texte_20_par_20_défaut">:<text:tab/>sujet de </text:span><text:span text:style-name="exemple">propose</text:span></text:p>
      <text:p text:style-name="P449"><text:span text:style-name="texte_20_par_20_défaut"><text:span text:style-name="T413">•</text:span></text:span><text:span text:style-name="exemple"><text:span text:style-name="T522"> </text:span></text:span><text:span text:style-name="exemple">propose un nouveau jeu à <text:tab/><text:tab/></text:span><text:span text:style-name="texte_20_par_20_défaut">:<text:tab/></text:span><text:span text:style-name="texte_20_par_20_défaut"><text:span text:style-name="T903">prédicat du sujet </text:span></text:span><text:span text:style-name="exemple"><text:span text:style-name="T973">Le lundi</text:span></text:span></text:p>
      <text:p text:style-name="P449"><text:span text:style-name="exemple"><text:s text:c="3"/>ses camarades <text:tab/><text:tab/><text:tab/></text:span></text:p>
      <text:p text:style-name="P337"><text:span text:style-name="texte_20_par_20_défaut"><text:span text:style-name="T332"><text:tab/>•</text:span></text:span> <text:span text:style-name="exemple">un nouveau jeu<text:tab/><text:tab/></text:span><text:span text:style-name="texte_20_par_20_défaut">:<text:tab/>COD de </text:span><text:span text:style-name="exemple">propose</text:span></text:p>
      <text:p text:style-name="P395"><text:span text:style-name="texte_20_par_20_défaut"><text:span text:style-name="T332"><text:tab/>•</text:span></text:span><text:span text:style-name="exemple"> nouveau<text:tab/><text:tab/><text:tab/></text:span><text:span text:style-name="texte_20_par_20_défaut">:<text:tab/></text:span><text:span text:style-name="texte_20_par_20_défaut"><text:span text:style-name="T986">é</text:span></text:span><text:span text:style-name="texte_20_par_20_défaut"><text:span text:style-name="T880">pithète </text:span></text:span><text:span text:style-name="texte_20_par_20_défaut">de </text:span><text:span text:style-name="exemple"><text:span text:style-name="T546">jeu</text:span></text:span></text:p>
      <text:p text:style-name="P337"><text:span text:style-name="texte_20_par_20_défaut"><text:span text:style-name="T332"><text:tab/>•</text:span></text:span> <text:span text:style-name="exemple">à ses camarades<text:tab/><text:tab/></text:span><text:span text:style-name="texte_20_par_20_défaut">:<text:tab/>COI de </text:span><text:span text:style-name="exemple">propose</text:span></text:p>
      <text:p text:style-name="P219"/>
      <text:p text:style-name="P4"><text:span text:style-name="texte_20_par_20_défaut">Analyse des propositions</text:span></text:p>
      <text:p text:style-name="P241"><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Standard"><text:span text:style-name="texte_20_par_20_défaut"><text:span text:style-name="T669">Analyse du type et de la forme de la phrase</text:span></text:span></text:p>
      <text:p text:style-name="P241"><text:span text:style-name="texte_20_par_20_défaut">La phrase est de type déclaratif et n’a pas de forme particulière.</text:span></text:p>
      <text:p text:style-name="Standard"/>
      <text:p text:style-name="Standard"/>
      <text:p text:style-name="Standard"><text:span text:style-name="titre_20_avec_20_numéro"/></text:p>
      <text:p text:style-name="P225"><text:span text:style-name="titre_20_avec_20_numéro"><text:s/>B.007 </text:span></text:p>
      <text:p text:style-name="Standard"/>
      <text:p text:style-name="Standard"/>
      <text:p text:style-name="P49"><text:span text:style-name="phrase_20_analysée_20__28_gros_20_caractère_29_"><text:span text:style-name="T433">Malheureusement i</text:span></text:span><text:span text:style-name="phrase_20_analysée_20__28_gros_20_caractère_29_"><text:span text:style-name="T432">l ne leur propose plus le mardi.</text:span></text:span></text:p>
      <text:p text:style-name="Standard"/>
      <text:p text:style-name="Standard"/>
      <text:p text:style-name="P4"><text:span text:style-name="texte_20_par_20_défaut">Analyse </text:span><text:span text:style-name="texte_20_par_20_défaut"><text:span text:style-name="T425">de la </text:span></text:span><text:span text:style-name="texte_20_par_20_défaut">nature des mots</text:span></text:p>
      <text:p text:style-name="P241"><text:span text:style-name="texte_20_par_20_défaut"><text:span text:style-name="T333">•</text:span></text:span><text:span text:style-name="T81"> </text:span><text:span text:style-name="exemple"><text:span text:style-name="T501">Ma</text:span></text:span><text:span text:style-name="exemple"><text:span text:style-name="T434">lheureusement<text:tab/><text:tab/><text:tab/></text:span></text:span><text:span text:style-name="texte_20_par_20_défaut"><text:span text:style-name="T84">:<text:tab/></text:span></text:span><text:span text:style-name="texte_20_par_20_défaut"><text:span text:style-name="T85">adverbe</text:span></text:span></text:p>
      <text:p text:style-name="P337"><text:span text:style-name="texte_20_par_20_défaut"><text:span text:style-name="T332">•</text:span></text:span> <text:span text:style-name="exemple"><text:span text:style-name="T422">il</text:span></text:span><text:span text:style-name="T422"><text:tab/><text:tab/><text:tab/><text:tab/><text:tab/></text:span><text:span text:style-name="texte_20_par_20_défaut"><text:span text:style-name="T422">:<text:tab/>pronom personnel</text:span></text:span></text:p>
      <text:p text:style-name="P337"><text:span text:style-name="texte_20_par_20_défaut"><text:span text:style-name="T333">•</text:span></text:span><text:span text:style-name="T81"> </text:span><text:span text:style-name="exemple"><text:span text:style-name="T434">ne</text:span></text:span><text:span text:style-name="T86"><text:tab/><text:tab/><text:tab/><text:tab/><text:tab/></text:span><text:span text:style-name="texte_20_par_20_défaut"><text:span text:style-name="T86">:<text:tab/></text:span></text:span><text:span text:style-name="texte_20_par_20_défaut"><text:span text:style-name="T85">adverbe</text:span></text:span></text:p>
      <text:p text:style-name="P337"><text:span text:style-name="texte_20_par_20_défaut"><text:span text:style-name="T332">•</text:span></text:span><text:span text:style-name="T85"> </text:span><text:span text:style-name="exemple"><text:span text:style-name="T433">leur<text:tab/><text:tab/><text:tab/></text:span></text:span><text:span text:style-name="T422"><text:tab/><text:tab/></text:span><text:span text:style-name="texte_20_par_20_défaut"><text:span text:style-name="T422">:<text:tab/>pronom personnel</text:span></text:span></text:p>
      <text:p text:style-name="P342"><text:span text:style-name="texte_20_par_20_défaut"><text:span text:style-name="T332">•</text:span></text:span> <text:span text:style-name="exemple"><text:span text:style-name="T422">propose<text:tab/><text:tab/></text:span></text:span><text:span text:style-name="T422"><text:tab/><text:tab/></text:span><text:span text:style-name="texte_20_par_20_défaut"><text:span text:style-name="T422">:<text:tab/>verbe </text:span></text:span><text:span text:style-name="texte_20_par_20_défaut"><text:span text:style-name="T695">(proposer : indicatif.présent.3S)</text:span></text:span></text:p>
      <text:p text:style-name="P337"><text:span text:style-name="texte_20_par_20_défaut"><text:span text:style-name="T333">•</text:span></text:span><text:span text:style-name="T81"> </text:span><text:span text:style-name="exemple"><text:span text:style-name="T435">plus</text:span></text:span><text:span text:style-name="T86"><text:tab/><text:tab/><text:tab/><text:tab/><text:tab/></text:span><text:span text:style-name="texte_20_par_20_défaut"><text:span text:style-name="T86">:<text:tab/></text:span></text:span><text:span text:style-name="texte_20_par_20_défaut"><text:span text:style-name="T87">ad</text:span></text:span><text:span text:style-name="texte_20_par_20_défaut"><text:span text:style-name="T86">verbe</text:span></text:span></text:p>
      <text:p text:style-name="P337"><text:span text:style-name="texte_20_par_20_défaut"><text:span text:style-name="T333">•</text:span></text:span><text:span text:style-name="T88"> </text:span><text:span text:style-name="exemple"><text:span text:style-name="T435">le<text:tab/></text:span></text:span><text:span text:style-name="T88"><text:tab/><text:tab/><text:tab/><text:tab/></text:span><text:span text:style-name="texte_20_par_20_défaut"><text:span text:style-name="T88">:<text:tab/></text:span></text:span><text:span text:style-name="texte_20_par_20_défaut"><text:span text:style-name="T87">article défini</text:span></text:span></text:p>
      <text:p text:style-name="P337"><text:span text:style-name="texte_20_par_20_défaut"><text:span text:style-name="T333">•</text:span></text:span><text:span text:style-name="T88"> </text:span><text:span text:style-name="exemple"><text:span text:style-name="T435">mardi<text:tab/><text:tab/><text:tab/></text:span></text:span><text:span text:style-name="T88"><text:tab/></text:span><text:span text:style-name="texte_20_par_20_défaut"><text:span text:style-name="T88">:<text:tab/></text:span></text:span><text:span text:style-name="texte_20_par_20_défaut"><text:span text:style-name="T87">nom commun</text:span></text:span></text:p>
      <text:p text:style-name="P337"><text:span text:style-name="texte_20_par_20_défaut"><text:span text:style-name="T87"/></text:span></text:p>
      <text:p text:style-name="P541"><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92"><text:span text:style-name="texte_20_par_20_défaut"><text:span text:style-name="T333">•</text:span></text:span><text:span text:style-name="exemple"><text:span text:style-name="T89"> </text:span></text:span><text:span text:style-name="exemple"><text:span text:style-name="T1031">Malheureusement<text:tab/><text:tab/></text:span></text:span><text:span text:style-name="exemple"><text:span text:style-name="T89"><text:tab/></text:span></text:span><text:span text:style-name="texte_20_par_20_défaut"><text:span text:style-name="T89">:<text:tab/></text:span></text:span><text:span text:style-name="texte_20_par_20_défaut"><text:span text:style-name="T105">groupe </text:span></text:span><text:span text:style-name="texte_20_par_20_défaut"><text:span text:style-name="T769">adverbial</text:span></text:span></text:p>
      <text:p text:style-name="P486"><text:span text:style-name="texte_20_par_20_défaut"><text:span text:style-name="T333">•</text:span></text:span><text:span text:style-name="exemple"><text:span text:style-name="T89"> </text:span></text:span><text:span text:style-name="exemple"><text:span text:style-name="T219">ne leur propose plus le mardi</text:span></text:span><text:span text:style-name="exemple"><text:span text:style-name="T89"><text:tab/></text:span></text:span><text:span text:style-name="texte_20_par_20_défaut"><text:span text:style-name="T89">:<text:tab/></text:span></text:span><text:span text:style-name="texte_20_par_20_défaut"><text:span text:style-name="T105">groupe verbal</text:span></text:span></text:p>
      <text:p text:style-name="P485"><text:span text:style-name="texte_20_par_20_défaut"><text:span text:style-name="T333"><text:tab/>•</text:span></text:span><text:span text:style-name="texte_20_par_20_défaut"><text:span text:style-name="T717"> </text:span></text:span><text:span text:style-name="exemple"><text:span text:style-name="T500">le mardi<text:tab/></text:span></text:span><text:span text:style-name="texte_20_par_20_défaut"><text:span text:style-name="T718"><text:tab/><text:tab/></text:span></text:span><text:span text:style-name="texte_20_par_20_défaut"><text:span text:style-name="T84">:<text:tab/></text:span></text:span><text:span text:style-name="texte_20_par_20_défaut"><text:span text:style-name="T717">groupe nominal</text:span></text:span></text:p>
      <text:p text:style-name="P591"><text:span text:style-name="texte_20_par_20_défaut"><text:span text:style-name="T717"/></text:span></text:p>
      <text:p text:style-name="P4"><text:span text:style-name="texte_20_par_20_défaut">Analyse des fonctions</text:span></text:p>
      <text:p text:style-name="P241"><text:span text:style-name="texte_20_par_20_défaut"><text:span text:style-name="T333">•</text:span></text:span><text:span text:style-name="exemple"><text:span text:style-name="T383">M</text:span></text:span><text:span text:style-name="exemple"><text:span text:style-name="T362">alheureusement</text:span></text:span><text:span text:style-name="T89"><text:tab/><text:tab/><text:tab/></text:span><text:span text:style-name="texte_20_par_20_défaut"><text:span text:style-name="T89">:<text:tab/>CC</text:span></text:span></text:p>
      <text:p text:style-name="P337"><text:span text:style-name="texte_20_par_20_défaut"><text:span text:style-name="T332">•</text:span></text:span> <text:span text:style-name="exemple">il</text:span><text:tab/><text:tab/><text:tab/><text:tab/><text:tab/><text:span text:style-name="texte_20_par_20_défaut">:<text:tab/>sujet de </text:span><text:span text:style-name="exemple">propose</text:span></text:p>
      <text:p text:style-name="P484"><text:span text:style-name="texte_20_par_20_défaut"><text:span text:style-name="T333">•</text:span></text:span><text:span text:style-name="exemple"><text:span text:style-name="T89"> </text:span></text:span><text:span text:style-name="exemple"><text:span text:style-name="T1008">ne leur propose plus le mardi</text:span></text:span><text:span text:style-name="exemple"><text:span text:style-name="T89"><text:tab/></text:span></text:span><text:span text:style-name="texte_20_par_20_défaut"><text:span text:style-name="T89">:<text:tab/></text:span></text:span><text:span text:style-name="texte_20_par_20_défaut"><text:span text:style-name="T116">prédicat du sujet </text:span></text:span><text:span text:style-name="exemple"><text:span text:style-name="T243">il</text:span></text:span></text:p>
      <text:p text:style-name="P337"><text:span text:style-name="texte_20_par_20_défaut"><text:span text:style-name="T333"><text:tab/>•</text:span></text:span><text:span text:style-name="exemple"><text:span text:style-name="T89"> </text:span></text:span><text:span text:style-name="exemple"><text:span text:style-name="T223">leur</text:span></text:span><text:span text:style-name="exemple"><text:span text:style-name="T89"><text:tab/><text:tab/><text:tab/><text:tab/></text:span></text:span><text:span text:style-name="texte_20_par_20_défaut"><text:span text:style-name="T89">:<text:tab/></text:span></text:span><text:span text:style-name="texte_20_par_20_défaut"><text:span text:style-name="T90">COI</text:span></text:span><text:span text:style-name="texte_20_par_20_défaut"><text:span text:style-name="T89"> de </text:span></text:span><text:span text:style-name="exemple">propose</text:span></text:p>
      <text:p text:style-name="P337"><text:span text:style-name="texte_20_par_20_défaut"><text:span text:style-name="T333"><text:tab/>•</text:span></text:span><text:span text:style-name="T89"> </text:span><text:span text:style-name="exemple"><text:span text:style-name="T436">le mardi<text:tab/><text:tab/><text:tab/></text:span></text:span><text:span text:style-name="texte_20_par_20_défaut"><text:span text:style-name="T89">:<text:tab/>COD de </text:span></text:span><text:span text:style-name="exemple"><text:span text:style-name="T224">propose</text:span></text:span></text:p>
      <text:p text:style-name="P337"/>
      <text:p text:style-name="P1"><text:span text:style-name="texte_20_par_20_défaut"><text:span text:style-name="T669">Analyse des propositions</text:span></text:span></text:p>
      <text:p text:style-name="P332"><text:span text:style-name="texte_20_par_20_défaut">La phrase contient une seule proposition : il s’agit par conséquent d’une phrase simple.</text:span></text:p>
      <text:p text:style-name="P488"><text:span text:style-name="texte_20_par_20_défaut"><text:span text:style-name="T991">L’unique proposition est une proposition indépendante.</text:span></text:span></text:p>
      <text:p text:style-name="P488"><text:span text:style-name="texte_20_par_20_défaut"/></text:p>
      <text:p text:style-name="P1"><text:span text:style-name="texte_20_par_20_défaut"><text:span text:style-name="T669">Analyse du type et de la forme de la phrase</text:span></text:span></text:p>
      <text:p text:style-name="P332"><text:span text:style-name="texte_20_par_20_défaut">La phrase est de type déclaratif et </text:span><text:span text:style-name="texte_20_par_20_défaut"><text:span text:style-name="T650">a une forme négative.</text:span></text:span></text:p>
      <text:p text:style-name="P487"><text:span text:style-name="référence"><text:span text:style-name="T177"/></text:span></text:p>
      <text:p text:style-name="P487"><text:span text:style-name="texte_20_par_20_défaut"><text:span text:style-name="T682">Analyse de la forme négative</text:span></text:span><text:span text:style-name="texte_20_par_20_défaut"><text:span text:style-name="T989"> : dans cette phrase la négation est </text:span></text:span><text:span text:style-name="texte_20_par_20_défaut"><text:span text:style-name="T682">partielle</text:span></text:span><text:span text:style-name="texte_20_par_20_défaut"><text:span text:style-name="T989"> <text:s text:c="9"/></text:span></text:span><text:span text:style-name="référence"><text:span text:style-name="T174">TG(</text:span></text:span><text:span text:style-name="référence"><text:span text:style-name="T191">I</text:span></text:span><text:span text:style-name="référence"><text:span text:style-name="T174">I.</text:span></text:span><text:span text:style-name="référence"><text:span text:style-name="T205">1</text:span></text:span><text:span text:style-name="référence"><text:span text:style-name="T184">.</text:span></text:span><text:span text:style-name="référence"><text:span text:style-name="T205">8.1</text:span></text:span><text:span text:style-name="référence"><text:span text:style-name="T174">, p.</text:span></text:span><text:span text:style-name="référence"><text:span text:style-name="T184"> </text:span></text:span><text:span text:style-name="référence"><text:span text:style-name="T205">7</text:span></text:span><text:span text:style-name="référence"><text:span text:style-name="T206">4</text:span></text:span><text:span text:style-name="référence"><text:span text:style-name="T177">)</text:span></text:span></text:p>
      <text:p text:style-name="P487"><text:span text:style-name="texte_20_par_20_défaut"><text:span text:style-name="T989">car elle porte </text:span></text:span><text:span text:style-name="texte_20_par_20_défaut"><text:span text:style-name="T993">ici </text:span></text:span><text:span text:style-name="texte_20_par_20_défaut"><text:span text:style-name="T989">sur un adverbe. </text:span></text:span><text:span text:style-name="exemple"><text:span text:style-name="T989">Malheureusement il ne leur propose plus le mardi</text:span></text:span><text:span text:style-name="texte_20_par_20_défaut"><text:span text:style-name="T989"> </text:span></text:span></text:p>
      <text:p text:style-name="P421"><text:span text:style-name="texte_20_par_20_défaut"><text:span text:style-name="T300">est en effet la négation de </text:span></text:span><text:span text:style-name="exemple"><text:span text:style-name="T300">Malheureusement il leur propose </text:span></text:span><text:span text:style-name="exemple"><text:span text:style-name="T563">encore</text:span></text:span><text:span text:style-name="exemple"><text:span text:style-name="T300"> le mardi</text:span></text:span><text:span text:style-name="texte_20_par_20_défaut"><text:span text:style-name="T300"> .</text:span></text:span></text:p>
      <text:p text:style-name="P225"><text:span text:style-name="titre_20_avec_20_numéro"><text:s/>B.008</text:span><text:span text:style-name="titre_20_avec_20_numéro"><text:span text:style-name="T653"> </text:span></text:span><text:span text:style-name="titre_20_avec_20_numéro"><text:s/></text:span></text:p>
      <text:p text:style-name="P68"><text:span text:style-name="référence"><text:span text:style-name="T288">GGF.1.1</text:span></text:span><text:span text:style-name="référence"><text:span text:style-name="T652">51</text:span></text:span></text:p>
      <text:p text:style-name="Standard"/>
      <text:p text:style-name="P36"><text:span text:style-name="phrase_20_analysée_20__28_gros_20_caractère_29_">Jean attend la nuit.</text:span></text:p>
      <text:p text:style-name="Standard"/>
      <text:p text:style-name="Standard"/>
      <text:p text:style-name="P4"><text:span text:style-name="texte_20_par_20_défaut">Analyse </text:span><text:span text:style-name="texte_20_par_20_défaut"><text:span text:style-name="T425">de la </text:span></text:span><text:span text:style-name="texte_20_par_20_défaut">nature des mots</text:span></text:p>
      <text:p text:style-name="P241"><text:span text:style-name="texte_20_par_20_défaut"><text:span text:style-name="T333">•</text:span></text:span><text:span text:style-name="T81"> </text:span><text:span text:style-name="exemple"><text:span text:style-name="T438">Jea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nom propre</text:span></text:span></text:p>
      <text:p text:style-name="P342"><text:span text:style-name="texte_20_par_20_défaut"><text:span text:style-name="T333">•</text:span></text:span><text:span text:style-name="T81"> </text:span><text:span text:style-name="exemple"><text:span text:style-name="T438">attend</text:span></text:span><text:span text:style-name="exemple"><text:span text:style-name="T434"><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attendre</text:span><text:span text:style-name="texte_20_par_20_défaut"><text:span text:style-name="T688"> </text:span></text:span><text:span text:style-name="texte_20_par_20_défaut"><text:span text:style-name="T100">: indicatif.présent.3S)</text:span></text:span></text:p>
      <text:p text:style-name="P337"><text:span text:style-name="texte_20_par_20_défaut"><text:span text:style-name="T333">•</text:span></text:span><text:span text:style-name="T81"> </text:span><text:span text:style-name="exemple"><text:span text:style-name="T438">la</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3">article défini</text:span></text:span></text:p>
      <text:p text:style-name="P337"><text:span text:style-name="texte_20_par_20_défaut"><text:span text:style-name="T333">•</text:span></text:span><text:span text:style-name="T81"> </text:span><text:span text:style-name="exemple"><text:span text:style-name="T438">nuit</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nom commun</text:span></text:span></text:p>
      <text:p text:style-name="P337"><text:span text:style-name="texte_20_par_20_défaut"><text:span text:style-name="T96"/></text:span></text:p>
      <text:p text:style-name="P515"><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67"><text:span text:style-name="texte_20_par_20_défaut"><text:span text:style-name="T418">•</text:span></text:span><text:span text:style-name="texte_20_par_20_défaut"><text:span text:style-name="T669"> </text:span></text:span><text:span text:style-name="exemple">Jean<text:tab/></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336"><text:span text:style-name="texte_20_par_20_défaut"><text:span text:style-name="T333">•</text:span></text:span><text:span text:style-name="exemple"><text:span text:style-name="T361"> </text:span></text:span><text:span text:style-name="exemple"><text:span text:style-name="T365">attend la nuit</text:span></text:span><text:span text:style-name="exemple"><text:span text:style-name="T649"><text:tab/><text:tab/><text:tab/></text:span></text:span><text:span text:style-name="texte_20_par_20_défaut"><text:span text:style-name="T89">:<text:tab/></text:span></text:span><text:span text:style-name="texte_20_par_20_défaut"><text:span text:style-name="T721">groupe verbal</text:span></text:span></text:p>
      <text:p text:style-name="P491"><text:span text:style-name="texte_20_par_20_défaut"><text:span text:style-name="T333"><text:tab/>•</text:span></text:span><text:span text:style-name="texte_20_par_20_défaut"><text:span text:style-name="T717"> </text:span></text:span><text:span text:style-name="exemple"><text:span text:style-name="T457">l</text:span></text:span><text:span text:style-name="exemple"><text:span text:style-name="T502">a nuit</text:span></text:span><text:span text:style-name="exemple"><text:span text:style-name="T457"><text:tab/></text:span></text:span><text:span text:style-name="texte_20_par_20_défaut"><text:span text:style-name="T718"><text:tab/><text:tab/></text:span></text:span><text:span text:style-name="texte_20_par_20_défaut"><text:span text:style-name="T84">:<text:tab/></text:span></text:span><text:span text:style-name="texte_20_par_20_défaut"><text:span text:style-name="T717">groupe nominal</text:span></text:span></text:p>
      <text:p text:style-name="P590"><text:span text:style-name="texte_20_par_20_défaut"><text:span text:style-name="T721"/></text:span></text:p>
      <text:p text:style-name="Standard"><text:span text:style-name="texte_20_par_20_défaut"><text:span text:style-name="T669">Analyse des fonctions</text:span></text:span></text:p>
      <text:p text:style-name="P241"><text:span text:style-name="texte_20_par_20_défaut"><text:span text:style-name="T333">•</text:span></text:span><text:span text:style-name="exemple"><text:span text:style-name="T361"> </text:span></text:span><text:span text:style-name="exemple"><text:span text:style-name="T573">Jean<text:tab/></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38">attend</text:span></text:span></text:p>
      <text:p text:style-name="P288"><text:span text:style-name="texte_20_par_20_défaut"><text:span text:style-name="T333">•</text:span></text:span><text:span text:style-name="exemple"><text:span text:style-name="T361"> </text:span></text:span><text:span text:style-name="exemple"><text:span text:style-name="T365">attend la nuit</text:span></text:span><text:span text:style-name="exemple"><text:span text:style-name="T649"><text:tab/><text:tab/><text:tab/></text:span></text:span><text:span text:style-name="texte_20_par_20_défaut"><text:span text:style-name="T89">:<text:tab/></text:span></text:span><text:span text:style-name="texte_20_par_20_défaut"><text:span text:style-name="T749">prédicat du sujet </text:span></text:span><text:span text:style-name="exemple"><text:span text:style-name="T244">Jean</text:span></text:span></text:p>
      <text:p text:style-name="P350"><text:span text:style-name="texte_20_par_20_défaut"><text:span text:style-name="T333"><text:tab/>•</text:span></text:span><text:span text:style-name="exemple"><text:span text:style-name="T361"> </text:span></text:span><text:span text:style-name="exemple"><text:span text:style-name="T573">la nuit</text:span></text:span><text:span text:style-name="exemple"><text:span text:style-name="T224"><text:tab/><text:tab/><text:tab/></text:span></text:span><text:span text:style-name="texte_20_par_20_défaut"><text:span text:style-name="T89">:<text:tab/></text:span></text:span><text:span text:style-name="texte_20_par_20_défaut">COD de </text:span><text:span text:style-name="exemple"><text:span text:style-name="T438">attend <text:tab/><text:tab/><text:tab/><text:tab/> <text:s text:c="4"/></text:span></text:span><text:span text:style-name="danger"><text:span text:style-name="T707">(!)</text:span></text:span></text:p>
      <text:p text:style-name="P337"><text:tab/><text:tab/><text:tab/><text:tab/><text:tab/><text:tab/><text:span text:style-name="texte_20_par_20_défaut"><text:span text:style-name="T653">CC de temps<text:tab/><text:tab/></text:span></text:span></text:p>
      <text:p text:style-name="P337"/>
      <text:p text:style-name="P4"><text:span text:style-name="texte_20_par_20_défaut">Analyse des propositions</text:span></text:p>
      <text:p text:style-name="P241"><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Standard"><text:span text:style-name="texte_20_par_20_défaut"><text:span text:style-name="T669">Analyse du type et de la forme de la phrase</text:span></text:span></text:p>
      <text:p text:style-name="P241"><text:span text:style-name="texte_20_par_20_défaut">La phrase est de type déclaratif et n’a pas de forme particulière.</text:span></text:p>
      <text:p text:style-name="P212"><text:span text:style-name="exemple"/></text:p>
      <text:p text:style-name="P236"><text:span text:style-name="titre_20_avec_20_numéro"><text:s/>B.009</text:span><text:span text:style-name="titre_20_avec_20_numéro"><text:span text:style-name="T653"> </text:span></text:span><text:span text:style-name="titre_20_avec_20_numéro"><text:s/></text:span></text:p>
      <text:p text:style-name="P68"><text:span text:style-name="référence"><text:span text:style-name="T288">GGF.1.1</text:span></text:span><text:span text:style-name="référence"><text:span text:style-name="T668">48</text:span></text:span></text:p>
      <text:p text:style-name="Standard"/>
      <text:p text:style-name="P36"><text:span text:style-name="phrase_20_analysée_20__28_gros_20_caractère_29_"><text:span text:style-name="T654">Paul tient un bâton</text:span></text:span><text:span text:style-name="phrase_20_analysée_20__28_gros_20_caractère_29_"><text:span text:style-name="T210">.</text:span></text:span></text:p>
      <text:p text:style-name="Standard"/>
      <text:p text:style-name="Standard"/>
      <text:p text:style-name="P4"><text:span text:style-name="texte_20_par_20_défaut">Analyse </text:span><text:span text:style-name="texte_20_par_20_défaut"><text:span text:style-name="T425">de la </text:span></text:span><text:span text:style-name="texte_20_par_20_défaut">nature des mots</text:span></text:p>
      <text:p text:style-name="P241"><text:span text:style-name="texte_20_par_20_défaut"><text:span text:style-name="T333">•</text:span></text:span><text:span text:style-name="T81"> </text:span><text:span text:style-name="exemple"><text:span text:style-name="T439">Paul</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nom propre</text:span></text:span></text:p>
      <text:p text:style-name="P342"><text:span text:style-name="texte_20_par_20_défaut"><text:span text:style-name="T333">•</text:span></text:span><text:span text:style-name="T81"> </text:span><text:span text:style-name="exemple"><text:span text:style-name="T439">tient<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tenir</text:span><text:span text:style-name="texte_20_par_20_défaut"><text:span text:style-name="T688"> </text:span></text:span><text:span text:style-name="texte_20_par_20_défaut"><text:span text:style-name="T100">: indicatif.présent.3S)</text:span></text:span></text:p>
      <text:p text:style-name="P337"><text:span text:style-name="texte_20_par_20_défaut"><text:span text:style-name="T333">•</text:span></text:span><text:span text:style-name="T81"> </text:span><text:span text:style-name="exemple"><text:span text:style-name="T439">u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3">article </text:span></text:span><text:span text:style-name="texte_20_par_20_défaut"><text:span text:style-name="T98">in</text:span></text:span><text:span text:style-name="texte_20_par_20_défaut"><text:span text:style-name="T93">défini</text:span></text:span></text:p>
      <text:p text:style-name="P337"><text:span text:style-name="texte_20_par_20_défaut"><text:span text:style-name="T333">•</text:span></text:span><text:span text:style-name="T81"> </text:span><text:span text:style-name="exemple"><text:span text:style-name="T439">bâto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nom commun</text:span></text:span></text:p>
      <text:p text:style-name="P337"><text:span text:style-name="texte_20_par_20_défaut"><text:span text:style-name="T96"/></text:span></text:p>
      <text:p text:style-name="P516"><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68"><text:span text:style-name="texte_20_par_20_défaut"><text:span text:style-name="T418">•</text:span></text:span><text:span text:style-name="texte_20_par_20_défaut"><text:span text:style-name="T669"> </text:span></text:span><text:span text:style-name="exemple"><text:span text:style-name="T533">Paul</text:span></text:span><text:span text:style-name="exemple"><text:tab/></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323"><text:span text:style-name="texte_20_par_20_défaut"><text:span text:style-name="T333">•</text:span></text:span><text:span text:style-name="exemple"><text:span text:style-name="T361"> </text:span></text:span><text:span text:style-name="exemple"><text:span text:style-name="T584">tient un bâton<text:tab/></text:span></text:span><text:span text:style-name="exemple"><text:span text:style-name="T649"><text:tab/><text:tab/></text:span></text:span><text:span text:style-name="texte_20_par_20_défaut"><text:span text:style-name="T89">:<text:tab/></text:span></text:span><text:span text:style-name="texte_20_par_20_défaut"><text:span text:style-name="T721">groupe verbal</text:span></text:span></text:p>
      <text:p text:style-name="P368"><text:span text:style-name="texte_20_par_20_défaut"><text:span text:style-name="T333"><text:tab/>•</text:span></text:span><text:span text:style-name="texte_20_par_20_défaut"><text:span text:style-name="T717"> </text:span></text:span><text:span text:style-name="exemple"><text:span text:style-name="T458">un bâton</text:span></text:span><text:span text:style-name="texte_20_par_20_défaut"><text:span text:style-name="T718"><text:tab/><text:tab/><text:tab/></text:span></text:span><text:span text:style-name="texte_20_par_20_défaut"><text:span text:style-name="T84">:<text:tab/></text:span></text:span><text:span text:style-name="texte_20_par_20_défaut"><text:span text:style-name="T717">groupe nominal</text:span></text:span></text:p>
      <text:p text:style-name="P562"><text:span text:style-name="texte_20_par_20_défaut"><text:span text:style-name="T721"/></text:span></text:p>
      <text:p text:style-name="P4"><text:span text:style-name="texte_20_par_20_défaut">Analyse des fonctions</text:span></text:p>
      <text:p text:style-name="P241"><text:span text:style-name="texte_20_par_20_défaut"><text:span text:style-name="T333">•</text:span></text:span><text:span text:style-name="exemple"><text:span text:style-name="T361"> </text:span></text:span><text:span text:style-name="exemple"><text:span text:style-name="T574">Paul</text:span></text:span><text:span text:style-name="exemple"><text:span text:style-name="T573"><text:tab/></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40">tient</text:span></text:span></text:p>
      <text:p text:style-name="P288"><text:span text:style-name="texte_20_par_20_défaut"><text:span text:style-name="T333">•</text:span></text:span><text:span text:style-name="exemple"><text:span text:style-name="T361"> </text:span></text:span><text:span text:style-name="exemple"><text:span text:style-name="T584">tient un bâton<text:tab/></text:span></text:span><text:span text:style-name="exemple"><text:span text:style-name="T649"><text:tab/><text:tab/></text:span></text:span><text:span text:style-name="texte_20_par_20_défaut"><text:span text:style-name="T89">:<text:tab/></text:span></text:span><text:span text:style-name="texte_20_par_20_défaut"><text:span text:style-name="T749">prédicat du sujet </text:span></text:span><text:span text:style-name="exemple"><text:span text:style-name="T244">Paul</text:span></text:span></text:p>
      <text:p text:style-name="P337"><text:span text:style-name="texte_20_par_20_défaut"><text:span text:style-name="T333"><text:tab/>•</text:span></text:span><text:span text:style-name="exemple"><text:span text:style-name="T361"> </text:span></text:span><text:span text:style-name="exemple"><text:span text:style-name="T574">un bâton</text:span></text:span><text:span text:style-name="exemple"><text:span text:style-name="T573"><text:tab/><text:tab/></text:span></text:span><text:span text:style-name="exemple"><text:span text:style-name="T224"><text:tab/></text:span></text:span><text:span text:style-name="texte_20_par_20_défaut"><text:span text:style-name="T89">:<text:tab/></text:span></text:span><text:span text:style-name="texte_20_par_20_défaut">COD de </text:span><text:span text:style-name="exemple"><text:span text:style-name="T439">tient</text:span></text:span></text:p>
      <text:p text:style-name="P337"/>
      <text:p text:style-name="P4"><text:span text:style-name="texte_20_par_20_défaut">Analyse des propositions</text:span></text:p>
      <text:p text:style-name="P241"><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Standard"><text:span text:style-name="texte_20_par_20_défaut"><text:span text:style-name="T669">Analyse du type et de la forme de la phrase.</text:span></text:span></text:p>
      <text:p text:style-name="P241"><text:span text:style-name="texte_20_par_20_défaut">La phrase est de type déclaratif et n’a pas de forme particulière.</text:span></text:p>
      <text:p text:style-name="P228"><text:span text:style-name="titre_20_avec_20_numéro"><text:s/>B.010</text:span><text:span text:style-name="titre_20_avec_20_numéro"><text:span text:style-name="T653"> </text:span></text:span><text:span text:style-name="titre_20_avec_20_numéro"><text:s/></text:span></text:p>
      <text:p text:style-name="P72"><text:span text:style-name="référence"><text:span text:style-name="T288">GGF.1.1</text:span></text:span><text:span text:style-name="référence"><text:span text:style-name="T668">48</text:span></text:span></text:p>
      <text:p text:style-name="P87"/>
      <text:p text:style-name="P37"><text:span text:style-name="phrase_20_analysée_20__28_gros_20_caractère_29_"><text:span text:style-name="T654">Paul tient </text:span></text:span><text:span text:style-name="phrase_20_analysée_20__28_gros_20_caractère_29_"><text:span text:style-name="T655">à ce projet.</text:span></text:span></text:p>
      <text:p text:style-name="P87"/>
      <text:p text:style-name="P87"/>
      <text:p text:style-name="P5"><text:span text:style-name="texte_20_par_20_défaut">Analyse </text:span><text:span text:style-name="texte_20_par_20_défaut"><text:span text:style-name="T425">de la </text:span></text:span><text:span text:style-name="texte_20_par_20_défaut">nature des mots</text:span></text:p>
      <text:p text:style-name="P242"><text:span text:style-name="texte_20_par_20_défaut"><text:span text:style-name="T333">•</text:span></text:span><text:span text:style-name="T81"> </text:span><text:span text:style-name="exemple"><text:span text:style-name="T439">Paul</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nom propre</text:span></text:span></text:p>
      <text:p text:style-name="P342"><text:span text:style-name="texte_20_par_20_défaut"><text:span text:style-name="T333">•</text:span></text:span><text:span text:style-name="T81"> </text:span><text:span text:style-name="exemple"><text:span text:style-name="T439">tient<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tenir : </text:span><text:span text:style-name="texte_20_par_20_défaut"><text:span text:style-name="T100">indicatif.présent.3S)</text:span></text:span></text:p>
      <text:p text:style-name="P338"><text:span text:style-name="texte_20_par_20_défaut"><text:span text:style-name="T333">•</text:span></text:span><text:span text:style-name="texte_20_par_20_défaut"><text:span text:style-name="T81"> </text:span></text:span><text:span text:style-name="exemple"><text:span text:style-name="T441">à</text:span></text:span><text:span text:style-name="exemple"><text:span text:style-name="T434"><text:tab/><text:tab/><text:tab/><text:tab/><text:tab/></text:span></text:span><text:span text:style-name="texte_20_par_20_défaut"><text:span text:style-name="T84">:<text:tab/></text:span></text:span><text:span text:style-name="texte_20_par_20_défaut">préposition</text:span></text:p>
      <text:p text:style-name="P338"><text:span text:style-name="texte_20_par_20_défaut"><text:span text:style-name="T333">•</text:span></text:span><text:span text:style-name="T81"> </text:span><text:span text:style-name="exemple"><text:span text:style-name="T441">ce</text:span></text:span><text:span text:style-name="exemple"><text:span text:style-name="T434"><text:tab/><text:tab/><text:tab/><text:tab/><text:tab/></text:span></text:span><text:span text:style-name="texte_20_par_20_défaut"><text:span text:style-name="T84">:<text:tab/></text:span></text:span><text:span text:style-name="texte_20_par_20_défaut">déterminant démonstratif</text:span></text:p>
      <text:p text:style-name="P338"><text:span text:style-name="texte_20_par_20_défaut"><text:span text:style-name="T333">•</text:span></text:span><text:span text:style-name="T81"> </text:span><text:span text:style-name="exemple"><text:span text:style-name="T441">projet<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6">nom commun</text:span></text:span></text:p>
      <text:p text:style-name="P338"><text:span text:style-name="texte_20_par_20_défaut"><text:span text:style-name="T96"/></text:span></text:p>
      <text:p text:style-name="P517"><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69"><text:span text:style-name="texte_20_par_20_défaut"><text:span text:style-name="T418">•</text:span></text:span><text:span text:style-name="texte_20_par_20_défaut"><text:span text:style-name="T669"> </text:span></text:span><text:span text:style-name="exemple"><text:span text:style-name="T533">Paul</text:span></text:span><text:span text:style-name="exemple"><text:tab/></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323"><text:span text:style-name="texte_20_par_20_défaut"><text:span text:style-name="T333">•</text:span></text:span><text:span text:style-name="exemple"><text:span text:style-name="T361"> </text:span></text:span><text:span text:style-name="exemple"><text:span text:style-name="T584">tient </text:span></text:span><text:span text:style-name="exemple"><text:span text:style-name="T585">à ce projet</text:span></text:span><text:span text:style-name="exemple"><text:span text:style-name="T649"><text:tab/><text:tab/><text:tab/></text:span></text:span><text:span text:style-name="texte_20_par_20_défaut"><text:span text:style-name="T89">:<text:tab/></text:span></text:span><text:span text:style-name="texte_20_par_20_défaut"><text:span text:style-name="T721">groupe verbal</text:span></text:span></text:p>
      <text:p text:style-name="P369"><text:span text:style-name="texte_20_par_20_défaut"><text:span text:style-name="T333"><text:tab/>•</text:span></text:span><text:span text:style-name="texte_20_par_20_défaut"><text:span text:style-name="T717"> </text:span></text:span><text:span text:style-name="exemple"><text:span text:style-name="T459">à ce projet</text:span></text:span><text:span text:style-name="texte_20_par_20_défaut"><text:span text:style-name="T718"><text:tab/><text:tab/><text:tab/></text:span></text:span><text:span text:style-name="texte_20_par_20_défaut"><text:span text:style-name="T84">:<text:tab/></text:span></text:span><text:span text:style-name="texte_20_par_20_défaut"><text:span text:style-name="T717">groupe nominal </text:span></text:span><text:span text:style-name="texte_20_par_20_défaut"><text:span text:style-name="T719">prépositionnel</text:span></text:span></text:p>
      <text:p text:style-name="P563"><text:span text:style-name="texte_20_par_20_défaut"><text:span text:style-name="T721"/></text:span></text:p>
      <text:p text:style-name="P5"><text:span text:style-name="texte_20_par_20_défaut">Analyse des fonctions</text:span></text:p>
      <text:p text:style-name="P242"><text:span text:style-name="texte_20_par_20_défaut"><text:span text:style-name="T333">•</text:span></text:span><text:span text:style-name="exemple"><text:span text:style-name="T361"> </text:span></text:span><text:span text:style-name="exemple"><text:span text:style-name="T574">Paul</text:span></text:span><text:span text:style-name="exemple"><text:span text:style-name="T573"><text:tab/></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40">tient</text:span></text:span></text:p>
      <text:p text:style-name="P288"><text:span text:style-name="texte_20_par_20_défaut"><text:span text:style-name="T333">•</text:span></text:span><text:span text:style-name="exemple"><text:span text:style-name="T361"> </text:span></text:span><text:span text:style-name="exemple"><text:span text:style-name="T584">tient </text:span></text:span><text:span text:style-name="exemple"><text:span text:style-name="T585">à ce projet</text:span></text:span><text:span text:style-name="exemple"><text:span text:style-name="T649"><text:tab/><text:tab/><text:tab/></text:span></text:span><text:span text:style-name="texte_20_par_20_défaut"><text:span text:style-name="T89">:<text:tab/></text:span></text:span><text:span text:style-name="texte_20_par_20_défaut"><text:span text:style-name="T749">prédicat du sujet </text:span></text:span><text:span text:style-name="exemple"><text:span text:style-name="T244">Paul</text:span></text:span></text:p>
      <text:p text:style-name="P338"><text:span text:style-name="texte_20_par_20_défaut"><text:span text:style-name="T333"><text:tab/>•</text:span></text:span><text:span text:style-name="exemple"><text:span text:style-name="T361"> </text:span></text:span><text:span text:style-name="exemple"><text:span text:style-name="T575">à</text:span></text:span><text:span text:style-name="exemple"><text:span text:style-name="T574"> </text:span></text:span><text:span text:style-name="exemple"><text:span text:style-name="T575">ce projet</text:span></text:span><text:span text:style-name="exemple"><text:span text:style-name="T573"><text:tab/></text:span></text:span><text:span text:style-name="exemple"><text:span text:style-name="T224"><text:tab/><text:tab/></text:span></text:span><text:span text:style-name="texte_20_par_20_défaut"><text:span text:style-name="T89">:<text:tab/></text:span></text:span><text:span text:style-name="texte_20_par_20_défaut">CO</text:span><text:span text:style-name="texte_20_par_20_défaut"><text:span text:style-name="T694">I</text:span></text:span><text:span text:style-name="texte_20_par_20_défaut"> de </text:span><text:span text:style-name="exemple"><text:span text:style-name="T439">tient</text:span></text:span></text:p>
      <text:p text:style-name="P338"/>
      <text:p text:style-name="P5"><text:span text:style-name="texte_20_par_20_défaut">Analyse des propositions</text:span></text:p>
      <text:p text:style-name="P242"><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87"><text:span text:style-name="texte_20_par_20_défaut"><text:span text:style-name="T669">Analyse du type et de la forme de la phrase.</text:span></text:span></text:p>
      <text:p text:style-name="P242"><text:span text:style-name="texte_20_par_20_défaut">La phrase est de type déclaratif et n’a pas de forme particulière.</text:span></text:p>
      <text:p text:style-name="P229"><text:span text:style-name="titre_20_avec_20_numéro"><text:s/>B.011</text:span><text:span text:style-name="titre_20_avec_20_numéro"><text:span text:style-name="T653"> </text:span></text:span><text:span text:style-name="titre_20_avec_20_numéro"><text:s/></text:span></text:p>
      <text:p text:style-name="P73"><text:span text:style-name="référence"><text:span text:style-name="T288">GGF.1.1</text:span></text:span><text:span text:style-name="référence"><text:span text:style-name="T668">48</text:span></text:span></text:p>
      <text:p text:style-name="P89"/>
      <text:p text:style-name="P38"><text:span text:style-name="phrase_20_analysée_20__28_gros_20_caractère_29_"><text:span text:style-name="T654">Paul tient </text:span></text:span><text:span text:style-name="phrase_20_analysée_20__28_gros_20_caractère_29_"><text:span text:style-name="T656">cette information de son frère</text:span></text:span><text:span text:style-name="phrase_20_analysée_20__28_gros_20_caractère_29_"><text:span text:style-name="T655">.</text:span></text:span></text:p>
      <text:p text:style-name="P89"/>
      <text:p text:style-name="P89"/>
      <text:p text:style-name="P6"><text:span text:style-name="texte_20_par_20_défaut">Analyse </text:span><text:span text:style-name="texte_20_par_20_défaut"><text:span text:style-name="T425">de la </text:span></text:span><text:span text:style-name="texte_20_par_20_défaut">nature des mots</text:span></text:p>
      <text:p text:style-name="P243"><text:span text:style-name="texte_20_par_20_défaut"><text:span text:style-name="T333">•</text:span></text:span><text:span text:style-name="T81"> </text:span><text:span text:style-name="exemple"><text:span text:style-name="T439">Paul</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nom propre</text:span></text:span></text:p>
      <text:p text:style-name="P342"><text:span text:style-name="texte_20_par_20_défaut"><text:span text:style-name="T333">•</text:span></text:span><text:span text:style-name="T81"> </text:span><text:span text:style-name="exemple"><text:span text:style-name="T439">tient<text:tab/><text:tab/></text:span></text:span><text:span text:style-name="exemple"><text:span text:style-name="T434"><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tenir : </text:span><text:span text:style-name="texte_20_par_20_défaut"><text:span text:style-name="T100">indicatif.présent.3S)</text:span></text:span></text:p>
      <text:p text:style-name="P340"><text:span text:style-name="texte_20_par_20_défaut"><text:span text:style-name="T333">•</text:span></text:span><text:span text:style-name="texte_20_par_20_défaut"><text:span text:style-name="T81"> </text:span></text:span><text:span text:style-name="exemple"><text:span text:style-name="T442">cette</text:span></text:span><text:span text:style-name="exemple"><text:span text:style-name="T434"><text:tab/><text:tab/><text:tab/><text:tab/><text:tab/></text:span></text:span><text:span text:style-name="texte_20_par_20_défaut"><text:span text:style-name="T84">:<text:tab/></text:span></text:span><text:span text:style-name="texte_20_par_20_défaut">déterminant démonstratif</text:span></text:p>
      <text:p text:style-name="P339"><text:span text:style-name="texte_20_par_20_défaut"><text:span text:style-name="T333">•</text:span></text:span><text:span text:style-name="T81"> </text:span><text:span text:style-name="exemple"><text:span text:style-name="T442">information</text:span></text:span><text:span text:style-name="exemple"><text:span text:style-name="T434"><text:tab/><text:tab/><text:tab/><text:tab/></text:span></text:span><text:span text:style-name="texte_20_par_20_défaut"><text:span text:style-name="T84">:<text:tab/></text:span></text:span><text:span text:style-name="texte_20_par_20_défaut"><text:span text:style-name="T99">nom commun</text:span></text:span></text:p>
      <text:p text:style-name="P339"><text:span text:style-name="texte_20_par_20_défaut"><text:span text:style-name="T333">•</text:span></text:span><text:span text:style-name="T81"> </text:span><text:span text:style-name="exemple"><text:span text:style-name="T231">de</text:span></text:span><text:span text:style-name="exemple"><text:span text:style-name="T441"><text:tab/></text:span></text:span><text:span text:style-name="exemple"><text:span text:style-name="T434"><text:tab/><text:tab/><text:tab/><text:tab/></text:span></text:span><text:span text:style-name="texte_20_par_20_défaut"><text:span text:style-name="T84">:<text:tab/></text:span></text:span><text:span text:style-name="texte_20_par_20_défaut">préposition</text:span></text:p>
      <text:p text:style-name="P340"><text:span text:style-name="texte_20_par_20_défaut"><text:span text:style-name="T333">•</text:span></text:span><text:span text:style-name="texte_20_par_20_défaut"><text:span text:style-name="T81"> </text:span></text:span><text:span text:style-name="exemple"><text:span text:style-name="T442">son</text:span></text:span><text:span text:style-name="exemple"><text:span text:style-name="T434"><text:tab/><text:tab/><text:tab/><text:tab/><text:tab/></text:span></text:span><text:span text:style-name="texte_20_par_20_défaut"><text:span text:style-name="T84">:<text:tab/></text:span></text:span><text:span text:style-name="texte_20_par_20_défaut">déterminant possessif</text:span></text:p>
      <text:p text:style-name="P340"><text:span text:style-name="texte_20_par_20_défaut"><text:span text:style-name="T333">•</text:span></text:span><text:span text:style-name="T81"> </text:span><text:span text:style-name="exemple"><text:span text:style-name="T442">frère</text:span></text:span><text:span text:style-name="exemple"><text:span text:style-name="T434"><text:tab/><text:tab/><text:tab/><text:tab/><text:tab/></text:span></text:span><text:span text:style-name="texte_20_par_20_défaut"><text:span text:style-name="T84">:<text:tab/></text:span></text:span><text:span text:style-name="texte_20_par_20_défaut">nom commun</text:span></text:p>
      <text:p text:style-name="P340"><text:span text:style-name="texte_20_par_20_défaut"/></text:p>
      <text:p text:style-name="P518"><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0"><text:span text:style-name="texte_20_par_20_défaut"><text:span text:style-name="T418">•</text:span></text:span><text:span text:style-name="texte_20_par_20_défaut"><text:span text:style-name="T669"> </text:span></text:span><text:span text:style-name="exemple"><text:span text:style-name="T533">Paul</text:span></text:span><text:span text:style-name="exemple"><text:tab/></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323"><text:span text:style-name="texte_20_par_20_défaut"><text:span text:style-name="T333">•</text:span></text:span><text:span text:style-name="exemple"><text:span text:style-name="T361"> </text:span></text:span><text:span text:style-name="exemple"><text:span text:style-name="T584">tient </text:span></text:span><text:span text:style-name="exemple"><text:span text:style-name="T586">cette information <text:tab/><text:tab/></text:span></text:span><text:span text:style-name="texte_20_par_20_défaut"><text:span text:style-name="T334">:<text:tab/></text:span></text:span><text:span text:style-name="texte_20_par_20_défaut"><text:span text:style-name="T832">groupe verbal</text:span></text:span></text:p>
      <text:p text:style-name="P473"><text:span text:style-name="exemple"><text:span text:style-name="T586"><text:s text:c="3"/>de son </text:span></text:span><text:span text:style-name="exemple"><text:span text:style-name="T613">frère</text:span></text:span></text:p>
      <text:p text:style-name="P370"><text:span text:style-name="texte_20_par_20_défaut"><text:span text:style-name="T333"><text:tab/>•</text:span></text:span><text:span text:style-name="texte_20_par_20_défaut"><text:span text:style-name="T717"> </text:span></text:span><text:span text:style-name="exemple"><text:span text:style-name="T460">cette information</text:span></text:span><text:span text:style-name="texte_20_par_20_défaut"><text:span text:style-name="T718"><text:tab/><text:tab/></text:span></text:span><text:span text:style-name="texte_20_par_20_défaut"><text:span text:style-name="T84">:<text:tab/></text:span></text:span><text:span text:style-name="texte_20_par_20_défaut"><text:span text:style-name="T717">groupe nominal</text:span></text:span></text:p>
      <text:p text:style-name="P370"><text:span text:style-name="texte_20_par_20_défaut"><text:span text:style-name="T333"><text:tab/>•</text:span></text:span><text:span text:style-name="texte_20_par_20_défaut"><text:span text:style-name="T717"> </text:span></text:span><text:span text:style-name="exemple"><text:span text:style-name="T460">de son frère</text:span></text:span><text:span text:style-name="texte_20_par_20_défaut"><text:span text:style-name="T718"><text:tab/><text:tab/><text:tab/></text:span></text:span><text:span text:style-name="texte_20_par_20_défaut"><text:span text:style-name="T84">:<text:tab/></text:span></text:span><text:span text:style-name="texte_20_par_20_défaut"><text:span text:style-name="T717">groupe nominal </text:span></text:span><text:span text:style-name="texte_20_par_20_défaut"><text:span text:style-name="T719">prépositionnel</text:span></text:span></text:p>
      <text:p text:style-name="P593"><text:span text:style-name="exemple"><text:span text:style-name="T586"/></text:span></text:p>
      <text:p text:style-name="P564"><text:span text:style-name="exemple"><text:span text:style-name="T649"/></text:span></text:p>
      <text:p text:style-name="P6"><text:span text:style-name="texte_20_par_20_défaut">Analyse des fonctions</text:span></text:p>
      <text:p text:style-name="P243"><text:span text:style-name="texte_20_par_20_défaut"><text:span text:style-name="T333">•</text:span></text:span><text:span text:style-name="exemple"><text:span text:style-name="T361"> </text:span></text:span><text:span text:style-name="exemple"><text:span text:style-name="T574">Paul</text:span></text:span><text:span text:style-name="exemple"><text:span text:style-name="T573"><text:tab/></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40">tient</text:span></text:span></text:p>
      <text:p text:style-name="P302"><text:span text:style-name="texte_20_par_20_défaut"><text:span text:style-name="T333">•</text:span></text:span><text:span text:style-name="exemple"><text:span text:style-name="T361"> </text:span></text:span><text:span text:style-name="exemple"><text:span text:style-name="T584">tient </text:span></text:span><text:span text:style-name="exemple"><text:span text:style-name="T586">cette information <text:tab/><text:tab/></text:span></text:span><text:span text:style-name="texte_20_par_20_défaut"><text:span text:style-name="T334">:<text:tab/></text:span></text:span><text:span text:style-name="texte_20_par_20_défaut"><text:span text:style-name="T835">prédicat du sujet </text:span></text:span><text:span text:style-name="exemple"><text:span text:style-name="T377">Paul</text:span></text:span></text:p>
      <text:p text:style-name="P450"><text:span text:style-name="exemple"><text:span text:style-name="T586"><text:s text:c="3"/>de son </text:span></text:span><text:span text:style-name="exemple"><text:span text:style-name="T614">frère</text:span></text:span><text:span text:style-name="exemple"><text:span text:style-name="T649"><text:tab/><text:tab/><text:tab/></text:span></text:span></text:p>
      <text:p text:style-name="P341"><text:span text:style-name="texte_20_par_20_défaut"><text:span text:style-name="T333"><text:tab/>•</text:span></text:span><text:span text:style-name="exemple"><text:span text:style-name="T361"> </text:span></text:span><text:span text:style-name="exemple"><text:span text:style-name="T576">cette information</text:span></text:span><text:span text:style-name="exemple"><text:span text:style-name="T224"><text:tab/><text:tab/></text:span></text:span><text:span text:style-name="texte_20_par_20_défaut"><text:span text:style-name="T89">:<text:tab/></text:span></text:span><text:span text:style-name="texte_20_par_20_défaut">COD de </text:span><text:span text:style-name="exemple"><text:span text:style-name="T439">tient</text:span></text:span></text:p>
      <text:p text:style-name="P339"><text:span text:style-name="texte_20_par_20_défaut"><text:span text:style-name="T333"><text:tab/>•</text:span></text:span><text:span text:style-name="exemple"><text:span text:style-name="T361"> </text:span></text:span><text:span text:style-name="exemple"><text:span text:style-name="T576">de son frère</text:span></text:span><text:span text:style-name="exemple"><text:span text:style-name="T573"><text:tab/></text:span></text:span><text:span text:style-name="exemple"><text:span text:style-name="T224"><text:tab/><text:tab/></text:span></text:span><text:span text:style-name="texte_20_par_20_défaut"><text:span text:style-name="T89">:<text:tab/></text:span></text:span><text:span text:style-name="texte_20_par_20_défaut">CO</text:span><text:span text:style-name="texte_20_par_20_défaut"><text:span text:style-name="T694">I</text:span></text:span><text:span text:style-name="texte_20_par_20_défaut"> de </text:span><text:span text:style-name="exemple"><text:span text:style-name="T439">tient</text:span></text:span></text:p>
      <text:p text:style-name="P339"/>
      <text:p text:style-name="P6"><text:span text:style-name="texte_20_par_20_défaut">Analyse des propositions</text:span></text:p>
      <text:p text:style-name="P243"><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89"><text:span text:style-name="texte_20_par_20_défaut"><text:span text:style-name="T669">Analyse du type et de la forme de la phrase.</text:span></text:span></text:p>
      <text:p text:style-name="P243"><text:span text:style-name="texte_20_par_20_défaut">La phrase est de type déclaratif et n’a pas de forme particulière.</text:span></text:p>
      <text:p text:style-name="P493"><text:span text:style-name="titre_20_avec_20_numéro"><text:s/>B.012</text:span><text:span text:style-name="titre_20_avec_20_numéro"><text:span text:style-name="T653"> </text:span></text:span><text:span text:style-name="titre_20_avec_20_numéro"><text:s/></text:span></text:p>
      <text:p text:style-name="P74"><text:span text:style-name="référence"><text:span text:style-name="T288">GGF.1.1</text:span></text:span><text:span text:style-name="référence"><text:span text:style-name="T909">51</text:span></text:span></text:p>
      <text:p text:style-name="P636"><text:span text:style-name="référence"><text:span text:style-name="T278">TG(I.</text:span></text:span><text:span text:style-name="référence"><text:span text:style-name="T283">1</text:span></text:span><text:span text:style-name="référence"><text:span text:style-name="T282">.</text:span></text:span><text:span text:style-name="référence"><text:span text:style-name="T283">3</text:span></text:span><text:span text:style-name="référence"><text:span text:style-name="T278">, p. </text:span></text:span><text:span text:style-name="référence"><text:span text:style-name="T283">15</text:span></text:span><text:span text:style-name="référence"><text:span text:style-name="T280">)</text:span></text:span></text:p>
      <text:p text:style-name="P60"><text:span text:style-name="phrase_20_analysée_20__28_gros_20_caractère_29_"><text:span text:style-name="T696">Jean va à Paris.</text:span></text:span></text:p>
      <text:p text:style-name="P90"/>
      <text:p text:style-name="P90"/>
      <text:p text:style-name="P7"><text:span text:style-name="texte_20_par_20_défaut">Analyse </text:span><text:span text:style-name="texte_20_par_20_défaut"><text:span text:style-name="T425">de la </text:span></text:span><text:span text:style-name="texte_20_par_20_défaut">nature des mots</text:span></text:p>
      <text:p text:style-name="P244"><text:span text:style-name="texte_20_par_20_défaut"><text:span text:style-name="T333">•</text:span></text:span><text:span text:style-name="T81"> </text:span><text:span text:style-name="exemple"><text:span text:style-name="T443">Jea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nom propre</text:span></text:span></text:p>
      <text:p text:style-name="P343"><text:span text:style-name="texte_20_par_20_défaut"><text:span text:style-name="T333">•</text:span></text:span><text:span text:style-name="T81"> </text:span><text:span text:style-name="exemple"><text:span text:style-name="T443">va</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aller : </text:span><text:span text:style-name="texte_20_par_20_défaut"><text:span text:style-name="T100">indicatif.présent.3S)</text:span></text:span></text:p>
      <text:p text:style-name="P343"><text:span text:style-name="texte_20_par_20_défaut"><text:span text:style-name="T333">•</text:span></text:span><text:span text:style-name="texte_20_par_20_défaut"><text:span text:style-name="T81"> </text:span></text:span><text:span text:style-name="exemple"><text:span text:style-name="T443">à</text:span></text:span><text:span text:style-name="exemple"><text:span text:style-name="T434"><text:tab/><text:tab/><text:tab/><text:tab/><text:tab/></text:span></text:span><text:span text:style-name="texte_20_par_20_défaut"><text:span text:style-name="T84">:<text:tab/></text:span></text:span><text:span text:style-name="texte_20_par_20_défaut">préposition</text:span></text:p>
      <text:p text:style-name="P343"><text:span text:style-name="texte_20_par_20_défaut"><text:span text:style-name="T333">•</text:span></text:span><text:span text:style-name="T81"> </text:span><text:span text:style-name="exemple"><text:span text:style-name="T443">Paris</text:span></text:span><text:span text:style-name="exemple"><text:span text:style-name="T434"><text:tab/><text:tab/><text:tab/><text:tab/><text:tab/></text:span></text:span><text:span text:style-name="texte_20_par_20_défaut"><text:span text:style-name="T84">:<text:tab/></text:span></text:span><text:span text:style-name="texte_20_par_20_défaut">nom propre</text:span></text:p>
      <text:p text:style-name="P343"><text:span text:style-name="texte_20_par_20_défaut"/></text:p>
      <text:p text:style-name="P519"><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1"><text:span text:style-name="texte_20_par_20_défaut"><text:span text:style-name="T418">•</text:span></text:span><text:span text:style-name="texte_20_par_20_défaut"><text:span text:style-name="T669"> </text:span></text:span><text:span text:style-name="exemple"><text:span text:style-name="T534">Jean</text:span></text:span><text:span text:style-name="exemple"><text:tab/></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474"><text:span text:style-name="texte_20_par_20_défaut"><text:span text:style-name="T333">•</text:span></text:span><text:span text:style-name="exemple"><text:span text:style-name="T361"> </text:span></text:span><text:span text:style-name="exemple"><text:span text:style-name="T366">va </text:span></text:span><text:span text:style-name="exemple"><text:span text:style-name="T577">à</text:span></text:span><text:span text:style-name="exemple"><text:span text:style-name="T576"> </text:span></text:span><text:span text:style-name="exemple"><text:span text:style-name="T577">Paris<text:tab/><text:tab/></text:span></text:span><text:span text:style-name="exemple"><text:span text:style-name="T224"><text:tab/><text:tab/></text:span></text:span><text:span text:style-name="texte_20_par_20_défaut"><text:span text:style-name="T89">:<text:tab/></text:span></text:span><text:span text:style-name="texte_20_par_20_défaut"><text:span text:style-name="T96">groupe verbal</text:span></text:span></text:p>
      <text:p text:style-name="P371"><text:span text:style-name="texte_20_par_20_défaut"><text:span text:style-name="T333"><text:tab/>•</text:span></text:span><text:span text:style-name="texte_20_par_20_défaut"><text:span text:style-name="T717"> </text:span></text:span><text:span text:style-name="exemple"><text:span text:style-name="T461">à Paris</text:span></text:span><text:span text:style-name="texte_20_par_20_défaut"><text:span text:style-name="T718"><text:tab/><text:tab/><text:tab/></text:span></text:span><text:span text:style-name="texte_20_par_20_défaut"><text:span text:style-name="T84">:<text:tab/></text:span></text:span><text:span text:style-name="texte_20_par_20_défaut"><text:span text:style-name="T717">groupe nominal </text:span></text:span><text:span text:style-name="texte_20_par_20_défaut"><text:span text:style-name="T719">prépositionnel</text:span></text:span></text:p>
      <text:p text:style-name="P565"><text:span text:style-name="texte_20_par_20_défaut"><text:span text:style-name="T96"/></text:span></text:p>
      <text:p text:style-name="P565"><text:span text:style-name="texte_20_par_20_défaut"><text:span text:style-name="T96"/></text:span></text:p>
      <text:p text:style-name="P7"><text:span text:style-name="texte_20_par_20_défaut">Analyse des fonctions</text:span></text:p>
      <text:p text:style-name="P244"><text:span text:style-name="texte_20_par_20_défaut"><text:span text:style-name="T333">•</text:span></text:span><text:span text:style-name="exemple"><text:span text:style-name="T361"> </text:span></text:span><text:span text:style-name="exemple"><text:span text:style-name="T577">Jean</text:span></text:span><text:span text:style-name="exemple"><text:span text:style-name="T573"><text:tab/></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40">tient</text:span></text:span></text:p>
      <text:p text:style-name="P450"><text:span text:style-name="texte_20_par_20_défaut"><text:span text:style-name="T333">•</text:span></text:span><text:span text:style-name="exemple"><text:span text:style-name="T361"> </text:span></text:span><text:span text:style-name="exemple"><text:span text:style-name="T366">va </text:span></text:span><text:span text:style-name="exemple"><text:span text:style-name="T577">à</text:span></text:span><text:span text:style-name="exemple"><text:span text:style-name="T576"> </text:span></text:span><text:span text:style-name="exemple"><text:span text:style-name="T577">Paris<text:tab/><text:tab/></text:span></text:span><text:span text:style-name="exemple"><text:span text:style-name="T224"><text:tab/><text:tab/></text:span></text:span><text:span text:style-name="texte_20_par_20_défaut"><text:span text:style-name="T89">:<text:tab/></text:span></text:span><text:span text:style-name="texte_20_par_20_défaut"><text:span text:style-name="T750">prédicat du sujet </text:span></text:span><text:span text:style-name="exemple"><text:span text:style-name="T245">Jean</text:span></text:span></text:p>
      <text:p text:style-name="P350"><text:span text:style-name="texte_20_par_20_défaut"><text:span text:style-name="T333"><text:tab/>•</text:span></text:span><text:span text:style-name="exemple"><text:span text:style-name="T361"> </text:span></text:span><text:span text:style-name="exemple"><text:span text:style-name="T577">à</text:span></text:span><text:span text:style-name="exemple"><text:span text:style-name="T576"> </text:span></text:span><text:span text:style-name="exemple"><text:span text:style-name="T577">Paris<text:tab/><text:tab/></text:span></text:span><text:span text:style-name="exemple"><text:span text:style-name="T224"><text:tab/></text:span></text:span><text:span text:style-name="texte_20_par_20_défaut"><text:span text:style-name="T89">:<text:tab/></text:span></text:span><text:span text:style-name="texte_20_par_20_défaut">CO</text:span><text:span text:style-name="texte_20_par_20_défaut"><text:span text:style-name="T910">I</text:span></text:span><text:span text:style-name="texte_20_par_20_défaut"> de </text:span><text:span text:style-name="exemple"><text:span text:style-name="T444">va</text:span></text:span><text:span text:style-name="exemple"><text:span text:style-name="T439"><text:tab/><text:tab/><text:tab/><text:tab/><text:tab/> <text:s text:c="4"/></text:span></text:span><text:span text:style-name="danger"><text:span text:style-name="T707">(!)</text:span></text:span></text:p>
      <text:p text:style-name="P343"/>
      <text:p text:style-name="P7"><text:span text:style-name="texte_20_par_20_défaut">Analyse des propositions</text:span></text:p>
      <text:p text:style-name="P244"><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90"><text:span text:style-name="texte_20_par_20_défaut"><text:span text:style-name="T669">Analyse du type et de la forme de la phrase.</text:span></text:span></text:p>
      <text:p text:style-name="P343"><text:span text:style-name="texte_20_par_20_défaut">La phrase est de type déclaratif et n’a pas de forme particulière.</text:span></text:p>
      <text:p text:style-name="P494"><text:span text:style-name="titre_20_avec_20_numéro"><text:s/>B.013</text:span><text:span text:style-name="titre_20_avec_20_numéro"><text:span text:style-name="T653"> </text:span></text:span><text:span text:style-name="titre_20_avec_20_numéro"><text:s/></text:span></text:p>
      <text:p text:style-name="P75"><text:span text:style-name="référence"><text:span text:style-name="T288">GGF.1.1</text:span></text:span><text:span text:style-name="référence"><text:span text:style-name="T909">51</text:span></text:span></text:p>
      <text:p text:style-name="P91"><text:span text:style-name="référence"><text:span text:style-name="T280"/></text:span></text:p>
      <text:p text:style-name="P39"><text:span text:style-name="phrase_20_analysée_20__28_gros_20_caractère_29_"><text:span text:style-name="T211">Jean </text:span></text:span><text:span text:style-name="phrase_20_analysée_20__28_gros_20_caractère_29_"><text:span text:style-name="T657">parle à Marie de son anniversaire.</text:span></text:span></text:p>
      <text:p text:style-name="P98"/>
      <text:p text:style-name="P98"/>
      <text:p text:style-name="P8"><text:span text:style-name="texte_20_par_20_défaut">Analyse </text:span><text:span text:style-name="texte_20_par_20_défaut"><text:span text:style-name="T425">de la </text:span></text:span><text:span text:style-name="texte_20_par_20_défaut">nature des mots</text:span></text:p>
      <text:p text:style-name="P245"><text:span text:style-name="texte_20_par_20_défaut"><text:span text:style-name="T333">•</text:span></text:span><text:span text:style-name="T81"> </text:span><text:span text:style-name="exemple"><text:span text:style-name="T443">Jea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nom propre</text:span></text:span></text:p>
      <text:p text:style-name="P344"><text:span text:style-name="texte_20_par_20_défaut"><text:span text:style-name="T333">•</text:span></text:span><text:span text:style-name="T81"> </text:span><text:span text:style-name="exemple"><text:span text:style-name="T445">parl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parler :</text:span><text:span text:style-name="texte_20_par_20_défaut"><text:span text:style-name="T100"> indicatif.présent.3S)</text:span></text:span></text:p>
      <text:p text:style-name="P344"><text:span text:style-name="texte_20_par_20_défaut"><text:span text:style-name="T333">•</text:span></text:span><text:span text:style-name="texte_20_par_20_défaut"><text:span text:style-name="T81"> </text:span></text:span><text:span text:style-name="exemple"><text:span text:style-name="T443">à</text:span></text:span><text:span text:style-name="exemple"><text:span text:style-name="T434"><text:tab/><text:tab/><text:tab/><text:tab/><text:tab/></text:span></text:span><text:span text:style-name="texte_20_par_20_défaut"><text:span text:style-name="T84">:<text:tab/></text:span></text:span><text:span text:style-name="texte_20_par_20_défaut">préposition</text:span></text:p>
      <text:p text:style-name="P344"><text:span text:style-name="texte_20_par_20_défaut"><text:span text:style-name="T333">•</text:span></text:span><text:span text:style-name="T81"> </text:span><text:span text:style-name="exemple"><text:span text:style-name="T445">Marie</text:span></text:span><text:span text:style-name="exemple"><text:span text:style-name="T434"><text:tab/><text:tab/><text:tab/><text:tab/></text:span></text:span><text:span text:style-name="texte_20_par_20_défaut"><text:span text:style-name="T84">:<text:tab/></text:span></text:span><text:span text:style-name="texte_20_par_20_défaut">nom propre</text:span></text:p>
      <text:p text:style-name="P344"><text:span text:style-name="texte_20_par_20_défaut"><text:span text:style-name="T333">•</text:span></text:span><text:span text:style-name="texte_20_par_20_défaut"><text:span text:style-name="T81"> </text:span></text:span><text:span text:style-name="exemple"><text:span text:style-name="T445">de</text:span></text:span><text:span text:style-name="exemple"><text:span text:style-name="T434"><text:tab/><text:tab/><text:tab/><text:tab/><text:tab/></text:span></text:span><text:span text:style-name="texte_20_par_20_défaut"><text:span text:style-name="T84">:<text:tab/></text:span></text:span><text:span text:style-name="texte_20_par_20_défaut">préposition</text:span></text:p>
      <text:p text:style-name="P344"><text:span text:style-name="texte_20_par_20_défaut"><text:span text:style-name="T333">•</text:span></text:span><text:span text:style-name="texte_20_par_20_défaut"><text:span text:style-name="T690"> </text:span></text:span><text:span text:style-name="exemple"><text:span text:style-name="T445">son</text:span></text:span><text:span text:style-name="exemple"><text:span text:style-name="T434"><text:tab/><text:tab/><text:tab/><text:tab/><text:tab/></text:span></text:span><text:span text:style-name="texte_20_par_20_défaut"><text:span text:style-name="T84">:<text:tab/></text:span></text:span><text:span text:style-name="texte_20_par_20_défaut">déterminant possessif</text:span></text:p>
      <text:p text:style-name="P344"><text:span text:style-name="texte_20_par_20_défaut"><text:span text:style-name="T333">•</text:span></text:span><text:span text:style-name="texte_20_par_20_défaut"><text:span text:style-name="T690"> </text:span></text:span><text:span text:style-name="exemple"><text:span text:style-name="T445">anniversaire</text:span></text:span><text:span text:style-name="exemple"><text:span text:style-name="T434"><text:tab/><text:tab/><text:tab/><text:tab/></text:span></text:span><text:span text:style-name="texte_20_par_20_défaut"><text:span text:style-name="T84">:<text:tab/></text:span></text:span><text:span text:style-name="texte_20_par_20_défaut">nom commun</text:span></text:p>
      <text:p text:style-name="P344"><text:span text:style-name="texte_20_par_20_défaut"/></text:p>
      <text:p text:style-name="P520"><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2"><text:span text:style-name="texte_20_par_20_défaut"><text:span text:style-name="T418">•</text:span></text:span><text:span text:style-name="texte_20_par_20_défaut"><text:span text:style-name="T669"> </text:span></text:span><text:span text:style-name="exemple"><text:span text:style-name="T535">Jean</text:span></text:span><text:span text:style-name="exemple"><text:tab/></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273"><text:span text:style-name="texte_20_par_20_défaut"><text:span text:style-name="T333">•</text:span></text:span><text:span text:style-name="exemple"><text:span text:style-name="T361"> </text:span></text:span><text:span text:style-name="exemple"><text:span text:style-name="T587">parle à Marie <text:tab/><text:tab/><text:tab/></text:span></text:span><text:span text:style-name="texte_20_par_20_défaut"><text:span text:style-name="T334">:<text:tab/></text:span></text:span><text:span text:style-name="texte_20_par_20_défaut"><text:span text:style-name="T833">groupe verbal</text:span></text:span></text:p>
      <text:p text:style-name="P393"><text:span text:style-name="exemple"><text:span text:style-name="T587"><text:s text:c="3"/>de son anniversaire</text:span></text:span></text:p>
      <text:p text:style-name="P373"><text:span text:style-name="texte_20_par_20_défaut"><text:span text:style-name="T418"><text:tab/>•</text:span></text:span><text:span text:style-name="texte_20_par_20_défaut"><text:span text:style-name="T669"> </text:span></text:span><text:span text:style-name="exemple"><text:span text:style-name="T935">à M</text:span></text:span><text:span text:style-name="exemple">arie</text:span><text:span text:style-name="texte_20_par_20_défaut"><text:span text:style-name="T678"><text:tab/><text:tab/><text:tab/></text:span></text:span><text:span text:style-name="texte_20_par_20_défaut">:</text:span><text:span text:style-name="texte_20_par_20_défaut"><text:span text:style-name="T678"><text:tab/></text:span></text:span><text:span text:style-name="texte_20_par_20_défaut">groupe nominal prépositionnel</text:span></text:p>
      <text:p text:style-name="P372"><text:span text:style-name="texte_20_par_20_défaut"><text:span text:style-name="T333"><text:tab/>•</text:span></text:span><text:span text:style-name="texte_20_par_20_défaut"><text:span text:style-name="T717"> </text:span></text:span><text:span text:style-name="exemple"><text:span text:style-name="T460">de son </text:span></text:span><text:span text:style-name="exemple"><text:span text:style-name="T462">anniversaire</text:span></text:span><text:span text:style-name="texte_20_par_20_défaut"><text:span text:style-name="T718"><text:tab/><text:tab/></text:span></text:span><text:span text:style-name="texte_20_par_20_défaut"><text:span text:style-name="T84">:<text:tab/></text:span></text:span><text:span text:style-name="texte_20_par_20_défaut"><text:span text:style-name="T717">groupe nominal </text:span></text:span><text:span text:style-name="texte_20_par_20_défaut"><text:span text:style-name="T719">prépositionnel</text:span></text:span></text:p>
      <text:p text:style-name="P566"><text:span text:style-name="exemple"><text:span text:style-name="T649"/></text:span></text:p>
      <text:p text:style-name="P8"><text:span text:style-name="texte_20_par_20_défaut">Analyse des fonctions</text:span></text:p>
      <text:p text:style-name="P245"><text:span text:style-name="texte_20_par_20_défaut"><text:span text:style-name="T333">•</text:span></text:span><text:span text:style-name="exemple"><text:span text:style-name="T361"> </text:span></text:span><text:span text:style-name="exemple"><text:span text:style-name="T577">Jean</text:span></text:span><text:span text:style-name="exemple"><text:span text:style-name="T573"><text:tab/></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46">parle</text:span></text:span></text:p>
      <text:p text:style-name="P302"><text:span text:style-name="texte_20_par_20_défaut"><text:span text:style-name="T333">•</text:span></text:span><text:span text:style-name="exemple"><text:span text:style-name="T361"> </text:span></text:span><text:span text:style-name="exemple"><text:span text:style-name="T587">parle à Marie <text:tab/><text:tab/><text:tab/></text:span></text:span><text:span text:style-name="texte_20_par_20_défaut"><text:span text:style-name="T334">:<text:tab/></text:span></text:span><text:span text:style-name="texte_20_par_20_défaut"><text:span text:style-name="T835">prédicat du sujet </text:span></text:span><text:span text:style-name="exemple"><text:span text:style-name="T377">Jean</text:span></text:span></text:p>
      <text:p text:style-name="P450"><text:span text:style-name="exemple"><text:span text:style-name="T587"><text:s text:c="3"/>de son anniversaire</text:span></text:span><text:span text:style-name="exemple"><text:span text:style-name="T649"><text:tab/><text:tab/></text:span></text:span></text:p>
      <text:p text:style-name="P344"><text:span text:style-name="texte_20_par_20_défaut"><text:span text:style-name="T333"><text:tab/>•</text:span></text:span><text:span text:style-name="exemple"><text:span text:style-name="T361"> </text:span></text:span><text:span text:style-name="exemple"><text:span text:style-name="T577">à</text:span></text:span><text:span text:style-name="exemple"><text:span text:style-name="T576"> </text:span></text:span><text:span text:style-name="exemple"><text:span text:style-name="T578">Marie</text:span></text:span><text:span text:style-name="exemple"><text:span text:style-name="T577"><text:tab/></text:span></text:span><text:span text:style-name="exemple"><text:span text:style-name="T224"><text:tab/><text:tab/></text:span></text:span><text:span text:style-name="texte_20_par_20_défaut"><text:span text:style-name="T89">:<text:tab/></text:span></text:span><text:span text:style-name="texte_20_par_20_défaut">CO</text:span><text:span text:style-name="texte_20_par_20_défaut"><text:span text:style-name="T910">I</text:span></text:span><text:span text:style-name="texte_20_par_20_défaut"> de </text:span><text:span text:style-name="exemple"><text:span text:style-name="T447">parle</text:span></text:span></text:p>
      <text:p text:style-name="P345"><text:span text:style-name="texte_20_par_20_défaut"><text:span text:style-name="T333"><text:tab/>•</text:span></text:span><text:span text:style-name="exemple"><text:span text:style-name="T361"> </text:span></text:span><text:span text:style-name="exemple"><text:span text:style-name="T579">de son anniversaire</text:span></text:span><text:span text:style-name="exemple"><text:span text:style-name="T577"><text:tab/><text:tab/></text:span></text:span><text:span text:style-name="texte_20_par_20_défaut"><text:span text:style-name="T89">:<text:tab/></text:span></text:span><text:span text:style-name="texte_20_par_20_défaut">COI de </text:span><text:span text:style-name="exemple"><text:span text:style-name="T447">parle</text:span></text:span></text:p>
      <text:p text:style-name="P344"/>
      <text:p text:style-name="P8"><text:span text:style-name="texte_20_par_20_défaut">Analyse des propositions</text:span></text:p>
      <text:p text:style-name="P245"><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98"><text:span text:style-name="texte_20_par_20_défaut"><text:span text:style-name="T669">Analyse du type et de la forme de la phrase.</text:span></text:span></text:p>
      <text:p text:style-name="P344"><text:span text:style-name="texte_20_par_20_défaut">La phrase est de type déclaratif et n’a pas de forme particulière.</text:span></text:p>
      <text:p text:style-name="P495"><text:span text:style-name="titre_20_avec_20_numéro"><text:s/>B.014</text:span><text:span text:style-name="titre_20_avec_20_numéro"><text:span text:style-name="T653"> </text:span></text:span><text:span text:style-name="titre_20_avec_20_numéro"><text:s/></text:span></text:p>
      <text:p text:style-name="P76"><text:span text:style-name="référence"><text:span text:style-name="T288">GGF.1.1</text:span></text:span><text:span text:style-name="référence"><text:span text:style-name="T909">51</text:span></text:span></text:p>
      <text:p text:style-name="P92"><text:span text:style-name="référence"><text:span text:style-name="T280"/></text:span></text:p>
      <text:p text:style-name="P40"><text:span text:style-name="phrase_20_analysée_20__28_gros_20_caractère_29_"><text:span text:style-name="T211">Jean </text:span></text:span><text:span text:style-name="phrase_20_analysée_20__28_gros_20_caractère_29_"><text:span text:style-name="T658">salue</text:span></text:span><text:span text:style-name="phrase_20_analysée_20__28_gros_20_caractère_29_"><text:span text:style-name="T657"> Marie de son </text:span></text:span><text:span text:style-name="phrase_20_analysée_20__28_gros_20_caractère_29_"><text:span text:style-name="T658">balcon</text:span></text:span><text:span text:style-name="phrase_20_analysée_20__28_gros_20_caractère_29_"><text:span text:style-name="T657">.</text:span></text:span></text:p>
      <text:p text:style-name="P99"/>
      <text:p text:style-name="P99"/>
      <text:p text:style-name="P9"><text:span text:style-name="texte_20_par_20_défaut">Analyse </text:span><text:span text:style-name="texte_20_par_20_défaut"><text:span text:style-name="T425">de la </text:span></text:span><text:span text:style-name="texte_20_par_20_défaut">nature des mots</text:span></text:p>
      <text:p text:style-name="P246"><text:span text:style-name="texte_20_par_20_défaut"><text:span text:style-name="T333">•</text:span></text:span><text:span text:style-name="T81"> </text:span><text:span text:style-name="exemple"><text:span text:style-name="T443">Jea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nom propre</text:span></text:span></text:p>
      <text:p text:style-name="P346"><text:span text:style-name="texte_20_par_20_défaut"><text:span text:style-name="T333">•</text:span></text:span><text:span text:style-name="T81"> </text:span><text:span text:style-name="exemple"><text:span text:style-name="T448">salu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saluer : </text:span><text:span text:style-name="texte_20_par_20_défaut"><text:span text:style-name="T100">indicatif.présent.3S)</text:span></text:span></text:p>
      <text:p text:style-name="P347"><text:span text:style-name="texte_20_par_20_défaut"><text:span text:style-name="T333">•</text:span></text:span><text:span text:style-name="texte_20_par_20_défaut"><text:span text:style-name="T81"> </text:span></text:span><text:span text:style-name="exemple"><text:span text:style-name="T445">Marie</text:span></text:span><text:span text:style-name="exemple"><text:span text:style-name="T434"><text:tab/><text:tab/><text:tab/><text:tab/></text:span></text:span><text:span text:style-name="texte_20_par_20_défaut"><text:span text:style-name="T84">:<text:tab/></text:span></text:span><text:span text:style-name="texte_20_par_20_défaut">nom propre</text:span></text:p>
      <text:p text:style-name="P347"><text:span text:style-name="texte_20_par_20_défaut"><text:span text:style-name="T333">•</text:span></text:span><text:span text:style-name="texte_20_par_20_défaut"><text:span text:style-name="T81"> </text:span></text:span><text:span text:style-name="exemple"><text:span text:style-name="T445">de</text:span></text:span><text:span text:style-name="exemple"><text:span text:style-name="T434"><text:tab/><text:tab/><text:tab/><text:tab/><text:tab/></text:span></text:span><text:span text:style-name="texte_20_par_20_défaut"><text:span text:style-name="T84">:<text:tab/></text:span></text:span><text:span text:style-name="texte_20_par_20_défaut">préposition</text:span></text:p>
      <text:p text:style-name="P347"><text:span text:style-name="texte_20_par_20_défaut"><text:span text:style-name="T333">•</text:span></text:span><text:span text:style-name="texte_20_par_20_défaut"><text:span text:style-name="T690"> </text:span></text:span><text:span text:style-name="exemple"><text:span text:style-name="T445">son</text:span></text:span><text:span text:style-name="exemple"><text:span text:style-name="T434"><text:tab/><text:tab/><text:tab/><text:tab/><text:tab/></text:span></text:span><text:span text:style-name="texte_20_par_20_défaut"><text:span text:style-name="T84">:<text:tab/></text:span></text:span><text:span text:style-name="texte_20_par_20_défaut">déterminant possessif</text:span></text:p>
      <text:p text:style-name="P346"><text:span text:style-name="texte_20_par_20_défaut"><text:span text:style-name="T333">•</text:span></text:span><text:span text:style-name="texte_20_par_20_défaut"><text:span text:style-name="T690"> </text:span></text:span><text:span text:style-name="exemple"><text:span text:style-name="T448">balcon</text:span></text:span><text:span text:style-name="exemple"><text:span text:style-name="T434"><text:tab/><text:tab/><text:tab/><text:tab/></text:span></text:span><text:span text:style-name="texte_20_par_20_défaut"><text:span text:style-name="T84">:<text:tab/></text:span></text:span><text:span text:style-name="texte_20_par_20_défaut">nom commun</text:span></text:p>
      <text:p text:style-name="P346"><text:span text:style-name="texte_20_par_20_défaut"/></text:p>
      <text:p text:style-name="P521"><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4"><text:span text:style-name="texte_20_par_20_défaut"><text:span text:style-name="T418">•</text:span></text:span><text:span text:style-name="texte_20_par_20_défaut"><text:span text:style-name="T669"> </text:span></text:span><text:span text:style-name="exemple"><text:span text:style-name="T535">Jean</text:span></text:span><text:span text:style-name="exemple"><text:tab/></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273"><text:span text:style-name="texte_20_par_20_défaut"><text:span text:style-name="T333">•</text:span></text:span><text:span text:style-name="exemple"><text:span text:style-name="T361"> </text:span></text:span><text:span text:style-name="exemple"><text:span text:style-name="T588">salue Marie</text:span></text:span><text:span text:style-name="exemple"><text:span text:style-name="T649"><text:tab/><text:tab/><text:tab/><text:tab/></text:span></text:span><text:span text:style-name="texte_20_par_20_défaut"><text:span text:style-name="T89">:<text:tab/></text:span></text:span><text:span text:style-name="texte_20_par_20_défaut"><text:span text:style-name="T722">groupe verba</text:span></text:span><text:span text:style-name="texte_20_par_20_défaut"><text:span text:style-name="T723">l</text:span></text:span></text:p>
      <text:p text:style-name="P374"><text:span text:style-name="texte_20_par_20_défaut"><text:span text:style-name="T418"><text:tab/>•</text:span></text:span><text:span text:style-name="texte_20_par_20_défaut"><text:span text:style-name="T669"> </text:span></text:span><text:span text:style-name="exemple"><text:span text:style-name="T935">M</text:span></text:span><text:span text:style-name="exemple">arie</text:span><text:span text:style-name="texte_20_par_20_défaut"><text:span text:style-name="T678"><text:tab/><text:tab/><text:tab/></text:span></text:span><text:span text:style-name="texte_20_par_20_défaut">:</text:span><text:span text:style-name="texte_20_par_20_défaut"><text:span text:style-name="T678"><text:tab/></text:span></text:span><text:span text:style-name="texte_20_par_20_défaut">groupe nominal</text:span></text:p>
      <text:p text:style-name="P374"><text:span text:style-name="texte_20_par_20_défaut"><text:span text:style-name="T333">•</text:span></text:span><text:span text:style-name="texte_20_par_20_défaut"><text:span text:style-name="T717"> </text:span></text:span><text:span text:style-name="exemple"><text:span text:style-name="T460">de son </text:span></text:span><text:span text:style-name="exemple"><text:span text:style-name="T463">balcon<text:tab/></text:span></text:span><text:span text:style-name="texte_20_par_20_défaut"><text:span text:style-name="T718"><text:tab/><text:tab/></text:span></text:span><text:span text:style-name="texte_20_par_20_défaut"><text:span text:style-name="T84">:<text:tab/></text:span></text:span><text:span text:style-name="texte_20_par_20_défaut"><text:span text:style-name="T717">groupe nominal </text:span></text:span><text:span text:style-name="texte_20_par_20_défaut"><text:span text:style-name="T719">prépositionnel</text:span></text:span></text:p>
      <text:p text:style-name="P346"><text:span text:style-name="texte_20_par_20_défaut"><text:span text:style-name="T96"/></text:span></text:p>
      <text:p text:style-name="P9"><text:span text:style-name="texte_20_par_20_défaut">Analyse des fonctions</text:span></text:p>
      <text:p text:style-name="P246"><text:span text:style-name="texte_20_par_20_défaut"><text:span text:style-name="T333">•</text:span></text:span><text:span text:style-name="exemple"><text:span text:style-name="T361"> </text:span></text:span><text:span text:style-name="exemple"><text:span text:style-name="T577">Jean</text:span></text:span><text:span text:style-name="exemple"><text:span text:style-name="T573"><text:tab/></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49">salue</text:span></text:span></text:p>
      <text:p text:style-name="P303"><text:span text:style-name="texte_20_par_20_défaut"><text:span text:style-name="T333">•</text:span></text:span><text:span text:style-name="exemple"><text:span text:style-name="T361"> </text:span></text:span><text:span text:style-name="exemple"><text:span text:style-name="T588">salue Marie</text:span></text:span><text:span text:style-name="exemple"><text:span text:style-name="T649"><text:tab/><text:tab/><text:tab/><text:tab/></text:span></text:span><text:span text:style-name="texte_20_par_20_défaut"><text:span text:style-name="T89">:<text:tab/></text:span></text:span><text:span text:style-name="texte_20_par_20_défaut"><text:span text:style-name="T751">prédicat du sujet </text:span></text:span><text:span text:style-name="exemple"><text:span text:style-name="T246">Jean</text:span></text:span></text:p>
      <text:p text:style-name="P346"><text:span text:style-name="texte_20_par_20_défaut"><text:span text:style-name="T333"><text:tab/>•</text:span></text:span><text:span text:style-name="exemple"><text:span text:style-name="T361"> </text:span></text:span><text:span text:style-name="exemple"><text:span text:style-name="T578">Marie</text:span></text:span><text:span text:style-name="exemple"><text:span text:style-name="T577"><text:tab/><text:tab/></text:span></text:span><text:span text:style-name="exemple"><text:span text:style-name="T224"><text:tab/></text:span></text:span><text:span text:style-name="texte_20_par_20_défaut"><text:span text:style-name="T89">:<text:tab/></text:span></text:span><text:span text:style-name="texte_20_par_20_défaut">CO</text:span><text:span text:style-name="texte_20_par_20_défaut"><text:span text:style-name="T911">D</text:span></text:span><text:span text:style-name="texte_20_par_20_défaut"> de </text:span><text:span text:style-name="exemple"><text:span text:style-name="T449">salue</text:span></text:span></text:p>
      <text:p text:style-name="P346"><text:span text:style-name="texte_20_par_20_défaut"><text:span text:style-name="T333">•</text:span></text:span><text:span text:style-name="exemple"><text:span text:style-name="T361"> </text:span></text:span><text:span text:style-name="exemple"><text:span text:style-name="T579">de son </text:span></text:span><text:span text:style-name="exemple"><text:span text:style-name="T580">balcon<text:tab/></text:span></text:span><text:span text:style-name="exemple"><text:span text:style-name="T577"><text:tab/><text:tab/></text:span></text:span><text:span text:style-name="texte_20_par_20_défaut"><text:span text:style-name="T89">:<text:tab/></text:span></text:span><text:span text:style-name="texte_20_par_20_défaut">CC de lieu</text:span></text:p>
      <text:p text:style-name="P346"/>
      <text:p text:style-name="P9"><text:span text:style-name="texte_20_par_20_défaut">Analyse des propositions</text:span></text:p>
      <text:p text:style-name="P246"><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99"><text:span text:style-name="texte_20_par_20_défaut"><text:span text:style-name="T669">Analyse du type et de la forme de la phrase.</text:span></text:span></text:p>
      <text:p text:style-name="P346"><text:span text:style-name="texte_20_par_20_défaut">La phrase est de type déclaratif et n’a pas de forme particulière.</text:span></text:p>
      <text:p text:style-name="P496"><text:span text:style-name="titre_20_avec_20_numéro"><text:s/>B.015</text:span><text:span text:style-name="titre_20_avec_20_numéro"><text:span text:style-name="T653"> </text:span></text:span><text:span text:style-name="titre_20_avec_20_numéro"><text:s/></text:span></text:p>
      <text:p text:style-name="P77"><text:span text:style-name="référence"><text:span text:style-name="T288">GGF.1.1017</text:span></text:span></text:p>
      <text:p text:style-name="P93"><text:span text:style-name="référence"><text:span text:style-name="T280"/></text:span></text:p>
      <text:p text:style-name="P61"><text:span text:style-name="phrase_20_analysée_20__28_gros_20_caractère_29_"><text:span text:style-name="T912">Viendra-t-il ?</text:span></text:span></text:p>
      <text:p text:style-name="P103"/>
      <text:p text:style-name="P103"/>
      <text:p text:style-name="P103"><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348"><text:span text:style-name="texte_20_par_20_défaut"><text:span text:style-name="T333">•</text:span></text:span><text:span text:style-name="T81"> </text:span><text:span text:style-name="exemple"><text:span text:style-name="T450">Viendra</text:span></text:span><text:span text:style-name="exemple"><text:span text:style-name="T434"><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venir </text:span><text:span text:style-name="texte_20_par_20_défaut"><text:span text:style-name="T100">: indicatif.</text:span></text:span><text:span text:style-name="texte_20_par_20_défaut"><text:span text:style-name="T103">futur</text:span></text:span><text:span text:style-name="texte_20_par_20_défaut"><text:span text:style-name="T100">.3S)</text:span></text:span></text:p>
      <text:p text:style-name="P348"><text:span text:style-name="texte_20_par_20_défaut"><text:span text:style-name="T333">•</text:span></text:span><text:span text:style-name="texte_20_par_20_défaut"><text:span text:style-name="T81"> -</text:span></text:span><text:span text:style-name="exemple"><text:span text:style-name="T450">t-<text:tab/></text:span></text:span><text:span text:style-name="exemple"><text:span text:style-name="T434"><text:tab/><text:tab/><text:tab/><text:tab/></text:span></text:span><text:span text:style-name="texte_20_par_20_défaut"><text:span text:style-name="T84">:<text:tab/></text:span></text:span><text:span text:style-name="texte_20_par_20_défaut">t euphonique</text:span></text:p>
      <text:p text:style-name="P348"><text:span text:style-name="texte_20_par_20_défaut"><text:span text:style-name="T333">•</text:span></text:span><text:span text:style-name="texte_20_par_20_défaut"><text:span text:style-name="T81"> </text:span></text:span><text:span text:style-name="exemple"><text:span text:style-name="T450">il</text:span></text:span><text:span text:style-name="exemple"><text:span text:style-name="T434"><text:tab/><text:tab/><text:tab/><text:tab/><text:tab/></text:span></text:span><text:span text:style-name="texte_20_par_20_défaut"><text:span text:style-name="T84">:<text:tab/></text:span></text:span><text:span text:style-name="texte_20_par_20_défaut">pronom personnel</text:span></text:p>
      <text:p text:style-name="P348"><text:span text:style-name="texte_20_par_20_défaut"/></text:p>
      <text:p text:style-name="P522"><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270"><text:span text:style-name="texte_20_par_20_défaut"><text:span text:style-name="T333">•</text:span></text:span><text:span text:style-name="exemple"><text:span text:style-name="T361"> </text:span></text:span><text:span text:style-name="exemple"><text:span text:style-name="T378">V</text:span></text:span><text:span text:style-name="exemple"><text:span text:style-name="T589">iendra-t-il</text:span></text:span><text:span text:style-name="exemple"><text:span text:style-name="T573"><text:tab/></text:span></text:span><text:span text:style-name="texte_20_par_20_défaut"><text:span text:style-name="T89"><text:tab/><text:tab/><text:tab/>:<text:tab/></text:span></text:span><text:span text:style-name="texte_20_par_20_défaut"><text:span text:style-name="T724">groupe verbal</text:span></text:span></text:p>
      <text:p text:style-name="P567"><text:span text:style-name="texte_20_par_20_défaut"><text:span text:style-name="T724"/></text:span></text:p>
      <text:p text:style-name="P103"><text:span text:style-name="texte_20_par_20_défaut"><text:span text:style-name="T669">Analyse des fonctions</text:span></text:span></text:p>
      <text:p text:style-name="P304"><text:span text:style-name="texte_20_par_20_défaut"><text:span text:style-name="T333">•</text:span></text:span><text:span text:style-name="exemple"><text:span text:style-name="T361"> </text:span></text:span><text:span text:style-name="exemple"><text:span text:style-name="T378">Vi</text:span></text:span><text:span text:style-name="exemple"><text:span text:style-name="T601">endra</text:span></text:span><text:span text:style-name="T89"><text:tab/><text:tab/><text:tab/><text:tab/></text:span><text:span text:style-name="texte_20_par_20_défaut"><text:span text:style-name="T89">:<text:tab/></text:span></text:span><text:span text:style-name="texte_20_par_20_défaut"><text:span text:style-name="T117">prédicat du </text:span></text:span><text:span text:style-name="texte_20_par_20_défaut"><text:span text:style-name="T92">sujet </text:span></text:span><text:span text:style-name="exemple"><text:span text:style-name="T247">il</text:span></text:span></text:p>
      <text:p text:style-name="P334"><text:span text:style-name="texte_20_par_20_défaut"><text:span text:style-name="T333">•</text:span></text:span><text:span text:style-name="exemple"><text:span text:style-name="T361"> </text:span></text:span><text:span text:style-name="exemple"><text:span text:style-name="T581">il</text:span></text:span><text:span text:style-name="exemple"><text:span text:style-name="T573"><text:tab/></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50">Viendra<text:tab/><text:tab/><text:tab/><text:tab/> <text:s text:c="4"/></text:span></text:span><text:span text:style-name="danger"><text:span text:style-name="T707">(!)</text:span></text:span></text:p>
      <text:p text:style-name="P550"><text:span text:style-name="danger"><text:span text:style-name="T707"/></text:span></text:p>
      <text:p text:style-name="P104"><text:span text:style-name="GGF"><text:span text:style-name="T330">[ </text:span></text:span><text:span text:style-name="GGF">GGF.1.1017 </text:span><text:span text:style-name="GGF"><text:span text:style-name="T330">]</text:span></text:span><text:span text:style-name="GGF"> </text:span></text:p>
      <text:p text:style-name="P104"><text:span text:style-name="GGF"><text:span text:style-name="T330"><text:tab/></text:span></text:span><text:span text:style-name="GGF"><text:span text:style-name="T913">Il n’y a pas de sujet dans cette phrase.</text:span></text:span></text:p>
      <text:p text:style-name="P545"/>
      <text:p text:style-name="P10"><text:span text:style-name="texte_20_par_20_défaut">Analyse des propositions</text:span></text:p>
      <text:p text:style-name="P248"><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03"><text:span text:style-name="texte_20_par_20_défaut"><text:span text:style-name="T669">Analyse du type et de la forme de la phrase.</text:span></text:span></text:p>
      <text:p text:style-name="P348"><text:span text:style-name="texte_20_par_20_défaut">La phrase est de type interrogatif</text:span><text:span text:style-name="texte_20_par_20_défaut"><text:span text:style-name="T692"> </text:span></text:span><text:span text:style-name="texte_20_par_20_défaut">et n’a pas de forme particulière.</text:span></text:p>
      <text:p text:style-name="P497"><text:span text:style-name="titre_20_avec_20_numéro"><text:s/>B.016</text:span><text:span text:style-name="titre_20_avec_20_numéro"><text:span text:style-name="T653"> </text:span></text:span><text:span text:style-name="titre_20_avec_20_numéro"><text:s/></text:span></text:p>
      <text:p text:style-name="P78"><text:span text:style-name="référence"><text:span text:style-name="T288">GGF.1.1017</text:span></text:span></text:p>
      <text:p text:style-name="P94"><text:span text:style-name="référence"><text:span text:style-name="T280"/></text:span></text:p>
      <text:p text:style-name="P62"><text:span text:style-name="phrase_20_analysée_20__28_gros_20_caractère_29_"><text:span text:style-name="T914">Paul v</text:span></text:span><text:span text:style-name="phrase_20_analysée_20__28_gros_20_caractère_29_"><text:span text:style-name="T912">iendra-t-il ?</text:span></text:span></text:p>
      <text:p text:style-name="P105"/>
      <text:p text:style-name="P105"/>
      <text:p text:style-name="P105"><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349"><text:span text:style-name="texte_20_par_20_défaut"><text:span text:style-name="T333">•</text:span></text:span><text:span text:style-name="T81"> </text:span><text:span text:style-name="exemple"><text:span text:style-name="T451">Paul</text:span></text:span><text:span text:style-name="exemple"><text:span text:style-name="T434"><text:tab/><text:tab/><text:tab/><text:tab/><text:tab/></text:span></text:span><text:span text:style-name="texte_20_par_20_défaut"><text:span text:style-name="T84">:<text:tab/></text:span></text:span><text:span text:style-name="texte_20_par_20_défaut">nom propre</text:span></text:p>
      <text:p text:style-name="P349"><text:span text:style-name="texte_20_par_20_défaut"><text:span text:style-name="T333">•</text:span></text:span><text:span text:style-name="T81"> </text:span><text:span text:style-name="exemple"><text:span text:style-name="T451">vi</text:span></text:span><text:span text:style-name="exemple"><text:span text:style-name="T450">endra</text:span></text:span><text:span text:style-name="exemple"><text:span text:style-name="T434"><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venir </text:span><text:span text:style-name="texte_20_par_20_défaut"><text:span text:style-name="T100">: indicatif.</text:span></text:span><text:span text:style-name="texte_20_par_20_défaut"><text:span text:style-name="T103">futur</text:span></text:span><text:span text:style-name="texte_20_par_20_défaut"><text:span text:style-name="T100">.3S)</text:span></text:span></text:p>
      <text:p text:style-name="P349"><text:span text:style-name="texte_20_par_20_défaut"><text:span text:style-name="T333">•</text:span></text:span><text:span text:style-name="texte_20_par_20_défaut"><text:span text:style-name="T81"> -</text:span></text:span><text:span text:style-name="exemple"><text:span text:style-name="T450">t-<text:tab/></text:span></text:span><text:span text:style-name="exemple"><text:span text:style-name="T434"><text:tab/><text:tab/><text:tab/><text:tab/></text:span></text:span><text:span text:style-name="texte_20_par_20_défaut"><text:span text:style-name="T84">:<text:tab/></text:span></text:span><text:span text:style-name="texte_20_par_20_défaut">t euphonique</text:span></text:p>
      <text:p text:style-name="P349"><text:span text:style-name="texte_20_par_20_défaut"><text:span text:style-name="T333">•</text:span></text:span><text:span text:style-name="texte_20_par_20_défaut"><text:span text:style-name="T81"> </text:span></text:span><text:span text:style-name="exemple"><text:span text:style-name="T450">il</text:span></text:span><text:span text:style-name="exemple"><text:span text:style-name="T434"><text:tab/><text:tab/><text:tab/><text:tab/><text:tab/></text:span></text:span><text:span text:style-name="texte_20_par_20_défaut"><text:span text:style-name="T84">:<text:tab/></text:span></text:span><text:span text:style-name="texte_20_par_20_défaut">pronom personnel</text:span></text:p>
      <text:p text:style-name="P349"><text:span text:style-name="texte_20_par_20_défaut"/></text:p>
      <text:p text:style-name="P523"><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5"><text:span text:style-name="texte_20_par_20_défaut"><text:span text:style-name="T418">•</text:span></text:span><text:span text:style-name="texte_20_par_20_défaut"><text:span text:style-name="T669"> </text:span></text:span><text:span text:style-name="exemple"><text:span text:style-name="T536">Paul</text:span></text:span><text:span text:style-name="exemple"><text:tab/></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333"><text:span text:style-name="texte_20_par_20_défaut"><text:span text:style-name="T333">•</text:span></text:span><text:span text:style-name="exemple"><text:span text:style-name="T361"> </text:span></text:span><text:span text:style-name="exemple"><text:span text:style-name="T367">v</text:span></text:span><text:span text:style-name="exemple"><text:span text:style-name="T589">iendra-t-il</text:span></text:span><text:span text:style-name="exemple"><text:span text:style-name="T573"><text:tab/></text:span></text:span><text:span text:style-name="texte_20_par_20_défaut"><text:span text:style-name="T89"><text:tab/><text:tab/><text:tab/>:<text:tab/></text:span></text:span><text:span text:style-name="texte_20_par_20_défaut"><text:span text:style-name="T724">groupe verbal</text:span></text:span></text:p>
      <text:p text:style-name="P549"><text:span text:style-name="texte_20_par_20_défaut"><text:span text:style-name="T724"/></text:span></text:p>
      <text:p text:style-name="P11"><text:span text:style-name="texte_20_par_20_défaut">Analyse des fonctions</text:span></text:p>
      <text:p text:style-name="P316"><text:span text:style-name="texte_20_par_20_défaut"><text:span text:style-name="T335">•</text:span></text:span><text:span text:style-name="exemple"><text:span text:style-name="T384"> </text:span></text:span><text:span text:style-name="exemple">Paul</text:span><text:span text:style-name="exemple"><text:span text:style-name="T616"><text:tab/></text:span></text:span><text:span text:style-name="texte_20_par_20_défaut"><text:span text:style-name="T213"><text:tab/><text:tab/><text:tab/><text:tab/></text:span></text:span><text:span text:style-name="texte_20_par_20_défaut"><text:span text:style-name="T127">:</text:span></text:span><text:span text:style-name="texte_20_par_20_défaut"><text:span text:style-name="T213"><text:tab/></text:span></text:span><text:span text:style-name="texte_20_par_20_défaut">sujet de </text:span><text:span text:style-name="exemple"><text:span text:style-name="T915">vi</text:span></text:span><text:span text:style-name="exemple">endra</text:span><text:span text:style-name="exemple"><text:span text:style-name="T509"><text:tab/><text:tab/><text:tab/><text:tab/> <text:s text:c="4"/></text:span></text:span><text:span text:style-name="danger"><text:span text:style-name="T709">(!)</text:span></text:span></text:p>
      <text:p text:style-name="P324"><text:span text:style-name="texte_20_par_20_défaut"><text:span text:style-name="T333">•</text:span></text:span><text:span text:style-name="exemple"><text:span text:style-name="T361"> </text:span></text:span><text:span text:style-name="exemple"><text:span text:style-name="T379">v</text:span></text:span><text:span text:style-name="exemple"><text:span text:style-name="T602">iendra</text:span></text:span><text:span text:style-name="T89"><text:tab/><text:tab/><text:tab/><text:tab/></text:span><text:span text:style-name="texte_20_par_20_défaut"><text:span text:style-name="T89">:<text:tab/></text:span></text:span><text:span text:style-name="texte_20_par_20_défaut"><text:span text:style-name="T752">prédicat du sujet </text:span></text:span><text:span text:style-name="exemple"><text:span text:style-name="T248">Paul</text:span></text:span></text:p>
      <text:p text:style-name="P335"><text:span text:style-name="texte_20_par_20_défaut"><text:span text:style-name="T333">•</text:span></text:span><text:span text:style-name="exemple"><text:span text:style-name="T361"> </text:span></text:span><text:span text:style-name="exemple"><text:span text:style-name="T581">il</text:span></text:span><text:span text:style-name="exemple"><text:span text:style-name="T573"><text:tab/></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52">v</text:span></text:span><text:span text:style-name="exemple"><text:span text:style-name="T450">iendra<text:tab/><text:tab/><text:tab/><text:tab/> <text:s text:c="4"/></text:span></text:span><text:span text:style-name="danger"><text:span text:style-name="T707">(!)</text:span></text:span></text:p>
      <text:p text:style-name="P492"><text:span text:style-name="danger"><text:span text:style-name="T707"/></text:span></text:p>
      <text:p text:style-name="P105"><text:span text:style-name="GGF"><text:span text:style-name="T330">[ </text:span></text:span><text:span text:style-name="GGF">GGF.1.1017 </text:span><text:span text:style-name="GGF"><text:span text:style-name="T330">]</text:span></text:span><text:span text:style-name="GGF"> </text:span></text:p>
      <text:p text:style-name="P105"><text:span text:style-name="GGF"><text:span text:style-name="T330"><text:tab/></text:span></text:span><text:span text:style-name="GGF"><text:span text:style-name="T916">L’unique sujet de cette phrase est </text:span></text:span><text:span text:style-name="GGF"><text:span text:style-name="T4">Paul</text:span></text:span><text:span text:style-name="GGF"><text:span text:style-name="T916">.</text:span></text:span></text:p>
      <text:p text:style-name="P546"/>
      <text:p text:style-name="P11"><text:span text:style-name="texte_20_par_20_défaut">Analyse des propositions</text:span></text:p>
      <text:p text:style-name="P247"><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05"><text:span text:style-name="texte_20_par_20_défaut"><text:span text:style-name="T669">Analyse du type et de la forme de la phrase.</text:span></text:span></text:p>
      <text:p text:style-name="P349"><text:span text:style-name="texte_20_par_20_défaut">La phrase est de type interrogatif et n’a pas de forme particulière.</text:span></text:p>
      <text:p text:style-name="P498"><text:span text:style-name="titre_20_avec_20_numéro"><text:s/>B.01</text:span><text:span text:style-name="titre_20_avec_20_numéro"><text:span text:style-name="T937">7</text:span></text:span><text:span text:style-name="titre_20_avec_20_numéro"><text:span text:style-name="T653"> </text:span></text:span><text:span text:style-name="titre_20_avec_20_numéro"><text:s/></text:span></text:p>
      <text:p text:style-name="P79"><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37">3.</text:span></text:span><text:span text:style-name="référence"><text:span text:style-name="T138">2.1</text:span></text:span><text:span text:style-name="référence"><text:span text:style-name="T135">, p.</text:span></text:span><text:span text:style-name="référence"><text:span text:style-name="T136"> </text:span></text:span><text:span text:style-name="référence"><text:span text:style-name="T138">87</text:span></text:span><text:span text:style-name="référence"><text:span text:style-name="T139">)</text:span></text:span></text:p>
      <text:p text:style-name="P95"><text:span text:style-name="référence"><text:span text:style-name="T280"/></text:span></text:p>
      <text:p text:style-name="P63"><text:span text:style-name="phrase_20_analysée_20__28_gros_20_caractère_29_"><text:span text:style-name="T927">Alice est grande.</text:span></text:span></text:p>
      <text:p text:style-name="P119"/>
      <text:p text:style-name="P119"/>
      <text:p text:style-name="P119"><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361"><text:span text:style-name="texte_20_par_20_défaut"><text:span text:style-name="T333">•</text:span></text:span><text:span text:style-name="T81"> </text:span><text:span text:style-name="exemple"><text:span text:style-name="T454">Alice</text:span></text:span><text:span text:style-name="exemple"><text:span text:style-name="T434"><text:tab/><text:tab/><text:tab/><text:tab/><text:tab/></text:span></text:span><text:span text:style-name="texte_20_par_20_défaut"><text:span text:style-name="T84">:<text:tab/></text:span></text:span><text:span text:style-name="texte_20_par_20_défaut">nom propre</text:span></text:p>
      <text:p text:style-name="P361"><text:span text:style-name="texte_20_par_20_défaut"><text:span text:style-name="T333">•</text:span></text:span><text:span text:style-name="T81"> </text:span><text:span text:style-name="exemple"><text:span text:style-name="T454">est</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text:span text:style-name="T820">être</text:span></text:span><text:span text:style-name="texte_20_par_20_défaut"> </text:span><text:span text:style-name="texte_20_par_20_défaut"><text:span text:style-name="T100">: indicatif.</text:span></text:span><text:span text:style-name="texte_20_par_20_défaut"><text:span text:style-name="T103">futur</text:span></text:span><text:span text:style-name="texte_20_par_20_défaut"><text:span text:style-name="T100">.3S)</text:span></text:span></text:p>
      <text:p text:style-name="P361"><text:span text:style-name="texte_20_par_20_défaut"><text:span text:style-name="T333">•</text:span></text:span><text:span text:style-name="texte_20_par_20_défaut"><text:span text:style-name="T81"> </text:span></text:span><text:span text:style-name="exemple"><text:span text:style-name="T454">grande</text:span></text:span><text:span text:style-name="exemple"><text:span text:style-name="T434"><text:tab/><text:tab/><text:tab/><text:tab/></text:span></text:span><text:span text:style-name="texte_20_par_20_défaut"><text:span text:style-name="T84">:<text:tab/></text:span></text:span><text:span text:style-name="texte_20_par_20_défaut"><text:span text:style-name="T821">adjectif</text:span></text:span></text:p>
      <text:p text:style-name="P361"><text:span text:style-name="texte_20_par_20_défaut"><text:span text:style-name="T821"/></text:span></text:p>
      <text:p text:style-name="P524"><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6"><text:span text:style-name="texte_20_par_20_défaut"><text:span text:style-name="T418">•</text:span></text:span><text:span text:style-name="texte_20_par_20_défaut"><text:span text:style-name="T669"> </text:span></text:span><text:span text:style-name="exemple"><text:span text:style-name="T538">Alice<text:tab/></text:span></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271"><text:span text:style-name="texte_20_par_20_défaut"><text:span text:style-name="T333">•</text:span></text:span><text:span text:style-name="exemple"><text:span text:style-name="T361"> </text:span></text:span><text:span text:style-name="exemple"><text:span text:style-name="T368">est </text:span></text:span><text:span text:style-name="exemple"><text:span text:style-name="T369">g</text:span></text:span><text:span text:style-name="exemple"><text:span text:style-name="T590">rande</text:span></text:span><text:span text:style-name="exemple"><text:span text:style-name="T649"><text:tab/><text:tab/><text:tab/><text:tab/></text:span></text:span><text:span text:style-name="texte_20_par_20_défaut"><text:span text:style-name="T89">:<text:tab/></text:span></text:span><text:span text:style-name="texte_20_par_20_défaut"><text:span text:style-name="T725">groupe verbal</text:span></text:span></text:p>
      <text:p text:style-name="P568"><text:span text:style-name="texte_20_par_20_défaut"><text:span text:style-name="T725"/></text:span></text:p>
      <text:p text:style-name="P17"><text:span text:style-name="texte_20_par_20_défaut">Analyse des fonctions</text:span></text:p>
      <text:p text:style-name="P250"><text:span text:style-name="texte_20_par_20_défaut"><text:span text:style-name="T335">•</text:span></text:span><text:span text:style-name="exemple"><text:span text:style-name="T384"> </text:span></text:span><text:span text:style-name="exemple">Alice</text:span><text:span text:style-name="exemple"><text:span text:style-name="T616"><text:tab/></text:span></text:span><text:span text:style-name="texte_20_par_20_défaut"><text:span text:style-name="T213"><text:tab/><text:tab/><text:tab/><text:tab/></text:span></text:span><text:span text:style-name="texte_20_par_20_défaut"><text:span text:style-name="T127">:</text:span></text:span><text:span text:style-name="texte_20_par_20_défaut"><text:span text:style-name="T213"><text:tab/></text:span></text:span><text:span text:style-name="texte_20_par_20_défaut">sujet de </text:span><text:span text:style-name="exemple"><text:span text:style-name="T525">est</text:span></text:span></text:p>
      <text:p text:style-name="P305"><text:span text:style-name="texte_20_par_20_défaut"><text:span text:style-name="T333">•</text:span></text:span><text:span text:style-name="exemple"><text:span text:style-name="T361"> </text:span></text:span><text:span text:style-name="exemple"><text:span text:style-name="T368">est </text:span></text:span><text:span text:style-name="exemple"><text:span text:style-name="T369">g</text:span></text:span><text:span text:style-name="exemple"><text:span text:style-name="T590">rande</text:span></text:span><text:span text:style-name="exemple"><text:span text:style-name="T649"><text:tab/><text:tab/><text:tab/><text:tab/></text:span></text:span><text:span text:style-name="texte_20_par_20_défaut"><text:span text:style-name="T89">:<text:tab/></text:span></text:span><text:span text:style-name="texte_20_par_20_défaut"><text:span text:style-name="T753">prédicat du sujet </text:span></text:span><text:span text:style-name="exemple"><text:span text:style-name="T249">Alice</text:span></text:span></text:p>
      <text:p text:style-name="P250"><text:span text:style-name="texte_20_par_20_défaut"><text:span text:style-name="T333"><text:tab/>•</text:span></text:span><text:span text:style-name="exemple"><text:span text:style-name="T361"> </text:span></text:span><text:span text:style-name="exemple"><text:span text:style-name="T364">g</text:span></text:span><text:span text:style-name="exemple"><text:span text:style-name="T582">rande</text:span></text:span><text:span text:style-name="T89"><text:tab/><text:tab/><text:tab/></text:span><text:span text:style-name="texte_20_par_20_défaut"><text:span text:style-name="T89">:<text:tab/></text:span></text:span><text:span text:style-name="texte_20_par_20_défaut"><text:span text:style-name="T713">attribut du sujet </text:span></text:span><text:span text:style-name="exemple"><text:span text:style-name="T233">Alice</text:span></text:span></text:p>
      <text:p text:style-name="P547"/>
      <text:p text:style-name="P17"><text:span text:style-name="texte_20_par_20_défaut">Analyse des propositions</text:span></text:p>
      <text:p text:style-name="P250"><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19"><text:span text:style-name="texte_20_par_20_défaut"><text:span text:style-name="T669">Analyse du type et de la forme de la phrase.</text:span></text:span></text:p>
      <text:p text:style-name="P361"><text:span text:style-name="texte_20_par_20_défaut">La phrase est de type interrogatif et n’a pas de forme particulière.</text:span></text:p>
      <text:p text:style-name="P503"><text:span text:style-name="titre_20_avec_20_numéro"><text:s/>B.01</text:span><text:span text:style-name="titre_20_avec_20_numéro"><text:span text:style-name="T937">8</text:span></text:span><text:span text:style-name="titre_20_avec_20_numéro"><text:span text:style-name="T653"> </text:span></text:span><text:span text:style-name="titre_20_avec_20_numéro"><text:s/></text:span></text:p>
      <text:p text:style-name="P80"><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36">2.</text:span></text:span><text:span text:style-name="référence"><text:span text:style-name="T137">3.</text:span></text:span><text:span text:style-name="référence"><text:span text:style-name="T138">2.1</text:span></text:span><text:span text:style-name="référence"><text:span text:style-name="T135">, p.</text:span></text:span><text:span text:style-name="référence"><text:span text:style-name="T136"> </text:span></text:span><text:span text:style-name="référence"><text:span text:style-name="T138">87</text:span></text:span><text:span text:style-name="référence"><text:span text:style-name="T139">)</text:span></text:span></text:p>
      <text:p text:style-name="P96"><text:span text:style-name="référence"><text:span text:style-name="T280"/></text:span></text:p>
      <text:p text:style-name="P64"><text:span text:style-name="phrase_20_analysée_20__28_gros_20_caractère_29_"><text:span text:style-name="T928">Ce tableau est à Alice.</text:span></text:span></text:p>
      <text:p text:style-name="P128"/>
      <text:p text:style-name="P128"/>
      <text:p text:style-name="P128"><text:span text:style-name="texte_20_par_20_défaut"><text:span text:style-name="T669">Analyse </text:span></text:span><text:span text:style-name="texte_20_par_20_défaut"><text:span text:style-name="T675">de la </text:span></text:span><text:span text:style-name="texte_20_par_20_défaut"><text:span text:style-name="T669">nature des mots</text:span></text:span></text:p>
      <text:p text:style-name="P378"><text:span text:style-name="texte_20_par_20_défaut"><text:span text:style-name="T333">•</text:span></text:span><text:span text:style-name="T81"> </text:span><text:span text:style-name="exemple"><text:span text:style-name="T455">C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822">déterminant démonstratif</text:span></text:span></text:p>
      <text:p text:style-name="P378"><text:span text:style-name="texte_20_par_20_défaut"><text:span text:style-name="T333">•</text:span></text:span><text:span text:style-name="texte_20_par_20_défaut"><text:span text:style-name="T714"> </text:span></text:span><text:span text:style-name="exemple"><text:span text:style-name="T455">tableau</text:span></text:span><text:span text:style-name="exemple"><text:span text:style-name="T434"><text:tab/><text:tab/><text:tab/><text:tab/></text:span></text:span><text:span text:style-name="texte_20_par_20_défaut"><text:span text:style-name="T84">:<text:tab/></text:span></text:span><text:span text:style-name="texte_20_par_20_défaut"><text:span text:style-name="T822">nom commun</text:span></text:span></text:p>
      <text:p text:style-name="P378"><text:span text:style-name="texte_20_par_20_défaut"><text:span text:style-name="T333">•</text:span></text:span><text:span text:style-name="T81"> </text:span><text:span text:style-name="exemple"><text:span text:style-name="T454">est</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6">verbe </text:span></text:span><text:span text:style-name="texte_20_par_20_défaut"><text:span text:style-name="T100">(</text:span></text:span><text:span text:style-name="texte_20_par_20_défaut"><text:span text:style-name="T820">être</text:span></text:span><text:span text:style-name="texte_20_par_20_défaut"> </text:span><text:span text:style-name="texte_20_par_20_défaut"><text:span text:style-name="T100">: indicatif.</text:span></text:span><text:span text:style-name="texte_20_par_20_défaut"><text:span text:style-name="T103">futur</text:span></text:span><text:span text:style-name="texte_20_par_20_défaut"><text:span text:style-name="T100">.3S)</text:span></text:span></text:p>
      <text:p text:style-name="P378"><text:span text:style-name="texte_20_par_20_défaut"><text:span text:style-name="T333">•</text:span></text:span><text:span text:style-name="texte_20_par_20_défaut"><text:span text:style-name="T81"> </text:span></text:span><text:span text:style-name="exemple"><text:span text:style-name="T455">à<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15">préposition</text:span></text:span></text:p>
      <text:p text:style-name="P378"><text:span text:style-name="texte_20_par_20_défaut"><text:span text:style-name="T333">•</text:span></text:span><text:span text:style-name="texte_20_par_20_défaut"><text:span text:style-name="T81"> </text:span></text:span><text:span text:style-name="exemple"><text:span text:style-name="T455">Alic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822">nom propre</text:span></text:span></text:p>
      <text:p text:style-name="P378"><text:span text:style-name="texte_20_par_20_défaut"><text:span text:style-name="T822"/></text:span></text:p>
      <text:p text:style-name="P526"><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8"><text:span text:style-name="texte_20_par_20_défaut"><text:span text:style-name="T418">•</text:span></text:span><text:span text:style-name="texte_20_par_20_défaut"><text:span text:style-name="T669"> </text:span></text:span><text:span text:style-name="exemple"><text:span text:style-name="T537">Ce tableau</text:span></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271"><text:span text:style-name="texte_20_par_20_défaut"><text:span text:style-name="T333">•</text:span></text:span><text:span text:style-name="exemple"><text:span text:style-name="T361"> </text:span></text:span><text:span text:style-name="exemple"><text:span text:style-name="T368">est </text:span></text:span><text:span text:style-name="exemple"><text:span text:style-name="T583">à</text:span></text:span><text:span text:style-name="exemple"><text:span text:style-name="T582"> </text:span></text:span><text:span text:style-name="exemple"><text:span text:style-name="T583">Alice</text:span></text:span><text:span text:style-name="exemple"><text:span text:style-name="T649"><text:tab/><text:tab/><text:tab/><text:tab/></text:span></text:span><text:span text:style-name="texte_20_par_20_défaut"><text:span text:style-name="T89">:<text:tab/></text:span></text:span><text:span text:style-name="texte_20_par_20_défaut"><text:span text:style-name="T725">groupe verbal</text:span></text:span></text:p>
      <text:p text:style-name="P378"><text:span text:style-name="texte_20_par_20_défaut"><text:span text:style-name="T333"><text:tab/>•</text:span></text:span><text:span text:style-name="texte_20_par_20_défaut"><text:span text:style-name="T717"> </text:span></text:span><text:span text:style-name="exemple"><text:span text:style-name="T464">à Alice<text:tab/></text:span></text:span><text:span text:style-name="texte_20_par_20_défaut"><text:span text:style-name="T718"><text:tab/><text:tab/></text:span></text:span><text:span text:style-name="texte_20_par_20_défaut"><text:span text:style-name="T84">:<text:tab/></text:span></text:span><text:span text:style-name="texte_20_par_20_défaut"><text:span text:style-name="T717">groupe nominal </text:span></text:span><text:span text:style-name="texte_20_par_20_défaut"><text:span text:style-name="T719">prépositionnel</text:span></text:span></text:p>
      <text:p text:style-name="P378"><text:span text:style-name="texte_20_par_20_défaut"><text:span text:style-name="T96"/></text:span></text:p>
      <text:p text:style-name="P18"><text:span text:style-name="texte_20_par_20_défaut">Analyse des fonctions</text:span></text:p>
      <text:p text:style-name="P259"><text:span text:style-name="texte_20_par_20_défaut"><text:span text:style-name="T335">•</text:span></text:span><text:span text:style-name="exemple"><text:span text:style-name="T384"> </text:span></text:span><text:span text:style-name="exemple"><text:span text:style-name="T526">Ce tableau</text:span></text:span><text:span text:style-name="texte_20_par_20_défaut"><text:span text:style-name="T213"><text:tab/><text:tab/><text:tab/><text:tab/></text:span></text:span><text:span text:style-name="texte_20_par_20_défaut">:</text:span><text:span text:style-name="texte_20_par_20_défaut"><text:span text:style-name="T213"><text:tab/></text:span></text:span><text:span text:style-name="texte_20_par_20_défaut">sujet de </text:span><text:span text:style-name="exemple"><text:span text:style-name="T525">est</text:span></text:span></text:p>
      <text:p text:style-name="P305"><text:span text:style-name="texte_20_par_20_défaut"><text:span text:style-name="T333">•</text:span></text:span><text:span text:style-name="exemple"><text:span text:style-name="T361"> </text:span></text:span><text:span text:style-name="exemple"><text:span text:style-name="T368">est </text:span></text:span><text:span text:style-name="exemple"><text:span text:style-name="T583">à</text:span></text:span><text:span text:style-name="exemple"><text:span text:style-name="T582"> </text:span></text:span><text:span text:style-name="exemple"><text:span text:style-name="T583">Alice</text:span></text:span><text:span text:style-name="exemple"><text:span text:style-name="T649"><text:tab/><text:tab/><text:tab/><text:tab/></text:span></text:span><text:span text:style-name="texte_20_par_20_défaut"><text:span text:style-name="T89">:<text:tab/></text:span></text:span><text:span text:style-name="texte_20_par_20_défaut"><text:span text:style-name="T753">prédicat du sujet </text:span></text:span><text:span text:style-name="exemple"><text:span text:style-name="T249">Ce tableau</text:span></text:span></text:p>
      <text:p text:style-name="P259"><text:span text:style-name="texte_20_par_20_défaut"><text:span text:style-name="T333"><text:tab/>•</text:span></text:span><text:span text:style-name="exemple"><text:span text:style-name="T361"> </text:span></text:span><text:span text:style-name="exemple"><text:span text:style-name="T583">à</text:span></text:span><text:span text:style-name="exemple"><text:span text:style-name="T582"> </text:span></text:span><text:span text:style-name="exemple"><text:span text:style-name="T583">Alice</text:span></text:span><text:span text:style-name="T89"><text:tab/><text:tab/><text:tab/></text:span><text:span text:style-name="texte_20_par_20_défaut"><text:span text:style-name="T89">:<text:tab/></text:span></text:span><text:span text:style-name="texte_20_par_20_défaut"><text:span text:style-name="T716">COI de</text:span></text:span><text:span text:style-name="texte_20_par_20_défaut"><text:span text:style-name="T713"> </text:span></text:span><text:span text:style-name="exemple"><text:span text:style-name="T456">est<text:tab/><text:tab/><text:tab/><text:tab/><text:tab/> <text:s text:c="4"/></text:span></text:span><text:span text:style-name="danger">(!)</text:span></text:p>
      <text:p text:style-name="P548"/>
      <text:p text:style-name="P18"><text:span text:style-name="texte_20_par_20_défaut">Analyse des propositions</text:span></text:p>
      <text:p text:style-name="P259"><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28"><text:span text:style-name="texte_20_par_20_défaut"><text:span text:style-name="T669">Analyse du type et de la forme de la phrase.</text:span></text:span></text:p>
      <text:p text:style-name="P378"><text:span text:style-name="texte_20_par_20_défaut">La phrase est de type interrogatif et n’a pas de forme particulière.</text:span></text:p>
      <text:p text:style-name="P503"><text:span text:style-name="titre_20_avec_20_numéro"><text:s/>B.019 </text:span></text:p>
      <text:p text:style-name="P128"/>
      <text:p text:style-name="P128"/>
      <text:p text:style-name="P46"><text:span text:style-name="phrase_20_analysée_20__28_gros_20_caractère_29_">Le lundi me semble le pire jour de la semaine.</text:span></text:p>
      <text:p text:style-name="P128"/>
      <text:p text:style-name="P128"/>
      <text:p text:style-name="P18"><text:span text:style-name="texte_20_par_20_défaut">Analyse </text:span><text:span text:style-name="texte_20_par_20_défaut"><text:span text:style-name="T425">de la </text:span></text:span><text:span text:style-name="texte_20_par_20_défaut">nature des mots</text:span></text:p>
      <text:p text:style-name="P259"><text:span text:style-name="texte_20_par_20_défaut"><text:span text:style-name="T333">•</text:span></text:span><text:span text:style-name="T81"> </text:span><text:span text:style-name="exemple"><text:span text:style-name="T437">L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3">article défini</text:span></text:span></text:p>
      <text:p text:style-name="P378"><text:span text:style-name="texte_20_par_20_défaut"><text:span text:style-name="T333">•</text:span></text:span><text:span text:style-name="T81"> </text:span><text:span text:style-name="exemple"><text:span text:style-name="T437">lundi<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3">nom commun</text:span></text:span></text:p>
      <text:p text:style-name="P378"><text:span text:style-name="texte_20_par_20_défaut"><text:span text:style-name="T333">•</text:span></text:span><text:span text:style-name="T81"> </text:span><text:span text:style-name="exemple"><text:span text:style-name="T437">m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pronom personnel</text:span></text:span></text:p>
      <text:p text:style-name="P378"><text:span text:style-name="texte_20_par_20_défaut"><text:span text:style-name="T333">•</text:span></text:span><text:span text:style-name="T81"> </text:span><text:span text:style-name="exemple"><text:span text:style-name="T437">semble</text:span></text:span><text:span text:style-name="exemple"><text:span text:style-name="T434"><text:tab/><text:tab/><text:tab/><text:tab/></text:span></text:span><text:span text:style-name="texte_20_par_20_défaut"><text:span text:style-name="T84">:<text:tab/></text:span></text:span><text:span text:style-name="texte_20_par_20_défaut"><text:span text:style-name="T94">verbe </text:span></text:span><text:span text:style-name="texte_20_par_20_défaut"><text:span text:style-name="T100">(</text:span></text:span><text:span text:style-name="texte_20_par_20_défaut">sembler</text:span><text:span text:style-name="texte_20_par_20_défaut"><text:span text:style-name="T688"> </text:span></text:span><text:span text:style-name="texte_20_par_20_défaut"><text:span text:style-name="T100">: indicatif.présent.3S)</text:span></text:span></text:p>
      <text:p text:style-name="P378"><text:span text:style-name="texte_20_par_20_défaut"><text:span text:style-name="T333">•</text:span></text:span><text:span text:style-name="T81"> </text:span><text:span text:style-name="exemple"><text:span text:style-name="T437">l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article défini</text:span></text:span></text:p>
      <text:p text:style-name="P378"><text:span text:style-name="texte_20_par_20_défaut"><text:span text:style-name="T333">•</text:span></text:span><text:span text:style-name="T81"> </text:span><text:span text:style-name="exemple"><text:span text:style-name="T437">pir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adjectif</text:span></text:span></text:p>
      <text:p text:style-name="P378"><text:span text:style-name="texte_20_par_20_défaut"><text:span text:style-name="T333">•</text:span></text:span><text:span text:style-name="T81"> </text:span><text:span text:style-name="exemple"><text:span text:style-name="T437">jour<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nom commun</text:span></text:span></text:p>
      <text:p text:style-name="P378"><text:span text:style-name="texte_20_par_20_défaut"><text:span text:style-name="T333">•</text:span></text:span><text:span text:style-name="T81"> </text:span><text:span text:style-name="exemple"><text:span text:style-name="T437">d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préposition</text:span></text:span></text:p>
      <text:p text:style-name="P378"><text:span text:style-name="texte_20_par_20_défaut"><text:span text:style-name="T333">•</text:span></text:span><text:span text:style-name="T81"> </text:span><text:span text:style-name="exemple"><text:span text:style-name="T437">la<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article défini</text:span></text:span></text:p>
      <text:p text:style-name="P378"><text:span text:style-name="texte_20_par_20_défaut"><text:span text:style-name="T333">•</text:span></text:span><text:span text:style-name="T81"> </text:span><text:span text:style-name="exemple"><text:span text:style-name="T437">semaine<text:tab/><text:tab/></text:span></text:span><text:span text:style-name="exemple"><text:span text:style-name="T434"><text:tab/><text:tab/></text:span></text:span><text:span text:style-name="texte_20_par_20_défaut"><text:span text:style-name="T84">:<text:tab/></text:span></text:span><text:span text:style-name="texte_20_par_20_défaut"><text:span text:style-name="T94">nom commun</text:span></text:span></text:p>
      <text:p text:style-name="P378"><text:span text:style-name="texte_20_par_20_défaut"><text:span text:style-name="T94"/></text:span></text:p>
      <text:p text:style-name="P526"><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8"><text:span text:style-name="texte_20_par_20_défaut"><text:span text:style-name="T418">•</text:span></text:span><text:span text:style-name="texte_20_par_20_défaut"><text:span text:style-name="T669"> </text:span></text:span><text:span text:style-name="exemple">Le lundi</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274"><text:span text:style-name="texte_20_par_20_défaut"><text:span text:style-name="T333">•</text:span></text:span><text:span text:style-name="exemple"><text:span text:style-name="T361"> </text:span></text:span><text:span text:style-name="exemple">me semble le pire jour <text:tab/><text:tab/></text:span><text:span text:style-name="texte_20_par_20_défaut"><text:span text:style-name="T89">:<text:tab/></text:span></text:span><text:span text:style-name="texte_20_par_20_défaut"><text:span text:style-name="T720">groupe verbal</text:span></text:span></text:p>
      <text:p text:style-name="P394"><text:span text:style-name="exemple"><text:s text:c="3"/>de la semaine</text:span></text:p>
      <text:p text:style-name="P378"><text:span text:style-name="texte_20_par_20_défaut"><text:span text:style-name="T332"><text:tab/>•</text:span></text:span><text:span text:style-name="texte_20_par_20_défaut"><text:span text:style-name="T823"> </text:span></text:span><text:span text:style-name="exemple"><text:span text:style-name="T532">le pire jour<text:tab/></text:span></text:span><text:span text:style-name="texte_20_par_20_défaut"><text:span text:style-name="T819"><text:tab/><text:tab/></text:span></text:span><text:span text:style-name="texte_20_par_20_défaut"><text:span text:style-name="T421">:<text:tab/></text:span></text:span><text:span text:style-name="texte_20_par_20_défaut"><text:span text:style-name="T823">groupe nominal</text:span></text:span></text:p>
      <text:p text:style-name="P378"><text:span text:style-name="texte_20_par_20_défaut"><text:span text:style-name="T414"><text:tab/>•</text:span></text:span><text:span text:style-name="texte_20_par_20_défaut"><text:span text:style-name="T827"> </text:span></text:span><text:span text:style-name="exemple"><text:span text:style-name="T457">de la semaine</text:span></text:span><text:span text:style-name="texte_20_par_20_défaut"><text:span text:style-name="T828"><text:tab/><text:tab/></text:span></text:span><text:span text:style-name="texte_20_par_20_défaut"><text:span text:style-name="T84">:</text:span></text:span><text:span text:style-name="texte_20_par_20_défaut"><text:span text:style-name="T22"><text:tab/></text:span></text:span><text:span text:style-name="texte_20_par_20_défaut"><text:span text:style-name="T94">groupe nominal prépositionnel</text:span></text:span></text:p>
      <text:p text:style-name="P378"/>
      <text:p text:style-name="P128"><text:span text:style-name="texte_20_par_20_défaut"><text:span text:style-name="T669">Analyse des fonctions</text:span></text:span></text:p>
      <text:p text:style-name="P259"><text:span text:style-name="texte_20_par_20_défaut"><text:span text:style-name="T333">•</text:span></text:span><text:span text:style-name="exemple"><text:span text:style-name="T361"> </text:span></text:span><text:span text:style-name="exemple"><text:span text:style-name="T572">Le lundi</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225">semble</text:span></text:span></text:p>
      <text:p text:style-name="P306"><text:span text:style-name="texte_20_par_20_défaut"><text:span text:style-name="T333">•</text:span></text:span><text:span text:style-name="exemple"><text:span text:style-name="T361"> </text:span></text:span><text:span text:style-name="exemple">me semble le pire jour <text:tab/><text:tab/></text:span><text:span text:style-name="texte_20_par_20_défaut"><text:span text:style-name="T89">:<text:tab/></text:span></text:span><text:span text:style-name="texte_20_par_20_défaut"><text:span text:style-name="T754">prédicat du sujet </text:span></text:span><text:span text:style-name="exemple"><text:span text:style-name="T250">Le lundi</text:span></text:span></text:p>
      <text:p text:style-name="P451"><text:span text:style-name="exemple"><text:span text:style-name="T225"><text:s text:c="3"/>de la semaine</text:span></text:span></text:p>
      <text:p text:style-name="P378"><text:span text:style-name="texte_20_par_20_défaut"><text:span text:style-name="T333"><text:tab/>•</text:span></text:span><text:span text:style-name="exemple"><text:span text:style-name="T361"> </text:span></text:span><text:span text:style-name="exemple"><text:span text:style-name="T572">me<text:tab/></text:span></text:span><text:span text:style-name="exemple"><text:tab/></text:span><text:span text:style-name="T89"><text:tab/><text:tab/></text:span><text:span text:style-name="texte_20_par_20_défaut"><text:span text:style-name="T89">:</text:span></text:span><text:span text:style-name="texte_20_par_20_défaut"><text:tab/></text:span><text:span text:style-name="texte_20_par_20_défaut"><text:span text:style-name="T92">COI</text:span></text:span><text:span text:style-name="texte_20_par_20_défaut"><text:span text:style-name="T225"> </text:span></text:span><text:span text:style-name="texte_20_par_20_défaut"><text:span text:style-name="T92">de </text:span></text:span><text:span text:style-name="exemple"><text:span text:style-name="T225">semble</text:span></text:span></text:p>
      <text:p text:style-name="P378"><text:span text:style-name="texte_20_par_20_défaut"><text:span text:style-name="T333"><text:tab/>•</text:span></text:span><text:span text:style-name="exemple"><text:span text:style-name="T361"> </text:span></text:span><text:span text:style-name="exemple"><text:span text:style-name="T363">le pire jour de la semaine</text:span></text:span><text:span text:style-name="T572"><text:tab/></text:span><text:span text:style-name="texte_20_par_20_défaut"><text:span text:style-name="T89">:<text:tab/></text:span></text:span><text:span text:style-name="texte_20_par_20_défaut">attribut du sujet de </text:span><text:span text:style-name="exemple"><text:span text:style-name="T225">semble</text:span></text:span></text:p>
      <text:p text:style-name="P396"><text:span text:style-name="texte_20_par_20_défaut"><text:span text:style-name="T333"><text:tab/><text:tab/>•</text:span></text:span><text:span text:style-name="exemple"><text:span text:style-name="T361"> </text:span></text:span><text:span text:style-name="exemple"><text:span text:style-name="T363">pire<text:tab/><text:tab/><text:tab/></text:span></text:span><text:span text:style-name="texte_20_par_20_défaut"><text:span text:style-name="T89">:<text:tab/></text:span></text:span><text:span text:style-name="texte_20_par_20_défaut"><text:span text:style-name="T881">épithète</text:span></text:span><text:span text:style-name="texte_20_par_20_défaut"><text:span text:style-name="T225"> de </text:span></text:span><text:span text:style-name="exemple"><text:span text:style-name="T474">jour</text:span></text:span></text:p>
      <text:p text:style-name="P378"><text:span text:style-name="texte_20_par_20_défaut"><text:span text:style-name="T333"><text:tab/><text:tab/>•</text:span></text:span><text:span text:style-name="exemple"><text:span text:style-name="T361"> </text:span></text:span><text:span text:style-name="exemple"><text:span text:style-name="T363">de la semaine</text:span></text:span><text:span text:style-name="exemple"><text:span text:style-name="T572"><text:tab/></text:span></text:span><text:span text:style-name="texte_20_par_20_défaut"><text:span text:style-name="T89">:<text:tab/></text:span></text:span><text:span text:style-name="texte_20_par_20_défaut">complément du nom de</text:span><text:span text:style-name="texte_20_par_20_défaut"><text:span text:style-name="T225"> </text:span></text:span><text:span text:style-name="exemple"><text:span text:style-name="T229">le pire </text:span></text:span><text:span text:style-name="exemple"><text:span text:style-name="T230">jour</text:span></text:span></text:p>
      <text:p text:style-name="P128"><text:span text:style-name="exemple"/></text:p>
      <text:p text:style-name="P128"><text:span text:style-name="texte_20_par_20_défaut"><text:span text:style-name="T669">Analyse des propositions</text:span></text:span></text:p>
      <text:p text:style-name="P259"><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28"><text:span text:style-name="texte_20_par_20_défaut"><text:span text:style-name="T669">Analyse du type et de la forme de la phrase</text:span></text:span></text:p>
      <text:p text:style-name="P378"><text:span text:style-name="texte_20_par_20_défaut">La phrase est de type déclaratif et </text:span><text:span text:style-name="texte_20_par_20_défaut"><text:span text:style-name="T894">n’a pas de forme particulière.</text:span></text:span></text:p>
      <text:p text:style-name="P509"><text:span text:style-name="titre_20_avec_20_numéro"><text:s/>B.0</text:span><text:span text:style-name="titre_20_avec_20_numéro"><text:span text:style-name="T1000">20</text:span></text:span><text:span text:style-name="titre_20_avec_20_numéro"> </text:span></text:p>
      <text:p text:style-name="P412"><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4</text:span></text:span><text:span text:style-name="référence"><text:span text:style-name="T790">)</text:span></text:span></text:p>
      <text:p text:style-name="P412"><text:span text:style-name="référence"><text:span text:style-name="T790"/></text:span></text:p>
      <text:p text:style-name="P401"><text:span text:style-name="phrase_20_analysée_20__28_gros_20_caractère_29_"><text:span text:style-name="T798">Le château de ma mère n’est pas loin</text:span></text:span><text:span text:style-name="phrase_20_analysée_20__28_gros_20_caractère_29_"><text:span text:style-name="T129">.</text:span></text:span></text:p>
      <text:p text:style-name="P182"/>
      <text:p text:style-name="P182"/>
      <text:p text:style-name="P27"><text:span text:style-name="texte_20_par_20_défaut">Analyse </text:span><text:span text:style-name="texte_20_par_20_défaut"><text:span text:style-name="T425">de la </text:span></text:span><text:span text:style-name="texte_20_par_20_défaut">nature des mots</text:span></text:p>
      <text:p text:style-name="P283"><text:span text:style-name="texte_20_par_20_défaut"><text:span text:style-name="T333">•</text:span></text:span><text:span text:style-name="T81"> </text:span><text:span text:style-name="exemple"><text:span text:style-name="T437">L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3">article défini</text:span></text:span></text:p>
      <text:p text:style-name="P283"><text:span text:style-name="texte_20_par_20_défaut"><text:span text:style-name="T333">•</text:span></text:span><text:span text:style-name="texte_20_par_20_défaut"><text:span text:style-name="T81"> </text:span></text:span><text:span text:style-name="exemple"><text:span text:style-name="T481">château</text:span></text:span><text:span text:style-name="exemple"><text:span text:style-name="T434"><text:tab/><text:tab/><text:tab/><text:tab/></text:span></text:span><text:span text:style-name="texte_20_par_20_défaut"><text:span text:style-name="T84">:<text:tab/></text:span></text:span><text:span text:style-name="texte_20_par_20_défaut"><text:span text:style-name="T738">nom commun</text:span></text:span></text:p>
      <text:p text:style-name="P283"><text:span text:style-name="texte_20_par_20_défaut"><text:span text:style-name="T333">•</text:span></text:span><text:span text:style-name="texte_20_par_20_défaut"><text:span text:style-name="T714"> </text:span></text:span><text:span text:style-name="exemple"><text:span text:style-name="T481">d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préposition</text:span></text:span></text:p>
      <text:p text:style-name="P283"><text:span text:style-name="texte_20_par_20_défaut"><text:span text:style-name="T333">•</text:span></text:span><text:span text:style-name="texte_20_par_20_défaut"><text:span text:style-name="T714"> </text:span></text:span><text:span text:style-name="exemple"><text:span text:style-name="T481">ma</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déterminant possessif</text:span></text:span></text:p>
      <text:p text:style-name="P283"><text:span text:style-name="texte_20_par_20_défaut"><text:span text:style-name="T333">•</text:span></text:span><text:span text:style-name="texte_20_par_20_défaut"><text:span text:style-name="T714"> </text:span></text:span><text:span text:style-name="exemple"><text:span text:style-name="T481">mèr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nom commun</text:span></text:span></text:p>
      <text:p text:style-name="P283"><text:span text:style-name="texte_20_par_20_défaut"><text:span text:style-name="T333">•</text:span></text:span><text:span text:style-name="texte_20_par_20_défaut"><text:span text:style-name="T714"> </text:span></text:span><text:span text:style-name="exemple"><text:span text:style-name="T481">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adverbe</text:span></text:span></text:p>
      <text:p text:style-name="P283"><text:span text:style-name="texte_20_par_20_défaut"><text:span text:style-name="T333">•</text:span></text:span><text:span text:style-name="texte_20_par_20_défaut"><text:span text:style-name="T714"> </text:span></text:span><text:span text:style-name="exemple"><text:span text:style-name="T481">est</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verbe (être : indicatif.présent.3S)</text:span></text:span></text:p>
      <text:p text:style-name="P283"><text:span text:style-name="texte_20_par_20_défaut"><text:span text:style-name="T333">•</text:span></text:span><text:span text:style-name="texte_20_par_20_défaut"><text:span text:style-name="T714"> </text:span></text:span><text:span text:style-name="exemple"><text:span text:style-name="T481">pas</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adverbe</text:span></text:span></text:p>
      <text:p text:style-name="P283"><text:span text:style-name="texte_20_par_20_défaut"><text:span text:style-name="T333">•</text:span></text:span><text:span text:style-name="texte_20_par_20_défaut"><text:span text:style-name="T714"> </text:span></text:span><text:span text:style-name="exemple"><text:span text:style-name="T481">loi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adverbe</text:span></text:span></text:p>
      <text:p text:style-name="P433"><text:span text:style-name="texte_20_par_20_défaut"><text:span text:style-name="T333"/></text:span></text:p>
      <text:p text:style-name="P536"><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433"><text:span text:style-name="texte_20_par_20_défaut"><text:span text:style-name="T418">•</text:span></text:span><text:span text:style-name="texte_20_par_20_défaut"><text:span text:style-name="T669"> </text:span></text:span><text:span text:style-name="exemple">Le </text:span><text:span text:style-name="exemple"><text:span text:style-name="T567">château de ma mère</text:span></text:span><text:span text:style-name="texte_20_par_20_défaut"><text:span text:style-name="T678"><text:tab/><text:tab/></text:span></text:span><text:span text:style-name="texte_20_par_20_défaut">:</text:span><text:span text:style-name="texte_20_par_20_défaut"><text:span text:style-name="T678"><text:tab/></text:span></text:span><text:span text:style-name="texte_20_par_20_défaut">groupe nominal</text:span></text:p>
      <text:p text:style-name="P437"><text:span text:style-name="texte_20_par_20_défaut"><text:span text:style-name="T418"><text:tab/>•</text:span></text:span><text:span text:style-name="texte_20_par_20_défaut"><text:span text:style-name="T669"> </text:span></text:span><text:span text:style-name="exemple"><text:span text:style-name="T567">de ma mère</text:span></text:span><text:span text:style-name="texte_20_par_20_défaut"><text:span text:style-name="T678"><text:tab/><text:tab/><text:tab/></text:span></text:span><text:span text:style-name="texte_20_par_20_défaut">:</text:span><text:span text:style-name="texte_20_par_20_défaut"><text:span text:style-name="T678"><text:tab/></text:span></text:span><text:span text:style-name="texte_20_par_20_défaut">groupe nominal </text:span><text:span text:style-name="texte_20_par_20_défaut"><text:span text:style-name="T1002">prépositionnel</text:span></text:span></text:p>
      <text:p text:style-name="P283"><text:span text:style-name="texte_20_par_20_défaut"><text:span text:style-name="T333">•</text:span></text:span><text:span text:style-name="exemple"><text:span text:style-name="T361"> </text:span></text:span><text:span text:style-name="exemple"><text:span text:style-name="T567">n’est pas loin</text:span></text:span><text:span text:style-name="exemple"> <text:tab/><text:tab/><text:tab/></text:span><text:span text:style-name="texte_20_par_20_défaut"><text:span text:style-name="T89">:<text:tab/></text:span></text:span><text:span text:style-name="texte_20_par_20_défaut"><text:span text:style-name="T720">groupe verbal</text:span></text:span></text:p>
      <text:p text:style-name="P578"><text:span text:style-name="texte_20_par_20_défaut"><text:span text:style-name="T899"/></text:span></text:p>
      <text:p text:style-name="P183"><text:span text:style-name="texte_20_par_20_défaut"><text:span text:style-name="T669">Analyse des fonctions</text:span></text:span></text:p>
      <text:p text:style-name="P284"><text:span text:style-name="texte_20_par_20_défaut"><text:span text:style-name="T333">•</text:span></text:span><text:span text:style-name="exemple"><text:span text:style-name="T361"> </text:span></text:span><text:span text:style-name="exemple"><text:span text:style-name="T572">Le </text:span></text:span><text:span text:style-name="exemple"><text:span text:style-name="T595">château de ma mère</text:span></text:span><text:span text:style-name="T89"><text:tab/><text:tab/></text:span><text:span text:style-name="texte_20_par_20_défaut"><text:span text:style-name="T89">:<text:tab/></text:span></text:span><text:span text:style-name="texte_20_par_20_défaut"><text:span text:style-name="T92">sujet de </text:span></text:span><text:span text:style-name="exemple"><text:span text:style-name="T237">est</text:span></text:span></text:p>
      <text:p text:style-name="P284"><text:span text:style-name="texte_20_par_20_défaut"><text:span text:style-name="T333"><text:tab/>•</text:span></text:span><text:span text:style-name="exemple"><text:span text:style-name="T361"> </text:span></text:span><text:span text:style-name="exemple"><text:span text:style-name="T595">de ma mère</text:span></text:span><text:span text:style-name="exemple"><text:span text:style-name="T89"><text:tab/><text:tab/><text:tab/></text:span></text:span><text:span text:style-name="texte_20_par_20_défaut"><text:span text:style-name="T89">:<text:tab/></text:span></text:span><text:span text:style-name="texte_20_par_20_défaut"><text:span text:style-name="T113">complément du nom de </text:span></text:span><text:span text:style-name="exemple"><text:span text:style-name="T237">Le château</text:span></text:span></text:p>
      <text:p text:style-name="P306"><text:span text:style-name="texte_20_par_20_défaut"><text:span text:style-name="T333">•</text:span></text:span><text:span text:style-name="exemple"><text:span text:style-name="T361"> </text:span></text:span><text:span text:style-name="exemple"><text:span text:style-name="T481">n’est pas loin</text:span></text:span><text:span text:style-name="exemple"><text:span text:style-name="T237"> <text:tab/><text:tab/><text:tab/></text:span></text:span><text:span text:style-name="texte_20_par_20_défaut"><text:span text:style-name="T89">:<text:tab/></text:span></text:span><text:span text:style-name="texte_20_par_20_défaut"><text:span text:style-name="T754">prédicat du sujet </text:span></text:span><text:span text:style-name="exemple"><text:span text:style-name="T572">Le </text:span></text:span><text:span text:style-name="exemple"><text:span text:style-name="T595">château de ma mère</text:span></text:span></text:p>
      <text:p text:style-name="P434"><text:span text:style-name="texte_20_par_20_défaut"><text:span text:style-name="T333"><text:tab/>•</text:span></text:span><text:span text:style-name="exemple"><text:span text:style-name="T361"> </text:span></text:span><text:span text:style-name="exemple"><text:span text:style-name="T596">loin</text:span></text:span><text:span text:style-name="exemple"><text:span text:style-name="T572"><text:tab/></text:span></text:span><text:span text:style-name="exemple"><text:tab/></text:span><text:span text:style-name="T89"><text:tab/><text:tab/></text:span><text:span text:style-name="texte_20_par_20_défaut"><text:span text:style-name="T89">:</text:span></text:span><text:span text:style-name="texte_20_par_20_défaut"><text:tab/></text:span><text:span text:style-name="texte_20_par_20_défaut"><text:span text:style-name="T739">attribut du sujet </text:span></text:span><text:span text:style-name="texte_20_par_20_défaut"><text:span text:style-name="T92">de </text:span></text:span><text:span text:style-name="exemple"><text:span text:style-name="T238">est</text:span></text:span></text:p>
      <text:p text:style-name="P434"><text:span text:style-name="exemple"><text:span text:style-name="T238"/></text:span></text:p>
      <text:p text:style-name="P436"><text:span text:style-name="texte_20_par_20_défaut"><text:span text:style-name="T264">Remarque à propos du complément du nom :</text:span></text:span><text:span text:style-name="texte_20_par_20_défaut"><text:span text:style-name="T239"> </text:span></text:span><text:span text:style-name="exemple"><text:span text:style-name="T239">de ma mère</text:span></text:span><text:span text:style-name="texte_20_par_20_défaut"><text:span text:style-name="T239"> est ici<text:tab/> <text:s text:c="6"/></text:span></text:span><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4</text:span></text:span><text:span text:style-name="référence"><text:span text:style-name="T790">)</text:span></text:span></text:p>
      <text:p text:style-name="P436"><text:span text:style-name="texte_20_par_20_défaut"><text:span text:style-name="T164">un complément du nom exprimé à l’aide d’un groupe nominal prépositionnel.</text:span></text:span></text:p>
      <text:p text:style-name="P434"><text:span text:style-name="exemple"><text:span text:style-name="T238"/></text:span></text:p>
      <text:p text:style-name="P184"><text:span text:style-name="texte_20_par_20_défaut"><text:span text:style-name="T669">Analyse des propositions</text:span></text:span></text:p>
      <text:p text:style-name="P295"><text:span text:style-name="texte_20_par_20_défaut">La phrase contient une seule proposition : il s’agit par conséquent d’une phrase simple.</text:span></text:p>
      <text:p text:style-name="P435"><text:span text:style-name="texte_20_par_20_défaut"><text:span text:style-name="T991">L’unique proposition est une proposition indépendante.</text:span></text:span></text:p>
      <text:p text:style-name="P435"><text:span text:style-name="texte_20_par_20_défaut"/></text:p>
      <text:p text:style-name="P184"><text:span text:style-name="texte_20_par_20_défaut"><text:span text:style-name="T669">Analyse du type et de la forme de la phrase</text:span></text:span></text:p>
      <text:p text:style-name="P435"><text:span text:style-name="texte_20_par_20_défaut"><text:span text:style-name="T297">La phrase est de type déclaratif et </text:span></text:span><text:span text:style-name="texte_20_par_20_défaut"><text:span text:style-name="T299">a une forme négative.</text:span></text:span></text:p>
      <text:p text:style-name="P581"><text:span text:style-name="exemple"><text:span text:style-name="T683"/></text:span></text:p>
      <text:p text:style-name="P435"><text:span text:style-name="texte_20_par_20_défaut"><text:span text:style-name="T682">Analyse de la forme négative</text:span></text:span><text:span text:style-name="texte_20_par_20_défaut"><text:span text:style-name="T300"> : dans cette phrase la négation est </text:span></text:span><text:span text:style-name="texte_20_par_20_défaut"><text:span text:style-name="T895">totale</text:span></text:span><text:span text:style-name="texte_20_par_20_défaut"><text:span text:style-name="T300"> <text:s text:c="13"/></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435"><text:span text:style-name="texte_20_par_20_défaut"><text:span text:style-name="T300">car elle porte sur </text:span></text:span><text:span text:style-name="texte_20_par_20_défaut"><text:span text:style-name="T885">l’ensemble de l’énoncé</text:span></text:span><text:span text:style-name="texte_20_par_20_défaut"><text:span text:style-name="T300">. </text:span></text:span><text:span text:style-name="exemple"><text:span text:style-name="T557">Le château de ma mère n’est pas loin</text:span></text:span></text:p>
      <text:p text:style-name="P435"><text:span text:style-name="texte_20_par_20_défaut"><text:span text:style-name="T358">est en effet la négation de </text:span></text:span><text:span text:style-name="exemple"><text:span text:style-name="T631">Le château de ma mère est loin</text:span></text:span><text:span text:style-name="texte_20_par_20_défaut"><text:span text:style-name="T358"> .</text:span></text:span></text:p>
      <text:p text:style-name="P578"><text:span text:style-name="texte_20_par_20_défaut"><text:span text:style-name="T899"/></text:span></text:p>
      <text:p text:style-name="P185"><text:span text:style-name="titre_20_avec_20_numéro"/></text:p>
      <text:p text:style-name="P632"><text:span text:style-name="titre_20_avec_20_numéro"><text:s/>B.0</text:span><text:span text:style-name="titre_20_avec_20_numéro"><text:span text:style-name="T1000">2</text:span></text:span><text:span text:style-name="titre_20_avec_20_numéro"><text:span text:style-name="T1003">1</text:span></text:span><text:span text:style-name="titre_20_avec_20_numéro"> </text:span></text:p>
      <text:p text:style-name="P413"><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4</text:span></text:span><text:span text:style-name="référence"><text:span text:style-name="T790">)</text:span></text:span></text:p>
      <text:p text:style-name="P413"><text:span text:style-name="référence"><text:span text:style-name="T790"/></text:span></text:p>
      <text:p text:style-name="P402"><text:span text:style-name="phrase_20_analysée_20__28_gros_20_caractère_29_"><text:span text:style-name="T132">C’est un livre à ne</text:span></text:span><text:span text:style-name="phrase_20_analysée_20__28_gros_20_caractère_29_"><text:span text:style-name="T131"> pas à mettre entre toutes les mains.</text:span></text:span></text:p>
      <text:p text:style-name="P185"/>
      <text:p text:style-name="P185"/>
      <text:p text:style-name="P28"><text:span text:style-name="texte_20_par_20_défaut">Analyse </text:span><text:span text:style-name="texte_20_par_20_défaut"><text:span text:style-name="T425">de la </text:span></text:span><text:span text:style-name="texte_20_par_20_défaut">nature des mots</text:span></text:p>
      <text:p text:style-name="P285"><text:span text:style-name="texte_20_par_20_défaut"><text:span text:style-name="T333">•</text:span></text:span><text:span text:style-name="T81"> </text:span><text:span text:style-name="exemple"><text:span text:style-name="T482">C’</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42">pronom démonstratif</text:span></text:span></text:p>
      <text:p text:style-name="P286"><text:span text:style-name="texte_20_par_20_défaut"><text:span text:style-name="T333">•</text:span></text:span><text:span text:style-name="texte_20_par_20_défaut"><text:span text:style-name="T714"> </text:span></text:span><text:span text:style-name="exemple"><text:span text:style-name="T481">est</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verbe (être : indicatif.présent.3S)</text:span></text:span></text:p>
      <text:p text:style-name="P286"><text:span text:style-name="texte_20_par_20_défaut"><text:span text:style-name="T333">•</text:span></text:span><text:span text:style-name="texte_20_par_20_défaut"><text:span text:style-name="T714"> </text:span></text:span><text:span text:style-name="exemple"><text:span text:style-name="T483">u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115">a</text:span></text:span><text:span text:style-name="texte_20_par_20_défaut"><text:span text:style-name="T742">rticle indéfini</text:span></text:span></text:p>
      <text:p text:style-name="P285"><text:span text:style-name="texte_20_par_20_défaut"><text:span text:style-name="T333">•</text:span></text:span><text:span text:style-name="texte_20_par_20_défaut"><text:span text:style-name="T81"> </text:span></text:span><text:span text:style-name="exemple"><text:span text:style-name="T482">livr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8">nom commun</text:span></text:span></text:p>
      <text:p text:style-name="P297"><text:span text:style-name="texte_20_par_20_défaut"><text:span text:style-name="T333">•</text:span></text:span><text:span text:style-name="texte_20_par_20_défaut"><text:span text:style-name="T714"> </text:span></text:span><text:span text:style-name="exemple"><text:span text:style-name="T484">à</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43">préposition</text:span></text:span></text:p>
      <text:p text:style-name="P285"><text:span text:style-name="texte_20_par_20_défaut"><text:span text:style-name="T333">•</text:span></text:span><text:span text:style-name="texte_20_par_20_défaut"><text:span text:style-name="T714"> </text:span></text:span><text:span text:style-name="exemple"><text:span text:style-name="T481">n</text:span></text:span><text:span text:style-name="exemple"><text:span text:style-name="T484">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adverbe</text:span></text:span></text:p>
      <text:p text:style-name="P285"><text:span text:style-name="texte_20_par_20_défaut"><text:span text:style-name="T333">•</text:span></text:span><text:span text:style-name="texte_20_par_20_défaut"><text:span text:style-name="T714"> </text:span></text:span><text:span text:style-name="exemple"><text:span text:style-name="T481">pas</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adverbe</text:span></text:span></text:p>
      <text:p text:style-name="P285"><text:span text:style-name="texte_20_par_20_défaut"><text:span text:style-name="T333">•</text:span></text:span><text:span text:style-name="texte_20_par_20_défaut"><text:span text:style-name="T714"> </text:span></text:span><text:span text:style-name="exemple"><text:span text:style-name="T482">mettre</text:span></text:span><text:span text:style-name="exemple"><text:span text:style-name="T434"><text:tab/><text:tab/><text:tab/><text:tab/></text:span></text:span><text:span text:style-name="texte_20_par_20_défaut"><text:span text:style-name="T84">:<text:tab/></text:span></text:span><text:span text:style-name="texte_20_par_20_défaut"><text:span text:style-name="T114">v</text:span></text:span><text:span text:style-name="texte_20_par_20_défaut"><text:span text:style-name="T740">erbe (mettre : infinitif.présent)</text:span></text:span></text:p>
      <text:p text:style-name="P285"><text:span text:style-name="texte_20_par_20_défaut"><text:span text:style-name="T333">•</text:span></text:span><text:span text:style-name="texte_20_par_20_défaut"><text:span text:style-name="T714"> </text:span></text:span><text:span text:style-name="exemple"><text:span text:style-name="T482">entr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préposition</text:span></text:span></text:p>
      <text:p text:style-name="P285"><text:span text:style-name="texte_20_par_20_défaut"><text:span text:style-name="T333">•</text:span></text:span><text:span text:style-name="texte_20_par_20_défaut"><text:span text:style-name="T714"> </text:span></text:span><text:span text:style-name="exemple"><text:span text:style-name="T482">toutes</text:span></text:span><text:span text:style-name="exemple"><text:span text:style-name="T434"><text:tab/><text:tab/><text:tab/><text:tab/></text:span></text:span><text:span text:style-name="texte_20_par_20_défaut"><text:span text:style-name="T84">:<text:tab/></text:span></text:span><text:span text:style-name="texte_20_par_20_défaut"><text:span text:style-name="T738">déterminant </text:span></text:span><text:span text:style-name="texte_20_par_20_défaut"><text:span text:style-name="T740">indéfini</text:span></text:span></text:p>
      <text:p text:style-name="P285"><text:span text:style-name="texte_20_par_20_défaut"><text:span text:style-name="T333">•</text:span></text:span><text:span text:style-name="texte_20_par_20_défaut"><text:span text:style-name="T714"> </text:span></text:span><text:span text:style-name="exemple"><text:span text:style-name="T481">l</text:span></text:span><text:span text:style-name="exemple"><text:span text:style-name="T482">es</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114">a</text:span></text:span><text:span text:style-name="texte_20_par_20_défaut"><text:span text:style-name="T740">rticle défini</text:span></text:span></text:p>
      <text:p text:style-name="P438"><text:span text:style-name="texte_20_par_20_défaut"><text:span text:style-name="T333">•</text:span></text:span><text:span text:style-name="texte_20_par_20_défaut"><text:span text:style-name="T714"> </text:span></text:span><text:span text:style-name="exemple"><text:span text:style-name="T481">m</text:span></text:span><text:span text:style-name="exemple"><text:span text:style-name="T482">ains</text:span></text:span><text:span text:style-name="exemple"><text:span text:style-name="T434"><text:tab/><text:tab/><text:tab/><text:tab/></text:span></text:span><text:span text:style-name="texte_20_par_20_défaut"><text:span text:style-name="T84">:<text:tab/></text:span></text:span><text:span text:style-name="texte_20_par_20_défaut"><text:span text:style-name="T738">nom commun</text:span></text:span></text:p>
      <text:p text:style-name="P438"><text:span text:style-name="texte_20_par_20_défaut"><text:span text:style-name="T333"/></text:span></text:p>
      <text:p text:style-name="P439"><text:span text:style-name="texte_20_par_20_défaut"><text:span text:style-name="T868">Remarque à propos du déterminant</text:span></text:span><text:span text:style-name="texte_20_par_20_défaut"><text:span text:style-name="T834"> </text:span></text:span><text:span text:style-name="exemple"><text:span text:style-name="T373">toutes</text:span></text:span><text:span text:style-name="texte_20_par_20_défaut"><text:span text:style-name="T834"> : le nom commun </text:span></text:span><text:span text:style-name="exemple"><text:span text:style-name="T373">mains</text:span></text:span><text:span text:style-name="texte_20_par_20_défaut"><text:span text:style-name="T834"> est doublement déterminé.</text:span></text:span></text:p>
      <text:p text:style-name="P439"><text:span text:style-name="texte_20_par_20_défaut"><text:span text:style-name="T834"/></text:span></text:p>
      <text:p text:style-name="P537"><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438"><text:span text:style-name="texte_20_par_20_défaut"><text:span text:style-name="T418">• </text:span></text:span><text:span text:style-name="exemple"><text:span text:style-name="T570">est u</text:span></text:span><text:span text:style-name="exemple"><text:span text:style-name="T569">n livre à</text:span></text:span><text:span text:style-name="exemple"><text:span text:style-name="T568"> </text:span></text:span><text:span text:style-name="exemple"><text:span text:style-name="T569">ne pas </text:span></text:span><text:span text:style-name="exemple"><text:span text:style-name="T568">mettre entre toutes les mains <text:tab/><text:tab/></text:span></text:span><text:span text:style-name="texte_20_par_20_défaut">: groupe </text:span><text:span text:style-name="texte_20_par_20_défaut"><text:span text:style-name="T1004">verbal</text:span></text:span></text:p>
      <text:p text:style-name="P442"><text:span text:style-name="texte_20_par_20_défaut"><text:span text:style-name="T418"><text:tab/>• </text:span></text:span><text:span text:style-name="exemple"><text:span text:style-name="T570">u</text:span></text:span><text:span text:style-name="exemple"><text:span text:style-name="T569">n livre à</text:span></text:span><text:span text:style-name="exemple"><text:span text:style-name="T568"> </text:span></text:span><text:span text:style-name="exemple"><text:span text:style-name="T569">ne pas </text:span></text:span><text:span text:style-name="exemple"><text:span text:style-name="T568">mettre entre toutes les mains <text:tab/></text:span></text:span><text:span text:style-name="texte_20_par_20_défaut">: groupe </text:span><text:span text:style-name="texte_20_par_20_défaut"><text:span text:style-name="T900">nominal</text:span></text:span></text:p>
      <text:p text:style-name="P296"><text:span text:style-name="texte_20_par_20_défaut"><text:span text:style-name="T333"><text:tab/><text:tab/>•</text:span></text:span><text:span text:style-name="exemple"><text:span text:style-name="T361"> </text:span></text:span><text:span text:style-name="exemple"><text:span text:style-name="T374">à </text:span></text:span><text:span text:style-name="exemple"><text:span text:style-name="T375">ne pas </text:span></text:span><text:span text:style-name="exemple"><text:span text:style-name="T374">mettre </text:span></text:span><text:span text:style-name="exemple"><text:span text:style-name="T568">entre toutes les mains</text:span></text:span><text:span text:style-name="exemple"><text:span text:style-name="T1004"><text:tab/></text:span></text:span><text:span text:style-name="texte_20_par_20_défaut"><text:span text:style-name="T89">: </text:span></text:span><text:span text:style-name="texte_20_par_20_défaut"><text:span text:style-name="T720">groupe </text:span></text:span><text:span text:style-name="texte_20_par_20_défaut"><text:span text:style-name="T741">infinitif prépositionnel</text:span></text:span></text:p>
      <text:p text:style-name="P285"><text:span text:style-name="texte_20_par_20_défaut"><text:span text:style-name="T333"><text:tab/><text:tab/><text:tab/>•</text:span></text:span><text:span text:style-name="exemple"><text:span text:style-name="T361"> </text:span></text:span><text:span text:style-name="exemple"><text:span text:style-name="T568">entre toutes les mains</text:span></text:span><text:span text:style-name="exemple"><text:tab/><text:tab/></text:span><text:span text:style-name="texte_20_par_20_défaut"><text:span text:style-name="T89">: </text:span></text:span><text:span text:style-name="texte_20_par_20_défaut"><text:span text:style-name="T720">groupe </text:span></text:span><text:span text:style-name="texte_20_par_20_défaut"><text:span text:style-name="T770">nominal </text:span></text:span><text:span text:style-name="texte_20_par_20_défaut"><text:span text:style-name="T741">prépositionnel</text:span></text:span></text:p>
      <text:p text:style-name="P579"><text:span text:style-name="texte_20_par_20_défaut"><text:span text:style-name="T899"/></text:span></text:p>
      <text:p text:style-name="P185"><text:span text:style-name="texte_20_par_20_défaut"><text:span text:style-name="T669">Analyse des fonctions</text:span></text:span></text:p>
      <text:p text:style-name="P285"><text:span text:style-name="texte_20_par_20_défaut"><text:span text:style-name="T333">•</text:span></text:span><text:span text:style-name="exemple"><text:span text:style-name="T361"> </text:span></text:span><text:span text:style-name="exemple"><text:span text:style-name="T597">C’<text:tab/><text:tab/><text:tab/><text:tab/><text:tab/></text:span></text:span><text:span text:style-name="T89"><text:tab/><text:tab/><text:tab/></text:span><text:span text:style-name="texte_20_par_20_défaut"><text:span text:style-name="T89">: </text:span></text:span><text:span text:style-name="texte_20_par_20_défaut"><text:span text:style-name="T92">sujet de </text:span></text:span><text:span text:style-name="exemple"><text:span text:style-name="T237">est</text:span></text:span></text:p>
      <text:p text:style-name="P452"><text:span text:style-name="texte_20_par_20_défaut"><text:span text:style-name="T333">• </text:span></text:span><text:span text:style-name="exemple"><text:span text:style-name="T489">est u</text:span></text:span><text:span text:style-name="exemple"><text:span text:style-name="T490">n livre à</text:span></text:span><text:span text:style-name="exemple"><text:span text:style-name="T485"> </text:span></text:span><text:span text:style-name="exemple"><text:span text:style-name="T490">ne pas </text:span></text:span><text:span text:style-name="exemple"><text:span text:style-name="T485">mettre entre toutes les mains<text:tab/><text:tab/></text:span></text:span><text:span text:style-name="texte_20_par_20_défaut">:</text:span><text:span text:style-name="exemple"><text:span text:style-name="T485"> </text:span></text:span><text:span text:style-name="texte_20_par_20_défaut">prédicat </text:span><text:span text:style-name="texte_20_par_20_défaut"><text:span text:style-name="T1010">du sujet </text:span></text:span><text:span text:style-name="exemple"><text:span text:style-name="T1010">C’</text:span></text:span></text:p>
      <text:p text:style-name="P296"><text:span text:style-name="texte_20_par_20_défaut"><text:span text:style-name="T333"><text:tab/>•</text:span></text:span><text:span text:style-name="exemple"><text:span text:style-name="T361"> </text:span></text:span><text:span text:style-name="exemple"><text:span text:style-name="T376">un livre </text:span></text:span><text:span text:style-name="exemple"><text:span text:style-name="T598">à </text:span></text:span><text:span text:style-name="exemple"><text:span text:style-name="T599">ne pas </text:span></text:span><text:span text:style-name="exemple"><text:span text:style-name="T598">mettre entre toutes les mains</text:span></text:span><text:span text:style-name="exemple"><text:span text:style-name="T89"><text:tab/></text:span></text:span><text:span text:style-name="texte_20_par_20_défaut"><text:span text:style-name="T89">: </text:span></text:span><text:span text:style-name="texte_20_par_20_défaut"><text:span text:style-name="T741">attribut du sujet de </text:span></text:span><text:span text:style-name="exemple"><text:span text:style-name="T240">est</text:span></text:span></text:p>
      <text:p text:style-name="P440"><text:span text:style-name="texte_20_par_20_défaut"><text:span text:style-name="T333"><text:tab/><text:tab/>•</text:span></text:span><text:span text:style-name="exemple"><text:span text:style-name="T361"> </text:span></text:span><text:span text:style-name="exemple"><text:span text:style-name="T598">à </text:span></text:span><text:span text:style-name="exemple"><text:span text:style-name="T599">ne pas </text:span></text:span><text:span text:style-name="exemple"><text:span text:style-name="T598">mettre entre toutes les mains</text:span></text:span><text:span text:style-name="T89"><text:tab/></text:span><text:span text:style-name="texte_20_par_20_défaut"><text:span text:style-name="T89">: </text:span></text:span><text:span text:style-name="texte_20_par_20_défaut"><text:span text:style-name="T744">complément du nom de </text:span></text:span><text:span text:style-name="exemple"><text:span text:style-name="T241">un livre</text:span></text:span></text:p>
      <text:p text:style-name="P616"><text:span text:style-name="texte_20_par_20_défaut"><text:span text:style-name="T333"><text:tab/><text:tab/><text:tab/>•</text:span></text:span><text:span text:style-name="exemple"><text:span text:style-name="T361"> </text:span></text:span><text:span text:style-name="exemple"><text:span text:style-name="T598">entre toutes les mains</text:span></text:span><text:span text:style-name="exemple"><text:span text:style-name="T89"><text:tab/><text:tab/></text:span></text:span><text:span text:style-name="texte_20_par_20_défaut"><text:span text:style-name="T89">: </text:span></text:span><text:span text:style-name="texte_20_par_20_défaut"><text:span text:style-name="T261">CC</text:span></text:span></text:p>
      <text:p text:style-name="P438"><text:span text:style-name="exemple"><text:span text:style-name="T238"/></text:span></text:p>
      <text:p text:style-name="P440"><text:span text:style-name="texte_20_par_20_défaut"><text:span text:style-name="T264">Remarque à propos du complément du nom :</text:span></text:span><text:span text:style-name="texte_20_par_20_défaut"><text:span text:style-name="T239"> </text:span></text:span><text:span text:style-name="exemple"><text:span text:style-name="T598">à </text:span></text:span><text:span text:style-name="exemple"><text:span text:style-name="T599">ne pas </text:span></text:span><text:span text:style-name="exemple"><text:span text:style-name="T598">mettre <text:tab/><text:tab/> <text:s text:c="9"/></text:span></text:span><text:span text:style-name="référence"><text:span text:style-name="T838">TG(</text:span></text:span><text:span text:style-name="référence"><text:span text:style-name="T848">I</text:span></text:span><text:span text:style-name="référence"><text:span text:style-name="T838">I.</text:span></text:span><text:span text:style-name="référence"><text:span text:style-name="T839">2.</text:span></text:span><text:span text:style-name="référence"><text:span text:style-name="T849">5</text:span></text:span><text:span text:style-name="référence"><text:span text:style-name="T850">.</text:span></text:span><text:span text:style-name="référence"><text:span text:style-name="T851">1</text:span></text:span><text:span text:style-name="référence"><text:span text:style-name="T838">, p.</text:span></text:span><text:span text:style-name="référence"><text:span text:style-name="T839"> </text:span></text:span><text:span text:style-name="référence"><text:span text:style-name="T849">94</text:span></text:span><text:span text:style-name="référence"><text:span text:style-name="T841">)</text:span></text:span></text:p>
      <text:p text:style-name="P440"><text:span text:style-name="exemple"><text:span text:style-name="T598">entre toutes les mains</text:span></text:span><text:span text:style-name="texte_20_par_20_défaut"><text:span text:style-name="T239"> est ici </text:span></text:span><text:span text:style-name="texte_20_par_20_défaut"><text:span text:style-name="T164">un complément du nom exprimé à l’aide d’un groupe </text:span></text:span><text:span text:style-name="texte_20_par_20_défaut"><text:span text:style-name="T792">infinitif</text:span></text:span><text:span text:style-name="texte_20_par_20_défaut"><text:span text:style-name="T164"> prépositionnel.</text:span></text:span></text:p>
      <text:p text:style-name="P438"><text:span text:style-name="texte_20_par_20_défaut"><text:span text:style-name="T669"/></text:span></text:p>
      <text:p text:style-name="P185"><text:span text:style-name="texte_20_par_20_défaut"><text:span text:style-name="T669">Analyse des propositions</text:span></text:span></text:p>
      <text:p text:style-name="P285"><text:span text:style-name="texte_20_par_20_défaut">La phrase contient une seule proposition : il s’agit par conséquent d’une phrase simple.</text:span></text:p>
      <text:p text:style-name="P438"><text:span text:style-name="texte_20_par_20_défaut"><text:span text:style-name="T991">L’unique proposition est une proposition indépendante.</text:span></text:span></text:p>
      <text:p text:style-name="P185"><text:span text:style-name="texte_20_par_20_défaut"><text:span text:style-name="T669"/></text:span></text:p>
      <text:p text:style-name="P185"><text:soft-page-break/><text:span text:style-name="texte_20_par_20_défaut"><text:span text:style-name="T669">Analyse du type et de la forme de la phrase</text:span></text:span></text:p>
      <text:p text:style-name="P441"><text:span text:style-name="texte_20_par_20_défaut">La phrase est de type déclaratif et n’a pas de forme particulière.</text:span></text:p>
      <text:p text:style-name="P510"><text:span text:style-name="titre_20_avec_20_numéro"><text:s/>B.0</text:span><text:span text:style-name="titre_20_avec_20_numéro"><text:span text:style-name="T1000">2</text:span></text:span><text:span text:style-name="titre_20_avec_20_numéro"><text:span text:style-name="T1005">2</text:span></text:span><text:span text:style-name="titre_20_avec_20_numéro"> </text:span></text:p>
      <text:p text:style-name="P414"><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4</text:span></text:span><text:span text:style-name="référence"><text:span text:style-name="T790">)</text:span></text:span></text:p>
      <text:p text:style-name="P414"><text:span text:style-name="référence"><text:span text:style-name="T790"/></text:span></text:p>
      <text:p text:style-name="P403"><text:span text:style-name="phrase_20_analysée_20__28_gros_20_caractère_29_"><text:span text:style-name="T799">Le film d’hier ne m’a pas plu</text:span></text:span><text:span text:style-name="phrase_20_analysée_20__28_gros_20_caractère_29_"><text:span text:style-name="T129">.</text:span></text:span></text:p>
      <text:p text:style-name="P186"/>
      <text:p text:style-name="P186"/>
      <text:p text:style-name="P29"><text:span text:style-name="texte_20_par_20_défaut">Analyse </text:span><text:span text:style-name="texte_20_par_20_défaut"><text:span text:style-name="T425">de la </text:span></text:span><text:span text:style-name="texte_20_par_20_défaut">nature des mots</text:span></text:p>
      <text:p text:style-name="P287"><text:span text:style-name="texte_20_par_20_défaut"><text:span text:style-name="T333">•</text:span></text:span><text:span text:style-name="T81"> </text:span><text:span text:style-name="exemple"><text:span text:style-name="T437">L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3">article défini</text:span></text:span></text:p>
      <text:p text:style-name="P287"><text:span text:style-name="texte_20_par_20_défaut"><text:span text:style-name="T333">•</text:span></text:span><text:span text:style-name="texte_20_par_20_défaut"><text:span text:style-name="T81"> </text:span></text:span><text:span text:style-name="exemple"><text:span text:style-name="T486">film<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8">nom commun</text:span></text:span></text:p>
      <text:p text:style-name="P287"><text:span text:style-name="texte_20_par_20_défaut"><text:span text:style-name="T333">•</text:span></text:span><text:span text:style-name="texte_20_par_20_défaut"><text:span text:style-name="T714"> </text:span></text:span><text:span text:style-name="exemple"><text:span text:style-name="T481">d’</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préposition</text:span></text:span></text:p>
      <text:p text:style-name="P287"><text:span text:style-name="texte_20_par_20_défaut"><text:span text:style-name="T333">•</text:span></text:span><text:span text:style-name="texte_20_par_20_défaut"><text:span text:style-name="T714"> </text:span></text:span><text:span text:style-name="exemple"><text:span text:style-name="T486">hier</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46">adverbe</text:span></text:span></text:p>
      <text:p text:style-name="P298"><text:span text:style-name="texte_20_par_20_défaut"><text:span text:style-name="T333">•</text:span></text:span><text:span text:style-name="texte_20_par_20_défaut"><text:span text:style-name="T714"> </text:span></text:span><text:span text:style-name="exemple"><text:span text:style-name="T481">n</text:span></text:span><text:span text:style-name="exemple"><text:span text:style-name="T487">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adverbe</text:span></text:span></text:p>
      <text:p text:style-name="P287"><text:span text:style-name="texte_20_par_20_défaut"><text:span text:style-name="T333">•</text:span></text:span><text:span text:style-name="texte_20_par_20_défaut"><text:span text:style-name="T714"> </text:span></text:span><text:span text:style-name="exemple"><text:span text:style-name="T481">m’</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47">pronom personnel</text:span></text:span></text:p>
      <text:p text:style-name="P299"><text:span text:style-name="texte_20_par_20_défaut"><text:span text:style-name="T333">•</text:span></text:span><text:span text:style-name="texte_20_par_20_défaut"><text:span text:style-name="T714"> </text:span></text:span><text:span text:style-name="exemple"><text:span text:style-name="T488">a plu</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verbe </text:span></text:span><text:span text:style-name="texte_20_par_20_défaut"><text:span text:style-name="T748">(plaire : indicatif.passé composé.3S)</text:span></text:span></text:p>
      <text:p text:style-name="P299"><text:span text:style-name="texte_20_par_20_défaut"><text:span text:style-name="T333">•</text:span></text:span><text:span text:style-name="texte_20_par_20_défaut"><text:span text:style-name="T714"> </text:span></text:span><text:span text:style-name="exemple"><text:span text:style-name="T488">pas</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8">adverbe</text:span></text:span></text:p>
      <text:p text:style-name="P592"><text:span text:style-name="texte_20_par_20_défaut"><text:span text:style-name="T852"/></text:span></text:p>
      <text:p text:style-name="P535"><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443"><text:span text:style-name="texte_20_par_20_défaut"><text:span text:style-name="T418">• </text:span></text:span><text:span text:style-name="exemple"><text:span text:style-name="T558">Le film d’hier<text:tab/><text:tab/></text:span></text:span><text:span text:style-name="exemple"><text:span text:style-name="T564"> <text:tab/></text:span></text:span><text:span text:style-name="texte_20_par_20_défaut"><text:span text:style-name="T291">:</text:span></text:span><text:span text:style-name="texte_20_par_20_défaut"><text:span text:style-name="T298"><text:tab/></text:span></text:span><text:span text:style-name="texte_20_par_20_défaut"><text:span text:style-name="T291">groupe </text:span></text:span><text:span text:style-name="texte_20_par_20_défaut"><text:span text:style-name="T888">nominal</text:span></text:span></text:p>
      <text:p text:style-name="P481"><text:span text:style-name="texte_20_par_20_défaut"><text:span text:style-name="T418">• <text:tab/></text:span></text:span><text:span text:style-name="exemple"><text:span text:style-name="T558">d’hier<text:tab/><text:tab/></text:span></text:span><text:span text:style-name="exemple"><text:span text:style-name="T564"> <text:tab/><text:tab/></text:span></text:span><text:span text:style-name="texte_20_par_20_défaut"><text:span text:style-name="T310">:</text:span></text:span><text:span text:style-name="texte_20_par_20_défaut"><text:span text:style-name="T298"><text:tab/></text:span></text:span><text:span text:style-name="texte_20_par_20_défaut"><text:span text:style-name="T310">groupe </text:span></text:span><text:span text:style-name="texte_20_par_20_défaut"><text:span text:style-name="T892">adverbial prépositionnel</text:span></text:span></text:p>
      <text:p text:style-name="P443"><text:span text:style-name="texte_20_par_20_défaut"><text:span text:style-name="T418">• </text:span></text:span><text:span text:style-name="exemple"><text:span text:style-name="T644">ne m’a pas plu<text:tab/><text:tab/></text:span></text:span><text:span text:style-name="exemple"><text:span text:style-name="T568"><text:tab/></text:span></text:span><text:span text:style-name="texte_20_par_20_défaut">:</text:span><text:span text:style-name="texte_20_par_20_défaut"><text:span text:style-name="T678"><text:tab/></text:span></text:span><text:span text:style-name="texte_20_par_20_défaut">groupe </text:span><text:span text:style-name="texte_20_par_20_défaut"><text:span text:style-name="T1004">verbal</text:span></text:span></text:p>
      <text:p text:style-name="P580"><text:span text:style-name="texte_20_par_20_défaut"><text:span text:style-name="T899"/></text:span></text:p>
      <text:p text:style-name="P187"><text:span text:style-name="texte_20_par_20_défaut"><text:span text:style-name="T669">Analyse des fonctions</text:span></text:span></text:p>
      <text:p text:style-name="P289"><text:span text:style-name="texte_20_par_20_défaut"><text:span text:style-name="T333">•</text:span></text:span><text:span text:style-name="exemple"><text:span text:style-name="T361"> </text:span></text:span><text:span text:style-name="exemple"><text:span text:style-name="T600">Le film d’hier</text:span></text:span><text:span text:style-name="exemple"><text:span text:style-name="T597"><text:tab/><text:tab/><text:tab/></text:span></text:span><text:span text:style-name="texte_20_par_20_défaut"><text:span text:style-name="T89">:<text:tab/></text:span></text:span><text:span text:style-name="texte_20_par_20_défaut"><text:span text:style-name="T92">sujet de </text:span></text:span><text:span text:style-name="exemple"><text:span text:style-name="T242">a plu</text:span></text:span></text:p>
      <text:p text:style-name="P453"><text:span text:style-name="texte_20_par_20_défaut">•</text:span><text:span text:style-name="texte_20_par_20_défaut"><text:span text:style-name="T384"> </text:span></text:span><text:span text:style-name="exemple"><text:span text:style-name="T632">ne m’a pas plu<text:tab/><text:tab/></text:span></text:span><text:span text:style-name="exemple"><text:span text:style-name="T485"><text:tab/></text:span></text:span><text:span text:style-name="texte_20_par_20_défaut"><text:span text:style-name="T242">:</text:span></text:span><text:span text:style-name="texte_20_par_20_défaut"><text:span text:style-name="T265"><text:tab/></text:span></text:span><text:span text:style-name="texte_20_par_20_défaut"><text:span text:style-name="T882">prédicat du sujet </text:span></text:span><text:span text:style-name="exemple"><text:span text:style-name="T600">Le film d’hier</text:span></text:span></text:p>
      <text:p text:style-name="P444"><text:span text:style-name="texte_20_par_20_défaut"><text:span text:style-name="T344"><text:tab/>•</text:span></text:span><text:span text:style-name="exemple"><text:span text:style-name="T398"> </text:span></text:span><text:span text:style-name="exemple"><text:span text:style-name="T399">m</text:span></text:span><text:span text:style-name="exemple"><text:span text:style-name="T619">’<text:tab/><text:tab/><text:tab/><text:tab/></text:span></text:span><text:span text:style-name="texte_20_par_20_défaut"><text:span text:style-name="T345">:<text:tab/></text:span></text:span><text:span text:style-name="texte_20_par_20_défaut"><text:span text:style-name="T853">CO</text:span></text:span><text:span text:style-name="texte_20_par_20_défaut"><text:span text:style-name="T854">I</text:span></text:span><text:span text:style-name="texte_20_par_20_défaut"><text:span text:style-name="T853"> </text:span></text:span><text:span text:style-name="texte_20_par_20_défaut"><text:span text:style-name="T346">de </text:span></text:span><text:span text:style-name="exemple"><text:span text:style-name="T399">a plu</text:span></text:span></text:p>
      <text:p text:style-name="P444"><text:span text:style-name="exemple"><text:span text:style-name="T399"/></text:span></text:p>
      <text:p text:style-name="P446"><text:span text:style-name="texte_20_par_20_défaut"><text:span text:style-name="T686">Remarque sur </text:span></text:span><text:span text:style-name="texte_20_par_20_défaut"><text:span text:style-name="T687">le participe passé </text:span></text:span><text:span text:style-name="texte_20_par_20_défaut"><text:span text:style-name="T302">: </text:span></text:span><text:span text:style-name="texte_20_par_20_défaut"><text:span text:style-name="T303">parce que </text:span></text:span><text:span text:style-name="exemple"><text:span text:style-name="T549">a </text:span></text:span><text:span text:style-name="exemple"><text:span text:style-name="T560">plu </text:span></text:span><text:span text:style-name="texte_20_par_20_défaut">est </text:span><text:span text:style-name="texte_20_par_20_défaut"><text:span text:style-name="T902">construit</text:span></text:span><text:span text:style-name="texte_20_par_20_défaut"> </text:span><text:span text:style-name="texte_20_par_20_défaut"><text:span text:style-name="T1006">sans COD </text:span></text:span><text:span text:style-name="texte_20_par_20_défaut"><text:span text:style-name="T901">le participe passé</text:span></text:span></text:p>
      <text:p text:style-name="P446"><text:span text:style-name="texte_20_par_20_défaut"><text:span text:style-name="T901">n’est pas accordé.</text:span></text:span></text:p>
      <text:p text:style-name="P444"><text:span text:style-name="exemple"><text:span text:style-name="T399"/></text:span></text:p>
      <text:p text:style-name="P188"><text:span text:style-name="texte_20_par_20_défaut"><text:span text:style-name="T669">Analyse des propositions</text:span></text:span></text:p>
      <text:p text:style-name="P300"><text:span text:style-name="texte_20_par_20_défaut">La phrase contient une seule proposition : il s’agit par conséquent d’une phrase simple.</text:span></text:p>
      <text:p text:style-name="P445"><text:span text:style-name="texte_20_par_20_défaut"><text:span text:style-name="T991">L’unique proposition est une proposition indépendante.</text:span></text:span></text:p>
      <text:p text:style-name="P445"><text:span text:style-name="texte_20_par_20_défaut"/></text:p>
      <text:p text:style-name="P188"><text:span text:style-name="texte_20_par_20_défaut"><text:span text:style-name="T669">Analyse du type et de la forme de la phrase</text:span></text:span></text:p>
      <text:p text:style-name="P445"><text:span text:style-name="texte_20_par_20_défaut"><text:span text:style-name="T297">La phrase est de type déclaratif et </text:span></text:span><text:span text:style-name="texte_20_par_20_défaut"><text:span text:style-name="T299">a une forme négative.</text:span></text:span></text:p>
      <text:p text:style-name="P582"><text:span text:style-name="exemple"><text:span text:style-name="T683"/></text:span></text:p>
      <text:p text:style-name="P445"><text:span text:style-name="texte_20_par_20_défaut"><text:span text:style-name="T682">Analyse de la forme négative</text:span></text:span><text:span text:style-name="texte_20_par_20_défaut"><text:span text:style-name="T300"> : dans cette phrase la négation est </text:span></text:span><text:span text:style-name="texte_20_par_20_défaut"><text:span text:style-name="T895">totale</text:span></text:span><text:span text:style-name="texte_20_par_20_défaut"><text:span text:style-name="T300"> <text:s text:c="13"/></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445"><text:span text:style-name="texte_20_par_20_défaut"><text:span text:style-name="T300">car elle porte sur </text:span></text:span><text:span text:style-name="texte_20_par_20_défaut"><text:span text:style-name="T885">l’ensemble de l’énoncé</text:span></text:span><text:span text:style-name="texte_20_par_20_défaut"><text:span text:style-name="T300">. </text:span></text:span><text:span text:style-name="exemple"><text:span text:style-name="T559">Le film d’hier ne m’a pas plu</text:span></text:span></text:p>
      <text:p text:style-name="P445"><text:span text:style-name="texte_20_par_20_défaut"><text:span text:style-name="T400">est en effet la négation de </text:span></text:span><text:span text:style-name="exemple"><text:span text:style-name="T620">Le film d’hier m’a plu</text:span></text:span><text:span text:style-name="texte_20_par_20_défaut"><text:span text:style-name="T400"> .</text:span></text:span></text:p>
      <text:p text:style-name="P235"><text:span text:style-name="titre_20_avec_20_numéro"><text:s/>B.0</text:span><text:span text:style-name="titre_20_avec_20_numéro"><text:span text:style-name="T1000">2</text:span></text:span><text:span text:style-name="titre_20_avec_20_numéro"><text:span text:style-name="T1022">3</text:span></text:span><text:span text:style-name="titre_20_avec_20_numéro"> </text:span></text:p>
      <text:p text:style-name="P415"><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4</text:span></text:span><text:span text:style-name="référence"><text:span text:style-name="T790">)</text:span></text:span></text:p>
      <text:p text:style-name="P415"><text:span text:style-name="référence"><text:span text:style-name="T790"/></text:span></text:p>
      <text:p text:style-name="P404"><text:span text:style-name="phrase_20_analysée_20__28_gros_20_caractère_29_"><text:span text:style-name="T800">La crainte qu’elle parte m’envahit</text:span></text:span><text:span text:style-name="phrase_20_analysée_20__28_gros_20_caractère_29_"><text:span text:style-name="T129">.</text:span></text:span></text:p>
      <text:p text:style-name="P206"/>
      <text:p text:style-name="P207"/>
      <text:p text:style-name="P32"><text:span text:style-name="texte_20_par_20_défaut">Analyse </text:span><text:span text:style-name="texte_20_par_20_défaut"><text:span text:style-name="T425">de la </text:span></text:span><text:span text:style-name="texte_20_par_20_défaut">nature des mots</text:span></text:p>
      <text:p text:style-name="P315"><text:span text:style-name="texte_20_par_20_défaut"><text:span text:style-name="T333">•</text:span></text:span><text:span text:style-name="T81"> </text:span><text:span text:style-name="exemple"><text:span text:style-name="T437">L</text:span></text:span><text:span text:style-name="exemple"><text:span text:style-name="T498">a</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3">article défini</text:span></text:span></text:p>
      <text:p text:style-name="P315"><text:span text:style-name="texte_20_par_20_défaut"><text:span text:style-name="T333">•</text:span></text:span><text:span text:style-name="texte_20_par_20_défaut"><text:span text:style-name="T81"> </text:span></text:span><text:span text:style-name="exemple"><text:span text:style-name="T498">crainte</text:span></text:span><text:span text:style-name="exemple"><text:span text:style-name="T434"><text:tab/><text:tab/><text:tab/><text:tab/></text:span></text:span><text:span text:style-name="texte_20_par_20_défaut"><text:span text:style-name="T84">:<text:tab/></text:span></text:span><text:span text:style-name="texte_20_par_20_défaut"><text:span text:style-name="T738">nom commun</text:span></text:span></text:p>
      <text:p text:style-name="P315"><text:span text:style-name="texte_20_par_20_défaut"><text:span text:style-name="T333">•</text:span></text:span><text:span text:style-name="texte_20_par_20_défaut"><text:span text:style-name="T714"> </text:span></text:span><text:span text:style-name="exemple"><text:span text:style-name="T498">qu’</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66">conjonction de subordination</text:span></text:span></text:p>
      <text:p text:style-name="P322"><text:span text:style-name="texte_20_par_20_défaut"><text:span text:style-name="T333">•</text:span></text:span><text:span text:style-name="texte_20_par_20_défaut"><text:span text:style-name="T714"> </text:span></text:span><text:span text:style-name="exemple"><text:span text:style-name="T499">ell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63">pronom </text:span></text:span><text:span text:style-name="texte_20_par_20_défaut"><text:span text:style-name="T765">personnel</text:span></text:span></text:p>
      <text:p text:style-name="P315"><text:span text:style-name="texte_20_par_20_défaut"><text:span text:style-name="T333">•</text:span></text:span><text:span text:style-name="texte_20_par_20_défaut"><text:span text:style-name="T714"> </text:span></text:span><text:span text:style-name="exemple"><text:span text:style-name="T498">part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63">verbe (partir : subjonctif.présent.3S)</text:span></text:span></text:p>
      <text:p text:style-name="P315"><text:span text:style-name="texte_20_par_20_défaut"><text:span text:style-name="T333">•</text:span></text:span><text:span text:style-name="texte_20_par_20_défaut"><text:span text:style-name="T714"> </text:span></text:span><text:span text:style-name="exemple"><text:span text:style-name="T481">m’</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47">pronom personnel</text:span></text:span></text:p>
      <text:p text:style-name="P315"><text:span text:style-name="texte_20_par_20_défaut"><text:span text:style-name="T333">•</text:span></text:span><text:span text:style-name="texte_20_par_20_défaut"><text:span text:style-name="T714"> </text:span></text:span><text:span text:style-name="exemple"><text:span text:style-name="T498">envahit</text:span></text:span><text:span text:style-name="exemple"><text:span text:style-name="T434"><text:tab/><text:tab/><text:tab/><text:tab/></text:span></text:span><text:span text:style-name="texte_20_par_20_défaut"><text:span text:style-name="T84">:<text:tab/></text:span></text:span><text:span text:style-name="texte_20_par_20_défaut"><text:span text:style-name="T738">verbe </text:span></text:span><text:span text:style-name="texte_20_par_20_défaut"><text:span text:style-name="T748">(</text:span></text:span><text:span text:style-name="texte_20_par_20_défaut"><text:span text:style-name="T763">envahir</text:span></text:span><text:span text:style-name="texte_20_par_20_défaut"><text:span text:style-name="T748"> : indicatif.</text:span></text:span><text:span text:style-name="texte_20_par_20_défaut"><text:span text:style-name="T763">présent</text:span></text:span><text:span text:style-name="texte_20_par_20_défaut"><text:span text:style-name="T748">.3S)</text:span></text:span></text:p>
      <text:p text:style-name="P595"><text:span text:style-name="texte_20_par_20_défaut"><text:span text:style-name="T852"/></text:span></text:p>
      <text:p text:style-name="P542"><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17"><text:span text:style-name="texte_20_par_20_défaut"><text:span text:style-name="T357">•</text:span></text:span><text:span text:style-name="exemple"><text:span text:style-name="T408"> </text:span></text:span><text:span text:style-name="exemple"><text:span text:style-name="T633">La crainte qu’elle parte</text:span></text:span><text:span text:style-name="exemple"><text:span text:style-name="T634"><text:tab/><text:tab/></text:span></text:span><text:span text:style-name="texte_20_par_20_défaut"><text:span text:style-name="T127">:<text:tab/></text:span></text:span><text:span text:style-name="texte_20_par_20_défaut"><text:span text:style-name="T133">groupe nominal</text:span></text:span></text:p>
      <text:p text:style-name="P326"><text:span text:style-name="texte_20_par_20_défaut"><text:span text:style-name="T357"><text:tab/>•</text:span></text:span><text:span text:style-name="exemple"><text:span text:style-name="T408"> </text:span></text:span><text:span text:style-name="exemple"><text:span text:style-name="T633">La crainte<text:tab/></text:span></text:span><text:span text:style-name="exemple"><text:span text:style-name="T634"><text:tab/><text:tab/></text:span></text:span><text:span text:style-name="texte_20_par_20_défaut"><text:span text:style-name="T127">:<text:tab/></text:span></text:span><text:span text:style-name="texte_20_par_20_défaut"><text:span text:style-name="T133">groupe nominal</text:span></text:span></text:p>
      <text:p text:style-name="P469"><text:span text:style-name="texte_20_par_20_défaut"><text:span text:style-name="T418"><text:tab/>• </text:span></text:span><text:span text:style-name="exemple"><text:span text:style-name="T646">elle parte</text:span></text:span><text:span text:style-name="exemple"><text:span text:style-name="T645"><text:tab/></text:span></text:span><text:span text:style-name="exemple"><text:span text:style-name="T644"><text:tab/><text:tab/></text:span></text:span><text:span text:style-name="texte_20_par_20_défaut"><text:span text:style-name="T310">:</text:span></text:span><text:span text:style-name="texte_20_par_20_défaut"><text:span text:style-name="T678"><text:tab/></text:span></text:span><text:span text:style-name="texte_20_par_20_défaut"><text:span text:style-name="T310">groupe </text:span></text:span><text:span text:style-name="texte_20_par_20_défaut"><text:span text:style-name="T311">verbal</text:span></text:span></text:p>
      <text:p text:style-name="P468"><text:span text:style-name="texte_20_par_20_défaut"><text:span text:style-name="T418">• </text:span></text:span><text:span text:style-name="exemple"><text:span text:style-name="T645">m’envahit<text:tab/></text:span></text:span><text:span text:style-name="exemple"><text:span text:style-name="T644"><text:tab/><text:tab/><text:tab/></text:span></text:span><text:span text:style-name="texte_20_par_20_défaut">:</text:span><text:span text:style-name="texte_20_par_20_défaut"><text:span text:style-name="T678"><text:tab/></text:span></text:span><text:span text:style-name="texte_20_par_20_défaut">groupe </text:span><text:span text:style-name="texte_20_par_20_défaut"><text:span text:style-name="T1004">verbal</text:span></text:span></text:p>
      <text:p text:style-name="P586"><text:span text:style-name="texte_20_par_20_défaut"><text:span text:style-name="T899"/></text:span></text:p>
      <text:p text:style-name="P206"><text:span text:style-name="texte_20_par_20_défaut"><text:span text:style-name="T669">Analyse des fonctions</text:span></text:span></text:p>
      <text:p text:style-name="P315"><text:span text:style-name="texte_20_par_20_défaut"><text:span text:style-name="T333">•</text:span></text:span><text:span text:style-name="exemple"><text:span text:style-name="T361"> </text:span></text:span><text:span text:style-name="exemple"><text:span text:style-name="T612">La crainte qu’elle parte</text:span></text:span><text:span text:style-name="exemple"><text:span text:style-name="T597"><text:tab/><text:tab/></text:span></text:span><text:span text:style-name="texte_20_par_20_défaut"><text:span text:style-name="T89">:<text:tab/></text:span></text:span><text:span text:style-name="texte_20_par_20_défaut"><text:span text:style-name="T92">sujet de </text:span></text:span><text:span text:style-name="exemple"><text:span text:style-name="T256">envahit</text:span></text:span></text:p>
      <text:p text:style-name="P318"><text:span text:style-name="texte_20_par_20_défaut"><text:span text:style-name="T333"><text:tab/>•</text:span></text:span><text:span text:style-name="exemple"><text:span text:style-name="T361"> </text:span></text:span><text:span text:style-name="exemple"><text:span text:style-name="T612">qu’elle parte</text:span></text:span><text:span text:style-name="exemple"><text:span text:style-name="T597"><text:tab/><text:tab/><text:tab/></text:span></text:span><text:span text:style-name="texte_20_par_20_défaut"><text:span text:style-name="T89">:<text:tab/></text:span></text:span><text:span text:style-name="texte_20_par_20_défaut"><text:span text:style-name="T764">complément du nom de</text:span></text:span><text:span text:style-name="texte_20_par_20_défaut"><text:span text:style-name="T92"> </text:span></text:span><text:span text:style-name="exemple"><text:span text:style-name="T257">La crainte</text:span></text:span></text:p>
      <text:p text:style-name="P476"><text:span text:style-name="texte_20_par_20_défaut"><text:span text:style-name="T387"><text:tab/><text:tab/>• </text:span></text:span><text:span text:style-name="exemple"><text:span text:style-name="T629">parte<text:tab/></text:span></text:span><text:span text:style-name="exemple"><text:span text:style-name="T627"><text:tab/><text:tab/></text:span></text:span><text:span text:style-name="texte_20_par_20_défaut"><text:span text:style-name="T399">:</text:span></text:span><text:span text:style-name="texte_20_par_20_défaut"><text:span text:style-name="T388"><text:tab/></text:span></text:span><text:span text:style-name="texte_20_par_20_défaut"><text:span text:style-name="T406">prédi</text:span></text:span><text:span text:style-name="texte_20_par_20_défaut"><text:span text:style-name="T870">cat du sujet </text:span></text:span><text:span text:style-name="exemple"><text:span text:style-name="T629">elle</text:span></text:span></text:p>
      <text:p text:style-name="P476"><text:span text:style-name="texte_20_par_20_défaut"><text:span text:style-name="T387">• </text:span></text:span><text:span text:style-name="exemple"><text:span text:style-name="T626">m’envahit<text:tab/></text:span></text:span><text:span text:style-name="exemple"><text:span text:style-name="T627"><text:tab/><text:tab/><text:tab/></text:span></text:span><text:span text:style-name="texte_20_par_20_défaut"><text:span text:style-name="T399">:</text:span></text:span><text:span text:style-name="texte_20_par_20_défaut"><text:span text:style-name="T388"><text:tab/></text:span></text:span><text:span text:style-name="texte_20_par_20_défaut"><text:span text:style-name="T406">prédi</text:span></text:span><text:span text:style-name="texte_20_par_20_défaut"><text:span text:style-name="T870">cat du sujet </text:span></text:span><text:span text:style-name="exemple"><text:span text:style-name="T628">La crainte qu’elle parte</text:span></text:span></text:p>
      <text:p text:style-name="P468"><text:span text:style-name="texte_20_par_20_défaut"><text:span text:style-name="T344"><text:tab/>•</text:span></text:span><text:span text:style-name="exemple"><text:span text:style-name="T398"> </text:span></text:span><text:span text:style-name="exemple"><text:span text:style-name="T399">m</text:span></text:span><text:span text:style-name="exemple"><text:span text:style-name="T619">’<text:tab/><text:tab/><text:tab/><text:tab/></text:span></text:span><text:span text:style-name="texte_20_par_20_défaut"><text:span text:style-name="T345">:<text:tab/></text:span></text:span><text:span text:style-name="texte_20_par_20_défaut"><text:span text:style-name="T853">CO</text:span></text:span><text:span text:style-name="texte_20_par_20_défaut"><text:span text:style-name="T861">D</text:span></text:span><text:span text:style-name="texte_20_par_20_défaut"><text:span text:style-name="T853"> </text:span></text:span><text:span text:style-name="texte_20_par_20_défaut"><text:span text:style-name="T346">de </text:span></text:span><text:span text:style-name="exemple"><text:span text:style-name="T404">envahit</text:span></text:span></text:p>
      <text:p text:style-name="P475"><text:span text:style-name="texte_20_par_20_défaut"><text:span text:style-name="T405"/></text:span></text:p>
      <text:p text:style-name="P206"><text:span text:style-name="texte_20_par_20_défaut"><text:span text:style-name="T669">Analyse des propositions</text:span></text:span></text:p>
      <text:p text:style-name="P315"><text:span text:style-name="texte_20_par_20_défaut">La phrase contient </text:span><text:span text:style-name="texte_20_par_20_défaut"><text:span text:style-name="T906">deux</text:span></text:span><text:span text:style-name="texte_20_par_20_défaut"> proposition</text:span><text:span text:style-name="texte_20_par_20_défaut"><text:span text:style-name="T1024">s</text:span></text:span><text:span text:style-name="texte_20_par_20_défaut"> : il s’agit par conséquent d’une phrase </text:span><text:span text:style-name="texte_20_par_20_défaut"><text:span text:style-name="T906">complexe.</text:span></text:span></text:p>
      <text:p text:style-name="P384"><text:span text:style-name="texte_20_par_20_défaut"><text:span text:style-name="T390">La proposition principale </text:span></text:span><text:span text:style-name="texte_20_par_20_défaut"><text:span text:style-name="T407">est </text:span></text:span><text:span text:style-name="exemple"><text:span text:style-name="T628">La crainte </text:span></text:span><text:span text:style-name="exemple"><text:span text:style-name="T630">m’envahit </text:span></text:span><text:span text:style-name="texte_20_par_20_défaut">; </text:span><text:span text:style-name="texte_20_par_20_défaut"><text:span text:style-name="T1025">de cette proposition principale dépend</text:span></text:span><text:span text:style-name="texte_20_par_20_défaut"><text:span text:style-name="T1025"><text:note text:id="ftn2" text:note-class="footnote"><text:note-citation>2</text:note-citation><text:note-body><text:p text:style-name="P144"><text:span text:style-name="texte_20_par_20_défaut"><text:span text:style-name="T312"><text:tab/>Ici, l’expression « dépend de » a le sens particulier de « [dans le sens où] elle tient lieu d’un constituant de la principale » </text:span></text:span><text:span text:style-name="texte_20_par_20_défaut"><text:span text:style-name="T313">comme l’indique </text:span></text:span><text:span text:style-name="référence"><text:span text:style-name="T135">TG(I.</text:span></text:span><text:span text:style-name="référence"><text:span text:style-name="T143">1</text:span></text:span><text:span text:style-name="référence"><text:span text:style-name="T136">.</text:span></text:span><text:span text:style-name="référence"><text:span text:style-name="T134">1 note 14</text:span></text:span><text:span text:style-name="référence"><text:span text:style-name="T135">, p</text:span></text:span><text:span text:style-name="référence"><text:span text:style-name="T136">. </text:span></text:span><text:span text:style-name="référence"><text:span text:style-name="T134">5</text:span></text:span><text:span text:style-name="référence"><text:span text:style-name="T326">2</text:span></text:span><text:span text:style-name="référence"><text:span text:style-name="T139">)</text:span></text:span><text:span text:style-name="texte_20_par_20_défaut"><text:span text:style-name="T291">.</text:span></text:span></text:p></text:note-body></text:note></text:span></text:span><text:span text:style-name="texte_20_par_20_défaut"><text:span text:style-name="T1025"> la proposition subordonnée </text:span></text:span><text:span text:style-name="texte_20_par_20_défaut"><text:span text:style-name="T1027">conjonctive </text:span></text:span><text:span text:style-name="texte_20_par_20_défaut"><text:span text:style-name="T1026">complétive </text:span></text:span><text:span text:style-name="exemple"><text:span text:style-name="T1026">qu’elle parte</text:span></text:span><text:span text:style-name="texte_20_par_20_défaut"><text:span text:style-name="T1025">. Cette proposition subordonnée </text:span></text:span><text:span text:style-name="texte_20_par_20_défaut"><text:span text:style-name="T1027">conjonctive </text:span></text:span><text:span text:style-name="texte_20_par_20_défaut"><text:span text:style-name="T1025">complétive a pour fonction </text:span></text:span><text:span text:style-name="texte_20_par_20_défaut"><text:span text:style-name="T1028">d’être </text:span></text:span><text:span text:style-name="texte_20_par_20_défaut"><text:span text:style-name="T1025">complément du nom de </text:span></text:span><text:span text:style-name="exemple"><text:span text:style-name="T628">La crainte</text:span></text:span><text:span text:style-name="texte_20_par_20_défaut"><text:span text:style-name="T1025">.</text:span></text:span></text:p>
      <text:p text:style-name="P468"><text:span text:style-name="texte_20_par_20_défaut"/></text:p>
      <text:p text:style-name="P206"><text:span text:style-name="texte_20_par_20_défaut"><text:span text:style-name="T669">Analyse du type et de la forme de la phrase</text:span></text:span></text:p>
      <text:p text:style-name="P477"><text:span text:style-name="texte_20_par_20_défaut"><text:span text:style-name="T139">La phrase est de type déclaratif et </text:span></text:span><text:span text:style-name="texte_20_par_20_défaut"><text:span text:style-name="T142">n’a pas de forme particulière.</text:span></text:span></text:p>
      <text:p text:style-name="P210"><text:span text:style-name="texte_20_par_20_défaut"><text:span text:style-name="T330"><text:tab/></text:span></text:span><text:span text:style-name="GGF"><text:span text:style-name="T330">[ </text:span></text:span><text:span text:style-name="GGF">GGF.1.</text:span><text:span text:style-name="GGF"><text:span text:style-name="T946">24</text:span></text:span><text:span text:style-name="GGF"> </text:span><text:span text:style-name="GGF"><text:span text:style-name="T330">]</text:span></text:span><text:span text:style-name="GGF"> </text:span></text:p>
      <text:p text:style-name="P588"><text:span text:style-name="texte_20_par_20_défaut"><text:span text:style-name="T343"><text:tab/></text:span></text:span><text:span text:style-name="GGF"><text:span text:style-name="T393"><text:tab/></text:span></text:span><text:span text:style-name="GGF"><text:span text:style-name="T416">Confer </text:span></text:span><text:span text:style-name="GGF"><text:span text:style-name="T953">la d</text:span></text:span><text:span text:style-name="GGF"><text:span text:style-name="T394">iscussion sur le type de phrase dans une phrase subordonnée.</text:span></text:span></text:p>
      <text:p text:style-name="P445"><text:span text:style-name="texte_20_par_20_défaut"><text:span text:style-name="T401"/></text:span></text:p>
      <text:p text:style-name="P237"><text:span text:style-name="titre_20_avec_20_numéro"><text:s/>B.0</text:span><text:span text:style-name="titre_20_avec_20_numéro"><text:span text:style-name="T1000">2</text:span></text:span><text:span text:style-name="titre_20_avec_20_numéro"><text:span text:style-name="T1029">4</text:span></text:span><text:span text:style-name="titre_20_avec_20_numéro"> </text:span></text:p>
      <text:p text:style-name="P416"><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text:span></text:span><text:span text:style-name="référence"><text:span text:style-name="T793">5</text:span></text:span><text:span text:style-name="référence"><text:span text:style-name="T790">)</text:span></text:span></text:p>
      <text:p text:style-name="P416"><text:span text:style-name="référence"><text:span text:style-name="T790"/></text:span></text:p>
      <text:p text:style-name="P405"><text:span text:style-name="phrase_20_analysée_20__28_gros_20_caractère_29_"><text:span text:style-name="T801">Je connais la gare de Strasbourg</text:span></text:span><text:span text:style-name="phrase_20_analysée_20__28_gros_20_caractère_29_"><text:span text:style-name="T129">.</text:span></text:span></text:p>
      <text:p text:style-name="P213"/>
      <text:p text:style-name="P208"/>
      <text:p text:style-name="P33"><text:span text:style-name="texte_20_par_20_défaut">Analyse </text:span><text:span text:style-name="texte_20_par_20_défaut"><text:span text:style-name="T425">de la </text:span></text:span><text:span text:style-name="texte_20_par_20_défaut">nature des mots</text:span></text:p>
      <text:p text:style-name="P319"><text:span text:style-name="texte_20_par_20_défaut"><text:span text:style-name="T333">•</text:span></text:span><text:span text:style-name="T81"> </text:span><text:span text:style-name="exemple"><text:span text:style-name="T504">J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68">pronom personnel</text:span></text:span></text:p>
      <text:p text:style-name="P319"><text:span text:style-name="texte_20_par_20_défaut"><text:span text:style-name="T333">•</text:span></text:span><text:span text:style-name="texte_20_par_20_défaut"><text:span text:style-name="T714"> </text:span></text:span><text:span text:style-name="exemple"><text:span text:style-name="T504">connais</text:span></text:span><text:span text:style-name="exemple"><text:span text:style-name="T434"><text:tab/><text:tab/><text:tab/><text:tab/></text:span></text:span><text:span text:style-name="texte_20_par_20_défaut"><text:span text:style-name="T84">:<text:tab/></text:span></text:span><text:span text:style-name="texte_20_par_20_défaut"><text:span text:style-name="T763">verbe (</text:span></text:span><text:span text:style-name="texte_20_par_20_défaut"><text:span text:style-name="T768">connaître</text:span></text:span><text:span text:style-name="texte_20_par_20_défaut"><text:span text:style-name="T763"> : </text:span></text:span><text:span text:style-name="texte_20_par_20_défaut"><text:span text:style-name="T768">indicatif</text:span></text:span><text:span text:style-name="texte_20_par_20_défaut"><text:span text:style-name="T763">.présent.</text:span></text:span><text:span text:style-name="texte_20_par_20_défaut"><text:span text:style-name="T768">1</text:span></text:span><text:span text:style-name="texte_20_par_20_défaut"><text:span text:style-name="T763">S)</text:span></text:span></text:p>
      <text:p text:style-name="P319"><text:span text:style-name="texte_20_par_20_défaut"><text:span text:style-name="T333">•</text:span></text:span><text:span text:style-name="texte_20_par_20_défaut"><text:span text:style-name="T714"> </text:span></text:span><text:span text:style-name="exemple"><text:span text:style-name="T504">la</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68">article défini</text:span></text:span></text:p>
      <text:p text:style-name="P319"><text:span text:style-name="texte_20_par_20_défaut"><text:span text:style-name="T333">•</text:span></text:span><text:span text:style-name="texte_20_par_20_défaut"><text:span text:style-name="T714"> </text:span></text:span><text:span text:style-name="exemple"><text:span text:style-name="T504">gar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68">nom commun</text:span></text:span></text:p>
      <text:p text:style-name="P319"><text:span text:style-name="texte_20_par_20_défaut"><text:span text:style-name="T333">•</text:span></text:span><text:span text:style-name="texte_20_par_20_défaut"><text:span text:style-name="T714"> </text:span></text:span><text:span text:style-name="exemple"><text:span text:style-name="T504">d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122">p</text:span></text:span><text:span text:style-name="texte_20_par_20_défaut"><text:span text:style-name="T768">réposition</text:span></text:span></text:p>
      <text:p text:style-name="P319"><text:span text:style-name="texte_20_par_20_défaut"><text:span text:style-name="T333">•</text:span></text:span><text:span text:style-name="texte_20_par_20_défaut"><text:span text:style-name="T714"> </text:span></text:span><text:span text:style-name="exemple"><text:span text:style-name="T504">Strasbourg</text:span></text:span><text:span text:style-name="exemple"><text:span text:style-name="T434"><text:tab/><text:tab/><text:tab/><text:tab/></text:span></text:span><text:span text:style-name="texte_20_par_20_défaut"><text:span text:style-name="T84">:<text:tab/></text:span></text:span><text:span text:style-name="texte_20_par_20_défaut"><text:span text:style-name="T768">nom propre</text:span></text:span></text:p>
      <text:p text:style-name="P594"><text:span text:style-name="texte_20_par_20_défaut"><text:span text:style-name="T852"/></text:span></text:p>
      <text:p text:style-name="P543"><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27"><text:span text:style-name="texte_20_par_20_défaut"><text:span text:style-name="T335">• </text:span></text:span><text:span text:style-name="exemple"><text:span text:style-name="T635">connais </text:span></text:span><text:span text:style-name="exemple"><text:span text:style-name="T636">la gare de Strasbourg</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357">groupe </text:span></text:span><text:span text:style-name="texte_20_par_20_défaut"><text:span text:style-name="T359">verbal</text:span></text:span></text:p>
      <text:p text:style-name="P478"><text:span text:style-name="texte_20_par_20_défaut"><text:span text:style-name="T357"><text:tab/>•</text:span></text:span><text:span text:style-name="exemple"><text:span text:style-name="T408"> </text:span></text:span><text:span text:style-name="exemple"><text:span text:style-name="T409">l</text:span></text:span><text:span text:style-name="exemple"><text:span text:style-name="T635">a gare de Strasbourg</text:span></text:span><text:span text:style-name="exemple"><text:span text:style-name="T634"><text:tab/></text:span></text:span><text:span text:style-name="texte_20_par_20_défaut"><text:span text:style-name="T127">:<text:tab/></text:span></text:span><text:span text:style-name="texte_20_par_20_défaut"><text:span text:style-name="T133">groupe nominal</text:span></text:span></text:p>
      <text:p text:style-name="P319"><text:span text:style-name="texte_20_par_20_défaut"><text:span text:style-name="T357"><text:tab/><text:tab/>•</text:span></text:span><text:span text:style-name="exemple"><text:span text:style-name="T408"> </text:span></text:span><text:span text:style-name="exemple"><text:span text:style-name="T409">l</text:span></text:span><text:span text:style-name="exemple"><text:span text:style-name="T633">a </text:span></text:span><text:span text:style-name="exemple"><text:span text:style-name="T635">gare</text:span></text:span><text:span text:style-name="exemple"><text:span text:style-name="T633"><text:tab/></text:span></text:span><text:span text:style-name="exemple"><text:span text:style-name="T634"><text:tab/></text:span></text:span><text:span text:style-name="texte_20_par_20_défaut"><text:span text:style-name="T127">:<text:tab/></text:span></text:span><text:span text:style-name="texte_20_par_20_défaut"><text:span text:style-name="T133">groupe nominal</text:span></text:span></text:p>
      <text:p text:style-name="P478"><text:span text:style-name="texte_20_par_20_défaut"><text:span text:style-name="T418"><text:tab/><text:tab/>• </text:span></text:span><text:span text:style-name="exemple"><text:span text:style-name="T648">de S</text:span></text:span><text:span text:style-name="exemple"><text:span text:style-name="T647">trasbourg</text:span></text:span><text:span text:style-name="exemple"><text:span text:style-name="T645"><text:tab/></text:span></text:span><text:span text:style-name="texte_20_par_20_défaut"><text:span text:style-name="T310">:</text:span></text:span><text:span text:style-name="texte_20_par_20_défaut"><text:span text:style-name="T678"><text:tab/></text:span></text:span><text:span text:style-name="texte_20_par_20_défaut"><text:span text:style-name="T310">groupe </text:span></text:span><text:span text:style-name="texte_20_par_20_défaut"><text:span text:style-name="T891">nominal </text:span></text:span><text:span text:style-name="texte_20_par_20_défaut"><text:span text:style-name="T893">prépositionnel</text:span></text:span></text:p>
      <text:p text:style-name="P589"><text:span text:style-name="texte_20_par_20_défaut"><text:span text:style-name="T899"/></text:span></text:p>
      <text:p text:style-name="P213"><text:span text:style-name="texte_20_par_20_défaut"><text:span text:style-name="T669">Analyse des fonctions</text:span></text:span></text:p>
      <text:p text:style-name="P320"><text:span text:style-name="texte_20_par_20_défaut"><text:span text:style-name="T335">• </text:span></text:span><text:span text:style-name="exemple"><text:span text:style-name="T635">connais </text:span></text:span><text:span text:style-name="exemple"><text:span text:style-name="T636">la gare de Strasbourg</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862">prédicat du sujet </text:span></text:span><text:span text:style-name="exemple"><text:span text:style-name="T410">Je</text:span></text:span></text:p>
      <text:p text:style-name="P320"><text:span text:style-name="texte_20_par_20_défaut"><text:span text:style-name="T335"><text:tab/>• </text:span></text:span><text:span text:style-name="exemple"><text:span text:style-name="T636">la gare de Strasbour</text:span></text:span><text:span text:style-name="exemple"><text:span text:style-name="T637">g</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COD </text:span><text:span text:style-name="texte_20_par_20_défaut"><text:span text:style-name="T1030">du verbe </text:span></text:span><text:span text:style-name="exemple"><text:span text:style-name="T410">connais</text:span></text:span></text:p>
      <text:p text:style-name="P321"><text:span text:style-name="texte_20_par_20_défaut"><text:span text:style-name="T333"><text:tab/><text:tab/>•</text:span></text:span><text:span text:style-name="exemple"><text:span text:style-name="T361"> </text:span></text:span><text:span text:style-name="exemple"><text:span text:style-name="T615">de Strasbourg</text:span></text:span><text:span text:style-name="exemple"><text:span text:style-name="T597"><text:tab/></text:span></text:span><text:span text:style-name="texte_20_par_20_défaut"><text:span text:style-name="T89">:<text:tab/></text:span></text:span><text:span text:style-name="texte_20_par_20_défaut"><text:span text:style-name="T764">complément du nom de</text:span></text:span><text:span text:style-name="texte_20_par_20_défaut"><text:span text:style-name="T92"> </text:span></text:span><text:span text:style-name="exemple"><text:span text:style-name="T505">la gare</text:span></text:span></text:p>
      <text:p text:style-name="P479"><text:span text:style-name="exemple"><text:span text:style-name="T505"/></text:span></text:p>
      <text:p text:style-name="P34"><text:span text:style-name="texte_20_par_20_défaut">Analyse des propositions</text:span></text:p>
      <text:p text:style-name="P328"><text:span text:style-name="texte_20_par_20_défaut">La phrase contient une seule proposition : il s’agit par conséquent d’une phrase simple.</text:span></text:p>
      <text:p text:style-name="P480"><text:span text:style-name="texte_20_par_20_défaut"><text:span text:style-name="T991">L’unique proposition est une proposition indépendante.</text:span></text:span></text:p>
      <text:p text:style-name="P480"><text:span text:style-name="texte_20_par_20_défaut"/></text:p>
      <text:p text:style-name="P214"><text:span text:style-name="texte_20_par_20_défaut"><text:span text:style-name="T669">Analyse du type et de la forme de la phrase.</text:span></text:span></text:p>
      <text:p text:style-name="P480"><text:span text:style-name="texte_20_par_20_défaut"><text:span text:style-name="T258">La phrase est de type </text:span></text:span><text:span text:style-name="texte_20_par_20_défaut"><text:span text:style-name="T259">déclaratif</text:span></text:span><text:span text:style-name="texte_20_par_20_défaut"><text:span text:style-name="T258"> et n’a pas de forme particulière.</text:span></text:span></text:p>
      <text:p text:style-name="P238"><text:span text:style-name="titre_20_avec_20_numéro"><text:s/>B.0</text:span><text:span text:style-name="titre_20_avec_20_numéro"><text:span text:style-name="T1000">2</text:span></text:span><text:span text:style-name="titre_20_avec_20_numéro"><text:span text:style-name="T1032">5</text:span></text:span><text:span text:style-name="titre_20_avec_20_numéro"> </text:span></text:p>
      <text:p text:style-name="P417"><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text:span></text:span><text:span text:style-name="référence"><text:span text:style-name="T793">5</text:span></text:span><text:span text:style-name="référence"><text:span text:style-name="T790">)</text:span></text:span></text:p>
      <text:p text:style-name="P417"><text:span text:style-name="référence"><text:span text:style-name="T790"/></text:span></text:p>
      <text:p text:style-name="P406"><text:span text:style-name="phrase_20_analysée_20__28_gros_20_caractère_29_"><text:span text:style-name="T801">Je connais la </text:span></text:span><text:span text:style-name="phrase_20_analysée_20__28_gros_20_caractère_29_"><text:span text:style-name="T907">ville</text:span></text:span><text:span text:style-name="phrase_20_analysée_20__28_gros_20_caractère_29_"><text:span text:style-name="T801"> de Strasbourg</text:span></text:span><text:span text:style-name="phrase_20_analysée_20__28_gros_20_caractère_29_"><text:span text:style-name="T129">.</text:span></text:span></text:p>
      <text:p text:style-name="P215"/>
      <text:p text:style-name="P209"/>
      <text:p text:style-name="P35"><text:span text:style-name="texte_20_par_20_défaut">Analyse </text:span><text:span text:style-name="texte_20_par_20_défaut"><text:span text:style-name="T425">de la </text:span></text:span><text:span text:style-name="texte_20_par_20_défaut">nature des mots</text:span></text:p>
      <text:p text:style-name="P330"><text:span text:style-name="texte_20_par_20_défaut"><text:span text:style-name="T333">•</text:span></text:span><text:span text:style-name="T81"> </text:span><text:span text:style-name="exemple"><text:span text:style-name="T504">J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68">pronom personnel</text:span></text:span></text:p>
      <text:p text:style-name="P330"><text:span text:style-name="texte_20_par_20_défaut"><text:span text:style-name="T333">•</text:span></text:span><text:span text:style-name="texte_20_par_20_défaut"><text:span text:style-name="T714"> </text:span></text:span><text:span text:style-name="exemple"><text:span text:style-name="T504">connais</text:span></text:span><text:span text:style-name="exemple"><text:span text:style-name="T434"><text:tab/><text:tab/><text:tab/><text:tab/></text:span></text:span><text:span text:style-name="texte_20_par_20_défaut"><text:span text:style-name="T84">:<text:tab/></text:span></text:span><text:span text:style-name="texte_20_par_20_défaut"><text:span text:style-name="T763">verbe (</text:span></text:span><text:span text:style-name="texte_20_par_20_défaut"><text:span text:style-name="T768">connaître</text:span></text:span><text:span text:style-name="texte_20_par_20_défaut"><text:span text:style-name="T763"> : </text:span></text:span><text:span text:style-name="texte_20_par_20_défaut"><text:span text:style-name="T768">indicatif</text:span></text:span><text:span text:style-name="texte_20_par_20_défaut"><text:span text:style-name="T763">.présent.</text:span></text:span><text:span text:style-name="texte_20_par_20_défaut"><text:span text:style-name="T768">1</text:span></text:span><text:span text:style-name="texte_20_par_20_défaut"><text:span text:style-name="T763">S)</text:span></text:span></text:p>
      <text:p text:style-name="P330"><text:span text:style-name="texte_20_par_20_défaut"><text:span text:style-name="T333">•</text:span></text:span><text:span text:style-name="texte_20_par_20_défaut"><text:span text:style-name="T714"> </text:span></text:span><text:span text:style-name="exemple"><text:span text:style-name="T504">la</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68">article défini</text:span></text:span></text:p>
      <text:p text:style-name="P330"><text:span text:style-name="texte_20_par_20_défaut"><text:span text:style-name="T333">•</text:span></text:span><text:span text:style-name="texte_20_par_20_défaut"><text:span text:style-name="T714"> </text:span></text:span><text:span text:style-name="exemple"><text:span text:style-name="T506">vill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68">nom commun</text:span></text:span></text:p>
      <text:p text:style-name="P330"><text:span text:style-name="texte_20_par_20_défaut"><text:span text:style-name="T333">•</text:span></text:span><text:span text:style-name="texte_20_par_20_défaut"><text:span text:style-name="T714"> </text:span></text:span><text:span text:style-name="exemple"><text:span text:style-name="T504">d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122">p</text:span></text:span><text:span text:style-name="texte_20_par_20_défaut"><text:span text:style-name="T768">réposition</text:span></text:span></text:p>
      <text:p text:style-name="P330"><text:span text:style-name="texte_20_par_20_défaut"><text:span text:style-name="T333">•</text:span></text:span><text:span text:style-name="texte_20_par_20_défaut"><text:span text:style-name="T714"> </text:span></text:span><text:span text:style-name="exemple"><text:span text:style-name="T504">Strasbourg</text:span></text:span><text:span text:style-name="exemple"><text:span text:style-name="T434"><text:tab/><text:tab/><text:tab/><text:tab/></text:span></text:span><text:span text:style-name="texte_20_par_20_défaut"><text:span text:style-name="T84">:<text:tab/></text:span></text:span><text:span text:style-name="texte_20_par_20_défaut"><text:span text:style-name="T768">nom propre</text:span></text:span></text:p>
      <text:p text:style-name="P596"><text:span text:style-name="texte_20_par_20_défaut"><text:span text:style-name="T852"/></text:span></text:p>
      <text:p text:style-name="P544"><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30"><text:span text:style-name="texte_20_par_20_défaut"><text:span text:style-name="T335">• </text:span></text:span><text:span text:style-name="exemple"><text:span text:style-name="T635">connais </text:span></text:span><text:span text:style-name="exemple"><text:span text:style-name="T636">la </text:span></text:span><text:span text:style-name="exemple"><text:span text:style-name="T638">ville</text:span></text:span><text:span text:style-name="exemple"><text:span text:style-name="T636"> de Strasbourg</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357">groupe </text:span></text:span><text:span text:style-name="texte_20_par_20_défaut"><text:span text:style-name="T359">verbal</text:span></text:span></text:p>
      <text:p text:style-name="P482"><text:span text:style-name="texte_20_par_20_défaut"><text:span text:style-name="T357"><text:tab/>•</text:span></text:span><text:span text:style-name="exemple"><text:span text:style-name="T408"> </text:span></text:span><text:span text:style-name="exemple"><text:span text:style-name="T409">l</text:span></text:span><text:span text:style-name="exemple"><text:span text:style-name="T635">a </text:span></text:span><text:span text:style-name="exemple"><text:span text:style-name="T638">ville</text:span></text:span><text:span text:style-name="exemple"><text:span text:style-name="T635"> de Strasbourg</text:span></text:span><text:span text:style-name="exemple"><text:span text:style-name="T634"><text:tab/></text:span></text:span><text:span text:style-name="texte_20_par_20_défaut"><text:span text:style-name="T127">:<text:tab/></text:span></text:span><text:span text:style-name="texte_20_par_20_défaut"><text:span text:style-name="T133">groupe nominal</text:span></text:span></text:p>
      <text:p text:style-name="P330"><text:span text:style-name="texte_20_par_20_défaut"><text:span text:style-name="T357"><text:tab/><text:tab/>•</text:span></text:span><text:span text:style-name="exemple"><text:span text:style-name="T408"> </text:span></text:span><text:span text:style-name="exemple"><text:span text:style-name="T409">l</text:span></text:span><text:span text:style-name="exemple"><text:span text:style-name="T633">a </text:span></text:span><text:span text:style-name="exemple"><text:span text:style-name="T638">ville</text:span></text:span><text:span text:style-name="exemple"><text:span text:style-name="T633"><text:tab/></text:span></text:span><text:span text:style-name="exemple"><text:span text:style-name="T634"><text:tab/></text:span></text:span><text:span text:style-name="texte_20_par_20_défaut"><text:span text:style-name="T127">:<text:tab/></text:span></text:span><text:span text:style-name="texte_20_par_20_défaut"><text:span text:style-name="T133">groupe nominal</text:span></text:span></text:p>
      <text:p text:style-name="P483"><text:span text:style-name="texte_20_par_20_défaut"><text:span text:style-name="T418"><text:tab/><text:tab/>• </text:span></text:span><text:span text:style-name="exemple"><text:span text:style-name="T648">de S</text:span></text:span><text:span text:style-name="exemple"><text:span text:style-name="T647">trasbourg</text:span></text:span><text:span text:style-name="exemple"><text:span text:style-name="T645"><text:tab/></text:span></text:span><text:span text:style-name="texte_20_par_20_défaut"><text:span text:style-name="T310">:</text:span></text:span><text:span text:style-name="texte_20_par_20_défaut"><text:span text:style-name="T678"><text:tab/></text:span></text:span><text:span text:style-name="texte_20_par_20_défaut"><text:span text:style-name="T310">groupe </text:span></text:span><text:span text:style-name="texte_20_par_20_défaut"><text:span text:style-name="T891">nominal </text:span></text:span><text:span text:style-name="texte_20_par_20_défaut"><text:span text:style-name="T893">prépositionnel</text:span></text:span></text:p>
      <text:p text:style-name="P585"><text:span text:style-name="texte_20_par_20_défaut"><text:span text:style-name="T899"/></text:span></text:p>
      <text:p text:style-name="P215"><text:span text:style-name="texte_20_par_20_défaut"><text:span text:style-name="T669">Analyse des fonctions</text:span></text:span></text:p>
      <text:p text:style-name="P330"><text:span text:style-name="texte_20_par_20_défaut"><text:span text:style-name="T335">• </text:span></text:span><text:span text:style-name="exemple"><text:span text:style-name="T635">connais </text:span></text:span><text:span text:style-name="exemple"><text:span text:style-name="T636">la </text:span></text:span><text:span text:style-name="exemple"><text:span text:style-name="T638">ville</text:span></text:span><text:span text:style-name="exemple"><text:span text:style-name="T636"> de Strasbourg</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862">prédicat du sujet </text:span></text:span><text:span text:style-name="exemple"><text:span text:style-name="T410">Je</text:span></text:span></text:p>
      <text:p text:style-name="P330"><text:span text:style-name="texte_20_par_20_défaut"><text:span text:style-name="T335"><text:tab/>• </text:span></text:span><text:span text:style-name="exemple"><text:span text:style-name="T636">la </text:span></text:span><text:span text:style-name="exemple"><text:span text:style-name="T638">ville</text:span></text:span><text:span text:style-name="exemple"><text:span text:style-name="T636"> de Strasbour</text:span></text:span><text:span text:style-name="exemple"><text:span text:style-name="T637">g</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COD </text:span><text:span text:style-name="texte_20_par_20_défaut"><text:span text:style-name="T1030">du verbe </text:span></text:span><text:span text:style-name="exemple"><text:span text:style-name="T410">connais</text:span></text:span></text:p>
      <text:p text:style-name="P331"><text:span text:style-name="texte_20_par_20_défaut"><text:span text:style-name="T333"><text:tab/><text:tab/>•</text:span></text:span><text:span text:style-name="exemple"><text:span text:style-name="T361"> </text:span></text:span><text:span text:style-name="exemple"><text:span text:style-name="T615">de Strasbourg</text:span></text:span><text:span text:style-name="exemple"><text:span text:style-name="T597"><text:tab/></text:span></text:span><text:span text:style-name="texte_20_par_20_défaut"><text:span text:style-name="T89">:<text:tab/></text:span></text:span><text:span text:style-name="texte_20_par_20_défaut"><text:span text:style-name="T764">complément du nom de</text:span></text:span><text:span text:style-name="texte_20_par_20_défaut"><text:span text:style-name="T92"> </text:span></text:span><text:span text:style-name="exemple"><text:span text:style-name="T505">la </text:span></text:span><text:span text:style-name="exemple"><text:span text:style-name="T638">ville<text:tab/></text:span></text:span><text:span text:style-name="texte_20_par_20_défaut"><text:span text:style-name="T875"> <text:s text:c="3"/><text:tab/> <text:s text:c="4"/></text:span></text:span><text:span text:style-name="danger"><text:span text:style-name="T711">(!)</text:span></text:span></text:p>
      <text:p text:style-name="P482"><text:span text:style-name="exemple"><text:span text:style-name="T505"/></text:span></text:p>
      <text:p text:style-name="P136"><text:span text:style-name="texte_20_par_20_défaut"><text:tab/>A pro</text:span><text:span text:style-name="texte_20_par_20_défaut"><text:span text:style-name="T1033">pos de l’analyse de </text:span></text:span><text:span text:style-name="exemple"><text:span text:style-name="T1033">de Strasbourg</text:span></text:span><text:span text:style-name="texte_20_par_20_défaut"><text:span text:style-name="T1033"> comme complément du nom, </text:span></text:span><text:span text:style-name="texte_20_par_20_défaut">la </text:span><text:span text:style-name="texte_20_par_20_défaut"><text:span text:style-name="T16">Terminologie Grammaticale</text:span></text:span><text:span text:style-name="texte_20_par_20_défaut"><text:span text:style-name="T1033"> note que l’analyse de ce groupe nominal prépositionnel </text:span></text:span><text:span text:style-name="texte_20_par_20_défaut"><text:span text:style-name="T1035">comme</text:span></text:span></text:p>
      <text:p text:style-name="texte_20_par_20_défaut_3a_citation_20_de_20_la_20_TG"><text:span text:style-name="texte_20_par_20_défaut">apposé à </text:span><text:span text:style-name="exemple">ville</text:span><text:span text:style-name="texte_20_par_20_défaut">, </text:span><text:span text:style-name="texte_20_par_20_défaut"><text:span text:style-name="T1035">[analyse] </text:span></text:span><text:span text:style-name="texte_20_par_20_défaut">longtemps pratiquée, sera donc abandonnée parce qu’elle ne correspond pas à la définition de l’apposition adoptée dans cette terminologie (cf. II.2.6).</text:span></text:p>
      <text:p text:style-name="texte_20_par_20_défaut_3a_citation_20_de_20_la_20_TG"><text:span text:style-name="texte_20_par_20_défaut"><text:tab/> <text:s/><text:tab/><text:tab/><text:tab/><text:tab/><text:tab/><text:tab/><text:tab/><text:tab/><text:tab/> <text:s text:c="5"/></text:span><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text:span></text:span><text:span text:style-name="référence"><text:span text:style-name="T793">5, </text:span></text:span><text:span text:style-name="référence"><text:span text:style-name="T794">note 29</text:span></text:span><text:span text:style-name="référence"><text:span text:style-name="T790">)</text:span></text:span></text:p>
      <text:p text:style-name="P585"><text:span text:style-name="exemple"><text:span text:style-name="T505"/></text:span></text:p>
      <text:p text:style-name="P35"><text:span text:style-name="texte_20_par_20_défaut">Analyse des propositions</text:span></text:p>
      <text:p text:style-name="P330"><text:span text:style-name="texte_20_par_20_défaut">La phrase contient une seule proposition : il s’agit par conséquent d’une phrase simple.</text:span></text:p>
      <text:p text:style-name="P482"><text:span text:style-name="texte_20_par_20_défaut"><text:span text:style-name="T991">L’unique proposition est une proposition indépendante.</text:span></text:span></text:p>
      <text:p text:style-name="P482"><text:span text:style-name="texte_20_par_20_défaut"/></text:p>
      <text:p text:style-name="P215"><text:span text:style-name="texte_20_par_20_défaut"><text:span text:style-name="T669">Analyse du type et de la forme de la phrase.</text:span></text:span></text:p>
      <text:p text:style-name="P482"><text:span text:style-name="texte_20_par_20_défaut"><text:span text:style-name="T258">La phrase est de type </text:span></text:span><text:span text:style-name="texte_20_par_20_défaut"><text:span text:style-name="T259">déclaratif</text:span></text:span><text:span text:style-name="texte_20_par_20_défaut"><text:span text:style-name="T258"> et n’a pas de forme particulière.</text:span></text:span></text:p>
      <text:p text:style-name="P631"><text:span text:style-name="titre_20_avec_20_numéro"><text:s/>B.0</text:span><text:span text:style-name="titre_20_avec_20_numéro"><text:span text:style-name="T1000">2</text:span></text:span><text:span text:style-name="titre_20_avec_20_numéro"><text:span text:style-name="T1036">6</text:span></text:span><text:span text:style-name="titre_20_avec_20_numéro"> </text:span></text:p>
      <text:p text:style-name="P611"><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text:span></text:span><text:span text:style-name="référence"><text:span text:style-name="T793">5</text:span></text:span><text:span text:style-name="référence"><text:span text:style-name="T790">)</text:span></text:span></text:p>
      <text:p text:style-name="P611"><text:span text:style-name="référence"><text:span text:style-name="T790"/></text:span></text:p>
      <text:p text:style-name="P612"><text:span text:style-name="phrase_20_analysée_20__28_gros_20_caractère_29_"><text:span text:style-name="T802">L’amour de ses parents l</text:span></text:span><text:span text:style-name="phrase_20_analysée_20__28_gros_20_caractère_29_"><text:span text:style-name="T803">a</text:span></text:span><text:span text:style-name="phrase_20_analysée_20__28_gros_20_caractère_29_"><text:span text:style-name="T802"> rend fort</text:span></text:span><text:span text:style-name="phrase_20_analysée_20__28_gros_20_caractère_29_"><text:span text:style-name="T803">e</text:span></text:span><text:span text:style-name="phrase_20_analysée_20__28_gros_20_caractère_29_"><text:span text:style-name="T802">.</text:span></text:span></text:p>
      <text:p text:style-name="P605"/>
      <text:p text:style-name="P600"/>
      <text:p text:style-name="P601"><text:span text:style-name="texte_20_par_20_défaut">Analyse </text:span><text:span text:style-name="texte_20_par_20_défaut"><text:span text:style-name="T425">de la </text:span></text:span><text:span text:style-name="texte_20_par_20_défaut">nature des mots</text:span></text:p>
      <text:p text:style-name="P617"><text:span text:style-name="texte_20_par_20_défaut"><text:span text:style-name="T333">•</text:span></text:span><text:span text:style-name="T81"> </text:span><text:span text:style-name="exemple"><text:span text:style-name="T507">L’</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123">a</text:span></text:span><text:span text:style-name="texte_20_par_20_défaut"><text:span text:style-name="T773">rticle défini</text:span></text:span></text:p>
      <text:p text:style-name="P617"><text:span text:style-name="texte_20_par_20_défaut"><text:span text:style-name="T333">•</text:span></text:span><text:span text:style-name="texte_20_par_20_défaut"><text:span text:style-name="T714"> </text:span></text:span><text:span text:style-name="exemple"><text:span text:style-name="T507">amour</text:span></text:span><text:span text:style-name="exemple"><text:span text:style-name="T434"><text:tab/><text:tab/><text:tab/><text:tab/></text:span></text:span><text:span text:style-name="texte_20_par_20_défaut"><text:span text:style-name="T84">:<text:tab/></text:span></text:span><text:span text:style-name="texte_20_par_20_défaut"><text:span text:style-name="T123">n</text:span></text:span><text:span text:style-name="texte_20_par_20_défaut"><text:span text:style-name="T773">om commun</text:span></text:span></text:p>
      <text:p text:style-name="P617"><text:span text:style-name="texte_20_par_20_défaut"><text:span text:style-name="T333">•</text:span></text:span><text:span text:style-name="texte_20_par_20_défaut"><text:span text:style-name="T714"> </text:span></text:span><text:span text:style-name="exemple"><text:span text:style-name="T507">d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73">préposition</text:span></text:span></text:p>
      <text:p text:style-name="P617"><text:span text:style-name="texte_20_par_20_défaut"><text:span text:style-name="T333">•</text:span></text:span><text:span text:style-name="texte_20_par_20_défaut"><text:span text:style-name="T714"> </text:span></text:span><text:span text:style-name="exemple"><text:span text:style-name="T507">ses</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73">déterminant possessif</text:span></text:span></text:p>
      <text:p text:style-name="P617"><text:span text:style-name="texte_20_par_20_défaut"><text:span text:style-name="T333">•</text:span></text:span><text:span text:style-name="texte_20_par_20_défaut"><text:span text:style-name="T714"> </text:span></text:span><text:span text:style-name="exemple"><text:span text:style-name="T507">parents</text:span></text:span><text:span text:style-name="exemple"><text:span text:style-name="T434"><text:tab/><text:tab/><text:tab/><text:tab/></text:span></text:span><text:span text:style-name="texte_20_par_20_défaut"><text:span text:style-name="T84">:<text:tab/></text:span></text:span><text:span text:style-name="texte_20_par_20_défaut"><text:span text:style-name="T773">nom commun</text:span></text:span></text:p>
      <text:p text:style-name="P617"><text:span text:style-name="texte_20_par_20_défaut"><text:span text:style-name="T333">•</text:span></text:span><text:span text:style-name="texte_20_par_20_défaut"><text:span text:style-name="T714"> </text:span></text:span><text:span text:style-name="exemple"><text:span text:style-name="T507">l</text:span></text:span><text:span text:style-name="exemple"><text:span text:style-name="T508">a</text:span></text:span><text:span text:style-name="exemple"><text:span text:style-name="T50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73">pronom personnel</text:span></text:span></text:p>
      <text:p text:style-name="P618"><text:span text:style-name="texte_20_par_20_défaut"><text:span text:style-name="T333">•</text:span></text:span><text:span text:style-name="texte_20_par_20_défaut"><text:span text:style-name="T714"> </text:span></text:span><text:span text:style-name="exemple"><text:span text:style-name="T507">rend<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73">verbe (rendre : indicatif.présent.3S)</text:span></text:span></text:p>
      <text:p text:style-name="P618"><text:span text:style-name="texte_20_par_20_défaut"><text:span text:style-name="T333">•</text:span></text:span><text:span text:style-name="texte_20_par_20_défaut"><text:span text:style-name="T714"> </text:span></text:span><text:span text:style-name="exemple"><text:span text:style-name="T507">fort</text:span></text:span><text:span text:style-name="exemple"><text:span text:style-name="T508">e</text:span></text:span><text:span text:style-name="exemple"><text:span text:style-name="T50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73">adjectif</text:span></text:span></text:p>
      <text:p text:style-name="P634"><text:span text:style-name="texte_20_par_20_défaut"><text:span text:style-name="T852"/></text:span></text:p>
      <text:p text:style-name="P635"><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618"><text:span text:style-name="texte_20_par_20_défaut"><text:span text:style-name="T335">• </text:span></text:span><text:span text:style-name="exemple"><text:span text:style-name="T639">L’amour de ses parents<text:tab/></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357">groupe </text:span></text:span><text:span text:style-name="texte_20_par_20_défaut"><text:span text:style-name="T863">nominal</text:span></text:span></text:p>
      <text:p text:style-name="P618"><text:span text:style-name="texte_20_par_20_défaut"><text:span text:style-name="T335"><text:tab/>• </text:span></text:span><text:span text:style-name="exemple"><text:span text:style-name="T639">L’amour<text:tab/><text:tab/></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357">groupe </text:span></text:span><text:span text:style-name="texte_20_par_20_défaut"><text:span text:style-name="T863">nominal</text:span></text:span></text:p>
      <text:p text:style-name="P618"><text:span text:style-name="texte_20_par_20_défaut"><text:span text:style-name="T335"><text:tab/>• </text:span></text:span><text:span text:style-name="exemple"><text:span text:style-name="T640">de ses </text:span></text:span><text:span text:style-name="exemple"><text:span text:style-name="T639">parents<text:tab/></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357">groupe </text:span></text:span><text:span text:style-name="texte_20_par_20_défaut"><text:span text:style-name="T863">nominal </text:span></text:span><text:span text:style-name="texte_20_par_20_défaut"><text:span text:style-name="T864">prépositionnel</text:span></text:span></text:p>
      <text:p text:style-name="P617"><text:span text:style-name="texte_20_par_20_défaut"><text:span text:style-name="T335">• </text:span></text:span><text:span text:style-name="exemple"><text:span text:style-name="T639">l</text:span></text:span><text:span text:style-name="exemple"><text:span text:style-name="T642">a</text:span></text:span><text:span text:style-name="exemple"><text:span text:style-name="T639"> rend fort</text:span></text:span><text:span text:style-name="exemple"><text:span text:style-name="T642">e</text:span></text:span><text:span text:style-name="exemple"><text:span text:style-name="T639"><text:tab/><text:tab/><text:tab/></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357">groupe </text:span></text:span><text:span text:style-name="texte_20_par_20_défaut"><text:span text:style-name="T359">verbal</text:span></text:span></text:p>
      <text:p text:style-name="P629"><text:span text:style-name="texte_20_par_20_défaut"><text:span text:style-name="T899"/></text:span></text:p>
      <text:p text:style-name="P605"><text:span text:style-name="texte_20_par_20_défaut"><text:span text:style-name="T669">Analyse des fonctions</text:span></text:span></text:p>
      <text:p text:style-name="P619"><text:span text:style-name="texte_20_par_20_défaut"><text:span text:style-name="T335">• </text:span></text:span><text:span text:style-name="exemple"><text:span text:style-name="T639">L’amour de ses parents<text:tab/></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865">sujet de </text:span></text:span><text:span text:style-name="exemple"><text:span text:style-name="T411">rend</text:span></text:span></text:p>
      <text:p text:style-name="P628"><text:span text:style-name="texte_20_par_20_défaut"><text:span text:style-name="T335"><text:tab/>• </text:span></text:span><text:span text:style-name="exemple"><text:span text:style-name="T639">de ses parents<text:tab/></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865">complément du nom de </text:span></text:span><text:span text:style-name="exemple"><text:span text:style-name="T411">L’amour<text:tab/><text:tab/> <text:s text:c="4"/></text:span></text:span><text:span text:style-name="danger"><text:span text:style-name="T711">(!)</text:span></text:span></text:p>
      <text:p text:style-name="P619"><text:span text:style-name="texte_20_par_20_défaut"><text:span text:style-name="T335">• </text:span></text:span><text:span text:style-name="exemple"><text:span text:style-name="T641">l</text:span></text:span><text:span text:style-name="exemple"><text:span text:style-name="T642">a</text:span></text:span><text:span text:style-name="exemple"><text:span text:style-name="T641"> rend fort</text:span></text:span><text:span text:style-name="exemple"><text:span text:style-name="T642">e</text:span></text:span><text:span text:style-name="exemple"><text:span text:style-name="T641"><text:tab/><text:tab/><text:tab/></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908">prédicat du sujet </text:span></text:span><text:span text:style-name="exemple"><text:span text:style-name="T639">L’amour de ses parents</text:span></text:span></text:p>
      <text:p text:style-name="P619"><text:span text:style-name="texte_20_par_20_défaut"><text:span text:style-name="T335"><text:tab/>• </text:span></text:span><text:span text:style-name="exemple"><text:span text:style-name="T641">l</text:span></text:span><text:span text:style-name="exemple"><text:span text:style-name="T643">a</text:span></text:span><text:span text:style-name="exemple"><text:span text:style-name="T641"><text:tab/><text:tab/><text:tab/></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360">COD de </text:span></text:span><text:span text:style-name="exemple"><text:span text:style-name="T411">rend</text:span></text:span></text:p>
      <text:p text:style-name="P619"><text:span text:style-name="texte_20_par_20_défaut"><text:span text:style-name="T335"><text:tab/>• </text:span></text:span><text:span text:style-name="exemple"><text:span text:style-name="T641">fort</text:span></text:span><text:span text:style-name="exemple"><text:span text:style-name="T643">e</text:span></text:span><text:span text:style-name="exemple"><text:span text:style-name="T641"><text:tab/><text:tab/><text:tab/></text:span></text:span><text:span text:style-name="exemple"><text:span text:style-name="T632"><text:tab/></text:span></text:span><text:span text:style-name="texte_20_par_20_défaut"><text:span text:style-name="T357">:</text:span></text:span><text:span text:style-name="texte_20_par_20_défaut"><text:span text:style-name="T339"><text:tab/></text:span></text:span><text:span text:style-name="texte_20_par_20_défaut"><text:span text:style-name="T360">attribut du COD </text:span></text:span><text:span text:style-name="exemple"><text:span text:style-name="T411">l</text:span></text:span><text:span text:style-name="exemple"><text:span text:style-name="T412">a</text:span></text:span></text:p>
      <text:p text:style-name="P614"><text:span text:style-name="danger"><text:span text:style-name="T710"/></text:span></text:p>
      <text:p text:style-name="P603"><text:span text:style-name="texte_20_par_20_défaut"><text:tab/>A pro</text:span><text:span text:style-name="texte_20_par_20_défaut"><text:span text:style-name="T1033">pos de l’analyse de </text:span></text:span><text:span text:style-name="exemple"><text:span text:style-name="T1037">L’amour de ses parents</text:span></text:span><text:span text:style-name="texte_20_par_20_défaut"><text:span text:style-name="T1033"> comme complément du nom </text:span></text:span><text:span text:style-name="texte_20_par_20_défaut">la </text:span><text:span text:style-name="texte_20_par_20_défaut"><text:span text:style-name="T16">Terminologie Grammaticale</text:span></text:span><text:span text:style-name="texte_20_par_20_défaut"><text:span text:style-name="T1033"> note que </text:span></text:span><text:span text:style-name="texte_20_par_20_défaut"><text:span text:style-name="T1038">dans</text:span></text:span></text:p>
      <text:p text:style-name="P639"><text:span text:style-name="texte_20_par_20_défaut">certains cas, le GNP est ambigu : </text:span><text:span text:style-name="exemple">L’amour de ses parents</text:span><text:span text:style-name="texte_20_par_20_défaut"> signifie ou bien « l’amour qu’on éprouve pour ses parents » (le GNP de </text:span><text:span text:style-name="exemple">ses parents</text:span><text:span text:style-name="texte_20_par_20_défaut"> correspond dans ce cas au COD de aimer dont dérive </text:span><text:span text:style-name="exemple">amour</text:span><text:span text:style-name="texte_20_par_20_défaut">) ou bien « L’amour que les parents éprouvent » (le GNP de </text:span><text:span text:style-name="exemple">ses parents</text:span><text:span text:style-name="texte_20_par_20_défaut"> correspond dans ce cas au sujet de aimer dont dérive </text:span><text:span text:style-name="exemple">amour</text:span><text:span text:style-name="texte_20_par_20_défaut">).</text:span></text:p>
      <text:p text:style-name="texte_20_par_20_défaut_3a_citation_20_de_20_la_20_TG"><text:span text:style-name="texte_20_par_20_défaut"><text:tab/><text:tab/><text:tab/><text:tab/><text:tab/><text:tab/><text:tab/><text:tab/><text:tab/><text:tab/> <text:s text:c="2"/><text:tab/> <text:s text:c="4"/></text:span><text:span text:style-name="référence"><text:span text:style-name="T785">TG(</text:span></text:span><text:span text:style-name="référence"><text:span text:style-name="T786">I</text:span></text:span><text:span text:style-name="référence"><text:span text:style-name="T785">I.</text:span></text:span><text:span text:style-name="référence"><text:span text:style-name="T787">2.</text:span></text:span><text:span text:style-name="référence"><text:span text:style-name="T782">5</text:span></text:span><text:span text:style-name="référence"><text:span text:style-name="T788">.</text:span></text:span><text:span text:style-name="référence"><text:span text:style-name="T789">1</text:span></text:span><text:span text:style-name="référence"><text:span text:style-name="T785">, p.</text:span></text:span><text:span text:style-name="référence"><text:span text:style-name="T787"> </text:span></text:span><text:span text:style-name="référence"><text:span text:style-name="T782">9</text:span></text:span><text:span text:style-name="référence"><text:span text:style-name="T793">5</text:span></text:span><text:span text:style-name="référence"><text:span text:style-name="T790">)</text:span></text:span></text:p>
      <text:p text:style-name="P602"><text:span text:style-name="texte_20_par_20_défaut"/></text:p>
      <text:p text:style-name="P605"><text:span text:style-name="texte_20_par_20_défaut"><text:span text:style-name="T669">Analyse des propositions</text:span></text:span></text:p>
      <text:p text:style-name="P617"><text:span text:style-name="texte_20_par_20_défaut">La phrase contient une seule proposition : il s’agit par conséquent d’une phrase simple.</text:span></text:p>
      <text:p text:style-name="P613"><text:span text:style-name="texte_20_par_20_défaut"><text:span text:style-name="T991">L’unique proposition est une proposition indépendante.</text:span></text:span></text:p>
      <text:p text:style-name="P613"><text:span text:style-name="texte_20_par_20_défaut"/></text:p>
      <text:p text:style-name="P605"><text:span text:style-name="texte_20_par_20_défaut"><text:span text:style-name="T669">Analyse du type et de la forme de la phrase.</text:span></text:span></text:p>
      <text:p text:style-name="P613"><text:span text:style-name="texte_20_par_20_défaut"><text:span text:style-name="T258">La phrase est de type </text:span></text:span><text:span text:style-name="texte_20_par_20_défaut"><text:span text:style-name="T259">déclaratif</text:span></text:span><text:span text:style-name="texte_20_par_20_défaut"><text:span text:style-name="T258"> et n’a pas de forme particulière.</text:span></text:span></text:p>
      <text:p text:style-name="P504"><text:span text:style-name="titre_20_avec_20_numéro"><text:s/>B.027 </text:span></text:p>
      <text:p text:style-name="P407"><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407"><text:span text:style-name="référence"><text:span text:style-name="T139"/></text:span></text:p>
      <text:p text:style-name="P398"><text:span text:style-name="phrase_20_analysée_20__28_gros_20_caractère_29_"><text:span text:style-name="T985">Elle n’aime pas le cinéma français.</text:span></text:span></text:p>
      <text:p text:style-name="P163"/>
      <text:p text:style-name="P22"><text:span text:style-name="texte_20_par_20_défaut">Analyse </text:span><text:span text:style-name="texte_20_par_20_défaut"><text:span text:style-name="T425">de la </text:span></text:span><text:span text:style-name="texte_20_par_20_défaut">nature des mots</text:span></text:p>
      <text:p text:style-name="P277"><text:span text:style-name="texte_20_par_20_défaut"><text:span text:style-name="T333">•</text:span></text:span><text:span text:style-name="T81"> </text:span><text:span text:style-name="exemple"><text:span text:style-name="T475">Elle</text:span></text:span><text:span text:style-name="exemple"><text:span text:style-name="T434"><text:tab/><text:tab/><text:tab/><text:tab/><text:tab/></text:span></text:span><text:span text:style-name="texte_20_par_20_défaut"><text:span text:style-name="T128">:</text:span></text:span><text:span text:style-name="texte_20_par_20_défaut"><text:span text:style-name="T84"><text:tab/></text:span></text:span><text:span text:style-name="texte_20_par_20_défaut"><text:span text:style-name="T734">pronom personnel</text:span></text:span></text:p>
      <text:p text:style-name="P397"><text:span text:style-name="texte_20_par_20_défaut"><text:span text:style-name="T333">•</text:span></text:span><text:span text:style-name="T81"> </text:span><text:span text:style-name="exemple"><text:span text:style-name="T475">n’</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4">adverbe</text:span></text:span></text:p>
      <text:p text:style-name="P397"><text:span text:style-name="texte_20_par_20_défaut"><text:span text:style-name="T333">•</text:span></text:span><text:span text:style-name="T81"> </text:span><text:span text:style-name="exemple"><text:span text:style-name="T475">aime</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verbe </text:span></text:span><text:span text:style-name="texte_20_par_20_défaut"><text:span text:style-name="T100">(</text:span></text:span><text:span text:style-name="texte_20_par_20_défaut"><text:span text:style-name="T734">aimer</text:span></text:span><text:span text:style-name="texte_20_par_20_défaut"><text:span text:style-name="T688"> </text:span></text:span><text:span text:style-name="texte_20_par_20_défaut"><text:span text:style-name="T100">: indicatif.présent.3S)</text:span></text:span></text:p>
      <text:p text:style-name="P397"><text:span text:style-name="texte_20_par_20_défaut"><text:span text:style-name="T333">•</text:span></text:span><text:span text:style-name="T81"> </text:span><text:span text:style-name="exemple"><text:span text:style-name="T475">pas</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110">adverbe</text:span></text:span></text:p>
      <text:p text:style-name="P397"><text:span text:style-name="texte_20_par_20_défaut"><text:span text:style-name="T333">•</text:span></text:span><text:span text:style-name="T81"> </text:span><text:span text:style-name="exemple"><text:span text:style-name="T437">l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article défini</text:span></text:span></text:p>
      <text:p text:style-name="P397"><text:span text:style-name="texte_20_par_20_défaut"><text:span text:style-name="T333">•</text:span></text:span><text:span text:style-name="T81"> </text:span><text:span text:style-name="exemple"><text:span text:style-name="T475">cinéma</text:span></text:span><text:span text:style-name="exemple"><text:span text:style-name="T437"><text:tab/></text:span></text:span><text:span text:style-name="exemple"><text:span text:style-name="T434"><text:tab/><text:tab/><text:tab/></text:span></text:span><text:span text:style-name="texte_20_par_20_défaut"><text:span text:style-name="T84">:<text:tab/></text:span></text:span><text:span text:style-name="texte_20_par_20_défaut"><text:span text:style-name="T94">nom commun</text:span></text:span></text:p>
      <text:p text:style-name="P397"><text:span text:style-name="texte_20_par_20_défaut"><text:span text:style-name="T333">•</text:span></text:span><text:span text:style-name="T81"> </text:span><text:span text:style-name="exemple"><text:span text:style-name="T475">français</text:span></text:span><text:span text:style-name="exemple"><text:span text:style-name="T437"><text:tab/></text:span></text:span><text:span text:style-name="exemple"><text:span text:style-name="T434"><text:tab/><text:tab/><text:tab/></text:span></text:span><text:span text:style-name="texte_20_par_20_défaut"><text:span text:style-name="T84">:<text:tab/></text:span></text:span><text:span text:style-name="texte_20_par_20_défaut"><text:span text:style-name="T94">adjectif</text:span></text:span></text:p>
      <text:p text:style-name="P397"><text:span text:style-name="texte_20_par_20_défaut"><text:span text:style-name="T94"/></text:span></text:p>
      <text:p text:style-name="P530"><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419"><text:span text:style-name="texte_20_par_20_défaut"><text:span text:style-name="T418">•</text:span></text:span><text:span text:style-name="texte_20_par_20_défaut"><text:span text:style-name="T669"> </text:span></text:span><text:span text:style-name="exemple"><text:span text:style-name="T995">n’a</text:span></text:span><text:span text:style-name="exemple"><text:span text:style-name="T988">ime </text:span></text:span><text:span text:style-name="exemple"><text:span text:style-name="T995">pas </text:span></text:span><text:span text:style-name="exemple"><text:span text:style-name="T988">le </text:span></text:span><text:span text:style-name="exemple"><text:span text:style-name="T987">cinéma français</text:span></text:span><text:span text:style-name="texte_20_par_20_défaut"><text:span text:style-name="T678"><text:tab/></text:span></text:span><text:span text:style-name="texte_20_par_20_défaut">:</text:span><text:span text:style-name="texte_20_par_20_défaut"><text:span text:style-name="T678"><text:tab/></text:span></text:span><text:span text:style-name="texte_20_par_20_défaut"><text:span text:style-name="T296">groupe </text:span></text:span><text:span text:style-name="texte_20_par_20_défaut"><text:span text:style-name="T884">verbal</text:span></text:span></text:p>
      <text:p text:style-name="P397"><text:span text:style-name="texte_20_par_20_défaut"><text:span text:style-name="T418"><text:tab/>•</text:span></text:span><text:span text:style-name="texte_20_par_20_défaut"><text:span text:style-name="T669"> </text:span></text:span><text:span text:style-name="exemple"><text:span text:style-name="T987">le cinéma français</text:span></text:span><text:span text:style-name="texte_20_par_20_défaut"><text:span text:style-name="T678"><text:tab/><text:tab/></text:span></text:span><text:span text:style-name="texte_20_par_20_défaut">:</text:span><text:span text:style-name="texte_20_par_20_défaut"><text:span text:style-name="T678"><text:tab/></text:span></text:span><text:span text:style-name="texte_20_par_20_défaut"><text:span text:style-name="T296">groupe nominal</text:span></text:span></text:p>
      <text:p text:style-name="P397"><text:span text:style-name="texte_20_par_20_défaut"><text:span text:style-name="T333"/></text:span></text:p>
      <text:p text:style-name="P569"><text:span text:style-name="texte_20_par_20_défaut"><text:span text:style-name="T669">Analyse des fonctions</text:span></text:span></text:p>
      <text:p text:style-name="P418"><text:span text:style-name="texte_20_par_20_défaut"><text:span text:style-name="T420">•</text:span></text:span><text:span text:style-name="texte_20_par_20_défaut"><text:span text:style-name="T296"> </text:span></text:span><text:span text:style-name="exemple"><text:span text:style-name="T296">Elle<text:tab/></text:span></text:span><text:span text:style-name="exemple"><text:span text:style-name="T297"><text:tab/></text:span></text:span><text:span text:style-name="texte_20_par_20_défaut"><text:span text:style-name="T298"><text:tab/><text:tab/><text:tab/></text:span></text:span><text:span text:style-name="texte_20_par_20_défaut"><text:span text:style-name="T296">:</text:span></text:span><text:span text:style-name="texte_20_par_20_défaut"><text:span text:style-name="T298"><text:tab/></text:span></text:span><text:span text:style-name="texte_20_par_20_défaut"><text:span text:style-name="T883">sujet</text:span></text:span><text:span text:style-name="texte_20_par_20_défaut"><text:span text:style-name="T296"> </text:span></text:span><text:span text:style-name="texte_20_par_20_défaut"><text:span text:style-name="T297">de </text:span></text:span><text:span text:style-name="exemple"><text:span text:style-name="T297">aime</text:span></text:span></text:p>
      <text:p text:style-name="P454"><text:span text:style-name="texte_20_par_20_défaut"><text:span text:style-name="T418">•</text:span></text:span><text:span text:style-name="texte_20_par_20_défaut"><text:span text:style-name="T681"> </text:span></text:span><text:span text:style-name="exemple"><text:span text:style-name="T305">n’a</text:span></text:span><text:span text:style-name="exemple"><text:span text:style-name="T307">ime </text:span></text:span><text:span text:style-name="exemple"><text:span text:style-name="T305">pas </text:span></text:span><text:span text:style-name="exemple"><text:span text:style-name="T307">le </text:span></text:span><text:span text:style-name="exemple"><text:span text:style-name="T297">cinéma français</text:span></text:span><text:span text:style-name="texte_20_par_20_défaut"><text:span text:style-name="T678"><text:tab/></text:span></text:span><text:span text:style-name="texte_20_par_20_défaut"><text:span text:style-name="T297">:</text:span></text:span><text:span text:style-name="texte_20_par_20_défaut"><text:span text:style-name="T678"><text:tab/></text:span></text:span><text:span text:style-name="texte_20_par_20_défaut"><text:span text:style-name="T889">prédicat du sujet </text:span></text:span><text:span text:style-name="exemple"><text:span text:style-name="T308">Elle</text:span></text:span></text:p>
      <text:p text:style-name="P418"><text:span text:style-name="texte_20_par_20_défaut"><text:span text:style-name="T418"><text:tab/>•</text:span></text:span><text:span text:style-name="texte_20_par_20_défaut"><text:span text:style-name="T681"> </text:span></text:span><text:span text:style-name="exemple"><text:span text:style-name="T297">le cinéma français</text:span></text:span><text:span text:style-name="texte_20_par_20_défaut"><text:span text:style-name="T678"><text:tab/><text:tab/></text:span></text:span><text:span text:style-name="texte_20_par_20_défaut"><text:span text:style-name="T297">:</text:span></text:span><text:span text:style-name="texte_20_par_20_défaut"><text:span text:style-name="T678"><text:tab/></text:span></text:span><text:span text:style-name="texte_20_par_20_défaut"><text:span text:style-name="T297">COD de </text:span></text:span><text:span text:style-name="exemple"><text:span text:style-name="T297">aime</text:span></text:span></text:p>
      <text:p text:style-name="P570"><text:span text:style-name="exemple"><text:span text:style-name="T681"/></text:span></text:p>
      <text:p text:style-name="P168"><text:span text:style-name="texte_20_par_20_défaut"><text:span text:style-name="T669">Analyse des propositions</text:span></text:span></text:p>
      <text:p text:style-name="P278"><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425"><text:span text:style-name="texte_20_par_20_défaut"/></text:p>
      <text:p text:style-name="P168"><text:span text:style-name="texte_20_par_20_défaut"><text:span text:style-name="T669">Analyse du type et de la forme de la phrase</text:span></text:span></text:p>
      <text:p text:style-name="P420"><text:span text:style-name="texte_20_par_20_défaut"><text:span text:style-name="T297">La phrase est de type déclaratif et </text:span></text:span><text:span text:style-name="texte_20_par_20_défaut"><text:span text:style-name="T299">a une forme négative.</text:span></text:span></text:p>
      <text:p text:style-name="P571"><text:span text:style-name="exemple"><text:span text:style-name="T683"/></text:span></text:p>
      <text:p text:style-name="P422"><text:span text:style-name="texte_20_par_20_défaut"><text:span text:style-name="T682">Analyse de la forme négative</text:span></text:span><text:span text:style-name="texte_20_par_20_défaut"><text:span text:style-name="T300"> : dans cette phrase la négation est </text:span></text:span><text:span text:style-name="texte_20_par_20_défaut"><text:span text:style-name="T895">totale</text:span></text:span><text:span text:style-name="texte_20_par_20_défaut"><text:span text:style-name="T300"> <text:s text:c="13"/></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422"><text:span text:style-name="texte_20_par_20_défaut"><text:span text:style-name="T300">car elle porte sur </text:span></text:span><text:span text:style-name="texte_20_par_20_défaut"><text:span text:style-name="T885">l’ensemble de l’énoncé</text:span></text:span><text:span text:style-name="texte_20_par_20_défaut"><text:span text:style-name="T300">. </text:span></text:span><text:span text:style-name="exemple"><text:span text:style-name="T547">Elle n’aime pas le cinéma français</text:span></text:span></text:p>
      <text:p text:style-name="P422"><text:span text:style-name="texte_20_par_20_défaut"><text:span text:style-name="T300">est en effet la négation de </text:span></text:span><text:span text:style-name="exemple"><text:span text:style-name="T547">Elle aime le cinéma français</text:span></text:span><text:span text:style-name="texte_20_par_20_défaut"><text:span text:style-name="T300"> .</text:span></text:span></text:p>
      <text:p text:style-name="P505"><text:span text:style-name="titre_20_avec_20_numéro"><text:s/>B.028 </text:span></text:p>
      <text:p text:style-name="P408"><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408"><text:span text:style-name="référence"><text:span text:style-name="T139"/></text:span></text:p>
      <text:p text:style-name="P489"><text:span text:style-name="phrase_20_analysée_20__28_gros_20_caractère_29_"><text:span text:style-name="T990">Personne ne l’a écoutée.</text:span></text:span></text:p>
      <text:p text:style-name="P164"/>
      <text:p text:style-name="P23"><text:span text:style-name="texte_20_par_20_défaut">Analyse </text:span><text:span text:style-name="texte_20_par_20_défaut"><text:span text:style-name="T425">de la </text:span></text:span><text:span text:style-name="texte_20_par_20_défaut">nature des mots</text:span></text:p>
      <text:p text:style-name="P279"><text:span text:style-name="texte_20_par_20_défaut"><text:span text:style-name="T333">•</text:span></text:span><text:span text:style-name="T81"> </text:span><text:span text:style-name="exemple"><text:span text:style-name="T476">Personne</text:span></text:span><text:span text:style-name="exemple"><text:span text:style-name="T434"><text:tab/><text:tab/><text:tab/><text:tab/></text:span></text:span><text:span text:style-name="texte_20_par_20_défaut"><text:span text:style-name="T84">:<text:tab/></text:span></text:span><text:span text:style-name="texte_20_par_20_défaut"><text:span text:style-name="T734">pronom </text:span></text:span><text:span text:style-name="texte_20_par_20_défaut"><text:span text:style-name="T735">indéfini</text:span></text:span></text:p>
      <text:p text:style-name="P423"><text:span text:style-name="texte_20_par_20_défaut"><text:span text:style-name="T333">•</text:span></text:span><text:span text:style-name="T81"> </text:span><text:span text:style-name="exemple"><text:span text:style-name="T475">n</text:span></text:span><text:span text:style-name="exemple"><text:span text:style-name="T476">e</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4">adverbe</text:span></text:span></text:p>
      <text:p text:style-name="P423"><text:span text:style-name="texte_20_par_20_défaut"><text:span text:style-name="T333">•</text:span></text:span><text:span text:style-name="T81"> </text:span><text:span text:style-name="exemple"><text:span text:style-name="T476">l’</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111">pronom personnel</text:span></text:span></text:p>
      <text:p text:style-name="P423"><text:span text:style-name="texte_20_par_20_défaut"><text:span text:style-name="T333">•</text:span></text:span><text:span text:style-name="T81"> </text:span><text:span text:style-name="exemple"><text:span text:style-name="T476">a écoutée</text:span></text:span><text:span text:style-name="exemple"><text:span text:style-name="T434"><text:tab/><text:tab/><text:tab/><text:tab/></text:span></text:span><text:span text:style-name="texte_20_par_20_défaut"><text:span text:style-name="T84">:<text:tab/></text:span></text:span><text:span text:style-name="texte_20_par_20_défaut"><text:span text:style-name="T94">verbe </text:span></text:span><text:span text:style-name="texte_20_par_20_défaut"><text:span text:style-name="T100">(</text:span></text:span><text:span text:style-name="texte_20_par_20_défaut"><text:span text:style-name="T735">écouter</text:span></text:span><text:span text:style-name="texte_20_par_20_défaut"><text:span text:style-name="T688"> </text:span></text:span><text:span text:style-name="texte_20_par_20_défaut"><text:span text:style-name="T100">: indicatif.</text:span></text:span><text:span text:style-name="texte_20_par_20_défaut"><text:span text:style-name="T735">passé composé</text:span></text:span><text:span text:style-name="texte_20_par_20_défaut"><text:span text:style-name="T100">.3S)</text:span></text:span></text:p>
      <text:p text:style-name="P423"><text:span text:style-name="texte_20_par_20_défaut"><text:span text:style-name="T94"/></text:span></text:p>
      <text:p text:style-name="P531"><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423"><text:span text:style-name="texte_20_par_20_défaut"><text:span text:style-name="T418">•</text:span></text:span><text:span text:style-name="texte_20_par_20_défaut"><text:span text:style-name="T669"> </text:span></text:span><text:span text:style-name="exemple"><text:span text:style-name="T565">ne l’a écoutée<text:tab/><text:tab/></text:span></text:span><text:span text:style-name="texte_20_par_20_défaut"><text:span text:style-name="T678"><text:tab/></text:span></text:span><text:span text:style-name="texte_20_par_20_défaut">:</text:span><text:span text:style-name="texte_20_par_20_défaut"><text:span text:style-name="T678"><text:tab/></text:span></text:span><text:span text:style-name="texte_20_par_20_défaut"><text:span text:style-name="T296">groupe </text:span></text:span><text:span text:style-name="texte_20_par_20_défaut"><text:span text:style-name="T884">verbal</text:span></text:span></text:p>
      <text:p text:style-name="P572"><text:span text:style-name="texte_20_par_20_défaut"><text:span text:style-name="T357"/></text:span></text:p>
      <text:p text:style-name="P572"><text:span text:style-name="texte_20_par_20_défaut"><text:span text:style-name="T669">Analyse des fonctions</text:span></text:span></text:p>
      <text:p text:style-name="P423"><text:span text:style-name="texte_20_par_20_défaut"><text:span text:style-name="T420">•</text:span></text:span><text:span text:style-name="texte_20_par_20_défaut"><text:span text:style-name="T296"> </text:span></text:span><text:span text:style-name="exemple"><text:span text:style-name="T548">Personne</text:span></text:span><text:span text:style-name="exemple"><text:span text:style-name="T297"><text:tab/></text:span></text:span><text:span text:style-name="texte_20_par_20_défaut"><text:span text:style-name="T298"><text:tab/><text:tab/><text:tab/></text:span></text:span><text:span text:style-name="texte_20_par_20_défaut"><text:span text:style-name="T296">:</text:span></text:span><text:span text:style-name="texte_20_par_20_défaut"><text:span text:style-name="T298"><text:tab/></text:span></text:span><text:span text:style-name="texte_20_par_20_défaut"><text:span text:style-name="T883">sujet</text:span></text:span><text:span text:style-name="texte_20_par_20_défaut"><text:span text:style-name="T296"> </text:span></text:span><text:span text:style-name="texte_20_par_20_défaut"><text:span text:style-name="T297">de </text:span></text:span><text:span text:style-name="exemple"><text:span text:style-name="T548">a écoutée</text:span></text:span></text:p>
      <text:p text:style-name="P454"><text:span text:style-name="texte_20_par_20_défaut"><text:span text:style-name="T417">•</text:span></text:span><text:span text:style-name="texte_20_par_20_défaut"><text:span text:style-name="T38"> </text:span></text:span><text:span text:style-name="exemple"><text:span text:style-name="T548">ne l’a écoutée<text:tab/><text:tab/></text:span></text:span><text:span text:style-name="texte_20_par_20_défaut"><text:span text:style-name="T39"><text:tab/></text:span></text:span><text:span text:style-name="texte_20_par_20_défaut">:</text:span><text:span text:style-name="texte_20_par_20_défaut"><text:span text:style-name="T39"><text:tab/></text:span></text:span><text:span text:style-name="texte_20_par_20_défaut">prédi</text:span><text:span text:style-name="texte_20_par_20_défaut"><text:span text:style-name="T1011">cat du sujet </text:span></text:span><text:span text:style-name="exemple"><text:span text:style-name="T1011">Personne</text:span></text:span></text:p>
      <text:p text:style-name="P423"><text:span text:style-name="texte_20_par_20_défaut"><text:span text:style-name="T418"><text:tab/>•</text:span></text:span><text:span text:style-name="texte_20_par_20_défaut"><text:span text:style-name="T681"> </text:span></text:span><text:span text:style-name="exemple"><text:span text:style-name="T297">l’</text:span></text:span><text:span text:style-name="texte_20_par_20_défaut"><text:span text:style-name="T678"><text:tab/><text:tab/><text:tab/><text:tab/></text:span></text:span><text:span text:style-name="texte_20_par_20_défaut"><text:span text:style-name="T297">:</text:span></text:span><text:span text:style-name="texte_20_par_20_défaut"><text:span text:style-name="T678"><text:tab/></text:span></text:span><text:span text:style-name="texte_20_par_20_défaut"><text:span text:style-name="T297">COD de </text:span></text:span><text:span text:style-name="exemple"><text:span text:style-name="T549">a écoutée</text:span></text:span></text:p>
      <text:p text:style-name="P573"><text:span text:style-name="exemple"><text:span text:style-name="T684"/></text:span></text:p>
      <text:p text:style-name="P446"><text:span text:style-name="texte_20_par_20_défaut"><text:span text:style-name="T686">Remarque sur </text:span></text:span><text:span text:style-name="texte_20_par_20_défaut"><text:span text:style-name="T687">le participe passé </text:span></text:span><text:span text:style-name="texte_20_par_20_défaut"><text:span text:style-name="T302">: </text:span></text:span><text:span text:style-name="texte_20_par_20_défaut"><text:span text:style-name="T303">parce que le COD de </text:span></text:span><text:span text:style-name="exemple"><text:span text:style-name="T549">a écoutée </text:span></text:span><text:span text:style-name="texte_20_par_20_défaut"><text:span text:style-name="T303">est placé avant cette forme verbale il y a accord, ici au féminin singulier parce que le pronom personnel renvoie</text:span></text:span></text:p>
      <text:p text:style-name="P446"><text:span text:style-name="texte_20_par_20_défaut"><text:span text:style-name="T303">à un féminin singulier.</text:span></text:span></text:p>
      <text:p text:style-name="P169"><text:span text:style-name="texte_20_par_20_défaut"><text:span text:style-name="T303"/></text:span></text:p>
      <text:p text:style-name="P169"><text:span text:style-name="texte_20_par_20_défaut"><text:span text:style-name="T669">Analyse des propositions</text:span></text:span></text:p>
      <text:p text:style-name="P279"><text:span text:style-name="texte_20_par_20_défaut">La phrase contient une seule proposition : il s’agit par conséquent d’une phrase simple.</text:span></text:p>
      <text:p text:style-name="P425"><text:span text:style-name="texte_20_par_20_défaut"><text:span text:style-name="T991">L’unique proposition est une proposition indépendante.</text:span></text:span></text:p>
      <text:p text:style-name="P574"><text:span text:style-name="exemple"><text:span text:style-name="T684"/></text:span></text:p>
      <text:p text:style-name="P169"><text:span text:style-name="texte_20_par_20_défaut"><text:span text:style-name="T669">Analyse du type et de la forme de la phrase</text:span></text:span></text:p>
      <text:p text:style-name="P423"><text:span text:style-name="texte_20_par_20_défaut"><text:span text:style-name="T297">La phrase est de type déclaratif et </text:span></text:span><text:span text:style-name="texte_20_par_20_défaut"><text:span text:style-name="T299">a une forme négative.</text:span></text:span></text:p>
      <text:p text:style-name="P572"><text:span text:style-name="exemple"><text:span text:style-name="T683"/></text:span></text:p>
      <text:p text:style-name="P423"><text:span text:style-name="texte_20_par_20_défaut"><text:span text:style-name="T682">Analyse de la forme négative</text:span></text:span><text:span text:style-name="texte_20_par_20_défaut"><text:span text:style-name="T300"> : dans cette phrase la négation est </text:span></text:span><text:span text:style-name="texte_20_par_20_défaut"><text:span text:style-name="T896">partielle</text:span></text:span><text:span text:style-name="texte_20_par_20_défaut"><text:span text:style-name="T300"> <text:s text:c="9"/></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423"><text:span text:style-name="texte_20_par_20_défaut"><text:span text:style-name="T300">car elle porte </text:span></text:span><text:span text:style-name="texte_20_par_20_défaut"><text:span text:style-name="T301">ici </text:span></text:span><text:span text:style-name="texte_20_par_20_défaut"><text:span text:style-name="T300">sur </text:span></text:span><text:span text:style-name="texte_20_par_20_défaut"><text:span text:style-name="T886">un pronom</text:span></text:span><text:span text:style-name="texte_20_par_20_défaut"><text:span text:style-name="T300">. </text:span></text:span><text:span text:style-name="exemple"><text:span text:style-name="T550">Personne ne l’a écoutée</text:span></text:span></text:p>
      <text:p text:style-name="P426"><text:span text:style-name="texte_20_par_20_défaut"><text:span text:style-name="T300">est en effet la négation de </text:span></text:span><text:span text:style-name="exemple"><text:span text:style-name="T550">Quelqu’un l’a écoutée</text:span></text:span><text:span text:style-name="texte_20_par_20_défaut"><text:span text:style-name="T300"> .</text:span></text:span></text:p>
      <text:p text:style-name="P506"><text:span text:style-name="titre_20_avec_20_numéro"><text:s/>B.029 </text:span></text:p>
      <text:p text:style-name="P409"><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409"><text:span text:style-name="référence"><text:span text:style-name="T139"/></text:span></text:p>
      <text:p text:style-name="P399"><text:span text:style-name="phrase_20_analysée_20__28_gros_20_caractère_29_"><text:span text:style-name="T664">Aucun détail ne lui échappe</text:span></text:span><text:span text:style-name="phrase_20_analysée_20__28_gros_20_caractère_29_"><text:span text:style-name="T990">.</text:span></text:span></text:p>
      <text:p text:style-name="P165"/>
      <text:p text:style-name="P24"><text:span text:style-name="texte_20_par_20_défaut">Analyse </text:span><text:span text:style-name="texte_20_par_20_défaut"><text:span text:style-name="T425">de la </text:span></text:span><text:span text:style-name="texte_20_par_20_défaut">nature des mots</text:span></text:p>
      <text:p text:style-name="P280"><text:span text:style-name="texte_20_par_20_défaut"><text:span text:style-name="T333">•</text:span></text:span><text:span text:style-name="T81"> </text:span><text:span text:style-name="exemple"><text:span text:style-name="T477">Aucun</text:span></text:span><text:span text:style-name="exemple"><text:span text:style-name="T434"><text:tab/><text:tab/><text:tab/><text:tab/></text:span></text:span><text:span text:style-name="texte_20_par_20_défaut"><text:span text:style-name="T84">:<text:tab/></text:span></text:span><text:span text:style-name="texte_20_par_20_défaut"><text:span text:style-name="T736">déterminant</text:span></text:span><text:span text:style-name="texte_20_par_20_défaut"><text:span text:style-name="T734"> </text:span></text:span><text:span text:style-name="texte_20_par_20_défaut"><text:span text:style-name="T735">indéfini</text:span></text:span></text:p>
      <text:p text:style-name="P325"><text:span text:style-name="texte_20_par_20_défaut"><text:span text:style-name="T333">•</text:span></text:span><text:span text:style-name="texte_20_par_20_défaut"><text:span text:style-name="T714"> </text:span></text:span><text:span text:style-name="exemple"><text:span text:style-name="T503">détail</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121">n</text:span></text:span><text:span text:style-name="texte_20_par_20_défaut"><text:span text:style-name="T767">om commun</text:span></text:span></text:p>
      <text:p text:style-name="P427"><text:span text:style-name="texte_20_par_20_défaut"><text:span text:style-name="T333">•</text:span></text:span><text:span text:style-name="T81"> </text:span><text:span text:style-name="exemple"><text:span text:style-name="T475">n</text:span></text:span><text:span text:style-name="exemple"><text:span text:style-name="T476">e</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4">adverbe</text:span></text:span></text:p>
      <text:p text:style-name="P427"><text:span text:style-name="texte_20_par_20_défaut"><text:span text:style-name="T333">•</text:span></text:span><text:span text:style-name="T81"> </text:span><text:span text:style-name="exemple"><text:span text:style-name="T476">l</text:span></text:span><text:span text:style-name="exemple"><text:span text:style-name="T477">ui</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111">pronom personnel</text:span></text:span></text:p>
      <text:p text:style-name="P427"><text:span text:style-name="texte_20_par_20_défaut"><text:span text:style-name="T333">•</text:span></text:span><text:span text:style-name="T81"> </text:span><text:span text:style-name="exemple"><text:span text:style-name="T477">échappe</text:span></text:span><text:span text:style-name="exemple"><text:span text:style-name="T434"><text:tab/><text:tab/><text:tab/><text:tab/></text:span></text:span><text:span text:style-name="texte_20_par_20_défaut"><text:span text:style-name="T84">:<text:tab/></text:span></text:span><text:span text:style-name="texte_20_par_20_défaut"><text:span text:style-name="T94">verbe </text:span></text:span><text:span text:style-name="texte_20_par_20_défaut"><text:span text:style-name="T100">(</text:span></text:span><text:span text:style-name="texte_20_par_20_défaut"><text:span text:style-name="T736">échapper</text:span></text:span><text:span text:style-name="texte_20_par_20_défaut"><text:span text:style-name="T688"> </text:span></text:span><text:span text:style-name="texte_20_par_20_défaut"><text:span text:style-name="T100">: indicatif.</text:span></text:span><text:span text:style-name="texte_20_par_20_défaut"><text:span text:style-name="T736">présent</text:span></text:span><text:span text:style-name="texte_20_par_20_défaut"><text:span text:style-name="T100">.3S)</text:span></text:span></text:p>
      <text:p text:style-name="P427"><text:span text:style-name="texte_20_par_20_défaut"><text:span text:style-name="T94"/></text:span></text:p>
      <text:p text:style-name="P532"><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427"><text:span text:style-name="texte_20_par_20_défaut"><text:span text:style-name="T418">•</text:span></text:span><text:span text:style-name="texte_20_par_20_défaut"><text:span text:style-name="T669"> </text:span></text:span><text:span text:style-name="exemple"><text:span text:style-name="T551">ne lui échappe</text:span></text:span><text:span text:style-name="exemple"><text:span text:style-name="T565"><text:tab/><text:tab/></text:span></text:span><text:span text:style-name="texte_20_par_20_défaut"><text:span text:style-name="T678"><text:tab/></text:span></text:span><text:span text:style-name="texte_20_par_20_défaut">:</text:span><text:span text:style-name="texte_20_par_20_défaut"><text:span text:style-name="T678"><text:tab/></text:span></text:span><text:span text:style-name="texte_20_par_20_défaut"><text:span text:style-name="T296">groupe </text:span></text:span><text:span text:style-name="texte_20_par_20_défaut"><text:span text:style-name="T884">verbal</text:span></text:span></text:p>
      <text:p text:style-name="P575"><text:span text:style-name="texte_20_par_20_défaut"><text:span text:style-name="T357"/></text:span></text:p>
      <text:p text:style-name="P575"><text:span text:style-name="texte_20_par_20_défaut"><text:span text:style-name="T669">Analyse des fonctions</text:span></text:span></text:p>
      <text:p text:style-name="P427"><text:span text:style-name="texte_20_par_20_défaut"><text:span text:style-name="T420">•</text:span></text:span><text:span text:style-name="texte_20_par_20_défaut"><text:span text:style-name="T296"> </text:span></text:span><text:span text:style-name="exemple"><text:span text:style-name="T551">Aucun </text:span></text:span><text:span text:style-name="exemple"><text:span text:style-name="T562">détail</text:span></text:span><text:span text:style-name="exemple"><text:span text:style-name="T297"><text:tab/></text:span></text:span><text:span text:style-name="texte_20_par_20_défaut"><text:span text:style-name="T298"><text:tab/><text:tab/><text:tab/></text:span></text:span><text:span text:style-name="texte_20_par_20_défaut"><text:span text:style-name="T296">:</text:span></text:span><text:span text:style-name="texte_20_par_20_défaut"><text:span text:style-name="T298"><text:tab/></text:span></text:span><text:span text:style-name="texte_20_par_20_défaut"><text:span text:style-name="T883">sujet</text:span></text:span><text:span text:style-name="texte_20_par_20_défaut"><text:span text:style-name="T296"> </text:span></text:span><text:span text:style-name="texte_20_par_20_défaut"><text:span text:style-name="T297">de </text:span></text:span><text:span text:style-name="exemple"><text:span text:style-name="T551">échappe</text:span></text:span></text:p>
      <text:p text:style-name="P455"><text:span text:style-name="texte_20_par_20_défaut"><text:span text:style-name="T417">•</text:span></text:span><text:span text:style-name="texte_20_par_20_défaut"><text:span text:style-name="T40"> </text:span></text:span><text:span text:style-name="exemple"><text:span text:style-name="T551">ne lui échappe</text:span></text:span><text:span text:style-name="exemple"><text:span text:style-name="T548"><text:tab/><text:tab/></text:span></text:span><text:span text:style-name="texte_20_par_20_défaut"><text:span text:style-name="T39"><text:tab/></text:span></text:span><text:span text:style-name="texte_20_par_20_défaut">:</text:span><text:span text:style-name="texte_20_par_20_défaut"><text:span text:style-name="T39"><text:tab/></text:span></text:span><text:span text:style-name="texte_20_par_20_défaut">prédicat du sujet </text:span><text:span text:style-name="exemple"><text:span text:style-name="T1012">Aucun</text:span></text:span></text:p>
      <text:p text:style-name="P427"><text:span text:style-name="texte_20_par_20_défaut"><text:span text:style-name="T418"><text:tab/>•</text:span></text:span><text:span text:style-name="texte_20_par_20_défaut"><text:span text:style-name="T681"> </text:span></text:span><text:span text:style-name="exemple"><text:span text:style-name="T297">l</text:span></text:span><text:span text:style-name="exemple"><text:span text:style-name="T304">ui</text:span></text:span><text:span text:style-name="texte_20_par_20_défaut"><text:span text:style-name="T678"><text:tab/><text:tab/><text:tab/><text:tab/></text:span></text:span><text:span text:style-name="texte_20_par_20_défaut"><text:span text:style-name="T297">:</text:span></text:span><text:span text:style-name="texte_20_par_20_défaut"><text:span text:style-name="T678"><text:tab/></text:span></text:span><text:span text:style-name="texte_20_par_20_défaut"><text:span text:style-name="T297">CO</text:span></text:span><text:span text:style-name="texte_20_par_20_défaut"><text:span text:style-name="T304">I</text:span></text:span><text:span text:style-name="texte_20_par_20_défaut"><text:span text:style-name="T297"> de </text:span></text:span><text:span text:style-name="exemple"><text:span text:style-name="T551">échappe</text:span></text:span></text:p>
      <text:p text:style-name="P575"><text:span text:style-name="texte_20_par_20_défaut"><text:span text:style-name="T303"/></text:span></text:p>
      <text:p text:style-name="P170"><text:span text:style-name="texte_20_par_20_défaut"><text:span text:style-name="T669">Analyse des propositions</text:span></text:span></text:p>
      <text:p text:style-name="P280"><text:span text:style-name="texte_20_par_20_défaut">La phrase contient une seule proposition : il s’agit par conséquent d’une phrase simple.</text:span></text:p>
      <text:p text:style-name="P427"><text:span text:style-name="texte_20_par_20_défaut"><text:span text:style-name="T991">L’unique proposition est une proposition indépendante.</text:span></text:span></text:p>
      <text:p text:style-name="P575"><text:span text:style-name="exemple"><text:span text:style-name="T684"/></text:span></text:p>
      <text:p text:style-name="P170"><text:span text:style-name="texte_20_par_20_défaut"><text:span text:style-name="T669">Analyse du type et de la forme de la phrase</text:span></text:span></text:p>
      <text:p text:style-name="P427"><text:span text:style-name="texte_20_par_20_défaut"><text:span text:style-name="T297">La phrase est de type déclaratif et </text:span></text:span><text:span text:style-name="texte_20_par_20_défaut"><text:span text:style-name="T299">a une forme négative.</text:span></text:span></text:p>
      <text:p text:style-name="P575"><text:span text:style-name="exemple"><text:span text:style-name="T683"/></text:span></text:p>
      <text:p text:style-name="P427"><text:span text:style-name="texte_20_par_20_défaut"><text:span text:style-name="T682">Analyse de la forme négative</text:span></text:span><text:span text:style-name="texte_20_par_20_défaut"><text:span text:style-name="T300"> : dans cette phrase la négation est </text:span></text:span><text:span text:style-name="texte_20_par_20_défaut"><text:span text:style-name="T896">partielle</text:span></text:span><text:span text:style-name="texte_20_par_20_défaut"><text:span text:style-name="T300"> <text:s text:c="9"/></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3</text:span></text:span><text:span text:style-name="référence"><text:span text:style-name="T139">)</text:span></text:span></text:p>
      <text:p text:style-name="P427"><text:span text:style-name="texte_20_par_20_défaut"><text:span text:style-name="T300">car elle porte </text:span></text:span><text:span text:style-name="texte_20_par_20_défaut"><text:span text:style-name="T301">ici </text:span></text:span><text:span text:style-name="texte_20_par_20_défaut"><text:span text:style-name="T300">sur </text:span></text:span><text:span text:style-name="texte_20_par_20_défaut"><text:span text:style-name="T886">un </text:span></text:span><text:span text:style-name="texte_20_par_20_défaut"><text:span text:style-name="T887">déterminant</text:span></text:span><text:span text:style-name="texte_20_par_20_défaut"><text:span text:style-name="T300">. </text:span></text:span><text:span text:style-name="exemple"><text:span text:style-name="T552">Aucun détail ne lui échappe</text:span></text:span></text:p>
      <text:p text:style-name="P428"><text:span text:style-name="texte_20_par_20_défaut"><text:span text:style-name="T300">est en effet la négation de </text:span></text:span><text:span text:style-name="exemple"><text:span text:style-name="T552">Certains détails lui échappent</text:span></text:span><text:span text:style-name="texte_20_par_20_défaut"><text:span text:style-name="T300"> .</text:span></text:span></text:p>
      <text:p text:style-name="P507"><text:span text:style-name="titre_20_avec_20_numéro"><text:s/>B.030 </text:span></text:p>
      <text:p text:style-name="P410"><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text:span></text:span><text:span text:style-name="référence"><text:span text:style-name="T157">4</text:span></text:span><text:span text:style-name="référence"><text:span text:style-name="T139">)</text:span></text:span></text:p>
      <text:p text:style-name="P410"><text:span text:style-name="référence"><text:span text:style-name="T139"/></text:span></text:p>
      <text:p text:style-name="P490"><text:span text:style-name="phrase_20_analysée_20__28_gros_20_caractère_29_"><text:span text:style-name="T994">Elle ne travaille jamais.</text:span></text:span></text:p>
      <text:p text:style-name="P166"/>
      <text:p text:style-name="P25"><text:span text:style-name="texte_20_par_20_défaut">Analyse </text:span><text:span text:style-name="texte_20_par_20_défaut"><text:span text:style-name="T425">de la </text:span></text:span><text:span text:style-name="texte_20_par_20_défaut">nature des mots</text:span></text:p>
      <text:p text:style-name="P281"><text:span text:style-name="texte_20_par_20_défaut"><text:span text:style-name="T333">•</text:span></text:span><text:span text:style-name="T81"> </text:span><text:span text:style-name="exemple"><text:span text:style-name="T478">Ell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7">pronom personnel</text:span></text:span></text:p>
      <text:p text:style-name="P429"><text:span text:style-name="texte_20_par_20_défaut"><text:span text:style-name="T333">•</text:span></text:span><text:span text:style-name="T81"> </text:span><text:span text:style-name="exemple"><text:span text:style-name="T475">n</text:span></text:span><text:span text:style-name="exemple"><text:span text:style-name="T476">e</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4">adverbe</text:span></text:span></text:p>
      <text:p text:style-name="P429"><text:span text:style-name="texte_20_par_20_défaut"><text:span text:style-name="T333">•</text:span></text:span><text:span text:style-name="T81"> </text:span><text:span text:style-name="exemple"><text:span text:style-name="T478">travaille</text:span></text:span><text:span text:style-name="exemple"><text:span text:style-name="T434"><text:tab/><text:tab/><text:tab/><text:tab/></text:span></text:span><text:span text:style-name="texte_20_par_20_défaut"><text:span text:style-name="T84">:<text:tab/></text:span></text:span><text:span text:style-name="texte_20_par_20_défaut"><text:span text:style-name="T94">verbe </text:span></text:span><text:span text:style-name="texte_20_par_20_défaut"><text:span text:style-name="T100">(</text:span></text:span><text:span text:style-name="texte_20_par_20_défaut"><text:span text:style-name="T737">travailler</text:span></text:span><text:span text:style-name="texte_20_par_20_défaut"><text:span text:style-name="T688"> </text:span></text:span><text:span text:style-name="texte_20_par_20_défaut"><text:span text:style-name="T100">: indicatif.</text:span></text:span><text:span text:style-name="texte_20_par_20_défaut"><text:span text:style-name="T736">présent</text:span></text:span><text:span text:style-name="texte_20_par_20_défaut"><text:span text:style-name="T100">.3S)</text:span></text:span></text:p>
      <text:p text:style-name="P429"><text:span text:style-name="texte_20_par_20_défaut"><text:span text:style-name="T333">•</text:span></text:span><text:span text:style-name="texte_20_par_20_défaut"><text:span text:style-name="T81"> </text:span></text:span><text:span text:style-name="exemple"><text:span text:style-name="T478">jamais</text:span></text:span><text:span text:style-name="exemple"><text:span text:style-name="T434"><text:tab/><text:tab/><text:tab/><text:tab/></text:span></text:span><text:span text:style-name="texte_20_par_20_défaut"><text:span text:style-name="T84">:<text:tab/></text:span></text:span><text:span text:style-name="texte_20_par_20_défaut"><text:span text:style-name="T734">adverbe</text:span></text:span></text:p>
      <text:p text:style-name="P429"><text:span text:style-name="texte_20_par_20_défaut"><text:span text:style-name="T94"/></text:span></text:p>
      <text:p text:style-name="P533"><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429"><text:span text:style-name="texte_20_par_20_défaut">•</text:span><text:span text:style-name="texte_20_par_20_défaut"><text:span text:style-name="T669"> </text:span></text:span><text:span text:style-name="exemple"><text:span text:style-name="T551">ne </text:span></text:span><text:span text:style-name="exemple"><text:span text:style-name="T553">travaille jamais</text:span></text:span><text:span text:style-name="exemple"><text:span text:style-name="T565"><text:tab/><text:tab/></text:span></text:span><text:span text:style-name="texte_20_par_20_défaut"><text:span text:style-name="T678"><text:tab/></text:span></text:span><text:span text:style-name="texte_20_par_20_défaut">:</text:span><text:span text:style-name="texte_20_par_20_défaut"><text:span text:style-name="T678"><text:tab/></text:span></text:span><text:span text:style-name="texte_20_par_20_défaut"><text:span text:style-name="T296">groupe </text:span></text:span><text:span text:style-name="texte_20_par_20_défaut"><text:span text:style-name="T884">verbal</text:span></text:span></text:p>
      <text:p text:style-name="P576"><text:span text:style-name="texte_20_par_20_défaut"><text:span text:style-name="T357"/></text:span></text:p>
      <text:p text:style-name="P576"><text:span text:style-name="texte_20_par_20_défaut"><text:span text:style-name="T669">Analyse des fonctions</text:span></text:span></text:p>
      <text:p text:style-name="P429"><text:span text:style-name="texte_20_par_20_défaut"><text:span text:style-name="T420">•</text:span></text:span><text:span text:style-name="texte_20_par_20_défaut"><text:span text:style-name="T296"> </text:span></text:span><text:span text:style-name="exemple"><text:span text:style-name="T553">Elle<text:tab/></text:span></text:span><text:span text:style-name="exemple"><text:span text:style-name="T297"><text:tab/></text:span></text:span><text:span text:style-name="texte_20_par_20_défaut"><text:span text:style-name="T298"><text:tab/><text:tab/><text:tab/></text:span></text:span><text:span text:style-name="texte_20_par_20_défaut"><text:span text:style-name="T296">:</text:span></text:span><text:span text:style-name="texte_20_par_20_défaut"><text:span text:style-name="T298"><text:tab/></text:span></text:span><text:span text:style-name="texte_20_par_20_défaut"><text:span text:style-name="T883">sujet</text:span></text:span><text:span text:style-name="texte_20_par_20_défaut"><text:span text:style-name="T296"> </text:span></text:span><text:span text:style-name="texte_20_par_20_défaut"><text:span text:style-name="T297">de </text:span></text:span><text:span text:style-name="exemple"><text:span text:style-name="T553">travaille</text:span></text:span></text:p>
      <text:p text:style-name="P456"><text:span text:style-name="texte_20_par_20_défaut">•</text:span><text:span text:style-name="texte_20_par_20_défaut"><text:span text:style-name="T41"> </text:span></text:span><text:span text:style-name="exemple"><text:span text:style-name="T551">ne </text:span></text:span><text:span text:style-name="exemple"><text:span text:style-name="T553">travaille jamais</text:span></text:span><text:span text:style-name="exemple"><text:span text:style-name="T548"><text:tab/><text:tab/></text:span></text:span><text:span text:style-name="texte_20_par_20_défaut"><text:span text:style-name="T39"><text:tab/></text:span></text:span><text:span text:style-name="texte_20_par_20_défaut">:</text:span><text:span text:style-name="texte_20_par_20_défaut"><text:span text:style-name="T39"><text:tab/></text:span></text:span><text:span text:style-name="texte_20_par_20_défaut">prédicat </text:span><text:span text:style-name="texte_20_par_20_défaut"><text:span text:style-name="T1013">du sujet </text:span></text:span><text:span text:style-name="exemple"><text:span text:style-name="T1013">Elle</text:span></text:span></text:p>
      <text:p text:style-name="P576"><text:span text:style-name="texte_20_par_20_défaut"><text:span text:style-name="T303"/></text:span></text:p>
      <text:p text:style-name="P171"><text:span text:style-name="texte_20_par_20_défaut"><text:span text:style-name="T669">Analyse des propositions</text:span></text:span></text:p>
      <text:p text:style-name="P281"><text:span text:style-name="texte_20_par_20_défaut">La phrase contient une seule proposition : il s’agit par conséquent d’une phrase simple.</text:span></text:p>
      <text:p text:style-name="P429"><text:span text:style-name="texte_20_par_20_défaut"><text:span text:style-name="T991">L’unique proposition est une proposition indépendante.</text:span></text:span></text:p>
      <text:p text:style-name="P576"><text:span text:style-name="exemple"><text:span text:style-name="T684"/></text:span></text:p>
      <text:p text:style-name="P171"><text:span text:style-name="texte_20_par_20_défaut"><text:span text:style-name="T669">Analyse du type et de la forme de la phrase</text:span></text:span></text:p>
      <text:p text:style-name="P429"><text:span text:style-name="texte_20_par_20_défaut"><text:span text:style-name="T297">La phrase est de type déclaratif et </text:span></text:span><text:span text:style-name="texte_20_par_20_défaut"><text:span text:style-name="T299">a une forme négative.</text:span></text:span></text:p>
      <text:p text:style-name="P576"><text:span text:style-name="exemple"><text:span text:style-name="T683"/></text:span></text:p>
      <text:p text:style-name="P429"><text:span text:style-name="texte_20_par_20_défaut"><text:span text:style-name="T682">Analyse de la forme négative</text:span></text:span><text:span text:style-name="texte_20_par_20_défaut"><text:span text:style-name="T300"> : dans cette phrase la négation est </text:span></text:span><text:span text:style-name="texte_20_par_20_défaut"><text:span text:style-name="T896">partielle</text:span></text:span><text:span text:style-name="texte_20_par_20_défaut"><text:span text:style-name="T300"> <text:s text:c="9"/></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text:span></text:span><text:span text:style-name="référence"><text:span text:style-name="T158">4</text:span></text:span><text:span text:style-name="référence"><text:span text:style-name="T139">)</text:span></text:span></text:p>
      <text:p text:style-name="P429"><text:span text:style-name="texte_20_par_20_défaut"><text:span text:style-name="T300">car elle porte </text:span></text:span><text:span text:style-name="texte_20_par_20_défaut"><text:span text:style-name="T301">ici </text:span></text:span><text:span text:style-name="texte_20_par_20_défaut"><text:span text:style-name="T300">sur </text:span></text:span><text:span text:style-name="texte_20_par_20_défaut"><text:span text:style-name="T886">un </text:span></text:span><text:span text:style-name="texte_20_par_20_défaut"><text:span text:style-name="T887">déterminant</text:span></text:span><text:span text:style-name="texte_20_par_20_défaut"><text:span text:style-name="T300">. </text:span></text:span><text:span text:style-name="exemple"><text:span text:style-name="T554">Elle ne travaille jamais</text:span></text:span></text:p>
      <text:p text:style-name="P430"><text:span text:style-name="texte_20_par_20_défaut"><text:span text:style-name="T300">est en effet la négation de </text:span></text:span><text:span text:style-name="exemple"><text:span text:style-name="T554">Elle travaille toujours</text:span></text:span><text:span text:style-name="texte_20_par_20_défaut"><text:span text:style-name="T300"> .</text:span></text:span></text:p>
      <text:p text:style-name="P508"><text:span text:style-name="titre_20_avec_20_numéro"><text:s/>B.031 </text:span></text:p>
      <text:p text:style-name="P411"><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text:span></text:span><text:span text:style-name="référence"><text:span text:style-name="T159">4</text:span></text:span><text:span text:style-name="référence"><text:span text:style-name="T139">)</text:span></text:span></text:p>
      <text:p text:style-name="P411"><text:span text:style-name="référence"><text:span text:style-name="T139"/></text:span></text:p>
      <text:p text:style-name="P400"><text:span text:style-name="phrase_20_analysée_20__28_gros_20_caractère_29_"><text:span text:style-name="T665">Je</text:span></text:span><text:span text:style-name="phrase_20_analysée_20__28_gros_20_caractère_29_"><text:span text:style-name="T985"> n’aime </text:span></text:span><text:span text:style-name="phrase_20_analysée_20__28_gros_20_caractère_29_"><text:span text:style-name="T665">que</text:span></text:span><text:span text:style-name="phrase_20_analysée_20__28_gros_20_caractère_29_"><text:span text:style-name="T985"> le</text:span></text:span><text:span text:style-name="phrase_20_analysée_20__28_gros_20_caractère_29_"><text:span text:style-name="T996">s</text:span></text:span><text:span text:style-name="phrase_20_analysée_20__28_gros_20_caractère_29_"><text:span text:style-name="T985"> </text:span></text:span><text:span text:style-name="phrase_20_analysée_20__28_gros_20_caractère_29_"><text:span text:style-name="T666">films</text:span></text:span><text:span text:style-name="phrase_20_analysée_20__28_gros_20_caractère_29_"><text:span text:style-name="T985"> français.</text:span></text:span></text:p>
      <text:p text:style-name="P167"/>
      <text:p text:style-name="P26"><text:span text:style-name="texte_20_par_20_défaut">Analyse </text:span><text:span text:style-name="texte_20_par_20_défaut"><text:span text:style-name="T425">de la </text:span></text:span><text:span text:style-name="texte_20_par_20_défaut">nature des mots</text:span></text:p>
      <text:p text:style-name="P282"><text:span text:style-name="texte_20_par_20_défaut"><text:span text:style-name="T333">•</text:span></text:span><text:span text:style-name="T81"> </text:span><text:span text:style-name="exemple"><text:span text:style-name="T479">J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34">pronom personnel</text:span></text:span></text:p>
      <text:p text:style-name="P431"><text:span text:style-name="texte_20_par_20_défaut"><text:span text:style-name="T333">•</text:span></text:span><text:span text:style-name="T81"> </text:span><text:span text:style-name="exemple"><text:span text:style-name="T475">n’</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4">adverbe</text:span></text:span></text:p>
      <text:p text:style-name="P431"><text:span text:style-name="texte_20_par_20_défaut"><text:span text:style-name="T333">•</text:span></text:span><text:span text:style-name="T81"> </text:span><text:span text:style-name="exemple"><text:span text:style-name="T475">aime</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verbe </text:span></text:span><text:span text:style-name="texte_20_par_20_défaut"><text:span text:style-name="T100">(</text:span></text:span><text:span text:style-name="texte_20_par_20_défaut"><text:span text:style-name="T734">aimer</text:span></text:span><text:span text:style-name="texte_20_par_20_défaut"><text:span text:style-name="T688"> </text:span></text:span><text:span text:style-name="texte_20_par_20_défaut"><text:span text:style-name="T100">: indicatif.présent.</text:span></text:span><text:span text:style-name="texte_20_par_20_défaut"><text:span text:style-name="T112">1</text:span></text:span><text:span text:style-name="texte_20_par_20_défaut"><text:span text:style-name="T100">S)</text:span></text:span></text:p>
      <text:p text:style-name="P431"><text:span text:style-name="texte_20_par_20_défaut"><text:span text:style-name="T333">•</text:span></text:span><text:span text:style-name="T81"> </text:span><text:span text:style-name="exemple"><text:span text:style-name="T479">qu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110">adverbe</text:span></text:span></text:p>
      <text:p text:style-name="P431"><text:span text:style-name="texte_20_par_20_défaut"><text:span text:style-name="T333">•</text:span></text:span><text:span text:style-name="T81"> </text:span><text:span text:style-name="exemple"><text:span text:style-name="T437">le</text:span></text:span><text:span text:style-name="exemple"><text:span text:style-name="T480">s</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article défini</text:span></text:span></text:p>
      <text:p text:style-name="P431"><text:span text:style-name="texte_20_par_20_défaut"><text:span text:style-name="T333">•</text:span></text:span><text:span text:style-name="T81"> </text:span><text:span text:style-name="exemple"><text:span text:style-name="T480">films<text:tab/></text:span></text:span><text:span text:style-name="exemple"><text:span text:style-name="T437"><text:tab/></text:span></text:span><text:span text:style-name="exemple"><text:span text:style-name="T434"><text:tab/><text:tab/><text:tab/></text:span></text:span><text:span text:style-name="texte_20_par_20_défaut"><text:span text:style-name="T84">:<text:tab/></text:span></text:span><text:span text:style-name="texte_20_par_20_défaut"><text:span text:style-name="T94">nom commun</text:span></text:span></text:p>
      <text:p text:style-name="P431"><text:span text:style-name="texte_20_par_20_défaut"><text:span text:style-name="T333">•</text:span></text:span><text:span text:style-name="T81"> </text:span><text:span text:style-name="exemple"><text:span text:style-name="T475">français</text:span></text:span><text:span text:style-name="exemple"><text:span text:style-name="T437"><text:tab/></text:span></text:span><text:span text:style-name="exemple"><text:span text:style-name="T434"><text:tab/><text:tab/><text:tab/></text:span></text:span><text:span text:style-name="texte_20_par_20_défaut"><text:span text:style-name="T84">:<text:tab/></text:span></text:span><text:span text:style-name="texte_20_par_20_défaut"><text:span text:style-name="T94">adjectif</text:span></text:span></text:p>
      <text:p text:style-name="P431"><text:span text:style-name="texte_20_par_20_défaut"><text:span text:style-name="T94"/></text:span></text:p>
      <text:p text:style-name="P534"><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431"><text:span text:style-name="texte_20_par_20_défaut"><text:span text:style-name="T418">•</text:span></text:span><text:span text:style-name="texte_20_par_20_défaut"><text:span text:style-name="T669"> </text:span></text:span><text:span text:style-name="exemple"><text:span text:style-name="T995">n’ai</text:span></text:span><text:span text:style-name="exemple"><text:span text:style-name="T988">me </text:span></text:span><text:span text:style-name="exemple"><text:span text:style-name="T995">que </text:span></text:span><text:span text:style-name="exemple"><text:span text:style-name="T988">le</text:span></text:span><text:span text:style-name="exemple"><text:span text:style-name="T996">s</text:span></text:span><text:span text:style-name="exemple"><text:span text:style-name="T988"> </text:span></text:span><text:span text:style-name="exemple"><text:span text:style-name="T566">films</text:span></text:span><text:span text:style-name="exemple"><text:span text:style-name="T987"> français</text:span></text:span><text:span text:style-name="texte_20_par_20_défaut"><text:span text:style-name="T678"><text:tab/></text:span></text:span><text:span text:style-name="texte_20_par_20_défaut">:</text:span><text:span text:style-name="texte_20_par_20_défaut"><text:span text:style-name="T678"><text:tab/></text:span></text:span><text:span text:style-name="texte_20_par_20_défaut"><text:span text:style-name="T296">groupe </text:span></text:span><text:span text:style-name="texte_20_par_20_défaut"><text:span text:style-name="T884">verbal</text:span></text:span></text:p>
      <text:p text:style-name="P431"><text:span text:style-name="texte_20_par_20_défaut"><text:span text:style-name="T418"><text:tab/>•</text:span></text:span><text:span text:style-name="texte_20_par_20_défaut"><text:span text:style-name="T669"> </text:span></text:span><text:span text:style-name="exemple"><text:span text:style-name="T987">le</text:span></text:span><text:span text:style-name="exemple"><text:span text:style-name="T996">s</text:span></text:span><text:span text:style-name="exemple"><text:span text:style-name="T987"> </text:span></text:span><text:span text:style-name="exemple"><text:span text:style-name="T566">films</text:span></text:span><text:span text:style-name="exemple"><text:span text:style-name="T987"> français</text:span></text:span><text:span text:style-name="texte_20_par_20_défaut"><text:span text:style-name="T678"><text:tab/><text:tab/></text:span></text:span><text:span text:style-name="texte_20_par_20_défaut">:</text:span><text:span text:style-name="texte_20_par_20_défaut"><text:span text:style-name="T678"><text:tab/></text:span></text:span><text:span text:style-name="texte_20_par_20_défaut"><text:span text:style-name="T296">groupe nominal</text:span></text:span></text:p>
      <text:p text:style-name="P431"><text:span text:style-name="texte_20_par_20_défaut"><text:span text:style-name="T333"/></text:span></text:p>
      <text:p text:style-name="P577"><text:span text:style-name="texte_20_par_20_défaut"><text:span text:style-name="T669">Analyse des fonctions</text:span></text:span></text:p>
      <text:p text:style-name="P431"><text:span text:style-name="texte_20_par_20_défaut"><text:span text:style-name="T420">•</text:span></text:span><text:span text:style-name="texte_20_par_20_défaut"><text:span text:style-name="T296"> </text:span></text:span><text:span text:style-name="exemple"><text:span text:style-name="T555">Je</text:span></text:span><text:span text:style-name="exemple"><text:span text:style-name="T296"><text:tab/></text:span></text:span><text:span text:style-name="exemple"><text:span text:style-name="T297"><text:tab/><text:tab/></text:span></text:span><text:span text:style-name="texte_20_par_20_défaut"><text:span text:style-name="T298"><text:tab/><text:tab/></text:span></text:span><text:span text:style-name="texte_20_par_20_défaut"><text:span text:style-name="T296">:</text:span></text:span><text:span text:style-name="texte_20_par_20_défaut"><text:span text:style-name="T298"><text:tab/></text:span></text:span><text:span text:style-name="texte_20_par_20_défaut"><text:span text:style-name="T883">sujet</text:span></text:span><text:span text:style-name="texte_20_par_20_défaut"><text:span text:style-name="T296"> </text:span></text:span><text:span text:style-name="texte_20_par_20_défaut"><text:span text:style-name="T297">de </text:span></text:span><text:span text:style-name="exemple"><text:span text:style-name="T297">aime</text:span></text:span></text:p>
      <text:p text:style-name="P457"><text:span text:style-name="texte_20_par_20_défaut"><text:span text:style-name="T418">•</text:span></text:span><text:span text:style-name="texte_20_par_20_défaut"><text:span text:style-name="T681"> </text:span></text:span><text:span text:style-name="exemple"><text:span text:style-name="T305">n’ai</text:span></text:span><text:span text:style-name="exemple"><text:span text:style-name="T307">me </text:span></text:span><text:span text:style-name="exemple"><text:span text:style-name="T305">que </text:span></text:span><text:span text:style-name="exemple"><text:span text:style-name="T307">le</text:span></text:span><text:span text:style-name="exemple"><text:span text:style-name="T306">s</text:span></text:span><text:span text:style-name="exemple"><text:span text:style-name="T307"> </text:span></text:span><text:span text:style-name="exemple"><text:span text:style-name="T556">films</text:span></text:span><text:span text:style-name="exemple"><text:span text:style-name="T297"> français</text:span></text:span><text:span text:style-name="texte_20_par_20_défaut"><text:span text:style-name="T678"><text:tab/></text:span></text:span><text:span text:style-name="texte_20_par_20_défaut"><text:span text:style-name="T297">:</text:span></text:span><text:span text:style-name="texte_20_par_20_défaut"><text:span text:style-name="T678"><text:tab/></text:span></text:span><text:span text:style-name="texte_20_par_20_défaut"><text:span text:style-name="T890">prédicat du sujet </text:span></text:span><text:span text:style-name="exemple"><text:span text:style-name="T309">Je</text:span></text:span></text:p>
      <text:p text:style-name="P431"><text:span text:style-name="texte_20_par_20_défaut"><text:span text:style-name="T418"><text:tab/>•</text:span></text:span><text:span text:style-name="texte_20_par_20_défaut"><text:span text:style-name="T681"> </text:span></text:span><text:span text:style-name="exemple"><text:span text:style-name="T297">le</text:span></text:span><text:span text:style-name="exemple"><text:span text:style-name="T306">s</text:span></text:span><text:span text:style-name="exemple"><text:span text:style-name="T297"> </text:span></text:span><text:span text:style-name="exemple"><text:span text:style-name="T556">films</text:span></text:span><text:span text:style-name="exemple"><text:span text:style-name="T297"> français</text:span></text:span><text:span text:style-name="texte_20_par_20_défaut"><text:span text:style-name="T678"><text:tab/><text:tab/></text:span></text:span><text:span text:style-name="texte_20_par_20_défaut"><text:span text:style-name="T297">:</text:span></text:span><text:span text:style-name="texte_20_par_20_défaut"><text:span text:style-name="T678"><text:tab/></text:span></text:span><text:span text:style-name="texte_20_par_20_défaut"><text:span text:style-name="T297">COD de </text:span></text:span><text:span text:style-name="exemple"><text:span text:style-name="T297">aime</text:span></text:span></text:p>
      <text:p text:style-name="P577"><text:span text:style-name="exemple"><text:span text:style-name="T681"/></text:span></text:p>
      <text:p text:style-name="P172"><text:span text:style-name="texte_20_par_20_défaut"><text:span text:style-name="T669">Analyse des propositions</text:span></text:span></text:p>
      <text:p text:style-name="P282"><text:span text:style-name="texte_20_par_20_défaut">La phrase contient une seule proposition : il s’agit par conséquent d’une phrase simple.</text:span></text:p>
      <text:p text:style-name="P431"><text:span text:style-name="texte_20_par_20_défaut"><text:span text:style-name="T991">L’unique proposition est une proposition indépendante.</text:span></text:span></text:p>
      <text:p text:style-name="P431"><text:span text:style-name="texte_20_par_20_défaut"/></text:p>
      <text:p text:style-name="P172"><text:span text:style-name="texte_20_par_20_défaut"><text:span text:style-name="T669">Analyse du type et de la forme de la phrase</text:span></text:span></text:p>
      <text:p text:style-name="P431"><text:span text:style-name="texte_20_par_20_défaut"><text:span text:style-name="T297">La phrase est de type déclaratif et </text:span></text:span><text:span text:style-name="texte_20_par_20_défaut"><text:span text:style-name="T299">a une forme négative.</text:span></text:span></text:p>
      <text:p text:style-name="P577"><text:span text:style-name="exemple"><text:span text:style-name="T683"/></text:span></text:p>
      <text:p text:style-name="P431"><text:span text:style-name="texte_20_par_20_défaut"><text:span text:style-name="T682">Analyse de la forme négative</text:span></text:span><text:span text:style-name="texte_20_par_20_défaut"><text:span text:style-name="T300"> : dans cette phrase la négation est </text:span></text:span><text:span text:style-name="texte_20_par_20_défaut"><text:span text:style-name="T685">e</text:span></text:span><text:span text:style-name="texte_20_par_20_défaut"><text:span text:style-name="T897">xceptive</text:span></text:span><text:span text:style-name="texte_20_par_20_défaut"><text:span text:style-name="T300">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text:span></text:span><text:span text:style-name="référence"><text:span text:style-name="T159">4</text:span></text:span><text:span text:style-name="référence"><text:span text:style-name="T139">)</text:span></text:span></text:p>
      <text:p text:style-name="P431"><text:span text:style-name="texte_20_par_20_défaut"><text:span text:style-name="T300">car elle </text:span></text:span><text:span text:style-name="texte_20_par_20_défaut"><text:span text:style-name="T305">se construit avec l’adverbe </text:span></text:span><text:span text:style-name="exemple"><text:span text:style-name="T305">ne… que…</text:span></text:span><text:span text:style-name="texte_20_par_20_défaut"><text:span text:style-name="T305"> et contient une négation</text:span></text:span></text:p>
      <text:p text:style-name="P432"><text:span text:style-name="texte_20_par_20_défaut"><text:span text:style-name="T305">implicite. </text:span></text:span><text:span text:style-name="exemple">Je n’aime que les films français</text:span><text:span text:style-name="texte_20_par_20_défaut"><text:span text:style-name="T305"> </text:span></text:span><text:span text:style-name="texte_20_par_20_défaut"><text:span text:style-name="T306">signifie à la fois </text:span></text:span><text:span text:style-name="exemple"><text:span text:style-name="T306">J’aime les films français </text:span></text:span></text:p>
      <text:p text:style-name="P432"><text:span text:style-name="texte_20_par_20_défaut"><text:span text:style-name="T306">(valeur positive explicite) et </text:span></text:span><text:span text:style-name="exemple"><text:span text:style-name="T306">Je n’aime pas les films qui ne sont pas français</text:span></text:span><text:span text:style-name="texte_20_par_20_défaut"><text:span text:style-name="T306"> (valeur négative implicite sous la forme d’une double négation).</text:span></text:span></text:p>
      <text:p text:style-name="P231"><text:span text:style-name="titre_20_avec_20_numéro"><text:s/>B.032</text:span></text:p>
      <text:p text:style-name="P68"><text:span text:style-name="référence">TG(I.2.1, p</text:span><text:span text:style-name="référence"><text:span text:style-name="T944">p</text:span></text:span><text:span text:style-name="référence">. 22-</text:span><text:span text:style-name="référence"><text:span text:style-name="T944">23</text:span></text:span><text:span text:style-name="référence">)</text:span></text:p>
      <text:p text:style-name="P68"><text:span text:style-name="référence"/></text:p>
      <text:p text:style-name="P48"><text:span text:style-name="phrase_20_analysée_20__28_gros_20_caractère_29_"><text:span text:style-name="T294">Le facteur distribue le courrier quand le jour se lève.</text:span></text:span></text:p>
      <text:p text:style-name="P138"/>
      <text:p text:style-name="P138"/>
      <text:p text:style-name="P19"><text:span text:style-name="texte_20_par_20_défaut">Analyse </text:span><text:span text:style-name="texte_20_par_20_défaut"><text:span text:style-name="T425">de la </text:span></text:span><text:span text:style-name="texte_20_par_20_défaut">nature des mots</text:span></text:p>
      <text:p text:style-name="P260"><text:span text:style-name="texte_20_par_20_défaut"><text:span text:style-name="T333">•</text:span></text:span><text:span text:style-name="T81"> </text:span><text:span text:style-name="exemple"><text:span text:style-name="T437">L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3">article défini</text:span></text:span></text:p>
      <text:p text:style-name="P379"><text:span text:style-name="texte_20_par_20_défaut"><text:span text:style-name="T333">•</text:span></text:span><text:span text:style-name="T81"> </text:span><text:span text:style-name="exemple"><text:span text:style-name="T465">facteur</text:span></text:span><text:span text:style-name="exemple"><text:span text:style-name="T434"><text:tab/><text:tab/><text:tab/><text:tab/></text:span></text:span><text:span text:style-name="texte_20_par_20_défaut"><text:span text:style-name="T84">:<text:tab/></text:span></text:span><text:span text:style-name="texte_20_par_20_défaut"><text:span text:style-name="T93">nom commun</text:span></text:span></text:p>
      <text:p text:style-name="P379"><text:span text:style-name="texte_20_par_20_défaut"><text:span text:style-name="T333">•</text:span></text:span><text:span text:style-name="T81"> </text:span><text:span text:style-name="exemple"><text:span text:style-name="T465">distribue</text:span></text:span><text:span text:style-name="exemple"><text:span text:style-name="T434"><text:tab/><text:tab/><text:tab/><text:tab/></text:span></text:span><text:span text:style-name="texte_20_par_20_défaut"><text:span text:style-name="T84">:<text:tab/></text:span></text:span><text:span text:style-name="texte_20_par_20_défaut"><text:span text:style-name="T94">verbe </text:span></text:span><text:span text:style-name="texte_20_par_20_défaut"><text:span text:style-name="T100">(</text:span></text:span><text:span text:style-name="texte_20_par_20_défaut"><text:span text:style-name="T878">distribuer</text:span></text:span><text:span text:style-name="texte_20_par_20_défaut"><text:span text:style-name="T688"> </text:span></text:span><text:span text:style-name="texte_20_par_20_défaut"><text:span text:style-name="T100">: indicatif.présent.3S)</text:span></text:span></text:p>
      <text:p text:style-name="P379"><text:span text:style-name="texte_20_par_20_défaut"><text:span text:style-name="T333">•</text:span></text:span><text:span text:style-name="T81"> </text:span><text:span text:style-name="exemple"><text:span text:style-name="T437">l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article défini</text:span></text:span></text:p>
      <text:p text:style-name="P379"><text:span text:style-name="texte_20_par_20_défaut"><text:span text:style-name="T333">•</text:span></text:span><text:span text:style-name="T81"> </text:span><text:span text:style-name="exemple"><text:span text:style-name="T465">courrier</text:span></text:span><text:span text:style-name="exemple"><text:span text:style-name="T434"><text:tab/><text:tab/><text:tab/><text:tab/></text:span></text:span><text:span text:style-name="texte_20_par_20_défaut"><text:span text:style-name="T84">:<text:tab/></text:span></text:span><text:span text:style-name="texte_20_par_20_défaut"><text:span text:style-name="T726">nom commun</text:span></text:span></text:p>
      <text:p text:style-name="P379"><text:span text:style-name="texte_20_par_20_défaut"><text:span text:style-name="T333">•</text:span></text:span><text:span text:style-name="T81"> </text:span><text:span text:style-name="exemple"><text:span text:style-name="T465">quand</text:span></text:span><text:span text:style-name="exemple"><text:span text:style-name="T437"><text:tab/></text:span></text:span><text:span text:style-name="exemple"><text:span text:style-name="T434"><text:tab/><text:tab/><text:tab/></text:span></text:span><text:span text:style-name="texte_20_par_20_défaut"><text:span text:style-name="T84">:<text:tab/></text:span></text:span><text:span text:style-name="texte_20_par_20_défaut"><text:span text:style-name="T726">conjonction de subordination</text:span></text:span></text:p>
      <text:p text:style-name="P379"><text:span text:style-name="texte_20_par_20_défaut"><text:span text:style-name="T333">•</text:span></text:span><text:span text:style-name="T81"> </text:span><text:span text:style-name="exemple"><text:span text:style-name="T465">le</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106">article défini</text:span></text:span></text:p>
      <text:p text:style-name="P379"><text:span text:style-name="texte_20_par_20_défaut"><text:span text:style-name="T333">•</text:span></text:span><text:span text:style-name="T81"> </text:span><text:span text:style-name="exemple"><text:span text:style-name="T465">jour</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26">nom commun</text:span></text:span></text:p>
      <text:p text:style-name="P379"><text:span text:style-name="texte_20_par_20_défaut"><text:span text:style-name="T333">•</text:span></text:span><text:span text:style-name="T81"> </text:span><text:span text:style-name="exemple"><text:span text:style-name="T437">se </text:span></text:span><text:span text:style-name="exemple"><text:span text:style-name="T465">lève</text:span></text:span><text:span text:style-name="exemple"><text:span text:style-name="T437"><text:tab/><text:tab/><text:tab/></text:span></text:span><text:span text:style-name="exemple"><text:span text:style-name="T434"><text:tab/></text:span></text:span><text:span text:style-name="texte_20_par_20_défaut"><text:span text:style-name="T84">:<text:tab/></text:span></text:span><text:span text:style-name="texte_20_par_20_défaut"><text:span text:style-name="T726">verbe (se lever : indicatif.présent.3S)</text:span></text:span></text:p>
      <text:p text:style-name="P379"><text:span text:style-name="texte_20_par_20_défaut"><text:span text:style-name="T94"/></text:span></text:p>
      <text:p text:style-name="P527"><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79"><text:span text:style-name="texte_20_par_20_défaut"><text:span text:style-name="T418">•</text:span></text:span><text:span text:style-name="texte_20_par_20_défaut"><text:span text:style-name="T669"> </text:span></text:span><text:span text:style-name="exemple">Le </text:span><text:span text:style-name="exemple"><text:span text:style-name="T544">facteur</text:span></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275"><text:span text:style-name="texte_20_par_20_défaut"><text:span text:style-name="T333">•</text:span></text:span><text:span text:style-name="exemple"><text:span text:style-name="T361"> </text:span></text:span><text:span text:style-name="exemple"><text:span text:style-name="T370">distribue </text:span></text:span><text:span text:style-name="exemple"><text:span text:style-name="T545">le courrier </text:span></text:span><text:span text:style-name="exemple"><text:s/><text:tab/><text:tab/></text:span><text:span text:style-name="texte_20_par_20_défaut"><text:span text:style-name="T89">:<text:tab/></text:span></text:span><text:span text:style-name="texte_20_par_20_défaut"><text:span text:style-name="T720">groupe verbal</text:span></text:span></text:p>
      <text:p text:style-name="P379"><text:span text:style-name="texte_20_par_20_défaut"><text:span text:style-name="T332"><text:tab/>•</text:span></text:span><text:span text:style-name="texte_20_par_20_défaut"><text:span text:style-name="T823"> </text:span></text:span><text:span text:style-name="exemple"><text:span text:style-name="T544">le courrier</text:span></text:span><text:span text:style-name="exemple"><text:span text:style-name="T532"><text:tab/></text:span></text:span><text:span text:style-name="texte_20_par_20_défaut"><text:span text:style-name="T819"><text:tab/><text:tab/></text:span></text:span><text:span text:style-name="texte_20_par_20_défaut"><text:span text:style-name="T421">:<text:tab/></text:span></text:span><text:span text:style-name="texte_20_par_20_défaut"><text:span text:style-name="T823">groupe nominal</text:span></text:span></text:p>
      <text:p text:style-name="P290"><text:span text:style-name="texte_20_par_20_défaut"><text:span text:style-name="T333">•</text:span></text:span><text:span text:style-name="exemple"><text:span text:style-name="T361"> </text:span></text:span><text:span text:style-name="exemple"><text:span text:style-name="T380">l</text:span></text:span><text:span text:style-name="exemple"><text:span text:style-name="T603">e jour se lève<text:tab/></text:span></text:span><text:span text:style-name="exemple"><text:span text:style-name="T929"> <text:tab/><text:tab/></text:span></text:span><text:span text:style-name="texte_20_par_20_défaut"><text:span text:style-name="T89">:<text:tab/></text:span></text:span><text:span text:style-name="texte_20_par_20_défaut"><text:span text:style-name="T720">groupe verbal</text:span></text:span></text:p>
      <text:p text:style-name="P379"><text:span text:style-name="texte_20_par_20_défaut"><text:span text:style-name="T414">•</text:span></text:span><text:span text:style-name="texte_20_par_20_défaut"><text:span text:style-name="T827"> </text:span></text:span><text:span text:style-name="exemple"><text:span text:style-name="T466">le jour<text:tab/></text:span></text:span><text:span text:style-name="texte_20_par_20_défaut"><text:span text:style-name="T828"><text:tab/><text:tab/><text:tab/></text:span></text:span><text:span text:style-name="texte_20_par_20_défaut">:</text:span><text:span text:style-name="texte_20_par_20_défaut"><text:span text:style-name="T22"><text:tab/></text:span></text:span><text:span text:style-name="texte_20_par_20_défaut"><text:span text:style-name="T94">groupe nominal</text:span></text:span></text:p>
      <text:p text:style-name="P379"/>
      <text:p text:style-name="P138"><text:span text:style-name="texte_20_par_20_défaut"><text:span text:style-name="T669">Analyse des fonctions</text:span></text:span></text:p>
      <text:p text:style-name="P260"><text:span text:style-name="texte_20_par_20_défaut"><text:span text:style-name="T333">•</text:span></text:span><text:span text:style-name="exemple"><text:span text:style-name="T361"> </text:span></text:span><text:span text:style-name="exemple"><text:span text:style-name="T572">Le </text:span></text:span><text:span text:style-name="exemple"><text:span text:style-name="T591">facteur</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67">distribue</text:span></text:span></text:p>
      <text:p text:style-name="P290"><text:span text:style-name="texte_20_par_20_défaut"><text:span text:style-name="T333">•</text:span></text:span><text:span text:style-name="exemple"><text:span text:style-name="T361"> </text:span></text:span><text:span text:style-name="exemple"><text:span text:style-name="T370">distribue </text:span></text:span><text:span text:style-name="exemple"><text:span text:style-name="T467">le courrier </text:span></text:span><text:span text:style-name="exemple"><text:span text:style-name="T251"><text:s/><text:tab/><text:tab/></text:span></text:span><text:span text:style-name="texte_20_par_20_défaut"><text:span text:style-name="T89">:<text:tab/></text:span></text:span><text:span text:style-name="texte_20_par_20_défaut"><text:span text:style-name="T755">prédicat du sujet </text:span></text:span><text:span text:style-name="exemple"><text:span text:style-name="T252">Le facteur</text:span></text:span></text:p>
      <text:p text:style-name="P379"><text:span text:style-name="texte_20_par_20_défaut"><text:span text:style-name="T333">•</text:span></text:span><text:span text:style-name="exemple"><text:span text:style-name="T361"> </text:span></text:span><text:span text:style-name="exemple"><text:span text:style-name="T363">le jour<text:tab/><text:tab/></text:span></text:span><text:span text:style-name="T572"><text:tab/><text:tab/></text:span><text:span text:style-name="texte_20_par_20_défaut"><text:span text:style-name="T89">:<text:tab/></text:span></text:span><text:span text:style-name="texte_20_par_20_défaut">sujet de </text:span><text:span text:style-name="exemple"><text:span text:style-name="T467">se lève</text:span></text:span></text:p>
      <text:p text:style-name="P290"><text:span text:style-name="texte_20_par_20_défaut"><text:span text:style-name="T333">•</text:span></text:span><text:span text:style-name="exemple"><text:span text:style-name="T361"> </text:span></text:span><text:span text:style-name="exemple"><text:span text:style-name="T603">se lève<text:tab/><text:tab/></text:span></text:span><text:span text:style-name="exemple"><text:span text:style-name="T251"> <text:tab/><text:tab/></text:span></text:span><text:span text:style-name="texte_20_par_20_défaut"><text:span text:style-name="T89">:<text:tab/></text:span></text:span><text:span text:style-name="texte_20_par_20_défaut"><text:span text:style-name="T755">prédicat du sujet </text:span></text:span><text:span text:style-name="exemple"><text:span text:style-name="T252">le jour</text:span></text:span></text:p>
      <text:p text:style-name="P138"><text:span text:style-name="exemple"/></text:p>
      <text:p text:style-name="P138"><text:span text:style-name="texte_20_par_20_défaut"><text:span text:style-name="T669">Analyse des propositions</text:span></text:span></text:p>
      <text:p text:style-name="P261"><text:span text:style-name="texte_20_par_20_défaut">La phrase contient </text:span><text:span text:style-name="texte_20_par_20_défaut"><text:span text:style-name="T877">deux</text:span></text:span><text:span text:style-name="texte_20_par_20_défaut"> proposition</text:span><text:span text:style-name="texte_20_par_20_défaut"><text:span text:style-name="T942">s</text:span></text:span><text:span text:style-name="texte_20_par_20_défaut"> : il s’agit par conséquent d’une phrase </text:span><text:span text:style-name="texte_20_par_20_défaut"><text:span text:style-name="T877">complexe</text:span></text:span><text:span text:style-name="texte_20_par_20_défaut">.</text:span></text:p>
      <text:p text:style-name="P380"><text:span text:style-name="texte_20_par_20_défaut"><text:span text:style-name="T943">La proposition principale est </text:span></text:span><text:span text:style-name="exemple"><text:span text:style-name="T945">Le facteur distribue le courrier</text:span></text:span><text:span text:style-name="texte_20_par_20_défaut"><text:span text:style-name="T943">; </text:span></text:span><text:span text:style-name="texte_20_par_20_défaut"><text:span text:style-name="T945">de cette proposition principale dépend</text:span></text:span><text:span text:style-name="texte_20_par_20_défaut"><text:span text:style-name="T945"><text:note text:id="ftn3" text:note-class="footnote"><text:note-citation>3</text:note-citation><text:note-body><text:p text:style-name="P144"><text:span text:style-name="texte_20_par_20_défaut"><text:span text:style-name="T312"><text:tab/>Ici, l’expression « dépend de » a le sens particulier de « [dans le sens où] elle tient lieu d’un constituant de la principale » </text:span></text:span><text:span text:style-name="texte_20_par_20_défaut"><text:span text:style-name="T313">comme l’indique </text:span></text:span><text:span text:style-name="référence"><text:span text:style-name="T135">TG(I.</text:span></text:span><text:span text:style-name="référence"><text:span text:style-name="T143">1</text:span></text:span><text:span text:style-name="référence"><text:span text:style-name="T136">.</text:span></text:span><text:span text:style-name="référence"><text:span text:style-name="T134">1 note 14</text:span></text:span><text:span text:style-name="référence"><text:span text:style-name="T135">, p</text:span></text:span><text:span text:style-name="référence"><text:span text:style-name="T136">. </text:span></text:span><text:span text:style-name="référence"><text:span text:style-name="T134">5</text:span></text:span><text:span text:style-name="référence"><text:span text:style-name="T326">2</text:span></text:span><text:span text:style-name="référence"><text:span text:style-name="T139">)</text:span></text:span><text:span text:style-name="texte_20_par_20_défaut"><text:span text:style-name="T291">.</text:span></text:span></text:p></text:note-body></text:note></text:span></text:span><text:span text:style-name="texte_20_par_20_défaut"><text:span text:style-name="T945"> la </text:span></text:span><text:span text:style-name="texte_20_par_20_défaut"><text:span text:style-name="T943">proposition subordonnée circonstancielle de temps </text:span></text:span><text:span text:style-name="exemple"><text:span text:style-name="T945">quand le jour se lève</text:span></text:span><text:span text:style-name="texte_20_par_20_défaut"><text:span text:style-name="T945">.</text:span></text:span></text:p>
      <text:p text:style-name="P138"><text:span text:style-name="texte_20_par_20_défaut"/></text:p>
      <text:p text:style-name="P138"><text:span text:style-name="texte_20_par_20_défaut"><text:span text:style-name="T669">Analyse du type et de la forme de la phrase</text:span></text:span></text:p>
      <text:p text:style-name="P379"><text:span text:style-name="texte_20_par_20_défaut"><text:span text:style-name="T139">La phrase est de type déclaratif et </text:span></text:span><text:span text:style-name="texte_20_par_20_défaut"><text:span text:style-name="T142">n’a pas de forme particulière.</text:span></text:span></text:p>
      <text:p text:style-name="P139"><text:span text:style-name="texte_20_par_20_défaut"><text:span text:style-name="T330"><text:tab/></text:span></text:span><text:span text:style-name="GGF"><text:span text:style-name="T330">[ </text:span></text:span><text:span text:style-name="GGF">GGF.1.</text:span><text:span text:style-name="GGF"><text:span text:style-name="T946">24</text:span></text:span><text:span text:style-name="GGF"> </text:span><text:span text:style-name="GGF"><text:span text:style-name="T330">]</text:span></text:span><text:span text:style-name="GGF"> </text:span></text:p>
      <text:p text:style-name="P587"><text:span text:style-name="texte_20_par_20_défaut"><text:span text:style-name="T267"><text:tab/></text:span></text:span><text:span text:style-name="GGF"><text:span text:style-name="T267"><text:tab/></text:span></text:span><text:span text:style-name="GGF"><text:span text:style-name="T28">Confer </text:span></text:span><text:span text:style-name="GGF"><text:span text:style-name="T947">la d</text:span></text:span><text:span text:style-name="GGF"><text:span text:style-name="T266">iscussion sur le type de phrase dans une phrase subordonnée.</text:span></text:span></text:p>
      <text:p text:style-name="P147"><text:span text:style-name="titre_20_avec_20_numéro"/></text:p>
      <text:p text:style-name="P633"><text:span text:style-name="titre_20_avec_20_numéro"><text:s/>B.033 </text:span></text:p>
      <text:p text:style-name="P551"><text:span text:style-name="référence"><text:span text:style-name="T135">TG(I.</text:span></text:span><text:span text:style-name="référence"><text:span text:style-name="T143">1</text:span></text:span><text:span text:style-name="référence"><text:span text:style-name="T136">.</text:span></text:span><text:span text:style-name="référence"><text:span text:style-name="T147">1 note 14</text:span></text:span><text:span text:style-name="référence"><text:span text:style-name="T135">, p</text:span></text:span><text:span text:style-name="référence"><text:span text:style-name="T136">. </text:span></text:span><text:span text:style-name="référence"><text:span text:style-name="T147">5</text:span></text:span><text:span text:style-name="référence"><text:span text:style-name="T327">2</text:span></text:span><text:span text:style-name="référence"><text:span text:style-name="T139">)</text:span></text:span></text:p>
      <text:p text:style-name="P81"><text:span text:style-name="référence"/></text:p>
      <text:p text:style-name="P65"><text:span text:style-name="phrase_20_analysée_20__28_gros_20_caractère_29_"><text:span text:style-name="T956">Un sportif qui est fatigué doit se reposer.</text:span></text:span></text:p>
      <text:p text:style-name="P147"/>
      <text:p text:style-name="P147"/>
      <text:p text:style-name="P20"><text:span text:style-name="texte_20_par_20_défaut">Analyse </text:span><text:span text:style-name="texte_20_par_20_défaut"><text:span text:style-name="T425">de la </text:span></text:span><text:span text:style-name="texte_20_par_20_défaut">nature des mots</text:span></text:p>
      <text:p text:style-name="P264"><text:span text:style-name="texte_20_par_20_défaut"><text:span text:style-name="T333">•</text:span></text:span><text:span text:style-name="T81"> </text:span><text:span text:style-name="exemple"><text:span text:style-name="T468">Un</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3">article </text:span></text:span><text:span text:style-name="texte_20_par_20_défaut"><text:span text:style-name="T107">in</text:span></text:span><text:span text:style-name="texte_20_par_20_défaut"><text:span text:style-name="T93">défini</text:span></text:span></text:p>
      <text:p text:style-name="P265"><text:span text:style-name="texte_20_par_20_défaut"><text:span text:style-name="T333">•</text:span></text:span><text:span text:style-name="texte_20_par_20_défaut"><text:span text:style-name="T81"> </text:span></text:span><text:span text:style-name="exemple"><text:span text:style-name="T468">sportif</text:span></text:span><text:span text:style-name="exemple"><text:span text:style-name="T434"><text:tab/><text:tab/><text:tab/><text:tab/></text:span></text:span><text:span text:style-name="texte_20_par_20_défaut"><text:span text:style-name="T84">:<text:tab/></text:span></text:span><text:span text:style-name="texte_20_par_20_défaut"><text:span text:style-name="T727">adjectif</text:span></text:span></text:p>
      <text:p text:style-name="P265"><text:span text:style-name="texte_20_par_20_défaut"><text:span text:style-name="T333">•</text:span></text:span><text:span text:style-name="texte_20_par_20_défaut"><text:span text:style-name="T714"> </text:span></text:span><text:span text:style-name="exemple"><text:span text:style-name="T468">qui<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27">pronom relatif </text:span></text:span><text:span text:style-name="texte_20_par_20_défaut"><text:span text:style-name="T730">ayant pour antécéd</text:span></text:span><text:span text:style-name="texte_20_par_20_défaut"><text:span text:style-name="T731">e</text:span></text:span><text:span text:style-name="texte_20_par_20_défaut"><text:span text:style-name="T730">nt </text:span></text:span><text:span text:style-name="exemple"><text:span text:style-name="T235">Un sportif</text:span></text:span></text:p>
      <text:p text:style-name="P265"><text:span text:style-name="texte_20_par_20_défaut"><text:span text:style-name="T333">•</text:span></text:span><text:span text:style-name="texte_20_par_20_défaut"><text:span text:style-name="T714"> </text:span></text:span><text:span text:style-name="exemple"><text:span text:style-name="T468">est</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27">verbe (être : </text:span></text:span><text:span text:style-name="texte_20_par_20_défaut"><text:span text:style-name="T728">indicatif.présent.3S)</text:span></text:span></text:p>
      <text:p text:style-name="P266"><text:span text:style-name="texte_20_par_20_défaut"><text:span text:style-name="T333">•</text:span></text:span><text:span text:style-name="texte_20_par_20_défaut"><text:span text:style-name="T714"> </text:span></text:span><text:span text:style-name="exemple"><text:span text:style-name="T469">fatigué</text:span></text:span><text:span text:style-name="exemple"><text:span text:style-name="T468"><text:tab/></text:span></text:span><text:span text:style-name="exemple"><text:span text:style-name="T434"><text:tab/><text:tab/><text:tab/></text:span></text:span><text:span text:style-name="texte_20_par_20_défaut"><text:span text:style-name="T84">:<text:tab/></text:span></text:span><text:span text:style-name="texte_20_par_20_défaut"><text:span text:style-name="T728">participe passé (formant un passif)</text:span></text:span></text:p>
      <text:p text:style-name="P266"><text:span text:style-name="texte_20_par_20_défaut"><text:span text:style-name="T333">•</text:span></text:span><text:span text:style-name="texte_20_par_20_défaut"><text:span text:style-name="T714"> </text:span></text:span><text:span text:style-name="exemple"><text:span text:style-name="T469">doit</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27">verbe (</text:span></text:span><text:span text:style-name="texte_20_par_20_défaut"><text:span text:style-name="T728">devoir</text:span></text:span><text:span text:style-name="texte_20_par_20_défaut"><text:span text:style-name="T727"> : </text:span></text:span><text:span text:style-name="texte_20_par_20_défaut"><text:span text:style-name="T728">indicatif.présent.3S)</text:span></text:span></text:p>
      <text:p text:style-name="P266"><text:span text:style-name="texte_20_par_20_défaut"><text:span text:style-name="T333">•</text:span></text:span><text:span text:style-name="texte_20_par_20_défaut"><text:span text:style-name="T714"> </text:span></text:span><text:span text:style-name="exemple"><text:span text:style-name="T469">se reposer</text:span></text:span><text:span text:style-name="exemple"><text:span text:style-name="T434"><text:tab/><text:tab/><text:tab/><text:tab/></text:span></text:span><text:span text:style-name="texte_20_par_20_défaut"><text:span text:style-name="T84">:<text:tab/></text:span></text:span><text:span text:style-name="texte_20_par_20_défaut"><text:span text:style-name="T727">verbe </text:span></text:span><text:span text:style-name="texte_20_par_20_défaut"><text:span text:style-name="T728">pronominal </text:span></text:span><text:span text:style-name="texte_20_par_20_défaut"><text:span text:style-name="T727">(</text:span></text:span><text:span text:style-name="texte_20_par_20_défaut"><text:span text:style-name="T728">se reposer</text:span></text:span><text:span text:style-name="texte_20_par_20_défaut"><text:span text:style-name="T727"> : </text:span></text:span><text:span text:style-name="texte_20_par_20_défaut"><text:span text:style-name="T728">infinitif.présent)</text:span></text:span></text:p>
      <text:p text:style-name="P385"><text:span text:style-name="texte_20_par_20_défaut"><text:span text:style-name="T728"/></text:span></text:p>
      <text:p text:style-name="P528"><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86"><text:span text:style-name="texte_20_par_20_défaut"><text:span text:style-name="T418">•</text:span></text:span><text:span text:style-name="texte_20_par_20_défaut"><text:span text:style-name="T669"> </text:span></text:span><text:span text:style-name="exemple"><text:span text:style-name="T959">Un sportif</text:span></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293"><text:span text:style-name="texte_20_par_20_défaut"><text:span text:style-name="T333">•</text:span></text:span><text:span text:style-name="exemple"><text:span text:style-name="T361"> </text:span></text:span><text:span text:style-name="exemple"><text:span text:style-name="T604">est fatigué</text:span></text:span><text:span text:style-name="exemple"><text:span text:style-name="T389"><text:tab/><text:tab/><text:tab/><text:tab/></text:span></text:span><text:span text:style-name="texte_20_par_20_défaut"><text:span text:style-name="T389">: <text:tab/></text:span></text:span><text:span text:style-name="texte_20_par_20_défaut">groupe verbal</text:span></text:p>
      <text:p text:style-name="P293"><text:span text:style-name="texte_20_par_20_défaut"><text:span text:style-name="T333">•</text:span></text:span><text:span text:style-name="exemple"><text:span text:style-name="T361"> </text:span></text:span><text:span text:style-name="exemple"><text:span text:style-name="T605">doit se reposer</text:span></text:span><text:span text:style-name="exemple"><text:span text:style-name="T389"><text:tab/><text:tab/><text:tab/></text:span></text:span><text:span text:style-name="texte_20_par_20_défaut"><text:span text:style-name="T389">: <text:tab/></text:span></text:span><text:span text:style-name="texte_20_par_20_défaut">groupe verbal</text:span></text:p>
      <text:p text:style-name="P560"><text:span text:style-name="texte_20_par_20_défaut"><text:span text:style-name="T148"/></text:span></text:p>
      <text:p text:style-name="P149"><text:span text:style-name="texte_20_par_20_défaut"><text:span text:style-name="T669">Analyse des fonctions</text:span></text:span></text:p>
      <text:p text:style-name="P267"><text:span text:style-name="texte_20_par_20_défaut"><text:span text:style-name="T333">•</text:span></text:span><text:span text:style-name="exemple"><text:span text:style-name="T361"> </text:span></text:span><text:span text:style-name="exemple"><text:span text:style-name="T592">Un sportif qui est fatigué</text:span></text:span><text:span text:style-name="T89"><text:tab/><text:tab/></text:span><text:span text:style-name="texte_20_par_20_défaut"><text:span text:style-name="T89">:<text:tab/></text:span></text:span><text:span text:style-name="texte_20_par_20_défaut"><text:span text:style-name="T92">sujet de </text:span></text:span><text:span text:style-name="exemple"><text:span text:style-name="T470">doit</text:span></text:span><text:span text:style-name="texte_20_par_20_défaut"><text:span text:style-name="T108"> et de </text:span></text:span><text:span text:style-name="exemple">se reposer</text:span></text:p>
      <text:p text:style-name="P291"><text:span text:style-name="texte_20_par_20_défaut"><text:span text:style-name="T333"><text:tab/>•</text:span></text:span><text:span text:style-name="texte_20_par_20_défaut"><text:span text:style-name="T714"> </text:span></text:span><text:span text:style-name="exemple"><text:span text:style-name="T468">qui<text:tab/></text:span></text:span><text:span text:style-name="exemple"><text:span text:style-name="T434"><text:tab/><text:tab/><text:tab/></text:span></text:span><text:span text:style-name="texte_20_par_20_défaut"><text:span text:style-name="T84">:<text:tab/></text:span></text:span><text:span text:style-name="texte_20_par_20_défaut"><text:span text:style-name="T729">sujet de </text:span></text:span><text:span text:style-name="exemple"><text:span text:style-name="T234">est fatigué</text:span></text:span></text:p>
      <text:p text:style-name="P292"><text:span text:style-name="texte_20_par_20_défaut"><text:span text:style-name="T333"><text:tab/>•</text:span></text:span><text:span text:style-name="exemple"><text:span text:style-name="T361"> </text:span></text:span><text:span text:style-name="exemple"><text:span text:style-name="T604">est fatigué</text:span></text:span><text:span text:style-name="exemple"><text:span text:style-name="T389"><text:tab/><text:tab/><text:tab/></text:span></text:span><text:span text:style-name="texte_20_par_20_défaut"><text:span text:style-name="T389">: <text:tab/></text:span></text:span><text:span text:style-name="texte_20_par_20_défaut"><text:span text:style-name="T402">prédicat du sujet </text:span></text:span><text:span text:style-name="exemple"><text:span text:style-name="T621">qui</text:span></text:span></text:p>
      <text:p text:style-name="P292"><text:span text:style-name="texte_20_par_20_défaut"><text:span text:style-name="T333">•</text:span></text:span><text:span text:style-name="exemple"><text:span text:style-name="T361"> </text:span></text:span><text:span text:style-name="exemple"><text:span text:style-name="T381">doit </text:span></text:span><text:span text:style-name="exemple"><text:span text:style-name="T371">s</text:span></text:span><text:span text:style-name="exemple"><text:span text:style-name="T389">e reposer<text:tab/><text:tab/><text:tab/></text:span></text:span><text:span text:style-name="texte_20_par_20_défaut"><text:span text:style-name="T389">: <text:tab/></text:span></text:span><text:span text:style-name="texte_20_par_20_défaut"><text:span text:style-name="T402">prédicat du sujet </text:span></text:span><text:span text:style-name="exemple"><text:span text:style-name="T402">Un sportif qui est fatigué</text:span></text:span></text:p>
      <text:p text:style-name="P267"><text:span text:style-name="texte_20_par_20_défaut"><text:span text:style-name="T333"><text:tab/>•</text:span></text:span><text:span text:style-name="exemple"><text:span text:style-name="T361"> </text:span></text:span><text:span text:style-name="exemple"><text:span text:style-name="T371">s</text:span></text:span><text:span text:style-name="exemple"><text:span text:style-name="T389">e reposer<text:tab/><text:tab/><text:tab/></text:span></text:span><text:span text:style-name="texte_20_par_20_défaut"><text:span text:style-name="T389">: <text:tab/>COD de </text:span></text:span><text:span text:style-name="exemple"><text:span text:style-name="T389">doit</text:span></text:span></text:p>
      <text:p text:style-name="P386"><text:span text:style-name="exemple"><text:span text:style-name="T389"/></text:span></text:p>
      <text:p text:style-name="P149"><text:span text:style-name="texte_20_par_20_défaut"><text:span text:style-name="T669">Analyse des propositions</text:span></text:span></text:p>
      <text:p text:style-name="P262"><text:span text:style-name="texte_20_par_20_défaut">La phrase contient </text:span><text:span text:style-name="texte_20_par_20_défaut"><text:span text:style-name="T877">deux</text:span></text:span><text:span text:style-name="texte_20_par_20_défaut"> proposition</text:span><text:span text:style-name="texte_20_par_20_défaut"><text:span text:style-name="T942">s</text:span></text:span><text:span text:style-name="texte_20_par_20_défaut"> : il s’agit par conséquent d’une phrase </text:span><text:span text:style-name="texte_20_par_20_défaut"><text:span text:style-name="T877">complexe</text:span></text:span><text:span text:style-name="texte_20_par_20_défaut">.</text:span></text:p>
      <text:p text:style-name="P382"><text:span text:style-name="texte_20_par_20_défaut"><text:span text:style-name="T390">La proposition principale est </text:span></text:span><text:span text:style-name="exemple"><text:span text:style-name="T617">Un sportif doit se reposer</text:span></text:span><text:span text:style-name="texte_20_par_20_défaut"><text:span text:style-name="T390">; </text:span></text:span><text:span text:style-name="texte_20_par_20_défaut"><text:span text:style-name="T391">de cette proposition principale dépend</text:span></text:span><text:span text:style-name="texte_20_par_20_défaut"><text:span text:style-name="T391"><text:note text:id="ftn4" text:note-class="footnote"><text:note-citation>4</text:note-citation><text:note-body><text:p text:style-name="P145"><text:span text:style-name="texte_20_par_20_défaut"><text:span text:style-name="T312"><text:tab/>Ici, l’expression « dépend de » a le sens particulier de « [dans le sens où] elle tient lieu d’un constituant de la principale » </text:span></text:span><text:span text:style-name="texte_20_par_20_défaut"><text:span text:style-name="T313">comme l’indique </text:span></text:span><text:span text:style-name="référence"><text:span text:style-name="T135">TG(I.</text:span></text:span><text:span text:style-name="référence"><text:span text:style-name="T143">1</text:span></text:span><text:span text:style-name="référence"><text:span text:style-name="T136">.</text:span></text:span><text:span text:style-name="référence"><text:span text:style-name="T134">1 note 14</text:span></text:span><text:span text:style-name="référence"><text:span text:style-name="T135">, p</text:span></text:span><text:span text:style-name="référence"><text:span text:style-name="T136">. </text:span></text:span><text:span text:style-name="référence"><text:span text:style-name="T134">5</text:span></text:span><text:span text:style-name="référence"><text:span text:style-name="T326">2</text:span></text:span><text:span text:style-name="référence"><text:span text:style-name="T139">)</text:span></text:span><text:span text:style-name="texte_20_par_20_défaut"><text:span text:style-name="T291">.</text:span></text:span></text:p></text:note-body></text:note></text:span></text:span><text:span text:style-name="texte_20_par_20_défaut"><text:span text:style-name="T391"> la </text:span></text:span><text:span text:style-name="texte_20_par_20_défaut"><text:span text:style-name="T390">proposition subordonnée </text:span></text:span><text:span text:style-name="texte_20_par_20_défaut"><text:span text:style-name="T389">r</text:span></text:span><text:span text:style-name="texte_20_par_20_défaut"><text:span text:style-name="T869">elative</text:span></text:span><text:span text:style-name="texte_20_par_20_défaut"><text:span text:style-name="T390"> </text:span></text:span><text:span text:style-name="exemple"><text:span text:style-name="T617">qui est fatigué</text:span></text:span><text:span text:style-name="texte_20_par_20_défaut"><text:span text:style-name="T415"> </text:span></text:span><text:span text:style-name="texte_20_par_20_défaut"><text:span text:style-name="T341">; cette </text:span></text:span><text:span text:style-name="texte_20_par_20_défaut"><text:span text:style-name="T342">proposition subordonnée </text:span></text:span><text:span text:style-name="texte_20_par_20_défaut"><text:span text:style-name="T341">r</text:span></text:span><text:span text:style-name="texte_20_par_20_défaut"><text:span text:style-name="T836">elative a pour fonction </text:span></text:span><text:span text:style-name="texte_20_par_20_défaut"><text:span text:style-name="T873">épithète</text:span></text:span><text:span text:style-name="texte_20_par_20_défaut"><text:span text:style-name="T836">.<text:tab/><text:tab/><text:tab/><text:tab/><text:tab/><text:tab/><text:tab/><text:tab/></text:span></text:span></text:p>
      <text:p text:style-name="P381"><text:span text:style-name="texte_20_par_20_défaut"><text:span text:style-name="T837">On remarquera que </text:span></text:span><text:span text:style-name="exemple"><text:span text:style-name="T392">se reposer</text:span></text:span><text:span text:style-name="texte_20_par_20_défaut"><text:span text:style-name="T837"> est </text:span></text:span><text:span text:style-name="texte_20_par_20_défaut"><text:span text:style-name="T843">le</text:span></text:span><text:span text:style-name="texte_20_par_20_défaut"><text:span text:style-name="T837"> </text:span></text:span><text:span text:style-name="texte_20_par_20_défaut"><text:span text:style-name="T866">groupe infinitif de fonction COD</text:span></text:span><text:span text:style-name="texte_20_par_20_défaut"><text:span text:style-name="T837"> de <text:tab/> <text:s/></text:span></text:span><text:span text:style-name="référence"><text:span text:style-name="T838">TG(I.</text:span></text:span><text:span text:style-name="référence"><text:span text:style-name="T842">5</text:span></text:span><text:span text:style-name="référence"><text:span text:style-name="T839">.</text:span></text:span><text:span text:style-name="référence"><text:span text:style-name="T840">1</text:span></text:span><text:span text:style-name="référence"><text:span text:style-name="T838">, p</text:span></text:span><text:span text:style-name="référence"><text:span text:style-name="T839">. </text:span></text:span><text:span text:style-name="référence"><text:span text:style-name="T842">6</text:span></text:span><text:span text:style-name="référence"><text:span text:style-name="T876">2</text:span></text:span><text:span text:style-name="référence"><text:span text:style-name="T841">)</text:span></text:span></text:p>
      <text:p text:style-name="P382"><text:span text:style-name="exemple"><text:span text:style-name="T392">doit</text:span></text:span><text:span text:style-name="texte_20_par_20_défaut"><text:span text:style-name="T837"> et non pas une </text:span></text:span><text:span text:style-name="texte_20_par_20_défaut"><text:span text:style-name="T866">proposition infinitive</text:span></text:span><text:span text:style-name="texte_20_par_20_défaut"><text:span text:style-name="T837"> puisque </text:span></text:span><text:span text:style-name="exemple"><text:span text:style-name="T392">doit</text:span></text:span><text:span text:style-name="texte_20_par_20_défaut"><text:span text:style-name="T837"> et </text:span></text:span><text:span text:style-name="exemple"><text:span text:style-name="T392">se reposer</text:span></text:span><text:span text:style-name="texte_20_par_20_défaut"><text:span text:style-name="T837"> ont <text:s/><text:tab/><text:tab/> <text:s/></text:span></text:span><text:span text:style-name="danger"><text:span text:style-name="T711">(!)</text:span></text:span></text:p>
      <text:p text:style-name="P381"><text:span text:style-name="texte_20_par_20_défaut"><text:span text:style-name="T837">le même sujet, à savoir </text:span></text:span><text:span text:style-name="exemple"><text:span text:style-name="T392">Un sportif</text:span></text:span><text:span text:style-name="texte_20_par_20_défaut"><text:span text:style-name="T837">.</text:span></text:span></text:p>
      <text:p text:style-name="P381"><text:span text:style-name="texte_20_par_20_défaut"><text:span text:style-name="T837"/></text:span></text:p>
      <text:p text:style-name="P150"><text:span text:style-name="texte_20_par_20_défaut"><text:span text:style-name="T669">Analyse du type et de la forme de la phrase</text:span></text:span></text:p>
      <text:p text:style-name="P387"><text:span text:style-name="texte_20_par_20_défaut"><text:span text:style-name="T139">La phrase est de type déclaratif et </text:span></text:span><text:span text:style-name="texte_20_par_20_défaut"><text:span text:style-name="T142">n’a pas de forme particulière.</text:span></text:span></text:p>
      <text:p text:style-name="P150"><text:span text:style-name="texte_20_par_20_défaut"><text:span text:style-name="T330"><text:tab/></text:span></text:span><text:span text:style-name="GGF"><text:span text:style-name="T330">[ </text:span></text:span><text:span text:style-name="GGF">GGF.1.</text:span><text:span text:style-name="GGF"><text:span text:style-name="T946">24</text:span></text:span><text:span text:style-name="GGF"> </text:span><text:span text:style-name="GGF"><text:span text:style-name="T330">]</text:span></text:span><text:span text:style-name="GGF"> </text:span></text:p>
      <text:p text:style-name="P559"><text:span text:style-name="texte_20_par_20_défaut"><text:span text:style-name="T343"><text:tab/></text:span></text:span><text:span text:style-name="GGF"><text:span text:style-name="T393"><text:tab/></text:span></text:span><text:span text:style-name="GGF"><text:span text:style-name="T416">Confer </text:span></text:span><text:span text:style-name="GGF"><text:span text:style-name="T953">la d</text:span></text:span><text:span text:style-name="GGF"><text:span text:style-name="T394">iscussion sur le type de phrase dans une phrase subordonnée.</text:span></text:span></text:p>
      <text:p text:style-name="P232"><text:span text:style-name="titre_20_avec_20_numéro"><text:s/>B.0</text:span><text:span text:style-name="titre_20_avec_20_numéro"><text:span text:style-name="T1021">34</text:span></text:span><text:span text:style-name="titre_20_avec_20_numéro"> </text:span></text:p>
      <text:p text:style-name="P82"><text:span text:style-name="référence">TG(I.2.</text:span><text:span text:style-name="référence"><text:span text:style-name="T981">3</text:span></text:span><text:span text:style-name="référence">, p</text:span><text:span text:style-name="référence"><text:span text:style-name="T981">p</text:span></text:span><text:span text:style-name="référence">. </text:span><text:span text:style-name="référence"><text:span text:style-name="T981">24-25)</text:span></text:span></text:p>
      <text:p text:style-name="P82"><text:span text:style-name="référence"/></text:p>
      <text:p text:style-name="P50"><text:span text:style-name="phrase_20_analysée_20__28_gros_20_caractère_29_"><text:span text:style-name="T294">Le facteur distribue le courrier </text:span></text:span><text:span text:style-name="phrase_20_analysée_20__28_gros_20_caractère_29_"><text:span text:style-name="T667">et il aime son travail</text:span></text:span><text:span text:style-name="phrase_20_analysée_20__28_gros_20_caractère_29_"><text:span text:style-name="T294">.</text:span></text:span></text:p>
      <text:p text:style-name="P157"/>
      <text:p text:style-name="P157"/>
      <text:p text:style-name="P21"><text:span text:style-name="texte_20_par_20_défaut">Analyse </text:span><text:span text:style-name="texte_20_par_20_défaut"><text:span text:style-name="T425">de la </text:span></text:span><text:span text:style-name="texte_20_par_20_défaut">nature des mots</text:span></text:p>
      <text:p text:style-name="P268"><text:span text:style-name="texte_20_par_20_défaut"><text:span text:style-name="T333">•</text:span></text:span><text:span text:style-name="T81"> </text:span><text:span text:style-name="exemple"><text:span text:style-name="T437">L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93">article défini</text:span></text:span></text:p>
      <text:p text:style-name="P388"><text:span text:style-name="texte_20_par_20_défaut"><text:span text:style-name="T333">•</text:span></text:span><text:span text:style-name="T81"> </text:span><text:span text:style-name="exemple"><text:span text:style-name="T465">facteur</text:span></text:span><text:span text:style-name="exemple"><text:span text:style-name="T434"><text:tab/><text:tab/><text:tab/><text:tab/></text:span></text:span><text:span text:style-name="texte_20_par_20_défaut"><text:span text:style-name="T84">:<text:tab/></text:span></text:span><text:span text:style-name="texte_20_par_20_défaut"><text:span text:style-name="T93">nom commun</text:span></text:span></text:p>
      <text:p text:style-name="P388"><text:span text:style-name="texte_20_par_20_défaut"><text:span text:style-name="T333">•</text:span></text:span><text:span text:style-name="T81"> </text:span><text:span text:style-name="exemple"><text:span text:style-name="T465">distribue</text:span></text:span><text:span text:style-name="exemple"><text:span text:style-name="T434"><text:tab/><text:tab/><text:tab/><text:tab/></text:span></text:span><text:span text:style-name="texte_20_par_20_défaut"><text:span text:style-name="T84">:<text:tab/></text:span></text:span><text:span text:style-name="texte_20_par_20_défaut"><text:span text:style-name="T94">verbe </text:span></text:span><text:span text:style-name="texte_20_par_20_défaut"><text:span text:style-name="T100">(</text:span></text:span><text:span text:style-name="texte_20_par_20_défaut"><text:span text:style-name="T878">distribuer</text:span></text:span><text:span text:style-name="texte_20_par_20_défaut"><text:span text:style-name="T688"> </text:span></text:span><text:span text:style-name="texte_20_par_20_défaut"><text:span text:style-name="T100">: indicatif.présent.3S)</text:span></text:span></text:p>
      <text:p text:style-name="P388"><text:span text:style-name="texte_20_par_20_défaut"><text:span text:style-name="T333">•</text:span></text:span><text:span text:style-name="T81"> </text:span><text:span text:style-name="exemple"><text:span text:style-name="T437">l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94">article défini</text:span></text:span></text:p>
      <text:p text:style-name="P388"><text:span text:style-name="texte_20_par_20_défaut"><text:span text:style-name="T333">•</text:span></text:span><text:span text:style-name="T81"> </text:span><text:span text:style-name="exemple"><text:span text:style-name="T465">courrier</text:span></text:span><text:span text:style-name="exemple"><text:span text:style-name="T434"><text:tab/><text:tab/><text:tab/><text:tab/></text:span></text:span><text:span text:style-name="texte_20_par_20_défaut"><text:span text:style-name="T84">:<text:tab/></text:span></text:span><text:span text:style-name="texte_20_par_20_défaut"><text:span text:style-name="T726">nom commun</text:span></text:span></text:p>
      <text:p text:style-name="P388"><text:span text:style-name="texte_20_par_20_défaut"><text:span text:style-name="T333">•</text:span></text:span><text:span text:style-name="T81"> </text:span><text:span text:style-name="exemple"><text:span text:style-name="T471">et<text:tab/></text:span></text:span><text:span text:style-name="exemple"><text:span text:style-name="T437"><text:tab/></text:span></text:span><text:span text:style-name="exemple"><text:span text:style-name="T434"><text:tab/><text:tab/><text:tab/></text:span></text:span><text:span text:style-name="texte_20_par_20_défaut"><text:span text:style-name="T84">:<text:tab/></text:span></text:span><text:span text:style-name="texte_20_par_20_défaut"><text:span text:style-name="T726">conjonction de subordination</text:span></text:span></text:p>
      <text:p text:style-name="P388"><text:span text:style-name="texte_20_par_20_défaut"><text:span text:style-name="T333">•</text:span></text:span><text:span text:style-name="T81"> </text:span><text:span text:style-name="exemple"><text:span text:style-name="T471">il</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2">pronom personnel</text:span></text:span></text:p>
      <text:p text:style-name="P388"><text:span text:style-name="texte_20_par_20_défaut"><text:span text:style-name="T333">•</text:span></text:span><text:span text:style-name="T81"> </text:span><text:span text:style-name="exemple"><text:span text:style-name="T471">aime</text:span></text:span><text:span text:style-name="exemple"><text:span text:style-name="T437"><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32">verbe (aimer : indicatif.présent.3S)</text:span></text:span></text:p>
      <text:p text:style-name="P388"><text:span text:style-name="texte_20_par_20_défaut"><text:span text:style-name="T333">•</text:span></text:span><text:span text:style-name="T81"> </text:span><text:span text:style-name="exemple"><text:span text:style-name="T437">s</text:span></text:span><text:span text:style-name="exemple"><text:span text:style-name="T471">on<text:tab/></text:span></text:span><text:span text:style-name="exemple"><text:span text:style-name="T437"><text:tab/><text:tab/></text:span></text:span><text:span text:style-name="exemple"><text:span text:style-name="T434"><text:tab/><text:tab/></text:span></text:span><text:span text:style-name="texte_20_par_20_défaut"><text:span text:style-name="T84">:<text:tab/></text:span></text:span><text:span text:style-name="texte_20_par_20_défaut"><text:span text:style-name="T732">déterminant possessif</text:span></text:span></text:p>
      <text:p text:style-name="P389"><text:span text:style-name="texte_20_par_20_défaut"><text:span text:style-name="T333">•</text:span></text:span><text:span text:style-name="texte_20_par_20_défaut"><text:span text:style-name="T714"> </text:span></text:span><text:span text:style-name="exemple"><text:span text:style-name="T471">travail</text:span></text:span><text:span text:style-name="exemple"><text:span text:style-name="T437"><text:tab/><text:tab/></text:span></text:span><text:span text:style-name="exemple"><text:span text:style-name="T434"><text:tab/><text:tab/></text:span></text:span><text:span text:style-name="texte_20_par_20_défaut"><text:span text:style-name="T84">:<text:tab/></text:span></text:span><text:span text:style-name="texte_20_par_20_défaut"><text:span text:style-name="T732">nom commun</text:span></text:span></text:p>
      <text:p text:style-name="P388"><text:span text:style-name="texte_20_par_20_défaut"><text:span text:style-name="T94"/></text:span></text:p>
      <text:p text:style-name="P529"><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88"><text:span text:style-name="texte_20_par_20_défaut"><text:span text:style-name="T418">•</text:span></text:span><text:span text:style-name="texte_20_par_20_défaut"><text:span text:style-name="T669"> </text:span></text:span><text:span text:style-name="exemple">Le </text:span><text:span text:style-name="exemple"><text:span text:style-name="T544">facteur</text:span></text:span><text:span text:style-name="texte_20_par_20_défaut"><text:span text:style-name="T678"><text:tab/><text:tab/><text:tab/><text:tab/></text:span></text:span><text:span text:style-name="texte_20_par_20_défaut">:</text:span><text:span text:style-name="texte_20_par_20_défaut"><text:span text:style-name="T678"><text:tab/></text:span></text:span><text:span text:style-name="texte_20_par_20_défaut">groupe nominal</text:span></text:p>
      <text:p text:style-name="P276"><text:span text:style-name="texte_20_par_20_défaut"><text:span text:style-name="T333">•</text:span></text:span><text:span text:style-name="exemple"><text:span text:style-name="T361"> </text:span></text:span><text:span text:style-name="exemple"><text:span text:style-name="T370">distribue </text:span></text:span><text:span text:style-name="exemple"><text:span text:style-name="T545">le courrier </text:span></text:span><text:span text:style-name="exemple"><text:s/><text:tab/><text:tab/></text:span><text:span text:style-name="texte_20_par_20_défaut"><text:span text:style-name="T89">:<text:tab/></text:span></text:span><text:span text:style-name="texte_20_par_20_défaut"><text:span text:style-name="T720">groupe verbal</text:span></text:span></text:p>
      <text:p text:style-name="P388"><text:span text:style-name="texte_20_par_20_défaut"><text:span text:style-name="T332"><text:tab/>•</text:span></text:span><text:span text:style-name="texte_20_par_20_défaut"><text:span text:style-name="T823"> </text:span></text:span><text:span text:style-name="exemple"><text:span text:style-name="T544">le courrier</text:span></text:span><text:span text:style-name="exemple"><text:span text:style-name="T532"><text:tab/></text:span></text:span><text:span text:style-name="texte_20_par_20_défaut"><text:span text:style-name="T819"><text:tab/><text:tab/></text:span></text:span><text:span text:style-name="texte_20_par_20_défaut"><text:span text:style-name="T421">:<text:tab/></text:span></text:span><text:span text:style-name="texte_20_par_20_défaut"><text:span text:style-name="T823">groupe nominal</text:span></text:span></text:p>
      <text:p text:style-name="P276"><text:span text:style-name="texte_20_par_20_défaut"><text:span text:style-name="T333">•</text:span></text:span><text:span text:style-name="exemple"><text:span text:style-name="T361"> </text:span></text:span><text:span text:style-name="exemple"><text:span text:style-name="T594">aime son travail<text:tab/></text:span></text:span><text:span text:style-name="exemple"><text:span text:style-name="T467"> </text:span></text:span><text:span text:style-name="exemple"><text:span text:style-name="T236"><text:s/><text:tab/><text:tab/></text:span></text:span><text:span text:style-name="texte_20_par_20_défaut"><text:span text:style-name="T89">:<text:tab/></text:span></text:span><text:span text:style-name="texte_20_par_20_défaut"><text:span text:style-name="T720">groupe verbal</text:span></text:span></text:p>
      <text:p text:style-name="P388"><text:span text:style-name="texte_20_par_20_défaut"><text:span text:style-name="T414"><text:tab/>•</text:span></text:span><text:span text:style-name="texte_20_par_20_défaut"><text:span text:style-name="T827"> </text:span></text:span><text:span text:style-name="exemple"><text:span text:style-name="T472">son travail</text:span></text:span><text:span text:style-name="exemple"><text:span text:style-name="T466"><text:tab/></text:span></text:span><text:span text:style-name="texte_20_par_20_défaut"><text:span text:style-name="T828"><text:tab/><text:tab/></text:span></text:span><text:span text:style-name="texte_20_par_20_défaut">:</text:span><text:span text:style-name="texte_20_par_20_défaut"><text:span text:style-name="T22"><text:tab/></text:span></text:span><text:span text:style-name="texte_20_par_20_défaut"><text:span text:style-name="T94">groupe nominal</text:span></text:span></text:p>
      <text:p text:style-name="P388"/>
      <text:p text:style-name="P157"><text:span text:style-name="texte_20_par_20_défaut"><text:span text:style-name="T669">Analyse des fonctions</text:span></text:span></text:p>
      <text:p text:style-name="P268"><text:span text:style-name="texte_20_par_20_défaut"><text:span text:style-name="T333">•</text:span></text:span><text:span text:style-name="exemple"><text:span text:style-name="T361"> </text:span></text:span><text:span text:style-name="exemple"><text:span text:style-name="T572">Le </text:span></text:span><text:span text:style-name="exemple"><text:span text:style-name="T591">facteur</text:span></text:span><text:span text:style-name="T89"><text:tab/><text:tab/><text:tab/><text:tab/></text:span><text:span text:style-name="texte_20_par_20_défaut"><text:span text:style-name="T89">:<text:tab/></text:span></text:span><text:span text:style-name="texte_20_par_20_défaut"><text:span text:style-name="T92">sujet de </text:span></text:span><text:span text:style-name="exemple"><text:span text:style-name="T467">distribue</text:span></text:span></text:p>
      <text:p text:style-name="P294"><text:span text:style-name="texte_20_par_20_défaut"><text:span text:style-name="T333">•</text:span></text:span><text:span text:style-name="exemple"><text:span text:style-name="T361"> </text:span></text:span><text:span text:style-name="exemple"><text:span text:style-name="T370">distribue </text:span></text:span><text:span text:style-name="exemple"><text:span text:style-name="T467">le courrier </text:span></text:span><text:span text:style-name="exemple"><text:span text:style-name="T251"><text:s/><text:tab/><text:tab/></text:span></text:span><text:span text:style-name="texte_20_par_20_défaut"><text:span text:style-name="T89">:<text:tab/></text:span></text:span><text:span text:style-name="texte_20_par_20_défaut"><text:span text:style-name="T756">prédicat du sujet </text:span></text:span><text:span text:style-name="exemple"><text:span text:style-name="T253">Le facteur</text:span></text:span></text:p>
      <text:p text:style-name="P391"><text:span text:style-name="texte_20_par_20_défaut"><text:span text:style-name="T333"><text:tab/>•</text:span></text:span><text:span text:style-name="exemple"><text:span text:style-name="T361"> </text:span></text:span><text:span text:style-name="exemple"><text:span text:style-name="T607">le courrier</text:span></text:span><text:span text:style-name="exemple"><text:span text:style-name="T363"><text:tab/></text:span></text:span><text:span text:style-name="exemple"><text:span text:style-name="T572"><text:tab/><text:tab/></text:span></text:span><text:span text:style-name="texte_20_par_20_défaut"><text:span text:style-name="T89">:<text:tab/></text:span></text:span><text:span text:style-name="texte_20_par_20_défaut"><text:span text:style-name="T733">COD </text:span></text:span><text:span text:style-name="texte_20_par_20_défaut"><text:span text:style-name="T109">de </text:span></text:span><text:span text:style-name="exemple"><text:span text:style-name="T473">distribue</text:span></text:span></text:p>
      <text:p text:style-name="P388"><text:span text:style-name="texte_20_par_20_défaut"><text:span text:style-name="T333">•</text:span></text:span><text:span text:style-name="exemple"><text:span text:style-name="T361"> </text:span></text:span><text:span text:style-name="exemple"><text:span text:style-name="T593">il</text:span></text:span><text:span text:style-name="exemple"><text:span text:style-name="T363"><text:tab/><text:tab/></text:span></text:span><text:span text:style-name="T572"><text:tab/><text:tab/><text:tab/></text:span><text:span text:style-name="texte_20_par_20_défaut"><text:span text:style-name="T89">:<text:tab/></text:span></text:span><text:span text:style-name="texte_20_par_20_défaut">sujet de </text:span><text:span text:style-name="exemple"><text:span text:style-name="T472">aime</text:span></text:span></text:p>
      <text:p text:style-name="P294"><text:span text:style-name="texte_20_par_20_défaut"><text:span text:style-name="T333">•</text:span></text:span><text:span text:style-name="exemple"><text:span text:style-name="T361"> </text:span></text:span><text:span text:style-name="exemple"><text:span text:style-name="T606">aime son travail<text:tab/></text:span></text:span><text:span text:style-name="exemple"><text:span text:style-name="T251"> <text:tab/><text:tab/></text:span></text:span><text:span text:style-name="texte_20_par_20_défaut"><text:span text:style-name="T89">:<text:tab/></text:span></text:span><text:span text:style-name="texte_20_par_20_défaut"><text:span text:style-name="T756">prédicat du sujet </text:span></text:span><text:span text:style-name="exemple"><text:span text:style-name="T253">il</text:span></text:span></text:p>
      <text:p text:style-name="P390"><text:span text:style-name="texte_20_par_20_défaut"><text:span text:style-name="T333"><text:tab/>•</text:span></text:span><text:span text:style-name="exemple"><text:span text:style-name="T361"> </text:span></text:span><text:span text:style-name="exemple"><text:span text:style-name="T372">s</text:span></text:span><text:span text:style-name="exemple"><text:span text:style-name="T593">on travail</text:span></text:span><text:span text:style-name="exemple"><text:span text:style-name="T363"><text:tab/></text:span></text:span><text:span text:style-name="exemple"><text:span text:style-name="T572"><text:tab/><text:tab/></text:span></text:span><text:span text:style-name="texte_20_par_20_défaut"><text:span text:style-name="T89">:<text:tab/></text:span></text:span><text:span text:style-name="texte_20_par_20_défaut"><text:span text:style-name="T733">COD </text:span></text:span><text:span text:style-name="texte_20_par_20_défaut"><text:span text:style-name="T109">de </text:span></text:span><text:span text:style-name="exemple"><text:span text:style-name="T472">aime</text:span></text:span></text:p>
      <text:p text:style-name="P157"><text:span text:style-name="exemple"/></text:p>
      <text:p text:style-name="P157"><text:span text:style-name="texte_20_par_20_défaut"><text:span text:style-name="T669">Analyse des propositions</text:span></text:span></text:p>
      <text:p text:style-name="P263"><text:span text:style-name="texte_20_par_20_défaut">La phrase contient </text:span><text:span text:style-name="texte_20_par_20_défaut"><text:span text:style-name="T877">deux</text:span></text:span><text:span text:style-name="texte_20_par_20_défaut"> proposition</text:span><text:span text:style-name="texte_20_par_20_défaut"><text:span text:style-name="T942">s</text:span></text:span><text:span text:style-name="texte_20_par_20_défaut"> : il s’agit par conséquent d’une phrase </text:span><text:span text:style-name="texte_20_par_20_défaut"><text:span text:style-name="T877">complexe</text:span></text:span><text:span text:style-name="texte_20_par_20_défaut">.</text:span></text:p>
      <text:p text:style-name="P383"><text:span text:style-name="texte_20_par_20_défaut"><text:span text:style-name="T943">La </text:span></text:span><text:span text:style-name="texte_20_par_20_défaut"><text:span text:style-name="T982">première </text:span></text:span><text:span text:style-name="texte_20_par_20_défaut"><text:span text:style-name="T943">proposition est </text:span></text:span><text:span text:style-name="texte_20_par_20_défaut"><text:span text:style-name="T982">la proposition indépendante</text:span></text:span><text:span text:style-name="texte_20_par_20_défaut"><text:span text:style-name="T943"> </text:span></text:span><text:span text:style-name="exemple"><text:span text:style-name="T945">Le facteur distribue le courrier</text:span></text:span><text:span text:style-name="texte_20_par_20_défaut"><text:span text:style-name="T943">; </text:span></text:span><text:span text:style-name="texte_20_par_20_défaut"><text:span text:style-name="T982">cette proposition est liée à la suivante par coordination au moyen de la conjonction de coordination </text:span></text:span><text:span text:style-name="exemple"><text:span text:style-name="T982">et</text:span></text:span><text:span text:style-name="texte_20_par_20_défaut"><text:span text:style-name="T982">. La seconde proposition est la proposition indépenda</text:span></text:span><text:span text:style-name="texte_20_par_20_défaut"><text:span text:style-name="T992">n</text:span></text:span><text:span text:style-name="texte_20_par_20_défaut"><text:span text:style-name="T982">te </text:span></text:span><text:span text:style-name="exemple"><text:span text:style-name="T982">il aime son travail</text:span></text:span><text:span text:style-name="texte_20_par_20_défaut"><text:span text:style-name="T982">.</text:span></text:span></text:p>
      <text:p text:style-name="P157"><text:span text:style-name="texte_20_par_20_défaut"/></text:p>
      <text:p text:style-name="P157"><text:span text:style-name="texte_20_par_20_défaut"><text:span text:style-name="T669">Analyse du type et de la forme de la phrase</text:span></text:span></text:p>
      <text:p text:style-name="P388"><text:span text:style-name="texte_20_par_20_défaut"><text:span text:style-name="T139">La phrase est de type déclaratif et </text:span></text:span><text:span text:style-name="texte_20_par_20_défaut"><text:span text:style-name="T142">n’a pas de forme particulière.</text:span></text:span></text:p>
      <text:p text:style-name="P157"><text:span text:style-name="texte_20_par_20_défaut"><text:span text:style-name="T330"><text:tab/></text:span></text:span><text:span text:style-name="GGF"><text:span text:style-name="T330">[ </text:span></text:span><text:span text:style-name="GGF">GGF.1.</text:span><text:span text:style-name="GGF"><text:span text:style-name="T946">24</text:span></text:span><text:span text:style-name="GGF"> </text:span><text:span text:style-name="GGF"><text:span text:style-name="T330">]</text:span></text:span><text:span text:style-name="GGF"> </text:span></text:p>
      <text:p text:style-name="P583"><text:span text:style-name="texte_20_par_20_défaut"><text:span text:style-name="T267"><text:tab/></text:span></text:span><text:span text:style-name="GGF"><text:span text:style-name="T267"><text:tab/></text:span></text:span><text:span text:style-name="GGF"><text:span text:style-name="T28">Confer </text:span></text:span><text:span text:style-name="GGF"><text:span text:style-name="T947">la d</text:span></text:span><text:span text:style-name="GGF"><text:span text:style-name="T266">iscussion sur le type de phrase dans une phrase subordonnée.</text:span></text:span></text:p>
      <text:p text:style-name="P233"><text:span text:style-name="titre_20_avec_20_numéro"><text:s/>B.035 </text:span></text:p>
      <text:p text:style-name="P552"><text:span text:style-name="référence"><text:span text:style-name="T348">TG(I</text:span></text:span><text:span text:style-name="référence"><text:span text:style-name="T352">I</text:span></text:span><text:span text:style-name="référence"><text:span text:style-name="T348">.</text:span></text:span><text:span text:style-name="référence"><text:span text:style-name="T352">3</text:span></text:span><text:span text:style-name="référence"><text:span text:style-name="T350">.</text:span></text:span><text:span text:style-name="référence"><text:span text:style-name="T352">4</text:span></text:span><text:span text:style-name="référence"><text:span text:style-name="T349">.</text:span></text:span><text:span text:style-name="référence"><text:span text:style-name="T352">1</text:span></text:span><text:span text:style-name="référence"><text:span text:style-name="T348">, </text:span></text:span><text:span text:style-name="référence"><text:span text:style-name="T351">p</text:span></text:span><text:span text:style-name="référence"><text:span text:style-name="T350">. </text:span></text:span><text:span text:style-name="référence"><text:span text:style-name="T352">120)</text:span></text:span></text:p>
      <text:p text:style-name="P83"><text:span text:style-name="référence"/></text:p>
      <text:p text:style-name="P58"><text:span text:style-name="phrase_20_analysée_20__28_gros_20_caractère_29_"><text:span text:style-name="T855">Toi, chère amie, quand donc m’écriras-tu ?</text:span></text:span></text:p>
      <text:p text:style-name="P201"/>
      <text:p text:style-name="P201"/>
      <text:p text:style-name="P30"><text:span text:style-name="texte_20_par_20_défaut">Analyse </text:span><text:span text:style-name="texte_20_par_20_défaut"><text:span text:style-name="T425">de la </text:span></text:span><text:span text:style-name="texte_20_par_20_défaut">nature des mots</text:span></text:p>
      <text:p text:style-name="P309"><text:span text:style-name="texte_20_par_20_défaut"><text:span text:style-name="T333">•</text:span></text:span><text:span text:style-name="T81"> </text:span><text:span text:style-name="exemple"><text:span text:style-name="T491">Toi</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57">pronom personnel disjoint</text:span></text:span></text:p>
      <text:p text:style-name="P458"><text:span text:style-name="texte_20_par_20_défaut"><text:span text:style-name="T333">•</text:span></text:span><text:span text:style-name="T81"> </text:span><text:span text:style-name="exemple"><text:span text:style-name="T491">chèr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57">adjectif</text:span></text:span></text:p>
      <text:p text:style-name="P458"><text:span text:style-name="texte_20_par_20_défaut"><text:span text:style-name="T333">•</text:span></text:span><text:span text:style-name="texte_20_par_20_défaut"><text:span text:style-name="T714"> </text:span></text:span><text:span text:style-name="exemple"><text:span text:style-name="T491">amie<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57">nom commun</text:span></text:span></text:p>
      <text:p text:style-name="P458"><text:span text:style-name="texte_20_par_20_défaut"><text:span text:style-name="T333">•</text:span></text:span><text:span text:style-name="texte_20_par_20_défaut"><text:span text:style-name="T714"> </text:span></text:span><text:span text:style-name="exemple"><text:span text:style-name="T491">quand<text:tab/></text:span></text:span><text:span text:style-name="exemple"><text:span text:style-name="T434"><text:tab/><text:tab/><text:tab/></text:span></text:span><text:span text:style-name="texte_20_par_20_défaut"><text:span text:style-name="T84">:<text:tab/></text:span></text:span><text:span text:style-name="texte_20_par_20_défaut"><text:span text:style-name="T757">adverbe</text:span></text:span></text:p>
      <text:p text:style-name="P458"><text:span text:style-name="texte_20_par_20_défaut"><text:span text:style-name="T333">•</text:span></text:span><text:span text:style-name="texte_20_par_20_défaut"><text:span text:style-name="T714"> </text:span></text:span><text:span text:style-name="exemple"><text:span text:style-name="T491">donc<text:tab/><text:tab/></text:span></text:span><text:span text:style-name="exemple"><text:span text:style-name="T434"><text:tab/><text:tab/><text:tab/></text:span></text:span><text:span text:style-name="texte_20_par_20_défaut"><text:span text:style-name="T84">:<text:tab/></text:span></text:span><text:span text:style-name="texte_20_par_20_défaut"><text:span text:style-name="T757">adverbe</text:span></text:span></text:p>
      <text:p text:style-name="P459"><text:span text:style-name="texte_20_par_20_défaut"><text:span text:style-name="T344">•</text:span></text:span><text:span text:style-name="texte_20_par_20_défaut"><text:span text:style-name="T857"> </text:span></text:span><text:span text:style-name="exemple"><text:span text:style-name="T622">m’<text:tab/><text:tab/></text:span></text:span><text:span text:style-name="exemple"><text:span text:style-name="T623"><text:tab/><text:tab/><text:tab/></text:span></text:span><text:span text:style-name="texte_20_par_20_défaut"><text:span text:style-name="T353">:<text:tab/></text:span></text:span><text:span text:style-name="texte_20_par_20_défaut"><text:span text:style-name="T354">p</text:span></text:span><text:span text:style-name="texte_20_par_20_défaut"><text:span text:style-name="T858">ronom personnel</text:span></text:span></text:p>
      <text:p text:style-name="P459"><text:span text:style-name="texte_20_par_20_défaut"><text:span text:style-name="T344">•</text:span></text:span><text:span text:style-name="texte_20_par_20_défaut"><text:span text:style-name="T857"> </text:span></text:span><text:span text:style-name="exemple"><text:span text:style-name="T622">écriras<text:tab/></text:span></text:span><text:span text:style-name="exemple"><text:span text:style-name="T623"><text:tab/><text:tab/><text:tab/></text:span></text:span><text:span text:style-name="texte_20_par_20_défaut"><text:span text:style-name="T353">:<text:tab/></text:span></text:span><text:span text:style-name="texte_20_par_20_défaut"><text:span text:style-name="T858">verbe (écrire : indicatif.futur.2S)</text:span></text:span></text:p>
      <text:p text:style-name="P459"><text:span text:style-name="texte_20_par_20_défaut"><text:span text:style-name="T344">•</text:span></text:span><text:span text:style-name="texte_20_par_20_défaut"><text:span text:style-name="T857"> </text:span></text:span><text:span text:style-name="exemple"><text:span text:style-name="T622">tu<text:tab/><text:tab/></text:span></text:span><text:span text:style-name="exemple"><text:span text:style-name="T623"><text:tab/><text:tab/><text:tab/></text:span></text:span><text:span text:style-name="texte_20_par_20_défaut"><text:span text:style-name="T353">:<text:tab/></text:span></text:span><text:span text:style-name="texte_20_par_20_défaut"><text:span text:style-name="T354">p</text:span></text:span><text:span text:style-name="texte_20_par_20_défaut"><text:span text:style-name="T858">ronom personnel</text:span></text:span></text:p>
      <text:p text:style-name="P459"><text:span text:style-name="texte_20_par_20_défaut"><text:span text:style-name="T858"/></text:span></text:p>
      <text:p text:style-name="P538"><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10"><text:span text:style-name="texte_20_par_20_défaut"><text:span text:style-name="T333">•</text:span></text:span><text:span text:style-name="exemple"><text:span text:style-name="T361"> </text:span></text:span><text:span text:style-name="exemple"><text:span text:style-name="T608">chère amie<text:tab/><text:tab/></text:span></text:span><text:span text:style-name="exemple"> <text:tab/><text:tab/></text:span><text:span text:style-name="texte_20_par_20_défaut"><text:span text:style-name="T89">:<text:tab/></text:span></text:span><text:span text:style-name="texte_20_par_20_défaut"><text:span text:style-name="T720">groupe </text:span></text:span><text:span text:style-name="texte_20_par_20_défaut"><text:span text:style-name="T758">nominal</text:span></text:span></text:p>
      <text:p text:style-name="P310"><text:span text:style-name="texte_20_par_20_défaut"><text:span text:style-name="T333">•</text:span></text:span><text:span text:style-name="exemple"><text:span text:style-name="T361"> </text:span></text:span><text:span text:style-name="exemple"><text:span text:style-name="T608">m’écriras<text:tab/></text:span></text:span><text:span text:style-name="exemple"><text:span text:style-name="T594"><text:tab/></text:span></text:span><text:span text:style-name="exemple"><text:span text:style-name="T467"> </text:span></text:span><text:span text:style-name="exemple"><text:span text:style-name="T236"><text:s/><text:tab/><text:tab/></text:span></text:span><text:span text:style-name="texte_20_par_20_défaut"><text:span text:style-name="T89">:<text:tab/></text:span></text:span><text:span text:style-name="texte_20_par_20_défaut"><text:span text:style-name="T720">groupe verbal</text:span></text:span></text:p>
      <text:p text:style-name="P460"><text:span text:style-name="texte_20_par_20_défaut"><text:span text:style-name="T347"/></text:span></text:p>
      <text:p text:style-name="P539"><text:span text:style-name="texte_20_par_20_défaut"><text:span text:style-name="T669">Analyse des fonctions</text:span></text:span></text:p>
      <text:p text:style-name="P307"><text:span text:style-name="texte_20_par_20_défaut"><text:span text:style-name="T333">•</text:span></text:span><text:span text:style-name="exemple"><text:span text:style-name="T361"> </text:span></text:span><text:span text:style-name="exemple"><text:span text:style-name="T609">Toi, chère amie</text:span></text:span><text:span text:style-name="T89"><text:tab/><text:tab/><text:tab/></text:span><text:span text:style-name="texte_20_par_20_défaut"><text:span text:style-name="T89">:<text:tab/></text:span></text:span><text:span text:style-name="texte_20_par_20_défaut"><text:span text:style-name="T92">sujet de </text:span></text:span><text:span text:style-name="exemple"><text:span text:style-name="T492">écriras</text:span></text:span></text:p>
      <text:p text:style-name="P313"><text:span text:style-name="texte_20_par_20_défaut"><text:span text:style-name="T333"><text:tab/>•</text:span></text:span><text:span text:style-name="exemple"><text:span text:style-name="T361"> </text:span></text:span><text:span text:style-name="exemple"><text:span text:style-name="T609">chère amie</text:span></text:span><text:span text:style-name="exemple"><text:span text:style-name="T649"><text:tab/><text:tab/><text:tab/></text:span></text:span><text:span text:style-name="texte_20_par_20_défaut"><text:span text:style-name="T89">:<text:tab/></text:span></text:span><text:span text:style-name="texte_20_par_20_défaut"><text:span text:style-name="T119">apposition à </text:span></text:span><text:span text:style-name="exemple"><text:span text:style-name="T494">Toi</text:span></text:span></text:p>
      <text:p text:style-name="P311"><text:span text:style-name="texte_20_par_20_défaut"><text:span text:style-name="T333">•</text:span></text:span><text:span text:style-name="exemple"><text:span text:style-name="T361"> </text:span></text:span><text:span text:style-name="exemple"><text:span text:style-name="T609">m’</text:span></text:span><text:span text:style-name="exemple"><text:span text:style-name="T610">écriras</text:span></text:span><text:span text:style-name="exemple"><text:span text:style-name="T649"><text:tab/><text:tab/><text:tab/><text:tab/></text:span></text:span><text:span text:style-name="texte_20_par_20_défaut"><text:span text:style-name="T89">:<text:tab/></text:span></text:span><text:span text:style-name="texte_20_par_20_défaut"><text:span text:style-name="T118">prédicat du sujet </text:span></text:span><text:span text:style-name="exemple"><text:span text:style-name="T493">toi, chère amie … tu</text:span></text:span></text:p>
      <text:p text:style-name="P307"><text:span text:style-name="texte_20_par_20_défaut"><text:span text:style-name="T333"><text:tab/>•</text:span></text:span><text:span text:style-name="exemple"><text:span text:style-name="T361"> </text:span></text:span><text:span text:style-name="exemple"><text:span text:style-name="T609">m’</text:span></text:span><text:span text:style-name="exemple"><text:span text:style-name="T649"><text:tab/><text:tab/><text:tab/><text:tab/></text:span></text:span><text:span text:style-name="texte_20_par_20_défaut"><text:span text:style-name="T89">:<text:tab/></text:span></text:span><text:span text:style-name="texte_20_par_20_défaut"><text:span text:style-name="T759">COI</text:span></text:span><text:span text:style-name="texte_20_par_20_défaut"><text:span text:style-name="T92"> de </text:span></text:span><text:span text:style-name="exemple"><text:span text:style-name="T492">écriras</text:span></text:span></text:p>
      <text:p text:style-name="P307"><text:span text:style-name="texte_20_par_20_défaut"><text:span text:style-name="T333">•</text:span></text:span><text:span text:style-name="exemple"><text:span text:style-name="T361"> </text:span></text:span><text:span text:style-name="exemple"><text:span text:style-name="T609">tu</text:span></text:span><text:span text:style-name="exemple"><text:span text:style-name="T649"><text:tab/><text:tab/><text:tab/><text:tab/><text:tab/></text:span></text:span><text:span text:style-name="texte_20_par_20_défaut"><text:span text:style-name="T89">:<text:tab/></text:span></text:span><text:span text:style-name="texte_20_par_20_défaut"><text:span text:style-name="T759">sujet</text:span></text:span><text:span text:style-name="texte_20_par_20_défaut"><text:span text:style-name="T92"> de </text:span></text:span><text:span text:style-name="exemple"><text:span text:style-name="T492">écriras</text:span></text:span></text:p>
      <text:p text:style-name="P464"><text:span text:style-name="exemple"><text:span text:style-name="T492"/></text:span></text:p>
      <text:p text:style-name="P202"><text:span text:style-name="texte_20_par_20_défaut"><text:span text:style-name="T669">Analyse des propositions</text:span></text:span></text:p>
      <text:p text:style-name="P312"><text:span text:style-name="texte_20_par_20_défaut">La phrase contient une seule proposition : il s’agit par conséquent d’une phrase simple.</text:span></text:p>
      <text:p text:style-name="P465"><text:span text:style-name="texte_20_par_20_défaut"><text:span text:style-name="T991">L’unique proposition est une proposition indépendante.</text:span></text:span></text:p>
      <text:p text:style-name="P461"><text:span text:style-name="texte_20_par_20_défaut"><text:span text:style-name="T344"/></text:span></text:p>
      <text:p text:style-name="P202"><text:span text:style-name="texte_20_par_20_défaut"><text:span text:style-name="T669">Analyse du type et de la forme de la phrase.</text:span></text:span></text:p>
      <text:p text:style-name="P462"><text:span text:style-name="texte_20_par_20_défaut"><text:span text:style-name="T344">La phrase est de type interrogatif</text:span></text:span><text:span text:style-name="texte_20_par_20_défaut"><text:span text:style-name="T693"> </text:span></text:span><text:span text:style-name="texte_20_par_20_défaut"><text:span text:style-name="T344">et </text:span></text:span><text:span text:style-name="texte_20_par_20_défaut"><text:span text:style-name="T355">a une forme emphatique par détachement.</text:span></text:span></text:p>
      <text:p text:style-name="P234"><text:span text:style-name="titre_20_avec_20_numéro"><text:s/>B.036 </text:span></text:p>
      <text:p text:style-name="P553"><text:span text:style-name="référence"><text:span text:style-name="T348">TG(I</text:span></text:span><text:span text:style-name="référence"><text:span text:style-name="T352">I</text:span></text:span><text:span text:style-name="référence"><text:span text:style-name="T348">.</text:span></text:span><text:span text:style-name="référence"><text:span text:style-name="T352">3</text:span></text:span><text:span text:style-name="référence"><text:span text:style-name="T350">.</text:span></text:span><text:span text:style-name="référence"><text:span text:style-name="T352">4</text:span></text:span><text:span text:style-name="référence"><text:span text:style-name="T349">.</text:span></text:span><text:span text:style-name="référence"><text:span text:style-name="T352">1</text:span></text:span><text:span text:style-name="référence"><text:span text:style-name="T348">, </text:span></text:span><text:span text:style-name="référence"><text:span text:style-name="T351">p</text:span></text:span><text:span text:style-name="référence"><text:span text:style-name="T350">. </text:span></text:span><text:span text:style-name="référence"><text:span text:style-name="T352">120)</text:span></text:span></text:p>
      <text:p text:style-name="P84"><text:span text:style-name="référence"/></text:p>
      <text:p text:style-name="P59"><text:span text:style-name="phrase_20_analysée_20__28_gros_20_caractère_29_"><text:span text:style-name="T859">Je ne pense en effet qu’à toi.</text:span></text:span></text:p>
      <text:p text:style-name="P203"/>
      <text:p text:style-name="P203"/>
      <text:p text:style-name="P31"><text:span text:style-name="texte_20_par_20_défaut">Analyse </text:span><text:span text:style-name="texte_20_par_20_défaut"><text:span text:style-name="T425">de la </text:span></text:span><text:span text:style-name="texte_20_par_20_défaut">nature des mots</text:span></text:p>
      <text:p text:style-name="P308"><text:span text:style-name="texte_20_par_20_défaut"><text:span text:style-name="T333">•</text:span></text:span><text:span text:style-name="T81"> </text:span><text:span text:style-name="exemple"><text:span text:style-name="T495">Je</text:span></text:span><text:span text:style-name="exemple"><text:span text:style-name="T434"><text:tab/><text:tab/><text:tab/><text:tab/><text:tab/></text:span></text:span><text:span text:style-name="texte_20_par_20_défaut"><text:span text:style-name="T84">:<text:tab/></text:span></text:span><text:span text:style-name="texte_20_par_20_défaut"><text:span text:style-name="T757">pronom personnel</text:span></text:span></text:p>
      <text:p text:style-name="P466"><text:span text:style-name="texte_20_par_20_défaut"><text:span text:style-name="T333">•</text:span></text:span><text:span text:style-name="T81"> </text:span><text:span text:style-name="exemple"><text:span text:style-name="T496">ne</text:span></text:span><text:span text:style-name="exemple"><text:span text:style-name="T491"><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760">adverbe</text:span></text:span></text:p>
      <text:p text:style-name="P466"><text:span text:style-name="texte_20_par_20_défaut"><text:span text:style-name="T333">•</text:span></text:span><text:span text:style-name="texte_20_par_20_défaut"><text:span text:style-name="T714"> </text:span></text:span><text:span text:style-name="exemple"><text:span text:style-name="T496">pense</text:span></text:span><text:span text:style-name="exemple"><text:span text:style-name="T491"><text:tab/></text:span></text:span><text:span text:style-name="exemple"><text:span text:style-name="T434"><text:tab/><text:tab/><text:tab/><text:tab/></text:span></text:span><text:span text:style-name="texte_20_par_20_défaut"><text:span text:style-name="T84">:<text:tab/></text:span></text:span><text:span text:style-name="texte_20_par_20_défaut"><text:span text:style-name="T120">v</text:span></text:span><text:span text:style-name="texte_20_par_20_défaut"><text:span text:style-name="T760">erbe (penser : indicatif.présent.1S)</text:span></text:span></text:p>
      <text:p text:style-name="P466"><text:span text:style-name="texte_20_par_20_défaut"><text:span text:style-name="T333">•</text:span></text:span><text:span text:style-name="texte_20_par_20_défaut"><text:span text:style-name="T714"> </text:span></text:span><text:span text:style-name="exemple"><text:span text:style-name="T496">en effet</text:span></text:span><text:span text:style-name="exemple"><text:span text:style-name="T491"><text:tab/></text:span></text:span><text:span text:style-name="exemple"><text:span text:style-name="T434"><text:tab/><text:tab/><text:tab/></text:span></text:span><text:span text:style-name="texte_20_par_20_défaut"><text:span text:style-name="T84">:<text:tab/></text:span></text:span><text:span text:style-name="texte_20_par_20_défaut"><text:span text:style-name="T757">adverbe</text:span></text:span></text:p>
      <text:p text:style-name="P466"><text:span text:style-name="texte_20_par_20_défaut"><text:span text:style-name="T333">•</text:span></text:span><text:span text:style-name="texte_20_par_20_défaut"><text:span text:style-name="T714"> </text:span></text:span><text:span text:style-name="exemple"><text:span text:style-name="T496">qu’</text:span></text:span><text:span text:style-name="exemple"><text:span text:style-name="T491"><text:tab/><text:tab/></text:span></text:span><text:span text:style-name="exemple"><text:span text:style-name="T434"><text:tab/><text:tab/><text:tab/></text:span></text:span><text:span text:style-name="texte_20_par_20_défaut"><text:span text:style-name="T84">:<text:tab/></text:span></text:span><text:span text:style-name="texte_20_par_20_défaut"><text:span text:style-name="T757">adverbe</text:span></text:span></text:p>
      <text:p text:style-name="P463"><text:span text:style-name="texte_20_par_20_défaut"><text:span text:style-name="T344">•</text:span></text:span><text:span text:style-name="texte_20_par_20_défaut"><text:span text:style-name="T857"> </text:span></text:span><text:span text:style-name="exemple"><text:span text:style-name="T624">toi</text:span></text:span><text:span text:style-name="exemple"><text:span text:style-name="T622"><text:tab/><text:tab/></text:span></text:span><text:span text:style-name="exemple"><text:span text:style-name="T623"><text:tab/><text:tab/><text:tab/></text:span></text:span><text:span text:style-name="texte_20_par_20_défaut"><text:span text:style-name="T353">:<text:tab/></text:span></text:span><text:span text:style-name="texte_20_par_20_défaut"><text:span text:style-name="T354">p</text:span></text:span><text:span text:style-name="texte_20_par_20_défaut"><text:span text:style-name="T858">ronom personnel </text:span></text:span><text:span text:style-name="texte_20_par_20_défaut"><text:span text:style-name="T860">disjoint</text:span></text:span></text:p>
      <text:p text:style-name="P463"><text:span text:style-name="texte_20_par_20_défaut"><text:span text:style-name="T858"/></text:span></text:p>
      <text:p text:style-name="P540"><text:span text:style-name="texte_20_par_20_défaut"><text:span text:style-name="T669">Analyse </text:span></text:span><text:span text:style-name="texte_20_par_20_défaut"><text:span text:style-name="T675">de la </text:span></text:span><text:span text:style-name="texte_20_par_20_défaut"><text:span text:style-name="T669">nature des </text:span></text:span><text:span text:style-name="texte_20_par_20_défaut"><text:span text:style-name="T677">groupes de </text:span></text:span><text:span text:style-name="texte_20_par_20_défaut"><text:span text:style-name="T669">mots</text:span></text:span></text:p>
      <text:p text:style-name="P308"><text:span text:style-name="texte_20_par_20_défaut"><text:span text:style-name="T333">•</text:span></text:span><text:span text:style-name="exemple"><text:span text:style-name="T361"> n</text:span></text:span><text:span text:style-name="exemple"><text:span text:style-name="T382">e </text:span></text:span><text:span text:style-name="exemple"><text:span text:style-name="T611">pense qu’à toi</text:span></text:span><text:span text:style-name="exemple"><text:span text:style-name="T608"><text:tab/></text:span></text:span><text:span text:style-name="exemple"> <text:tab/><text:tab/></text:span><text:span text:style-name="texte_20_par_20_défaut"><text:span text:style-name="T89">:<text:tab/></text:span></text:span><text:span text:style-name="texte_20_par_20_défaut"><text:span text:style-name="T720">groupe </text:span></text:span><text:span text:style-name="texte_20_par_20_défaut"><text:span text:style-name="T761">verbal</text:span></text:span></text:p>
      <text:p text:style-name="P329"><text:span text:style-name="texte_20_par_20_défaut"><text:span text:style-name="T333"><text:tab/>•</text:span></text:span><text:span text:style-name="exemple"><text:span text:style-name="T361"> </text:span></text:span><text:span text:style-name="exemple"><text:span text:style-name="T611">à toi</text:span></text:span><text:span text:style-name="exemple"><text:span text:style-name="T608"><text:tab/></text:span></text:span><text:span text:style-name="exemple"><text:span text:style-name="T254"> <text:tab/><text:tab/><text:tab/></text:span></text:span><text:span text:style-name="texte_20_par_20_défaut"><text:span text:style-name="T89">:<text:tab/></text:span></text:span><text:span text:style-name="texte_20_par_20_défaut"><text:span text:style-name="T720">groupe </text:span></text:span><text:span text:style-name="texte_20_par_20_défaut"><text:span text:style-name="T772">pronominal </text:span></text:span><text:span text:style-name="texte_20_par_20_défaut"><text:span text:style-name="T771">prépositionnel</text:span></text:span></text:p>
      <text:p text:style-name="P463"><text:span text:style-name="texte_20_par_20_défaut"><text:span text:style-name="T347"/></text:span></text:p>
      <text:p text:style-name="P540"><text:span text:style-name="texte_20_par_20_défaut"><text:span text:style-name="T669">Analyse des fonctions</text:span></text:span></text:p>
      <text:p text:style-name="P308"><text:span text:style-name="texte_20_par_20_défaut"><text:span text:style-name="T333">•</text:span></text:span><text:span text:style-name="exemple"><text:span text:style-name="T361"> </text:span></text:span><text:span text:style-name="exemple"><text:span text:style-name="T611">Je</text:span></text:span><text:span text:style-name="T89"><text:tab/><text:tab/><text:tab/><text:tab/><text:tab/></text:span><text:span text:style-name="texte_20_par_20_défaut"><text:span text:style-name="T89">:<text:tab/></text:span></text:span><text:span text:style-name="texte_20_par_20_défaut"><text:span text:style-name="T92">sujet de </text:span></text:span><text:span text:style-name="exemple"><text:span text:style-name="T497">pense</text:span></text:span></text:p>
      <text:p text:style-name="P314"><text:span text:style-name="texte_20_par_20_défaut"><text:span text:style-name="T333">•</text:span></text:span><text:span text:style-name="exemple"><text:span text:style-name="T361"> n</text:span></text:span><text:span text:style-name="exemple"><text:span text:style-name="T382">e </text:span></text:span><text:span text:style-name="exemple"><text:span text:style-name="T611">pense qu’à toi</text:span></text:span><text:span text:style-name="exemple"><text:span text:style-name="T608"><text:tab/></text:span></text:span><text:span text:style-name="exemple"><text:span text:style-name="T254"> <text:tab/><text:tab/></text:span></text:span><text:span text:style-name="texte_20_par_20_défaut"><text:span text:style-name="T89">:<text:tab/></text:span></text:span><text:span text:style-name="texte_20_par_20_défaut"><text:span text:style-name="T762">prédicat du sujet </text:span></text:span><text:span text:style-name="exemple"><text:span text:style-name="T255">Je</text:span></text:span></text:p>
      <text:p text:style-name="P308"><text:span text:style-name="texte_20_par_20_défaut"><text:span text:style-name="T333"><text:tab/>•</text:span></text:span><text:span text:style-name="exemple"><text:span text:style-name="T361"> </text:span></text:span><text:span text:style-name="exemple"><text:span text:style-name="T611">à toi<text:tab/></text:span></text:span><text:span text:style-name="exemple"><text:span text:style-name="T649"><text:tab/><text:tab/><text:tab/></text:span></text:span><text:span text:style-name="texte_20_par_20_défaut"><text:span text:style-name="T89">:<text:tab/></text:span></text:span><text:span text:style-name="texte_20_par_20_défaut"><text:span text:style-name="T759">COI</text:span></text:span><text:span text:style-name="texte_20_par_20_défaut"><text:span text:style-name="T92"> de </text:span></text:span><text:span text:style-name="exemple"><text:span text:style-name="T497">pense</text:span></text:span></text:p>
      <text:p text:style-name="P466"><text:span text:style-name="exemple"><text:span text:style-name="T492"/></text:span></text:p>
      <text:p text:style-name="P203"><text:span text:style-name="texte_20_par_20_défaut"><text:span text:style-name="T669">Analyse des propositions</text:span></text:span></text:p>
      <text:p text:style-name="P308"><text:span text:style-name="texte_20_par_20_défaut">La phrase contient une seule proposition : il s’agit par conséquent d’une phrase simple.</text:span></text:p>
      <text:p text:style-name="P466"><text:span text:style-name="texte_20_par_20_défaut"><text:span text:style-name="T991">L’unique proposition est une proposition indépendante.</text:span></text:span></text:p>
      <text:p text:style-name="P463"><text:span text:style-name="texte_20_par_20_défaut"><text:span text:style-name="T344"/></text:span></text:p>
      <text:p text:style-name="P204"><text:span text:style-name="texte_20_par_20_défaut"><text:span text:style-name="T669">Analyse du type et de la forme de la phrase</text:span></text:span></text:p>
      <text:p text:style-name="P467"><text:span text:style-name="texte_20_par_20_défaut"><text:span text:style-name="T297">La phrase est de type déclaratif et </text:span></text:span><text:span text:style-name="texte_20_par_20_défaut"><text:span text:style-name="T299">a une forme négative.</text:span></text:span></text:p>
      <text:p text:style-name="P584"><text:span text:style-name="exemple"><text:span text:style-name="T683"/></text:span></text:p>
      <text:p text:style-name="P467"><text:span text:style-name="texte_20_par_20_défaut"><text:span text:style-name="T682">Analyse de la forme négative</text:span></text:span><text:span text:style-name="texte_20_par_20_défaut"><text:span text:style-name="T300"> : dans cette phrase la négation est </text:span></text:span><text:span text:style-name="texte_20_par_20_défaut"><text:span text:style-name="T685">e</text:span></text:span><text:span text:style-name="texte_20_par_20_défaut"><text:span text:style-name="T897">xceptive</text:span></text:span><text:span text:style-name="texte_20_par_20_défaut"><text:span text:style-name="T300"> <text:s text:c="7"/></text:span></text:span><text:span text:style-name="référence"><text:span text:style-name="T135">TG(</text:span></text:span><text:span text:style-name="référence"><text:span text:style-name="T140">I</text:span></text:span><text:span text:style-name="référence"><text:span text:style-name="T135">I.</text:span></text:span><text:span text:style-name="référence"><text:span text:style-name="T153">1</text:span></text:span><text:span text:style-name="référence"><text:span text:style-name="T136">.</text:span></text:span><text:span text:style-name="référence"><text:span text:style-name="T153">8.1</text:span></text:span><text:span text:style-name="référence"><text:span text:style-name="T135">, p.</text:span></text:span><text:span text:style-name="référence"><text:span text:style-name="T136"> </text:span></text:span><text:span text:style-name="référence"><text:span text:style-name="T153">7</text:span></text:span><text:span text:style-name="référence"><text:span text:style-name="T159">4</text:span></text:span><text:span text:style-name="référence"><text:span text:style-name="T139">)</text:span></text:span></text:p>
      <text:p text:style-name="P467"><text:span text:style-name="texte_20_par_20_défaut"><text:span text:style-name="T300">car elle </text:span></text:span><text:span text:style-name="texte_20_par_20_défaut"><text:span text:style-name="T305">se construit avec l’adverbe </text:span></text:span><text:span text:style-name="exemple"><text:span text:style-name="T305">ne… que…</text:span></text:span><text:span text:style-name="texte_20_par_20_défaut"><text:span text:style-name="T305"> et contient une négation</text:span></text:span></text:p>
      <text:p text:style-name="P467"><text:span text:style-name="texte_20_par_20_défaut"><text:span text:style-name="T305">implicite. </text:span></text:span><text:span text:style-name="exemple">Je ne </text:span><text:span text:style-name="exemple"><text:span text:style-name="T1020">pense en effet qu’à toi</text:span></text:span><text:span text:style-name="texte_20_par_20_défaut"><text:span text:style-name="T305"> </text:span></text:span><text:span text:style-name="texte_20_par_20_défaut"><text:span text:style-name="T306">signifie à la fois </text:span></text:span><text:span text:style-name="exemple"><text:span text:style-name="T561">Je pense à toi</text:span></text:span><text:span text:style-name="exemple"><text:span text:style-name="T306"> </text:span></text:span></text:p>
      <text:p text:style-name="P467"><text:span text:style-name="texte_20_par_20_défaut"><text:span text:style-name="T356">(valeur positive explicite) et </text:span></text:span><text:span text:style-name="exemple"><text:span text:style-name="T403">Je </text:span></text:span><text:span text:style-name="exemple"><text:span text:style-name="T625">ne pense pas aux personnes qui ne sont pas toi </text:span></text:span><text:span text:style-name="texte_20_par_20_défaut"><text:span text:style-name="T356">(valeur négative implicite sous la forme d’une double négatio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ce style:name="serif" svg:font-family="serif"/>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Hiragino Sans" svg:font-family="'Hiragino Sans'" style:font-family-generic="system" style:font-pitch="variable"/>
    <style:font-face style:name="Lohit Devanagari" svg:font-family="'Lohit Devanagari'"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Hiragino Mincho ProN"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Hiragino Mincho ProN" style:font-size-asian="10.5pt" style:language-asian="ja" style:country-asian="JP"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Hiragino Sans" style:font-family-asian="'Hiragino San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Hiragino Mincho ProN" style:font-family-asian="'Hiragino Mincho Pro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e_20_par_20_défaut_3a_citation_20_de_20_la_20_TG" style:display-name="texte par défaut:citation de la TG" style:family="paragraph" style:parent-style-name="Standard">
      <style:paragraph-properties fo:padding="0.349cm" fo:border-left="0.06pt inset #ff0000" fo:border-right="none" fo:border-top="none" fo:border-bottom="none"/>
    </style:style>
    <style:style style:name="référence" style:family="text">
      <style:text-properties fo:font-size="9pt" fo:background-color="#ffd7d7"/>
    </style:style>
    <style:style style:name="titre_20_avec_20_numéro" style:display-name="titre avec numéro" style:family="text">
      <style:text-properties style:use-window-font-color="true" fo:font-size="14pt" fo:font-weight="bold" loext:padding="0.049cm" loext:border="0.06pt solid #000000"/>
    </style:style>
    <style:style style:name="exemple" style:family="text">
      <style:text-properties fo:color="#784b04" fo:font-style="italic"/>
    </style:style>
    <style:style style:name="GGF" style:family="text" style:parent-style-name="exemple">
      <style:text-properties fo:color="#000000" fo:font-style="normal" fo:background-color="#ffd42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hrase_20_analysée_20__28_gros_20_caractère_29_" style:display-name="phrase analysée (gros caractère)" style:family="text">
      <style:text-properties fo:font-size="16pt" fo:background-color="#ffaa95"/>
    </style:style>
    <style:style style:name="titre_20_principal" style:display-name="titre principal" style:family="text">
      <style:text-properties fo:font-size="20pt" fo:font-weight="bold" loext:padding="0.049cm" loext:border="0.06pt solid #000000"/>
    </style:style>
    <style:style style:name="Page_20_Number" style:display-name="Page Number" style:family="text"/>
    <style:style style:name="Emphasis" style:family="text">
      <style:text-properties fo:font-style="italic" style:font-style-asian="italic" style:font-style-complex="italic"/>
    </style:style>
    <style:style style:name="texte_20_par_20_défaut" style:display-name="texte par défaut" style:family="text">
      <style:text-properties style:use-window-font-color="true"/>
    </style:style>
    <style:style style:name="danger" style:family="text" style:parent-style-name="texte_20_par_20_défaut">
      <style:text-properties style:text-outline="true" fo:font-weight="bold" fo:background-color="#bf0041"/>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8pt" officeooo:rsid="00c9930a" officeooo:paragraph-rsid="00c9930a"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iste Xerxès <text:tab/><text:tab/><text:page-number text:select-page="current">48</text:page-number> / <text:page-count>48</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xanneimac </meta:initial-creator>
    <meta:creation-date>2022-08-29T09:32:48.962605888</meta:creation-date>
    <meta:generator>LibreOffice/6.4.7.2$Linux_X86_64 LibreOffice_project/40$Build-2</meta:generator>
    <dc:date>2022-11-24T07:57:24.631290558</dc:date>
    <meta:editing-duration>P1DT2H8M13S</meta:editing-duration>
    <meta:editing-cycles>897</meta:editing-cycles>
    <meta:print-date>2022-11-16T22:02:57.888560544</meta:print-date>
    <meta:document-statistic meta:table-count="0" meta:image-count="0" meta:object-count="0" meta:page-count="48" meta:paragraph-count="1206" meta:word-count="9517" meta:character-count="55335" meta:non-whitespace-character-count="44142"/>
  </office:meta>
</office:document-meta>
</file>